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ro1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 style:data-style-name="N127">
      <style:table-cell-properties style:text-align-source="fix" style:repeat-content="false" fo:wrap-option="wrap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icksort" table:style-name="ta1">
        <table:shapes>
          <draw:frame draw:z-index="0" draw:style-name="gr1" draw:text-style-name="P1" svg:width="634.68pt" svg:height="296.14pt" svg:x="333.72pt" svg:y="2848.37pt">
            <draw:object draw:notify-on-update-of-ranges="Quicksort.N3:Quicksort.N3 Quicksort.N4:Quicksort.N103 Quicksort.O3:Quicksort.O3 Quicksort.O4:Quicksort.O103 Quicksort.P3:Quicksort.P3 Quicksort.P4:Quicksort.P103 Quicksort.Q3:Quicksort.Q3 Quicksort.Q4:Quicksort.Q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7.67pt" svg:y="2507.58pt">
            <draw:object draw:notify-on-update-of-ranges="Quicksort.B104:Quicksort.B104 Quicksort.F104:Quicksort.F104 Quicksort.J104:Quicksort.J104 Quicksort.N104:Quicksort.N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6798" calcext:value-type="float">
            <text:p>0.0266798</text:p>
          </table:table-cell>
          <table:table-cell office:value-type="float" office:value="0.0235414" calcext:value-type="float">
            <text:p>0.0235414</text:p>
          </table:table-cell>
          <table:table-cell office:value-type="float" office:value="0.0078965" calcext:value-type="float">
            <text:p>0.0078965</text:p>
          </table:table-cell>
          <table:table-cell office:value-type="float" office:value="0.0081329" calcext:value-type="float">
            <text:p>0.0081329</text:p>
          </table:table-cell>
          <table:table-cell office:value-type="float" office:value="0.1332386" calcext:value-type="float">
            <text:p>0.1332386</text:p>
          </table:table-cell>
          <table:table-cell office:value-type="float" office:value="0.385785" calcext:value-type="float">
            <text:p>0.385785</text:p>
          </table:table-cell>
          <table:table-cell office:value-type="float" office:value="0.0421506" calcext:value-type="float">
            <text:p>0.0421506</text:p>
          </table:table-cell>
          <table:table-cell office:value-type="float" office:value="0.0440394" calcext:value-type="float">
            <text:p>0.0440394</text:p>
          </table:table-cell>
          <table:table-cell office:value-type="float" office:value="0.2867923" calcext:value-type="float">
            <text:p>0.2867923</text:p>
          </table:table-cell>
          <table:table-cell office:value-type="float" office:value="0.2707852" calcext:value-type="float">
            <text:p>0.2707852</text:p>
          </table:table-cell>
          <table:table-cell office:value-type="float" office:value="0.0844537" calcext:value-type="float">
            <text:p>0.0844537</text:p>
          </table:table-cell>
          <table:table-cell office:value-type="float" office:value="0.0934363" calcext:value-type="float">
            <text:p>0.0934363</text:p>
          </table:table-cell>
          <table:table-cell office:value-type="float" office:value="0.5900936" calcext:value-type="float">
            <text:p>0.5900936</text:p>
          </table:table-cell>
          <table:table-cell office:value-type="float" office:value="1.5531324" calcext:value-type="float">
            <text:p>1.5531324</text:p>
          </table:table-cell>
          <table:table-cell office:value-type="float" office:value="0.1765854" calcext:value-type="float">
            <text:p>0.1765854</text:p>
          </table:table-cell>
          <table:table-cell office:value-type="float" office:value="0.1969594" calcext:value-type="float">
            <text:p>0.196959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853" calcext:value-type="float">
            <text:p>0.0254853</text:p>
          </table:table-cell>
          <table:table-cell office:value-type="float" office:value="0.0539515" calcext:value-type="float">
            <text:p>0.0539515</text:p>
          </table:table-cell>
          <table:table-cell office:value-type="float" office:value="0.0078137" calcext:value-type="float">
            <text:p>0.0078137</text:p>
          </table:table-cell>
          <table:table-cell office:value-type="float" office:value="0.0082974" calcext:value-type="float">
            <text:p>0.0082974</text:p>
          </table:table-cell>
          <table:table-cell office:value-type="float" office:value="0.1352725" calcext:value-type="float">
            <text:p>0.1352725</text:p>
          </table:table-cell>
          <table:table-cell office:value-type="float" office:value="0.7995511" calcext:value-type="float">
            <text:p>0.7995511</text:p>
          </table:table-cell>
          <table:table-cell office:value-type="float" office:value="0.040585" calcext:value-type="float">
            <text:p>0.040585</text:p>
          </table:table-cell>
          <table:table-cell office:value-type="float" office:value="0.0446557" calcext:value-type="float">
            <text:p>0.0446557</text:p>
          </table:table-cell>
          <table:table-cell office:value-type="float" office:value="0.2853763" calcext:value-type="float">
            <text:p>0.2853763</text:p>
          </table:table-cell>
          <table:table-cell office:value-type="float" office:value="0.7767735" calcext:value-type="float">
            <text:p>0.7767735</text:p>
          </table:table-cell>
          <table:table-cell office:value-type="float" office:value="0.086555" calcext:value-type="float">
            <text:p>0.086555</text:p>
          </table:table-cell>
          <table:table-cell office:value-type="float" office:value="0.0926567" calcext:value-type="float">
            <text:p>0.0926567</text:p>
          </table:table-cell>
          <table:table-cell office:value-type="float" office:value="0.5848672" calcext:value-type="float">
            <text:p>0.5848672</text:p>
          </table:table-cell>
          <table:table-cell office:value-type="float" office:value="2.909601" calcext:value-type="float">
            <text:p>2.909601</text:p>
          </table:table-cell>
          <table:table-cell office:value-type="float" office:value="0.1746571" calcext:value-type="float">
            <text:p>0.1746571</text:p>
          </table:table-cell>
          <table:table-cell office:value-type="float" office:value="0.1885448" calcext:value-type="float">
            <text:p>0.188544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887" calcext:value-type="float">
            <text:p>0.0249887</text:p>
          </table:table-cell>
          <table:table-cell office:value-type="float" office:value="0.0275542" calcext:value-type="float">
            <text:p>0.0275542</text:p>
          </table:table-cell>
          <table:table-cell office:value-type="float" office:value="0.007869" calcext:value-type="float">
            <text:p>0.007869</text:p>
          </table:table-cell>
          <table:table-cell office:value-type="float" office:value="0.008374" calcext:value-type="float">
            <text:p>0.008374</text:p>
          </table:table-cell>
          <table:table-cell office:value-type="float" office:value="0.1370723" calcext:value-type="float">
            <text:p>0.1370723</text:p>
          </table:table-cell>
          <table:table-cell office:value-type="float" office:value="0.3092385" calcext:value-type="float">
            <text:p>0.3092385</text:p>
          </table:table-cell>
          <table:table-cell office:value-type="float" office:value="0.0423686" calcext:value-type="float">
            <text:p>0.0423686</text:p>
          </table:table-cell>
          <table:table-cell office:value-type="float" office:value="0.0442436" calcext:value-type="float">
            <text:p>0.0442436</text:p>
          </table:table-cell>
          <table:table-cell office:value-type="float" office:value="0.3002698" calcext:value-type="float">
            <text:p>0.3002698</text:p>
          </table:table-cell>
          <table:table-cell office:value-type="float" office:value="0.2825002" calcext:value-type="float">
            <text:p>0.2825002</text:p>
          </table:table-cell>
          <table:table-cell office:value-type="float" office:value="0.0833551" calcext:value-type="float">
            <text:p>0.0833551</text:p>
          </table:table-cell>
          <table:table-cell office:value-type="float" office:value="0.0909286" calcext:value-type="float">
            <text:p>0.0909286</text:p>
          </table:table-cell>
          <table:table-cell office:value-type="float" office:value="0.5820037" calcext:value-type="float">
            <text:p>0.5820037</text:p>
          </table:table-cell>
          <table:table-cell office:value-type="float" office:value="2.5270307" calcext:value-type="float">
            <text:p>2.5270307</text:p>
          </table:table-cell>
          <table:table-cell office:value-type="float" office:value="0.1738527" calcext:value-type="float">
            <text:p>0.1738527</text:p>
          </table:table-cell>
          <table:table-cell office:value-type="float" office:value="0.1949624" calcext:value-type="float">
            <text:p>0.19496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572" calcext:value-type="float">
            <text:p>0.0254572</text:p>
          </table:table-cell>
          <table:table-cell office:value-type="float" office:value="0.0242525" calcext:value-type="float">
            <text:p>0.0242525</text:p>
          </table:table-cell>
          <table:table-cell office:value-type="float" office:value="0.0078925" calcext:value-type="float">
            <text:p>0.0078925</text:p>
          </table:table-cell>
          <table:table-cell office:value-type="float" office:value="0.0086156" calcext:value-type="float">
            <text:p>0.0086156</text:p>
          </table:table-cell>
          <table:table-cell office:value-type="float" office:value="0.1338663" calcext:value-type="float">
            <text:p>0.1338663</text:p>
          </table:table-cell>
          <table:table-cell office:value-type="float" office:value="0.197279" calcext:value-type="float">
            <text:p>0.197279</text:p>
          </table:table-cell>
          <table:table-cell office:value-type="float" office:value="0.0423575" calcext:value-type="float">
            <text:p>0.0423575</text:p>
          </table:table-cell>
          <table:table-cell office:value-type="float" office:value="0.0440612" calcext:value-type="float">
            <text:p>0.0440612</text:p>
          </table:table-cell>
          <table:table-cell office:value-type="float" office:value="0.2962888" calcext:value-type="float">
            <text:p>0.2962888</text:p>
          </table:table-cell>
          <table:table-cell office:value-type="float" office:value="0.2875905" calcext:value-type="float">
            <text:p>0.2875905</text:p>
          </table:table-cell>
          <table:table-cell office:value-type="float" office:value="0.0829075" calcext:value-type="float">
            <text:p>0.0829075</text:p>
          </table:table-cell>
          <table:table-cell office:value-type="float" office:value="0.0931119" calcext:value-type="float">
            <text:p>0.0931119</text:p>
          </table:table-cell>
          <table:table-cell office:value-type="float" office:value="0.5905597" calcext:value-type="float">
            <text:p>0.5905597</text:p>
          </table:table-cell>
          <table:table-cell office:value-type="float" office:value="0.5599303" calcext:value-type="float">
            <text:p>0.5599303</text:p>
          </table:table-cell>
          <table:table-cell office:value-type="float" office:value="0.1731647" calcext:value-type="float">
            <text:p>0.1731647</text:p>
          </table:table-cell>
          <table:table-cell office:value-type="float" office:value="0.1948829" calcext:value-type="float">
            <text:p>0.19488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6963" calcext:value-type="float">
            <text:p>0.0246963</text:p>
          </table:table-cell>
          <table:table-cell office:value-type="float" office:value="0.0493389" calcext:value-type="float">
            <text:p>0.0493389</text:p>
          </table:table-cell>
          <table:table-cell office:value-type="float" office:value="0.0092247" calcext:value-type="float">
            <text:p>0.0092247</text:p>
          </table:table-cell>
          <table:table-cell office:value-type="float" office:value="0.0087973" calcext:value-type="float">
            <text:p>0.0087973</text:p>
          </table:table-cell>
          <table:table-cell office:value-type="float" office:value="0.1358705" calcext:value-type="float">
            <text:p>0.1358705</text:p>
          </table:table-cell>
          <table:table-cell office:value-type="float" office:value="0.3517799" calcext:value-type="float">
            <text:p>0.3517799</text:p>
          </table:table-cell>
          <table:table-cell office:value-type="float" office:value="0.0405893" calcext:value-type="float">
            <text:p>0.0405893</text:p>
          </table:table-cell>
          <table:table-cell office:value-type="float" office:value="0.0448873" calcext:value-type="float">
            <text:p>0.0448873</text:p>
          </table:table-cell>
          <table:table-cell office:value-type="float" office:value="0.2860714" calcext:value-type="float">
            <text:p>0.2860714</text:p>
          </table:table-cell>
          <table:table-cell office:value-type="float" office:value="0.3826812" calcext:value-type="float">
            <text:p>0.3826812</text:p>
          </table:table-cell>
          <table:table-cell office:value-type="float" office:value="0.0850796" calcext:value-type="float">
            <text:p>0.0850796</text:p>
          </table:table-cell>
          <table:table-cell office:value-type="float" office:value="0.0934921" calcext:value-type="float">
            <text:p>0.0934921</text:p>
          </table:table-cell>
          <table:table-cell office:value-type="float" office:value="0.5913943" calcext:value-type="float">
            <text:p>0.5913943</text:p>
          </table:table-cell>
          <table:table-cell office:value-type="float" office:value="1.5837979" calcext:value-type="float">
            <text:p>1.5837979</text:p>
          </table:table-cell>
          <table:table-cell office:value-type="float" office:value="0.1774738" calcext:value-type="float">
            <text:p>0.1774738</text:p>
          </table:table-cell>
          <table:table-cell office:value-type="float" office:value="0.186552" calcext:value-type="float">
            <text:p>0.1865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711" calcext:value-type="float">
            <text:p>0.0251711</text:p>
          </table:table-cell>
          <table:table-cell office:value-type="float" office:value="0.0394854" calcext:value-type="float">
            <text:p>0.0394854</text:p>
          </table:table-cell>
          <table:table-cell office:value-type="float" office:value="0.0087005" calcext:value-type="float">
            <text:p>0.0087005</text:p>
          </table:table-cell>
          <table:table-cell office:value-type="float" office:value="0.0085484" calcext:value-type="float">
            <text:p>0.0085484</text:p>
          </table:table-cell>
          <table:table-cell office:value-type="float" office:value="0.1359333" calcext:value-type="float">
            <text:p>0.1359333</text:p>
          </table:table-cell>
          <table:table-cell office:value-type="float" office:value="0.2624112" calcext:value-type="float">
            <text:p>0.2624112</text:p>
          </table:table-cell>
          <table:table-cell office:value-type="float" office:value="0.0405209" calcext:value-type="float">
            <text:p>0.0405209</text:p>
          </table:table-cell>
          <table:table-cell office:value-type="float" office:value="0.0442538" calcext:value-type="float">
            <text:p>0.0442538</text:p>
          </table:table-cell>
          <table:table-cell office:value-type="float" office:value="0.2806499" calcext:value-type="float">
            <text:p>0.2806499</text:p>
          </table:table-cell>
          <table:table-cell office:value-type="float" office:value="0.2822469" calcext:value-type="float">
            <text:p>0.2822469</text:p>
          </table:table-cell>
          <table:table-cell office:value-type="float" office:value="0.0834387" calcext:value-type="float">
            <text:p>0.0834387</text:p>
          </table:table-cell>
          <table:table-cell office:value-type="float" office:value="0.0951016" calcext:value-type="float">
            <text:p>0.0951016</text:p>
          </table:table-cell>
          <table:table-cell office:value-type="float" office:value="0.5900181" calcext:value-type="float">
            <text:p>0.5900181</text:p>
          </table:table-cell>
          <table:table-cell office:value-type="float" office:value="2.7651177" calcext:value-type="float">
            <text:p>2.7651177</text:p>
          </table:table-cell>
          <table:table-cell office:value-type="float" office:value="0.1726018" calcext:value-type="float">
            <text:p>0.1726018</text:p>
          </table:table-cell>
          <table:table-cell office:value-type="float" office:value="0.1918381" calcext:value-type="float">
            <text:p>0.19183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501" calcext:value-type="float">
            <text:p>0.0251501</text:p>
          </table:table-cell>
          <table:table-cell office:value-type="float" office:value="0.0243757" calcext:value-type="float">
            <text:p>0.0243757</text:p>
          </table:table-cell>
          <table:table-cell office:value-type="float" office:value="0.0076878" calcext:value-type="float">
            <text:p>0.0076878</text:p>
          </table:table-cell>
          <table:table-cell office:value-type="float" office:value="0.0084624" calcext:value-type="float">
            <text:p>0.0084624</text:p>
          </table:table-cell>
          <table:table-cell office:value-type="float" office:value="0.1356595" calcext:value-type="float">
            <text:p>0.1356595</text:p>
          </table:table-cell>
          <table:table-cell office:value-type="float" office:value="0.2328616" calcext:value-type="float">
            <text:p>0.2328616</text:p>
          </table:table-cell>
          <table:table-cell office:value-type="float" office:value="0.0414572" calcext:value-type="float">
            <text:p>0.0414572</text:p>
          </table:table-cell>
          <table:table-cell office:value-type="float" office:value="0.0447381" calcext:value-type="float">
            <text:p>0.0447381</text:p>
          </table:table-cell>
          <table:table-cell office:value-type="float" office:value="0.2824887" calcext:value-type="float">
            <text:p>0.2824887</text:p>
          </table:table-cell>
          <table:table-cell office:value-type="float" office:value="0.2692291" calcext:value-type="float">
            <text:p>0.2692291</text:p>
          </table:table-cell>
          <table:table-cell office:value-type="float" office:value="0.0830339" calcext:value-type="float">
            <text:p>0.0830339</text:p>
          </table:table-cell>
          <table:table-cell office:value-type="float" office:value="0.0918226" calcext:value-type="float">
            <text:p>0.0918226</text:p>
          </table:table-cell>
          <table:table-cell office:value-type="float" office:value="0.5984527" calcext:value-type="float">
            <text:p>0.5984527</text:p>
          </table:table-cell>
          <table:table-cell office:value-type="float" office:value="0.6686715" calcext:value-type="float">
            <text:p>0.6686715</text:p>
          </table:table-cell>
          <table:table-cell office:value-type="float" office:value="0.1763271" calcext:value-type="float">
            <text:p>0.1763271</text:p>
          </table:table-cell>
          <table:table-cell office:value-type="float" office:value="0.188008" calcext:value-type="float">
            <text:p>0.18800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698" calcext:value-type="float">
            <text:p>0.0248698</text:p>
          </table:table-cell>
          <table:table-cell office:value-type="float" office:value="0.023951" calcext:value-type="float">
            <text:p>0.023951</text:p>
          </table:table-cell>
          <table:table-cell office:value-type="float" office:value="0.0080502" calcext:value-type="float">
            <text:p>0.0080502</text:p>
          </table:table-cell>
          <table:table-cell office:value-type="float" office:value="0.0088688" calcext:value-type="float">
            <text:p>0.0088688</text:p>
          </table:table-cell>
          <table:table-cell office:value-type="float" office:value="0.1356897" calcext:value-type="float">
            <text:p>0.1356897</text:p>
          </table:table-cell>
          <table:table-cell office:value-type="float" office:value="0.1291289" calcext:value-type="float">
            <text:p>0.1291289</text:p>
          </table:table-cell>
          <table:table-cell office:value-type="float" office:value="0.0422269" calcext:value-type="float">
            <text:p>0.0422269</text:p>
          </table:table-cell>
          <table:table-cell office:value-type="float" office:value="0.0440559" calcext:value-type="float">
            <text:p>0.0440559</text:p>
          </table:table-cell>
          <table:table-cell office:value-type="float" office:value="0.2845211" calcext:value-type="float">
            <text:p>0.2845211</text:p>
          </table:table-cell>
          <table:table-cell office:value-type="float" office:value="0.2744893" calcext:value-type="float">
            <text:p>0.2744893</text:p>
          </table:table-cell>
          <table:table-cell office:value-type="float" office:value="0.0833629" calcext:value-type="float">
            <text:p>0.0833629</text:p>
          </table:table-cell>
          <table:table-cell office:value-type="float" office:value="0.0941333" calcext:value-type="float">
            <text:p>0.0941333</text:p>
          </table:table-cell>
          <table:table-cell office:value-type="float" office:value="0.5854045" calcext:value-type="float">
            <text:p>0.5854045</text:p>
          </table:table-cell>
          <table:table-cell office:value-type="float" office:value="0.5487308" calcext:value-type="float">
            <text:p>0.5487308</text:p>
          </table:table-cell>
          <table:table-cell office:value-type="float" office:value="0.1750265" calcext:value-type="float">
            <text:p>0.1750265</text:p>
          </table:table-cell>
          <table:table-cell office:value-type="float" office:value="0.1853803" calcext:value-type="float">
            <text:p>0.18538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106" calcext:value-type="float">
            <text:p>0.0249106</text:p>
          </table:table-cell>
          <table:table-cell office:value-type="float" office:value="0.0375587" calcext:value-type="float">
            <text:p>0.0375587</text:p>
          </table:table-cell>
          <table:table-cell office:value-type="float" office:value="0.0077689" calcext:value-type="float">
            <text:p>0.0077689</text:p>
          </table:table-cell>
          <table:table-cell office:value-type="float" office:value="0.0082616" calcext:value-type="float">
            <text:p>0.0082616</text:p>
          </table:table-cell>
          <table:table-cell office:value-type="float" office:value="0.1413873" calcext:value-type="float">
            <text:p>0.1413873</text:p>
          </table:table-cell>
          <table:table-cell office:value-type="float" office:value="0.2696072" calcext:value-type="float">
            <text:p>0.2696072</text:p>
          </table:table-cell>
          <table:table-cell office:value-type="float" office:value="0.0407229" calcext:value-type="float">
            <text:p>0.0407229</text:p>
          </table:table-cell>
          <table:table-cell office:value-type="float" office:value="0.0438559" calcext:value-type="float">
            <text:p>0.0438559</text:p>
          </table:table-cell>
          <table:table-cell office:value-type="float" office:value="0.3022674" calcext:value-type="float">
            <text:p>0.3022674</text:p>
          </table:table-cell>
          <table:table-cell office:value-type="float" office:value="2.3504745" calcext:value-type="float">
            <text:p>2.3504745</text:p>
          </table:table-cell>
          <table:table-cell office:value-type="float" office:value="0.0842592" calcext:value-type="float">
            <text:p>0.0842592</text:p>
          </table:table-cell>
          <table:table-cell office:value-type="float" office:value="0.0920012" calcext:value-type="float">
            <text:p>0.0920012</text:p>
          </table:table-cell>
          <table:table-cell office:value-type="float" office:value="0.5849599" calcext:value-type="float">
            <text:p>0.5849599</text:p>
          </table:table-cell>
          <table:table-cell office:value-type="float" office:value="0.6708894" calcext:value-type="float">
            <text:p>0.6708894</text:p>
          </table:table-cell>
          <table:table-cell office:value-type="float" office:value="0.1772496" calcext:value-type="float">
            <text:p>0.1772496</text:p>
          </table:table-cell>
          <table:table-cell office:value-type="float" office:value="0.1941561" calcext:value-type="float">
            <text:p>0.19415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667" calcext:value-type="float">
            <text:p>0.0251667</text:p>
          </table:table-cell>
          <table:table-cell office:value-type="float" office:value="0.0241901" calcext:value-type="float">
            <text:p>0.0241901</text:p>
          </table:table-cell>
          <table:table-cell office:value-type="float" office:value="0.0084457" calcext:value-type="float">
            <text:p>0.0084457</text:p>
          </table:table-cell>
          <table:table-cell office:value-type="float" office:value="0.0081693" calcext:value-type="float">
            <text:p>0.0081693</text:p>
          </table:table-cell>
          <table:table-cell office:value-type="float" office:value="0.140374" calcext:value-type="float">
            <text:p>0.140374</text:p>
          </table:table-cell>
          <table:table-cell office:value-type="float" office:value="0.1417569" calcext:value-type="float">
            <text:p>0.1417569</text:p>
          </table:table-cell>
          <table:table-cell office:value-type="float" office:value="0.0404678" calcext:value-type="float">
            <text:p>0.0404678</text:p>
          </table:table-cell>
          <table:table-cell office:value-type="float" office:value="0.0442384" calcext:value-type="float">
            <text:p>0.0442384</text:p>
          </table:table-cell>
          <table:table-cell office:value-type="float" office:value="0.2957871" calcext:value-type="float">
            <text:p>0.2957871</text:p>
          </table:table-cell>
          <table:table-cell office:value-type="float" office:value="0.3966567" calcext:value-type="float">
            <text:p>0.3966567</text:p>
          </table:table-cell>
          <table:table-cell office:value-type="float" office:value="0.0834368" calcext:value-type="float">
            <text:p>0.0834368</text:p>
          </table:table-cell>
          <table:table-cell office:value-type="float" office:value="0.0901575" calcext:value-type="float">
            <text:p>0.0901575</text:p>
          </table:table-cell>
          <table:table-cell office:value-type="float" office:value="0.5878582" calcext:value-type="float">
            <text:p>0.5878582</text:p>
          </table:table-cell>
          <table:table-cell office:value-type="float" office:value="0.7860107" calcext:value-type="float">
            <text:p>0.7860107</text:p>
          </table:table-cell>
          <table:table-cell office:value-type="float" office:value="0.1718831" calcext:value-type="float">
            <text:p>0.1718831</text:p>
          </table:table-cell>
          <table:table-cell office:value-type="float" office:value="0.1851094" calcext:value-type="float">
            <text:p>0.185109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152" calcext:value-type="float">
            <text:p>0.0250152</text:p>
          </table:table-cell>
          <table:table-cell office:value-type="float" office:value="0.0236093" calcext:value-type="float">
            <text:p>0.0236093</text:p>
          </table:table-cell>
          <table:table-cell office:value-type="float" office:value="0.0077831" calcext:value-type="float">
            <text:p>0.0077831</text:p>
          </table:table-cell>
          <table:table-cell office:value-type="float" office:value="0.0084662" calcext:value-type="float">
            <text:p>0.0084662</text:p>
          </table:table-cell>
          <table:table-cell office:value-type="float" office:value="0.1452038" calcext:value-type="float">
            <text:p>0.1452038</text:p>
          </table:table-cell>
          <table:table-cell office:value-type="float" office:value="0.1359339" calcext:value-type="float">
            <text:p>0.1359339</text:p>
          </table:table-cell>
          <table:table-cell office:value-type="float" office:value="0.0404354" calcext:value-type="float">
            <text:p>0.0404354</text:p>
          </table:table-cell>
          <table:table-cell office:value-type="float" office:value="0.0445751" calcext:value-type="float">
            <text:p>0.0445751</text:p>
          </table:table-cell>
          <table:table-cell office:value-type="float" office:value="0.2923443" calcext:value-type="float">
            <text:p>0.2923443</text:p>
          </table:table-cell>
          <table:table-cell office:value-type="float" office:value="0.2854506" calcext:value-type="float">
            <text:p>0.2854506</text:p>
          </table:table-cell>
          <table:table-cell office:value-type="float" office:value="0.0834572" calcext:value-type="float">
            <text:p>0.0834572</text:p>
          </table:table-cell>
          <table:table-cell office:value-type="float" office:value="0.0909823" calcext:value-type="float">
            <text:p>0.0909823</text:p>
          </table:table-cell>
          <table:table-cell office:value-type="float" office:value="0.590312" calcext:value-type="float">
            <text:p>0.590312</text:p>
          </table:table-cell>
          <table:table-cell office:value-type="float" office:value="0.5922853" calcext:value-type="float">
            <text:p>0.5922853</text:p>
          </table:table-cell>
          <table:table-cell office:value-type="float" office:value="0.1801824" calcext:value-type="float">
            <text:p>0.1801824</text:p>
          </table:table-cell>
          <table:table-cell office:value-type="float" office:value="0.1865671" calcext:value-type="float">
            <text:p>0.18656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6674" calcext:value-type="float">
            <text:p>0.0246674</text:p>
          </table:table-cell>
          <table:table-cell office:value-type="float" office:value="0.0241673" calcext:value-type="float">
            <text:p>0.0241673</text:p>
          </table:table-cell>
          <table:table-cell office:value-type="float" office:value="0.0075092" calcext:value-type="float">
            <text:p>0.0075092</text:p>
          </table:table-cell>
          <table:table-cell office:value-type="float" office:value="0.0083946" calcext:value-type="float">
            <text:p>0.0083946</text:p>
          </table:table-cell>
          <table:table-cell office:value-type="float" office:value="0.1430101" calcext:value-type="float">
            <text:p>0.1430101</text:p>
          </table:table-cell>
          <table:table-cell office:value-type="float" office:value="0.2610871" calcext:value-type="float">
            <text:p>0.2610871</text:p>
          </table:table-cell>
          <table:table-cell office:value-type="float" office:value="0.0420148" calcext:value-type="float">
            <text:p>0.0420148</text:p>
          </table:table-cell>
          <table:table-cell office:value-type="float" office:value="0.0451499" calcext:value-type="float">
            <text:p>0.0451499</text:p>
          </table:table-cell>
          <table:table-cell office:value-type="float" office:value="0.2828292" calcext:value-type="float">
            <text:p>0.2828292</text:p>
          </table:table-cell>
          <table:table-cell office:value-type="float" office:value="1.3833993" calcext:value-type="float">
            <text:p>1.3833993</text:p>
          </table:table-cell>
          <table:table-cell office:value-type="float" office:value="0.0835936" calcext:value-type="float">
            <text:p>0.0835936</text:p>
          </table:table-cell>
          <table:table-cell office:value-type="float" office:value="0.0934729" calcext:value-type="float">
            <text:p>0.0934729</text:p>
          </table:table-cell>
          <table:table-cell office:value-type="float" office:value="0.5939471" calcext:value-type="float">
            <text:p>0.5939471</text:p>
          </table:table-cell>
          <table:table-cell office:value-type="float" office:value="2.8647717" calcext:value-type="float">
            <text:p>2.8647717</text:p>
          </table:table-cell>
          <table:table-cell office:value-type="float" office:value="0.173638" calcext:value-type="float">
            <text:p>0.173638</text:p>
          </table:table-cell>
          <table:table-cell office:value-type="float" office:value="0.1974735" calcext:value-type="float">
            <text:p>0.19747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2181" calcext:value-type="float">
            <text:p>0.0252181</text:p>
          </table:table-cell>
          <table:table-cell office:value-type="float" office:value="0.0266154" calcext:value-type="float">
            <text:p>0.0266154</text:p>
          </table:table-cell>
          <table:table-cell office:value-type="float" office:value="0.0076215" calcext:value-type="float">
            <text:p>0.0076215</text:p>
          </table:table-cell>
          <table:table-cell office:value-type="float" office:value="0.0084699" calcext:value-type="float">
            <text:p>0.0084699</text:p>
          </table:table-cell>
          <table:table-cell office:value-type="float" office:value="0.1485218" calcext:value-type="float">
            <text:p>0.1485218</text:p>
          </table:table-cell>
          <table:table-cell office:value-type="float" office:value="0.1689033" calcext:value-type="float">
            <text:p>0.1689033</text:p>
          </table:table-cell>
          <table:table-cell office:value-type="float" office:value="0.0408265" calcext:value-type="float">
            <text:p>0.0408265</text:p>
          </table:table-cell>
          <table:table-cell office:value-type="float" office:value="0.0439298" calcext:value-type="float">
            <text:p>0.0439298</text:p>
          </table:table-cell>
          <table:table-cell office:value-type="float" office:value="0.2818528" calcext:value-type="float">
            <text:p>0.2818528</text:p>
          </table:table-cell>
          <table:table-cell office:value-type="float" office:value="0.278197" calcext:value-type="float">
            <text:p>0.278197</text:p>
          </table:table-cell>
          <table:table-cell office:value-type="float" office:value="0.0837502" calcext:value-type="float">
            <text:p>0.0837502</text:p>
          </table:table-cell>
          <table:table-cell office:value-type="float" office:value="0.0955019" calcext:value-type="float">
            <text:p>0.0955019</text:p>
          </table:table-cell>
          <table:table-cell office:value-type="float" office:value="0.6004267" calcext:value-type="float">
            <text:p>0.6004267</text:p>
          </table:table-cell>
          <table:table-cell office:value-type="float" office:value="0.5613891" calcext:value-type="float">
            <text:p>0.5613891</text:p>
          </table:table-cell>
          <table:table-cell office:value-type="float" office:value="0.1732914" calcext:value-type="float">
            <text:p>0.1732914</text:p>
          </table:table-cell>
          <table:table-cell office:value-type="float" office:value="0.1961986" calcext:value-type="float">
            <text:p>0.19619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051" calcext:value-type="float">
            <text:p>0.0251051</text:p>
          </table:table-cell>
          <table:table-cell office:value-type="float" office:value="0.0237382" calcext:value-type="float">
            <text:p>0.0237382</text:p>
          </table:table-cell>
          <table:table-cell office:value-type="float" office:value="0.0076674" calcext:value-type="float">
            <text:p>0.0076674</text:p>
          </table:table-cell>
          <table:table-cell office:value-type="float" office:value="0.0084003" calcext:value-type="float">
            <text:p>0.0084003</text:p>
          </table:table-cell>
          <table:table-cell office:value-type="float" office:value="0.1458447" calcext:value-type="float">
            <text:p>0.1458447</text:p>
          </table:table-cell>
          <table:table-cell office:value-type="float" office:value="0.1314668" calcext:value-type="float">
            <text:p>0.1314668</text:p>
          </table:table-cell>
          <table:table-cell office:value-type="float" office:value="0.0412915" calcext:value-type="float">
            <text:p>0.0412915</text:p>
          </table:table-cell>
          <table:table-cell office:value-type="float" office:value="0.0439445" calcext:value-type="float">
            <text:p>0.0439445</text:p>
          </table:table-cell>
          <table:table-cell office:value-type="float" office:value="0.2799754" calcext:value-type="float">
            <text:p>0.2799754</text:p>
          </table:table-cell>
          <table:table-cell office:value-type="float" office:value="0.6605729" calcext:value-type="float">
            <text:p>0.6605729</text:p>
          </table:table-cell>
          <table:table-cell office:value-type="float" office:value="0.0838838" calcext:value-type="float">
            <text:p>0.0838838</text:p>
          </table:table-cell>
          <table:table-cell office:value-type="float" office:value="0.0940397" calcext:value-type="float">
            <text:p>0.0940397</text:p>
          </table:table-cell>
          <table:table-cell office:value-type="float" office:value="0.590218" calcext:value-type="float">
            <text:p>0.590218</text:p>
          </table:table-cell>
          <table:table-cell office:value-type="float" office:value="1.8789446" calcext:value-type="float">
            <text:p>1.8789446</text:p>
          </table:table-cell>
          <table:table-cell office:value-type="float" office:value="0.180363" calcext:value-type="float">
            <text:p>0.180363</text:p>
          </table:table-cell>
          <table:table-cell office:value-type="float" office:value="0.2016426" calcext:value-type="float">
            <text:p>0.20164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629" calcext:value-type="float">
            <text:p>0.0254629</text:p>
          </table:table-cell>
          <table:table-cell office:value-type="float" office:value="0.0240225" calcext:value-type="float">
            <text:p>0.0240225</text:p>
          </table:table-cell>
          <table:table-cell office:value-type="float" office:value="0.0074331" calcext:value-type="float">
            <text:p>0.0074331</text:p>
          </table:table-cell>
          <table:table-cell office:value-type="float" office:value="0.0093069" calcext:value-type="float">
            <text:p>0.0093069</text:p>
          </table:table-cell>
          <table:table-cell office:value-type="float" office:value="0.1365748" calcext:value-type="float">
            <text:p>0.1365748</text:p>
          </table:table-cell>
          <table:table-cell office:value-type="float" office:value="0.1737009" calcext:value-type="float">
            <text:p>0.1737009</text:p>
          </table:table-cell>
          <table:table-cell office:value-type="float" office:value="0.0406064" calcext:value-type="float">
            <text:p>0.0406064</text:p>
          </table:table-cell>
          <table:table-cell office:value-type="float" office:value="0.0441279" calcext:value-type="float">
            <text:p>0.0441279</text:p>
          </table:table-cell>
          <table:table-cell office:value-type="float" office:value="0.2823114" calcext:value-type="float">
            <text:p>0.2823114</text:p>
          </table:table-cell>
          <table:table-cell office:value-type="float" office:value="0.2744258" calcext:value-type="float">
            <text:p>0.2744258</text:p>
          </table:table-cell>
          <table:table-cell office:value-type="float" office:value="0.0841939" calcext:value-type="float">
            <text:p>0.0841939</text:p>
          </table:table-cell>
          <table:table-cell office:value-type="float" office:value="0.0941125" calcext:value-type="float">
            <text:p>0.0941125</text:p>
          </table:table-cell>
          <table:table-cell office:value-type="float" office:value="0.5895216" calcext:value-type="float">
            <text:p>0.5895216</text:p>
          </table:table-cell>
          <table:table-cell office:value-type="float" office:value="1.0439009" calcext:value-type="float">
            <text:p>1.0439009</text:p>
          </table:table-cell>
          <table:table-cell office:value-type="float" office:value="0.1778328" calcext:value-type="float">
            <text:p>0.1778328</text:p>
          </table:table-cell>
          <table:table-cell office:value-type="float" office:value="0.2009507" calcext:value-type="float">
            <text:p>0.20095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2253" calcext:value-type="float">
            <text:p>0.0262253</text:p>
          </table:table-cell>
          <table:table-cell office:value-type="float" office:value="0.0254686" calcext:value-type="float">
            <text:p>0.0254686</text:p>
          </table:table-cell>
          <table:table-cell office:value-type="float" office:value="0.0075935" calcext:value-type="float">
            <text:p>0.0075935</text:p>
          </table:table-cell>
          <table:table-cell office:value-type="float" office:value="0.0085298" calcext:value-type="float">
            <text:p>0.0085298</text:p>
          </table:table-cell>
          <table:table-cell office:value-type="float" office:value="0.136269" calcext:value-type="float">
            <text:p>0.136269</text:p>
          </table:table-cell>
          <table:table-cell office:value-type="float" office:value="0.1822849" calcext:value-type="float">
            <text:p>0.1822849</text:p>
          </table:table-cell>
          <table:table-cell office:value-type="float" office:value="0.0423157" calcext:value-type="float">
            <text:p>0.0423157</text:p>
          </table:table-cell>
          <table:table-cell office:value-type="float" office:value="0.0442512" calcext:value-type="float">
            <text:p>0.0442512</text:p>
          </table:table-cell>
          <table:table-cell office:value-type="float" office:value="0.2893174" calcext:value-type="float">
            <text:p>0.2893174</text:p>
          </table:table-cell>
          <table:table-cell office:value-type="float" office:value="1.5426418" calcext:value-type="float">
            <text:p>1.5426418</text:p>
          </table:table-cell>
          <table:table-cell office:value-type="float" office:value="0.0843252" calcext:value-type="float">
            <text:p>0.0843252</text:p>
          </table:table-cell>
          <table:table-cell office:value-type="float" office:value="0.0929431" calcext:value-type="float">
            <text:p>0.0929431</text:p>
          </table:table-cell>
          <table:table-cell office:value-type="float" office:value="0.5866073" calcext:value-type="float">
            <text:p>0.5866073</text:p>
          </table:table-cell>
          <table:table-cell office:value-type="float" office:value="0.7677209" calcext:value-type="float">
            <text:p>0.7677209</text:p>
          </table:table-cell>
          <table:table-cell office:value-type="float" office:value="0.1753538" calcext:value-type="float">
            <text:p>0.1753538</text:p>
          </table:table-cell>
          <table:table-cell office:value-type="float" office:value="0.1886713" calcext:value-type="float">
            <text:p>0.18867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984" calcext:value-type="float">
            <text:p>0.0260984</text:p>
          </table:table-cell>
          <table:table-cell office:value-type="float" office:value="0.0232606" calcext:value-type="float">
            <text:p>0.0232606</text:p>
          </table:table-cell>
          <table:table-cell office:value-type="float" office:value="0.0080518" calcext:value-type="float">
            <text:p>0.0080518</text:p>
          </table:table-cell>
          <table:table-cell office:value-type="float" office:value="0.0085855" calcext:value-type="float">
            <text:p>0.0085855</text:p>
          </table:table-cell>
          <table:table-cell office:value-type="float" office:value="0.1378363" calcext:value-type="float">
            <text:p>0.1378363</text:p>
          </table:table-cell>
          <table:table-cell office:value-type="float" office:value="0.1965955" calcext:value-type="float">
            <text:p>0.1965955</text:p>
          </table:table-cell>
          <table:table-cell office:value-type="float" office:value="0.0405041" calcext:value-type="float">
            <text:p>0.0405041</text:p>
          </table:table-cell>
          <table:table-cell office:value-type="float" office:value="0.0446427" calcext:value-type="float">
            <text:p>0.0446427</text:p>
          </table:table-cell>
          <table:table-cell office:value-type="float" office:value="0.2835267" calcext:value-type="float">
            <text:p>0.2835267</text:p>
          </table:table-cell>
          <table:table-cell office:value-type="float" office:value="0.2675687" calcext:value-type="float">
            <text:p>0.2675687</text:p>
          </table:table-cell>
          <table:table-cell office:value-type="float" office:value="0.0834257" calcext:value-type="float">
            <text:p>0.0834257</text:p>
          </table:table-cell>
          <table:table-cell office:value-type="float" office:value="0.0907678" calcext:value-type="float">
            <text:p>0.0907678</text:p>
          </table:table-cell>
          <table:table-cell office:value-type="float" office:value="0.5796587" calcext:value-type="float">
            <text:p>0.5796587</text:p>
          </table:table-cell>
          <table:table-cell office:value-type="float" office:value="0.7097765" calcext:value-type="float">
            <text:p>0.7097765</text:p>
          </table:table-cell>
          <table:table-cell office:value-type="float" office:value="0.1762145" calcext:value-type="float">
            <text:p>0.1762145</text:p>
          </table:table-cell>
          <table:table-cell office:value-type="float" office:value="0.1971946" calcext:value-type="float">
            <text:p>0.19719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271" calcext:value-type="float">
            <text:p>0.025271</text:p>
          </table:table-cell>
          <table:table-cell office:value-type="float" office:value="0.0412271" calcext:value-type="float">
            <text:p>0.0412271</text:p>
          </table:table-cell>
          <table:table-cell office:value-type="float" office:value="0.0076722" calcext:value-type="float">
            <text:p>0.0076722</text:p>
          </table:table-cell>
          <table:table-cell office:value-type="float" office:value="0.0084349" calcext:value-type="float">
            <text:p>0.0084349</text:p>
          </table:table-cell>
          <table:table-cell office:value-type="float" office:value="0.1421494" calcext:value-type="float">
            <text:p>0.1421494</text:p>
          </table:table-cell>
          <table:table-cell office:value-type="float" office:value="0.3962006" calcext:value-type="float">
            <text:p>0.3962006</text:p>
          </table:table-cell>
          <table:table-cell office:value-type="float" office:value="0.0425124" calcext:value-type="float">
            <text:p>0.0425124</text:p>
          </table:table-cell>
          <table:table-cell office:value-type="float" office:value="0.0440726" calcext:value-type="float">
            <text:p>0.0440726</text:p>
          </table:table-cell>
          <table:table-cell office:value-type="float" office:value="0.2827947" calcext:value-type="float">
            <text:p>0.2827947</text:p>
          </table:table-cell>
          <table:table-cell office:value-type="float" office:value="0.3689886" calcext:value-type="float">
            <text:p>0.3689886</text:p>
          </table:table-cell>
          <table:table-cell office:value-type="float" office:value="0.0834139" calcext:value-type="float">
            <text:p>0.0834139</text:p>
          </table:table-cell>
          <table:table-cell office:value-type="float" office:value="0.0894016" calcext:value-type="float">
            <text:p>0.0894016</text:p>
          </table:table-cell>
          <table:table-cell office:value-type="float" office:value="0.5895655" calcext:value-type="float">
            <text:p>0.5895655</text:p>
          </table:table-cell>
          <table:table-cell office:value-type="float" office:value="0.88225" calcext:value-type="float">
            <text:p>0.88225</text:p>
          </table:table-cell>
          <table:table-cell office:value-type="float" office:value="0.1719781" calcext:value-type="float">
            <text:p>0.1719781</text:p>
          </table:table-cell>
          <table:table-cell office:value-type="float" office:value="0.1999819" calcext:value-type="float">
            <text:p>0.19998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455" calcext:value-type="float">
            <text:p>0.0260455</text:p>
          </table:table-cell>
          <table:table-cell office:value-type="float" office:value="0.0761315" calcext:value-type="float">
            <text:p>0.0761315</text:p>
          </table:table-cell>
          <table:table-cell office:value-type="float" office:value="0.0075552" calcext:value-type="float">
            <text:p>0.0075552</text:p>
          </table:table-cell>
          <table:table-cell office:value-type="float" office:value="0.0082974" calcext:value-type="float">
            <text:p>0.0082974</text:p>
          </table:table-cell>
          <table:table-cell office:value-type="float" office:value="0.1390815" calcext:value-type="float">
            <text:p>0.1390815</text:p>
          </table:table-cell>
          <table:table-cell office:value-type="float" office:value="0.1691265" calcext:value-type="float">
            <text:p>0.1691265</text:p>
          </table:table-cell>
          <table:table-cell office:value-type="float" office:value="0.0405242" calcext:value-type="float">
            <text:p>0.0405242</text:p>
          </table:table-cell>
          <table:table-cell office:value-type="float" office:value="0.0436195" calcext:value-type="float">
            <text:p>0.0436195</text:p>
          </table:table-cell>
          <table:table-cell office:value-type="float" office:value="0.2986361" calcext:value-type="float">
            <text:p>0.2986361</text:p>
          </table:table-cell>
          <table:table-cell office:value-type="float" office:value="0.2850539" calcext:value-type="float">
            <text:p>0.2850539</text:p>
          </table:table-cell>
          <table:table-cell office:value-type="float" office:value="0.0835661" calcext:value-type="float">
            <text:p>0.0835661</text:p>
          </table:table-cell>
          <table:table-cell office:value-type="float" office:value="0.0914985" calcext:value-type="float">
            <text:p>0.0914985</text:p>
          </table:table-cell>
          <table:table-cell office:value-type="float" office:value="0.5847984" calcext:value-type="float">
            <text:p>0.5847984</text:p>
          </table:table-cell>
          <table:table-cell office:value-type="float" office:value="2.0338642" calcext:value-type="float">
            <text:p>2.0338642</text:p>
          </table:table-cell>
          <table:table-cell office:value-type="float" office:value="0.1714901" calcext:value-type="float">
            <text:p>0.1714901</text:p>
          </table:table-cell>
          <table:table-cell office:value-type="float" office:value="0.191742" calcext:value-type="float">
            <text:p>0.19174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2502" calcext:value-type="float">
            <text:p>0.0262502</text:p>
          </table:table-cell>
          <table:table-cell office:value-type="float" office:value="0.0369931" calcext:value-type="float">
            <text:p>0.0369931</text:p>
          </table:table-cell>
          <table:table-cell office:value-type="float" office:value="0.0077368" calcext:value-type="float">
            <text:p>0.0077368</text:p>
          </table:table-cell>
          <table:table-cell office:value-type="float" office:value="0.0089136" calcext:value-type="float">
            <text:p>0.0089136</text:p>
          </table:table-cell>
          <table:table-cell office:value-type="float" office:value="0.139238" calcext:value-type="float">
            <text:p>0.139238</text:p>
          </table:table-cell>
          <table:table-cell office:value-type="float" office:value="1.5630112" calcext:value-type="float">
            <text:p>1.5630112</text:p>
          </table:table-cell>
          <table:table-cell office:value-type="float" office:value="0.0414748" calcext:value-type="float">
            <text:p>0.0414748</text:p>
          </table:table-cell>
          <table:table-cell office:value-type="float" office:value="0.0441617" calcext:value-type="float">
            <text:p>0.0441617</text:p>
          </table:table-cell>
          <table:table-cell office:value-type="float" office:value="0.2831831" calcext:value-type="float">
            <text:p>0.2831831</text:p>
          </table:table-cell>
          <table:table-cell office:value-type="float" office:value="0.2824051" calcext:value-type="float">
            <text:p>0.2824051</text:p>
          </table:table-cell>
          <table:table-cell office:value-type="float" office:value="0.084336" calcext:value-type="float">
            <text:p>0.084336</text:p>
          </table:table-cell>
          <table:table-cell office:value-type="float" office:value="0.0908743" calcext:value-type="float">
            <text:p>0.0908743</text:p>
          </table:table-cell>
          <table:table-cell office:value-type="float" office:value="0.6065617" calcext:value-type="float">
            <text:p>0.6065617</text:p>
          </table:table-cell>
          <table:table-cell office:value-type="float" office:value="0.6646856" calcext:value-type="float">
            <text:p>0.6646856</text:p>
          </table:table-cell>
          <table:table-cell office:value-type="float" office:value="0.1723589" calcext:value-type="float">
            <text:p>0.1723589</text:p>
          </table:table-cell>
          <table:table-cell office:value-type="float" office:value="0.1858112" calcext:value-type="float">
            <text:p>0.18581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285" calcext:value-type="float">
            <text:p>0.0259285</text:p>
          </table:table-cell>
          <table:table-cell office:value-type="float" office:value="0.0237162" calcext:value-type="float">
            <text:p>0.0237162</text:p>
          </table:table-cell>
          <table:table-cell office:value-type="float" office:value="0.0075774" calcext:value-type="float">
            <text:p>0.0075774</text:p>
          </table:table-cell>
          <table:table-cell office:value-type="float" office:value="0.008748" calcext:value-type="float">
            <text:p>0.008748</text:p>
          </table:table-cell>
          <table:table-cell office:value-type="float" office:value="0.1359975" calcext:value-type="float">
            <text:p>0.1359975</text:p>
          </table:table-cell>
          <table:table-cell office:value-type="float" office:value="0.9211965" calcext:value-type="float">
            <text:p>0.9211965</text:p>
          </table:table-cell>
          <table:table-cell office:value-type="float" office:value="0.0404692" calcext:value-type="float">
            <text:p>0.0404692</text:p>
          </table:table-cell>
          <table:table-cell office:value-type="float" office:value="0.0440447" calcext:value-type="float">
            <text:p>0.0440447</text:p>
          </table:table-cell>
          <table:table-cell office:value-type="float" office:value="0.2833785" calcext:value-type="float">
            <text:p>0.2833785</text:p>
          </table:table-cell>
          <table:table-cell office:value-type="float" office:value="0.4711319" calcext:value-type="float">
            <text:p>0.4711319</text:p>
          </table:table-cell>
          <table:table-cell office:value-type="float" office:value="0.0846657" calcext:value-type="float">
            <text:p>0.0846657</text:p>
          </table:table-cell>
          <table:table-cell office:value-type="float" office:value="0.0908093" calcext:value-type="float">
            <text:p>0.0908093</text:p>
          </table:table-cell>
          <table:table-cell office:value-type="float" office:value="0.5842836" calcext:value-type="float">
            <text:p>0.5842836</text:p>
          </table:table-cell>
          <table:table-cell office:value-type="float" office:value="1.6544127" calcext:value-type="float">
            <text:p>1.6544127</text:p>
          </table:table-cell>
          <table:table-cell office:value-type="float" office:value="0.1719347" calcext:value-type="float">
            <text:p>0.1719347</text:p>
          </table:table-cell>
          <table:table-cell office:value-type="float" office:value="0.2007334" calcext:value-type="float">
            <text:p>0.20073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7712" calcext:value-type="float">
            <text:p>0.0257712</text:p>
          </table:table-cell>
          <table:table-cell office:value-type="float" office:value="0.0345245" calcext:value-type="float">
            <text:p>0.0345245</text:p>
          </table:table-cell>
          <table:table-cell office:value-type="float" office:value="0.0077487" calcext:value-type="float">
            <text:p>0.0077487</text:p>
          </table:table-cell>
          <table:table-cell office:value-type="float" office:value="0.0087204" calcext:value-type="float">
            <text:p>0.0087204</text:p>
          </table:table-cell>
          <table:table-cell office:value-type="float" office:value="0.1381945" calcext:value-type="float">
            <text:p>0.1381945</text:p>
          </table:table-cell>
          <table:table-cell office:value-type="float" office:value="0.1818233" calcext:value-type="float">
            <text:p>0.1818233</text:p>
          </table:table-cell>
          <table:table-cell office:value-type="float" office:value="0.0405111" calcext:value-type="float">
            <text:p>0.0405111</text:p>
          </table:table-cell>
          <table:table-cell office:value-type="float" office:value="0.0439341" calcext:value-type="float">
            <text:p>0.0439341</text:p>
          </table:table-cell>
          <table:table-cell office:value-type="float" office:value="0.2824484" calcext:value-type="float">
            <text:p>0.2824484</text:p>
          </table:table-cell>
          <table:table-cell office:value-type="float" office:value="0.5280556" calcext:value-type="float">
            <text:p>0.5280556</text:p>
          </table:table-cell>
          <table:table-cell office:value-type="float" office:value="0.0840604" calcext:value-type="float">
            <text:p>0.0840604</text:p>
          </table:table-cell>
          <table:table-cell office:value-type="float" office:value="0.0907326" calcext:value-type="float">
            <text:p>0.0907326</text:p>
          </table:table-cell>
          <table:table-cell office:value-type="float" office:value="0.5946844" calcext:value-type="float">
            <text:p>0.5946844</text:p>
          </table:table-cell>
          <table:table-cell office:value-type="float" office:value="0.5504421" calcext:value-type="float">
            <text:p>0.5504421</text:p>
          </table:table-cell>
          <table:table-cell office:value-type="float" office:value="0.178952" calcext:value-type="float">
            <text:p>0.178952</text:p>
          </table:table-cell>
          <table:table-cell office:value-type="float" office:value="0.1980506" calcext:value-type="float">
            <text:p>0.19805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4085" calcext:value-type="float">
            <text:p>0.0264085</text:p>
          </table:table-cell>
          <table:table-cell office:value-type="float" office:value="0.0259799" calcext:value-type="float">
            <text:p>0.025979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90047" calcext:value-type="float">
            <text:p>0.0090047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35098" calcext:value-type="float">
            <text:p>0.35098</text:p>
          </table:table-cell>
          <table:table-cell office:value-type="float" office:value="0.0421781" calcext:value-type="float">
            <text:p>0.0421781</text:p>
          </table:table-cell>
          <table:table-cell office:value-type="float" office:value="0.0441262" calcext:value-type="float">
            <text:p>0.0441262</text:p>
          </table:table-cell>
          <table:table-cell office:value-type="float" office:value="0.2834976" calcext:value-type="float">
            <text:p>0.2834976</text:p>
          </table:table-cell>
          <table:table-cell office:value-type="float" office:value="1.4028774" calcext:value-type="float">
            <text:p>1.4028774</text:p>
          </table:table-cell>
          <table:table-cell office:value-type="float" office:value="0.0844605" calcext:value-type="float">
            <text:p>0.0844605</text:p>
          </table:table-cell>
          <table:table-cell office:value-type="float" office:value="0.090006" calcext:value-type="float">
            <text:p>0.090006</text:p>
          </table:table-cell>
          <table:table-cell office:value-type="float" office:value="0.5984271" calcext:value-type="float">
            <text:p>0.5984271</text:p>
          </table:table-cell>
          <table:table-cell office:value-type="float" office:value="0.6699312" calcext:value-type="float">
            <text:p>0.6699312</text:p>
          </table:table-cell>
          <table:table-cell office:value-type="float" office:value="0.1721553" calcext:value-type="float">
            <text:p>0.1721553</text:p>
          </table:table-cell>
          <table:table-cell office:value-type="float" office:value="0.1954549" calcext:value-type="float">
            <text:p>0.19545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056" calcext:value-type="float">
            <text:p>0.0251056</text:p>
          </table:table-cell>
          <table:table-cell office:value-type="float" office:value="0.0360379" calcext:value-type="float">
            <text:p>0.0360379</text:p>
          </table:table-cell>
          <table:table-cell office:value-type="float" office:value="0.0078153" calcext:value-type="float">
            <text:p>0.0078153</text:p>
          </table:table-cell>
          <table:table-cell office:value-type="float" office:value="0.0086525" calcext:value-type="float">
            <text:p>0.0086525</text:p>
          </table:table-cell>
          <table:table-cell office:value-type="float" office:value="0.135017" calcext:value-type="float">
            <text:p>0.135017</text:p>
          </table:table-cell>
          <table:table-cell office:value-type="float" office:value="0.1773431" calcext:value-type="float">
            <text:p>0.1773431</text:p>
          </table:table-cell>
          <table:table-cell office:value-type="float" office:value="0.0417913" calcext:value-type="float">
            <text:p>0.0417913</text:p>
          </table:table-cell>
          <table:table-cell office:value-type="float" office:value="0.0455162" calcext:value-type="float">
            <text:p>0.0455162</text:p>
          </table:table-cell>
          <table:table-cell office:value-type="float" office:value="0.2795323" calcext:value-type="float">
            <text:p>0.2795323</text:p>
          </table:table-cell>
          <table:table-cell office:value-type="float" office:value="0.2819728" calcext:value-type="float">
            <text:p>0.2819728</text:p>
          </table:table-cell>
          <table:table-cell office:value-type="float" office:value="0.086282" calcext:value-type="float">
            <text:p>0.086282</text:p>
          </table:table-cell>
          <table:table-cell office:value-type="float" office:value="0.0931148" calcext:value-type="float">
            <text:p>0.0931148</text:p>
          </table:table-cell>
          <table:table-cell office:value-type="float" office:value="0.5926562" calcext:value-type="float">
            <text:p>0.5926562</text:p>
          </table:table-cell>
          <table:table-cell office:value-type="float" office:value="2.0224313" calcext:value-type="float">
            <text:p>2.0224313</text:p>
          </table:table-cell>
          <table:table-cell office:value-type="float" office:value="0.1730667" calcext:value-type="float">
            <text:p>0.1730667</text:p>
          </table:table-cell>
          <table:table-cell office:value-type="float" office:value="0.1892272" calcext:value-type="float">
            <text:p>0.18922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8105" calcext:value-type="float">
            <text:p>0.0258105</text:p>
          </table:table-cell>
          <table:table-cell office:value-type="float" office:value="0.0450521" calcext:value-type="float">
            <text:p>0.0450521</text:p>
          </table:table-cell>
          <table:table-cell office:value-type="float" office:value="0.0075894" calcext:value-type="float">
            <text:p>0.0075894</text:p>
          </table:table-cell>
          <table:table-cell office:value-type="float" office:value="0.0086354" calcext:value-type="float">
            <text:p>0.0086354</text:p>
          </table:table-cell>
          <table:table-cell office:value-type="float" office:value="0.1351929" calcext:value-type="float">
            <text:p>0.1351929</text:p>
          </table:table-cell>
          <table:table-cell office:value-type="float" office:value="0.1650969" calcext:value-type="float">
            <text:p>0.1650969</text:p>
          </table:table-cell>
          <table:table-cell office:value-type="float" office:value="0.0408202" calcext:value-type="float">
            <text:p>0.0408202</text:p>
          </table:table-cell>
          <table:table-cell office:value-type="float" office:value="0.0446405" calcext:value-type="float">
            <text:p>0.0446405</text:p>
          </table:table-cell>
          <table:table-cell office:value-type="float" office:value="0.2803497" calcext:value-type="float">
            <text:p>0.2803497</text:p>
          </table:table-cell>
          <table:table-cell office:value-type="float" office:value="1.1496551" calcext:value-type="float">
            <text:p>1.1496551</text:p>
          </table:table-cell>
          <table:table-cell office:value-type="float" office:value="0.0846637" calcext:value-type="float">
            <text:p>0.0846637</text:p>
          </table:table-cell>
          <table:table-cell office:value-type="float" office:value="0.0897693" calcext:value-type="float">
            <text:p>0.0897693</text:p>
          </table:table-cell>
          <table:table-cell office:value-type="float" office:value="0.5819094" calcext:value-type="float">
            <text:p>0.5819094</text:p>
          </table:table-cell>
          <table:table-cell office:value-type="float" office:value="0.8178653" calcext:value-type="float">
            <text:p>0.8178653</text:p>
          </table:table-cell>
          <table:table-cell office:value-type="float" office:value="0.1760679" calcext:value-type="float">
            <text:p>0.1760679</text:p>
          </table:table-cell>
          <table:table-cell office:value-type="float" office:value="0.185403" calcext:value-type="float">
            <text:p>0.1854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003" calcext:value-type="float">
            <text:p>0.0259003</text:p>
          </table:table-cell>
          <table:table-cell office:value-type="float" office:value="0.0240839" calcext:value-type="float">
            <text:p>0.0240839</text:p>
          </table:table-cell>
          <table:table-cell office:value-type="float" office:value="0.0076169" calcext:value-type="float">
            <text:p>0.0076169</text:p>
          </table:table-cell>
          <table:table-cell office:value-type="float" office:value="0.0085158" calcext:value-type="float">
            <text:p>0.0085158</text:p>
          </table:table-cell>
          <table:table-cell office:value-type="float" office:value="0.1352116" calcext:value-type="float">
            <text:p>0.1352116</text:p>
          </table:table-cell>
          <table:table-cell office:value-type="float" office:value="0.1833187" calcext:value-type="float">
            <text:p>0.1833187</text:p>
          </table:table-cell>
          <table:table-cell office:value-type="float" office:value="0.0409088" calcext:value-type="float">
            <text:p>0.0409088</text:p>
          </table:table-cell>
          <table:table-cell office:value-type="float" office:value="0.0450919" calcext:value-type="float">
            <text:p>0.0450919</text:p>
          </table:table-cell>
          <table:table-cell office:value-type="float" office:value="0.2786764" calcext:value-type="float">
            <text:p>0.2786764</text:p>
          </table:table-cell>
          <table:table-cell office:value-type="float" office:value="0.455924" calcext:value-type="float">
            <text:p>0.455924</text:p>
          </table:table-cell>
          <table:table-cell office:value-type="float" office:value="0.0833709" calcext:value-type="float">
            <text:p>0.0833709</text:p>
          </table:table-cell>
          <table:table-cell office:value-type="float" office:value="0.0903232" calcext:value-type="float">
            <text:p>0.0903232</text:p>
          </table:table-cell>
          <table:table-cell office:value-type="float" office:value="0.5831953" calcext:value-type="float">
            <text:p>0.5831953</text:p>
          </table:table-cell>
          <table:table-cell office:value-type="float" office:value="5.9586384" calcext:value-type="float">
            <text:p>5.9586384</text:p>
          </table:table-cell>
          <table:table-cell office:value-type="float" office:value="0.1805333" calcext:value-type="float">
            <text:p>0.1805333</text:p>
          </table:table-cell>
          <table:table-cell office:value-type="float" office:value="0.187632" calcext:value-type="float">
            <text:p>0.1876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5094" calcext:value-type="float">
            <text:p>0.0255094</text:p>
          </table:table-cell>
          <table:table-cell office:value-type="float" office:value="0.030802" calcext:value-type="float">
            <text:p>0.030802</text:p>
          </table:table-cell>
          <table:table-cell office:value-type="float" office:value="0.0078002" calcext:value-type="float">
            <text:p>0.0078002</text:p>
          </table:table-cell>
          <table:table-cell office:value-type="float" office:value="0.0086667" calcext:value-type="float">
            <text:p>0.0086667</text:p>
          </table:table-cell>
          <table:table-cell office:value-type="float" office:value="0.1357939" calcext:value-type="float">
            <text:p>0.1357939</text:p>
          </table:table-cell>
          <table:table-cell office:value-type="float" office:value="0.2197144" calcext:value-type="float">
            <text:p>0.2197144</text:p>
          </table:table-cell>
          <table:table-cell office:value-type="float" office:value="0.042018" calcext:value-type="float">
            <text:p>0.042018</text:p>
          </table:table-cell>
          <table:table-cell office:value-type="float" office:value="0.0447808" calcext:value-type="float">
            <text:p>0.0447808</text:p>
          </table:table-cell>
          <table:table-cell office:value-type="float" office:value="0.2824061" calcext:value-type="float">
            <text:p>0.2824061</text:p>
          </table:table-cell>
          <table:table-cell office:value-type="float" office:value="0.2689042" calcext:value-type="float">
            <text:p>0.2689042</text:p>
          </table:table-cell>
          <table:table-cell office:value-type="float" office:value="0.083598" calcext:value-type="float">
            <text:p>0.083598</text:p>
          </table:table-cell>
          <table:table-cell office:value-type="float" office:value="0.0920533" calcext:value-type="float">
            <text:p>0.0920533</text:p>
          </table:table-cell>
          <table:table-cell office:value-type="float" office:value="0.5859898" calcext:value-type="float">
            <text:p>0.5859898</text:p>
          </table:table-cell>
          <table:table-cell office:value-type="float" office:value="0.7413665" calcext:value-type="float">
            <text:p>0.7413665</text:p>
          </table:table-cell>
          <table:table-cell office:value-type="float" office:value="0.1763501" calcext:value-type="float">
            <text:p>0.1763501</text:p>
          </table:table-cell>
          <table:table-cell office:value-type="float" office:value="0.1890823" calcext:value-type="float">
            <text:p>0.18908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31" calcext:value-type="float">
            <text:p>0.025631</text:p>
          </table:table-cell>
          <table:table-cell office:value-type="float" office:value="0.051201" calcext:value-type="float">
            <text:p>0.051201</text:p>
          </table:table-cell>
          <table:table-cell office:value-type="float" office:value="0.007657" calcext:value-type="float">
            <text:p>0.007657</text:p>
          </table:table-cell>
          <table:table-cell office:value-type="float" office:value="0.0084882" calcext:value-type="float">
            <text:p>0.0084882</text:p>
          </table:table-cell>
          <table:table-cell office:value-type="float" office:value="0.1379143" calcext:value-type="float">
            <text:p>0.1379143</text:p>
          </table:table-cell>
          <table:table-cell office:value-type="float" office:value="0.2393423" calcext:value-type="float">
            <text:p>0.2393423</text:p>
          </table:table-cell>
          <table:table-cell office:value-type="float" office:value="0.0425892" calcext:value-type="float">
            <text:p>0.0425892</text:p>
          </table:table-cell>
          <table:table-cell office:value-type="float" office:value="0.0459194" calcext:value-type="float">
            <text:p>0.0459194</text:p>
          </table:table-cell>
          <table:table-cell office:value-type="float" office:value="0.2828161" calcext:value-type="float">
            <text:p>0.2828161</text:p>
          </table:table-cell>
          <table:table-cell office:value-type="float" office:value="0.5108851" calcext:value-type="float">
            <text:p>0.5108851</text:p>
          </table:table-cell>
          <table:table-cell office:value-type="float" office:value="0.0839091" calcext:value-type="float">
            <text:p>0.0839091</text:p>
          </table:table-cell>
          <table:table-cell office:value-type="float" office:value="0.093559" calcext:value-type="float">
            <text:p>0.093559</text:p>
          </table:table-cell>
          <table:table-cell office:value-type="float" office:value="0.5797005" calcext:value-type="float">
            <text:p>0.5797005</text:p>
          </table:table-cell>
          <table:table-cell office:value-type="float" office:value="1.4262887" calcext:value-type="float">
            <text:p>1.4262887</text:p>
          </table:table-cell>
          <table:table-cell office:value-type="float" office:value="0.1716143" calcext:value-type="float">
            <text:p>0.1716143</text:p>
          </table:table-cell>
          <table:table-cell office:value-type="float" office:value="0.189498" calcext:value-type="float">
            <text:p>0.1894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765" calcext:value-type="float">
            <text:p>0.0259765</text:p>
          </table:table-cell>
          <table:table-cell office:value-type="float" office:value="0.0255325" calcext:value-type="float">
            <text:p>0.0255325</text:p>
          </table:table-cell>
          <table:table-cell office:value-type="float" office:value="0.0081447" calcext:value-type="float">
            <text:p>0.0081447</text:p>
          </table:table-cell>
          <table:table-cell office:value-type="float" office:value="0.0082282" calcext:value-type="float">
            <text:p>0.0082282</text:p>
          </table:table-cell>
          <table:table-cell office:value-type="float" office:value="0.1361191" calcext:value-type="float">
            <text:p>0.1361191</text:p>
          </table:table-cell>
          <table:table-cell office:value-type="float" office:value="0.2242568" calcext:value-type="float">
            <text:p>0.2242568</text:p>
          </table:table-cell>
          <table:table-cell office:value-type="float" office:value="0.0430069" calcext:value-type="float">
            <text:p>0.0430069</text:p>
          </table:table-cell>
          <table:table-cell office:value-type="float" office:value="0.046648" calcext:value-type="float">
            <text:p>0.046648</text:p>
          </table:table-cell>
          <table:table-cell office:value-type="float" office:value="0.2823536" calcext:value-type="float">
            <text:p>0.2823536</text:p>
          </table:table-cell>
          <table:table-cell office:value-type="float" office:value="0.3037973" calcext:value-type="float">
            <text:p>0.3037973</text:p>
          </table:table-cell>
          <table:table-cell office:value-type="float" office:value="0.0835144" calcext:value-type="float">
            <text:p>0.0835144</text:p>
          </table:table-cell>
          <table:table-cell office:value-type="float" office:value="0.0948655" calcext:value-type="float">
            <text:p>0.0948655</text:p>
          </table:table-cell>
          <table:table-cell office:value-type="float" office:value="0.5905067" calcext:value-type="float">
            <text:p>0.5905067</text:p>
          </table:table-cell>
          <table:table-cell office:value-type="float" office:value="3.1858119" calcext:value-type="float">
            <text:p>3.1858119</text:p>
          </table:table-cell>
          <table:table-cell office:value-type="float" office:value="0.1771745" calcext:value-type="float">
            <text:p>0.1771745</text:p>
          </table:table-cell>
          <table:table-cell office:value-type="float" office:value="0.1890026" calcext:value-type="float">
            <text:p>0.18900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8625" calcext:value-type="float">
            <text:p>0.0268625</text:p>
          </table:table-cell>
          <table:table-cell office:value-type="float" office:value="0.0251783" calcext:value-type="float">
            <text:p>0.0251783</text:p>
          </table:table-cell>
          <table:table-cell office:value-type="float" office:value="0.0079772" calcext:value-type="float">
            <text:p>0.0079772</text:p>
          </table:table-cell>
          <table:table-cell office:value-type="float" office:value="0.0084667" calcext:value-type="float">
            <text:p>0.0084667</text:p>
          </table:table-cell>
          <table:table-cell office:value-type="float" office:value="0.136313" calcext:value-type="float">
            <text:p>0.136313</text:p>
          </table:table-cell>
          <table:table-cell office:value-type="float" office:value="0.1719133" calcext:value-type="float">
            <text:p>0.1719133</text:p>
          </table:table-cell>
          <table:table-cell office:value-type="float" office:value="0.0422253" calcext:value-type="float">
            <text:p>0.0422253</text:p>
          </table:table-cell>
          <table:table-cell office:value-type="float" office:value="0.0446124" calcext:value-type="float">
            <text:p>0.0446124</text:p>
          </table:table-cell>
          <table:table-cell office:value-type="float" office:value="0.298813" calcext:value-type="float">
            <text:p>0.298813</text:p>
          </table:table-cell>
          <table:table-cell office:value-type="float" office:value="0.325883" calcext:value-type="float">
            <text:p>0.325883</text:p>
          </table:table-cell>
          <table:table-cell office:value-type="float" office:value="0.0833539" calcext:value-type="float">
            <text:p>0.0833539</text:p>
          </table:table-cell>
          <table:table-cell office:value-type="float" office:value="0.0938288" calcext:value-type="float">
            <text:p>0.0938288</text:p>
          </table:table-cell>
          <table:table-cell office:value-type="float" office:value="0.6078172" calcext:value-type="float">
            <text:p>0.6078172</text:p>
          </table:table-cell>
          <table:table-cell office:value-type="float" office:value="0.5944039" calcext:value-type="float">
            <text:p>0.5944039</text:p>
          </table:table-cell>
          <table:table-cell office:value-type="float" office:value="0.1715437" calcext:value-type="float">
            <text:p>0.1715437</text:p>
          </table:table-cell>
          <table:table-cell office:value-type="float" office:value="0.1862303" calcext:value-type="float">
            <text:p>0.18623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3112" calcext:value-type="float">
            <text:p>0.0263112</text:p>
          </table:table-cell>
          <table:table-cell office:value-type="float" office:value="0.0237578" calcext:value-type="float">
            <text:p>0.0237578</text:p>
          </table:table-cell>
          <table:table-cell office:value-type="float" office:value="0.0077981" calcext:value-type="float">
            <text:p>0.0077981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134384" calcext:value-type="float">
            <text:p>0.134384</text:p>
          </table:table-cell>
          <table:table-cell office:value-type="float" office:value="0.1316088" calcext:value-type="float">
            <text:p>0.1316088</text:p>
          </table:table-cell>
          <table:table-cell office:value-type="float" office:value="0.0420799" calcext:value-type="float">
            <text:p>0.0420799</text:p>
          </table:table-cell>
          <table:table-cell office:value-type="float" office:value="0.0477354" calcext:value-type="float">
            <text:p>0.0477354</text:p>
          </table:table-cell>
          <table:table-cell office:value-type="float" office:value="0.2812475" calcext:value-type="float">
            <text:p>0.2812475</text:p>
          </table:table-cell>
          <table:table-cell office:value-type="float" office:value="0.4279335" calcext:value-type="float">
            <text:p>0.4279335</text:p>
          </table:table-cell>
          <table:table-cell office:value-type="float" office:value="0.0835018" calcext:value-type="float">
            <text:p>0.0835018</text:p>
          </table:table-cell>
          <table:table-cell office:value-type="float" office:value="0.0899813" calcext:value-type="float">
            <text:p>0.0899813</text:p>
          </table:table-cell>
          <table:table-cell office:value-type="float" office:value="0.5947771" calcext:value-type="float">
            <text:p>0.5947771</text:p>
          </table:table-cell>
          <table:table-cell office:value-type="float" office:value="6.70514" calcext:value-type="float">
            <text:p>6.70514</text:p>
          </table:table-cell>
          <table:table-cell office:value-type="float" office:value="0.1738211" calcext:value-type="float">
            <text:p>0.1738211</text:p>
          </table:table-cell>
          <table:table-cell office:value-type="float" office:value="0.1925701" calcext:value-type="float">
            <text:p>0.19257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6375" calcext:value-type="float">
            <text:p>0.0266375</text:p>
          </table:table-cell>
          <table:table-cell office:value-type="float" office:value="0.0240951" calcext:value-type="float">
            <text:p>0.0240951</text:p>
          </table:table-cell>
          <table:table-cell office:value-type="float" office:value="0.0076199" calcext:value-type="float">
            <text:p>0.0076199</text:p>
          </table:table-cell>
          <table:table-cell office:value-type="float" office:value="0.008604" calcext:value-type="float">
            <text:p>0.008604</text:p>
          </table:table-cell>
          <table:table-cell office:value-type="float" office:value="0.1368887" calcext:value-type="float">
            <text:p>0.1368887</text:p>
          </table:table-cell>
          <table:table-cell office:value-type="float" office:value="0.1319417" calcext:value-type="float">
            <text:p>0.1319417</text:p>
          </table:table-cell>
          <table:table-cell office:value-type="float" office:value="0.0426809" calcext:value-type="float">
            <text:p>0.0426809</text:p>
          </table:table-cell>
          <table:table-cell office:value-type="float" office:value="0.0450525" calcext:value-type="float">
            <text:p>0.0450525</text:p>
          </table:table-cell>
          <table:table-cell office:value-type="float" office:value="0.2794397" calcext:value-type="float">
            <text:p>0.2794397</text:p>
          </table:table-cell>
          <table:table-cell office:value-type="float" office:value="1.1738067" calcext:value-type="float">
            <text:p>1.1738067</text:p>
          </table:table-cell>
          <table:table-cell office:value-type="float" office:value="0.0839587" calcext:value-type="float">
            <text:p>0.0839587</text:p>
          </table:table-cell>
          <table:table-cell office:value-type="float" office:value="0.0950621" calcext:value-type="float">
            <text:p>0.0950621</text:p>
          </table:table-cell>
          <table:table-cell office:value-type="float" office:value="0.6002403" calcext:value-type="float">
            <text:p>0.6002403</text:p>
          </table:table-cell>
          <table:table-cell office:value-type="float" office:value="0.5943698" calcext:value-type="float">
            <text:p>0.5943698</text:p>
          </table:table-cell>
          <table:table-cell office:value-type="float" office:value="0.1712727" calcext:value-type="float">
            <text:p>0.1712727</text:p>
          </table:table-cell>
          <table:table-cell office:value-type="float" office:value="0.1898128" calcext:value-type="float">
            <text:p>0.18981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442" calcext:value-type="float">
            <text:p>0.0256442</text:p>
          </table:table-cell>
          <table:table-cell office:value-type="float" office:value="0.0239604" calcext:value-type="float">
            <text:p>0.0239604</text:p>
          </table:table-cell>
          <table:table-cell office:value-type="float" office:value="0.008204" calcext:value-type="float">
            <text:p>0.008204</text:p>
          </table:table-cell>
          <table:table-cell office:value-type="float" office:value="0.0085416" calcext:value-type="float">
            <text:p>0.0085416</text:p>
          </table:table-cell>
          <table:table-cell office:value-type="float" office:value="0.1358534" calcext:value-type="float">
            <text:p>0.1358534</text:p>
          </table:table-cell>
          <table:table-cell office:value-type="float" office:value="0.1248424" calcext:value-type="float">
            <text:p>0.1248424</text:p>
          </table:table-cell>
          <table:table-cell office:value-type="float" office:value="0.0427572" calcext:value-type="float">
            <text:p>0.0427572</text:p>
          </table:table-cell>
          <table:table-cell office:value-type="float" office:value="0.0476201" calcext:value-type="float">
            <text:p>0.0476201</text:p>
          </table:table-cell>
          <table:table-cell office:value-type="float" office:value="0.2806043" calcext:value-type="float">
            <text:p>0.2806043</text:p>
          </table:table-cell>
          <table:table-cell office:value-type="float" office:value="0.3003123" calcext:value-type="float">
            <text:p>0.3003123</text:p>
          </table:table-cell>
          <table:table-cell office:value-type="float" office:value="0.0910901" calcext:value-type="float">
            <text:p>0.0910901</text:p>
          </table:table-cell>
          <table:table-cell office:value-type="float" office:value="0.0936797" calcext:value-type="float">
            <text:p>0.0936797</text:p>
          </table:table-cell>
          <table:table-cell office:value-type="float" office:value="0.5992656" calcext:value-type="float">
            <text:p>0.5992656</text:p>
          </table:table-cell>
          <table:table-cell office:value-type="float" office:value="0.6156241" calcext:value-type="float">
            <text:p>0.6156241</text:p>
          </table:table-cell>
          <table:table-cell office:value-type="float" office:value="0.171162" calcext:value-type="float">
            <text:p>0.171162</text:p>
          </table:table-cell>
          <table:table-cell office:value-type="float" office:value="0.1912958" calcext:value-type="float">
            <text:p>0.19129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2742" calcext:value-type="float">
            <text:p>0.0262742</text:p>
          </table:table-cell>
          <table:table-cell office:value-type="float" office:value="0.0354205" calcext:value-type="float">
            <text:p>0.0354205</text:p>
          </table:table-cell>
          <table:table-cell office:value-type="float" office:value="0.0077744" calcext:value-type="float">
            <text:p>0.0077744</text:p>
          </table:table-cell>
          <table:table-cell office:value-type="float" office:value="0.0082127" calcext:value-type="float">
            <text:p>0.0082127</text:p>
          </table:table-cell>
          <table:table-cell office:value-type="float" office:value="0.1356495" calcext:value-type="float">
            <text:p>0.1356495</text:p>
          </table:table-cell>
          <table:table-cell office:value-type="float" office:value="0.1490147" calcext:value-type="float">
            <text:p>0.1490147</text:p>
          </table:table-cell>
          <table:table-cell office:value-type="float" office:value="0.042271" calcext:value-type="float">
            <text:p>0.042271</text:p>
          </table:table-cell>
          <table:table-cell office:value-type="float" office:value="0.046877" calcext:value-type="float">
            <text:p>0.046877</text:p>
          </table:table-cell>
          <table:table-cell office:value-type="float" office:value="0.2834956" calcext:value-type="float">
            <text:p>0.2834956</text:p>
          </table:table-cell>
          <table:table-cell office:value-type="float" office:value="0.2720754" calcext:value-type="float">
            <text:p>0.2720754</text:p>
          </table:table-cell>
          <table:table-cell office:value-type="float" office:value="0.0835651" calcext:value-type="float">
            <text:p>0.0835651</text:p>
          </table:table-cell>
          <table:table-cell office:value-type="float" office:value="0.0911146" calcext:value-type="float">
            <text:p>0.0911146</text:p>
          </table:table-cell>
          <table:table-cell office:value-type="float" office:value="0.5866203" calcext:value-type="float">
            <text:p>0.5866203</text:p>
          </table:table-cell>
          <table:table-cell office:value-type="float" office:value="0.8958018" calcext:value-type="float">
            <text:p>0.8958018</text:p>
          </table:table-cell>
          <table:table-cell office:value-type="float" office:value="0.1707919" calcext:value-type="float">
            <text:p>0.1707919</text:p>
          </table:table-cell>
          <table:table-cell office:value-type="float" office:value="0.1873129" calcext:value-type="float">
            <text:p>0.18731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2175" calcext:value-type="float">
            <text:p>0.0252175</text:p>
          </table:table-cell>
          <table:table-cell office:value-type="float" office:value="0.0235662" calcext:value-type="float">
            <text:p>0.0235662</text:p>
          </table:table-cell>
          <table:table-cell office:value-type="float" office:value="0.0078102" calcext:value-type="float">
            <text:p>0.0078102</text:p>
          </table:table-cell>
          <table:table-cell office:value-type="float" office:value="0.0084454" calcext:value-type="float">
            <text:p>0.0084454</text:p>
          </table:table-cell>
          <table:table-cell office:value-type="float" office:value="0.1334907" calcext:value-type="float">
            <text:p>0.1334907</text:p>
          </table:table-cell>
          <table:table-cell office:value-type="float" office:value="0.1769272" calcext:value-type="float">
            <text:p>0.1769272</text:p>
          </table:table-cell>
          <table:table-cell office:value-type="float" office:value="0.0410685" calcext:value-type="float">
            <text:p>0.0410685</text:p>
          </table:table-cell>
          <table:table-cell office:value-type="float" office:value="0.0475149" calcext:value-type="float">
            <text:p>0.0475149</text:p>
          </table:table-cell>
          <table:table-cell office:value-type="float" office:value="0.2816691" calcext:value-type="float">
            <text:p>0.2816691</text:p>
          </table:table-cell>
          <table:table-cell office:value-type="float" office:value="1.36801" calcext:value-type="float">
            <text:p>1.36801</text:p>
          </table:table-cell>
          <table:table-cell office:value-type="float" office:value="0.083614" calcext:value-type="float">
            <text:p>0.083614</text:p>
          </table:table-cell>
          <table:table-cell office:value-type="float" office:value="0.0911884" calcext:value-type="float">
            <text:p>0.0911884</text:p>
          </table:table-cell>
          <table:table-cell office:value-type="float" office:value="0.5884715" calcext:value-type="float">
            <text:p>0.5884715</text:p>
          </table:table-cell>
          <table:table-cell office:value-type="float" office:value="0.5468315" calcext:value-type="float">
            <text:p>0.5468315</text:p>
          </table:table-cell>
          <table:table-cell office:value-type="float" office:value="0.1814152" calcext:value-type="float">
            <text:p>0.1814152</text:p>
          </table:table-cell>
          <table:table-cell office:value-type="float" office:value="0.1864151" calcext:value-type="float">
            <text:p>0.186415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706" calcext:value-type="float">
            <text:p>0.025706</text:p>
          </table:table-cell>
          <table:table-cell office:value-type="float" office:value="0.0423852" calcext:value-type="float">
            <text:p>0.0423852</text:p>
          </table:table-cell>
          <table:table-cell office:value-type="float" office:value="0.0076216" calcext:value-type="float">
            <text:p>0.0076216</text:p>
          </table:table-cell>
          <table:table-cell office:value-type="float" office:value="0.0084532" calcext:value-type="float">
            <text:p>0.0084532</text:p>
          </table:table-cell>
          <table:table-cell office:value-type="float" office:value="0.1359085" calcext:value-type="float">
            <text:p>0.1359085</text:p>
          </table:table-cell>
          <table:table-cell office:value-type="float" office:value="0.4900852" calcext:value-type="float">
            <text:p>0.4900852</text:p>
          </table:table-cell>
          <table:table-cell office:value-type="float" office:value="0.0408709" calcext:value-type="float">
            <text:p>0.0408709</text:p>
          </table:table-cell>
          <table:table-cell office:value-type="float" office:value="0.0447321" calcext:value-type="float">
            <text:p>0.0447321</text:p>
          </table:table-cell>
          <table:table-cell office:value-type="float" office:value="0.2963868" calcext:value-type="float">
            <text:p>0.2963868</text:p>
          </table:table-cell>
          <table:table-cell office:value-type="float" office:value="0.5949464" calcext:value-type="float">
            <text:p>0.5949464</text:p>
          </table:table-cell>
          <table:table-cell office:value-type="float" office:value="0.0838963" calcext:value-type="float">
            <text:p>0.0838963</text:p>
          </table:table-cell>
          <table:table-cell office:value-type="float" office:value="0.0907081" calcext:value-type="float">
            <text:p>0.0907081</text:p>
          </table:table-cell>
          <table:table-cell office:value-type="float" office:value="0.5929961" calcext:value-type="float">
            <text:p>0.5929961</text:p>
          </table:table-cell>
          <table:table-cell office:value-type="float" office:value="3.169437" calcext:value-type="float">
            <text:p>3.169437</text:p>
          </table:table-cell>
          <table:table-cell office:value-type="float" office:value="0.1790803" calcext:value-type="float">
            <text:p>0.1790803</text:p>
          </table:table-cell>
          <table:table-cell office:value-type="float" office:value="0.1961219" calcext:value-type="float">
            <text:p>0.19612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013" calcext:value-type="float">
            <text:p>0.0260013</text:p>
          </table:table-cell>
          <table:table-cell office:value-type="float" office:value="0.0283808" calcext:value-type="float">
            <text:p>0.0283808</text:p>
          </table:table-cell>
          <table:table-cell office:value-type="float" office:value="0.0076992" calcext:value-type="float">
            <text:p>0.0076992</text:p>
          </table:table-cell>
          <table:table-cell office:value-type="float" office:value="0.0081172" calcext:value-type="float">
            <text:p>0.0081172</text:p>
          </table:table-cell>
          <table:table-cell office:value-type="float" office:value="0.1355225" calcext:value-type="float">
            <text:p>0.1355225</text:p>
          </table:table-cell>
          <table:table-cell office:value-type="float" office:value="0.1261716" calcext:value-type="float">
            <text:p>0.1261716</text:p>
          </table:table-cell>
          <table:table-cell office:value-type="float" office:value="0.0433251" calcext:value-type="float">
            <text:p>0.0433251</text:p>
          </table:table-cell>
          <table:table-cell office:value-type="float" office:value="0.0457432" calcext:value-type="float">
            <text:p>0.0457432</text:p>
          </table:table-cell>
          <table:table-cell office:value-type="float" office:value="0.2828658" calcext:value-type="float">
            <text:p>0.2828658</text:p>
          </table:table-cell>
          <table:table-cell office:value-type="float" office:value="0.8711216" calcext:value-type="float">
            <text:p>0.8711216</text:p>
          </table:table-cell>
          <table:table-cell office:value-type="float" office:value="0.0837594" calcext:value-type="float">
            <text:p>0.0837594</text:p>
          </table:table-cell>
          <table:table-cell office:value-type="float" office:value="0.0926084" calcext:value-type="float">
            <text:p>0.0926084</text:p>
          </table:table-cell>
          <table:table-cell office:value-type="float" office:value="0.5872456" calcext:value-type="float">
            <text:p>0.5872456</text:p>
          </table:table-cell>
          <table:table-cell office:value-type="float" office:value="1.6592637" calcext:value-type="float">
            <text:p>1.6592637</text:p>
          </table:table-cell>
          <table:table-cell office:value-type="float" office:value="0.1825232" calcext:value-type="float">
            <text:p>0.1825232</text:p>
          </table:table-cell>
          <table:table-cell office:value-type="float" office:value="0.185981" calcext:value-type="float">
            <text:p>0.1859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6325" calcext:value-type="float">
            <text:p>0.0266325</text:p>
          </table:table-cell>
          <table:table-cell office:value-type="float" office:value="0.0266177" calcext:value-type="float">
            <text:p>0.0266177</text:p>
          </table:table-cell>
          <table:table-cell office:value-type="float" office:value="0.0076813" calcext:value-type="float">
            <text:p>0.0076813</text:p>
          </table:table-cell>
          <table:table-cell office:value-type="float" office:value="0.0081638" calcext:value-type="float">
            <text:p>0.0081638</text:p>
          </table:table-cell>
          <table:table-cell office:value-type="float" office:value="0.1356521" calcext:value-type="float">
            <text:p>0.1356521</text:p>
          </table:table-cell>
          <table:table-cell office:value-type="float" office:value="0.1361798" calcext:value-type="float">
            <text:p>0.1361798</text:p>
          </table:table-cell>
          <table:table-cell office:value-type="float" office:value="0.0411269" calcext:value-type="float">
            <text:p>0.0411269</text:p>
          </table:table-cell>
          <table:table-cell office:value-type="float" office:value="0.0448303" calcext:value-type="float">
            <text:p>0.0448303</text:p>
          </table:table-cell>
          <table:table-cell office:value-type="float" office:value="0.2945631" calcext:value-type="float">
            <text:p>0.2945631</text:p>
          </table:table-cell>
          <table:table-cell office:value-type="float" office:value="0.3667612" calcext:value-type="float">
            <text:p>0.3667612</text:p>
          </table:table-cell>
          <table:table-cell office:value-type="float" office:value="0.0845085" calcext:value-type="float">
            <text:p>0.0845085</text:p>
          </table:table-cell>
          <table:table-cell office:value-type="float" office:value="0.0903859" calcext:value-type="float">
            <text:p>0.0903859</text:p>
          </table:table-cell>
          <table:table-cell office:value-type="float" office:value="0.5875691" calcext:value-type="float">
            <text:p>0.5875691</text:p>
          </table:table-cell>
          <table:table-cell office:value-type="float" office:value="1.3905664" calcext:value-type="float">
            <text:p>1.3905664</text:p>
          </table:table-cell>
          <table:table-cell office:value-type="float" office:value="0.179715" calcext:value-type="float">
            <text:p>0.179715</text:p>
          </table:table-cell>
          <table:table-cell office:value-type="float" office:value="0.1859404" calcext:value-type="float">
            <text:p>0.185940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083" calcext:value-type="float">
            <text:p>0.0250083</text:p>
          </table:table-cell>
          <table:table-cell office:value-type="float" office:value="0.0293321" calcext:value-type="float">
            <text:p>0.0293321</text:p>
          </table:table-cell>
          <table:table-cell office:value-type="float" office:value="0.0078095" calcext:value-type="float">
            <text:p>0.0078095</text:p>
          </table:table-cell>
          <table:table-cell office:value-type="float" office:value="0.0082766" calcext:value-type="float">
            <text:p>0.0082766</text:p>
          </table:table-cell>
          <table:table-cell office:value-type="float" office:value="0.1356858" calcext:value-type="float">
            <text:p>0.1356858</text:p>
          </table:table-cell>
          <table:table-cell office:value-type="float" office:value="0.1395877" calcext:value-type="float">
            <text:p>0.1395877</text:p>
          </table:table-cell>
          <table:table-cell office:value-type="float" office:value="0.0427947" calcext:value-type="float">
            <text:p>0.0427947</text:p>
          </table:table-cell>
          <table:table-cell office:value-type="float" office:value="0.0450038" calcext:value-type="float">
            <text:p>0.0450038</text:p>
          </table:table-cell>
          <table:table-cell office:value-type="float" office:value="0.2858167" calcext:value-type="float">
            <text:p>0.2858167</text:p>
          </table:table-cell>
          <table:table-cell office:value-type="float" office:value="0.8054421" calcext:value-type="float">
            <text:p>0.8054421</text:p>
          </table:table-cell>
          <table:table-cell office:value-type="float" office:value="0.0830682" calcext:value-type="float">
            <text:p>0.0830682</text:p>
          </table:table-cell>
          <table:table-cell office:value-type="float" office:value="0.0907122" calcext:value-type="float">
            <text:p>0.0907122</text:p>
          </table:table-cell>
          <table:table-cell office:value-type="float" office:value="0.5987686" calcext:value-type="float">
            <text:p>0.5987686</text:p>
          </table:table-cell>
          <table:table-cell office:value-type="float" office:value="0.7098832" calcext:value-type="float">
            <text:p>0.7098832</text:p>
          </table:table-cell>
          <table:table-cell office:value-type="float" office:value="0.177848" calcext:value-type="float">
            <text:p>0.177848</text:p>
          </table:table-cell>
          <table:table-cell office:value-type="float" office:value="0.1863764" calcext:value-type="float">
            <text:p>0.18637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731" calcext:value-type="float">
            <text:p>0.0249731</text:p>
          </table:table-cell>
          <table:table-cell office:value-type="float" office:value="0.0426244" calcext:value-type="float">
            <text:p>0.0426244</text:p>
          </table:table-cell>
          <table:table-cell office:value-type="float" office:value="0.0075093" calcext:value-type="float">
            <text:p>0.0075093</text:p>
          </table:table-cell>
          <table:table-cell office:value-type="float" office:value="0.0083069" calcext:value-type="float">
            <text:p>0.0083069</text:p>
          </table:table-cell>
          <table:table-cell office:value-type="float" office:value="0.1385545" calcext:value-type="float">
            <text:p>0.1385545</text:p>
          </table:table-cell>
          <table:table-cell office:value-type="float" office:value="0.1656983" calcext:value-type="float">
            <text:p>0.1656983</text:p>
          </table:table-cell>
          <table:table-cell office:value-type="float" office:value="0.0426715" calcext:value-type="float">
            <text:p>0.0426715</text:p>
          </table:table-cell>
          <table:table-cell office:value-type="float" office:value="0.0449314" calcext:value-type="float">
            <text:p>0.0449314</text:p>
          </table:table-cell>
          <table:table-cell office:value-type="float" office:value="0.287163" calcext:value-type="float">
            <text:p>0.287163</text:p>
          </table:table-cell>
          <table:table-cell office:value-type="float" office:value="0.2754358" calcext:value-type="float">
            <text:p>0.2754358</text:p>
          </table:table-cell>
          <table:table-cell office:value-type="float" office:value="0.0832866" calcext:value-type="float">
            <text:p>0.0832866</text:p>
          </table:table-cell>
          <table:table-cell office:value-type="float" office:value="0.0907976" calcext:value-type="float">
            <text:p>0.0907976</text:p>
          </table:table-cell>
          <table:table-cell office:value-type="float" office:value="0.6066679" calcext:value-type="float">
            <text:p>0.6066679</text:p>
          </table:table-cell>
          <table:table-cell office:value-type="float" office:value="1.4895851" calcext:value-type="float">
            <text:p>1.4895851</text:p>
          </table:table-cell>
          <table:table-cell office:value-type="float" office:value="0.1793929" calcext:value-type="float">
            <text:p>0.1793929</text:p>
          </table:table-cell>
          <table:table-cell office:value-type="float" office:value="0.1866211" calcext:value-type="float">
            <text:p>0.18662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957" calcext:value-type="float">
            <text:p>0.0250957</text:p>
          </table:table-cell>
          <table:table-cell office:value-type="float" office:value="0.031873" calcext:value-type="float">
            <text:p>0.031873</text:p>
          </table:table-cell>
          <table:table-cell office:value-type="float" office:value="0.0075657" calcext:value-type="float">
            <text:p>0.0075657</text:p>
          </table:table-cell>
          <table:table-cell office:value-type="float" office:value="0.0083362" calcext:value-type="float">
            <text:p>0.0083362</text:p>
          </table:table-cell>
          <table:table-cell office:value-type="float" office:value="0.1418832" calcext:value-type="float">
            <text:p>0.1418832</text:p>
          </table:table-cell>
          <table:table-cell office:value-type="float" office:value="0.1519973" calcext:value-type="float">
            <text:p>0.1519973</text:p>
          </table:table-cell>
          <table:table-cell office:value-type="float" office:value="0.0407002" calcext:value-type="float">
            <text:p>0.0407002</text:p>
          </table:table-cell>
          <table:table-cell office:value-type="float" office:value="0.0450646" calcext:value-type="float">
            <text:p>0.0450646</text:p>
          </table:table-cell>
          <table:table-cell office:value-type="float" office:value="0.2835353" calcext:value-type="float">
            <text:p>0.2835353</text:p>
          </table:table-cell>
          <table:table-cell office:value-type="float" office:value="0.2628592" calcext:value-type="float">
            <text:p>0.2628592</text:p>
          </table:table-cell>
          <table:table-cell office:value-type="float" office:value="0.0839832" calcext:value-type="float">
            <text:p>0.0839832</text:p>
          </table:table-cell>
          <table:table-cell office:value-type="float" office:value="0.0927114" calcext:value-type="float">
            <text:p>0.0927114</text:p>
          </table:table-cell>
          <table:table-cell office:value-type="float" office:value="0.6084506" calcext:value-type="float">
            <text:p>0.6084506</text:p>
          </table:table-cell>
          <table:table-cell office:value-type="float" office:value="0.9953336" calcext:value-type="float">
            <text:p>0.9953336</text:p>
          </table:table-cell>
          <table:table-cell office:value-type="float" office:value="0.1736386" calcext:value-type="float">
            <text:p>0.1736386</text:p>
          </table:table-cell>
          <table:table-cell office:value-type="float" office:value="0.1881501" calcext:value-type="float">
            <text:p>0.18815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909" calcext:value-type="float">
            <text:p>0.0253909</text:p>
          </table:table-cell>
          <table:table-cell office:value-type="float" office:value="0.0507198" calcext:value-type="float">
            <text:p>0.0507198</text:p>
          </table:table-cell>
          <table:table-cell office:value-type="float" office:value="0.0080815" calcext:value-type="float">
            <text:p>0.0080815</text:p>
          </table:table-cell>
          <table:table-cell office:value-type="float" office:value="0.0082521" calcext:value-type="float">
            <text:p>0.0082521</text:p>
          </table:table-cell>
          <table:table-cell office:value-type="float" office:value="0.1410724" calcext:value-type="float">
            <text:p>0.1410724</text:p>
          </table:table-cell>
          <table:table-cell office:value-type="float" office:value="0.4350612" calcext:value-type="float">
            <text:p>0.4350612</text:p>
          </table:table-cell>
          <table:table-cell office:value-type="float" office:value="0.0404443" calcext:value-type="float">
            <text:p>0.0404443</text:p>
          </table:table-cell>
          <table:table-cell office:value-type="float" office:value="0.0452026" calcext:value-type="float">
            <text:p>0.0452026</text:p>
          </table:table-cell>
          <table:table-cell office:value-type="float" office:value="0.2864888" calcext:value-type="float">
            <text:p>0.2864888</text:p>
          </table:table-cell>
          <table:table-cell office:value-type="float" office:value="1.3797531" calcext:value-type="float">
            <text:p>1.3797531</text:p>
          </table:table-cell>
          <table:table-cell office:value-type="float" office:value="0.0838365" calcext:value-type="float">
            <text:p>0.0838365</text:p>
          </table:table-cell>
          <table:table-cell office:value-type="float" office:value="0.0926236" calcext:value-type="float">
            <text:p>0.0926236</text:p>
          </table:table-cell>
          <table:table-cell office:value-type="float" office:value="0.5977974" calcext:value-type="float">
            <text:p>0.5977974</text:p>
          </table:table-cell>
          <table:table-cell office:value-type="float" office:value="1.2337379" calcext:value-type="float">
            <text:p>1.2337379</text:p>
          </table:table-cell>
          <table:table-cell office:value-type="float" office:value="0.1790942" calcext:value-type="float">
            <text:p>0.1790942</text:p>
          </table:table-cell>
          <table:table-cell office:value-type="float" office:value="0.187852" calcext:value-type="float">
            <text:p>0.1878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462" calcext:value-type="float">
            <text:p>0.0260462</text:p>
          </table:table-cell>
          <table:table-cell office:value-type="float" office:value="0.0248765" calcext:value-type="float">
            <text:p>0.0248765</text:p>
          </table:table-cell>
          <table:table-cell office:value-type="float" office:value="0.0081121" calcext:value-type="float">
            <text:p>0.0081121</text:p>
          </table:table-cell>
          <table:table-cell office:value-type="float" office:value="0.0082281" calcext:value-type="float">
            <text:p>0.0082281</text:p>
          </table:table-cell>
          <table:table-cell office:value-type="float" office:value="0.1402995" calcext:value-type="float">
            <text:p>0.1402995</text:p>
          </table:table-cell>
          <table:table-cell office:value-type="float" office:value="0.1402811" calcext:value-type="float">
            <text:p>0.1402811</text:p>
          </table:table-cell>
          <table:table-cell office:value-type="float" office:value="0.040632" calcext:value-type="float">
            <text:p>0.040632</text:p>
          </table:table-cell>
          <table:table-cell office:value-type="float" office:value="0.0447547" calcext:value-type="float">
            <text:p>0.0447547</text:p>
          </table:table-cell>
          <table:table-cell office:value-type="float" office:value="0.2841621" calcext:value-type="float">
            <text:p>0.2841621</text:p>
          </table:table-cell>
          <table:table-cell office:value-type="float" office:value="0.2614346" calcext:value-type="float">
            <text:p>0.2614346</text:p>
          </table:table-cell>
          <table:table-cell office:value-type="float" office:value="0.0834358" calcext:value-type="float">
            <text:p>0.0834358</text:p>
          </table:table-cell>
          <table:table-cell office:value-type="float" office:value="0.0903711" calcext:value-type="float">
            <text:p>0.0903711</text:p>
          </table:table-cell>
          <table:table-cell office:value-type="float" office:value="0.5982869" calcext:value-type="float">
            <text:p>0.5982869</text:p>
          </table:table-cell>
          <table:table-cell office:value-type="float" office:value="0.5931902" calcext:value-type="float">
            <text:p>0.5931902</text:p>
          </table:table-cell>
          <table:table-cell office:value-type="float" office:value="0.1831416" calcext:value-type="float">
            <text:p>0.1831416</text:p>
          </table:table-cell>
          <table:table-cell office:value-type="float" office:value="0.1862286" calcext:value-type="float">
            <text:p>0.18622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5931" calcext:value-type="float">
            <text:p>0.0255931</text:p>
          </table:table-cell>
          <table:table-cell office:value-type="float" office:value="0.0251616" calcext:value-type="float">
            <text:p>0.0251616</text:p>
          </table:table-cell>
          <table:table-cell office:value-type="float" office:value="0.0081859" calcext:value-type="float">
            <text:p>0.0081859</text:p>
          </table:table-cell>
          <table:table-cell office:value-type="float" office:value="0.0081919" calcext:value-type="float">
            <text:p>0.0081919</text:p>
          </table:table-cell>
          <table:table-cell office:value-type="float" office:value="0.1373094" calcext:value-type="float">
            <text:p>0.1373094</text:p>
          </table:table-cell>
          <table:table-cell office:value-type="float" office:value="0.2740844" calcext:value-type="float">
            <text:p>0.2740844</text:p>
          </table:table-cell>
          <table:table-cell office:value-type="float" office:value="0.0403474" calcext:value-type="float">
            <text:p>0.0403474</text:p>
          </table:table-cell>
          <table:table-cell office:value-type="float" office:value="0.0458165" calcext:value-type="float">
            <text:p>0.0458165</text:p>
          </table:table-cell>
          <table:table-cell office:value-type="float" office:value="0.287508" calcext:value-type="float">
            <text:p>0.287508</text:p>
          </table:table-cell>
          <table:table-cell office:value-type="float" office:value="0.8516995" calcext:value-type="float">
            <text:p>0.8516995</text:p>
          </table:table-cell>
          <table:table-cell office:value-type="float" office:value="0.0833446" calcext:value-type="float">
            <text:p>0.0833446</text:p>
          </table:table-cell>
          <table:table-cell office:value-type="float" office:value="0.0904486" calcext:value-type="float">
            <text:p>0.0904486</text:p>
          </table:table-cell>
          <table:table-cell office:value-type="float" office:value="0.5986636" calcext:value-type="float">
            <text:p>0.5986636</text:p>
          </table:table-cell>
          <table:table-cell office:value-type="float" office:value="0.5691075" calcext:value-type="float">
            <text:p>0.5691075</text:p>
          </table:table-cell>
          <table:table-cell office:value-type="float" office:value="0.1838361" calcext:value-type="float">
            <text:p>0.1838361</text:p>
          </table:table-cell>
          <table:table-cell office:value-type="float" office:value="0.1848398" calcext:value-type="float">
            <text:p>0.18483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477" calcext:value-type="float">
            <text:p>0.0260477</text:p>
          </table:table-cell>
          <table:table-cell office:value-type="float" office:value="0.0244268" calcext:value-type="float">
            <text:p>0.0244268</text:p>
          </table:table-cell>
          <table:table-cell office:value-type="float" office:value="0.0079861" calcext:value-type="float">
            <text:p>0.0079861</text:p>
          </table:table-cell>
          <table:table-cell office:value-type="float" office:value="0.008181" calcext:value-type="float">
            <text:p>0.008181</text:p>
          </table:table-cell>
          <table:table-cell office:value-type="float" office:value="0.1368665" calcext:value-type="float">
            <text:p>0.1368665</text:p>
          </table:table-cell>
          <table:table-cell office:value-type="float" office:value="0.1268586" calcext:value-type="float">
            <text:p>0.1268586</text:p>
          </table:table-cell>
          <table:table-cell office:value-type="float" office:value="0.0421073" calcext:value-type="float">
            <text:p>0.0421073</text:p>
          </table:table-cell>
          <table:table-cell office:value-type="float" office:value="0.0449744" calcext:value-type="float">
            <text:p>0.0449744</text:p>
          </table:table-cell>
          <table:table-cell office:value-type="float" office:value="0.298303" calcext:value-type="float">
            <text:p>0.298303</text:p>
          </table:table-cell>
          <table:table-cell office:value-type="float" office:value="0.307512" calcext:value-type="float">
            <text:p>0.307512</text:p>
          </table:table-cell>
          <table:table-cell office:value-type="float" office:value="0.0831087" calcext:value-type="float">
            <text:p>0.0831087</text:p>
          </table:table-cell>
          <table:table-cell office:value-type="float" office:value="0.0917279" calcext:value-type="float">
            <text:p>0.0917279</text:p>
          </table:table-cell>
          <table:table-cell office:value-type="float" office:value="0.5798547" calcext:value-type="float">
            <text:p>0.5798547</text:p>
          </table:table-cell>
          <table:table-cell office:value-type="float" office:value="0.8495806" calcext:value-type="float">
            <text:p>0.8495806</text:p>
          </table:table-cell>
          <table:table-cell office:value-type="float" office:value="0.1815119" calcext:value-type="float">
            <text:p>0.1815119</text:p>
          </table:table-cell>
          <table:table-cell office:value-type="float" office:value="0.1855012" calcext:value-type="float">
            <text:p>0.18550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021" calcext:value-type="float">
            <text:p>0.0249021</text:p>
          </table:table-cell>
          <table:table-cell office:value-type="float" office:value="0.0245506" calcext:value-type="float">
            <text:p>0.0245506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0.008164" calcext:value-type="float">
            <text:p>0.008164</text:p>
          </table:table-cell>
          <table:table-cell office:value-type="float" office:value="0.1401034" calcext:value-type="float">
            <text:p>0.1401034</text:p>
          </table:table-cell>
          <table:table-cell office:value-type="float" office:value="0.3036865" calcext:value-type="float">
            <text:p>0.3036865</text:p>
          </table:table-cell>
          <table:table-cell office:value-type="float" office:value="0.0412214" calcext:value-type="float">
            <text:p>0.0412214</text:p>
          </table:table-cell>
          <table:table-cell office:value-type="float" office:value="0.0446208" calcext:value-type="float">
            <text:p>0.0446208</text:p>
          </table:table-cell>
          <table:table-cell office:value-type="float" office:value="0.2918654" calcext:value-type="float">
            <text:p>0.2918654</text:p>
          </table:table-cell>
          <table:table-cell office:value-type="float" office:value="0.3014909" calcext:value-type="float">
            <text:p>0.3014909</text:p>
          </table:table-cell>
          <table:table-cell office:value-type="float" office:value="0.0833917" calcext:value-type="float">
            <text:p>0.0833917</text:p>
          </table:table-cell>
          <table:table-cell office:value-type="float" office:value="0.0918865" calcext:value-type="float">
            <text:p>0.0918865</text:p>
          </table:table-cell>
          <table:table-cell office:value-type="float" office:value="0.5806537" calcext:value-type="float">
            <text:p>0.5806537</text:p>
          </table:table-cell>
          <table:table-cell office:value-type="float" office:value="0.6505816" calcext:value-type="float">
            <text:p>0.6505816</text:p>
          </table:table-cell>
          <table:table-cell office:value-type="float" office:value="0.1776758" calcext:value-type="float">
            <text:p>0.1776758</text:p>
          </table:table-cell>
          <table:table-cell office:value-type="float" office:value="0.1874739" calcext:value-type="float">
            <text:p>0.18747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596" calcext:value-type="float">
            <text:p>0.0253596</text:p>
          </table:table-cell>
          <table:table-cell office:value-type="float" office:value="0.0384211" calcext:value-type="float">
            <text:p>0.0384211</text:p>
          </table:table-cell>
          <table:table-cell office:value-type="float" office:value="0.0075479" calcext:value-type="float">
            <text:p>0.0075479</text:p>
          </table:table-cell>
          <table:table-cell office:value-type="float" office:value="0.0082576" calcext:value-type="float">
            <text:p>0.0082576</text:p>
          </table:table-cell>
          <table:table-cell office:value-type="float" office:value="0.1368587" calcext:value-type="float">
            <text:p>0.1368587</text:p>
          </table:table-cell>
          <table:table-cell office:value-type="float" office:value="0.2385452" calcext:value-type="float">
            <text:p>0.2385452</text:p>
          </table:table-cell>
          <table:table-cell office:value-type="float" office:value="0.0418164" calcext:value-type="float">
            <text:p>0.0418164</text:p>
          </table:table-cell>
          <table:table-cell office:value-type="float" office:value="0.0449182" calcext:value-type="float">
            <text:p>0.0449182</text:p>
          </table:table-cell>
          <table:table-cell office:value-type="float" office:value="0.2881013" calcext:value-type="float">
            <text:p>0.2881013</text:p>
          </table:table-cell>
          <table:table-cell office:value-type="float" office:value="0.2788862" calcext:value-type="float">
            <text:p>0.2788862</text:p>
          </table:table-cell>
          <table:table-cell office:value-type="float" office:value="0.0834605" calcext:value-type="float">
            <text:p>0.0834605</text:p>
          </table:table-cell>
          <table:table-cell office:value-type="float" office:value="0.0924083" calcext:value-type="float">
            <text:p>0.0924083</text:p>
          </table:table-cell>
          <table:table-cell office:value-type="float" office:value="0.6082361" calcext:value-type="float">
            <text:p>0.6082361</text:p>
          </table:table-cell>
          <table:table-cell office:value-type="float" office:value="0.7818407" calcext:value-type="float">
            <text:p>0.7818407</text:p>
          </table:table-cell>
          <table:table-cell office:value-type="float" office:value="0.18154" calcext:value-type="float">
            <text:p>0.18154</text:p>
          </table:table-cell>
          <table:table-cell office:value-type="float" office:value="0.1869387" calcext:value-type="float">
            <text:p>0.18693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7478" calcext:value-type="float">
            <text:p>0.0257478</text:p>
          </table:table-cell>
          <table:table-cell office:value-type="float" office:value="0.0236045" calcext:value-type="float">
            <text:p>0.0236045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1359414" calcext:value-type="float">
            <text:p>0.1359414</text:p>
          </table:table-cell>
          <table:table-cell office:value-type="float" office:value="0.5672137" calcext:value-type="float">
            <text:p>0.5672137</text:p>
          </table:table-cell>
          <table:table-cell office:value-type="float" office:value="0.0402718" calcext:value-type="float">
            <text:p>0.0402718</text:p>
          </table:table-cell>
          <table:table-cell office:value-type="float" office:value="0.0474418" calcext:value-type="float">
            <text:p>0.0474418</text:p>
          </table:table-cell>
          <table:table-cell office:value-type="float" office:value="0.2879278" calcext:value-type="float">
            <text:p>0.2879278</text:p>
          </table:table-cell>
          <table:table-cell office:value-type="float" office:value="0.327898" calcext:value-type="float">
            <text:p>0.327898</text:p>
          </table:table-cell>
          <table:table-cell office:value-type="float" office:value="0.0847977" calcext:value-type="float">
            <text:p>0.0847977</text:p>
          </table:table-cell>
          <table:table-cell office:value-type="float" office:value="0.0936974" calcext:value-type="float">
            <text:p>0.0936974</text:p>
          </table:table-cell>
          <table:table-cell office:value-type="float" office:value="0.5878402" calcext:value-type="float">
            <text:p>0.5878402</text:p>
          </table:table-cell>
          <table:table-cell office:value-type="float" office:value="0.5408815" calcext:value-type="float">
            <text:p>0.5408815</text:p>
          </table:table-cell>
          <table:table-cell office:value-type="float" office:value="0.1777567" calcext:value-type="float">
            <text:p>0.1777567</text:p>
          </table:table-cell>
          <table:table-cell office:value-type="float" office:value="0.1847886" calcext:value-type="float">
            <text:p>0.18478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5797" calcext:value-type="float">
            <text:p>0.0245797</text:p>
          </table:table-cell>
          <table:table-cell office:value-type="float" office:value="0.0779258" calcext:value-type="float">
            <text:p>0.0779258</text:p>
          </table:table-cell>
          <table:table-cell office:value-type="float" office:value="0.0079971" calcext:value-type="float">
            <text:p>0.0079971</text:p>
          </table:table-cell>
          <table:table-cell office:value-type="float" office:value="0.0084593" calcext:value-type="float">
            <text:p>0.0084593</text:p>
          </table:table-cell>
          <table:table-cell office:value-type="float" office:value="0.1360262" calcext:value-type="float">
            <text:p>0.1360262</text:p>
          </table:table-cell>
          <table:table-cell office:value-type="float" office:value="0.1245972" calcext:value-type="float">
            <text:p>0.1245972</text:p>
          </table:table-cell>
          <table:table-cell office:value-type="float" office:value="0.0402671" calcext:value-type="float">
            <text:p>0.0402671</text:p>
          </table:table-cell>
          <table:table-cell office:value-type="float" office:value="0.0479882" calcext:value-type="float">
            <text:p>0.0479882</text:p>
          </table:table-cell>
          <table:table-cell office:value-type="float" office:value="0.293382" calcext:value-type="float">
            <text:p>0.293382</text:p>
          </table:table-cell>
          <table:table-cell office:value-type="float" office:value="0.3041418" calcext:value-type="float">
            <text:p>0.3041418</text:p>
          </table:table-cell>
          <table:table-cell office:value-type="float" office:value="0.084899" calcext:value-type="float">
            <text:p>0.084899</text:p>
          </table:table-cell>
          <table:table-cell office:value-type="float" office:value="0.0909544" calcext:value-type="float">
            <text:p>0.0909544</text:p>
          </table:table-cell>
          <table:table-cell office:value-type="float" office:value="0.5825569" calcext:value-type="float">
            <text:p>0.5825569</text:p>
          </table:table-cell>
          <table:table-cell office:value-type="float" office:value="0.5896633" calcext:value-type="float">
            <text:p>0.5896633</text:p>
          </table:table-cell>
          <table:table-cell office:value-type="float" office:value="0.1766029" calcext:value-type="float">
            <text:p>0.1766029</text:p>
          </table:table-cell>
          <table:table-cell office:value-type="float" office:value="0.1887561" calcext:value-type="float">
            <text:p>0.18875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772" calcext:value-type="float">
            <text:p>0.0247772</text:p>
          </table:table-cell>
          <table:table-cell office:value-type="float" office:value="0.0238656" calcext:value-type="float">
            <text:p>0.0238656</text:p>
          </table:table-cell>
          <table:table-cell office:value-type="float" office:value="0.0080144" calcext:value-type="float">
            <text:p>0.0080144</text:p>
          </table:table-cell>
          <table:table-cell office:value-type="float" office:value="0.0081591" calcext:value-type="float">
            <text:p>0.0081591</text:p>
          </table:table-cell>
          <table:table-cell office:value-type="float" office:value="0.1398417" calcext:value-type="float">
            <text:p>0.1398417</text:p>
          </table:table-cell>
          <table:table-cell office:value-type="float" office:value="0.1338437" calcext:value-type="float">
            <text:p>0.1338437</text:p>
          </table:table-cell>
          <table:table-cell office:value-type="float" office:value="0.0400271" calcext:value-type="float">
            <text:p>0.0400271</text:p>
          </table:table-cell>
          <table:table-cell office:value-type="float" office:value="0.0446415" calcext:value-type="float">
            <text:p>0.0446415</text:p>
          </table:table-cell>
          <table:table-cell office:value-type="float" office:value="0.2823863" calcext:value-type="float">
            <text:p>0.2823863</text:p>
          </table:table-cell>
          <table:table-cell office:value-type="float" office:value="0.2949699" calcext:value-type="float">
            <text:p>0.2949699</text:p>
          </table:table-cell>
          <table:table-cell office:value-type="float" office:value="0.0843175" calcext:value-type="float">
            <text:p>0.0843175</text:p>
          </table:table-cell>
          <table:table-cell office:value-type="float" office:value="0.0900448" calcext:value-type="float">
            <text:p>0.0900448</text:p>
          </table:table-cell>
          <table:table-cell office:value-type="float" office:value="0.5826208" calcext:value-type="float">
            <text:p>0.5826208</text:p>
          </table:table-cell>
          <table:table-cell office:value-type="float" office:value="2.1263225" calcext:value-type="float">
            <text:p>2.1263225</text:p>
          </table:table-cell>
          <table:table-cell office:value-type="float" office:value="0.1718182" calcext:value-type="float">
            <text:p>0.1718182</text:p>
          </table:table-cell>
          <table:table-cell office:value-type="float" office:value="0.1850882" calcext:value-type="float">
            <text:p>0.18508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1622" calcext:value-type="float">
            <text:p>0.0261622</text:p>
          </table:table-cell>
          <table:table-cell office:value-type="float" office:value="0.0237752" calcext:value-type="float">
            <text:p>0.0237752</text:p>
          </table:table-cell>
          <table:table-cell office:value-type="float" office:value="0.0077704" calcext:value-type="float">
            <text:p>0.0077704</text:p>
          </table:table-cell>
          <table:table-cell office:value-type="float" office:value="0.0082175" calcext:value-type="float">
            <text:p>0.0082175</text:p>
          </table:table-cell>
          <table:table-cell office:value-type="float" office:value="0.1393352" calcext:value-type="float">
            <text:p>0.1393352</text:p>
          </table:table-cell>
          <table:table-cell office:value-type="float" office:value="0.4930803" calcext:value-type="float">
            <text:p>0.4930803</text:p>
          </table:table-cell>
          <table:table-cell office:value-type="float" office:value="0.0402983" calcext:value-type="float">
            <text:p>0.0402983</text:p>
          </table:table-cell>
          <table:table-cell office:value-type="float" office:value="0.0451431" calcext:value-type="float">
            <text:p>0.0451431</text:p>
          </table:table-cell>
          <table:table-cell office:value-type="float" office:value="0.2834642" calcext:value-type="float">
            <text:p>0.2834642</text:p>
          </table:table-cell>
          <table:table-cell office:value-type="float" office:value="0.6322263" calcext:value-type="float">
            <text:p>0.6322263</text:p>
          </table:table-cell>
          <table:table-cell office:value-type="float" office:value="0.0827673" calcext:value-type="float">
            <text:p>0.0827673</text:p>
          </table:table-cell>
          <table:table-cell office:value-type="float" office:value="0.092764" calcext:value-type="float">
            <text:p>0.092764</text:p>
          </table:table-cell>
          <table:table-cell office:value-type="float" office:value="0.5786827" calcext:value-type="float">
            <text:p>0.5786827</text:p>
          </table:table-cell>
          <table:table-cell office:value-type="float" office:value="0.5963206" calcext:value-type="float">
            <text:p>0.5963206</text:p>
          </table:table-cell>
          <table:table-cell office:value-type="float" office:value="0.1730866" calcext:value-type="float">
            <text:p>0.1730866</text:p>
          </table:table-cell>
          <table:table-cell office:value-type="float" office:value="0.1854726" calcext:value-type="float">
            <text:p>0.18547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669" calcext:value-type="float">
            <text:p>0.0248669</text:p>
          </table:table-cell>
          <table:table-cell office:value-type="float" office:value="0.0331589" calcext:value-type="float">
            <text:p>0.0331589</text:p>
          </table:table-cell>
          <table:table-cell office:value-type="float" office:value="0.0080175" calcext:value-type="float">
            <text:p>0.0080175</text:p>
          </table:table-cell>
          <table:table-cell office:value-type="float" office:value="0.0083819" calcext:value-type="float">
            <text:p>0.0083819</text:p>
          </table:table-cell>
          <table:table-cell office:value-type="float" office:value="0.1402139" calcext:value-type="float">
            <text:p>0.1402139</text:p>
          </table:table-cell>
          <table:table-cell office:value-type="float" office:value="0.1308478" calcext:value-type="float">
            <text:p>0.130847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471717" calcext:value-type="float">
            <text:p>0.0471717</text:p>
          </table:table-cell>
          <table:table-cell office:value-type="float" office:value="0.2933205" calcext:value-type="float">
            <text:p>0.2933205</text:p>
          </table:table-cell>
          <table:table-cell office:value-type="float" office:value="0.261282" calcext:value-type="float">
            <text:p>0.261282</text:p>
          </table:table-cell>
          <table:table-cell office:value-type="float" office:value="0.0860894" calcext:value-type="float">
            <text:p>0.0860894</text:p>
          </table:table-cell>
          <table:table-cell office:value-type="float" office:value="0.0949419" calcext:value-type="float">
            <text:p>0.0949419</text:p>
          </table:table-cell>
          <table:table-cell office:value-type="float" office:value="0.5900043" calcext:value-type="float">
            <text:p>0.5900043</text:p>
          </table:table-cell>
          <table:table-cell office:value-type="float" office:value="0.5661688" calcext:value-type="float">
            <text:p>0.5661688</text:p>
          </table:table-cell>
          <table:table-cell office:value-type="float" office:value="0.172475" calcext:value-type="float">
            <text:p>0.172475</text:p>
          </table:table-cell>
          <table:table-cell office:value-type="float" office:value="0.1866616" calcext:value-type="float">
            <text:p>0.18666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989" calcext:value-type="float">
            <text:p>0.0254989</text:p>
          </table:table-cell>
          <table:table-cell office:value-type="float" office:value="0.0237015" calcext:value-type="float">
            <text:p>0.0237015</text:p>
          </table:table-cell>
          <table:table-cell office:value-type="float" office:value="0.0078702" calcext:value-type="float">
            <text:p>0.0078702</text:p>
          </table:table-cell>
          <table:table-cell office:value-type="float" office:value="0.0084222" calcext:value-type="float">
            <text:p>0.0084222</text:p>
          </table:table-cell>
          <table:table-cell office:value-type="float" office:value="0.1351037" calcext:value-type="float">
            <text:p>0.1351037</text:p>
          </table:table-cell>
          <table:table-cell office:value-type="float" office:value="0.1976889" calcext:value-type="float">
            <text:p>0.1976889</text:p>
          </table:table-cell>
          <table:table-cell office:value-type="float" office:value="0.0415466" calcext:value-type="float">
            <text:p>0.0415466</text:p>
          </table:table-cell>
          <table:table-cell office:value-type="float" office:value="0.0475875" calcext:value-type="float">
            <text:p>0.0475875</text:p>
          </table:table-cell>
          <table:table-cell office:value-type="float" office:value="0.2843858" calcext:value-type="float">
            <text:p>0.2843858</text:p>
          </table:table-cell>
          <table:table-cell office:value-type="float" office:value="0.2854529" calcext:value-type="float">
            <text:p>0.2854529</text:p>
          </table:table-cell>
          <table:table-cell office:value-type="float" office:value="0.0839837" calcext:value-type="float">
            <text:p>0.0839837</text:p>
          </table:table-cell>
          <table:table-cell office:value-type="float" office:value="0.0930511" calcext:value-type="float">
            <text:p>0.0930511</text:p>
          </table:table-cell>
          <table:table-cell office:value-type="float" office:value="0.60648" calcext:value-type="float">
            <text:p>0.60648</text:p>
          </table:table-cell>
          <table:table-cell office:value-type="float" office:value="1.7160141" calcext:value-type="float">
            <text:p>1.7160141</text:p>
          </table:table-cell>
          <table:table-cell office:value-type="float" office:value="0.1726743" calcext:value-type="float">
            <text:p>0.1726743</text:p>
          </table:table-cell>
          <table:table-cell office:value-type="float" office:value="0.1859382" calcext:value-type="float">
            <text:p>0.18593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535" calcext:value-type="float">
            <text:p>0.0250535</text:p>
          </table:table-cell>
          <table:table-cell office:value-type="float" office:value="0.030374" calcext:value-type="float">
            <text:p>0.030374</text:p>
          </table:table-cell>
          <table:table-cell office:value-type="float" office:value="0.0081779" calcext:value-type="float">
            <text:p>0.0081779</text:p>
          </table:table-cell>
          <table:table-cell office:value-type="float" office:value="0.0087536" calcext:value-type="float">
            <text:p>0.0087536</text:p>
          </table:table-cell>
          <table:table-cell office:value-type="float" office:value="0.1366394" calcext:value-type="float">
            <text:p>0.1366394</text:p>
          </table:table-cell>
          <table:table-cell office:value-type="float" office:value="0.5314401" calcext:value-type="float">
            <text:p>0.5314401</text:p>
          </table:table-cell>
          <table:table-cell office:value-type="float" office:value="0.0411046" calcext:value-type="float">
            <text:p>0.0411046</text:p>
          </table:table-cell>
          <table:table-cell office:value-type="float" office:value="0.0448999" calcext:value-type="float">
            <text:p>0.0448999</text:p>
          </table:table-cell>
          <table:table-cell office:value-type="float" office:value="0.2875788" calcext:value-type="float">
            <text:p>0.2875788</text:p>
          </table:table-cell>
          <table:table-cell office:value-type="float" office:value="0.4755196" calcext:value-type="float">
            <text:p>0.4755196</text:p>
          </table:table-cell>
          <table:table-cell office:value-type="float" office:value="0.0844281" calcext:value-type="float">
            <text:p>0.0844281</text:p>
          </table:table-cell>
          <table:table-cell office:value-type="float" office:value="0.0948522" calcext:value-type="float">
            <text:p>0.0948522</text:p>
          </table:table-cell>
          <table:table-cell office:value-type="float" office:value="0.5868405" calcext:value-type="float">
            <text:p>0.5868405</text:p>
          </table:table-cell>
          <table:table-cell office:value-type="float" office:value="1.9905333" calcext:value-type="float">
            <text:p>1.9905333</text:p>
          </table:table-cell>
          <table:table-cell office:value-type="float" office:value="0.1730297" calcext:value-type="float">
            <text:p>0.1730297</text:p>
          </table:table-cell>
          <table:table-cell office:value-type="float" office:value="0.1851002" calcext:value-type="float">
            <text:p>0.18510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5905" calcext:value-type="float">
            <text:p>0.0255905</text:p>
          </table:table-cell>
          <table:table-cell office:value-type="float" office:value="0.0244782" calcext:value-type="float">
            <text:p>0.0244782</text:p>
          </table:table-cell>
          <table:table-cell office:value-type="float" office:value="0.0075474" calcext:value-type="float">
            <text:p>0.0075474</text:p>
          </table:table-cell>
          <table:table-cell office:value-type="float" office:value="0.0083691" calcext:value-type="float">
            <text:p>0.0083691</text:p>
          </table:table-cell>
          <table:table-cell office:value-type="float" office:value="0.1355698" calcext:value-type="float">
            <text:p>0.1355698</text:p>
          </table:table-cell>
          <table:table-cell office:value-type="float" office:value="0.2336803" calcext:value-type="float">
            <text:p>0.2336803</text:p>
          </table:table-cell>
          <table:table-cell office:value-type="float" office:value="0.0404415" calcext:value-type="float">
            <text:p>0.0404415</text:p>
          </table:table-cell>
          <table:table-cell office:value-type="float" office:value="0.0458323" calcext:value-type="float">
            <text:p>0.0458323</text:p>
          </table:table-cell>
          <table:table-cell office:value-type="float" office:value="0.2828467" calcext:value-type="float">
            <text:p>0.2828467</text:p>
          </table:table-cell>
          <table:table-cell office:value-type="float" office:value="0.4193198" calcext:value-type="float">
            <text:p>0.4193198</text:p>
          </table:table-cell>
          <table:table-cell office:value-type="float" office:value="0.0858704" calcext:value-type="float">
            <text:p>0.0858704</text:p>
          </table:table-cell>
          <table:table-cell office:value-type="float" office:value="0.091618" calcext:value-type="float">
            <text:p>0.091618</text:p>
          </table:table-cell>
          <table:table-cell office:value-type="float" office:value="0.6250176" calcext:value-type="float">
            <text:p>0.6250176</text:p>
          </table:table-cell>
          <table:table-cell office:value-type="float" office:value="0.6368709" calcext:value-type="float">
            <text:p>0.6368709</text:p>
          </table:table-cell>
          <table:table-cell office:value-type="float" office:value="0.1721601" calcext:value-type="float">
            <text:p>0.1721601</text:p>
          </table:table-cell>
          <table:table-cell office:value-type="float" office:value="0.1858702" calcext:value-type="float">
            <text:p>0.18587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991" calcext:value-type="float">
            <text:p>0.0259991</text:p>
          </table:table-cell>
          <table:table-cell office:value-type="float" office:value="0.027968" calcext:value-type="float">
            <text:p>0.027968</text:p>
          </table:table-cell>
          <table:table-cell office:value-type="float" office:value="0.0080317" calcext:value-type="float">
            <text:p>0.0080317</text:p>
          </table:table-cell>
          <table:table-cell office:value-type="float" office:value="0.0082664" calcext:value-type="float">
            <text:p>0.0082664</text:p>
          </table:table-cell>
          <table:table-cell office:value-type="float" office:value="0.1376328" calcext:value-type="float">
            <text:p>0.1376328</text:p>
          </table:table-cell>
          <table:table-cell office:value-type="float" office:value="0.1316287" calcext:value-type="float">
            <text:p>0.1316287</text:p>
          </table:table-cell>
          <table:table-cell office:value-type="float" office:value="0.0403823" calcext:value-type="float">
            <text:p>0.0403823</text:p>
          </table:table-cell>
          <table:table-cell office:value-type="float" office:value="0.04561" calcext:value-type="float">
            <text:p>0.04561</text:p>
          </table:table-cell>
          <table:table-cell office:value-type="float" office:value="0.280333" calcext:value-type="float">
            <text:p>0.280333</text:p>
          </table:table-cell>
          <table:table-cell office:value-type="float" office:value="0.8896051" calcext:value-type="float">
            <text:p>0.8896051</text:p>
          </table:table-cell>
          <table:table-cell office:value-type="float" office:value="0.0840635" calcext:value-type="float">
            <text:p>0.0840635</text:p>
          </table:table-cell>
          <table:table-cell office:value-type="float" office:value="0.0952912" calcext:value-type="float">
            <text:p>0.0952912</text:p>
          </table:table-cell>
          <table:table-cell office:value-type="float" office:value="0.605361" calcext:value-type="float">
            <text:p>0.605361</text:p>
          </table:table-cell>
          <table:table-cell office:value-type="float" office:value="1.3845489" calcext:value-type="float">
            <text:p>1.3845489</text:p>
          </table:table-cell>
          <table:table-cell office:value-type="float" office:value="0.1719732" calcext:value-type="float">
            <text:p>0.1719732</text:p>
          </table:table-cell>
          <table:table-cell office:value-type="float" office:value="0.1881557" calcext:value-type="float">
            <text:p>0.18815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991" calcext:value-type="float">
            <text:p>0.0253991</text:p>
          </table:table-cell>
          <table:table-cell office:value-type="float" office:value="0.0275102" calcext:value-type="float">
            <text:p>0.0275102</text:p>
          </table:table-cell>
          <table:table-cell office:value-type="float" office:value="0.0082218" calcext:value-type="float">
            <text:p>0.0082218</text:p>
          </table:table-cell>
          <table:table-cell office:value-type="float" office:value="0.0083144" calcext:value-type="float">
            <text:p>0.0083144</text:p>
          </table:table-cell>
          <table:table-cell office:value-type="float" office:value="0.1351987" calcext:value-type="float">
            <text:p>0.1351987</text:p>
          </table:table-cell>
          <table:table-cell office:value-type="float" office:value="0.4097053" calcext:value-type="float">
            <text:p>0.4097053</text:p>
          </table:table-cell>
          <table:table-cell office:value-type="float" office:value="0.0404577" calcext:value-type="float">
            <text:p>0.0404577</text:p>
          </table:table-cell>
          <table:table-cell office:value-type="float" office:value="0.0456685" calcext:value-type="float">
            <text:p>0.0456685</text:p>
          </table:table-cell>
          <table:table-cell office:value-type="float" office:value="0.2878409" calcext:value-type="float">
            <text:p>0.2878409</text:p>
          </table:table-cell>
          <table:table-cell office:value-type="float" office:value="0.5163401" calcext:value-type="float">
            <text:p>0.5163401</text:p>
          </table:table-cell>
          <table:table-cell office:value-type="float" office:value="0.0893085" calcext:value-type="float">
            <text:p>0.0893085</text:p>
          </table:table-cell>
          <table:table-cell office:value-type="float" office:value="0.091972" calcext:value-type="float">
            <text:p>0.091972</text:p>
          </table:table-cell>
          <table:table-cell office:value-type="float" office:value="0.6153852" calcext:value-type="float">
            <text:p>0.6153852</text:p>
          </table:table-cell>
          <table:table-cell office:value-type="float" office:value="6.180409" calcext:value-type="float">
            <text:p>6.180409</text:p>
          </table:table-cell>
          <table:table-cell office:value-type="float" office:value="0.1745431" calcext:value-type="float">
            <text:p>0.1745431</text:p>
          </table:table-cell>
          <table:table-cell office:value-type="float" office:value="0.1856689" calcext:value-type="float">
            <text:p>0.18566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626" calcext:value-type="float">
            <text:p>0.0250626</text:p>
          </table:table-cell>
          <table:table-cell office:value-type="float" office:value="0.0233859" calcext:value-type="float">
            <text:p>0.0233859</text:p>
          </table:table-cell>
          <table:table-cell office:value-type="float" office:value="0.0080919" calcext:value-type="float">
            <text:p>0.0080919</text:p>
          </table:table-cell>
          <table:table-cell office:value-type="float" office:value="0.0087098" calcext:value-type="float">
            <text:p>0.0087098</text:p>
          </table:table-cell>
          <table:table-cell office:value-type="float" office:value="0.1340733" calcext:value-type="float">
            <text:p>0.1340733</text:p>
          </table:table-cell>
          <table:table-cell office:value-type="float" office:value="0.2782862" calcext:value-type="float">
            <text:p>0.2782862</text:p>
          </table:table-cell>
          <table:table-cell office:value-type="float" office:value="0.0406028" calcext:value-type="float">
            <text:p>0.0406028</text:p>
          </table:table-cell>
          <table:table-cell office:value-type="float" office:value="0.0447603" calcext:value-type="float">
            <text:p>0.0447603</text:p>
          </table:table-cell>
          <table:table-cell office:value-type="float" office:value="0.2869182" calcext:value-type="float">
            <text:p>0.2869182</text:p>
          </table:table-cell>
          <table:table-cell office:value-type="float" office:value="0.703768" calcext:value-type="float">
            <text:p>0.703768</text:p>
          </table:table-cell>
          <table:table-cell office:value-type="float" office:value="0.088391" calcext:value-type="float">
            <text:p>0.088391</text:p>
          </table:table-cell>
          <table:table-cell office:value-type="float" office:value="0.0914055" calcext:value-type="float">
            <text:p>0.0914055</text:p>
          </table:table-cell>
          <table:table-cell office:value-type="float" office:value="0.5963887" calcext:value-type="float">
            <text:p>0.5963887</text:p>
          </table:table-cell>
          <table:table-cell office:value-type="float" office:value="0.5543847" calcext:value-type="float">
            <text:p>0.5543847</text:p>
          </table:table-cell>
          <table:table-cell office:value-type="float" office:value="0.1748025" calcext:value-type="float">
            <text:p>0.1748025</text:p>
          </table:table-cell>
          <table:table-cell office:value-type="float" office:value="0.1880332" calcext:value-type="float">
            <text:p>0.18803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337" calcext:value-type="float">
            <text:p>0.0259337</text:p>
          </table:table-cell>
          <table:table-cell office:value-type="float" office:value="0.0236127" calcext:value-type="float">
            <text:p>0.0236127</text:p>
          </table:table-cell>
          <table:table-cell office:value-type="float" office:value="0.0077821" calcext:value-type="float">
            <text:p>0.0077821</text:p>
          </table:table-cell>
          <table:table-cell office:value-type="float" office:value="0.0085986" calcext:value-type="float">
            <text:p>0.0085986</text:p>
          </table:table-cell>
          <table:table-cell office:value-type="float" office:value="0.1337172" calcext:value-type="float">
            <text:p>0.1337172</text:p>
          </table:table-cell>
          <table:table-cell office:value-type="float" office:value="0.5853308" calcext:value-type="float">
            <text:p>0.5853308</text:p>
          </table:table-cell>
          <table:table-cell office:value-type="float" office:value="0.0404366" calcext:value-type="float">
            <text:p>0.0404366</text:p>
          </table:table-cell>
          <table:table-cell office:value-type="float" office:value="0.0449316" calcext:value-type="float">
            <text:p>0.0449316</text:p>
          </table:table-cell>
          <table:table-cell office:value-type="float" office:value="0.2899469" calcext:value-type="float">
            <text:p>0.2899469</text:p>
          </table:table-cell>
          <table:table-cell office:value-type="float" office:value="0.2655136" calcext:value-type="float">
            <text:p>0.2655136</text:p>
          </table:table-cell>
          <table:table-cell office:value-type="float" office:value="0.0882497" calcext:value-type="float">
            <text:p>0.0882497</text:p>
          </table:table-cell>
          <table:table-cell office:value-type="float" office:value="0.0900897" calcext:value-type="float">
            <text:p>0.0900897</text:p>
          </table:table-cell>
          <table:table-cell office:value-type="float" office:value="0.5994294" calcext:value-type="float">
            <text:p>0.5994294</text:p>
          </table:table-cell>
          <table:table-cell office:value-type="float" office:value="5.4980944" calcext:value-type="float">
            <text:p>5.4980944</text:p>
          </table:table-cell>
          <table:table-cell office:value-type="float" office:value="0.1726597" calcext:value-type="float">
            <text:p>0.1726597</text:p>
          </table:table-cell>
          <table:table-cell office:value-type="float" office:value="0.1847311" calcext:value-type="float">
            <text:p>0.18473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434" calcext:value-type="float">
            <text:p>0.0254434</text:p>
          </table:table-cell>
          <table:table-cell office:value-type="float" office:value="0.0480578" calcext:value-type="float">
            <text:p>0.0480578</text:p>
          </table:table-cell>
          <table:table-cell office:value-type="float" office:value="0.0079918" calcext:value-type="float">
            <text:p>0.0079918</text:p>
          </table:table-cell>
          <table:table-cell office:value-type="float" office:value="0.0085411" calcext:value-type="float">
            <text:p>0.0085411</text:p>
          </table:table-cell>
          <table:table-cell office:value-type="float" office:value="0.1369122" calcext:value-type="float">
            <text:p>0.1369122</text:p>
          </table:table-cell>
          <table:table-cell office:value-type="float" office:value="0.6425606" calcext:value-type="float">
            <text:p>0.6425606</text:p>
          </table:table-cell>
          <table:table-cell office:value-type="float" office:value="0.0409637" calcext:value-type="float">
            <text:p>0.0409637</text:p>
          </table:table-cell>
          <table:table-cell office:value-type="float" office:value="0.0453688" calcext:value-type="float">
            <text:p>0.0453688</text:p>
          </table:table-cell>
          <table:table-cell office:value-type="float" office:value="0.2915651" calcext:value-type="float">
            <text:p>0.2915651</text:p>
          </table:table-cell>
          <table:table-cell office:value-type="float" office:value="0.2665521" calcext:value-type="float">
            <text:p>0.2665521</text:p>
          </table:table-cell>
          <table:table-cell office:value-type="float" office:value="0.0900775" calcext:value-type="float">
            <text:p>0.0900775</text:p>
          </table:table-cell>
          <table:table-cell office:value-type="float" office:value="0.0934714" calcext:value-type="float">
            <text:p>0.0934714</text:p>
          </table:table-cell>
          <table:table-cell office:value-type="float" office:value="0.6148714" calcext:value-type="float">
            <text:p>0.6148714</text:p>
          </table:table-cell>
          <table:table-cell office:value-type="float" office:value="0.7093698" calcext:value-type="float">
            <text:p>0.7093698</text:p>
          </table:table-cell>
          <table:table-cell office:value-type="float" office:value="0.1773022" calcext:value-type="float">
            <text:p>0.1773022</text:p>
          </table:table-cell>
          <table:table-cell office:value-type="float" office:value="0.1878682" calcext:value-type="float">
            <text:p>0.18786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424" calcext:value-type="float">
            <text:p>0.0253424</text:p>
          </table:table-cell>
          <table:table-cell office:value-type="float" office:value="0.0258404" calcext:value-type="float">
            <text:p>0.0258404</text:p>
          </table:table-cell>
          <table:table-cell office:value-type="float" office:value="0.0084528" calcext:value-type="float">
            <text:p>0.0084528</text:p>
          </table:table-cell>
          <table:table-cell office:value-type="float" office:value="0.0090593" calcext:value-type="float">
            <text:p>0.0090593</text:p>
          </table:table-cell>
          <table:table-cell office:value-type="float" office:value="0.1347046" calcext:value-type="float">
            <text:p>0.1347046</text:p>
          </table:table-cell>
          <table:table-cell office:value-type="float" office:value="0.5217116" calcext:value-type="float">
            <text:p>0.5217116</text:p>
          </table:table-cell>
          <table:table-cell office:value-type="float" office:value="0.0410735" calcext:value-type="float">
            <text:p>0.0410735</text:p>
          </table:table-cell>
          <table:table-cell office:value-type="float" office:value="0.0450122" calcext:value-type="float">
            <text:p>0.0450122</text:p>
          </table:table-cell>
          <table:table-cell office:value-type="float" office:value="0.292595" calcext:value-type="float">
            <text:p>0.292595</text:p>
          </table:table-cell>
          <table:table-cell office:value-type="float" office:value="0.3379873" calcext:value-type="float">
            <text:p>0.3379873</text:p>
          </table:table-cell>
          <table:table-cell office:value-type="float" office:value="0.0879049" calcext:value-type="float">
            <text:p>0.0879049</text:p>
          </table:table-cell>
          <table:table-cell office:value-type="float" office:value="0.0940612" calcext:value-type="float">
            <text:p>0.0940612</text:p>
          </table:table-cell>
          <table:table-cell office:value-type="float" office:value="0.6237157" calcext:value-type="float">
            <text:p>0.6237157</text:p>
          </table:table-cell>
          <table:table-cell office:value-type="float" office:value="0.595014" calcext:value-type="float">
            <text:p>0.595014</text:p>
          </table:table-cell>
          <table:table-cell office:value-type="float" office:value="0.1759827" calcext:value-type="float">
            <text:p>0.1759827</text:p>
          </table:table-cell>
          <table:table-cell office:value-type="float" office:value="0.1845284" calcext:value-type="float">
            <text:p>0.18452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097" calcext:value-type="float">
            <text:p>0.0253097</text:p>
          </table:table-cell>
          <table:table-cell office:value-type="float" office:value="0.034375" calcext:value-type="float">
            <text:p>0.034375</text:p>
          </table:table-cell>
          <table:table-cell office:value-type="float" office:value="0.0082739" calcext:value-type="float">
            <text:p>0.0082739</text:p>
          </table:table-cell>
          <table:table-cell office:value-type="float" office:value="0.0084208" calcext:value-type="float">
            <text:p>0.0084208</text:p>
          </table:table-cell>
          <table:table-cell office:value-type="float" office:value="0.1343471" calcext:value-type="float">
            <text:p>0.1343471</text:p>
          </table:table-cell>
          <table:table-cell office:value-type="float" office:value="0.3059532" calcext:value-type="float">
            <text:p>0.3059532</text:p>
          </table:table-cell>
          <table:table-cell office:value-type="float" office:value="0.0406859" calcext:value-type="float">
            <text:p>0.0406859</text:p>
          </table:table-cell>
          <table:table-cell office:value-type="float" office:value="0.0453255" calcext:value-type="float">
            <text:p>0.0453255</text:p>
          </table:table-cell>
          <table:table-cell office:value-type="float" office:value="0.2865758" calcext:value-type="float">
            <text:p>0.2865758</text:p>
          </table:table-cell>
          <table:table-cell office:value-type="float" office:value="1.3494025" calcext:value-type="float">
            <text:p>1.3494025</text:p>
          </table:table-cell>
          <table:table-cell office:value-type="float" office:value="0.0845721" calcext:value-type="float">
            <text:p>0.0845721</text:p>
          </table:table-cell>
          <table:table-cell office:value-type="float" office:value="0.0932495" calcext:value-type="float">
            <text:p>0.0932495</text:p>
          </table:table-cell>
          <table:table-cell office:value-type="float" office:value="0.6125963" calcext:value-type="float">
            <text:p>0.6125963</text:p>
          </table:table-cell>
          <table:table-cell office:value-type="float" office:value="0.9741201" calcext:value-type="float">
            <text:p>0.9741201</text:p>
          </table:table-cell>
          <table:table-cell office:value-type="float" office:value="0.1722633" calcext:value-type="float">
            <text:p>0.1722633</text:p>
          </table:table-cell>
          <table:table-cell office:value-type="float" office:value="0.1886141" calcext:value-type="float">
            <text:p>0.18861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453" calcext:value-type="float">
            <text:p>0.0253453</text:p>
          </table:table-cell>
          <table:table-cell office:value-type="float" office:value="0.0246859" calcext:value-type="float">
            <text:p>0.0246859</text:p>
          </table:table-cell>
          <table:table-cell office:value-type="float" office:value="0.0083065" calcext:value-type="float">
            <text:p>0.0083065</text:p>
          </table:table-cell>
          <table:table-cell office:value-type="float" office:value="0.0088883" calcext:value-type="float">
            <text:p>0.0088883</text:p>
          </table:table-cell>
          <table:table-cell office:value-type="float" office:value="0.1353946" calcext:value-type="float">
            <text:p>0.1353946</text:p>
          </table:table-cell>
          <table:table-cell office:value-type="float" office:value="0.3595017" calcext:value-type="float">
            <text:p>0.3595017</text:p>
          </table:table-cell>
          <table:table-cell office:value-type="float" office:value="0.0406326" calcext:value-type="float">
            <text:p>0.0406326</text:p>
          </table:table-cell>
          <table:table-cell office:value-type="float" office:value="0.0445372" calcext:value-type="float">
            <text:p>0.0445372</text:p>
          </table:table-cell>
          <table:table-cell office:value-type="float" office:value="0.2806236" calcext:value-type="float">
            <text:p>0.2806236</text:p>
          </table:table-cell>
          <table:table-cell office:value-type="float" office:value="0.4021074" calcext:value-type="float">
            <text:p>0.4021074</text:p>
          </table:table-cell>
          <table:table-cell office:value-type="float" office:value="0.0852219" calcext:value-type="float">
            <text:p>0.0852219</text:p>
          </table:table-cell>
          <table:table-cell office:value-type="float" office:value="0.0934843" calcext:value-type="float">
            <text:p>0.0934843</text:p>
          </table:table-cell>
          <table:table-cell office:value-type="float" office:value="0.607687" calcext:value-type="float">
            <text:p>0.607687</text:p>
          </table:table-cell>
          <table:table-cell office:value-type="float" office:value="1.5323971" calcext:value-type="float">
            <text:p>1.5323971</text:p>
          </table:table-cell>
          <table:table-cell office:value-type="float" office:value="0.1778135" calcext:value-type="float">
            <text:p>0.1778135</text:p>
          </table:table-cell>
          <table:table-cell office:value-type="float" office:value="0.1876219" calcext:value-type="float">
            <text:p>0.18762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616" calcext:value-type="float">
            <text:p>0.0248616</text:p>
          </table:table-cell>
          <table:table-cell office:value-type="float" office:value="0.0366928" calcext:value-type="float">
            <text:p>0.0366928</text:p>
          </table:table-cell>
          <table:table-cell office:value-type="float" office:value="0.0079678" calcext:value-type="float">
            <text:p>0.0079678</text:p>
          </table:table-cell>
          <table:table-cell office:value-type="float" office:value="0.0085025" calcext:value-type="float">
            <text:p>0.0085025</text:p>
          </table:table-cell>
          <table:table-cell office:value-type="float" office:value="0.1345981" calcext:value-type="float">
            <text:p>0.1345981</text:p>
          </table:table-cell>
          <table:table-cell office:value-type="float" office:value="0.1633167" calcext:value-type="float">
            <text:p>0.1633167</text:p>
          </table:table-cell>
          <table:table-cell office:value-type="float" office:value="0.0431706" calcext:value-type="float">
            <text:p>0.0431706</text:p>
          </table:table-cell>
          <table:table-cell office:value-type="float" office:value="0.0466102" calcext:value-type="float">
            <text:p>0.0466102</text:p>
          </table:table-cell>
          <table:table-cell office:value-type="float" office:value="0.2866959" calcext:value-type="float">
            <text:p>0.2866959</text:p>
          </table:table-cell>
          <table:table-cell office:value-type="float" office:value="0.2926087" calcext:value-type="float">
            <text:p>0.2926087</text:p>
          </table:table-cell>
          <table:table-cell office:value-type="float" office:value="0.0894875" calcext:value-type="float">
            <text:p>0.0894875</text:p>
          </table:table-cell>
          <table:table-cell office:value-type="float" office:value="0.090196" calcext:value-type="float">
            <text:p>0.090196</text:p>
          </table:table-cell>
          <table:table-cell office:value-type="float" office:value="0.5912712" calcext:value-type="float">
            <text:p>0.5912712</text:p>
          </table:table-cell>
          <table:table-cell office:value-type="float" office:value="0.5535653" calcext:value-type="float">
            <text:p>0.5535653</text:p>
          </table:table-cell>
          <table:table-cell office:value-type="float" office:value="0.1734569" calcext:value-type="float">
            <text:p>0.1734569</text:p>
          </table:table-cell>
          <table:table-cell office:value-type="float" office:value="0.187558" calcext:value-type="float">
            <text:p>0.1875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006" calcext:value-type="float">
            <text:p>0.0251006</text:p>
          </table:table-cell>
          <table:table-cell office:value-type="float" office:value="0.0381899" calcext:value-type="float">
            <text:p>0.0381899</text:p>
          </table:table-cell>
          <table:table-cell office:value-type="float" office:value="0.0077769" calcext:value-type="float">
            <text:p>0.0077769</text:p>
          </table:table-cell>
          <table:table-cell office:value-type="float" office:value="0.0088367" calcext:value-type="float">
            <text:p>0.0088367</text:p>
          </table:table-cell>
          <table:table-cell office:value-type="float" office:value="0.1358023" calcext:value-type="float">
            <text:p>0.1358023</text:p>
          </table:table-cell>
          <table:table-cell office:value-type="float" office:value="0.2069909" calcext:value-type="float">
            <text:p>0.2069909</text:p>
          </table:table-cell>
          <table:table-cell office:value-type="float" office:value="0.0432734" calcext:value-type="float">
            <text:p>0.0432734</text:p>
          </table:table-cell>
          <table:table-cell office:value-type="float" office:value="0.0455227" calcext:value-type="float">
            <text:p>0.0455227</text:p>
          </table:table-cell>
          <table:table-cell office:value-type="float" office:value="0.2896517" calcext:value-type="float">
            <text:p>0.2896517</text:p>
          </table:table-cell>
          <table:table-cell office:value-type="float" office:value="0.5813463" calcext:value-type="float">
            <text:p>0.5813463</text:p>
          </table:table-cell>
          <table:table-cell office:value-type="float" office:value="0.0908333" calcext:value-type="float">
            <text:p>0.0908333</text:p>
          </table:table-cell>
          <table:table-cell office:value-type="float" office:value="0.0938289" calcext:value-type="float">
            <text:p>0.0938289</text:p>
          </table:table-cell>
          <table:table-cell office:value-type="float" office:value="0.5815298" calcext:value-type="float">
            <text:p>0.5815298</text:p>
          </table:table-cell>
          <table:table-cell office:value-type="float" office:value="3.0915154" calcext:value-type="float">
            <text:p>3.0915154</text:p>
          </table:table-cell>
          <table:table-cell office:value-type="float" office:value="0.1748698" calcext:value-type="float">
            <text:p>0.1748698</text:p>
          </table:table-cell>
          <table:table-cell office:value-type="float" office:value="0.1873506" calcext:value-type="float">
            <text:p>0.18735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669" calcext:value-type="float">
            <text:p>0.0248669</text:p>
          </table:table-cell>
          <table:table-cell office:value-type="float" office:value="0.0245322" calcext:value-type="float">
            <text:p>0.0245322</text:p>
          </table:table-cell>
          <table:table-cell office:value-type="float" office:value="0.0077026" calcext:value-type="float">
            <text:p>0.0077026</text:p>
          </table:table-cell>
          <table:table-cell office:value-type="float" office:value="0.0085984" calcext:value-type="float">
            <text:p>0.0085984</text:p>
          </table:table-cell>
          <table:table-cell office:value-type="float" office:value="0.1337398" calcext:value-type="float">
            <text:p>0.1337398</text:p>
          </table:table-cell>
          <table:table-cell office:value-type="float" office:value="0.1410891" calcext:value-type="float">
            <text:p>0.1410891</text:p>
          </table:table-cell>
          <table:table-cell office:value-type="float" office:value="0.0424251" calcext:value-type="float">
            <text:p>0.0424251</text:p>
          </table:table-cell>
          <table:table-cell office:value-type="float" office:value="0.0550892" calcext:value-type="float">
            <text:p>0.0550892</text:p>
          </table:table-cell>
          <table:table-cell office:value-type="float" office:value="0.2927928" calcext:value-type="float">
            <text:p>0.2927928</text:p>
          </table:table-cell>
          <table:table-cell office:value-type="float" office:value="0.5694759" calcext:value-type="float">
            <text:p>0.5694759</text:p>
          </table:table-cell>
          <table:table-cell office:value-type="float" office:value="0.0840051" calcext:value-type="float">
            <text:p>0.0840051</text:p>
          </table:table-cell>
          <table:table-cell office:value-type="float" office:value="0.0906004" calcext:value-type="float">
            <text:p>0.0906004</text:p>
          </table:table-cell>
          <table:table-cell office:value-type="float" office:value="0.5868078" calcext:value-type="float">
            <text:p>0.5868078</text:p>
          </table:table-cell>
          <table:table-cell office:value-type="float" office:value="0.6738762" calcext:value-type="float">
            <text:p>0.6738762</text:p>
          </table:table-cell>
          <table:table-cell office:value-type="float" office:value="0.1724613" calcext:value-type="float">
            <text:p>0.1724613</text:p>
          </table:table-cell>
          <table:table-cell office:value-type="float" office:value="0.1849806" calcext:value-type="float">
            <text:p>0.18498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6485" calcext:value-type="float">
            <text:p>0.0246485</text:p>
          </table:table-cell>
          <table:table-cell office:value-type="float" office:value="0.0681616" calcext:value-type="float">
            <text:p>0.0681616</text:p>
          </table:table-cell>
          <table:table-cell office:value-type="float" office:value="0.0079847" calcext:value-type="float">
            <text:p>0.0079847</text:p>
          </table:table-cell>
          <table:table-cell office:value-type="float" office:value="0.008656" calcext:value-type="float">
            <text:p>0.008656</text:p>
          </table:table-cell>
          <table:table-cell office:value-type="float" office:value="0.1338211" calcext:value-type="float">
            <text:p>0.1338211</text:p>
          </table:table-cell>
          <table:table-cell office:value-type="float" office:value="0.3297786" calcext:value-type="float">
            <text:p>0.3297786</text:p>
          </table:table-cell>
          <table:table-cell office:value-type="float" office:value="0.0407064" calcext:value-type="float">
            <text:p>0.0407064</text:p>
          </table:table-cell>
          <table:table-cell office:value-type="float" office:value="0.0470872" calcext:value-type="float">
            <text:p>0.0470872</text:p>
          </table:table-cell>
          <table:table-cell office:value-type="float" office:value="0.2914321" calcext:value-type="float">
            <text:p>0.2914321</text:p>
          </table:table-cell>
          <table:table-cell office:value-type="float" office:value="0.314664" calcext:value-type="float">
            <text:p>0.314664</text:p>
          </table:table-cell>
          <table:table-cell office:value-type="float" office:value="0.0880077" calcext:value-type="float">
            <text:p>0.0880077</text:p>
          </table:table-cell>
          <table:table-cell office:value-type="float" office:value="0.0918658" calcext:value-type="float">
            <text:p>0.0918658</text:p>
          </table:table-cell>
          <table:table-cell office:value-type="float" office:value="0.5886198" calcext:value-type="float">
            <text:p>0.5886198</text:p>
          </table:table-cell>
          <table:table-cell office:value-type="float" office:value="2.1358015" calcext:value-type="float">
            <text:p>2.1358015</text:p>
          </table:table-cell>
          <table:table-cell office:value-type="float" office:value="0.1722349" calcext:value-type="float">
            <text:p>0.1722349</text:p>
          </table:table-cell>
          <table:table-cell office:value-type="float" office:value="0.1853973" calcext:value-type="float">
            <text:p>0.18539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747" calcext:value-type="float">
            <text:p>0.0247747</text:p>
          </table:table-cell>
          <table:table-cell office:value-type="float" office:value="0.0454213" calcext:value-type="float">
            <text:p>0.0454213</text:p>
          </table:table-cell>
          <table:table-cell office:value-type="float" office:value="0.0077768" calcext:value-type="float">
            <text:p>0.0077768</text:p>
          </table:table-cell>
          <table:table-cell office:value-type="float" office:value="0.0083569" calcext:value-type="float">
            <text:p>0.0083569</text:p>
          </table:table-cell>
          <table:table-cell office:value-type="float" office:value="0.1340906" calcext:value-type="float">
            <text:p>0.1340906</text:p>
          </table:table-cell>
          <table:table-cell office:value-type="float" office:value="0.3833288" calcext:value-type="float">
            <text:p>0.3833288</text:p>
          </table:table-cell>
          <table:table-cell office:value-type="float" office:value="0.0414703" calcext:value-type="float">
            <text:p>0.0414703</text:p>
          </table:table-cell>
          <table:table-cell office:value-type="float" office:value="0.0453943" calcext:value-type="float">
            <text:p>0.0453943</text:p>
          </table:table-cell>
          <table:table-cell office:value-type="float" office:value="0.2871255" calcext:value-type="float">
            <text:p>0.2871255</text:p>
          </table:table-cell>
          <table:table-cell office:value-type="float" office:value="0.2619225" calcext:value-type="float">
            <text:p>0.2619225</text:p>
          </table:table-cell>
          <table:table-cell office:value-type="float" office:value="0.0887948" calcext:value-type="float">
            <text:p>0.0887948</text:p>
          </table:table-cell>
          <table:table-cell office:value-type="float" office:value="0.0912542" calcext:value-type="float">
            <text:p>0.0912542</text:p>
          </table:table-cell>
          <table:table-cell office:value-type="float" office:value="0.5855695" calcext:value-type="float">
            <text:p>0.5855695</text:p>
          </table:table-cell>
          <table:table-cell office:value-type="float" office:value="4.0922377" calcext:value-type="float">
            <text:p>4.0922377</text:p>
          </table:table-cell>
          <table:table-cell office:value-type="float" office:value="0.1719716" calcext:value-type="float">
            <text:p>0.1719716</text:p>
          </table:table-cell>
          <table:table-cell office:value-type="float" office:value="0.1875457" calcext:value-type="float">
            <text:p>0.18754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453" calcext:value-type="float">
            <text:p>0.0247453</text:p>
          </table:table-cell>
          <table:table-cell office:value-type="float" office:value="0.0236866" calcext:value-type="float">
            <text:p>0.0236866</text:p>
          </table:table-cell>
          <table:table-cell office:value-type="float" office:value="0.0076981" calcext:value-type="float">
            <text:p>0.0076981</text:p>
          </table:table-cell>
          <table:table-cell office:value-type="float" office:value="0.0086888" calcext:value-type="float">
            <text:p>0.0086888</text:p>
          </table:table-cell>
          <table:table-cell office:value-type="float" office:value="0.1344775" calcext:value-type="float">
            <text:p>0.1344775</text:p>
          </table:table-cell>
          <table:table-cell office:value-type="float" office:value="0.2866003" calcext:value-type="float">
            <text:p>0.2866003</text:p>
          </table:table-cell>
          <table:table-cell office:value-type="float" office:value="0.0403713" calcext:value-type="float">
            <text:p>0.0403713</text:p>
          </table:table-cell>
          <table:table-cell office:value-type="float" office:value="0.047193" calcext:value-type="float">
            <text:p>0.047193</text:p>
          </table:table-cell>
          <table:table-cell office:value-type="float" office:value="0.2821941" calcext:value-type="float">
            <text:p>0.2821941</text:p>
          </table:table-cell>
          <table:table-cell office:value-type="float" office:value="0.4585479" calcext:value-type="float">
            <text:p>0.4585479</text:p>
          </table:table-cell>
          <table:table-cell office:value-type="float" office:value="0.0885557" calcext:value-type="float">
            <text:p>0.0885557</text:p>
          </table:table-cell>
          <table:table-cell office:value-type="float" office:value="0.0900985" calcext:value-type="float">
            <text:p>0.0900985</text:p>
          </table:table-cell>
          <table:table-cell office:value-type="float" office:value="0.6127436" calcext:value-type="float">
            <text:p>0.6127436</text:p>
          </table:table-cell>
          <table:table-cell office:value-type="float" office:value="0.5723158" calcext:value-type="float">
            <text:p>0.5723158</text:p>
          </table:table-cell>
          <table:table-cell office:value-type="float" office:value="0.1716931" calcext:value-type="float">
            <text:p>0.1716931</text:p>
          </table:table-cell>
          <table:table-cell office:value-type="float" office:value="0.1861822" calcext:value-type="float">
            <text:p>0.18618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854" calcext:value-type="float">
            <text:p>0.0253854</text:p>
          </table:table-cell>
          <table:table-cell office:value-type="float" office:value="0.0235723" calcext:value-type="float">
            <text:p>0.0235723</text:p>
          </table:table-cell>
          <table:table-cell office:value-type="float" office:value="0.0080117" calcext:value-type="float">
            <text:p>0.0080117</text:p>
          </table:table-cell>
          <table:table-cell office:value-type="float" office:value="0.008597" calcext:value-type="float">
            <text:p>0.008597</text:p>
          </table:table-cell>
          <table:table-cell office:value-type="float" office:value="0.1351178" calcext:value-type="float">
            <text:p>0.1351178</text:p>
          </table:table-cell>
          <table:table-cell office:value-type="float" office:value="0.1591216" calcext:value-type="float">
            <text:p>0.1591216</text:p>
          </table:table-cell>
          <table:table-cell office:value-type="float" office:value="0.0408534" calcext:value-type="float">
            <text:p>0.0408534</text:p>
          </table:table-cell>
          <table:table-cell office:value-type="float" office:value="0.0458104" calcext:value-type="float">
            <text:p>0.0458104</text:p>
          </table:table-cell>
          <table:table-cell office:value-type="float" office:value="0.2851642" calcext:value-type="float">
            <text:p>0.2851642</text:p>
          </table:table-cell>
          <table:table-cell office:value-type="float" office:value="0.2599102" calcext:value-type="float">
            <text:p>0.2599102</text:p>
          </table:table-cell>
          <table:table-cell office:value-type="float" office:value="0.0859815" calcext:value-type="float">
            <text:p>0.0859815</text:p>
          </table:table-cell>
          <table:table-cell office:value-type="float" office:value="0.0911617" calcext:value-type="float">
            <text:p>0.0911617</text:p>
          </table:table-cell>
          <table:table-cell office:value-type="float" office:value="0.6078286" calcext:value-type="float">
            <text:p>0.6078286</text:p>
          </table:table-cell>
          <table:table-cell office:value-type="float" office:value="0.5872277" calcext:value-type="float">
            <text:p>0.5872277</text:p>
          </table:table-cell>
          <table:table-cell office:value-type="float" office:value="0.17303" calcext:value-type="float">
            <text:p>0.17303</text:p>
          </table:table-cell>
          <table:table-cell office:value-type="float" office:value="0.1864699" calcext:value-type="float">
            <text:p>0.186469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836" calcext:value-type="float">
            <text:p>0.0253836</text:p>
          </table:table-cell>
          <table:table-cell office:value-type="float" office:value="0.0257239" calcext:value-type="float">
            <text:p>0.0257239</text:p>
          </table:table-cell>
          <table:table-cell office:value-type="float" office:value="0.0074122" calcext:value-type="float">
            <text:p>0.0074122</text:p>
          </table:table-cell>
          <table:table-cell office:value-type="float" office:value="0.0086399" calcext:value-type="float">
            <text:p>0.0086399</text:p>
          </table:table-cell>
          <table:table-cell office:value-type="float" office:value="0.1339789" calcext:value-type="float">
            <text:p>0.1339789</text:p>
          </table:table-cell>
          <table:table-cell office:value-type="float" office:value="0.601153" calcext:value-type="float">
            <text:p>0.601153</text:p>
          </table:table-cell>
          <table:table-cell office:value-type="float" office:value="0.0410153" calcext:value-type="float">
            <text:p>0.0410153</text:p>
          </table:table-cell>
          <table:table-cell office:value-type="float" office:value="0.0453509" calcext:value-type="float">
            <text:p>0.0453509</text:p>
          </table:table-cell>
          <table:table-cell office:value-type="float" office:value="0.2861468" calcext:value-type="float">
            <text:p>0.2861468</text:p>
          </table:table-cell>
          <table:table-cell office:value-type="float" office:value="0.2932834" calcext:value-type="float">
            <text:p>0.2932834</text:p>
          </table:table-cell>
          <table:table-cell office:value-type="float" office:value="0.0855238" calcext:value-type="float">
            <text:p>0.0855238</text:p>
          </table:table-cell>
          <table:table-cell office:value-type="float" office:value="0.0905444" calcext:value-type="float">
            <text:p>0.0905444</text:p>
          </table:table-cell>
          <table:table-cell office:value-type="float" office:value="0.5877187" calcext:value-type="float">
            <text:p>0.5877187</text:p>
          </table:table-cell>
          <table:table-cell office:value-type="float" office:value="1.9189897" calcext:value-type="float">
            <text:p>1.9189897</text:p>
          </table:table-cell>
          <table:table-cell office:value-type="float" office:value="0.1749459" calcext:value-type="float">
            <text:p>0.1749459</text:p>
          </table:table-cell>
          <table:table-cell office:value-type="float" office:value="0.1851884" calcext:value-type="float">
            <text:p>0.18518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4558" calcext:value-type="float">
            <text:p>0.0254558</text:p>
          </table:table-cell>
          <table:table-cell office:value-type="float" office:value="0.0238096" calcext:value-type="float">
            <text:p>0.0238096</text:p>
          </table:table-cell>
          <table:table-cell office:value-type="float" office:value="0.0075248" calcext:value-type="float">
            <text:p>0.0075248</text:p>
          </table:table-cell>
          <table:table-cell office:value-type="float" office:value="0.0085812" calcext:value-type="float">
            <text:p>0.0085812</text:p>
          </table:table-cell>
          <table:table-cell office:value-type="float" office:value="0.1348812" calcext:value-type="float">
            <text:p>0.1348812</text:p>
          </table:table-cell>
          <table:table-cell office:value-type="float" office:value="0.3332812" calcext:value-type="float">
            <text:p>0.3332812</text:p>
          </table:table-cell>
          <table:table-cell office:value-type="float" office:value="0.0411171" calcext:value-type="float">
            <text:p>0.0411171</text:p>
          </table:table-cell>
          <table:table-cell office:value-type="float" office:value="0.0480299" calcext:value-type="float">
            <text:p>0.0480299</text:p>
          </table:table-cell>
          <table:table-cell office:value-type="float" office:value="0.2846312" calcext:value-type="float">
            <text:p>0.2846312</text:p>
          </table:table-cell>
          <table:table-cell office:value-type="float" office:value="0.35635" calcext:value-type="float">
            <text:p>0.35635</text:p>
          </table:table-cell>
          <table:table-cell office:value-type="float" office:value="0.0871257" calcext:value-type="float">
            <text:p>0.0871257</text:p>
          </table:table-cell>
          <table:table-cell office:value-type="float" office:value="0.0919027" calcext:value-type="float">
            <text:p>0.0919027</text:p>
          </table:table-cell>
          <table:table-cell office:value-type="float" office:value="0.5993072" calcext:value-type="float">
            <text:p>0.5993072</text:p>
          </table:table-cell>
          <table:table-cell office:value-type="float" office:value="1.3793902" calcext:value-type="float">
            <text:p>1.3793902</text:p>
          </table:table-cell>
          <table:table-cell office:value-type="float" office:value="0.1815722" calcext:value-type="float">
            <text:p>0.1815722</text:p>
          </table:table-cell>
          <table:table-cell office:value-type="float" office:value="0.1867631" calcext:value-type="float">
            <text:p>0.18676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5326" calcext:value-type="float">
            <text:p>0.0255326</text:p>
          </table:table-cell>
          <table:table-cell office:value-type="float" office:value="0.0262848" calcext:value-type="float">
            <text:p>0.0262848</text:p>
          </table:table-cell>
          <table:table-cell office:value-type="float" office:value="0.008143" calcext:value-type="float">
            <text:p>0.008143</text:p>
          </table:table-cell>
          <table:table-cell office:value-type="float" office:value="0.0090036" calcext:value-type="float">
            <text:p>0.0090036</text:p>
          </table:table-cell>
          <table:table-cell office:value-type="float" office:value="0.1350518" calcext:value-type="float">
            <text:p>0.1350518</text:p>
          </table:table-cell>
          <table:table-cell office:value-type="float" office:value="0.1237144" calcext:value-type="float">
            <text:p>0.1237144</text:p>
          </table:table-cell>
          <table:table-cell office:value-type="float" office:value="0.0407794" calcext:value-type="float">
            <text:p>0.0407794</text:p>
          </table:table-cell>
          <table:table-cell office:value-type="float" office:value="0.0470746" calcext:value-type="float">
            <text:p>0.0470746</text:p>
          </table:table-cell>
          <table:table-cell office:value-type="float" office:value="0.2864099" calcext:value-type="float">
            <text:p>0.2864099</text:p>
          </table:table-cell>
          <table:table-cell office:value-type="float" office:value="0.2736317" calcext:value-type="float">
            <text:p>0.2736317</text:p>
          </table:table-cell>
          <table:table-cell office:value-type="float" office:value="0.0853271" calcext:value-type="float">
            <text:p>0.0853271</text:p>
          </table:table-cell>
          <table:table-cell office:value-type="float" office:value="0.0900129" calcext:value-type="float">
            <text:p>0.0900129</text:p>
          </table:table-cell>
          <table:table-cell office:value-type="float" office:value="0.5863666" calcext:value-type="float">
            <text:p>0.5863666</text:p>
          </table:table-cell>
          <table:table-cell office:value-type="float" office:value="0.5770565" calcext:value-type="float">
            <text:p>0.5770565</text:p>
          </table:table-cell>
          <table:table-cell office:value-type="float" office:value="0.1787036" calcext:value-type="float">
            <text:p>0.1787036</text:p>
          </table:table-cell>
          <table:table-cell office:value-type="float" office:value="0.1901006" calcext:value-type="float">
            <text:p>0.19010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971" calcext:value-type="float">
            <text:p>0.0249971</text:p>
          </table:table-cell>
          <table:table-cell office:value-type="float" office:value="0.0248433" calcext:value-type="float">
            <text:p>0.0248433</text:p>
          </table:table-cell>
          <table:table-cell office:value-type="float" office:value="0.0074841" calcext:value-type="float">
            <text:p>0.0074841</text:p>
          </table:table-cell>
          <table:table-cell office:value-type="float" office:value="0.0088372" calcext:value-type="float">
            <text:p>0.0088372</text:p>
          </table:table-cell>
          <table:table-cell office:value-type="float" office:value="0.1355034" calcext:value-type="float">
            <text:p>0.1355034</text:p>
          </table:table-cell>
          <table:table-cell office:value-type="float" office:value="0.2178692" calcext:value-type="float">
            <text:p>0.2178692</text:p>
          </table:table-cell>
          <table:table-cell office:value-type="float" office:value="0.0403118" calcext:value-type="float">
            <text:p>0.0403118</text:p>
          </table:table-cell>
          <table:table-cell office:value-type="float" office:value="0.0462746" calcext:value-type="float">
            <text:p>0.0462746</text:p>
          </table:table-cell>
          <table:table-cell office:value-type="float" office:value="0.2972559" calcext:value-type="float">
            <text:p>0.2972559</text:p>
          </table:table-cell>
          <table:table-cell office:value-type="float" office:value="0.3549727" calcext:value-type="float">
            <text:p>0.3549727</text:p>
          </table:table-cell>
          <table:table-cell office:value-type="float" office:value="0.0844452" calcext:value-type="float">
            <text:p>0.0844452</text:p>
          </table:table-cell>
          <table:table-cell office:value-type="float" office:value="0.0914276" calcext:value-type="float">
            <text:p>0.0914276</text:p>
          </table:table-cell>
          <table:table-cell office:value-type="float" office:value="0.5798247" calcext:value-type="float">
            <text:p>0.5798247</text:p>
          </table:table-cell>
          <table:table-cell office:value-type="float" office:value="0.5566513" calcext:value-type="float">
            <text:p>0.5566513</text:p>
          </table:table-cell>
          <table:table-cell office:value-type="float" office:value="0.1749271" calcext:value-type="float">
            <text:p>0.1749271</text:p>
          </table:table-cell>
          <table:table-cell office:value-type="float" office:value="0.1905994" calcext:value-type="float">
            <text:p>0.190599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804" calcext:value-type="float">
            <text:p>0.025804</text:p>
          </table:table-cell>
          <table:table-cell office:value-type="float" office:value="0.0624707" calcext:value-type="float">
            <text:p>0.0624707</text:p>
          </table:table-cell>
          <table:table-cell office:value-type="float" office:value="0.0081566" calcext:value-type="float">
            <text:p>0.0081566</text:p>
          </table:table-cell>
          <table:table-cell office:value-type="float" office:value="0.0085279" calcext:value-type="float">
            <text:p>0.0085279</text:p>
          </table:table-cell>
          <table:table-cell office:value-type="float" office:value="0.1357466" calcext:value-type="float">
            <text:p>0.1357466</text:p>
          </table:table-cell>
          <table:table-cell office:value-type="float" office:value="0.1651537" calcext:value-type="float">
            <text:p>0.1651537</text:p>
          </table:table-cell>
          <table:table-cell office:value-type="float" office:value="0.0405972" calcext:value-type="float">
            <text:p>0.0405972</text:p>
          </table:table-cell>
          <table:table-cell office:value-type="float" office:value="0.0486967" calcext:value-type="float">
            <text:p>0.0486967</text:p>
          </table:table-cell>
          <table:table-cell office:value-type="float" office:value="0.2895285" calcext:value-type="float">
            <text:p>0.2895285</text:p>
          </table:table-cell>
          <table:table-cell office:value-type="float" office:value="0.2720718" calcext:value-type="float">
            <text:p>0.2720718</text:p>
          </table:table-cell>
          <table:table-cell office:value-type="float" office:value="0.0879511" calcext:value-type="float">
            <text:p>0.0879511</text:p>
          </table:table-cell>
          <table:table-cell office:value-type="float" office:value="0.0924711" calcext:value-type="float">
            <text:p>0.0924711</text:p>
          </table:table-cell>
          <table:table-cell office:value-type="float" office:value="0.6276195" calcext:value-type="float">
            <text:p>0.6276195</text:p>
          </table:table-cell>
          <table:table-cell office:value-type="float" office:value="0.562488" calcext:value-type="float">
            <text:p>0.562488</text:p>
          </table:table-cell>
          <table:table-cell office:value-type="float" office:value="0.171842" calcext:value-type="float">
            <text:p>0.171842</text:p>
          </table:table-cell>
          <table:table-cell office:value-type="float" office:value="0.1892266" calcext:value-type="float">
            <text:p>0.189226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777" calcext:value-type="float">
            <text:p>0.0250777</text:p>
          </table:table-cell>
          <table:table-cell office:value-type="float" office:value="0.0304618" calcext:value-type="float">
            <text:p>0.0304618</text:p>
          </table:table-cell>
          <table:table-cell office:value-type="float" office:value="0.0075481" calcext:value-type="float">
            <text:p>0.0075481</text:p>
          </table:table-cell>
          <table:table-cell office:value-type="float" office:value="0.0086265" calcext:value-type="float">
            <text:p>0.0086265</text:p>
          </table:table-cell>
          <table:table-cell office:value-type="float" office:value="0.1384945" calcext:value-type="float">
            <text:p>0.1384945</text:p>
          </table:table-cell>
          <table:table-cell office:value-type="float" office:value="0.2734796" calcext:value-type="float">
            <text:p>0.2734796</text:p>
          </table:table-cell>
          <table:table-cell office:value-type="float" office:value="0.0403703" calcext:value-type="float">
            <text:p>0.0403703</text:p>
          </table:table-cell>
          <table:table-cell office:value-type="float" office:value="0.0471951" calcext:value-type="float">
            <text:p>0.0471951</text:p>
          </table:table-cell>
          <table:table-cell office:value-type="float" office:value="0.2866925" calcext:value-type="float">
            <text:p>0.2866925</text:p>
          </table:table-cell>
          <table:table-cell office:value-type="float" office:value="1.2817129" calcext:value-type="float">
            <text:p>1.2817129</text:p>
          </table:table-cell>
          <table:table-cell office:value-type="float" office:value="0.0852414" calcext:value-type="float">
            <text:p>0.0852414</text:p>
          </table:table-cell>
          <table:table-cell office:value-type="float" office:value="0.0928835" calcext:value-type="float">
            <text:p>0.0928835</text:p>
          </table:table-cell>
          <table:table-cell office:value-type="float" office:value="0.6003498" calcext:value-type="float">
            <text:p>0.6003498</text:p>
          </table:table-cell>
          <table:table-cell office:value-type="float" office:value="0.5576114" calcext:value-type="float">
            <text:p>0.5576114</text:p>
          </table:table-cell>
          <table:table-cell office:value-type="float" office:value="0.174953" calcext:value-type="float">
            <text:p>0.174953</text:p>
          </table:table-cell>
          <table:table-cell office:value-type="float" office:value="0.1943782" calcext:value-type="float">
            <text:p>0.19437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3242" calcext:value-type="float">
            <text:p>0.0253242</text:p>
          </table:table-cell>
          <table:table-cell office:value-type="float" office:value="0.0250044" calcext:value-type="float">
            <text:p>0.0250044</text:p>
          </table:table-cell>
          <table:table-cell office:value-type="float" office:value="0.0079736" calcext:value-type="float">
            <text:p>0.0079736</text:p>
          </table:table-cell>
          <table:table-cell office:value-type="float" office:value="0.0089867" calcext:value-type="float">
            <text:p>0.0089867</text:p>
          </table:table-cell>
          <table:table-cell office:value-type="float" office:value="0.1339948" calcext:value-type="float">
            <text:p>0.1339948</text:p>
          </table:table-cell>
          <table:table-cell office:value-type="float" office:value="0.1269213" calcext:value-type="float">
            <text:p>0.1269213</text:p>
          </table:table-cell>
          <table:table-cell office:value-type="float" office:value="0.0407681" calcext:value-type="float">
            <text:p>0.0407681</text:p>
          </table:table-cell>
          <table:table-cell office:value-type="float" office:value="0.0449284" calcext:value-type="float">
            <text:p>0.0449284</text:p>
          </table:table-cell>
          <table:table-cell office:value-type="float" office:value="0.2932232" calcext:value-type="float">
            <text:p>0.2932232</text:p>
          </table:table-cell>
          <table:table-cell office:value-type="float" office:value="0.2686249" calcext:value-type="float">
            <text:p>0.2686249</text:p>
          </table:table-cell>
          <table:table-cell office:value-type="float" office:value="0.0848121" calcext:value-type="float">
            <text:p>0.0848121</text:p>
          </table:table-cell>
          <table:table-cell office:value-type="float" office:value="0.0930114" calcext:value-type="float">
            <text:p>0.0930114</text:p>
          </table:table-cell>
          <table:table-cell office:value-type="float" office:value="0.6176529" calcext:value-type="float">
            <text:p>0.6176529</text:p>
          </table:table-cell>
          <table:table-cell office:value-type="float" office:value="1.1999044" calcext:value-type="float">
            <text:p>1.1999044</text:p>
          </table:table-cell>
          <table:table-cell office:value-type="float" office:value="0.1751721" calcext:value-type="float">
            <text:p>0.1751721</text:p>
          </table:table-cell>
          <table:table-cell office:value-type="float" office:value="0.194086" calcext:value-type="float">
            <text:p>0.1940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5843" calcext:value-type="float">
            <text:p>0.0245843</text:p>
          </table:table-cell>
          <table:table-cell office:value-type="float" office:value="0.0401989" calcext:value-type="float">
            <text:p>0.0401989</text:p>
          </table:table-cell>
          <table:table-cell office:value-type="float" office:value="0.0082746" calcext:value-type="float">
            <text:p>0.0082746</text:p>
          </table:table-cell>
          <table:table-cell office:value-type="float" office:value="0.0084525" calcext:value-type="float">
            <text:p>0.0084525</text:p>
          </table:table-cell>
          <table:table-cell office:value-type="float" office:value="0.1346792" calcext:value-type="float">
            <text:p>0.1346792</text:p>
          </table:table-cell>
          <table:table-cell office:value-type="float" office:value="0.1369735" calcext:value-type="float">
            <text:p>0.1369735</text:p>
          </table:table-cell>
          <table:table-cell office:value-type="float" office:value="0.0405515" calcext:value-type="float">
            <text:p>0.0405515</text:p>
          </table:table-cell>
          <table:table-cell office:value-type="float" office:value="0.0471343" calcext:value-type="float">
            <text:p>0.0471343</text:p>
          </table:table-cell>
          <table:table-cell office:value-type="float" office:value="0.2854811" calcext:value-type="float">
            <text:p>0.2854811</text:p>
          </table:table-cell>
          <table:table-cell office:value-type="float" office:value="0.2708033" calcext:value-type="float">
            <text:p>0.2708033</text:p>
          </table:table-cell>
          <table:table-cell office:value-type="float" office:value="0.0839655" calcext:value-type="float">
            <text:p>0.0839655</text:p>
          </table:table-cell>
          <table:table-cell office:value-type="float" office:value="0.0940877" calcext:value-type="float">
            <text:p>0.0940877</text:p>
          </table:table-cell>
          <table:table-cell office:value-type="float" office:value="0.603417" calcext:value-type="float">
            <text:p>0.603417</text:p>
          </table:table-cell>
          <table:table-cell office:value-type="float" office:value="0.8389892" calcext:value-type="float">
            <text:p>0.8389892</text:p>
          </table:table-cell>
          <table:table-cell office:value-type="float" office:value="0.1760456" calcext:value-type="float">
            <text:p>0.1760456</text:p>
          </table:table-cell>
          <table:table-cell office:value-type="float" office:value="0.1931382" calcext:value-type="float">
            <text:p>0.19313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637" calcext:value-type="float">
            <text:p>0.0256637</text:p>
          </table:table-cell>
          <table:table-cell office:value-type="float" office:value="0.0797491" calcext:value-type="float">
            <text:p>0.0797491</text:p>
          </table:table-cell>
          <table:table-cell office:value-type="float" office:value="0.0075216" calcext:value-type="float">
            <text:p>0.0075216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0.1345729" calcext:value-type="float">
            <text:p>0.1345729</text:p>
          </table:table-cell>
          <table:table-cell office:value-type="float" office:value="0.1320325" calcext:value-type="float">
            <text:p>0.1320325</text:p>
          </table:table-cell>
          <table:table-cell office:value-type="float" office:value="0.0410617" calcext:value-type="float">
            <text:p>0.0410617</text:p>
          </table:table-cell>
          <table:table-cell office:value-type="float" office:value="0.0472517" calcext:value-type="float">
            <text:p>0.0472517</text:p>
          </table:table-cell>
          <table:table-cell office:value-type="float" office:value="0.2884308" calcext:value-type="float">
            <text:p>0.2884308</text:p>
          </table:table-cell>
          <table:table-cell office:value-type="float" office:value="0.2813084" calcext:value-type="float">
            <text:p>0.2813084</text:p>
          </table:table-cell>
          <table:table-cell office:value-type="float" office:value="0.0849953" calcext:value-type="float">
            <text:p>0.0849953</text:p>
          </table:table-cell>
          <table:table-cell office:value-type="float" office:value="0.0899286" calcext:value-type="float">
            <text:p>0.0899286</text:p>
          </table:table-cell>
          <table:table-cell office:value-type="float" office:value="0.587839" calcext:value-type="float">
            <text:p>0.587839</text:p>
          </table:table-cell>
          <table:table-cell office:value-type="float" office:value="2.7960801" calcext:value-type="float">
            <text:p>2.7960801</text:p>
          </table:table-cell>
          <table:table-cell office:value-type="float" office:value="0.1722223" calcext:value-type="float">
            <text:p>0.1722223</text:p>
          </table:table-cell>
          <table:table-cell office:value-type="float" office:value="0.1862807" calcext:value-type="float">
            <text:p>0.18628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683" calcext:value-type="float">
            <text:p>0.0249683</text:p>
          </table:table-cell>
          <table:table-cell office:value-type="float" office:value="0.1270065" calcext:value-type="float">
            <text:p>0.1270065</text:p>
          </table:table-cell>
          <table:table-cell office:value-type="float" office:value="0.0076648" calcext:value-type="float">
            <text:p>0.0076648</text:p>
          </table:table-cell>
          <table:table-cell office:value-type="float" office:value="0.0087756" calcext:value-type="float">
            <text:p>0.0087756</text:p>
          </table:table-cell>
          <table:table-cell office:value-type="float" office:value="0.1349282" calcext:value-type="float">
            <text:p>0.1349282</text:p>
          </table:table-cell>
          <table:table-cell office:value-type="float" office:value="0.1380345" calcext:value-type="float">
            <text:p>0.1380345</text:p>
          </table:table-cell>
          <table:table-cell office:value-type="float" office:value="0.0404243" calcext:value-type="float">
            <text:p>0.0404243</text:p>
          </table:table-cell>
          <table:table-cell office:value-type="float" office:value="0.0458541" calcext:value-type="float">
            <text:p>0.0458541</text:p>
          </table:table-cell>
          <table:table-cell office:value-type="float" office:value="0.2898553" calcext:value-type="float">
            <text:p>0.2898553</text:p>
          </table:table-cell>
          <table:table-cell office:value-type="float" office:value="0.3547718" calcext:value-type="float">
            <text:p>0.3547718</text:p>
          </table:table-cell>
          <table:table-cell office:value-type="float" office:value="0.0850277" calcext:value-type="float">
            <text:p>0.0850277</text:p>
          </table:table-cell>
          <table:table-cell office:value-type="float" office:value="0.0917075" calcext:value-type="float">
            <text:p>0.0917075</text:p>
          </table:table-cell>
          <table:table-cell office:value-type="float" office:value="0.5910508" calcext:value-type="float">
            <text:p>0.5910508</text:p>
          </table:table-cell>
          <table:table-cell office:value-type="float" office:value="0.8112361" calcext:value-type="float">
            <text:p>0.8112361</text:p>
          </table:table-cell>
          <table:table-cell office:value-type="float" office:value="0.1758829" calcext:value-type="float">
            <text:p>0.1758829</text:p>
          </table:table-cell>
          <table:table-cell office:value-type="float" office:value="0.1936414" calcext:value-type="float">
            <text:p>0.193641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9252" calcext:value-type="float">
            <text:p>0.0249252</text:p>
          </table:table-cell>
          <table:table-cell office:value-type="float" office:value="0.061447" calcext:value-type="float">
            <text:p>0.061447</text:p>
          </table:table-cell>
          <table:table-cell office:value-type="float" office:value="0.0078467" calcext:value-type="float">
            <text:p>0.0078467</text:p>
          </table:table-cell>
          <table:table-cell office:value-type="float" office:value="0.0087482" calcext:value-type="float">
            <text:p>0.0087482</text:p>
          </table:table-cell>
          <table:table-cell office:value-type="float" office:value="0.1358831" calcext:value-type="float">
            <text:p>0.1358831</text:p>
          </table:table-cell>
          <table:table-cell office:value-type="float" office:value="0.1254812" calcext:value-type="float">
            <text:p>0.1254812</text:p>
          </table:table-cell>
          <table:table-cell office:value-type="float" office:value="0.0408285" calcext:value-type="float">
            <text:p>0.0408285</text:p>
          </table:table-cell>
          <table:table-cell office:value-type="float" office:value="0.0472439" calcext:value-type="float">
            <text:p>0.0472439</text:p>
          </table:table-cell>
          <table:table-cell office:value-type="float" office:value="0.3009488" calcext:value-type="float">
            <text:p>0.3009488</text:p>
          </table:table-cell>
          <table:table-cell office:value-type="float" office:value="0.4387038" calcext:value-type="float">
            <text:p>0.4387038</text:p>
          </table:table-cell>
          <table:table-cell office:value-type="float" office:value="0.0842169" calcext:value-type="float">
            <text:p>0.0842169</text:p>
          </table:table-cell>
          <table:table-cell office:value-type="float" office:value="0.0899897" calcext:value-type="float">
            <text:p>0.0899897</text:p>
          </table:table-cell>
          <table:table-cell office:value-type="float" office:value="0.5842369" calcext:value-type="float">
            <text:p>0.5842369</text:p>
          </table:table-cell>
          <table:table-cell office:value-type="float" office:value="1.2851382" calcext:value-type="float">
            <text:p>1.2851382</text:p>
          </table:table-cell>
          <table:table-cell office:value-type="float" office:value="0.1739371" calcext:value-type="float">
            <text:p>0.1739371</text:p>
          </table:table-cell>
          <table:table-cell office:value-type="float" office:value="0.1874485" calcext:value-type="float">
            <text:p>0.18744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877" calcext:value-type="float">
            <text:p>0.0251877</text:p>
          </table:table-cell>
          <table:table-cell office:value-type="float" office:value="0.0277566" calcext:value-type="float">
            <text:p>0.0277566</text:p>
          </table:table-cell>
          <table:table-cell office:value-type="float" office:value="0.0079283" calcext:value-type="float">
            <text:p>0.0079283</text:p>
          </table:table-cell>
          <table:table-cell office:value-type="float" office:value="0.0089016" calcext:value-type="float">
            <text:p>0.0089016</text:p>
          </table:table-cell>
          <table:table-cell office:value-type="float" office:value="0.1349581" calcext:value-type="float">
            <text:p>0.1349581</text:p>
          </table:table-cell>
          <table:table-cell office:value-type="float" office:value="0.1443608" calcext:value-type="float">
            <text:p>0.1443608</text:p>
          </table:table-cell>
          <table:table-cell office:value-type="float" office:value="0.0411326" calcext:value-type="float">
            <text:p>0.0411326</text:p>
          </table:table-cell>
          <table:table-cell office:value-type="float" office:value="0.0450913" calcext:value-type="float">
            <text:p>0.0450913</text:p>
          </table:table-cell>
          <table:table-cell office:value-type="float" office:value="0.2989293" calcext:value-type="float">
            <text:p>0.2989293</text:p>
          </table:table-cell>
          <table:table-cell office:value-type="float" office:value="0.7347867" calcext:value-type="float">
            <text:p>0.7347867</text:p>
          </table:table-cell>
          <table:table-cell office:value-type="float" office:value="0.0850088" calcext:value-type="float">
            <text:p>0.0850088</text:p>
          </table:table-cell>
          <table:table-cell office:value-type="float" office:value="0.0913676" calcext:value-type="float">
            <text:p>0.0913676</text:p>
          </table:table-cell>
          <table:table-cell office:value-type="float" office:value="0.5927794" calcext:value-type="float">
            <text:p>0.5927794</text:p>
          </table:table-cell>
          <table:table-cell office:value-type="float" office:value="1.5273437" calcext:value-type="float">
            <text:p>1.5273437</text:p>
          </table:table-cell>
          <table:table-cell office:value-type="float" office:value="0.1746389" calcext:value-type="float">
            <text:p>0.1746389</text:p>
          </table:table-cell>
          <table:table-cell office:value-type="float" office:value="0.1875459" calcext:value-type="float">
            <text:p>0.187545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881" calcext:value-type="float">
            <text:p>0.0250881</text:p>
          </table:table-cell>
          <table:table-cell office:value-type="float" office:value="0.0633941" calcext:value-type="float">
            <text:p>0.0633941</text:p>
          </table:table-cell>
          <table:table-cell office:value-type="float" office:value="0.0087593" calcext:value-type="float">
            <text:p>0.0087593</text:p>
          </table:table-cell>
          <table:table-cell office:value-type="float" office:value="0.0087552" calcext:value-type="float">
            <text:p>0.0087552</text:p>
          </table:table-cell>
          <table:table-cell office:value-type="float" office:value="0.134459" calcext:value-type="float">
            <text:p>0.134459</text:p>
          </table:table-cell>
          <table:table-cell office:value-type="float" office:value="0.1266788" calcext:value-type="float">
            <text:p>0.1266788</text:p>
          </table:table-cell>
          <table:table-cell office:value-type="float" office:value="0.0410075" calcext:value-type="float">
            <text:p>0.0410075</text:p>
          </table:table-cell>
          <table:table-cell office:value-type="float" office:value="0.0454683" calcext:value-type="float">
            <text:p>0.0454683</text:p>
          </table:table-cell>
          <table:table-cell office:value-type="float" office:value="0.2915159" calcext:value-type="float">
            <text:p>0.2915159</text:p>
          </table:table-cell>
          <table:table-cell office:value-type="float" office:value="0.2668481" calcext:value-type="float">
            <text:p>0.2668481</text:p>
          </table:table-cell>
          <table:table-cell office:value-type="float" office:value="0.0848791" calcext:value-type="float">
            <text:p>0.0848791</text:p>
          </table:table-cell>
          <table:table-cell office:value-type="float" office:value="0.093508" calcext:value-type="float">
            <text:p>0.093508</text:p>
          </table:table-cell>
          <table:table-cell office:value-type="float" office:value="0.5797262" calcext:value-type="float">
            <text:p>0.5797262</text:p>
          </table:table-cell>
          <table:table-cell office:value-type="float" office:value="0.6459913" calcext:value-type="float">
            <text:p>0.6459913</text:p>
          </table:table-cell>
          <table:table-cell office:value-type="float" office:value="0.1720027" calcext:value-type="float">
            <text:p>0.1720027</text:p>
          </table:table-cell>
          <table:table-cell office:value-type="float" office:value="0.1938254" calcext:value-type="float">
            <text:p>0.19382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2034" calcext:value-type="float">
            <text:p>0.0252034</text:p>
          </table:table-cell>
          <table:table-cell office:value-type="float" office:value="0.024136" calcext:value-type="float">
            <text:p>0.024136</text:p>
          </table:table-cell>
          <table:table-cell office:value-type="float" office:value="0.0076652" calcext:value-type="float">
            <text:p>0.0076652</text:p>
          </table:table-cell>
          <table:table-cell office:value-type="float" office:value="0.0090641" calcext:value-type="float">
            <text:p>0.0090641</text:p>
          </table:table-cell>
          <table:table-cell office:value-type="float" office:value="0.1341292" calcext:value-type="float">
            <text:p>0.1341292</text:p>
          </table:table-cell>
          <table:table-cell office:value-type="float" office:value="0.1325897" calcext:value-type="float">
            <text:p>0.1325897</text:p>
          </table:table-cell>
          <table:table-cell office:value-type="float" office:value="0.0411154" calcext:value-type="float">
            <text:p>0.0411154</text:p>
          </table:table-cell>
          <table:table-cell office:value-type="float" office:value="0.0452684" calcext:value-type="float">
            <text:p>0.0452684</text:p>
          </table:table-cell>
          <table:table-cell office:value-type="float" office:value="0.2875189" calcext:value-type="float">
            <text:p>0.2875189</text:p>
          </table:table-cell>
          <table:table-cell office:value-type="float" office:value="0.6433312" calcext:value-type="float">
            <text:p>0.6433312</text:p>
          </table:table-cell>
          <table:table-cell office:value-type="float" office:value="0.086411" calcext:value-type="float">
            <text:p>0.086411</text:p>
          </table:table-cell>
          <table:table-cell office:value-type="float" office:value="0.0949761" calcext:value-type="float">
            <text:p>0.0949761</text:p>
          </table:table-cell>
          <table:table-cell office:value-type="float" office:value="0.6071315" calcext:value-type="float">
            <text:p>0.6071315</text:p>
          </table:table-cell>
          <table:table-cell office:value-type="float" office:value="0.5988887" calcext:value-type="float">
            <text:p>0.5988887</text:p>
          </table:table-cell>
          <table:table-cell office:value-type="float" office:value="0.1764197" calcext:value-type="float">
            <text:p>0.1764197</text:p>
          </table:table-cell>
          <table:table-cell office:value-type="float" office:value="0.1886251" calcext:value-type="float">
            <text:p>0.188625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0925" calcext:value-type="float">
            <text:p>0.0260925</text:p>
          </table:table-cell>
          <table:table-cell office:value-type="float" office:value="0.0914094" calcext:value-type="float">
            <text:p>0.0914094</text:p>
          </table:table-cell>
          <table:table-cell office:value-type="float" office:value="0.0076582" calcext:value-type="float">
            <text:p>0.0076582</text:p>
          </table:table-cell>
          <table:table-cell office:value-type="float" office:value="0.0084084" calcext:value-type="float">
            <text:p>0.0084084</text:p>
          </table:table-cell>
          <table:table-cell office:value-type="float" office:value="0.1338654" calcext:value-type="float">
            <text:p>0.1338654</text:p>
          </table:table-cell>
          <table:table-cell office:value-type="float" office:value="0.1997172" calcext:value-type="float">
            <text:p>0.1997172</text:p>
          </table:table-cell>
          <table:table-cell office:value-type="float" office:value="0.0417198" calcext:value-type="float">
            <text:p>0.0417198</text:p>
          </table:table-cell>
          <table:table-cell office:value-type="float" office:value="0.045406" calcext:value-type="float">
            <text:p>0.045406</text:p>
          </table:table-cell>
          <table:table-cell office:value-type="float" office:value="0.2854369" calcext:value-type="float">
            <text:p>0.2854369</text:p>
          </table:table-cell>
          <table:table-cell office:value-type="float" office:value="0.7390961" calcext:value-type="float">
            <text:p>0.7390961</text:p>
          </table:table-cell>
          <table:table-cell office:value-type="float" office:value="0.0849483" calcext:value-type="float">
            <text:p>0.0849483</text:p>
          </table:table-cell>
          <table:table-cell office:value-type="float" office:value="0.093979" calcext:value-type="float">
            <text:p>0.093979</text:p>
          </table:table-cell>
          <table:table-cell office:value-type="float" office:value="0.5816526" calcext:value-type="float">
            <text:p>0.5816526</text:p>
          </table:table-cell>
          <table:table-cell office:value-type="float" office:value="0.5511066" calcext:value-type="float">
            <text:p>0.5511066</text:p>
          </table:table-cell>
          <table:table-cell office:value-type="float" office:value="0.177546" calcext:value-type="float">
            <text:p>0.177546</text:p>
          </table:table-cell>
          <table:table-cell office:value-type="float" office:value="0.187644" calcext:value-type="float">
            <text:p>0.1876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919" calcext:value-type="float">
            <text:p>0.0248919</text:p>
          </table:table-cell>
          <table:table-cell office:value-type="float" office:value="0.0366865" calcext:value-type="float">
            <text:p>0.0366865</text:p>
          </table:table-cell>
          <table:table-cell office:value-type="float" office:value="0.0075268" calcext:value-type="float">
            <text:p>0.0075268</text:p>
          </table:table-cell>
          <table:table-cell office:value-type="float" office:value="0.0089294" calcext:value-type="float">
            <text:p>0.0089294</text:p>
          </table:table-cell>
          <table:table-cell office:value-type="float" office:value="0.1346106" calcext:value-type="float">
            <text:p>0.1346106</text:p>
          </table:table-cell>
          <table:table-cell office:value-type="float" office:value="0.4280263" calcext:value-type="float">
            <text:p>0.4280263</text:p>
          </table:table-cell>
          <table:table-cell office:value-type="float" office:value="0.0410591" calcext:value-type="float">
            <text:p>0.0410591</text:p>
          </table:table-cell>
          <table:table-cell office:value-type="float" office:value="0.0453152" calcext:value-type="float">
            <text:p>0.0453152</text:p>
          </table:table-cell>
          <table:table-cell office:value-type="float" office:value="0.2881973" calcext:value-type="float">
            <text:p>0.2881973</text:p>
          </table:table-cell>
          <table:table-cell office:value-type="float" office:value="0.5592806" calcext:value-type="float">
            <text:p>0.5592806</text:p>
          </table:table-cell>
          <table:table-cell office:value-type="float" office:value="0.0867152" calcext:value-type="float">
            <text:p>0.0867152</text:p>
          </table:table-cell>
          <table:table-cell office:value-type="float" office:value="0.0917105" calcext:value-type="float">
            <text:p>0.0917105</text:p>
          </table:table-cell>
          <table:table-cell office:value-type="float" office:value="0.5959317" calcext:value-type="float">
            <text:p>0.5959317</text:p>
          </table:table-cell>
          <table:table-cell office:value-type="float" office:value="0.5494972" calcext:value-type="float">
            <text:p>0.5494972</text:p>
          </table:table-cell>
          <table:table-cell office:value-type="float" office:value="0.1727594" calcext:value-type="float">
            <text:p>0.1727594</text:p>
          </table:table-cell>
          <table:table-cell office:value-type="float" office:value="0.2028446" calcext:value-type="float">
            <text:p>0.20284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9304" calcext:value-type="float">
            <text:p>0.0259304</text:p>
          </table:table-cell>
          <table:table-cell office:value-type="float" office:value="0.0326776" calcext:value-type="float">
            <text:p>0.0326776</text:p>
          </table:table-cell>
          <table:table-cell office:value-type="float" office:value="0.0076309" calcext:value-type="float">
            <text:p>0.0076309</text:p>
          </table:table-cell>
          <table:table-cell office:value-type="float" office:value="0.0086088" calcext:value-type="float">
            <text:p>0.0086088</text:p>
          </table:table-cell>
          <table:table-cell office:value-type="float" office:value="0.1382737" calcext:value-type="float">
            <text:p>0.1382737</text:p>
          </table:table-cell>
          <table:table-cell office:value-type="float" office:value="0.1296101" calcext:value-type="float">
            <text:p>0.1296101</text:p>
          </table:table-cell>
          <table:table-cell office:value-type="float" office:value="0.0423791" calcext:value-type="float">
            <text:p>0.0423791</text:p>
          </table:table-cell>
          <table:table-cell office:value-type="float" office:value="0.0471449" calcext:value-type="float">
            <text:p>0.0471449</text:p>
          </table:table-cell>
          <table:table-cell office:value-type="float" office:value="0.2926093" calcext:value-type="float">
            <text:p>0.2926093</text:p>
          </table:table-cell>
          <table:table-cell office:value-type="float" office:value="0.2816937" calcext:value-type="float">
            <text:p>0.2816937</text:p>
          </table:table-cell>
          <table:table-cell office:value-type="float" office:value="0.0865603" calcext:value-type="float">
            <text:p>0.0865603</text:p>
          </table:table-cell>
          <table:table-cell office:value-type="float" office:value="0.0924452" calcext:value-type="float">
            <text:p>0.0924452</text:p>
          </table:table-cell>
          <table:table-cell office:value-type="float" office:value="0.5971222" calcext:value-type="float">
            <text:p>0.5971222</text:p>
          </table:table-cell>
          <table:table-cell office:value-type="float" office:value="0.9144406" calcext:value-type="float">
            <text:p>0.9144406</text:p>
          </table:table-cell>
          <table:table-cell office:value-type="float" office:value="0.1744485" calcext:value-type="float">
            <text:p>0.1744485</text:p>
          </table:table-cell>
          <table:table-cell office:value-type="float" office:value="0.1959787" calcext:value-type="float">
            <text:p>0.19597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393" calcext:value-type="float">
            <text:p>0.0247393</text:p>
          </table:table-cell>
          <table:table-cell office:value-type="float" office:value="0.0276623" calcext:value-type="float">
            <text:p>0.0276623</text:p>
          </table:table-cell>
          <table:table-cell office:value-type="float" office:value="0.0075448" calcext:value-type="float">
            <text:p>0.0075448</text:p>
          </table:table-cell>
          <table:table-cell office:value-type="float" office:value="0.0084447" calcext:value-type="float">
            <text:p>0.0084447</text:p>
          </table:table-cell>
          <table:table-cell office:value-type="float" office:value="0.1389574" calcext:value-type="float">
            <text:p>0.1389574</text:p>
          </table:table-cell>
          <table:table-cell office:value-type="float" office:value="0.1413741" calcext:value-type="float">
            <text:p>0.1413741</text:p>
          </table:table-cell>
          <table:table-cell office:value-type="float" office:value="0.0404827" calcext:value-type="float">
            <text:p>0.0404827</text:p>
          </table:table-cell>
          <table:table-cell office:value-type="float" office:value="0.0452931" calcext:value-type="float">
            <text:p>0.0452931</text:p>
          </table:table-cell>
          <table:table-cell office:value-type="float" office:value="0.2869853" calcext:value-type="float">
            <text:p>0.2869853</text:p>
          </table:table-cell>
          <table:table-cell office:value-type="float" office:value="0.2876741" calcext:value-type="float">
            <text:p>0.2876741</text:p>
          </table:table-cell>
          <table:table-cell office:value-type="float" office:value="0.0846233" calcext:value-type="float">
            <text:p>0.0846233</text:p>
          </table:table-cell>
          <table:table-cell office:value-type="float" office:value="0.0937063" calcext:value-type="float">
            <text:p>0.0937063</text:p>
          </table:table-cell>
          <table:table-cell office:value-type="float" office:value="0.5932408" calcext:value-type="float">
            <text:p>0.5932408</text:p>
          </table:table-cell>
          <table:table-cell office:value-type="float" office:value="0.5547363" calcext:value-type="float">
            <text:p>0.5547363</text:p>
          </table:table-cell>
          <table:table-cell office:value-type="float" office:value="0.1830657" calcext:value-type="float">
            <text:p>0.1830657</text:p>
          </table:table-cell>
          <table:table-cell office:value-type="float" office:value="0.1948358" calcext:value-type="float">
            <text:p>0.19483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512" calcext:value-type="float">
            <text:p>0.0256512</text:p>
          </table:table-cell>
          <table:table-cell office:value-type="float" office:value="0.0886202" calcext:value-type="float">
            <text:p>0.0886202</text:p>
          </table:table-cell>
          <table:table-cell office:value-type="float" office:value="0.0076251" calcext:value-type="float">
            <text:p>0.0076251</text:p>
          </table:table-cell>
          <table:table-cell office:value-type="float" office:value="0.0088888" calcext:value-type="float">
            <text:p>0.0088888</text:p>
          </table:table-cell>
          <table:table-cell office:value-type="float" office:value="0.1349784" calcext:value-type="float">
            <text:p>0.1349784</text:p>
          </table:table-cell>
          <table:table-cell office:value-type="float" office:value="0.3329301" calcext:value-type="float">
            <text:p>0.3329301</text:p>
          </table:table-cell>
          <table:table-cell office:value-type="float" office:value="0.0406397" calcext:value-type="float">
            <text:p>0.0406397</text:p>
          </table:table-cell>
          <table:table-cell office:value-type="float" office:value="0.04457" calcext:value-type="float">
            <text:p>0.04457</text:p>
          </table:table-cell>
          <table:table-cell office:value-type="float" office:value="0.2830916" calcext:value-type="float">
            <text:p>0.2830916</text:p>
          </table:table-cell>
          <table:table-cell office:value-type="float" office:value="0.2739861" calcext:value-type="float">
            <text:p>0.2739861</text:p>
          </table:table-cell>
          <table:table-cell office:value-type="float" office:value="0.085086" calcext:value-type="float">
            <text:p>0.085086</text:p>
          </table:table-cell>
          <table:table-cell office:value-type="float" office:value="0.0957174" calcext:value-type="float">
            <text:p>0.0957174</text:p>
          </table:table-cell>
          <table:table-cell office:value-type="float" office:value="0.5945466" calcext:value-type="float">
            <text:p>0.5945466</text:p>
          </table:table-cell>
          <table:table-cell office:value-type="float" office:value="0.5466927" calcext:value-type="float">
            <text:p>0.5466927</text:p>
          </table:table-cell>
          <table:table-cell office:value-type="float" office:value="0.1798797" calcext:value-type="float">
            <text:p>0.1798797</text:p>
          </table:table-cell>
          <table:table-cell office:value-type="float" office:value="0.1870519" calcext:value-type="float">
            <text:p>0.18705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135" calcext:value-type="float">
            <text:p>0.0251135</text:p>
          </table:table-cell>
          <table:table-cell office:value-type="float" office:value="0.0428825" calcext:value-type="float">
            <text:p>0.0428825</text:p>
          </table:table-cell>
          <table:table-cell office:value-type="float" office:value="0.0081968" calcext:value-type="float">
            <text:p>0.0081968</text:p>
          </table:table-cell>
          <table:table-cell office:value-type="float" office:value="0.0087484" calcext:value-type="float">
            <text:p>0.0087484</text:p>
          </table:table-cell>
          <table:table-cell office:value-type="float" office:value="0.1348742" calcext:value-type="float">
            <text:p>0.1348742</text:p>
          </table:table-cell>
          <table:table-cell office:value-type="float" office:value="0.3652575" calcext:value-type="float">
            <text:p>0.3652575</text:p>
          </table:table-cell>
          <table:table-cell office:value-type="float" office:value="0.0411019" calcext:value-type="float">
            <text:p>0.0411019</text:p>
          </table:table-cell>
          <table:table-cell office:value-type="float" office:value="0.0450295" calcext:value-type="float">
            <text:p>0.0450295</text:p>
          </table:table-cell>
          <table:table-cell office:value-type="float" office:value="0.2855539" calcext:value-type="float">
            <text:p>0.2855539</text:p>
          </table:table-cell>
          <table:table-cell office:value-type="float" office:value="0.2715931" calcext:value-type="float">
            <text:p>0.2715931</text:p>
          </table:table-cell>
          <table:table-cell office:value-type="float" office:value="0.0847153" calcext:value-type="float">
            <text:p>0.0847153</text:p>
          </table:table-cell>
          <table:table-cell office:value-type="float" office:value="0.093825" calcext:value-type="float">
            <text:p>0.093825</text:p>
          </table:table-cell>
          <table:table-cell office:value-type="float" office:value="0.5834143" calcext:value-type="float">
            <text:p>0.5834143</text:p>
          </table:table-cell>
          <table:table-cell office:value-type="float" office:value="0.6489615" calcext:value-type="float">
            <text:p>0.6489615</text:p>
          </table:table-cell>
          <table:table-cell office:value-type="float" office:value="0.1720802" calcext:value-type="float">
            <text:p>0.1720802</text:p>
          </table:table-cell>
          <table:table-cell office:value-type="float" office:value="0.1969828" calcext:value-type="float">
            <text:p>0.19698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995" calcext:value-type="float">
            <text:p>0.0251995</text:p>
          </table:table-cell>
          <table:table-cell office:value-type="float" office:value="0.0250504" calcext:value-type="float">
            <text:p>0.0250504</text:p>
          </table:table-cell>
          <table:table-cell office:value-type="float" office:value="0.0079432" calcext:value-type="float">
            <text:p>0.0079432</text:p>
          </table:table-cell>
          <table:table-cell office:value-type="float" office:value="0.0087106" calcext:value-type="float">
            <text:p>0.0087106</text:p>
          </table:table-cell>
          <table:table-cell office:value-type="float" office:value="0.1362648" calcext:value-type="float">
            <text:p>0.1362648</text:p>
          </table:table-cell>
          <table:table-cell office:value-type="float" office:value="0.1280922" calcext:value-type="float">
            <text:p>0.1280922</text:p>
          </table:table-cell>
          <table:table-cell office:value-type="float" office:value="0.0407339" calcext:value-type="float">
            <text:p>0.0407339</text:p>
          </table:table-cell>
          <table:table-cell office:value-type="float" office:value="0.0449804" calcext:value-type="float">
            <text:p>0.0449804</text:p>
          </table:table-cell>
          <table:table-cell office:value-type="float" office:value="0.2872199" calcext:value-type="float">
            <text:p>0.2872199</text:p>
          </table:table-cell>
          <table:table-cell office:value-type="float" office:value="0.3112441" calcext:value-type="float">
            <text:p>0.3112441</text:p>
          </table:table-cell>
          <table:table-cell office:value-type="float" office:value="0.1067152" calcext:value-type="float">
            <text:p>0.1067152</text:p>
          </table:table-cell>
          <table:table-cell office:value-type="float" office:value="0.0941804" calcext:value-type="float">
            <text:p>0.0941804</text:p>
          </table:table-cell>
          <table:table-cell office:value-type="float" office:value="0.5847839" calcext:value-type="float">
            <text:p>0.5847839</text:p>
          </table:table-cell>
          <table:table-cell office:value-type="float" office:value="1.417863" calcext:value-type="float">
            <text:p>1.417863</text:p>
          </table:table-cell>
          <table:table-cell office:value-type="float" office:value="0.1796384" calcext:value-type="float">
            <text:p>0.1796384</text:p>
          </table:table-cell>
          <table:table-cell office:value-type="float" office:value="0.1869249" calcext:value-type="float">
            <text:p>0.18692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61377" calcext:value-type="float">
            <text:p>0.0261377</text:p>
          </table:table-cell>
          <table:table-cell office:value-type="float" office:value="0.0325544" calcext:value-type="float">
            <text:p>0.0325544</text:p>
          </table:table-cell>
          <table:table-cell office:value-type="float" office:value="0.0083084" calcext:value-type="float">
            <text:p>0.0083084</text:p>
          </table:table-cell>
          <table:table-cell office:value-type="float" office:value="0.0084906" calcext:value-type="float">
            <text:p>0.0084906</text:p>
          </table:table-cell>
          <table:table-cell office:value-type="float" office:value="0.1392439" calcext:value-type="float">
            <text:p>0.1392439</text:p>
          </table:table-cell>
          <table:table-cell office:value-type="float" office:value="0.1302334" calcext:value-type="float">
            <text:p>0.1302334</text:p>
          </table:table-cell>
          <table:table-cell office:value-type="float" office:value="0.041782" calcext:value-type="float">
            <text:p>0.041782</text:p>
          </table:table-cell>
          <table:table-cell office:value-type="float" office:value="0.0453775" calcext:value-type="float">
            <text:p>0.0453775</text:p>
          </table:table-cell>
          <table:table-cell office:value-type="float" office:value="0.2831897" calcext:value-type="float">
            <text:p>0.2831897</text:p>
          </table:table-cell>
          <table:table-cell office:value-type="float" office:value="0.2741773" calcext:value-type="float">
            <text:p>0.2741773</text:p>
          </table:table-cell>
          <table:table-cell office:value-type="float" office:value="0.0843978" calcext:value-type="float">
            <text:p>0.0843978</text:p>
          </table:table-cell>
          <table:table-cell office:value-type="float" office:value="0.093298" calcext:value-type="float">
            <text:p>0.093298</text:p>
          </table:table-cell>
          <table:table-cell office:value-type="float" office:value="0.5889169" calcext:value-type="float">
            <text:p>0.5889169</text:p>
          </table:table-cell>
          <table:table-cell office:value-type="float" office:value="0.5749667" calcext:value-type="float">
            <text:p>0.5749667</text:p>
          </table:table-cell>
          <table:table-cell office:value-type="float" office:value="0.1761575" calcext:value-type="float">
            <text:p>0.1761575</text:p>
          </table:table-cell>
          <table:table-cell office:value-type="float" office:value="0.1958505" calcext:value-type="float">
            <text:p>0.195850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70358" calcext:value-type="float">
            <text:p>0.0270358</text:p>
          </table:table-cell>
          <table:table-cell office:value-type="float" office:value="0.0429037" calcext:value-type="float">
            <text:p>0.0429037</text:p>
          </table:table-cell>
          <table:table-cell office:value-type="float" office:value="0.0078327" calcext:value-type="float">
            <text:p>0.0078327</text:p>
          </table:table-cell>
          <table:table-cell office:value-type="float" office:value="0.008855" calcext:value-type="float">
            <text:p>0.008855</text:p>
          </table:table-cell>
          <table:table-cell office:value-type="float" office:value="0.1362242" calcext:value-type="float">
            <text:p>0.1362242</text:p>
          </table:table-cell>
          <table:table-cell office:value-type="float" office:value="0.1697839" calcext:value-type="float">
            <text:p>0.1697839</text:p>
          </table:table-cell>
          <table:table-cell office:value-type="float" office:value="0.0409297" calcext:value-type="float">
            <text:p>0.0409297</text:p>
          </table:table-cell>
          <table:table-cell office:value-type="float" office:value="0.0449422" calcext:value-type="float">
            <text:p>0.0449422</text:p>
          </table:table-cell>
          <table:table-cell office:value-type="float" office:value="0.2832388" calcext:value-type="float">
            <text:p>0.2832388</text:p>
          </table:table-cell>
          <table:table-cell office:value-type="float" office:value="1.5305235" calcext:value-type="float">
            <text:p>1.5305235</text:p>
          </table:table-cell>
          <table:table-cell office:value-type="float" office:value="0.0861328" calcext:value-type="float">
            <text:p>0.0861328</text:p>
          </table:table-cell>
          <table:table-cell office:value-type="float" office:value="0.0917005" calcext:value-type="float">
            <text:p>0.0917005</text:p>
          </table:table-cell>
          <table:table-cell office:value-type="float" office:value="0.5899664" calcext:value-type="float">
            <text:p>0.5899664</text:p>
          </table:table-cell>
          <table:table-cell office:value-type="float" office:value="0.799185" calcext:value-type="float">
            <text:p>0.799185</text:p>
          </table:table-cell>
          <table:table-cell office:value-type="float" office:value="0.1775476" calcext:value-type="float">
            <text:p>0.1775476</text:p>
          </table:table-cell>
          <table:table-cell office:value-type="float" office:value="0.185347" calcext:value-type="float">
            <text:p>0.18534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585" calcext:value-type="float">
            <text:p>0.0251585</text:p>
          </table:table-cell>
          <table:table-cell office:value-type="float" office:value="0.0230292" calcext:value-type="float">
            <text:p>0.0230292</text:p>
          </table:table-cell>
          <table:table-cell office:value-type="float" office:value="0.0080292" calcext:value-type="float">
            <text:p>0.0080292</text:p>
          </table:table-cell>
          <table:table-cell office:value-type="float" office:value="0.0087017" calcext:value-type="float">
            <text:p>0.0087017</text:p>
          </table:table-cell>
          <table:table-cell office:value-type="float" office:value="0.1357929" calcext:value-type="float">
            <text:p>0.1357929</text:p>
          </table:table-cell>
          <table:table-cell office:value-type="float" office:value="0.1310441" calcext:value-type="float">
            <text:p>0.1310441</text:p>
          </table:table-cell>
          <table:table-cell office:value-type="float" office:value="0.0408001" calcext:value-type="float">
            <text:p>0.0408001</text:p>
          </table:table-cell>
          <table:table-cell office:value-type="float" office:value="0.0447427" calcext:value-type="float">
            <text:p>0.0447427</text:p>
          </table:table-cell>
          <table:table-cell office:value-type="float" office:value="0.2874638" calcext:value-type="float">
            <text:p>0.2874638</text:p>
          </table:table-cell>
          <table:table-cell office:value-type="float" office:value="0.2645226" calcext:value-type="float">
            <text:p>0.2645226</text:p>
          </table:table-cell>
          <table:table-cell office:value-type="float" office:value="0.0840961" calcext:value-type="float">
            <text:p>0.0840961</text:p>
          </table:table-cell>
          <table:table-cell office:value-type="float" office:value="0.0944273" calcext:value-type="float">
            <text:p>0.0944273</text:p>
          </table:table-cell>
          <table:table-cell office:value-type="float" office:value="0.5956817" calcext:value-type="float">
            <text:p>0.5956817</text:p>
          </table:table-cell>
          <table:table-cell office:value-type="float" office:value="0.5990827" calcext:value-type="float">
            <text:p>0.5990827</text:p>
          </table:table-cell>
          <table:table-cell office:value-type="float" office:value="0.173471" calcext:value-type="float">
            <text:p>0.173471</text:p>
          </table:table-cell>
          <table:table-cell office:value-type="float" office:value="0.1856823" calcext:value-type="float">
            <text:p>0.18568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604" calcext:value-type="float">
            <text:p>0.025604</text:p>
          </table:table-cell>
          <table:table-cell office:value-type="float" office:value="0.0392308" calcext:value-type="float">
            <text:p>0.0392308</text:p>
          </table:table-cell>
          <table:table-cell office:value-type="float" office:value="0.0076053" calcext:value-type="float">
            <text:p>0.0076053</text:p>
          </table:table-cell>
          <table:table-cell office:value-type="float" office:value="0.0083544" calcext:value-type="float">
            <text:p>0.0083544</text:p>
          </table:table-cell>
          <table:table-cell office:value-type="float" office:value="0.1419167" calcext:value-type="float">
            <text:p>0.1419167</text:p>
          </table:table-cell>
          <table:table-cell office:value-type="float" office:value="0.1422802" calcext:value-type="float">
            <text:p>0.1422802</text:p>
          </table:table-cell>
          <table:table-cell office:value-type="float" office:value="0.0407375" calcext:value-type="float">
            <text:p>0.0407375</text:p>
          </table:table-cell>
          <table:table-cell office:value-type="float" office:value="0.0450108" calcext:value-type="float">
            <text:p>0.0450108</text:p>
          </table:table-cell>
          <table:table-cell office:value-type="float" office:value="0.2970651" calcext:value-type="float">
            <text:p>0.2970651</text:p>
          </table:table-cell>
          <table:table-cell office:value-type="float" office:value="0.2815894" calcext:value-type="float">
            <text:p>0.2815894</text:p>
          </table:table-cell>
          <table:table-cell office:value-type="float" office:value="0.0861151" calcext:value-type="float">
            <text:p>0.0861151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6317242" calcext:value-type="float">
            <text:p>0.6317242</text:p>
          </table:table-cell>
          <table:table-cell office:value-type="float" office:value="0.9651121" calcext:value-type="float">
            <text:p>0.9651121</text:p>
          </table:table-cell>
          <table:table-cell office:value-type="float" office:value="0.1777687" calcext:value-type="float">
            <text:p>0.1777687</text:p>
          </table:table-cell>
          <table:table-cell office:value-type="float" office:value="0.1869823" calcext:value-type="float">
            <text:p>0.18698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7784" calcext:value-type="float">
            <text:p>0.0247784</text:p>
          </table:table-cell>
          <table:table-cell office:value-type="float" office:value="0.0246659" calcext:value-type="float">
            <text:p>0.0246659</text:p>
          </table:table-cell>
          <table:table-cell office:value-type="float" office:value="0.0083713" calcext:value-type="float">
            <text:p>0.0083713</text:p>
          </table:table-cell>
          <table:table-cell office:value-type="float" office:value="0.0099744" calcext:value-type="float">
            <text:p>0.0099744</text:p>
          </table:table-cell>
          <table:table-cell office:value-type="float" office:value="0.1348445" calcext:value-type="float">
            <text:p>0.1348445</text:p>
          </table:table-cell>
          <table:table-cell office:value-type="float" office:value="0.1329981" calcext:value-type="float">
            <text:p>0.1329981</text:p>
          </table:table-cell>
          <table:table-cell office:value-type="float" office:value="0.0407573" calcext:value-type="float">
            <text:p>0.0407573</text:p>
          </table:table-cell>
          <table:table-cell office:value-type="float" office:value="0.0446288" calcext:value-type="float">
            <text:p>0.0446288</text:p>
          </table:table-cell>
          <table:table-cell office:value-type="float" office:value="0.2850514" calcext:value-type="float">
            <text:p>0.2850514</text:p>
          </table:table-cell>
          <table:table-cell office:value-type="float" office:value="0.6126026" calcext:value-type="float">
            <text:p>0.6126026</text:p>
          </table:table-cell>
          <table:table-cell office:value-type="float" office:value="0.0844968" calcext:value-type="float">
            <text:p>0.0844968</text:p>
          </table:table-cell>
          <table:table-cell office:value-type="float" office:value="0.0932964" calcext:value-type="float">
            <text:p>0.0932964</text:p>
          </table:table-cell>
          <table:table-cell office:value-type="float" office:value="0.5904643" calcext:value-type="float">
            <text:p>0.5904643</text:p>
          </table:table-cell>
          <table:table-cell office:value-type="float" office:value="1.6168612" calcext:value-type="float">
            <text:p>1.6168612</text:p>
          </table:table-cell>
          <table:table-cell office:value-type="float" office:value="0.177631" calcext:value-type="float">
            <text:p>0.177631</text:p>
          </table:table-cell>
          <table:table-cell office:value-type="float" office:value="0.1863711" calcext:value-type="float">
            <text:p>0.18637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48492" calcext:value-type="float">
            <text:p>0.0248492</text:p>
          </table:table-cell>
          <table:table-cell office:value-type="float" office:value="0.0236452" calcext:value-type="float">
            <text:p>0.0236452</text:p>
          </table:table-cell>
          <table:table-cell office:value-type="float" office:value="0.0079756" calcext:value-type="float">
            <text:p>0.0079756</text:p>
          </table:table-cell>
          <table:table-cell office:value-type="float" office:value="0.0088617" calcext:value-type="float">
            <text:p>0.0088617</text:p>
          </table:table-cell>
          <table:table-cell office:value-type="float" office:value="0.1350951" calcext:value-type="float">
            <text:p>0.1350951</text:p>
          </table:table-cell>
          <table:table-cell office:value-type="float" office:value="0.1275844" calcext:value-type="float">
            <text:p>0.1275844</text:p>
          </table:table-cell>
          <table:table-cell office:value-type="float" office:value="0.0402365" calcext:value-type="float">
            <text:p>0.0402365</text:p>
          </table:table-cell>
          <table:table-cell office:value-type="float" office:value="0.0450222" calcext:value-type="float">
            <text:p>0.0450222</text:p>
          </table:table-cell>
          <table:table-cell office:value-type="float" office:value="0.2840839" calcext:value-type="float">
            <text:p>0.2840839</text:p>
          </table:table-cell>
          <table:table-cell office:value-type="float" office:value="0.2732049" calcext:value-type="float">
            <text:p>0.2732049</text:p>
          </table:table-cell>
          <table:table-cell office:value-type="float" office:value="0.0854949" calcext:value-type="float">
            <text:p>0.0854949</text:p>
          </table:table-cell>
          <table:table-cell office:value-type="float" office:value="0.0952309" calcext:value-type="float">
            <text:p>0.0952309</text:p>
          </table:table-cell>
          <table:table-cell office:value-type="float" office:value="0.6050277" calcext:value-type="float">
            <text:p>0.6050277</text:p>
          </table:table-cell>
          <table:table-cell office:value-type="float" office:value="0.7849879" calcext:value-type="float">
            <text:p>0.7849879</text:p>
          </table:table-cell>
          <table:table-cell office:value-type="float" office:value="0.1750833" calcext:value-type="float">
            <text:p>0.1750833</text:p>
          </table:table-cell>
          <table:table-cell office:value-type="float" office:value="0.1844909" calcext:value-type="float">
            <text:p>0.184490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618" calcext:value-type="float">
            <text:p>0.0250618</text:p>
          </table:table-cell>
          <table:table-cell office:value-type="float" office:value="0.0832683" calcext:value-type="float">
            <text:p>0.0832683</text:p>
          </table:table-cell>
          <table:table-cell office:value-type="float" office:value="0.0077596" calcext:value-type="float">
            <text:p>0.0077596</text:p>
          </table:table-cell>
          <table:table-cell office:value-type="float" office:value="0.0084112" calcext:value-type="float">
            <text:p>0.0084112</text:p>
          </table:table-cell>
          <table:table-cell office:value-type="float" office:value="0.1376998" calcext:value-type="float">
            <text:p>0.1376998</text:p>
          </table:table-cell>
          <table:table-cell office:value-type="float" office:value="1.0503184" calcext:value-type="float">
            <text:p>1.0503184</text:p>
          </table:table-cell>
          <table:table-cell office:value-type="float" office:value="0.0405541" calcext:value-type="float">
            <text:p>0.0405541</text:p>
          </table:table-cell>
          <table:table-cell office:value-type="float" office:value="0.0448256" calcext:value-type="float">
            <text:p>0.0448256</text:p>
          </table:table-cell>
          <table:table-cell office:value-type="float" office:value="0.2869435" calcext:value-type="float">
            <text:p>0.2869435</text:p>
          </table:table-cell>
          <table:table-cell office:value-type="float" office:value="0.288964" calcext:value-type="float">
            <text:p>0.288964</text:p>
          </table:table-cell>
          <table:table-cell office:value-type="float" office:value="0.0859211" calcext:value-type="float">
            <text:p>0.0859211</text:p>
          </table:table-cell>
          <table:table-cell office:value-type="float" office:value="0.0931949" calcext:value-type="float">
            <text:p>0.0931949</text:p>
          </table:table-cell>
          <table:table-cell office:value-type="float" office:value="0.578742" calcext:value-type="float">
            <text:p>0.578742</text:p>
          </table:table-cell>
          <table:table-cell office:value-type="float" office:value="0.6209028" calcext:value-type="float">
            <text:p>0.6209028</text:p>
          </table:table-cell>
          <table:table-cell office:value-type="float" office:value="0.181968" calcext:value-type="float">
            <text:p>0.181968</text:p>
          </table:table-cell>
          <table:table-cell office:value-type="float" office:value="0.1850004" calcext:value-type="float">
            <text:p>0.185000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1364" calcext:value-type="float">
            <text:p>0.0251364</text:p>
          </table:table-cell>
          <table:table-cell office:value-type="float" office:value="0.0329762" calcext:value-type="float">
            <text:p>0.0329762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85871" calcext:value-type="float">
            <text:p>0.0085871</text:p>
          </table:table-cell>
          <table:table-cell office:value-type="float" office:value="0.138729" calcext:value-type="float">
            <text:p>0.138729</text:p>
          </table:table-cell>
          <table:table-cell office:value-type="float" office:value="0.2941165" calcext:value-type="float">
            <text:p>0.2941165</text:p>
          </table:table-cell>
          <table:table-cell office:value-type="float" office:value="0.0405577" calcext:value-type="float">
            <text:p>0.0405577</text:p>
          </table:table-cell>
          <table:table-cell office:value-type="float" office:value="0.0444043" calcext:value-type="float">
            <text:p>0.0444043</text:p>
          </table:table-cell>
          <table:table-cell office:value-type="float" office:value="0.2823147" calcext:value-type="float">
            <text:p>0.2823147</text:p>
          </table:table-cell>
          <table:table-cell office:value-type="float" office:value="0.2816388" calcext:value-type="float">
            <text:p>0.2816388</text:p>
          </table:table-cell>
          <table:table-cell office:value-type="float" office:value="0.0848855" calcext:value-type="float">
            <text:p>0.0848855</text:p>
          </table:table-cell>
          <table:table-cell office:value-type="float" office:value="0.0941541" calcext:value-type="float">
            <text:p>0.0941541</text:p>
          </table:table-cell>
          <table:table-cell office:value-type="float" office:value="0.5963695" calcext:value-type="float">
            <text:p>0.5963695</text:p>
          </table:table-cell>
          <table:table-cell office:value-type="float" office:value="0.6938996" calcext:value-type="float">
            <text:p>0.6938996</text:p>
          </table:table-cell>
          <table:table-cell office:value-type="float" office:value="0.1821409" calcext:value-type="float">
            <text:p>0.1821409</text:p>
          </table:table-cell>
          <table:table-cell office:value-type="float" office:value="0.1871169" calcext:value-type="float">
            <text:p>0.18711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250071" calcext:value-type="float">
            <text:p>0.0250071</text:p>
          </table:table-cell>
          <table:table-cell office:value-type="float" office:value="0.0251654" calcext:value-type="float">
            <text:p>0.0251654</text:p>
          </table:table-cell>
          <table:table-cell office:value-type="float" office:value="0.0079231" calcext:value-type="float">
            <text:p>0.0079231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1373135" calcext:value-type="float">
            <text:p>0.1373135</text:p>
          </table:table-cell>
          <table:table-cell office:value-type="float" office:value="0.8984214" calcext:value-type="float">
            <text:p>0.8984214</text:p>
          </table:table-cell>
          <table:table-cell office:value-type="float" office:value="0.0407611" calcext:value-type="float">
            <text:p>0.0407611</text:p>
          </table:table-cell>
          <table:table-cell office:value-type="float" office:value="0.0446704" calcext:value-type="float">
            <text:p>0.0446704</text:p>
          </table:table-cell>
          <table:table-cell office:value-type="float" office:value="0.2829562" calcext:value-type="float">
            <text:p>0.2829562</text:p>
          </table:table-cell>
          <table:table-cell office:value-type="float" office:value="1.5438737" calcext:value-type="float">
            <text:p>1.5438737</text:p>
          </table:table-cell>
          <table:table-cell office:value-type="float" office:value="0.0852583" calcext:value-type="float">
            <text:p>0.0852583</text:p>
          </table:table-cell>
          <table:table-cell office:value-type="float" office:value="0.0935031" calcext:value-type="float">
            <text:p>0.0935031</text:p>
          </table:table-cell>
          <table:table-cell office:value-type="float" office:value="0.5980144" calcext:value-type="float">
            <text:p>0.5980144</text:p>
          </table:table-cell>
          <table:table-cell office:value-type="float" office:value="0.5794945" calcext:value-type="float">
            <text:p>0.5794945</text:p>
          </table:table-cell>
          <table:table-cell office:value-type="float" office:value="0.1762822" calcext:value-type="float">
            <text:p>0.1762822</text:p>
          </table:table-cell>
          <table:table-cell office:value-type="float" office:value="0.1862691" calcext:value-type="float">
            <text:p>0.18626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4:.B103])" office:value-type="float" office:value="0.025437577" calcext:value-type="float">
            <text:p>0.0254</text:p>
          </table:table-cell>
          <table:table-cell table:style-name="ce2" table:formula="of:=AVERAGE([.C4:.C103])" office:value-type="float" office:value="0.035670019" calcext:value-type="float">
            <text:p>0.0357</text:p>
          </table:table-cell>
          <table:table-cell table:style-name="ce2" table:formula="of:=AVERAGE([.D4:.D103])" office:value-type="float" office:value="0.007884007" calcext:value-type="float">
            <text:p>0.0079</text:p>
          </table:table-cell>
          <table:table-cell table:style-name="ce2" table:formula="of:=AVERAGE([.E4:.E103])" office:value-type="float" office:value="0.008557591" calcext:value-type="float">
            <text:p>0.0086</text:p>
          </table:table-cell>
          <table:table-cell table:style-name="ce2" table:formula="of:=AVERAGE([.F4:.F103])" office:value-type="float" office:value="0.13673874" calcext:value-type="float">
            <text:p>0.1367</text:p>
          </table:table-cell>
          <table:table-cell table:style-name="ce2" table:formula="of:=AVERAGE([.G4:.G103])" office:value-type="float" office:value="0.276320744" calcext:value-type="float">
            <text:p>0.2763</text:p>
          </table:table-cell>
          <table:table-cell table:style-name="ce2" table:formula="of:=AVERAGE([.H4:.H103])" office:value-type="float" office:value="0.041202497" calcext:value-type="float">
            <text:p>0.0412</text:p>
          </table:table-cell>
          <table:table-cell table:style-name="ce2" table:formula="of:=AVERAGE([.I4:.I103])" office:value-type="float" office:value="0.045470638" calcext:value-type="float">
            <text:p>0.0455</text:p>
          </table:table-cell>
          <table:table-cell table:style-name="ce2" table:formula="of:=AVERAGE([.J4:.J103])" office:value-type="float" office:value="0.287194874" calcext:value-type="float">
            <text:p>0.2872</text:p>
          </table:table-cell>
          <table:table-cell table:style-name="ce2" table:formula="of:=AVERAGE([.K4:.K103])" office:value-type="float" office:value="0.516381249" calcext:value-type="float">
            <text:p>0.5164</text:p>
          </table:table-cell>
          <table:table-cell table:style-name="ce2" table:formula="of:=AVERAGE([.L4:.L103])" office:value-type="float" office:value="0.085202168" calcext:value-type="float">
            <text:p>0.0852</text:p>
          </table:table-cell>
          <table:table-cell table:style-name="ce2" table:formula="of:=AVERAGE([.M4:.M103])" office:value-type="float" office:value="0.092378791" calcext:value-type="float">
            <text:p>0.0924</text:p>
          </table:table-cell>
          <table:table-cell table:style-name="ce2" table:formula="of:=AVERAGE([.N4:.N103])" office:value-type="float" office:value="0.594314316" calcext:value-type="float">
            <text:p>0.5943</text:p>
          </table:table-cell>
          <table:table-cell table:style-name="ce2" table:formula="of:=AVERAGE([.O4:.O103])" office:value-type="float" office:value="1.332151697" calcext:value-type="float">
            <text:p>1.3322</text:p>
          </table:table-cell>
          <table:table-cell table:style-name="ce2" table:formula="of:=AVERAGE([.P4:.P103])" office:value-type="float" office:value="0.175657723" calcext:value-type="float">
            <text:p>0.1757</text:p>
          </table:table-cell>
          <table:table-cell table:style-name="ce2" table:formula="of:=AVERAGE([.Q4:.Q103])" office:value-type="float" office:value="0.189429752" calcext:value-type="float">
            <text:p>0.18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table:formula="of:=STDEV([.B4:.B103])" office:value-type="float" office:value="0.000550711002664334" calcext:value-type="float">
            <text:p>0.0006</text:p>
          </table:table-cell>
          <table:table-cell table:style-name="ce2" table:formula="of:=STDEV([.C4:.C103])" office:value-type="float" office:value="0.0183924384408249" calcext:value-type="float">
            <text:p>0.0184</text:p>
          </table:table-cell>
          <table:table-cell table:style-name="ce2" table:formula="of:=STDEV([.D4:.D103])" office:value-type="float" office:value="0.000325056668332266" calcext:value-type="float">
            <text:p>0.0003</text:p>
          </table:table-cell>
          <table:table-cell table:style-name="ce2" table:formula="of:=STDEV([.E4:.E103])" office:value-type="float" office:value="0.000289923418343604" calcext:value-type="float">
            <text:p>0.0003</text:p>
          </table:table-cell>
          <table:table-cell table:style-name="ce2" table:formula="of:=STDEV([.F4:.F103])" office:value-type="float" office:value="0.00280009559292088" calcext:value-type="float">
            <text:p>0.0028</text:p>
          </table:table-cell>
          <table:table-cell table:style-name="ce2" table:formula="of:=STDEV([.G4:.G103])" office:value-type="float" office:value="0.226028363369343" calcext:value-type="float">
            <text:p>0.2260</text:p>
          </table:table-cell>
          <table:table-cell table:style-name="ce2" table:formula="of:=STDEV([.H4:.H103])" office:value-type="float" office:value="0.000830407986675431" calcext:value-type="float">
            <text:p>0.0008</text:p>
          </table:table-cell>
          <table:table-cell table:style-name="ce2" table:formula="of:=STDEV([.I4:.I103])" office:value-type="float" office:value="0.00149888161645861" calcext:value-type="float">
            <text:p>0.0015</text:p>
          </table:table-cell>
          <table:table-cell table:style-name="ce2" table:formula="of:=STDEV([.J4:.J103])" office:value-type="float" office:value="0.00552880174302358" calcext:value-type="float">
            <text:p>0.0055</text:p>
          </table:table-cell>
          <table:table-cell table:style-name="ce2" table:formula="of:=STDEV([.K4:.K103])" office:value-type="float" office:value="0.395981572296609" calcext:value-type="float">
            <text:p>0.3960</text:p>
          </table:table-cell>
          <table:table-cell table:style-name="ce2" table:formula="of:=STDEV([.L4:.L103])" office:value-type="float" office:value="0.00283263333848184" calcext:value-type="float">
            <text:p>0.0028</text:p>
          </table:table-cell>
          <table:table-cell table:style-name="ce2" table:formula="of:=STDEV([.M4:.M103])" office:value-type="float" office:value="0.00163574281548263" calcext:value-type="float">
            <text:p>0.0016</text:p>
          </table:table-cell>
          <table:table-cell table:style-name="ce2" table:formula="of:=STDEV([.N4:.N103])" office:value-type="float" office:value="0.0115229941567857" calcext:value-type="float">
            <text:p>0.0115</text:p>
          </table:table-cell>
          <table:table-cell table:style-name="ce2" table:formula="of:=STDEV([.O4:.O103])" office:value-type="float" office:value="1.23796349530368" calcext:value-type="float">
            <text:p>1.2380</text:p>
          </table:table-cell>
          <table:table-cell table:style-name="ce2" table:formula="of:=STDEV([.P4:.P103])" office:value-type="float" office:value="0.00337355399951557" calcext:value-type="float">
            <text:p>0.0034</text:p>
          </table:table-cell>
          <table:table-cell table:style-name="ce2" table:formula="of:=STDEV([.Q4:.Q103])" office:value-type="float" office:value="0.00458653583799672" calcext:value-type="float">
            <text:p>0.0046</text:p>
          </table:table-cell>
          <table:table-cell table:number-columns-repeated="100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 sort (Shell)" table:style-name="ta1">
        <table:shapes>
          <draw:frame draw:z-index="0" draw:style-name="gr1" draw:text-style-name="P1" svg:width="509.13pt" svg:height="309.17pt" svg:x="375.02pt" svg:y="2447.1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532722" calcext:value-type="float">
            <text:p>0.0532722</text:p>
          </table:table-cell>
          <table:table-cell office:value-type="float" office:value="0.0372083" calcext:value-type="float">
            <text:p>0.0372083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0.013607" calcext:value-type="float">
            <text:p>0.013607</text:p>
          </table:table-cell>
          <table:table-cell office:value-type="float" office:value="0.2497419" calcext:value-type="float">
            <text:p>0.2497419</text:p>
          </table:table-cell>
          <table:table-cell office:value-type="float" office:value="0.2297775" calcext:value-type="float">
            <text:p>0.2297775</text:p>
          </table:table-cell>
          <table:table-cell office:value-type="float" office:value="0.0492816" calcext:value-type="float">
            <text:p>0.0492816</text:p>
          </table:table-cell>
          <table:table-cell office:value-type="float" office:value="0.0772215" calcext:value-type="float">
            <text:p>0.0772215</text:p>
          </table:table-cell>
          <table:table-cell office:value-type="float" office:value="0.5622902" calcext:value-type="float">
            <text:p>0.5622902</text:p>
          </table:table-cell>
          <table:table-cell office:value-type="float" office:value="0.5162507" calcext:value-type="float">
            <text:p>0.5162507</text:p>
          </table:table-cell>
          <table:table-cell office:value-type="float" office:value="0.1050594" calcext:value-type="float">
            <text:p>0.1050594</text:p>
          </table:table-cell>
          <table:table-cell office:value-type="float" office:value="0.1595358" calcext:value-type="float">
            <text:p>0.1595358</text:p>
          </table:table-cell>
          <table:table-cell office:value-type="float" office:value="1.2765757" calcext:value-type="float">
            <text:p>1.2765757</text:p>
          </table:table-cell>
          <table:table-cell office:value-type="float" office:value="1.1411746" calcext:value-type="float">
            <text:p>1.1411746</text:p>
          </table:table-cell>
          <table:table-cell office:value-type="float" office:value="0.2234008" calcext:value-type="float">
            <text:p>0.2234008</text:p>
          </table:table-cell>
          <table:table-cell office:value-type="float" office:value="0.3557858" calcext:value-type="float">
            <text:p>0.35578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884" calcext:value-type="float">
            <text:p>0.0399884</text:p>
          </table:table-cell>
          <table:table-cell office:value-type="float" office:value="0.0384877" calcext:value-type="float">
            <text:p>0.0384877</text:p>
          </table:table-cell>
          <table:table-cell office:value-type="float" office:value="0.0088731" calcext:value-type="float">
            <text:p>0.0088731</text:p>
          </table:table-cell>
          <table:table-cell office:value-type="float" office:value="0.0136135" calcext:value-type="float">
            <text:p>0.0136135</text:p>
          </table:table-cell>
          <table:table-cell office:value-type="float" office:value="0.2545256" calcext:value-type="float">
            <text:p>0.2545256</text:p>
          </table:table-cell>
          <table:table-cell office:value-type="float" office:value="0.2267255" calcext:value-type="float">
            <text:p>0.2267255</text:p>
          </table:table-cell>
          <table:table-cell office:value-type="float" office:value="0.0490511" calcext:value-type="float">
            <text:p>0.0490511</text:p>
          </table:table-cell>
          <table:table-cell office:value-type="float" office:value="0.0782632" calcext:value-type="float">
            <text:p>0.0782632</text:p>
          </table:table-cell>
          <table:table-cell office:value-type="float" office:value="0.6120624" calcext:value-type="float">
            <text:p>0.6120624</text:p>
          </table:table-cell>
          <table:table-cell office:value-type="float" office:value="0.513419" calcext:value-type="float">
            <text:p>0.513419</text:p>
          </table:table-cell>
          <table:table-cell office:value-type="float" office:value="0.1055778" calcext:value-type="float">
            <text:p>0.1055778</text:p>
          </table:table-cell>
          <table:table-cell office:value-type="float" office:value="0.1614309" calcext:value-type="float">
            <text:p>0.1614309</text:p>
          </table:table-cell>
          <table:table-cell office:value-type="float" office:value="1.3041434" calcext:value-type="float">
            <text:p>1.3041434</text:p>
          </table:table-cell>
          <table:table-cell office:value-type="float" office:value="1.2172627" calcext:value-type="float">
            <text:p>1.2172627</text:p>
          </table:table-cell>
          <table:table-cell office:value-type="float" office:value="0.22014" calcext:value-type="float">
            <text:p>0.22014</text:p>
          </table:table-cell>
          <table:table-cell office:value-type="float" office:value="0.3557007" calcext:value-type="float">
            <text:p>0.35570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959" calcext:value-type="float">
            <text:p>0.0400959</text:p>
          </table:table-cell>
          <table:table-cell office:value-type="float" office:value="0.0367461" calcext:value-type="float">
            <text:p>0.0367461</text:p>
          </table:table-cell>
          <table:table-cell office:value-type="float" office:value="0.0093524" calcext:value-type="float">
            <text:p>0.0093524</text:p>
          </table:table-cell>
          <table:table-cell office:value-type="float" office:value="0.0143099" calcext:value-type="float">
            <text:p>0.0143099</text:p>
          </table:table-cell>
          <table:table-cell office:value-type="float" office:value="0.2431849" calcext:value-type="float">
            <text:p>0.2431849</text:p>
          </table:table-cell>
          <table:table-cell office:value-type="float" office:value="0.2293928" calcext:value-type="float">
            <text:p>0.2293928</text:p>
          </table:table-cell>
          <table:table-cell office:value-type="float" office:value="0.0495434" calcext:value-type="float">
            <text:p>0.0495434</text:p>
          </table:table-cell>
          <table:table-cell office:value-type="float" office:value="0.0758415" calcext:value-type="float">
            <text:p>0.0758415</text:p>
          </table:table-cell>
          <table:table-cell office:value-type="float" office:value="0.5752102" calcext:value-type="float">
            <text:p>0.5752102</text:p>
          </table:table-cell>
          <table:table-cell office:value-type="float" office:value="0.5450459" calcext:value-type="float">
            <text:p>0.5450459</text:p>
          </table:table-cell>
          <table:table-cell office:value-type="float" office:value="0.1069781" calcext:value-type="float">
            <text:p>0.1069781</text:p>
          </table:table-cell>
          <table:table-cell office:value-type="float" office:value="0.1610926" calcext:value-type="float">
            <text:p>0.1610926</text:p>
          </table:table-cell>
          <table:table-cell office:value-type="float" office:value="1.328773" calcext:value-type="float">
            <text:p>1.328773</text:p>
          </table:table-cell>
          <table:table-cell office:value-type="float" office:value="1.2360661" calcext:value-type="float">
            <text:p>1.2360661</text:p>
          </table:table-cell>
          <table:table-cell office:value-type="float" office:value="0.2241554" calcext:value-type="float">
            <text:p>0.2241554</text:p>
          </table:table-cell>
          <table:table-cell office:value-type="float" office:value="0.3513072" calcext:value-type="float">
            <text:p>0.35130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823" calcext:value-type="float">
            <text:p>0.0398823</text:p>
          </table:table-cell>
          <table:table-cell office:value-type="float" office:value="0.0374013" calcext:value-type="float">
            <text:p>0.0374013</text:p>
          </table:table-cell>
          <table:table-cell office:value-type="float" office:value="0.0088256" calcext:value-type="float">
            <text:p>0.0088256</text:p>
          </table:table-cell>
          <table:table-cell office:value-type="float" office:value="0.013487" calcext:value-type="float">
            <text:p>0.013487</text:p>
          </table:table-cell>
          <table:table-cell office:value-type="float" office:value="0.2532415" calcext:value-type="float">
            <text:p>0.2532415</text:p>
          </table:table-cell>
          <table:table-cell office:value-type="float" office:value="0.223261" calcext:value-type="float">
            <text:p>0.223261</text:p>
          </table:table-cell>
          <table:table-cell office:value-type="float" office:value="0.0506388" calcext:value-type="float">
            <text:p>0.0506388</text:p>
          </table:table-cell>
          <table:table-cell office:value-type="float" office:value="0.078026" calcext:value-type="float">
            <text:p>0.078026</text:p>
          </table:table-cell>
          <table:table-cell office:value-type="float" office:value="0.5895722" calcext:value-type="float">
            <text:p>0.5895722</text:p>
          </table:table-cell>
          <table:table-cell office:value-type="float" office:value="0.5314144" calcext:value-type="float">
            <text:p>0.5314144</text:p>
          </table:table-cell>
          <table:table-cell office:value-type="float" office:value="0.1048392" calcext:value-type="float">
            <text:p>0.1048392</text:p>
          </table:table-cell>
          <table:table-cell office:value-type="float" office:value="0.1598026" calcext:value-type="float">
            <text:p>0.1598026</text:p>
          </table:table-cell>
          <table:table-cell office:value-type="float" office:value="1.3129019" calcext:value-type="float">
            <text:p>1.3129019</text:p>
          </table:table-cell>
          <table:table-cell office:value-type="float" office:value="1.2055678" calcext:value-type="float">
            <text:p>1.2055678</text:p>
          </table:table-cell>
          <table:table-cell office:value-type="float" office:value="0.2264726" calcext:value-type="float">
            <text:p>0.2264726</text:p>
          </table:table-cell>
          <table:table-cell office:value-type="float" office:value="0.3393802" calcext:value-type="float">
            <text:p>0.33938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987" calcext:value-type="float">
            <text:p>0.0404987</text:p>
          </table:table-cell>
          <table:table-cell office:value-type="float" office:value="0.0361313" calcext:value-type="float">
            <text:p>0.0361313</text:p>
          </table:table-cell>
          <table:table-cell office:value-type="float" office:value="0.0088696" calcext:value-type="float">
            <text:p>0.0088696</text:p>
          </table:table-cell>
          <table:table-cell office:value-type="float" office:value="0.0136645" calcext:value-type="float">
            <text:p>0.0136645</text:p>
          </table:table-cell>
          <table:table-cell office:value-type="float" office:value="0.2469449" calcext:value-type="float">
            <text:p>0.2469449</text:p>
          </table:table-cell>
          <table:table-cell office:value-type="float" office:value="0.2266694" calcext:value-type="float">
            <text:p>0.2266694</text:p>
          </table:table-cell>
          <table:table-cell office:value-type="float" office:value="0.0495213" calcext:value-type="float">
            <text:p>0.0495213</text:p>
          </table:table-cell>
          <table:table-cell office:value-type="float" office:value="0.0759527" calcext:value-type="float">
            <text:p>0.0759527</text:p>
          </table:table-cell>
          <table:table-cell office:value-type="float" office:value="0.5662242" calcext:value-type="float">
            <text:p>0.5662242</text:p>
          </table:table-cell>
          <table:table-cell office:value-type="float" office:value="0.5382693" calcext:value-type="float">
            <text:p>0.5382693</text:p>
          </table:table-cell>
          <table:table-cell office:value-type="float" office:value="0.1046938" calcext:value-type="float">
            <text:p>0.1046938</text:p>
          </table:table-cell>
          <table:table-cell office:value-type="float" office:value="0.1608581" calcext:value-type="float">
            <text:p>0.1608581</text:p>
          </table:table-cell>
          <table:table-cell office:value-type="float" office:value="1.4218088" calcext:value-type="float">
            <text:p>1.4218088</text:p>
          </table:table-cell>
          <table:table-cell office:value-type="float" office:value="1.2216783" calcext:value-type="float">
            <text:p>1.2216783</text:p>
          </table:table-cell>
          <table:table-cell office:value-type="float" office:value="0.2214621" calcext:value-type="float">
            <text:p>0.2214621</text:p>
          </table:table-cell>
          <table:table-cell office:value-type="float" office:value="0.3517718" calcext:value-type="float">
            <text:p>0.35177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771" calcext:value-type="float">
            <text:p>0.0391771</text:p>
          </table:table-cell>
          <table:table-cell office:value-type="float" office:value="0.0376865" calcext:value-type="float">
            <text:p>0.0376865</text:p>
          </table:table-cell>
          <table:table-cell office:value-type="float" office:value="0.0087797" calcext:value-type="float">
            <text:p>0.0087797</text:p>
          </table:table-cell>
          <table:table-cell office:value-type="float" office:value="0.0136958" calcext:value-type="float">
            <text:p>0.0136958</text:p>
          </table:table-cell>
          <table:table-cell office:value-type="float" office:value="0.2423826" calcext:value-type="float">
            <text:p>0.2423826</text:p>
          </table:table-cell>
          <table:table-cell office:value-type="float" office:value="0.2292091" calcext:value-type="float">
            <text:p>0.2292091</text:p>
          </table:table-cell>
          <table:table-cell office:value-type="float" office:value="0.0498294" calcext:value-type="float">
            <text:p>0.0498294</text:p>
          </table:table-cell>
          <table:table-cell office:value-type="float" office:value="0.079052" calcext:value-type="float">
            <text:p>0.079052</text:p>
          </table:table-cell>
          <table:table-cell office:value-type="float" office:value="0.5570874" calcext:value-type="float">
            <text:p>0.5570874</text:p>
          </table:table-cell>
          <table:table-cell office:value-type="float" office:value="0.5277359" calcext:value-type="float">
            <text:p>0.5277359</text:p>
          </table:table-cell>
          <table:table-cell office:value-type="float" office:value="0.1054939" calcext:value-type="float">
            <text:p>0.1054939</text:p>
          </table:table-cell>
          <table:table-cell office:value-type="float" office:value="0.1590853" calcext:value-type="float">
            <text:p>0.1590853</text:p>
          </table:table-cell>
          <table:table-cell office:value-type="float" office:value="1.3737148" calcext:value-type="float">
            <text:p>1.3737148</text:p>
          </table:table-cell>
          <table:table-cell office:value-type="float" office:value="1.1842108" calcext:value-type="float">
            <text:p>1.1842108</text:p>
          </table:table-cell>
          <table:table-cell office:value-type="float" office:value="0.2222526" calcext:value-type="float">
            <text:p>0.2222526</text:p>
          </table:table-cell>
          <table:table-cell office:value-type="float" office:value="0.3551872" calcext:value-type="float">
            <text:p>0.35518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274" calcext:value-type="float">
            <text:p>0.0403274</text:p>
          </table:table-cell>
          <table:table-cell office:value-type="float" office:value="0.0364558" calcext:value-type="float">
            <text:p>0.0364558</text:p>
          </table:table-cell>
          <table:table-cell office:value-type="float" office:value="0.0086851" calcext:value-type="float">
            <text:p>0.0086851</text:p>
          </table:table-cell>
          <table:table-cell office:value-type="float" office:value="0.0134645" calcext:value-type="float">
            <text:p>0.0134645</text:p>
          </table:table-cell>
          <table:table-cell office:value-type="float" office:value="0.2539868" calcext:value-type="float">
            <text:p>0.2539868</text:p>
          </table:table-cell>
          <table:table-cell office:value-type="float" office:value="0.2253218" calcext:value-type="float">
            <text:p>0.2253218</text:p>
          </table:table-cell>
          <table:table-cell office:value-type="float" office:value="0.0494376" calcext:value-type="float">
            <text:p>0.0494376</text:p>
          </table:table-cell>
          <table:table-cell office:value-type="float" office:value="0.0758274" calcext:value-type="float">
            <text:p>0.0758274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5148156" calcext:value-type="float">
            <text:p>0.5148156</text:p>
          </table:table-cell>
          <table:table-cell office:value-type="float" office:value="0.1052126" calcext:value-type="float">
            <text:p>0.1052126</text:p>
          </table:table-cell>
          <table:table-cell office:value-type="float" office:value="0.1595688" calcext:value-type="float">
            <text:p>0.1595688</text:p>
          </table:table-cell>
          <table:table-cell office:value-type="float" office:value="1.3629077" calcext:value-type="float">
            <text:p>1.3629077</text:p>
          </table:table-cell>
          <table:table-cell office:value-type="float" office:value="1.2704213" calcext:value-type="float">
            <text:p>1.2704213</text:p>
          </table:table-cell>
          <table:table-cell office:value-type="float" office:value="0.2249294" calcext:value-type="float">
            <text:p>0.2249294</text:p>
          </table:table-cell>
          <table:table-cell office:value-type="float" office:value="0.3531985" calcext:value-type="float">
            <text:p>0.35319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3542" calcext:value-type="float">
            <text:p>0.0393542</text:p>
          </table:table-cell>
          <table:table-cell office:value-type="float" office:value="0.0380083" calcext:value-type="float">
            <text:p>0.0380083</text:p>
          </table:table-cell>
          <table:table-cell office:value-type="float" office:value="0.0087224" calcext:value-type="float">
            <text:p>0.0087224</text:p>
          </table:table-cell>
          <table:table-cell office:value-type="float" office:value="0.0136245" calcext:value-type="float">
            <text:p>0.0136245</text:p>
          </table:table-cell>
          <table:table-cell office:value-type="float" office:value="0.2529979" calcext:value-type="float">
            <text:p>0.2529979</text:p>
          </table:table-cell>
          <table:table-cell office:value-type="float" office:value="0.2249845" calcext:value-type="float">
            <text:p>0.2249845</text:p>
          </table:table-cell>
          <table:table-cell office:value-type="float" office:value="0.0496419" calcext:value-type="float">
            <text:p>0.0496419</text:p>
          </table:table-cell>
          <table:table-cell office:value-type="float" office:value="0.0759904" calcext:value-type="float">
            <text:p>0.0759904</text:p>
          </table:table-cell>
          <table:table-cell office:value-type="float" office:value="0.5852502" calcext:value-type="float">
            <text:p>0.5852502</text:p>
          </table:table-cell>
          <table:table-cell office:value-type="float" office:value="0.5154589" calcext:value-type="float">
            <text:p>0.5154589</text:p>
          </table:table-cell>
          <table:table-cell office:value-type="float" office:value="0.1038164" calcext:value-type="float">
            <text:p>0.1038164</text:p>
          </table:table-cell>
          <table:table-cell office:value-type="float" office:value="0.1611197" calcext:value-type="float">
            <text:p>0.1611197</text:p>
          </table:table-cell>
          <table:table-cell office:value-type="float" office:value="1.3169869" calcext:value-type="float">
            <text:p>1.3169869</text:p>
          </table:table-cell>
          <table:table-cell office:value-type="float" office:value="1.1690377" calcext:value-type="float">
            <text:p>1.1690377</text:p>
          </table:table-cell>
          <table:table-cell office:value-type="float" office:value="0.2337382" calcext:value-type="float">
            <text:p>0.2337382</text:p>
          </table:table-cell>
          <table:table-cell office:value-type="float" office:value="0.3507196" calcext:value-type="float">
            <text:p>0.350719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097" calcext:value-type="float">
            <text:p>0.0411097</text:p>
          </table:table-cell>
          <table:table-cell office:value-type="float" office:value="0.0373774" calcext:value-type="float">
            <text:p>0.0373774</text:p>
          </table:table-cell>
          <table:table-cell office:value-type="float" office:value="0.0089391" calcext:value-type="float">
            <text:p>0.0089391</text:p>
          </table:table-cell>
          <table:table-cell office:value-type="float" office:value="0.0136762" calcext:value-type="float">
            <text:p>0.0136762</text:p>
          </table:table-cell>
          <table:table-cell office:value-type="float" office:value="0.2508233" calcext:value-type="float">
            <text:p>0.2508233</text:p>
          </table:table-cell>
          <table:table-cell office:value-type="float" office:value="0.2303677" calcext:value-type="float">
            <text:p>0.2303677</text:p>
          </table:table-cell>
          <table:table-cell office:value-type="float" office:value="0.0508888" calcext:value-type="float">
            <text:p>0.0508888</text:p>
          </table:table-cell>
          <table:table-cell office:value-type="float" office:value="0.0775185" calcext:value-type="float">
            <text:p>0.0775185</text:p>
          </table:table-cell>
          <table:table-cell office:value-type="float" office:value="0.5679076" calcext:value-type="float">
            <text:p>0.5679076</text:p>
          </table:table-cell>
          <table:table-cell office:value-type="float" office:value="0.5084888" calcext:value-type="float">
            <text:p>0.5084888</text:p>
          </table:table-cell>
          <table:table-cell office:value-type="float" office:value="0.1042012" calcext:value-type="float">
            <text:p>0.1042012</text:p>
          </table:table-cell>
          <table:table-cell office:value-type="float" office:value="0.1612184" calcext:value-type="float">
            <text:p>0.1612184</text:p>
          </table:table-cell>
          <table:table-cell office:value-type="float" office:value="1.3530889" calcext:value-type="float">
            <text:p>1.3530889</text:p>
          </table:table-cell>
          <table:table-cell office:value-type="float" office:value="1.1924257" calcext:value-type="float">
            <text:p>1.1924257</text:p>
          </table:table-cell>
          <table:table-cell office:value-type="float" office:value="0.224301" calcext:value-type="float">
            <text:p>0.224301</text:p>
          </table:table-cell>
          <table:table-cell office:value-type="float" office:value="0.3939923" calcext:value-type="float">
            <text:p>0.39399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364" calcext:value-type="float">
            <text:p>0.0397364</text:p>
          </table:table-cell>
          <table:table-cell office:value-type="float" office:value="0.0385808" calcext:value-type="float">
            <text:p>0.0385808</text:p>
          </table:table-cell>
          <table:table-cell office:value-type="float" office:value="0.008819" calcext:value-type="float">
            <text:p>0.008819</text:p>
          </table:table-cell>
          <table:table-cell office:value-type="float" office:value="0.0136654" calcext:value-type="float">
            <text:p>0.0136654</text:p>
          </table:table-cell>
          <table:table-cell office:value-type="float" office:value="0.2474302" calcext:value-type="float">
            <text:p>0.2474302</text:p>
          </table:table-cell>
          <table:table-cell office:value-type="float" office:value="0.2241147" calcext:value-type="float">
            <text:p>0.2241147</text:p>
          </table:table-cell>
          <table:table-cell office:value-type="float" office:value="0.0501034" calcext:value-type="float">
            <text:p>0.0501034</text:p>
          </table:table-cell>
          <table:table-cell office:value-type="float" office:value="0.0752249" calcext:value-type="float">
            <text:p>0.0752249</text:p>
          </table:table-cell>
          <table:table-cell office:value-type="float" office:value="0.5722073" calcext:value-type="float">
            <text:p>0.5722073</text:p>
          </table:table-cell>
          <table:table-cell office:value-type="float" office:value="0.5281145" calcext:value-type="float">
            <text:p>0.5281145</text:p>
          </table:table-cell>
          <table:table-cell office:value-type="float" office:value="0.1058049" calcext:value-type="float">
            <text:p>0.1058049</text:p>
          </table:table-cell>
          <table:table-cell office:value-type="float" office:value="0.161643" calcext:value-type="float">
            <text:p>0.161643</text:p>
          </table:table-cell>
          <table:table-cell office:value-type="float" office:value="1.2879455" calcext:value-type="float">
            <text:p>1.2879455</text:p>
          </table:table-cell>
          <table:table-cell office:value-type="float" office:value="1.1797611" calcext:value-type="float">
            <text:p>1.1797611</text:p>
          </table:table-cell>
          <table:table-cell office:value-type="float" office:value="0.2375115" calcext:value-type="float">
            <text:p>0.2375115</text:p>
          </table:table-cell>
          <table:table-cell office:value-type="float" office:value="0.3464939" calcext:value-type="float">
            <text:p>0.34649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644" calcext:value-type="float">
            <text:p>0.0400644</text:p>
          </table:table-cell>
          <table:table-cell office:value-type="float" office:value="0.0362472" calcext:value-type="float">
            <text:p>0.0362472</text:p>
          </table:table-cell>
          <table:table-cell office:value-type="float" office:value="0.0091033" calcext:value-type="float">
            <text:p>0.0091033</text:p>
          </table:table-cell>
          <table:table-cell office:value-type="float" office:value="0.0136791" calcext:value-type="float">
            <text:p>0.0136791</text:p>
          </table:table-cell>
          <table:table-cell office:value-type="float" office:value="0.2540853" calcext:value-type="float">
            <text:p>0.2540853</text:p>
          </table:table-cell>
          <table:table-cell office:value-type="float" office:value="0.2240751" calcext:value-type="float">
            <text:p>0.2240751</text:p>
          </table:table-cell>
          <table:table-cell office:value-type="float" office:value="0.0503304" calcext:value-type="float">
            <text:p>0.0503304</text:p>
          </table:table-cell>
          <table:table-cell office:value-type="float" office:value="0.0790425" calcext:value-type="float">
            <text:p>0.0790425</text:p>
          </table:table-cell>
          <table:table-cell office:value-type="float" office:value="0.5818991" calcext:value-type="float">
            <text:p>0.5818991</text:p>
          </table:table-cell>
          <table:table-cell office:value-type="float" office:value="0.5082573" calcext:value-type="float">
            <text:p>0.508257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593309" calcext:value-type="float">
            <text:p>0.1593309</text:p>
          </table:table-cell>
          <table:table-cell office:value-type="float" office:value="1.3713626" calcext:value-type="float">
            <text:p>1.3713626</text:p>
          </table:table-cell>
          <table:table-cell office:value-type="float" office:value="1.3007448" calcext:value-type="float">
            <text:p>1.3007448</text:p>
          </table:table-cell>
          <table:table-cell office:value-type="float" office:value="0.2288829" calcext:value-type="float">
            <text:p>0.2288829</text:p>
          </table:table-cell>
          <table:table-cell office:value-type="float" office:value="0.3450155" calcext:value-type="float">
            <text:p>0.34501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644" calcext:value-type="float">
            <text:p>0.0403644</text:p>
          </table:table-cell>
          <table:table-cell office:value-type="float" office:value="0.0370815" calcext:value-type="float">
            <text:p>0.0370815</text:p>
          </table:table-cell>
          <table:table-cell office:value-type="float" office:value="0.008907" calcext:value-type="float">
            <text:p>0.008907</text:p>
          </table:table-cell>
          <table:table-cell office:value-type="float" office:value="0.0136453" calcext:value-type="float">
            <text:p>0.0136453</text:p>
          </table:table-cell>
          <table:table-cell office:value-type="float" office:value="0.2433593" calcext:value-type="float">
            <text:p>0.2433593</text:p>
          </table:table-cell>
          <table:table-cell office:value-type="float" office:value="0.2280179" calcext:value-type="float">
            <text:p>0.2280179</text:p>
          </table:table-cell>
          <table:table-cell office:value-type="float" office:value="0.0501269" calcext:value-type="float">
            <text:p>0.0501269</text:p>
          </table:table-cell>
          <table:table-cell office:value-type="float" office:value="0.0801139" calcext:value-type="float">
            <text:p>0.0801139</text:p>
          </table:table-cell>
          <table:table-cell office:value-type="float" office:value="0.570194" calcext:value-type="float">
            <text:p>0.570194</text:p>
          </table:table-cell>
          <table:table-cell office:value-type="float" office:value="0.5085149" calcext:value-type="float">
            <text:p>0.5085149</text:p>
          </table:table-cell>
          <table:table-cell office:value-type="float" office:value="0.1072726" calcext:value-type="float">
            <text:p>0.1072726</text:p>
          </table:table-cell>
          <table:table-cell office:value-type="float" office:value="0.1605468" calcext:value-type="float">
            <text:p>0.1605468</text:p>
          </table:table-cell>
          <table:table-cell office:value-type="float" office:value="1.3084888" calcext:value-type="float">
            <text:p>1.3084888</text:p>
          </table:table-cell>
          <table:table-cell office:value-type="float" office:value="1.2289768" calcext:value-type="float">
            <text:p>1.2289768</text:p>
          </table:table-cell>
          <table:table-cell office:value-type="float" office:value="0.2261117" calcext:value-type="float">
            <text:p>0.2261117</text:p>
          </table:table-cell>
          <table:table-cell office:value-type="float" office:value="0.3443134" calcext:value-type="float">
            <text:p>0.34431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782" calcext:value-type="float">
            <text:p>0.0388782</text:p>
          </table:table-cell>
          <table:table-cell office:value-type="float" office:value="0.0373408" calcext:value-type="float">
            <text:p>0.0373408</text:p>
          </table:table-cell>
          <table:table-cell office:value-type="float" office:value="0.0088352" calcext:value-type="float">
            <text:p>0.0088352</text:p>
          </table:table-cell>
          <table:table-cell office:value-type="float" office:value="0.0149113" calcext:value-type="float">
            <text:p>0.0149113</text:p>
          </table:table-cell>
          <table:table-cell office:value-type="float" office:value="0.2471052" calcext:value-type="float">
            <text:p>0.2471052</text:p>
          </table:table-cell>
          <table:table-cell office:value-type="float" office:value="0.2357771" calcext:value-type="float">
            <text:p>0.2357771</text:p>
          </table:table-cell>
          <table:table-cell office:value-type="float" office:value="0.0493292" calcext:value-type="float">
            <text:p>0.0493292</text:p>
          </table:table-cell>
          <table:table-cell office:value-type="float" office:value="0.0789723" calcext:value-type="float">
            <text:p>0.0789723</text:p>
          </table:table-cell>
          <table:table-cell office:value-type="float" office:value="0.5818548" calcext:value-type="float">
            <text:p>0.5818548</text:p>
          </table:table-cell>
          <table:table-cell office:value-type="float" office:value="0.5039811" calcext:value-type="float">
            <text:p>0.5039811</text:p>
          </table:table-cell>
          <table:table-cell office:value-type="float" office:value="0.1064121" calcext:value-type="float">
            <text:p>0.1064121</text:p>
          </table:table-cell>
          <table:table-cell office:value-type="float" office:value="0.1615938" calcext:value-type="float">
            <text:p>0.1615938</text:p>
          </table:table-cell>
          <table:table-cell office:value-type="float" office:value="1.294408" calcext:value-type="float">
            <text:p>1.294408</text:p>
          </table:table-cell>
          <table:table-cell office:value-type="float" office:value="1.1983555" calcext:value-type="float">
            <text:p>1.1983555</text:p>
          </table:table-cell>
          <table:table-cell office:value-type="float" office:value="0.2306497" calcext:value-type="float">
            <text:p>0.2306497</text:p>
          </table:table-cell>
          <table:table-cell office:value-type="float" office:value="0.3513035" calcext:value-type="float">
            <text:p>0.35130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911" calcext:value-type="float">
            <text:p>0.0403911</text:p>
          </table:table-cell>
          <table:table-cell office:value-type="float" office:value="0.0365226" calcext:value-type="float">
            <text:p>0.0365226</text:p>
          </table:table-cell>
          <table:table-cell office:value-type="float" office:value="0.0090825" calcext:value-type="float">
            <text:p>0.0090825</text:p>
          </table:table-cell>
          <table:table-cell office:value-type="float" office:value="0.0143335" calcext:value-type="float">
            <text:p>0.0143335</text:p>
          </table:table-cell>
          <table:table-cell office:value-type="float" office:value="0.2484891" calcext:value-type="float">
            <text:p>0.2484891</text:p>
          </table:table-cell>
          <table:table-cell office:value-type="float" office:value="0.2296429" calcext:value-type="float">
            <text:p>0.2296429</text:p>
          </table:table-cell>
          <table:table-cell office:value-type="float" office:value="0.0494989" calcext:value-type="float">
            <text:p>0.0494989</text:p>
          </table:table-cell>
          <table:table-cell office:value-type="float" office:value="0.0756038" calcext:value-type="float">
            <text:p>0.0756038</text:p>
          </table:table-cell>
          <table:table-cell office:value-type="float" office:value="0.5765199" calcext:value-type="float">
            <text:p>0.5765199</text:p>
          </table:table-cell>
          <table:table-cell office:value-type="float" office:value="0.5117179" calcext:value-type="float">
            <text:p>0.5117179</text:p>
          </table:table-cell>
          <table:table-cell office:value-type="float" office:value="0.1059945" calcext:value-type="float">
            <text:p>0.1059945</text:p>
          </table:table-cell>
          <table:table-cell office:value-type="float" office:value="0.1594459" calcext:value-type="float">
            <text:p>0.1594459</text:p>
          </table:table-cell>
          <table:table-cell office:value-type="float" office:value="1.2481619" calcext:value-type="float">
            <text:p>1.2481619</text:p>
          </table:table-cell>
          <table:table-cell office:value-type="float" office:value="1.2037468" calcext:value-type="float">
            <text:p>1.2037468</text:p>
          </table:table-cell>
          <table:table-cell office:value-type="float" office:value="0.222239" calcext:value-type="float">
            <text:p>0.222239</text:p>
          </table:table-cell>
          <table:table-cell office:value-type="float" office:value="0.3419106" calcext:value-type="float">
            <text:p>0.34191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602" calcext:value-type="float">
            <text:p>0.0400602</text:p>
          </table:table-cell>
          <table:table-cell office:value-type="float" office:value="0.0357266" calcext:value-type="float">
            <text:p>0.0357266</text:p>
          </table:table-cell>
          <table:table-cell office:value-type="float" office:value="0.0089362" calcext:value-type="float">
            <text:p>0.0089362</text:p>
          </table:table-cell>
          <table:table-cell office:value-type="float" office:value="0.0150035" calcext:value-type="float">
            <text:p>0.0150035</text:p>
          </table:table-cell>
          <table:table-cell office:value-type="float" office:value="0.2552747" calcext:value-type="float">
            <text:p>0.2552747</text:p>
          </table:table-cell>
          <table:table-cell office:value-type="float" office:value="0.2244341" calcext:value-type="float">
            <text:p>0.2244341</text:p>
          </table:table-cell>
          <table:table-cell office:value-type="float" office:value="0.0491449" calcext:value-type="float">
            <text:p>0.0491449</text:p>
          </table:table-cell>
          <table:table-cell office:value-type="float" office:value="0.0767848" calcext:value-type="float">
            <text:p>0.0767848</text:p>
          </table:table-cell>
          <table:table-cell office:value-type="float" office:value="0.5747627" calcext:value-type="float">
            <text:p>0.5747627</text:p>
          </table:table-cell>
          <table:table-cell office:value-type="float" office:value="0.5003735" calcext:value-type="float">
            <text:p>0.5003735</text:p>
          </table:table-cell>
          <table:table-cell office:value-type="float" office:value="0.1053014" calcext:value-type="float">
            <text:p>0.1053014</text:p>
          </table:table-cell>
          <table:table-cell office:value-type="float" office:value="0.1605054" calcext:value-type="float">
            <text:p>0.1605054</text:p>
          </table:table-cell>
          <table:table-cell office:value-type="float" office:value="1.3343541" calcext:value-type="float">
            <text:p>1.3343541</text:p>
          </table:table-cell>
          <table:table-cell office:value-type="float" office:value="1.1738306" calcext:value-type="float">
            <text:p>1.1738306</text:p>
          </table:table-cell>
          <table:table-cell office:value-type="float" office:value="0.2332956" calcext:value-type="float">
            <text:p>0.2332956</text:p>
          </table:table-cell>
          <table:table-cell office:value-type="float" office:value="0.3471189" calcext:value-type="float">
            <text:p>0.34711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392" calcext:value-type="float">
            <text:p>0.0394392</text:p>
          </table:table-cell>
          <table:table-cell office:value-type="float" office:value="0.036987" calcext:value-type="float">
            <text:p>0.036987</text:p>
          </table:table-cell>
          <table:table-cell office:value-type="float" office:value="0.0091996" calcext:value-type="float">
            <text:p>0.0091996</text:p>
          </table:table-cell>
          <table:table-cell office:value-type="float" office:value="0.0135494" calcext:value-type="float">
            <text:p>0.0135494</text:p>
          </table:table-cell>
          <table:table-cell office:value-type="float" office:value="0.2440553" calcext:value-type="float">
            <text:p>0.2440553</text:p>
          </table:table-cell>
          <table:table-cell office:value-type="float" office:value="0.222382" calcext:value-type="float">
            <text:p>0.222382</text:p>
          </table:table-cell>
          <table:table-cell office:value-type="float" office:value="0.0490988" calcext:value-type="float">
            <text:p>0.0490988</text:p>
          </table:table-cell>
          <table:table-cell office:value-type="float" office:value="0.0762027" calcext:value-type="float">
            <text:p>0.0762027</text:p>
          </table:table-cell>
          <table:table-cell office:value-type="float" office:value="0.5712134" calcext:value-type="float">
            <text:p>0.5712134</text:p>
          </table:table-cell>
          <table:table-cell office:value-type="float" office:value="0.5056751" calcext:value-type="float">
            <text:p>0.5056751</text:p>
          </table:table-cell>
          <table:table-cell office:value-type="float" office:value="0.1038912" calcext:value-type="float">
            <text:p>0.1038912</text:p>
          </table:table-cell>
          <table:table-cell office:value-type="float" office:value="0.1598479" calcext:value-type="float">
            <text:p>0.1598479</text:p>
          </table:table-cell>
          <table:table-cell office:value-type="float" office:value="1.246937" calcext:value-type="float">
            <text:p>1.246937</text:p>
          </table:table-cell>
          <table:table-cell office:value-type="float" office:value="1.2125341" calcext:value-type="float">
            <text:p>1.2125341</text:p>
          </table:table-cell>
          <table:table-cell office:value-type="float" office:value="0.2288209" calcext:value-type="float">
            <text:p>0.2288209</text:p>
          </table:table-cell>
          <table:table-cell office:value-type="float" office:value="0.3443334" calcext:value-type="float">
            <text:p>0.34433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331" calcext:value-type="float">
            <text:p>0.0399331</text:p>
          </table:table-cell>
          <table:table-cell office:value-type="float" office:value="0.036463" calcext:value-type="float">
            <text:p>0.036463</text:p>
          </table:table-cell>
          <table:table-cell office:value-type="float" office:value="0.0088785" calcext:value-type="float">
            <text:p>0.0088785</text:p>
          </table:table-cell>
          <table:table-cell office:value-type="float" office:value="0.013698" calcext:value-type="float">
            <text:p>0.013698</text:p>
          </table:table-cell>
          <table:table-cell office:value-type="float" office:value="0.2524665" calcext:value-type="float">
            <text:p>0.2524665</text:p>
          </table:table-cell>
          <table:table-cell office:value-type="float" office:value="0.2257191" calcext:value-type="float">
            <text:p>0.2257191</text:p>
          </table:table-cell>
          <table:table-cell office:value-type="float" office:value="0.0492363" calcext:value-type="float">
            <text:p>0.0492363</text:p>
          </table:table-cell>
          <table:table-cell office:value-type="float" office:value="0.0783428" calcext:value-type="float">
            <text:p>0.0783428</text:p>
          </table:table-cell>
          <table:table-cell office:value-type="float" office:value="0.5920457" calcext:value-type="float">
            <text:p>0.5920457</text:p>
          </table:table-cell>
          <table:table-cell office:value-type="float" office:value="0.5208758" calcext:value-type="float">
            <text:p>0.5208758</text:p>
          </table:table-cell>
          <table:table-cell office:value-type="float" office:value="0.1051058" calcext:value-type="float">
            <text:p>0.1051058</text:p>
          </table:table-cell>
          <table:table-cell office:value-type="float" office:value="0.1591325" calcext:value-type="float">
            <text:p>0.1591325</text:p>
          </table:table-cell>
          <table:table-cell office:value-type="float" office:value="1.3395903" calcext:value-type="float">
            <text:p>1.3395903</text:p>
          </table:table-cell>
          <table:table-cell office:value-type="float" office:value="1.1969686" calcext:value-type="float">
            <text:p>1.1969686</text:p>
          </table:table-cell>
          <table:table-cell office:value-type="float" office:value="0.2242003" calcext:value-type="float">
            <text:p>0.2242003</text:p>
          </table:table-cell>
          <table:table-cell office:value-type="float" office:value="0.3507013" calcext:value-type="float">
            <text:p>0.35070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091" calcext:value-type="float">
            <text:p>0.0395091</text:p>
          </table:table-cell>
          <table:table-cell office:value-type="float" office:value="0.0368088" calcext:value-type="float">
            <text:p>0.0368088</text:p>
          </table:table-cell>
          <table:table-cell office:value-type="float" office:value="0.0092124" calcext:value-type="float">
            <text:p>0.0092124</text:p>
          </table:table-cell>
          <table:table-cell office:value-type="float" office:value="0.0136731" calcext:value-type="float">
            <text:p>0.0136731</text:p>
          </table:table-cell>
          <table:table-cell office:value-type="float" office:value="0.244886" calcext:value-type="float">
            <text:p>0.244886</text:p>
          </table:table-cell>
          <table:table-cell office:value-type="float" office:value="0.2294872" calcext:value-type="float">
            <text:p>0.2294872</text:p>
          </table:table-cell>
          <table:table-cell office:value-type="float" office:value="0.0493615" calcext:value-type="float">
            <text:p>0.0493615</text:p>
          </table:table-cell>
          <table:table-cell office:value-type="float" office:value="0.0755705" calcext:value-type="float">
            <text:p>0.0755705</text:p>
          </table:table-cell>
          <table:table-cell office:value-type="float" office:value="0.568919" calcext:value-type="float">
            <text:p>0.568919</text:p>
          </table:table-cell>
          <table:table-cell office:value-type="float" office:value="0.5217416" calcext:value-type="float">
            <text:p>0.5217416</text:p>
          </table:table-cell>
          <table:table-cell office:value-type="float" office:value="0.1041073" calcext:value-type="float">
            <text:p>0.1041073</text:p>
          </table:table-cell>
          <table:table-cell office:value-type="float" office:value="0.159803" calcext:value-type="float">
            <text:p>0.159803</text:p>
          </table:table-cell>
          <table:table-cell office:value-type="float" office:value="1.2890499" calcext:value-type="float">
            <text:p>1.2890499</text:p>
          </table:table-cell>
          <table:table-cell office:value-type="float" office:value="1.1844194" calcext:value-type="float">
            <text:p>1.1844194</text:p>
          </table:table-cell>
          <table:table-cell office:value-type="float" office:value="0.2232393" calcext:value-type="float">
            <text:p>0.2232393</text:p>
          </table:table-cell>
          <table:table-cell office:value-type="float" office:value="0.3434653" calcext:value-type="float">
            <text:p>0.34346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763" calcext:value-type="float">
            <text:p>0.0400763</text:p>
          </table:table-cell>
          <table:table-cell office:value-type="float" office:value="0.0364493" calcext:value-type="float">
            <text:p>0.0364493</text:p>
          </table:table-cell>
          <table:table-cell office:value-type="float" office:value="0.0088274" calcext:value-type="float">
            <text:p>0.0088274</text:p>
          </table:table-cell>
          <table:table-cell office:value-type="float" office:value="0.0137992" calcext:value-type="float">
            <text:p>0.0137992</text:p>
          </table:table-cell>
          <table:table-cell office:value-type="float" office:value="0.258108" calcext:value-type="float">
            <text:p>0.258108</text:p>
          </table:table-cell>
          <table:table-cell office:value-type="float" office:value="0.2318682" calcext:value-type="float">
            <text:p>0.2318682</text:p>
          </table:table-cell>
          <table:table-cell office:value-type="float" office:value="0.049135" calcext:value-type="float">
            <text:p>0.049135</text:p>
          </table:table-cell>
          <table:table-cell office:value-type="float" office:value="0.0777864" calcext:value-type="float">
            <text:p>0.0777864</text:p>
          </table:table-cell>
          <table:table-cell office:value-type="float" office:value="0.5692604" calcext:value-type="float">
            <text:p>0.5692604</text:p>
          </table:table-cell>
          <table:table-cell office:value-type="float" office:value="0.5454368" calcext:value-type="float">
            <text:p>0.5454368</text:p>
          </table:table-cell>
          <table:table-cell office:value-type="float" office:value="0.1038501" calcext:value-type="float">
            <text:p>0.1038501</text:p>
          </table:table-cell>
          <table:table-cell office:value-type="float" office:value="0.1591024" calcext:value-type="float">
            <text:p>0.1591024</text:p>
          </table:table-cell>
          <table:table-cell office:value-type="float" office:value="1.3564501" calcext:value-type="float">
            <text:p>1.3564501</text:p>
          </table:table-cell>
          <table:table-cell office:value-type="float" office:value="1.1879525" calcext:value-type="float">
            <text:p>1.1879525</text:p>
          </table:table-cell>
          <table:table-cell office:value-type="float" office:value="0.2246403" calcext:value-type="float">
            <text:p>0.2246403</text:p>
          </table:table-cell>
          <table:table-cell office:value-type="float" office:value="0.3435222" calcext:value-type="float">
            <text:p>0.34352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652" calcext:value-type="float">
            <text:p>0.0404652</text:p>
          </table:table-cell>
          <table:table-cell office:value-type="float" office:value="0.0371043" calcext:value-type="float">
            <text:p>0.0371043</text:p>
          </table:table-cell>
          <table:table-cell office:value-type="float" office:value="0.0088554" calcext:value-type="float">
            <text:p>0.0088554</text:p>
          </table:table-cell>
          <table:table-cell office:value-type="float" office:value="0.0140087" calcext:value-type="float">
            <text:p>0.0140087</text:p>
          </table:table-cell>
          <table:table-cell office:value-type="float" office:value="0.2416633" calcext:value-type="float">
            <text:p>0.2416633</text:p>
          </table:table-cell>
          <table:table-cell office:value-type="float" office:value="0.2358671" calcext:value-type="float">
            <text:p>0.2358671</text:p>
          </table:table-cell>
          <table:table-cell office:value-type="float" office:value="0.0499256" calcext:value-type="float">
            <text:p>0.0499256</text:p>
          </table:table-cell>
          <table:table-cell office:value-type="float" office:value="0.0752586" calcext:value-type="float">
            <text:p>0.0752586</text:p>
          </table:table-cell>
          <table:table-cell office:value-type="float" office:value="0.5701364" calcext:value-type="float">
            <text:p>0.5701364</text:p>
          </table:table-cell>
          <table:table-cell office:value-type="float" office:value="0.5587092" calcext:value-type="float">
            <text:p>0.5587092</text:p>
          </table:table-cell>
          <table:table-cell office:value-type="float" office:value="0.1049208" calcext:value-type="float">
            <text:p>0.1049208</text:p>
          </table:table-cell>
          <table:table-cell office:value-type="float" office:value="0.1597533" calcext:value-type="float">
            <text:p>0.1597533</text:p>
          </table:table-cell>
          <table:table-cell office:value-type="float" office:value="1.3693876" calcext:value-type="float">
            <text:p>1.3693876</text:p>
          </table:table-cell>
          <table:table-cell office:value-type="float" office:value="1.2043522" calcext:value-type="float">
            <text:p>1.2043522</text:p>
          </table:table-cell>
          <table:table-cell office:value-type="float" office:value="0.222398" calcext:value-type="float">
            <text:p>0.222398</text:p>
          </table:table-cell>
          <table:table-cell office:value-type="float" office:value="0.3468017" calcext:value-type="float">
            <text:p>0.346801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234" calcext:value-type="float">
            <text:p>0.041234</text:p>
          </table:table-cell>
          <table:table-cell office:value-type="float" office:value="0.0374424" calcext:value-type="float">
            <text:p>0.0374424</text:p>
          </table:table-cell>
          <table:table-cell office:value-type="float" office:value="0.0087954" calcext:value-type="float">
            <text:p>0.0087954</text:p>
          </table:table-cell>
          <table:table-cell office:value-type="float" office:value="0.0138167" calcext:value-type="float">
            <text:p>0.0138167</text:p>
          </table:table-cell>
          <table:table-cell office:value-type="float" office:value="0.2482324" calcext:value-type="float">
            <text:p>0.2482324</text:p>
          </table:table-cell>
          <table:table-cell office:value-type="float" office:value="0.2253205" calcext:value-type="float">
            <text:p>0.2253205</text:p>
          </table:table-cell>
          <table:table-cell office:value-type="float" office:value="0.0505434" calcext:value-type="float">
            <text:p>0.0505434</text:p>
          </table:table-cell>
          <table:table-cell office:value-type="float" office:value="0.076056" calcext:value-type="float">
            <text:p>0.076056</text:p>
          </table:table-cell>
          <table:table-cell office:value-type="float" office:value="0.5859169" calcext:value-type="float">
            <text:p>0.5859169</text:p>
          </table:table-cell>
          <table:table-cell office:value-type="float" office:value="0.5235816" calcext:value-type="float">
            <text:p>0.5235816</text:p>
          </table:table-cell>
          <table:table-cell office:value-type="float" office:value="0.1054512" calcext:value-type="float">
            <text:p>0.1054512</text:p>
          </table:table-cell>
          <table:table-cell office:value-type="float" office:value="0.1593174" calcext:value-type="float">
            <text:p>0.1593174</text:p>
          </table:table-cell>
          <table:table-cell office:value-type="float" office:value="1.3115971" calcext:value-type="float">
            <text:p>1.3115971</text:p>
          </table:table-cell>
          <table:table-cell office:value-type="float" office:value="1.1936294" calcext:value-type="float">
            <text:p>1.1936294</text:p>
          </table:table-cell>
          <table:table-cell office:value-type="float" office:value="0.2272708" calcext:value-type="float">
            <text:p>0.2272708</text:p>
          </table:table-cell>
          <table:table-cell office:value-type="float" office:value="0.3453635" calcext:value-type="float">
            <text:p>0.34536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2354" calcext:value-type="float">
            <text:p>0.0402354</text:p>
          </table:table-cell>
          <table:table-cell office:value-type="float" office:value="0.0378012" calcext:value-type="float">
            <text:p>0.0378012</text:p>
          </table:table-cell>
          <table:table-cell office:value-type="float" office:value="0.0086523" calcext:value-type="float">
            <text:p>0.0086523</text:p>
          </table:table-cell>
          <table:table-cell office:value-type="float" office:value="0.0139889" calcext:value-type="float">
            <text:p>0.0139889</text:p>
          </table:table-cell>
          <table:table-cell office:value-type="float" office:value="0.2498969" calcext:value-type="float">
            <text:p>0.2498969</text:p>
          </table:table-cell>
          <table:table-cell office:value-type="float" office:value="0.2279798" calcext:value-type="float">
            <text:p>0.2279798</text:p>
          </table:table-cell>
          <table:table-cell office:value-type="float" office:value="0.0492925" calcext:value-type="float">
            <text:p>0.0492925</text:p>
          </table:table-cell>
          <table:table-cell office:value-type="float" office:value="0.0762772" calcext:value-type="float">
            <text:p>0.0762772</text:p>
          </table:table-cell>
          <table:table-cell office:value-type="float" office:value="0.6079177" calcext:value-type="float">
            <text:p>0.6079177</text:p>
          </table:table-cell>
          <table:table-cell office:value-type="float" office:value="0.5543153" calcext:value-type="float">
            <text:p>0.5543153</text:p>
          </table:table-cell>
          <table:table-cell office:value-type="float" office:value="0.1047196" calcext:value-type="float">
            <text:p>0.1047196</text:p>
          </table:table-cell>
          <table:table-cell office:value-type="float" office:value="0.2104031" calcext:value-type="float">
            <text:p>0.2104031</text:p>
          </table:table-cell>
          <table:table-cell office:value-type="float" office:value="1.3585135" calcext:value-type="float">
            <text:p>1.3585135</text:p>
          </table:table-cell>
          <table:table-cell office:value-type="float" office:value="1.1877598" calcext:value-type="float">
            <text:p>1.1877598</text:p>
          </table:table-cell>
          <table:table-cell office:value-type="float" office:value="0.227087" calcext:value-type="float">
            <text:p>0.227087</text:p>
          </table:table-cell>
          <table:table-cell office:value-type="float" office:value="0.3524754" calcext:value-type="float">
            <text:p>0.35247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696" calcext:value-type="float">
            <text:p>0.0411696</text:p>
          </table:table-cell>
          <table:table-cell office:value-type="float" office:value="0.0368733" calcext:value-type="float">
            <text:p>0.0368733</text:p>
          </table:table-cell>
          <table:table-cell office:value-type="float" office:value="0.0089303" calcext:value-type="float">
            <text:p>0.0089303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0.248074" calcext:value-type="float">
            <text:p>0.248074</text:p>
          </table:table-cell>
          <table:table-cell office:value-type="float" office:value="0.2267917" calcext:value-type="float">
            <text:p>0.2267917</text:p>
          </table:table-cell>
          <table:table-cell office:value-type="float" office:value="0.0493114" calcext:value-type="float">
            <text:p>0.0493114</text:p>
          </table:table-cell>
          <table:table-cell office:value-type="float" office:value="0.0783235" calcext:value-type="float">
            <text:p>0.0783235</text:p>
          </table:table-cell>
          <table:table-cell office:value-type="float" office:value="0.5812136" calcext:value-type="float">
            <text:p>0.5812136</text:p>
          </table:table-cell>
          <table:table-cell office:value-type="float" office:value="0.5058988" calcext:value-type="float">
            <text:p>0.5058988</text:p>
          </table:table-cell>
          <table:table-cell office:value-type="float" office:value="0.1043304" calcext:value-type="float">
            <text:p>0.1043304</text:p>
          </table:table-cell>
          <table:table-cell office:value-type="float" office:value="0.1613024" calcext:value-type="float">
            <text:p>0.1613024</text:p>
          </table:table-cell>
          <table:table-cell office:value-type="float" office:value="1.3503338" calcext:value-type="float">
            <text:p>1.3503338</text:p>
          </table:table-cell>
          <table:table-cell office:value-type="float" office:value="1.209119" calcext:value-type="float">
            <text:p>1.209119</text:p>
          </table:table-cell>
          <table:table-cell office:value-type="float" office:value="0.2226593" calcext:value-type="float">
            <text:p>0.2226593</text:p>
          </table:table-cell>
          <table:table-cell office:value-type="float" office:value="0.3442523" calcext:value-type="float">
            <text:p>0.34425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86" calcext:value-type="float">
            <text:p>0.038886</text:p>
          </table:table-cell>
          <table:table-cell office:value-type="float" office:value="0.0372067" calcext:value-type="float">
            <text:p>0.0372067</text:p>
          </table:table-cell>
          <table:table-cell office:value-type="float" office:value="0.0086576" calcext:value-type="float">
            <text:p>0.0086576</text:p>
          </table:table-cell>
          <table:table-cell office:value-type="float" office:value="0.0137541" calcext:value-type="float">
            <text:p>0.0137541</text:p>
          </table:table-cell>
          <table:table-cell office:value-type="float" office:value="0.2575603" calcext:value-type="float">
            <text:p>0.2575603</text:p>
          </table:table-cell>
          <table:table-cell office:value-type="float" office:value="0.2291563" calcext:value-type="float">
            <text:p>0.2291563</text:p>
          </table:table-cell>
          <table:table-cell office:value-type="float" office:value="0.0490925" calcext:value-type="float">
            <text:p>0.0490925</text:p>
          </table:table-cell>
          <table:table-cell office:value-type="float" office:value="0.0784032" calcext:value-type="float">
            <text:p>0.0784032</text:p>
          </table:table-cell>
          <table:table-cell office:value-type="float" office:value="0.5771482" calcext:value-type="float">
            <text:p>0.5771482</text:p>
          </table:table-cell>
          <table:table-cell office:value-type="float" office:value="0.5138201" calcext:value-type="float">
            <text:p>0.5138201</text:p>
          </table:table-cell>
          <table:table-cell office:value-type="float" office:value="0.1044724" calcext:value-type="float">
            <text:p>0.1044724</text:p>
          </table:table-cell>
          <table:table-cell office:value-type="float" office:value="0.1601966" calcext:value-type="float">
            <text:p>0.1601966</text:p>
          </table:table-cell>
          <table:table-cell office:value-type="float" office:value="1.3306847" calcext:value-type="float">
            <text:p>1.3306847</text:p>
          </table:table-cell>
          <table:table-cell office:value-type="float" office:value="1.22006" calcext:value-type="float">
            <text:p>1.22006</text:p>
          </table:table-cell>
          <table:table-cell office:value-type="float" office:value="0.226124" calcext:value-type="float">
            <text:p>0.226124</text:p>
          </table:table-cell>
          <table:table-cell office:value-type="float" office:value="0.3485806" calcext:value-type="float">
            <text:p>0.34858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002" calcext:value-type="float">
            <text:p>0.0392002</text:p>
          </table:table-cell>
          <table:table-cell office:value-type="float" office:value="0.0370993" calcext:value-type="float">
            <text:p>0.0370993</text:p>
          </table:table-cell>
          <table:table-cell office:value-type="float" office:value="0.0087694" calcext:value-type="float">
            <text:p>0.0087694</text:p>
          </table:table-cell>
          <table:table-cell office:value-type="float" office:value="0.0137349" calcext:value-type="float">
            <text:p>0.0137349</text:p>
          </table:table-cell>
          <table:table-cell office:value-type="float" office:value="0.2550325" calcext:value-type="float">
            <text:p>0.2550325</text:p>
          </table:table-cell>
          <table:table-cell office:value-type="float" office:value="0.2280945" calcext:value-type="float">
            <text:p>0.2280945</text:p>
          </table:table-cell>
          <table:table-cell office:value-type="float" office:value="0.0493827" calcext:value-type="float">
            <text:p>0.0493827</text:p>
          </table:table-cell>
          <table:table-cell office:value-type="float" office:value="0.0777388" calcext:value-type="float">
            <text:p>0.0777388</text:p>
          </table:table-cell>
          <table:table-cell office:value-type="float" office:value="0.5692296" calcext:value-type="float">
            <text:p>0.5692296</text:p>
          </table:table-cell>
          <table:table-cell office:value-type="float" office:value="0.5395051" calcext:value-type="float">
            <text:p>0.5395051</text:p>
          </table:table-cell>
          <table:table-cell office:value-type="float" office:value="0.1040393" calcext:value-type="float">
            <text:p>0.1040393</text:p>
          </table:table-cell>
          <table:table-cell office:value-type="float" office:value="0.1596155" calcext:value-type="float">
            <text:p>0.1596155</text:p>
          </table:table-cell>
          <table:table-cell office:value-type="float" office:value="1.3221221" calcext:value-type="float">
            <text:p>1.3221221</text:p>
          </table:table-cell>
          <table:table-cell office:value-type="float" office:value="1.1777079" calcext:value-type="float">
            <text:p>1.1777079</text:p>
          </table:table-cell>
          <table:table-cell office:value-type="float" office:value="0.226766" calcext:value-type="float">
            <text:p>0.226766</text:p>
          </table:table-cell>
          <table:table-cell office:value-type="float" office:value="0.3518671" calcext:value-type="float">
            <text:p>0.35186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125" calcext:value-type="float">
            <text:p>0.0404125</text:p>
          </table:table-cell>
          <table:table-cell office:value-type="float" office:value="0.0368994" calcext:value-type="float">
            <text:p>0.0368994</text:p>
          </table:table-cell>
          <table:table-cell office:value-type="float" office:value="0.009013" calcext:value-type="float">
            <text:p>0.009013</text:p>
          </table:table-cell>
          <table:table-cell office:value-type="float" office:value="0.0137823" calcext:value-type="float">
            <text:p>0.0137823</text:p>
          </table:table-cell>
          <table:table-cell office:value-type="float" office:value="0.2544129" calcext:value-type="float">
            <text:p>0.2544129</text:p>
          </table:table-cell>
          <table:table-cell office:value-type="float" office:value="0.2236326" calcext:value-type="float">
            <text:p>0.2236326</text:p>
          </table:table-cell>
          <table:table-cell office:value-type="float" office:value="0.0493538" calcext:value-type="float">
            <text:p>0.0493538</text:p>
          </table:table-cell>
          <table:table-cell office:value-type="float" office:value="0.0754433" calcext:value-type="float">
            <text:p>0.0754433</text:p>
          </table:table-cell>
          <table:table-cell office:value-type="float" office:value="0.5451771" calcext:value-type="float">
            <text:p>0.5451771</text:p>
          </table:table-cell>
          <table:table-cell office:value-type="float" office:value="0.5188306" calcext:value-type="float">
            <text:p>0.5188306</text:p>
          </table:table-cell>
          <table:table-cell office:value-type="float" office:value="0.1052289" calcext:value-type="float">
            <text:p>0.1052289</text:p>
          </table:table-cell>
          <table:table-cell office:value-type="float" office:value="0.1616935" calcext:value-type="float">
            <text:p>0.1616935</text:p>
          </table:table-cell>
          <table:table-cell office:value-type="float" office:value="1.3284576" calcext:value-type="float">
            <text:p>1.3284576</text:p>
          </table:table-cell>
          <table:table-cell office:value-type="float" office:value="1.2042191" calcext:value-type="float">
            <text:p>1.2042191</text:p>
          </table:table-cell>
          <table:table-cell office:value-type="float" office:value="0.2277867" calcext:value-type="float">
            <text:p>0.2277867</text:p>
          </table:table-cell>
          <table:table-cell office:value-type="float" office:value="0.346933" calcext:value-type="float">
            <text:p>0.3469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439" calcext:value-type="float">
            <text:p>0.0394439</text:p>
          </table:table-cell>
          <table:table-cell office:value-type="float" office:value="0.0375457" calcext:value-type="float">
            <text:p>0.0375457</text:p>
          </table:table-cell>
          <table:table-cell office:value-type="float" office:value="0.0087144" calcext:value-type="float">
            <text:p>0.0087144</text:p>
          </table:table-cell>
          <table:table-cell office:value-type="float" office:value="0.0135298" calcext:value-type="float">
            <text:p>0.0135298</text:p>
          </table:table-cell>
          <table:table-cell office:value-type="float" office:value="0.2502805" calcext:value-type="float">
            <text:p>0.2502805</text:p>
          </table:table-cell>
          <table:table-cell office:value-type="float" office:value="0.2315939" calcext:value-type="float">
            <text:p>0.2315939</text:p>
          </table:table-cell>
          <table:table-cell office:value-type="float" office:value="0.049038" calcext:value-type="float">
            <text:p>0.049038</text:p>
          </table:table-cell>
          <table:table-cell office:value-type="float" office:value="0.0783078" calcext:value-type="float">
            <text:p>0.0783078</text:p>
          </table:table-cell>
          <table:table-cell office:value-type="float" office:value="0.5592118" calcext:value-type="float">
            <text:p>0.5592118</text:p>
          </table:table-cell>
          <table:table-cell office:value-type="float" office:value="0.5057134" calcext:value-type="float">
            <text:p>0.5057134</text:p>
          </table:table-cell>
          <table:table-cell office:value-type="float" office:value="0.104081" calcext:value-type="float">
            <text:p>0.104081</text:p>
          </table:table-cell>
          <table:table-cell office:value-type="float" office:value="0.1601548" calcext:value-type="float">
            <text:p>0.1601548</text:p>
          </table:table-cell>
          <table:table-cell office:value-type="float" office:value="1.3315425" calcext:value-type="float">
            <text:p>1.3315425</text:p>
          </table:table-cell>
          <table:table-cell office:value-type="float" office:value="1.1992773" calcext:value-type="float">
            <text:p>1.1992773</text:p>
          </table:table-cell>
          <table:table-cell office:value-type="float" office:value="0.2280988" calcext:value-type="float">
            <text:p>0.2280988</text:p>
          </table:table-cell>
          <table:table-cell office:value-type="float" office:value="0.3442184" calcext:value-type="float">
            <text:p>0.34421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542" calcext:value-type="float">
            <text:p>0.0406542</text:p>
          </table:table-cell>
          <table:table-cell office:value-type="float" office:value="0.0402206" calcext:value-type="float">
            <text:p>0.0402206</text:p>
          </table:table-cell>
          <table:table-cell office:value-type="float" office:value="0.0095384" calcext:value-type="float">
            <text:p>0.0095384</text:p>
          </table:table-cell>
          <table:table-cell office:value-type="float" office:value="0.0139169" calcext:value-type="float">
            <text:p>0.0139169</text:p>
          </table:table-cell>
          <table:table-cell office:value-type="float" office:value="0.2446988" calcext:value-type="float">
            <text:p>0.2446988</text:p>
          </table:table-cell>
          <table:table-cell office:value-type="float" office:value="0.2279579" calcext:value-type="float">
            <text:p>0.2279579</text:p>
          </table:table-cell>
          <table:table-cell office:value-type="float" office:value="0.0494762" calcext:value-type="float">
            <text:p>0.0494762</text:p>
          </table:table-cell>
          <table:table-cell office:value-type="float" office:value="0.0767934" calcext:value-type="float">
            <text:p>0.0767934</text:p>
          </table:table-cell>
          <table:table-cell office:value-type="float" office:value="0.5758985" calcext:value-type="float">
            <text:p>0.5758985</text:p>
          </table:table-cell>
          <table:table-cell office:value-type="float" office:value="0.5133088" calcext:value-type="float">
            <text:p>0.5133088</text:p>
          </table:table-cell>
          <table:table-cell office:value-type="float" office:value="0.1041292" calcext:value-type="float">
            <text:p>0.1041292</text:p>
          </table:table-cell>
          <table:table-cell office:value-type="float" office:value="0.1593406" calcext:value-type="float">
            <text:p>0.1593406</text:p>
          </table:table-cell>
          <table:table-cell office:value-type="float" office:value="1.4499068" calcext:value-type="float">
            <text:p>1.4499068</text:p>
          </table:table-cell>
          <table:table-cell office:value-type="float" office:value="1.2677773" calcext:value-type="float">
            <text:p>1.2677773</text:p>
          </table:table-cell>
          <table:table-cell office:value-type="float" office:value="0.2225384" calcext:value-type="float">
            <text:p>0.2225384</text:p>
          </table:table-cell>
          <table:table-cell office:value-type="float" office:value="0.33796" calcext:value-type="float">
            <text:p>0.3379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739" calcext:value-type="float">
            <text:p>0.0399739</text:p>
          </table:table-cell>
          <table:table-cell office:value-type="float" office:value="0.0390128" calcext:value-type="float">
            <text:p>0.0390128</text:p>
          </table:table-cell>
          <table:table-cell office:value-type="float" office:value="0.0087805" calcext:value-type="float">
            <text:p>0.0087805</text:p>
          </table:table-cell>
          <table:table-cell office:value-type="float" office:value="0.013886" calcext:value-type="float">
            <text:p>0.013886</text:p>
          </table:table-cell>
          <table:table-cell office:value-type="float" office:value="0.2526276" calcext:value-type="float">
            <text:p>0.2526276</text:p>
          </table:table-cell>
          <table:table-cell office:value-type="float" office:value="0.2255718" calcext:value-type="float">
            <text:p>0.2255718</text:p>
          </table:table-cell>
          <table:table-cell office:value-type="float" office:value="0.0501999" calcext:value-type="float">
            <text:p>0.0501999</text:p>
          </table:table-cell>
          <table:table-cell office:value-type="float" office:value="0.0759216" calcext:value-type="float">
            <text:p>0.0759216</text:p>
          </table:table-cell>
          <table:table-cell office:value-type="float" office:value="0.5677475" calcext:value-type="float">
            <text:p>0.5677475</text:p>
          </table:table-cell>
          <table:table-cell office:value-type="float" office:value="0.5388612" calcext:value-type="float">
            <text:p>0.5388612</text:p>
          </table:table-cell>
          <table:table-cell office:value-type="float" office:value="0.1050134" calcext:value-type="float">
            <text:p>0.1050134</text:p>
          </table:table-cell>
          <table:table-cell office:value-type="float" office:value="0.1601538" calcext:value-type="float">
            <text:p>0.1601538</text:p>
          </table:table-cell>
          <table:table-cell office:value-type="float" office:value="1.2563352" calcext:value-type="float">
            <text:p>1.2563352</text:p>
          </table:table-cell>
          <table:table-cell office:value-type="float" office:value="1.20915" calcext:value-type="float">
            <text:p>1.20915</text:p>
          </table:table-cell>
          <table:table-cell office:value-type="float" office:value="0.2238128" calcext:value-type="float">
            <text:p>0.2238128</text:p>
          </table:table-cell>
          <table:table-cell office:value-type="float" office:value="0.3410884" calcext:value-type="float">
            <text:p>0.34108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026" calcext:value-type="float">
            <text:p>0.0401026</text:p>
          </table:table-cell>
          <table:table-cell office:value-type="float" office:value="0.0378556" calcext:value-type="float">
            <text:p>0.0378556</text:p>
          </table:table-cell>
          <table:table-cell office:value-type="float" office:value="0.0087092" calcext:value-type="float">
            <text:p>0.0087092</text:p>
          </table:table-cell>
          <table:table-cell office:value-type="float" office:value="0.0136922" calcext:value-type="float">
            <text:p>0.0136922</text:p>
          </table:table-cell>
          <table:table-cell office:value-type="float" office:value="0.2474139" calcext:value-type="float">
            <text:p>0.2474139</text:p>
          </table:table-cell>
          <table:table-cell office:value-type="float" office:value="0.2350191" calcext:value-type="float">
            <text:p>0.2350191</text:p>
          </table:table-cell>
          <table:table-cell office:value-type="float" office:value="0.0495799" calcext:value-type="float">
            <text:p>0.0495799</text:p>
          </table:table-cell>
          <table:table-cell office:value-type="float" office:value="0.075793" calcext:value-type="float">
            <text:p>0.075793</text:p>
          </table:table-cell>
          <table:table-cell office:value-type="float" office:value="0.5610211" calcext:value-type="float">
            <text:p>0.5610211</text:p>
          </table:table-cell>
          <table:table-cell office:value-type="float" office:value="0.5578184" calcext:value-type="float">
            <text:p>0.5578184</text:p>
          </table:table-cell>
          <table:table-cell office:value-type="float" office:value="0.1057697" calcext:value-type="float">
            <text:p>0.1057697</text:p>
          </table:table-cell>
          <table:table-cell office:value-type="float" office:value="0.160471" calcext:value-type="float">
            <text:p>0.160471</text:p>
          </table:table-cell>
          <table:table-cell office:value-type="float" office:value="1.2977332" calcext:value-type="float">
            <text:p>1.2977332</text:p>
          </table:table-cell>
          <table:table-cell office:value-type="float" office:value="1.1916811" calcext:value-type="float">
            <text:p>1.1916811</text:p>
          </table:table-cell>
          <table:table-cell office:value-type="float" office:value="0.2224924" calcext:value-type="float">
            <text:p>0.2224924</text:p>
          </table:table-cell>
          <table:table-cell office:value-type="float" office:value="0.3426089" calcext:value-type="float">
            <text:p>0.34260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075" calcext:value-type="float">
            <text:p>0.0406075</text:p>
          </table:table-cell>
          <table:table-cell office:value-type="float" office:value="0.0363082" calcext:value-type="float">
            <text:p>0.0363082</text:p>
          </table:table-cell>
          <table:table-cell office:value-type="float" office:value="0.0087044" calcext:value-type="float">
            <text:p>0.0087044</text:p>
          </table:table-cell>
          <table:table-cell office:value-type="float" office:value="0.014045" calcext:value-type="float">
            <text:p>0.014045</text:p>
          </table:table-cell>
          <table:table-cell office:value-type="float" office:value="0.2502149" calcext:value-type="float">
            <text:p>0.2502149</text:p>
          </table:table-cell>
          <table:table-cell office:value-type="float" office:value="0.2277065" calcext:value-type="float">
            <text:p>0.2277065</text:p>
          </table:table-cell>
          <table:table-cell office:value-type="float" office:value="0.0495454" calcext:value-type="float">
            <text:p>0.0495454</text:p>
          </table:table-cell>
          <table:table-cell office:value-type="float" office:value="0.0754056" calcext:value-type="float">
            <text:p>0.0754056</text:p>
          </table:table-cell>
          <table:table-cell office:value-type="float" office:value="0.557174" calcext:value-type="float">
            <text:p>0.557174</text:p>
          </table:table-cell>
          <table:table-cell office:value-type="float" office:value="0.5181516" calcext:value-type="float">
            <text:p>0.5181516</text:p>
          </table:table-cell>
          <table:table-cell office:value-type="float" office:value="0.1046492" calcext:value-type="float">
            <text:p>0.1046492</text:p>
          </table:table-cell>
          <table:table-cell office:value-type="float" office:value="0.1595333" calcext:value-type="float">
            <text:p>0.1595333</text:p>
          </table:table-cell>
          <table:table-cell office:value-type="float" office:value="1.3005905" calcext:value-type="float">
            <text:p>1.3005905</text:p>
          </table:table-cell>
          <table:table-cell office:value-type="float" office:value="1.1685455" calcext:value-type="float">
            <text:p>1.1685455</text:p>
          </table:table-cell>
          <table:table-cell office:value-type="float" office:value="0.2259383" calcext:value-type="float">
            <text:p>0.2259383</text:p>
          </table:table-cell>
          <table:table-cell office:value-type="float" office:value="0.3410858" calcext:value-type="float">
            <text:p>0.34108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09" calcext:value-type="float">
            <text:p>0.04109</text:p>
          </table:table-cell>
          <table:table-cell office:value-type="float" office:value="0.0383163" calcext:value-type="float">
            <text:p>0.0383163</text:p>
          </table:table-cell>
          <table:table-cell office:value-type="float" office:value="0.0088973" calcext:value-type="float">
            <text:p>0.0088973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0.2534644" calcext:value-type="float">
            <text:p>0.2534644</text:p>
          </table:table-cell>
          <table:table-cell office:value-type="float" office:value="0.2336744" calcext:value-type="float">
            <text:p>0.2336744</text:p>
          </table:table-cell>
          <table:table-cell office:value-type="float" office:value="0.0491711" calcext:value-type="float">
            <text:p>0.0491711</text:p>
          </table:table-cell>
          <table:table-cell office:value-type="float" office:value="0.0765625" calcext:value-type="float">
            <text:p>0.0765625</text:p>
          </table:table-cell>
          <table:table-cell office:value-type="float" office:value="0.6011838" calcext:value-type="float">
            <text:p>0.6011838</text:p>
          </table:table-cell>
          <table:table-cell office:value-type="float" office:value="0.50792" calcext:value-type="float">
            <text:p>0.50792</text:p>
          </table:table-cell>
          <table:table-cell office:value-type="float" office:value="0.1046002" calcext:value-type="float">
            <text:p>0.1046002</text:p>
          </table:table-cell>
          <table:table-cell office:value-type="float" office:value="0.1594575" calcext:value-type="float">
            <text:p>0.1594575</text:p>
          </table:table-cell>
          <table:table-cell office:value-type="float" office:value="1.279936" calcext:value-type="float">
            <text:p>1.279936</text:p>
          </table:table-cell>
          <table:table-cell office:value-type="float" office:value="1.1694187" calcext:value-type="float">
            <text:p>1.1694187</text:p>
          </table:table-cell>
          <table:table-cell office:value-type="float" office:value="0.2267636" calcext:value-type="float">
            <text:p>0.2267636</text:p>
          </table:table-cell>
          <table:table-cell office:value-type="float" office:value="0.3367355" calcext:value-type="float">
            <text:p>0.33673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948" calcext:value-type="float">
            <text:p>0.0416948</text:p>
          </table:table-cell>
          <table:table-cell office:value-type="float" office:value="0.0385369" calcext:value-type="float">
            <text:p>0.0385369</text:p>
          </table:table-cell>
          <table:table-cell office:value-type="float" office:value="0.0088615" calcext:value-type="float">
            <text:p>0.0088615</text:p>
          </table:table-cell>
          <table:table-cell office:value-type="float" office:value="0.0144099" calcext:value-type="float">
            <text:p>0.0144099</text:p>
          </table:table-cell>
          <table:table-cell office:value-type="float" office:value="0.2480772" calcext:value-type="float">
            <text:p>0.2480772</text:p>
          </table:table-cell>
          <table:table-cell office:value-type="float" office:value="0.2267956" calcext:value-type="float">
            <text:p>0.2267956</text:p>
          </table:table-cell>
          <table:table-cell office:value-type="float" office:value="0.049203" calcext:value-type="float">
            <text:p>0.049203</text:p>
          </table:table-cell>
          <table:table-cell office:value-type="float" office:value="0.080522" calcext:value-type="float">
            <text:p>0.080522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5062014" calcext:value-type="float">
            <text:p>0.5062014</text:p>
          </table:table-cell>
          <table:table-cell office:value-type="float" office:value="0.1062445" calcext:value-type="float">
            <text:p>0.1062445</text:p>
          </table:table-cell>
          <table:table-cell office:value-type="float" office:value="0.1595089" calcext:value-type="float">
            <text:p>0.1595089</text:p>
          </table:table-cell>
          <table:table-cell office:value-type="float" office:value="1.2912389" calcext:value-type="float">
            <text:p>1.2912389</text:p>
          </table:table-cell>
          <table:table-cell office:value-type="float" office:value="1.2348426" calcext:value-type="float">
            <text:p>1.2348426</text:p>
          </table:table-cell>
          <table:table-cell office:value-type="float" office:value="0.2236271" calcext:value-type="float">
            <text:p>0.2236271</text:p>
          </table:table-cell>
          <table:table-cell office:value-type="float" office:value="0.3379018" calcext:value-type="float">
            <text:p>0.33790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52" calcext:value-type="float">
            <text:p>0.039852</text:p>
          </table:table-cell>
          <table:table-cell office:value-type="float" office:value="0.0405599" calcext:value-type="float">
            <text:p>0.0405599</text:p>
          </table:table-cell>
          <table:table-cell office:value-type="float" office:value="0.009187" calcext:value-type="float">
            <text:p>0.009187</text:p>
          </table:table-cell>
          <table:table-cell office:value-type="float" office:value="0.0143969" calcext:value-type="float">
            <text:p>0.0143969</text:p>
          </table:table-cell>
          <table:table-cell office:value-type="float" office:value="0.2444588" calcext:value-type="float">
            <text:p>0.2444588</text:p>
          </table:table-cell>
          <table:table-cell office:value-type="float" office:value="0.2297832" calcext:value-type="float">
            <text:p>0.2297832</text:p>
          </table:table-cell>
          <table:table-cell office:value-type="float" office:value="0.0501052" calcext:value-type="float">
            <text:p>0.0501052</text:p>
          </table:table-cell>
          <table:table-cell office:value-type="float" office:value="0.0808393" calcext:value-type="float">
            <text:p>0.0808393</text:p>
          </table:table-cell>
          <table:table-cell office:value-type="float" office:value="0.5600639" calcext:value-type="float">
            <text:p>0.5600639</text:p>
          </table:table-cell>
          <table:table-cell office:value-type="float" office:value="0.5210723" calcext:value-type="float">
            <text:p>0.5210723</text:p>
          </table:table-cell>
          <table:table-cell office:value-type="float" office:value="0.1053537" calcext:value-type="float">
            <text:p>0.1053537</text:p>
          </table:table-cell>
          <table:table-cell office:value-type="float" office:value="0.1661374" calcext:value-type="float">
            <text:p>0.1661374</text:p>
          </table:table-cell>
          <table:table-cell office:value-type="float" office:value="1.2943033" calcext:value-type="float">
            <text:p>1.2943033</text:p>
          </table:table-cell>
          <table:table-cell office:value-type="float" office:value="1.1687615" calcext:value-type="float">
            <text:p>1.1687615</text:p>
          </table:table-cell>
          <table:table-cell office:value-type="float" office:value="0.2248372" calcext:value-type="float">
            <text:p>0.2248372</text:p>
          </table:table-cell>
          <table:table-cell office:value-type="float" office:value="0.3518744" calcext:value-type="float">
            <text:p>0.35187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91" calcext:value-type="float">
            <text:p>0.03891</text:p>
          </table:table-cell>
          <table:table-cell office:value-type="float" office:value="0.0399232" calcext:value-type="float">
            <text:p>0.0399232</text:p>
          </table:table-cell>
          <table:table-cell office:value-type="float" office:value="0.0088628" calcext:value-type="float">
            <text:p>0.0088628</text:p>
          </table:table-cell>
          <table:table-cell office:value-type="float" office:value="0.0142586" calcext:value-type="float">
            <text:p>0.0142586</text:p>
          </table:table-cell>
          <table:table-cell office:value-type="float" office:value="0.2575688" calcext:value-type="float">
            <text:p>0.2575688</text:p>
          </table:table-cell>
          <table:table-cell office:value-type="float" office:value="0.2333345" calcext:value-type="float">
            <text:p>0.2333345</text:p>
          </table:table-cell>
          <table:table-cell office:value-type="float" office:value="0.0490853" calcext:value-type="float">
            <text:p>0.0490853</text:p>
          </table:table-cell>
          <table:table-cell office:value-type="float" office:value="0.0762925" calcext:value-type="float">
            <text:p>0.0762925</text:p>
          </table:table-cell>
          <table:table-cell office:value-type="float" office:value="0.5674655" calcext:value-type="float">
            <text:p>0.5674655</text:p>
          </table:table-cell>
          <table:table-cell office:value-type="float" office:value="0.5260075" calcext:value-type="float">
            <text:p>0.5260075</text:p>
          </table:table-cell>
          <table:table-cell office:value-type="float" office:value="0.1040834" calcext:value-type="float">
            <text:p>0.1040834</text:p>
          </table:table-cell>
          <table:table-cell office:value-type="float" office:value="0.1598974" calcext:value-type="float">
            <text:p>0.1598974</text:p>
          </table:table-cell>
          <table:table-cell office:value-type="float" office:value="1.3429174" calcext:value-type="float">
            <text:p>1.3429174</text:p>
          </table:table-cell>
          <table:table-cell office:value-type="float" office:value="1.1744064" calcext:value-type="float">
            <text:p>1.1744064</text:p>
          </table:table-cell>
          <table:table-cell office:value-type="float" office:value="0.2233574" calcext:value-type="float">
            <text:p>0.2233574</text:p>
          </table:table-cell>
          <table:table-cell office:value-type="float" office:value="0.3362561" calcext:value-type="float">
            <text:p>0.33625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5017" calcext:value-type="float">
            <text:p>0.0415017</text:p>
          </table:table-cell>
          <table:table-cell office:value-type="float" office:value="0.0373785" calcext:value-type="float">
            <text:p>0.0373785</text:p>
          </table:table-cell>
          <table:table-cell office:value-type="float" office:value="0.0087437" calcext:value-type="float">
            <text:p>0.0087437</text:p>
          </table:table-cell>
          <table:table-cell office:value-type="float" office:value="0.0150152" calcext:value-type="float">
            <text:p>0.0150152</text:p>
          </table:table-cell>
          <table:table-cell office:value-type="float" office:value="0.249153" calcext:value-type="float">
            <text:p>0.249153</text:p>
          </table:table-cell>
          <table:table-cell office:value-type="float" office:value="0.2221845" calcext:value-type="float">
            <text:p>0.2221845</text:p>
          </table:table-cell>
          <table:table-cell office:value-type="float" office:value="0.0491986" calcext:value-type="float">
            <text:p>0.0491986</text:p>
          </table:table-cell>
          <table:table-cell office:value-type="float" office:value="0.0789572" calcext:value-type="float">
            <text:p>0.0789572</text:p>
          </table:table-cell>
          <table:table-cell office:value-type="float" office:value="0.591186" calcext:value-type="float">
            <text:p>0.591186</text:p>
          </table:table-cell>
          <table:table-cell office:value-type="float" office:value="0.5297998" calcext:value-type="float">
            <text:p>0.5297998</text:p>
          </table:table-cell>
          <table:table-cell office:value-type="float" office:value="0.1044458" calcext:value-type="float">
            <text:p>0.1044458</text:p>
          </table:table-cell>
          <table:table-cell office:value-type="float" office:value="0.1593096" calcext:value-type="float">
            <text:p>0.1593096</text:p>
          </table:table-cell>
          <table:table-cell office:value-type="float" office:value="1.2876407" calcext:value-type="float">
            <text:p>1.2876407</text:p>
          </table:table-cell>
          <table:table-cell office:value-type="float" office:value="1.1601663" calcext:value-type="float">
            <text:p>1.1601663</text:p>
          </table:table-cell>
          <table:table-cell office:value-type="float" office:value="0.2252886" calcext:value-type="float">
            <text:p>0.2252886</text:p>
          </table:table-cell>
          <table:table-cell office:value-type="float" office:value="0.3517291" calcext:value-type="float">
            <text:p>0.35172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8" calcext:value-type="float">
            <text:p>0.04008</text:p>
          </table:table-cell>
          <table:table-cell office:value-type="float" office:value="0.0380645" calcext:value-type="float">
            <text:p>0.0380645</text:p>
          </table:table-cell>
          <table:table-cell office:value-type="float" office:value="0.008963" calcext:value-type="float">
            <text:p>0.008963</text:p>
          </table:table-cell>
          <table:table-cell office:value-type="float" office:value="0.0137839" calcext:value-type="float">
            <text:p>0.0137839</text:p>
          </table:table-cell>
          <table:table-cell office:value-type="float" office:value="0.2514104" calcext:value-type="float">
            <text:p>0.2514104</text:p>
          </table:table-cell>
          <table:table-cell office:value-type="float" office:value="0.2300215" calcext:value-type="float">
            <text:p>0.2300215</text:p>
          </table:table-cell>
          <table:table-cell office:value-type="float" office:value="0.0496677" calcext:value-type="float">
            <text:p>0.0496677</text:p>
          </table:table-cell>
          <table:table-cell office:value-type="float" office:value="0.0759072" calcext:value-type="float">
            <text:p>0.0759072</text:p>
          </table:table-cell>
          <table:table-cell office:value-type="float" office:value="0.5540993" calcext:value-type="float">
            <text:p>0.5540993</text:p>
          </table:table-cell>
          <table:table-cell office:value-type="float" office:value="0.545121" calcext:value-type="float">
            <text:p>0.545121</text:p>
          </table:table-cell>
          <table:table-cell office:value-type="float" office:value="0.1046719" calcext:value-type="float">
            <text:p>0.1046719</text:p>
          </table:table-cell>
          <table:table-cell office:value-type="float" office:value="0.1597949" calcext:value-type="float">
            <text:p>0.1597949</text:p>
          </table:table-cell>
          <table:table-cell office:value-type="float" office:value="1.2548325" calcext:value-type="float">
            <text:p>1.2548325</text:p>
          </table:table-cell>
          <table:table-cell office:value-type="float" office:value="1.1457518" calcext:value-type="float">
            <text:p>1.1457518</text:p>
          </table:table-cell>
          <table:table-cell office:value-type="float" office:value="0.2203206" calcext:value-type="float">
            <text:p>0.2203206</text:p>
          </table:table-cell>
          <table:table-cell office:value-type="float" office:value="0.3423179" calcext:value-type="float">
            <text:p>0.34231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133" calcext:value-type="float">
            <text:p>0.0400133</text:p>
          </table:table-cell>
          <table:table-cell office:value-type="float" office:value="0.0387135" calcext:value-type="float">
            <text:p>0.0387135</text:p>
          </table:table-cell>
          <table:table-cell office:value-type="float" office:value="0.0090452" calcext:value-type="float">
            <text:p>0.0090452</text:p>
          </table:table-cell>
          <table:table-cell office:value-type="float" office:value="0.0141737" calcext:value-type="float">
            <text:p>0.0141737</text:p>
          </table:table-cell>
          <table:table-cell office:value-type="float" office:value="0.2535639" calcext:value-type="float">
            <text:p>0.2535639</text:p>
          </table:table-cell>
          <table:table-cell office:value-type="float" office:value="0.2304702" calcext:value-type="float">
            <text:p>0.2304702</text:p>
          </table:table-cell>
          <table:table-cell office:value-type="float" office:value="0.0490864" calcext:value-type="float">
            <text:p>0.0490864</text:p>
          </table:table-cell>
          <table:table-cell office:value-type="float" office:value="0.0776193" calcext:value-type="float">
            <text:p>0.0776193</text:p>
          </table:table-cell>
          <table:table-cell office:value-type="float" office:value="0.5518701" calcext:value-type="float">
            <text:p>0.5518701</text:p>
          </table:table-cell>
          <table:table-cell office:value-type="float" office:value="0.5165126" calcext:value-type="float">
            <text:p>0.5165126</text:p>
          </table:table-cell>
          <table:table-cell office:value-type="float" office:value="0.1040427" calcext:value-type="float">
            <text:p>0.1040427</text:p>
          </table:table-cell>
          <table:table-cell office:value-type="float" office:value="0.1594348" calcext:value-type="float">
            <text:p>0.1594348</text:p>
          </table:table-cell>
          <table:table-cell office:value-type="float" office:value="1.2698031" calcext:value-type="float">
            <text:p>1.2698031</text:p>
          </table:table-cell>
          <table:table-cell office:value-type="float" office:value="1.1732076" calcext:value-type="float">
            <text:p>1.1732076</text:p>
          </table:table-cell>
          <table:table-cell office:value-type="float" office:value="0.2210471" calcext:value-type="float">
            <text:p>0.2210471</text:p>
          </table:table-cell>
          <table:table-cell office:value-type="float" office:value="0.3383205" calcext:value-type="float">
            <text:p>0.338320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042" calcext:value-type="float">
            <text:p>0.0399042</text:p>
          </table:table-cell>
          <table:table-cell office:value-type="float" office:value="0.0377947" calcext:value-type="float">
            <text:p>0.0377947</text:p>
          </table:table-cell>
          <table:table-cell office:value-type="float" office:value="0.0086846" calcext:value-type="float">
            <text:p>0.0086846</text:p>
          </table:table-cell>
          <table:table-cell office:value-type="float" office:value="0.0136229" calcext:value-type="float">
            <text:p>0.0136229</text:p>
          </table:table-cell>
          <table:table-cell office:value-type="float" office:value="0.2615192" calcext:value-type="float">
            <text:p>0.2615192</text:p>
          </table:table-cell>
          <table:table-cell office:value-type="float" office:value="0.2297358" calcext:value-type="float">
            <text:p>0.2297358</text:p>
          </table:table-cell>
          <table:table-cell office:value-type="float" office:value="0.0497256" calcext:value-type="float">
            <text:p>0.0497256</text:p>
          </table:table-cell>
          <table:table-cell office:value-type="float" office:value="0.0761249" calcext:value-type="float">
            <text:p>0.0761249</text:p>
          </table:table-cell>
          <table:table-cell office:value-type="float" office:value="0.575297" calcext:value-type="float">
            <text:p>0.575297</text:p>
          </table:table-cell>
          <table:table-cell office:value-type="float" office:value="0.5277814" calcext:value-type="float">
            <text:p>0.5277814</text:p>
          </table:table-cell>
          <table:table-cell office:value-type="float" office:value="0.105162" calcext:value-type="float">
            <text:p>0.105162</text:p>
          </table:table-cell>
          <table:table-cell office:value-type="float" office:value="0.1598404" calcext:value-type="float">
            <text:p>0.1598404</text:p>
          </table:table-cell>
          <table:table-cell office:value-type="float" office:value="1.2722809" calcext:value-type="float">
            <text:p>1.2722809</text:p>
          </table:table-cell>
          <table:table-cell office:value-type="float" office:value="1.1627505" calcext:value-type="float">
            <text:p>1.1627505</text:p>
          </table:table-cell>
          <table:table-cell office:value-type="float" office:value="0.2226746" calcext:value-type="float">
            <text:p>0.2226746</text:p>
          </table:table-cell>
          <table:table-cell office:value-type="float" office:value="0.3388201" calcext:value-type="float">
            <text:p>0.33882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431" calcext:value-type="float">
            <text:p>0.0400431</text:p>
          </table:table-cell>
          <table:table-cell office:value-type="float" office:value="0.0389797" calcext:value-type="float">
            <text:p>0.0389797</text:p>
          </table:table-cell>
          <table:table-cell office:value-type="float" office:value="0.0090444" calcext:value-type="float">
            <text:p>0.0090444</text:p>
          </table:table-cell>
          <table:table-cell office:value-type="float" office:value="0.0137872" calcext:value-type="float">
            <text:p>0.0137872</text:p>
          </table:table-cell>
          <table:table-cell office:value-type="float" office:value="0.245638" calcext:value-type="float">
            <text:p>0.245638</text:p>
          </table:table-cell>
          <table:table-cell office:value-type="float" office:value="0.2250608" calcext:value-type="float">
            <text:p>0.2250608</text:p>
          </table:table-cell>
          <table:table-cell office:value-type="float" office:value="0.0492015" calcext:value-type="float">
            <text:p>0.0492015</text:p>
          </table:table-cell>
          <table:table-cell office:value-type="float" office:value="0.0755698" calcext:value-type="float">
            <text:p>0.0755698</text:p>
          </table:table-cell>
          <table:table-cell office:value-type="float" office:value="0.5431308" calcext:value-type="float">
            <text:p>0.5431308</text:p>
          </table:table-cell>
          <table:table-cell office:value-type="float" office:value="0.5377253" calcext:value-type="float">
            <text:p>0.5377253</text:p>
          </table:table-cell>
          <table:table-cell office:value-type="float" office:value="0.1093929" calcext:value-type="float">
            <text:p>0.1093929</text:p>
          </table:table-cell>
          <table:table-cell office:value-type="float" office:value="0.1594737" calcext:value-type="float">
            <text:p>0.1594737</text:p>
          </table:table-cell>
          <table:table-cell office:value-type="float" office:value="1.3276855" calcext:value-type="float">
            <text:p>1.3276855</text:p>
          </table:table-cell>
          <table:table-cell office:value-type="float" office:value="1.1426344" calcext:value-type="float">
            <text:p>1.1426344</text:p>
          </table:table-cell>
          <table:table-cell office:value-type="float" office:value="0.2217759" calcext:value-type="float">
            <text:p>0.2217759</text:p>
          </table:table-cell>
          <table:table-cell office:value-type="float" office:value="0.3385364" calcext:value-type="float">
            <text:p>0.33853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44" calcext:value-type="float">
            <text:p>0.040544</text:p>
          </table:table-cell>
          <table:table-cell office:value-type="float" office:value="0.0372364" calcext:value-type="float">
            <text:p>0.0372364</text:p>
          </table:table-cell>
          <table:table-cell office:value-type="float" office:value="0.0090492" calcext:value-type="float">
            <text:p>0.0090492</text:p>
          </table:table-cell>
          <table:table-cell office:value-type="float" office:value="0.0136467" calcext:value-type="float">
            <text:p>0.0136467</text:p>
          </table:table-cell>
          <table:table-cell office:value-type="float" office:value="0.2590398" calcext:value-type="float">
            <text:p>0.2590398</text:p>
          </table:table-cell>
          <table:table-cell office:value-type="float" office:value="0.2211705" calcext:value-type="float">
            <text:p>0.2211705</text:p>
          </table:table-cell>
          <table:table-cell office:value-type="float" office:value="0.0491643" calcext:value-type="float">
            <text:p>0.0491643</text:p>
          </table:table-cell>
          <table:table-cell office:value-type="float" office:value="0.0761046" calcext:value-type="float">
            <text:p>0.0761046</text:p>
          </table:table-cell>
          <table:table-cell office:value-type="float" office:value="0.5629637" calcext:value-type="float">
            <text:p>0.5629637</text:p>
          </table:table-cell>
          <table:table-cell office:value-type="float" office:value="0.5217428" calcext:value-type="float">
            <text:p>0.5217428</text:p>
          </table:table-cell>
          <table:table-cell office:value-type="float" office:value="0.1078571" calcext:value-type="float">
            <text:p>0.1078571</text:p>
          </table:table-cell>
          <table:table-cell office:value-type="float" office:value="0.1598377" calcext:value-type="float">
            <text:p>0.1598377</text:p>
          </table:table-cell>
          <table:table-cell office:value-type="float" office:value="1.2802632" calcext:value-type="float">
            <text:p>1.2802632</text:p>
          </table:table-cell>
          <table:table-cell office:value-type="float" office:value="1.1622715" calcext:value-type="float">
            <text:p>1.1622715</text:p>
          </table:table-cell>
          <table:table-cell office:value-type="float" office:value="0.2204164" calcext:value-type="float">
            <text:p>0.2204164</text:p>
          </table:table-cell>
          <table:table-cell office:value-type="float" office:value="0.3365774" calcext:value-type="float">
            <text:p>0.33657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805" calcext:value-type="float">
            <text:p>0.0390805</text:p>
          </table:table-cell>
          <table:table-cell office:value-type="float" office:value="0.0366424" calcext:value-type="float">
            <text:p>0.0366424</text:p>
          </table:table-cell>
          <table:table-cell office:value-type="float" office:value="0.0088919" calcext:value-type="float">
            <text:p>0.0088919</text:p>
          </table:table-cell>
          <table:table-cell office:value-type="float" office:value="0.0136769" calcext:value-type="float">
            <text:p>0.0136769</text:p>
          </table:table-cell>
          <table:table-cell office:value-type="float" office:value="0.2534523" calcext:value-type="float">
            <text:p>0.2534523</text:p>
          </table:table-cell>
          <table:table-cell office:value-type="float" office:value="0.22746" calcext:value-type="float">
            <text:p>0.22746</text:p>
          </table:table-cell>
          <table:table-cell office:value-type="float" office:value="0.0493937" calcext:value-type="float">
            <text:p>0.0493937</text:p>
          </table:table-cell>
          <table:table-cell office:value-type="float" office:value="0.0756894" calcext:value-type="float">
            <text:p>0.0756894</text:p>
          </table:table-cell>
          <table:table-cell office:value-type="float" office:value="0.5656017" calcext:value-type="float">
            <text:p>0.5656017</text:p>
          </table:table-cell>
          <table:table-cell office:value-type="float" office:value="0.506296" calcext:value-type="float">
            <text:p>0.506296</text:p>
          </table:table-cell>
          <table:table-cell office:value-type="float" office:value="0.1050146" calcext:value-type="float">
            <text:p>0.1050146</text:p>
          </table:table-cell>
          <table:table-cell office:value-type="float" office:value="0.1599837" calcext:value-type="float">
            <text:p>0.1599837</text:p>
          </table:table-cell>
          <table:table-cell office:value-type="float" office:value="1.3083484" calcext:value-type="float">
            <text:p>1.3083484</text:p>
          </table:table-cell>
          <table:table-cell office:value-type="float" office:value="1.1810805" calcext:value-type="float">
            <text:p>1.1810805</text:p>
          </table:table-cell>
          <table:table-cell office:value-type="float" office:value="0.2237168" calcext:value-type="float">
            <text:p>0.2237168</text:p>
          </table:table-cell>
          <table:table-cell office:value-type="float" office:value="0.3358715" calcext:value-type="float">
            <text:p>0.33587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844" calcext:value-type="float">
            <text:p>0.0391844</text:p>
          </table:table-cell>
          <table:table-cell office:value-type="float" office:value="0.0366744" calcext:value-type="float">
            <text:p>0.0366744</text:p>
          </table:table-cell>
          <table:table-cell office:value-type="float" office:value="0.0089181" calcext:value-type="float">
            <text:p>0.0089181</text:p>
          </table:table-cell>
          <table:table-cell office:value-type="float" office:value="0.0137759" calcext:value-type="float">
            <text:p>0.0137759</text:p>
          </table:table-cell>
          <table:table-cell office:value-type="float" office:value="0.2504925" calcext:value-type="float">
            <text:p>0.2504925</text:p>
          </table:table-cell>
          <table:table-cell office:value-type="float" office:value="0.225257" calcext:value-type="float">
            <text:p>0.225257</text:p>
          </table:table-cell>
          <table:table-cell office:value-type="float" office:value="0.0490525" calcext:value-type="float">
            <text:p>0.0490525</text:p>
          </table:table-cell>
          <table:table-cell office:value-type="float" office:value="0.075682" calcext:value-type="float">
            <text:p>0.075682</text:p>
          </table:table-cell>
          <table:table-cell office:value-type="float" office:value="0.5617972" calcext:value-type="float">
            <text:p>0.5617972</text:p>
          </table:table-cell>
          <table:table-cell office:value-type="float" office:value="0.5306131" calcext:value-type="float">
            <text:p>0.5306131</text:p>
          </table:table-cell>
          <table:table-cell office:value-type="float" office:value="0.1066973" calcext:value-type="float">
            <text:p>0.1066973</text:p>
          </table:table-cell>
          <table:table-cell office:value-type="float" office:value="0.1593931" calcext:value-type="float">
            <text:p>0.1593931</text:p>
          </table:table-cell>
          <table:table-cell office:value-type="float" office:value="1.2741584" calcext:value-type="float">
            <text:p>1.2741584</text:p>
          </table:table-cell>
          <table:table-cell office:value-type="float" office:value="1.1673418" calcext:value-type="float">
            <text:p>1.1673418</text:p>
          </table:table-cell>
          <table:table-cell office:value-type="float" office:value="0.2380861" calcext:value-type="float">
            <text:p>0.2380861</text:p>
          </table:table-cell>
          <table:table-cell office:value-type="float" office:value="0.3490624" calcext:value-type="float">
            <text:p>0.34906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658" calcext:value-type="float">
            <text:p>0.0400658</text:p>
          </table:table-cell>
          <table:table-cell office:value-type="float" office:value="0.0365089" calcext:value-type="float">
            <text:p>0.0365089</text:p>
          </table:table-cell>
          <table:table-cell office:value-type="float" office:value="0.0089662" calcext:value-type="float">
            <text:p>0.0089662</text:p>
          </table:table-cell>
          <table:table-cell office:value-type="float" office:value="0.0139486" calcext:value-type="float">
            <text:p>0.0139486</text:p>
          </table:table-cell>
          <table:table-cell office:value-type="float" office:value="0.2518734" calcext:value-type="float">
            <text:p>0.2518734</text:p>
          </table:table-cell>
          <table:table-cell office:value-type="float" office:value="0.2350259" calcext:value-type="float">
            <text:p>0.2350259</text:p>
          </table:table-cell>
          <table:table-cell office:value-type="float" office:value="0.049399" calcext:value-type="float">
            <text:p>0.049399</text:p>
          </table:table-cell>
          <table:table-cell office:value-type="float" office:value="0.07522" calcext:value-type="float">
            <text:p>0.07522</text:p>
          </table:table-cell>
          <table:table-cell office:value-type="float" office:value="0.5579096" calcext:value-type="float">
            <text:p>0.5579096</text:p>
          </table:table-cell>
          <table:table-cell office:value-type="float" office:value="0.5069575" calcext:value-type="float">
            <text:p>0.5069575</text:p>
          </table:table-cell>
          <table:table-cell office:value-type="float" office:value="0.1049933" calcext:value-type="float">
            <text:p>0.1049933</text:p>
          </table:table-cell>
          <table:table-cell office:value-type="float" office:value="0.159547" calcext:value-type="float">
            <text:p>0.159547</text:p>
          </table:table-cell>
          <table:table-cell office:value-type="float" office:value="1.3042473" calcext:value-type="float">
            <text:p>1.3042473</text:p>
          </table:table-cell>
          <table:table-cell office:value-type="float" office:value="1.1629924" calcext:value-type="float">
            <text:p>1.1629924</text:p>
          </table:table-cell>
          <table:table-cell office:value-type="float" office:value="0.223157" calcext:value-type="float">
            <text:p>0.223157</text:p>
          </table:table-cell>
          <table:table-cell office:value-type="float" office:value="0.3493834" calcext:value-type="float">
            <text:p>0.34938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987" calcext:value-type="float">
            <text:p>0.0404987</text:p>
          </table:table-cell>
          <table:table-cell office:value-type="float" office:value="0.0362064" calcext:value-type="float">
            <text:p>0.0362064</text:p>
          </table:table-cell>
          <table:table-cell office:value-type="float" office:value="0.0087872" calcext:value-type="float">
            <text:p>0.0087872</text:p>
          </table:table-cell>
          <table:table-cell office:value-type="float" office:value="0.0137022" calcext:value-type="float">
            <text:p>0.0137022</text:p>
          </table:table-cell>
          <table:table-cell office:value-type="float" office:value="0.250937" calcext:value-type="float">
            <text:p>0.250937</text:p>
          </table:table-cell>
          <table:table-cell office:value-type="float" office:value="0.2285021" calcext:value-type="float">
            <text:p>0.2285021</text:p>
          </table:table-cell>
          <table:table-cell office:value-type="float" office:value="0.0492991" calcext:value-type="float">
            <text:p>0.0492991</text:p>
          </table:table-cell>
          <table:table-cell office:value-type="float" office:value="0.0762385" calcext:value-type="float">
            <text:p>0.0762385</text:p>
          </table:table-cell>
          <table:table-cell office:value-type="float" office:value="0.5915101" calcext:value-type="float">
            <text:p>0.5915101</text:p>
          </table:table-cell>
          <table:table-cell office:value-type="float" office:value="0.5096199" calcext:value-type="float">
            <text:p>0.5096199</text:p>
          </table:table-cell>
          <table:table-cell office:value-type="float" office:value="0.1042638" calcext:value-type="float">
            <text:p>0.1042638</text:p>
          </table:table-cell>
          <table:table-cell office:value-type="float" office:value="0.1590288" calcext:value-type="float">
            <text:p>0.1590288</text:p>
          </table:table-cell>
          <table:table-cell office:value-type="float" office:value="1.2903308" calcext:value-type="float">
            <text:p>1.2903308</text:p>
          </table:table-cell>
          <table:table-cell office:value-type="float" office:value="1.1846092" calcext:value-type="float">
            <text:p>1.1846092</text:p>
          </table:table-cell>
          <table:table-cell office:value-type="float" office:value="0.2315219" calcext:value-type="float">
            <text:p>0.2315219</text:p>
          </table:table-cell>
          <table:table-cell office:value-type="float" office:value="0.3380797" calcext:value-type="float">
            <text:p>0.33807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3447" calcext:value-type="float">
            <text:p>0.0393447</text:p>
          </table:table-cell>
          <table:table-cell office:value-type="float" office:value="0.0373095" calcext:value-type="float">
            <text:p>0.0373095</text:p>
          </table:table-cell>
          <table:table-cell office:value-type="float" office:value="0.0088242" calcext:value-type="float">
            <text:p>0.0088242</text:p>
          </table:table-cell>
          <table:table-cell office:value-type="float" office:value="0.0138342" calcext:value-type="float">
            <text:p>0.0138342</text:p>
          </table:table-cell>
          <table:table-cell office:value-type="float" office:value="0.2459658" calcext:value-type="float">
            <text:p>0.2459658</text:p>
          </table:table-cell>
          <table:table-cell office:value-type="float" office:value="0.2288922" calcext:value-type="float">
            <text:p>0.2288922</text:p>
          </table:table-cell>
          <table:table-cell office:value-type="float" office:value="0.0491237" calcext:value-type="float">
            <text:p>0.0491237</text:p>
          </table:table-cell>
          <table:table-cell office:value-type="float" office:value="0.0753998" calcext:value-type="float">
            <text:p>0.0753998</text:p>
          </table:table-cell>
          <table:table-cell office:value-type="float" office:value="0.5708824" calcext:value-type="float">
            <text:p>0.5708824</text:p>
          </table:table-cell>
          <table:table-cell office:value-type="float" office:value="0.5126505" calcext:value-type="float">
            <text:p>0.5126505</text:p>
          </table:table-cell>
          <table:table-cell office:value-type="float" office:value="0.1048498" calcext:value-type="float">
            <text:p>0.1048498</text:p>
          </table:table-cell>
          <table:table-cell office:value-type="float" office:value="0.16569" calcext:value-type="float">
            <text:p>0.16569</text:p>
          </table:table-cell>
          <table:table-cell office:value-type="float" office:value="1.2981246" calcext:value-type="float">
            <text:p>1.2981246</text:p>
          </table:table-cell>
          <table:table-cell office:value-type="float" office:value="1.1803451" calcext:value-type="float">
            <text:p>1.1803451</text:p>
          </table:table-cell>
          <table:table-cell office:value-type="float" office:value="0.2264874" calcext:value-type="float">
            <text:p>0.2264874</text:p>
          </table:table-cell>
          <table:table-cell office:value-type="float" office:value="0.3483502" calcext:value-type="float">
            <text:p>0.348350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555" calcext:value-type="float">
            <text:p>0.0404555</text:p>
          </table:table-cell>
          <table:table-cell office:value-type="float" office:value="0.0361371" calcext:value-type="float">
            <text:p>0.0361371</text:p>
          </table:table-cell>
          <table:table-cell office:value-type="float" office:value="0.0094885" calcext:value-type="float">
            <text:p>0.0094885</text:p>
          </table:table-cell>
          <table:table-cell office:value-type="float" office:value="0.0138962" calcext:value-type="float">
            <text:p>0.0138962</text:p>
          </table:table-cell>
          <table:table-cell office:value-type="float" office:value="0.2516194" calcext:value-type="float">
            <text:p>0.2516194</text:p>
          </table:table-cell>
          <table:table-cell office:value-type="float" office:value="0.2225745" calcext:value-type="float">
            <text:p>0.2225745</text:p>
          </table:table-cell>
          <table:table-cell office:value-type="float" office:value="0.0495358" calcext:value-type="float">
            <text:p>0.0495358</text:p>
          </table:table-cell>
          <table:table-cell office:value-type="float" office:value="0.077567" calcext:value-type="float">
            <text:p>0.077567</text:p>
          </table:table-cell>
          <table:table-cell office:value-type="float" office:value="0.5612178" calcext:value-type="float">
            <text:p>0.5612178</text:p>
          </table:table-cell>
          <table:table-cell office:value-type="float" office:value="0.5309367" calcext:value-type="float">
            <text:p>0.5309367</text:p>
          </table:table-cell>
          <table:table-cell office:value-type="float" office:value="0.1048818" calcext:value-type="float">
            <text:p>0.1048818</text:p>
          </table:table-cell>
          <table:table-cell office:value-type="float" office:value="0.1640363" calcext:value-type="float">
            <text:p>0.1640363</text:p>
          </table:table-cell>
          <table:table-cell office:value-type="float" office:value="1.2579463" calcext:value-type="float">
            <text:p>1.2579463</text:p>
          </table:table-cell>
          <table:table-cell office:value-type="float" office:value="1.195196" calcext:value-type="float">
            <text:p>1.195196</text:p>
          </table:table-cell>
          <table:table-cell office:value-type="float" office:value="0.2366185" calcext:value-type="float">
            <text:p>0.2366185</text:p>
          </table:table-cell>
          <table:table-cell office:value-type="float" office:value="0.3416609" calcext:value-type="float">
            <text:p>0.341660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46" calcext:value-type="float">
            <text:p>0.040946</text:p>
          </table:table-cell>
          <table:table-cell office:value-type="float" office:value="0.0378429" calcext:value-type="float">
            <text:p>0.0378429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138537" calcext:value-type="float">
            <text:p>0.0138537</text:p>
          </table:table-cell>
          <table:table-cell office:value-type="float" office:value="0.2486412" calcext:value-type="float">
            <text:p>0.2486412</text:p>
          </table:table-cell>
          <table:table-cell office:value-type="float" office:value="0.2240354" calcext:value-type="float">
            <text:p>0.2240354</text:p>
          </table:table-cell>
          <table:table-cell office:value-type="float" office:value="0.0507771" calcext:value-type="float">
            <text:p>0.0507771</text:p>
          </table:table-cell>
          <table:table-cell office:value-type="float" office:value="0.0756643" calcext:value-type="float">
            <text:p>0.0756643</text:p>
          </table:table-cell>
          <table:table-cell office:value-type="float" office:value="0.5642139" calcext:value-type="float">
            <text:p>0.5642139</text:p>
          </table:table-cell>
          <table:table-cell office:value-type="float" office:value="0.5153011" calcext:value-type="float">
            <text:p>0.5153011</text:p>
          </table:table-cell>
          <table:table-cell office:value-type="float" office:value="0.1066328" calcext:value-type="float">
            <text:p>0.1066328</text:p>
          </table:table-cell>
          <table:table-cell office:value-type="float" office:value="0.1600791" calcext:value-type="float">
            <text:p>0.1600791</text:p>
          </table:table-cell>
          <table:table-cell office:value-type="float" office:value="1.4009877" calcext:value-type="float">
            <text:p>1.4009877</text:p>
          </table:table-cell>
          <table:table-cell office:value-type="float" office:value="1.2318333" calcext:value-type="float">
            <text:p>1.2318333</text:p>
          </table:table-cell>
          <table:table-cell office:value-type="float" office:value="0.2231472" calcext:value-type="float">
            <text:p>0.2231472</text:p>
          </table:table-cell>
          <table:table-cell office:value-type="float" office:value="0.3423869" calcext:value-type="float">
            <text:p>0.34238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257" calcext:value-type="float">
            <text:p>0.0413257</text:p>
          </table:table-cell>
          <table:table-cell office:value-type="float" office:value="0.0364488" calcext:value-type="float">
            <text:p>0.0364488</text:p>
          </table:table-cell>
          <table:table-cell office:value-type="float" office:value="0.0086707" calcext:value-type="float">
            <text:p>0.0086707</text:p>
          </table:table-cell>
          <table:table-cell office:value-type="float" office:value="0.0139698" calcext:value-type="float">
            <text:p>0.0139698</text:p>
          </table:table-cell>
          <table:table-cell office:value-type="float" office:value="0.2540492" calcext:value-type="float">
            <text:p>0.2540492</text:p>
          </table:table-cell>
          <table:table-cell office:value-type="float" office:value="0.2298817" calcext:value-type="float">
            <text:p>0.2298817</text:p>
          </table:table-cell>
          <table:table-cell office:value-type="float" office:value="0.0493124" calcext:value-type="float">
            <text:p>0.0493124</text:p>
          </table:table-cell>
          <table:table-cell office:value-type="float" office:value="0.1030219" calcext:value-type="float">
            <text:p>0.1030219</text:p>
          </table:table-cell>
          <table:table-cell office:value-type="float" office:value="0.5690615" calcext:value-type="float">
            <text:p>0.5690615</text:p>
          </table:table-cell>
          <table:table-cell office:value-type="float" office:value="0.510557" calcext:value-type="float">
            <text:p>0.510557</text:p>
          </table:table-cell>
          <table:table-cell office:value-type="float" office:value="0.1065685" calcext:value-type="float">
            <text:p>0.1065685</text:p>
          </table:table-cell>
          <table:table-cell office:value-type="float" office:value="0.1604633" calcext:value-type="float">
            <text:p>0.1604633</text:p>
          </table:table-cell>
          <table:table-cell office:value-type="float" office:value="1.2766581" calcext:value-type="float">
            <text:p>1.2766581</text:p>
          </table:table-cell>
          <table:table-cell office:value-type="float" office:value="1.1951307" calcext:value-type="float">
            <text:p>1.1951307</text:p>
          </table:table-cell>
          <table:table-cell office:value-type="float" office:value="0.2242369" calcext:value-type="float">
            <text:p>0.2242369</text:p>
          </table:table-cell>
          <table:table-cell office:value-type="float" office:value="0.3435241" calcext:value-type="float">
            <text:p>0.34352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806" calcext:value-type="float">
            <text:p>0.0406806</text:p>
          </table:table-cell>
          <table:table-cell office:value-type="float" office:value="0.0365173" calcext:value-type="float">
            <text:p>0.0365173</text:p>
          </table:table-cell>
          <table:table-cell office:value-type="float" office:value="0.0092341" calcext:value-type="float">
            <text:p>0.0092341</text:p>
          </table:table-cell>
          <table:table-cell office:value-type="float" office:value="0.013958" calcext:value-type="float">
            <text:p>0.013958</text:p>
          </table:table-cell>
          <table:table-cell office:value-type="float" office:value="0.2496295" calcext:value-type="float">
            <text:p>0.2496295</text:p>
          </table:table-cell>
          <table:table-cell office:value-type="float" office:value="0.2266352" calcext:value-type="float">
            <text:p>0.2266352</text:p>
          </table:table-cell>
          <table:table-cell office:value-type="float" office:value="0.0496801" calcext:value-type="float">
            <text:p>0.0496801</text:p>
          </table:table-cell>
          <table:table-cell office:value-type="float" office:value="0.0759077" calcext:value-type="float">
            <text:p>0.0759077</text:p>
          </table:table-cell>
          <table:table-cell office:value-type="float" office:value="0.5729047" calcext:value-type="float">
            <text:p>0.5729047</text:p>
          </table:table-cell>
          <table:table-cell office:value-type="float" office:value="0.5053318" calcext:value-type="float">
            <text:p>0.5053318</text:p>
          </table:table-cell>
          <table:table-cell office:value-type="float" office:value="0.1052095" calcext:value-type="float">
            <text:p>0.1052095</text:p>
          </table:table-cell>
          <table:table-cell office:value-type="float" office:value="0.1591845" calcext:value-type="float">
            <text:p>0.1591845</text:p>
          </table:table-cell>
          <table:table-cell office:value-type="float" office:value="1.3050208" calcext:value-type="float">
            <text:p>1.3050208</text:p>
          </table:table-cell>
          <table:table-cell office:value-type="float" office:value="1.1653561" calcext:value-type="float">
            <text:p>1.1653561</text:p>
          </table:table-cell>
          <table:table-cell office:value-type="float" office:value="0.2301265" calcext:value-type="float">
            <text:p>0.2301265</text:p>
          </table:table-cell>
          <table:table-cell office:value-type="float" office:value="0.3587644" calcext:value-type="float">
            <text:p>0.35876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4264" calcext:value-type="float">
            <text:p>0.0424264</text:p>
          </table:table-cell>
          <table:table-cell office:value-type="float" office:value="0.0362261" calcext:value-type="float">
            <text:p>0.0362261</text:p>
          </table:table-cell>
          <table:table-cell office:value-type="float" office:value="0.0094357" calcext:value-type="float">
            <text:p>0.0094357</text:p>
          </table:table-cell>
          <table:table-cell office:value-type="float" office:value="0.0136233" calcext:value-type="float">
            <text:p>0.0136233</text:p>
          </table:table-cell>
          <table:table-cell office:value-type="float" office:value="0.2524526" calcext:value-type="float">
            <text:p>0.2524526</text:p>
          </table:table-cell>
          <table:table-cell office:value-type="float" office:value="0.2336623" calcext:value-type="float">
            <text:p>0.2336623</text:p>
          </table:table-cell>
          <table:table-cell office:value-type="float" office:value="0.0504343" calcext:value-type="float">
            <text:p>0.0504343</text:p>
          </table:table-cell>
          <table:table-cell office:value-type="float" office:value="0.0749974" calcext:value-type="float">
            <text:p>0.0749974</text:p>
          </table:table-cell>
          <table:table-cell office:value-type="float" office:value="0.5575109" calcext:value-type="float">
            <text:p>0.5575109</text:p>
          </table:table-cell>
          <table:table-cell office:value-type="float" office:value="0.5133858" calcext:value-type="float">
            <text:p>0.5133858</text:p>
          </table:table-cell>
          <table:table-cell office:value-type="float" office:value="0.1056066" calcext:value-type="float">
            <text:p>0.1056066</text:p>
          </table:table-cell>
          <table:table-cell office:value-type="float" office:value="0.1586227" calcext:value-type="float">
            <text:p>0.1586227</text:p>
          </table:table-cell>
          <table:table-cell office:value-type="float" office:value="1.2937163" calcext:value-type="float">
            <text:p>1.2937163</text:p>
          </table:table-cell>
          <table:table-cell office:value-type="float" office:value="1.2179937" calcext:value-type="float">
            <text:p>1.2179937</text:p>
          </table:table-cell>
          <table:table-cell office:value-type="float" office:value="0.2227191" calcext:value-type="float">
            <text:p>0.2227191</text:p>
          </table:table-cell>
          <table:table-cell office:value-type="float" office:value="0.3390452" calcext:value-type="float">
            <text:p>0.33904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2277" calcext:value-type="float">
            <text:p>0.0422277</text:p>
          </table:table-cell>
          <table:table-cell office:value-type="float" office:value="0.037495" calcext:value-type="float">
            <text:p>0.037495</text:p>
          </table:table-cell>
          <table:table-cell office:value-type="float" office:value="0.0090826" calcext:value-type="float">
            <text:p>0.0090826</text:p>
          </table:table-cell>
          <table:table-cell office:value-type="float" office:value="0.0136467" calcext:value-type="float">
            <text:p>0.0136467</text:p>
          </table:table-cell>
          <table:table-cell office:value-type="float" office:value="0.2508569" calcext:value-type="float">
            <text:p>0.2508569</text:p>
          </table:table-cell>
          <table:table-cell office:value-type="float" office:value="0.2264601" calcext:value-type="float">
            <text:p>0.2264601</text:p>
          </table:table-cell>
          <table:table-cell office:value-type="float" office:value="0.0494559" calcext:value-type="float">
            <text:p>0.0494559</text:p>
          </table:table-cell>
          <table:table-cell office:value-type="float" office:value="0.0749929" calcext:value-type="float">
            <text:p>0.0749929</text:p>
          </table:table-cell>
          <table:table-cell office:value-type="float" office:value="0.5563849" calcext:value-type="float">
            <text:p>0.5563849</text:p>
          </table:table-cell>
          <table:table-cell office:value-type="float" office:value="0.5702695" calcext:value-type="float">
            <text:p>0.5702695</text:p>
          </table:table-cell>
          <table:table-cell office:value-type="float" office:value="0.1043378" calcext:value-type="float">
            <text:p>0.1043378</text:p>
          </table:table-cell>
          <table:table-cell office:value-type="float" office:value="0.1600627" calcext:value-type="float">
            <text:p>0.1600627</text:p>
          </table:table-cell>
          <table:table-cell office:value-type="float" office:value="1.3340427" calcext:value-type="float">
            <text:p>1.3340427</text:p>
          </table:table-cell>
          <table:table-cell office:value-type="float" office:value="1.1737373" calcext:value-type="float">
            <text:p>1.1737373</text:p>
          </table:table-cell>
          <table:table-cell office:value-type="float" office:value="0.2292945" calcext:value-type="float">
            <text:p>0.2292945</text:p>
          </table:table-cell>
          <table:table-cell office:value-type="float" office:value="0.3602985" calcext:value-type="float">
            <text:p>0.36029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5204" calcext:value-type="float">
            <text:p>0.0435204</text:p>
          </table:table-cell>
          <table:table-cell office:value-type="float" office:value="0.0362982" calcext:value-type="float">
            <text:p>0.0362982</text:p>
          </table:table-cell>
          <table:table-cell office:value-type="float" office:value="0.0093673" calcext:value-type="float">
            <text:p>0.0093673</text:p>
          </table:table-cell>
          <table:table-cell office:value-type="float" office:value="0.0137916" calcext:value-type="float">
            <text:p>0.0137916</text:p>
          </table:table-cell>
          <table:table-cell office:value-type="float" office:value="0.2424653" calcext:value-type="float">
            <text:p>0.2424653</text:p>
          </table:table-cell>
          <table:table-cell office:value-type="float" office:value="0.2280794" calcext:value-type="float">
            <text:p>0.2280794</text:p>
          </table:table-cell>
          <table:table-cell office:value-type="float" office:value="0.0493483" calcext:value-type="float">
            <text:p>0.0493483</text:p>
          </table:table-cell>
          <table:table-cell office:value-type="float" office:value="0.0780259" calcext:value-type="float">
            <text:p>0.0780259</text:p>
          </table:table-cell>
          <table:table-cell office:value-type="float" office:value="0.5823371" calcext:value-type="float">
            <text:p>0.5823371</text:p>
          </table:table-cell>
          <table:table-cell office:value-type="float" office:value="0.5540067" calcext:value-type="float">
            <text:p>0.5540067</text:p>
          </table:table-cell>
          <table:table-cell office:value-type="float" office:value="0.105098" calcext:value-type="float">
            <text:p>0.105098</text:p>
          </table:table-cell>
          <table:table-cell office:value-type="float" office:value="0.1607879" calcext:value-type="float">
            <text:p>0.1607879</text:p>
          </table:table-cell>
          <table:table-cell office:value-type="float" office:value="1.2909823" calcext:value-type="float">
            <text:p>1.2909823</text:p>
          </table:table-cell>
          <table:table-cell office:value-type="float" office:value="1.1678644" calcext:value-type="float">
            <text:p>1.1678644</text:p>
          </table:table-cell>
          <table:table-cell office:value-type="float" office:value="0.2318324" calcext:value-type="float">
            <text:p>0.2318324</text:p>
          </table:table-cell>
          <table:table-cell office:value-type="float" office:value="0.3549691" calcext:value-type="float">
            <text:p>0.35496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016" calcext:value-type="float">
            <text:p>0.0400016</text:p>
          </table:table-cell>
          <table:table-cell office:value-type="float" office:value="0.0363608" calcext:value-type="float">
            <text:p>0.0363608</text:p>
          </table:table-cell>
          <table:table-cell office:value-type="float" office:value="0.0088358" calcext:value-type="float">
            <text:p>0.0088358</text:p>
          </table:table-cell>
          <table:table-cell office:value-type="float" office:value="0.0139568" calcext:value-type="float">
            <text:p>0.0139568</text:p>
          </table:table-cell>
          <table:table-cell office:value-type="float" office:value="0.2507335" calcext:value-type="float">
            <text:p>0.2507335</text:p>
          </table:table-cell>
          <table:table-cell office:value-type="float" office:value="0.2303779" calcext:value-type="float">
            <text:p>0.2303779</text:p>
          </table:table-cell>
          <table:table-cell office:value-type="float" office:value="0.0491426" calcext:value-type="float">
            <text:p>0.0491426</text:p>
          </table:table-cell>
          <table:table-cell office:value-type="float" office:value="0.0769441" calcext:value-type="float">
            <text:p>0.0769441</text:p>
          </table:table-cell>
          <table:table-cell office:value-type="float" office:value="0.5757064" calcext:value-type="float">
            <text:p>0.5757064</text:p>
          </table:table-cell>
          <table:table-cell office:value-type="float" office:value="0.5035445" calcext:value-type="float">
            <text:p>0.5035445</text:p>
          </table:table-cell>
          <table:table-cell office:value-type="float" office:value="0.1049249" calcext:value-type="float">
            <text:p>0.1049249</text:p>
          </table:table-cell>
          <table:table-cell office:value-type="float" office:value="0.1602938" calcext:value-type="float">
            <text:p>0.1602938</text:p>
          </table:table-cell>
          <table:table-cell office:value-type="float" office:value="1.2462298" calcext:value-type="float">
            <text:p>1.2462298</text:p>
          </table:table-cell>
          <table:table-cell office:value-type="float" office:value="1.2009799" calcext:value-type="float">
            <text:p>1.2009799</text:p>
          </table:table-cell>
          <table:table-cell office:value-type="float" office:value="0.2352293" calcext:value-type="float">
            <text:p>0.2352293</text:p>
          </table:table-cell>
          <table:table-cell office:value-type="float" office:value="0.357965" calcext:value-type="float">
            <text:p>0.3579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371" calcext:value-type="float">
            <text:p>0.0404371</text:p>
          </table:table-cell>
          <table:table-cell office:value-type="float" office:value="0.0392155" calcext:value-type="float">
            <text:p>0.0392155</text:p>
          </table:table-cell>
          <table:table-cell office:value-type="float" office:value="0.0087898" calcext:value-type="float">
            <text:p>0.0087898</text:p>
          </table:table-cell>
          <table:table-cell office:value-type="float" office:value="0.0139571" calcext:value-type="float">
            <text:p>0.0139571</text:p>
          </table:table-cell>
          <table:table-cell office:value-type="float" office:value="0.2416022" calcext:value-type="float">
            <text:p>0.2416022</text:p>
          </table:table-cell>
          <table:table-cell office:value-type="float" office:value="0.2274986" calcext:value-type="float">
            <text:p>0.2274986</text:p>
          </table:table-cell>
          <table:table-cell office:value-type="float" office:value="0.050045" calcext:value-type="float">
            <text:p>0.050045</text:p>
          </table:table-cell>
          <table:table-cell office:value-type="float" office:value="0.0790067" calcext:value-type="float">
            <text:p>0.0790067</text:p>
          </table:table-cell>
          <table:table-cell office:value-type="float" office:value="0.5687055" calcext:value-type="float">
            <text:p>0.5687055</text:p>
          </table:table-cell>
          <table:table-cell office:value-type="float" office:value="0.5073787" calcext:value-type="float">
            <text:p>0.5073787</text:p>
          </table:table-cell>
          <table:table-cell office:value-type="float" office:value="0.1053278" calcext:value-type="float">
            <text:p>0.1053278</text:p>
          </table:table-cell>
          <table:table-cell office:value-type="float" office:value="0.1596972" calcext:value-type="float">
            <text:p>0.1596972</text:p>
          </table:table-cell>
          <table:table-cell office:value-type="float" office:value="1.3308657" calcext:value-type="float">
            <text:p>1.3308657</text:p>
          </table:table-cell>
          <table:table-cell office:value-type="float" office:value="1.1444562" calcext:value-type="float">
            <text:p>1.1444562</text:p>
          </table:table-cell>
          <table:table-cell office:value-type="float" office:value="0.2281314" calcext:value-type="float">
            <text:p>0.2281314</text:p>
          </table:table-cell>
          <table:table-cell office:value-type="float" office:value="0.3444127" calcext:value-type="float">
            <text:p>0.34441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662" calcext:value-type="float">
            <text:p>0.0413662</text:p>
          </table:table-cell>
          <table:table-cell office:value-type="float" office:value="0.043019" calcext:value-type="float">
            <text:p>0.043019</text:p>
          </table:table-cell>
          <table:table-cell office:value-type="float" office:value="0.0089364" calcext:value-type="float">
            <text:p>0.0089364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2553471" calcext:value-type="float">
            <text:p>0.2553471</text:p>
          </table:table-cell>
          <table:table-cell office:value-type="float" office:value="0.2327577" calcext:value-type="float">
            <text:p>0.2327577</text:p>
          </table:table-cell>
          <table:table-cell office:value-type="float" office:value="0.0510944" calcext:value-type="float">
            <text:p>0.0510944</text:p>
          </table:table-cell>
          <table:table-cell office:value-type="float" office:value="0.0790772" calcext:value-type="float">
            <text:p>0.0790772</text:p>
          </table:table-cell>
          <table:table-cell office:value-type="float" office:value="0.5534466" calcext:value-type="float">
            <text:p>0.5534466</text:p>
          </table:table-cell>
          <table:table-cell office:value-type="float" office:value="0.5049193" calcext:value-type="float">
            <text:p>0.5049193</text:p>
          </table:table-cell>
          <table:table-cell office:value-type="float" office:value="0.1047381" calcext:value-type="float">
            <text:p>0.1047381</text:p>
          </table:table-cell>
          <table:table-cell office:value-type="float" office:value="0.159706" calcext:value-type="float">
            <text:p>0.159706</text:p>
          </table:table-cell>
          <table:table-cell office:value-type="float" office:value="1.3172183" calcext:value-type="float">
            <text:p>1.3172183</text:p>
          </table:table-cell>
          <table:table-cell office:value-type="float" office:value="1.1257895" calcext:value-type="float">
            <text:p>1.1257895</text:p>
          </table:table-cell>
          <table:table-cell office:value-type="float" office:value="0.233282" calcext:value-type="float">
            <text:p>0.233282</text:p>
          </table:table-cell>
          <table:table-cell office:value-type="float" office:value="0.3653357" calcext:value-type="float">
            <text:p>0.36533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91" calcext:value-type="float">
            <text:p>0.041391</text:p>
          </table:table-cell>
          <table:table-cell office:value-type="float" office:value="0.0397191" calcext:value-type="float">
            <text:p>0.0397191</text:p>
          </table:table-cell>
          <table:table-cell office:value-type="float" office:value="0.0095101" calcext:value-type="float">
            <text:p>0.0095101</text:p>
          </table:table-cell>
          <table:table-cell office:value-type="float" office:value="0.0138338" calcext:value-type="float">
            <text:p>0.0138338</text:p>
          </table:table-cell>
          <table:table-cell office:value-type="float" office:value="0.2570618" calcext:value-type="float">
            <text:p>0.2570618</text:p>
          </table:table-cell>
          <table:table-cell office:value-type="float" office:value="0.2239281" calcext:value-type="float">
            <text:p>0.2239281</text:p>
          </table:table-cell>
          <table:table-cell office:value-type="float" office:value="0.049654" calcext:value-type="float">
            <text:p>0.049654</text:p>
          </table:table-cell>
          <table:table-cell office:value-type="float" office:value="0.0776939" calcext:value-type="float">
            <text:p>0.0776939</text:p>
          </table:table-cell>
          <table:table-cell office:value-type="float" office:value="0.5707522" calcext:value-type="float">
            <text:p>0.5707522</text:p>
          </table:table-cell>
          <table:table-cell office:value-type="float" office:value="0.505182" calcext:value-type="float">
            <text:p>0.505182</text:p>
          </table:table-cell>
          <table:table-cell office:value-type="float" office:value="0.1043189" calcext:value-type="float">
            <text:p>0.1043189</text:p>
          </table:table-cell>
          <table:table-cell office:value-type="float" office:value="0.1603311" calcext:value-type="float">
            <text:p>0.1603311</text:p>
          </table:table-cell>
          <table:table-cell office:value-type="float" office:value="1.3146177" calcext:value-type="float">
            <text:p>1.3146177</text:p>
          </table:table-cell>
          <table:table-cell office:value-type="float" office:value="1.1941744" calcext:value-type="float">
            <text:p>1.1941744</text:p>
          </table:table-cell>
          <table:table-cell office:value-type="float" office:value="0.2297438" calcext:value-type="float">
            <text:p>0.2297438</text:p>
          </table:table-cell>
          <table:table-cell office:value-type="float" office:value="0.3423965" calcext:value-type="float">
            <text:p>0.34239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5521" calcext:value-type="float">
            <text:p>0.0425521</text:p>
          </table:table-cell>
          <table:table-cell office:value-type="float" office:value="0.036669" calcext:value-type="float">
            <text:p>0.036669</text:p>
          </table:table-cell>
          <table:table-cell office:value-type="float" office:value="0.0089824" calcext:value-type="float">
            <text:p>0.0089824</text:p>
          </table:table-cell>
          <table:table-cell office:value-type="float" office:value="0.013665" calcext:value-type="float">
            <text:p>0.013665</text:p>
          </table:table-cell>
          <table:table-cell office:value-type="float" office:value="0.2512881" calcext:value-type="float">
            <text:p>0.2512881</text:p>
          </table:table-cell>
          <table:table-cell office:value-type="float" office:value="0.22607" calcext:value-type="float">
            <text:p>0.22607</text:p>
          </table:table-cell>
          <table:table-cell office:value-type="float" office:value="0.0498425" calcext:value-type="float">
            <text:p>0.0498425</text:p>
          </table:table-cell>
          <table:table-cell office:value-type="float" office:value="0.0781587" calcext:value-type="float">
            <text:p>0.0781587</text:p>
          </table:table-cell>
          <table:table-cell office:value-type="float" office:value="0.5870093" calcext:value-type="float">
            <text:p>0.5870093</text:p>
          </table:table-cell>
          <table:table-cell office:value-type="float" office:value="0.5069086" calcext:value-type="float">
            <text:p>0.5069086</text:p>
          </table:table-cell>
          <table:table-cell office:value-type="float" office:value="0.1083451" calcext:value-type="float">
            <text:p>0.1083451</text:p>
          </table:table-cell>
          <table:table-cell office:value-type="float" office:value="0.1616551" calcext:value-type="float">
            <text:p>0.1616551</text:p>
          </table:table-cell>
          <table:table-cell office:value-type="float" office:value="1.3052817" calcext:value-type="float">
            <text:p>1.3052817</text:p>
          </table:table-cell>
          <table:table-cell office:value-type="float" office:value="1.2774125" calcext:value-type="float">
            <text:p>1.2774125</text:p>
          </table:table-cell>
          <table:table-cell office:value-type="float" office:value="0.2398377" calcext:value-type="float">
            <text:p>0.2398377</text:p>
          </table:table-cell>
          <table:table-cell office:value-type="float" office:value="0.3460936" calcext:value-type="float">
            <text:p>0.346093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256" calcext:value-type="float">
            <text:p>0.0409256</text:p>
          </table:table-cell>
          <table:table-cell office:value-type="float" office:value="0.0388754" calcext:value-type="float">
            <text:p>0.0388754</text:p>
          </table:table-cell>
          <table:table-cell office:value-type="float" office:value="0.0093702" calcext:value-type="float">
            <text:p>0.0093702</text:p>
          </table:table-cell>
          <table:table-cell office:value-type="float" office:value="0.0135914" calcext:value-type="float">
            <text:p>0.0135914</text:p>
          </table:table-cell>
          <table:table-cell office:value-type="float" office:value="0.2477129" calcext:value-type="float">
            <text:p>0.2477129</text:p>
          </table:table-cell>
          <table:table-cell office:value-type="float" office:value="0.2282271" calcext:value-type="float">
            <text:p>0.2282271</text:p>
          </table:table-cell>
          <table:table-cell office:value-type="float" office:value="0.0490436" calcext:value-type="float">
            <text:p>0.0490436</text:p>
          </table:table-cell>
          <table:table-cell office:value-type="float" office:value="0.0798628" calcext:value-type="float">
            <text:p>0.0798628</text:p>
          </table:table-cell>
          <table:table-cell office:value-type="float" office:value="0.5570035" calcext:value-type="float">
            <text:p>0.5570035</text:p>
          </table:table-cell>
          <table:table-cell office:value-type="float" office:value="0.5061361" calcext:value-type="float">
            <text:p>0.5061361</text:p>
          </table:table-cell>
          <table:table-cell office:value-type="float" office:value="0.1047918" calcext:value-type="float">
            <text:p>0.1047918</text:p>
          </table:table-cell>
          <table:table-cell office:value-type="float" office:value="0.1621581" calcext:value-type="float">
            <text:p>0.1621581</text:p>
          </table:table-cell>
          <table:table-cell office:value-type="float" office:value="1.3624267" calcext:value-type="float">
            <text:p>1.3624267</text:p>
          </table:table-cell>
          <table:table-cell office:value-type="float" office:value="1.1844529" calcext:value-type="float">
            <text:p>1.1844529</text:p>
          </table:table-cell>
          <table:table-cell office:value-type="float" office:value="0.2305513" calcext:value-type="float">
            <text:p>0.2305513</text:p>
          </table:table-cell>
          <table:table-cell office:value-type="float" office:value="0.3482835" calcext:value-type="float">
            <text:p>0.34828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1689" calcext:value-type="float">
            <text:p>0.0431689</text:p>
          </table:table-cell>
          <table:table-cell office:value-type="float" office:value="0.0382918" calcext:value-type="float">
            <text:p>0.0382918</text:p>
          </table:table-cell>
          <table:table-cell office:value-type="float" office:value="0.0090165" calcext:value-type="float">
            <text:p>0.0090165</text:p>
          </table:table-cell>
          <table:table-cell office:value-type="float" office:value="0.0136262" calcext:value-type="float">
            <text:p>0.0136262</text:p>
          </table:table-cell>
          <table:table-cell office:value-type="float" office:value="0.2480664" calcext:value-type="float">
            <text:p>0.2480664</text:p>
          </table:table-cell>
          <table:table-cell office:value-type="float" office:value="0.2283043" calcext:value-type="float">
            <text:p>0.2283043</text:p>
          </table:table-cell>
          <table:table-cell office:value-type="float" office:value="0.0494474" calcext:value-type="float">
            <text:p>0.0494474</text:p>
          </table:table-cell>
          <table:table-cell office:value-type="float" office:value="0.0764386" calcext:value-type="float">
            <text:p>0.0764386</text:p>
          </table:table-cell>
          <table:table-cell office:value-type="float" office:value="0.572295" calcext:value-type="float">
            <text:p>0.572295</text:p>
          </table:table-cell>
          <table:table-cell office:value-type="float" office:value="0.5057223" calcext:value-type="float">
            <text:p>0.5057223</text:p>
          </table:table-cell>
          <table:table-cell office:value-type="float" office:value="0.104421" calcext:value-type="float">
            <text:p>0.104421</text:p>
          </table:table-cell>
          <table:table-cell office:value-type="float" office:value="0.1613705" calcext:value-type="float">
            <text:p>0.1613705</text:p>
          </table:table-cell>
          <table:table-cell office:value-type="float" office:value="1.2806365" calcext:value-type="float">
            <text:p>1.2806365</text:p>
          </table:table-cell>
          <table:table-cell office:value-type="float" office:value="1.2393463" calcext:value-type="float">
            <text:p>1.2393463</text:p>
          </table:table-cell>
          <table:table-cell office:value-type="float" office:value="0.2241779" calcext:value-type="float">
            <text:p>0.2241779</text:p>
          </table:table-cell>
          <table:table-cell office:value-type="float" office:value="0.3428952" calcext:value-type="float">
            <text:p>0.34289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0708" calcext:value-type="float">
            <text:p>0.0420708</text:p>
          </table:table-cell>
          <table:table-cell office:value-type="float" office:value="0.0392526" calcext:value-type="float">
            <text:p>0.0392526</text:p>
          </table:table-cell>
          <table:table-cell office:value-type="float" office:value="0.009393" calcext:value-type="float">
            <text:p>0.009393</text:p>
          </table:table-cell>
          <table:table-cell office:value-type="float" office:value="0.0137072" calcext:value-type="float">
            <text:p>0.0137072</text:p>
          </table:table-cell>
          <table:table-cell office:value-type="float" office:value="0.2423796" calcext:value-type="float">
            <text:p>0.2423796</text:p>
          </table:table-cell>
          <table:table-cell office:value-type="float" office:value="0.2292407" calcext:value-type="float">
            <text:p>0.2292407</text:p>
          </table:table-cell>
          <table:table-cell office:value-type="float" office:value="0.0493524" calcext:value-type="float">
            <text:p>0.0493524</text:p>
          </table:table-cell>
          <table:table-cell office:value-type="float" office:value="0.0784494" calcext:value-type="float">
            <text:p>0.0784494</text:p>
          </table:table-cell>
          <table:table-cell office:value-type="float" office:value="0.5559555" calcext:value-type="float">
            <text:p>0.5559555</text:p>
          </table:table-cell>
          <table:table-cell office:value-type="float" office:value="0.5081114" calcext:value-type="float">
            <text:p>0.5081114</text:p>
          </table:table-cell>
          <table:table-cell office:value-type="float" office:value="0.1052375" calcext:value-type="float">
            <text:p>0.1052375</text:p>
          </table:table-cell>
          <table:table-cell office:value-type="float" office:value="0.1625408" calcext:value-type="float">
            <text:p>0.1625408</text:p>
          </table:table-cell>
          <table:table-cell office:value-type="float" office:value="1.295815" calcext:value-type="float">
            <text:p>1.295815</text:p>
          </table:table-cell>
          <table:table-cell office:value-type="float" office:value="1.2038771" calcext:value-type="float">
            <text:p>1.2038771</text:p>
          </table:table-cell>
          <table:table-cell office:value-type="float" office:value="0.2391075" calcext:value-type="float">
            <text:p>0.2391075</text:p>
          </table:table-cell>
          <table:table-cell office:value-type="float" office:value="0.339895" calcext:value-type="float">
            <text:p>0.3398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2559" calcext:value-type="float">
            <text:p>0.0432559</text:p>
          </table:table-cell>
          <table:table-cell office:value-type="float" office:value="0.0372188" calcext:value-type="float">
            <text:p>0.0372188</text:p>
          </table:table-cell>
          <table:table-cell office:value-type="float" office:value="0.0094751" calcext:value-type="float">
            <text:p>0.0094751</text:p>
          </table:table-cell>
          <table:table-cell office:value-type="float" office:value="0.0135989" calcext:value-type="float">
            <text:p>0.0135989</text:p>
          </table:table-cell>
          <table:table-cell office:value-type="float" office:value="0.2533781" calcext:value-type="float">
            <text:p>0.2533781</text:p>
          </table:table-cell>
          <table:table-cell office:value-type="float" office:value="0.2328477" calcext:value-type="float">
            <text:p>0.2328477</text:p>
          </table:table-cell>
          <table:table-cell office:value-type="float" office:value="0.0503982" calcext:value-type="float">
            <text:p>0.0503982</text:p>
          </table:table-cell>
          <table:table-cell office:value-type="float" office:value="0.0773237" calcext:value-type="float">
            <text:p>0.0773237</text:p>
          </table:table-cell>
          <table:table-cell office:value-type="float" office:value="0.5572276" calcext:value-type="float">
            <text:p>0.5572276</text:p>
          </table:table-cell>
          <table:table-cell office:value-type="float" office:value="0.5042676" calcext:value-type="float">
            <text:p>0.5042676</text:p>
          </table:table-cell>
          <table:table-cell office:value-type="float" office:value="0.1054092" calcext:value-type="float">
            <text:p>0.1054092</text:p>
          </table:table-cell>
          <table:table-cell office:value-type="float" office:value="0.1616946" calcext:value-type="float">
            <text:p>0.1616946</text:p>
          </table:table-cell>
          <table:table-cell office:value-type="float" office:value="1.3026489" calcext:value-type="float">
            <text:p>1.3026489</text:p>
          </table:table-cell>
          <table:table-cell office:value-type="float" office:value="1.2142327" calcext:value-type="float">
            <text:p>1.2142327</text:p>
          </table:table-cell>
          <table:table-cell office:value-type="float" office:value="0.2339767" calcext:value-type="float">
            <text:p>0.2339767</text:p>
          </table:table-cell>
          <table:table-cell office:value-type="float" office:value="0.3500618" calcext:value-type="float">
            <text:p>0.35006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3212" calcext:value-type="float">
            <text:p>0.0393212</text:p>
          </table:table-cell>
          <table:table-cell office:value-type="float" office:value="0.0371808" calcext:value-type="float">
            <text:p>0.0371808</text:p>
          </table:table-cell>
          <table:table-cell office:value-type="float" office:value="0.0088355" calcext:value-type="float">
            <text:p>0.0088355</text:p>
          </table:table-cell>
          <table:table-cell office:value-type="float" office:value="0.0134914" calcext:value-type="float">
            <text:p>0.0134914</text:p>
          </table:table-cell>
          <table:table-cell office:value-type="float" office:value="0.2535961" calcext:value-type="float">
            <text:p>0.2535961</text:p>
          </table:table-cell>
          <table:table-cell office:value-type="float" office:value="0.2299823" calcext:value-type="float">
            <text:p>0.2299823</text:p>
          </table:table-cell>
          <table:table-cell office:value-type="float" office:value="0.0493588" calcext:value-type="float">
            <text:p>0.0493588</text:p>
          </table:table-cell>
          <table:table-cell office:value-type="float" office:value="0.0752614" calcext:value-type="float">
            <text:p>0.0752614</text:p>
          </table:table-cell>
          <table:table-cell office:value-type="float" office:value="0.5653034" calcext:value-type="float">
            <text:p>0.5653034</text:p>
          </table:table-cell>
          <table:table-cell office:value-type="float" office:value="0.5113116" calcext:value-type="float">
            <text:p>0.5113116</text:p>
          </table:table-cell>
          <table:table-cell office:value-type="float" office:value="0.104285" calcext:value-type="float">
            <text:p>0.104285</text:p>
          </table:table-cell>
          <table:table-cell office:value-type="float" office:value="0.1600192" calcext:value-type="float">
            <text:p>0.1600192</text:p>
          </table:table-cell>
          <table:table-cell office:value-type="float" office:value="1.2470304" calcext:value-type="float">
            <text:p>1.2470304</text:p>
          </table:table-cell>
          <table:table-cell office:value-type="float" office:value="1.1417511" calcext:value-type="float">
            <text:p>1.1417511</text:p>
          </table:table-cell>
          <table:table-cell office:value-type="float" office:value="0.2385455" calcext:value-type="float">
            <text:p>0.2385455</text:p>
          </table:table-cell>
          <table:table-cell office:value-type="float" office:value="0.3440506" calcext:value-type="float">
            <text:p>0.344050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315" calcext:value-type="float">
            <text:p>0.0396315</text:p>
          </table:table-cell>
          <table:table-cell office:value-type="float" office:value="0.0369372" calcext:value-type="float">
            <text:p>0.0369372</text:p>
          </table:table-cell>
          <table:table-cell office:value-type="float" office:value="0.0089926" calcext:value-type="float">
            <text:p>0.0089926</text:p>
          </table:table-cell>
          <table:table-cell office:value-type="float" office:value="0.0136452" calcext:value-type="float">
            <text:p>0.0136452</text:p>
          </table:table-cell>
          <table:table-cell office:value-type="float" office:value="0.2514635" calcext:value-type="float">
            <text:p>0.2514635</text:p>
          </table:table-cell>
          <table:table-cell office:value-type="float" office:value="0.2287508" calcext:value-type="float">
            <text:p>0.2287508</text:p>
          </table:table-cell>
          <table:table-cell office:value-type="float" office:value="0.0508746" calcext:value-type="float">
            <text:p>0.0508746</text:p>
          </table:table-cell>
          <table:table-cell office:value-type="float" office:value="0.0759485" calcext:value-type="float">
            <text:p>0.0759485</text:p>
          </table:table-cell>
          <table:table-cell office:value-type="float" office:value="0.5652868" calcext:value-type="float">
            <text:p>0.5652868</text:p>
          </table:table-cell>
          <table:table-cell office:value-type="float" office:value="0.4985628" calcext:value-type="float">
            <text:p>0.4985628</text:p>
          </table:table-cell>
          <table:table-cell office:value-type="float" office:value="0.1046637" calcext:value-type="float">
            <text:p>0.1046637</text:p>
          </table:table-cell>
          <table:table-cell office:value-type="float" office:value="0.1597274" calcext:value-type="float">
            <text:p>0.1597274</text:p>
          </table:table-cell>
          <table:table-cell office:value-type="float" office:value="1.3293138" calcext:value-type="float">
            <text:p>1.3293138</text:p>
          </table:table-cell>
          <table:table-cell office:value-type="float" office:value="1.2010743" calcext:value-type="float">
            <text:p>1.2010743</text:p>
          </table:table-cell>
          <table:table-cell office:value-type="float" office:value="0.2304145" calcext:value-type="float">
            <text:p>0.2304145</text:p>
          </table:table-cell>
          <table:table-cell office:value-type="float" office:value="0.3483778" calcext:value-type="float">
            <text:p>0.34837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909" calcext:value-type="float">
            <text:p>0.0403909</text:p>
          </table:table-cell>
          <table:table-cell office:value-type="float" office:value="0.0364428" calcext:value-type="float">
            <text:p>0.0364428</text:p>
          </table:table-cell>
          <table:table-cell office:value-type="float" office:value="0.0090548" calcext:value-type="float">
            <text:p>0.0090548</text:p>
          </table:table-cell>
          <table:table-cell office:value-type="float" office:value="0.0141553" calcext:value-type="float">
            <text:p>0.0141553</text:p>
          </table:table-cell>
          <table:table-cell office:value-type="float" office:value="0.2577824" calcext:value-type="float">
            <text:p>0.2577824</text:p>
          </table:table-cell>
          <table:table-cell office:value-type="float" office:value="0.2301408" calcext:value-type="float">
            <text:p>0.2301408</text:p>
          </table:table-cell>
          <table:table-cell office:value-type="float" office:value="0.0493583" calcext:value-type="float">
            <text:p>0.0493583</text:p>
          </table:table-cell>
          <table:table-cell office:value-type="float" office:value="0.0776107" calcext:value-type="float">
            <text:p>0.0776107</text:p>
          </table:table-cell>
          <table:table-cell office:value-type="float" office:value="0.5700154" calcext:value-type="float">
            <text:p>0.5700154</text:p>
          </table:table-cell>
          <table:table-cell office:value-type="float" office:value="0.5054513" calcext:value-type="float">
            <text:p>0.5054513</text:p>
          </table:table-cell>
          <table:table-cell office:value-type="float" office:value="0.1046806" calcext:value-type="float">
            <text:p>0.1046806</text:p>
          </table:table-cell>
          <table:table-cell office:value-type="float" office:value="0.160652" calcext:value-type="float">
            <text:p>0.160652</text:p>
          </table:table-cell>
          <table:table-cell office:value-type="float" office:value="1.319105" calcext:value-type="float">
            <text:p>1.319105</text:p>
          </table:table-cell>
          <table:table-cell office:value-type="float" office:value="1.2147475" calcext:value-type="float">
            <text:p>1.2147475</text:p>
          </table:table-cell>
          <table:table-cell office:value-type="float" office:value="0.2401657" calcext:value-type="float">
            <text:p>0.2401657</text:p>
          </table:table-cell>
          <table:table-cell office:value-type="float" office:value="0.341749" calcext:value-type="float">
            <text:p>0.3417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8799" calcext:value-type="float">
            <text:p>0.0428799</text:p>
          </table:table-cell>
          <table:table-cell office:value-type="float" office:value="0.0359406" calcext:value-type="float">
            <text:p>0.0359406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14182" calcext:value-type="float">
            <text:p>0.014182</text:p>
          </table:table-cell>
          <table:table-cell office:value-type="float" office:value="0.2541336" calcext:value-type="float">
            <text:p>0.2541336</text:p>
          </table:table-cell>
          <table:table-cell office:value-type="float" office:value="0.2305004" calcext:value-type="float">
            <text:p>0.2305004</text:p>
          </table:table-cell>
          <table:table-cell office:value-type="float" office:value="0.0498508" calcext:value-type="float">
            <text:p>0.0498508</text:p>
          </table:table-cell>
          <table:table-cell office:value-type="float" office:value="0.0766875" calcext:value-type="float">
            <text:p>0.0766875</text:p>
          </table:table-cell>
          <table:table-cell office:value-type="float" office:value="0.5792483" calcext:value-type="float">
            <text:p>0.5792483</text:p>
          </table:table-cell>
          <table:table-cell office:value-type="float" office:value="0.5182365" calcext:value-type="float">
            <text:p>0.5182365</text:p>
          </table:table-cell>
          <table:table-cell office:value-type="float" office:value="0.1060883" calcext:value-type="float">
            <text:p>0.1060883</text:p>
          </table:table-cell>
          <table:table-cell office:value-type="float" office:value="0.1594107" calcext:value-type="float">
            <text:p>0.1594107</text:p>
          </table:table-cell>
          <table:table-cell office:value-type="float" office:value="1.3746789" calcext:value-type="float">
            <text:p>1.3746789</text:p>
          </table:table-cell>
          <table:table-cell office:value-type="float" office:value="1.2750203" calcext:value-type="float">
            <text:p>1.2750203</text:p>
          </table:table-cell>
          <table:table-cell office:value-type="float" office:value="0.2326231" calcext:value-type="float">
            <text:p>0.2326231</text:p>
          </table:table-cell>
          <table:table-cell office:value-type="float" office:value="0.3558741" calcext:value-type="float">
            <text:p>0.35587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073" calcext:value-type="float">
            <text:p>0.0404073</text:p>
          </table:table-cell>
          <table:table-cell office:value-type="float" office:value="0.0360767" calcext:value-type="float">
            <text:p>0.0360767</text:p>
          </table:table-cell>
          <table:table-cell office:value-type="float" office:value="0.0092425" calcext:value-type="float">
            <text:p>0.0092425</text:p>
          </table:table-cell>
          <table:table-cell office:value-type="float" office:value="0.0142227" calcext:value-type="float">
            <text:p>0.0142227</text:p>
          </table:table-cell>
          <table:table-cell office:value-type="float" office:value="0.245493" calcext:value-type="float">
            <text:p>0.245493</text:p>
          </table:table-cell>
          <table:table-cell office:value-type="float" office:value="0.2372504" calcext:value-type="float">
            <text:p>0.2372504</text:p>
          </table:table-cell>
          <table:table-cell office:value-type="float" office:value="0.052532" calcext:value-type="float">
            <text:p>0.052532</text:p>
          </table:table-cell>
          <table:table-cell office:value-type="float" office:value="0.0759013" calcext:value-type="float">
            <text:p>0.0759013</text:p>
          </table:table-cell>
          <table:table-cell office:value-type="float" office:value="0.5752554" calcext:value-type="float">
            <text:p>0.5752554</text:p>
          </table:table-cell>
          <table:table-cell office:value-type="float" office:value="0.5261541" calcext:value-type="float">
            <text:p>0.5261541</text:p>
          </table:table-cell>
          <table:table-cell office:value-type="float" office:value="0.1053572" calcext:value-type="float">
            <text:p>0.1053572</text:p>
          </table:table-cell>
          <table:table-cell office:value-type="float" office:value="0.159214" calcext:value-type="float">
            <text:p>0.159214</text:p>
          </table:table-cell>
          <table:table-cell office:value-type="float" office:value="1.3211803" calcext:value-type="float">
            <text:p>1.3211803</text:p>
          </table:table-cell>
          <table:table-cell office:value-type="float" office:value="1.1776404" calcext:value-type="float">
            <text:p>1.1776404</text:p>
          </table:table-cell>
          <table:table-cell office:value-type="float" office:value="0.2318782" calcext:value-type="float">
            <text:p>0.2318782</text:p>
          </table:table-cell>
          <table:table-cell office:value-type="float" office:value="0.3536478" calcext:value-type="float">
            <text:p>0.35364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968" calcext:value-type="float">
            <text:p>0.0403968</text:p>
          </table:table-cell>
          <table:table-cell office:value-type="float" office:value="0.0366101" calcext:value-type="float">
            <text:p>0.0366101</text:p>
          </table:table-cell>
          <table:table-cell office:value-type="float" office:value="0.0093837" calcext:value-type="float">
            <text:p>0.0093837</text:p>
          </table:table-cell>
          <table:table-cell office:value-type="float" office:value="0.013674" calcext:value-type="float">
            <text:p>0.013674</text:p>
          </table:table-cell>
          <table:table-cell office:value-type="float" office:value="0.2493946" calcext:value-type="float">
            <text:p>0.2493946</text:p>
          </table:table-cell>
          <table:table-cell office:value-type="float" office:value="0.2277664" calcext:value-type="float">
            <text:p>0.2277664</text:p>
          </table:table-cell>
          <table:table-cell office:value-type="float" office:value="0.0527209" calcext:value-type="float">
            <text:p>0.0527209</text:p>
          </table:table-cell>
          <table:table-cell office:value-type="float" office:value="0.0776193" calcext:value-type="float">
            <text:p>0.0776193</text:p>
          </table:table-cell>
          <table:table-cell office:value-type="float" office:value="0.5621423" calcext:value-type="float">
            <text:p>0.5621423</text:p>
          </table:table-cell>
          <table:table-cell office:value-type="float" office:value="0.5210665" calcext:value-type="float">
            <text:p>0.5210665</text:p>
          </table:table-cell>
          <table:table-cell office:value-type="float" office:value="0.1054286" calcext:value-type="float">
            <text:p>0.1054286</text:p>
          </table:table-cell>
          <table:table-cell office:value-type="float" office:value="0.159549" calcext:value-type="float">
            <text:p>0.159549</text:p>
          </table:table-cell>
          <table:table-cell office:value-type="float" office:value="1.3270894" calcext:value-type="float">
            <text:p>1.3270894</text:p>
          </table:table-cell>
          <table:table-cell office:value-type="float" office:value="1.2413485" calcext:value-type="float">
            <text:p>1.2413485</text:p>
          </table:table-cell>
          <table:table-cell office:value-type="float" office:value="0.2273667" calcext:value-type="float">
            <text:p>0.2273667</text:p>
          </table:table-cell>
          <table:table-cell office:value-type="float" office:value="0.3403866" calcext:value-type="float">
            <text:p>0.340386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593" calcext:value-type="float">
            <text:p>0.0413593</text:p>
          </table:table-cell>
          <table:table-cell office:value-type="float" office:value="0.0371735" calcext:value-type="float">
            <text:p>0.0371735</text:p>
          </table:table-cell>
          <table:table-cell office:value-type="float" office:value="0.0090525" calcext:value-type="float">
            <text:p>0.0090525</text:p>
          </table:table-cell>
          <table:table-cell office:value-type="float" office:value="0.0140791" calcext:value-type="float">
            <text:p>0.0140791</text:p>
          </table:table-cell>
          <table:table-cell office:value-type="float" office:value="0.2482295" calcext:value-type="float">
            <text:p>0.2482295</text:p>
          </table:table-cell>
          <table:table-cell office:value-type="float" office:value="0.2227167" calcext:value-type="float">
            <text:p>0.2227167</text:p>
          </table:table-cell>
          <table:table-cell office:value-type="float" office:value="0.0502609" calcext:value-type="float">
            <text:p>0.0502609</text:p>
          </table:table-cell>
          <table:table-cell office:value-type="float" office:value="0.0780946" calcext:value-type="float">
            <text:p>0.0780946</text:p>
          </table:table-cell>
          <table:table-cell office:value-type="float" office:value="0.5726806" calcext:value-type="float">
            <text:p>0.5726806</text:p>
          </table:table-cell>
          <table:table-cell office:value-type="float" office:value="0.5236827" calcext:value-type="float">
            <text:p>0.5236827</text:p>
          </table:table-cell>
          <table:table-cell office:value-type="float" office:value="0.106561" calcext:value-type="float">
            <text:p>0.106561</text:p>
          </table:table-cell>
          <table:table-cell office:value-type="float" office:value="0.1609826" calcext:value-type="float">
            <text:p>0.1609826</text:p>
          </table:table-cell>
          <table:table-cell office:value-type="float" office:value="1.2945052" calcext:value-type="float">
            <text:p>1.2945052</text:p>
          </table:table-cell>
          <table:table-cell office:value-type="float" office:value="1.1818742" calcext:value-type="float">
            <text:p>1.1818742</text:p>
          </table:table-cell>
          <table:table-cell office:value-type="float" office:value="0.2341698" calcext:value-type="float">
            <text:p>0.2341698</text:p>
          </table:table-cell>
          <table:table-cell office:value-type="float" office:value="0.3399512" calcext:value-type="float">
            <text:p>0.33995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66949" calcext:value-type="float">
            <text:p>0.0466949</text:p>
          </table:table-cell>
          <table:table-cell office:value-type="float" office:value="0.0369266" calcext:value-type="float">
            <text:p>0.0369266</text:p>
          </table:table-cell>
          <table:table-cell office:value-type="float" office:value="0.0091279" calcext:value-type="float">
            <text:p>0.0091279</text:p>
          </table:table-cell>
          <table:table-cell office:value-type="float" office:value="0.0135883" calcext:value-type="float">
            <text:p>0.0135883</text:p>
          </table:table-cell>
          <table:table-cell office:value-type="float" office:value="0.2573234" calcext:value-type="float">
            <text:p>0.2573234</text:p>
          </table:table-cell>
          <table:table-cell office:value-type="float" office:value="0.2307803" calcext:value-type="float">
            <text:p>0.2307803</text:p>
          </table:table-cell>
          <table:table-cell office:value-type="float" office:value="0.0500897" calcext:value-type="float">
            <text:p>0.0500897</text:p>
          </table:table-cell>
          <table:table-cell office:value-type="float" office:value="0.0754154" calcext:value-type="float">
            <text:p>0.0754154</text:p>
          </table:table-cell>
          <table:table-cell office:value-type="float" office:value="0.5705847" calcext:value-type="float">
            <text:p>0.5705847</text:p>
          </table:table-cell>
          <table:table-cell office:value-type="float" office:value="0.5263162" calcext:value-type="float">
            <text:p>0.5263162</text:p>
          </table:table-cell>
          <table:table-cell office:value-type="float" office:value="0.1057519" calcext:value-type="float">
            <text:p>0.1057519</text:p>
          </table:table-cell>
          <table:table-cell office:value-type="float" office:value="0.1594393" calcext:value-type="float">
            <text:p>0.1594393</text:p>
          </table:table-cell>
          <table:table-cell office:value-type="float" office:value="1.3375731" calcext:value-type="float">
            <text:p>1.3375731</text:p>
          </table:table-cell>
          <table:table-cell office:value-type="float" office:value="1.1924426" calcext:value-type="float">
            <text:p>1.1924426</text:p>
          </table:table-cell>
          <table:table-cell office:value-type="float" office:value="0.2326348" calcext:value-type="float">
            <text:p>0.2326348</text:p>
          </table:table-cell>
          <table:table-cell office:value-type="float" office:value="0.3407789" calcext:value-type="float">
            <text:p>0.34077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2871" calcext:value-type="float">
            <text:p>0.0422871</text:p>
          </table:table-cell>
          <table:table-cell office:value-type="float" office:value="0.037307" calcext:value-type="float">
            <text:p>0.037307</text:p>
          </table:table-cell>
          <table:table-cell office:value-type="float" office:value="0.0088873" calcext:value-type="float">
            <text:p>0.0088873</text:p>
          </table:table-cell>
          <table:table-cell office:value-type="float" office:value="0.0140471" calcext:value-type="float">
            <text:p>0.0140471</text:p>
          </table:table-cell>
          <table:table-cell office:value-type="float" office:value="0.2568897" calcext:value-type="float">
            <text:p>0.2568897</text:p>
          </table:table-cell>
          <table:table-cell office:value-type="float" office:value="0.2305012" calcext:value-type="float">
            <text:p>0.2305012</text:p>
          </table:table-cell>
          <table:table-cell office:value-type="float" office:value="0.0497007" calcext:value-type="float">
            <text:p>0.0497007</text:p>
          </table:table-cell>
          <table:table-cell office:value-type="float" office:value="0.0764236" calcext:value-type="float">
            <text:p>0.0764236</text:p>
          </table:table-cell>
          <table:table-cell office:value-type="float" office:value="0.557549" calcext:value-type="float">
            <text:p>0.557549</text:p>
          </table:table-cell>
          <table:table-cell office:value-type="float" office:value="0.5357379" calcext:value-type="float">
            <text:p>0.5357379</text:p>
          </table:table-cell>
          <table:table-cell office:value-type="float" office:value="0.1055084" calcext:value-type="float">
            <text:p>0.1055084</text:p>
          </table:table-cell>
          <table:table-cell office:value-type="float" office:value="0.1598447" calcext:value-type="float">
            <text:p>0.1598447</text:p>
          </table:table-cell>
          <table:table-cell office:value-type="float" office:value="1.418283" calcext:value-type="float">
            <text:p>1.418283</text:p>
          </table:table-cell>
          <table:table-cell office:value-type="float" office:value="1.1845267" calcext:value-type="float">
            <text:p>1.1845267</text:p>
          </table:table-cell>
          <table:table-cell office:value-type="float" office:value="0.2300054" calcext:value-type="float">
            <text:p>0.2300054</text:p>
          </table:table-cell>
          <table:table-cell office:value-type="float" office:value="0.3389689" calcext:value-type="float">
            <text:p>0.33896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0992" calcext:value-type="float">
            <text:p>0.0410992</text:p>
          </table:table-cell>
          <table:table-cell office:value-type="float" office:value="0.0363924" calcext:value-type="float">
            <text:p>0.0363924</text:p>
          </table:table-cell>
          <table:table-cell office:value-type="float" office:value="0.0088905" calcext:value-type="float">
            <text:p>0.0088905</text:p>
          </table:table-cell>
          <table:table-cell office:value-type="float" office:value="0.0136966" calcext:value-type="float">
            <text:p>0.0136966</text:p>
          </table:table-cell>
          <table:table-cell office:value-type="float" office:value="0.2591508" calcext:value-type="float">
            <text:p>0.2591508</text:p>
          </table:table-cell>
          <table:table-cell office:value-type="float" office:value="0.2297957" calcext:value-type="float">
            <text:p>0.2297957</text:p>
          </table:table-cell>
          <table:table-cell office:value-type="float" office:value="0.0505244" calcext:value-type="float">
            <text:p>0.0505244</text:p>
          </table:table-cell>
          <table:table-cell office:value-type="float" office:value="0.0769918" calcext:value-type="float">
            <text:p>0.0769918</text:p>
          </table:table-cell>
          <table:table-cell office:value-type="float" office:value="0.584539" calcext:value-type="float">
            <text:p>0.584539</text:p>
          </table:table-cell>
          <table:table-cell office:value-type="float" office:value="0.5271357" calcext:value-type="float">
            <text:p>0.5271357</text:p>
          </table:table-cell>
          <table:table-cell office:value-type="float" office:value="0.1050191" calcext:value-type="float">
            <text:p>0.1050191</text:p>
          </table:table-cell>
          <table:table-cell office:value-type="float" office:value="0.1598762" calcext:value-type="float">
            <text:p>0.1598762</text:p>
          </table:table-cell>
          <table:table-cell office:value-type="float" office:value="1.3715406" calcext:value-type="float">
            <text:p>1.3715406</text:p>
          </table:table-cell>
          <table:table-cell office:value-type="float" office:value="1.1805893" calcext:value-type="float">
            <text:p>1.1805893</text:p>
          </table:table-cell>
          <table:table-cell office:value-type="float" office:value="0.2336241" calcext:value-type="float">
            <text:p>0.2336241</text:p>
          </table:table-cell>
          <table:table-cell office:value-type="float" office:value="0.3395384" calcext:value-type="float">
            <text:p>0.33953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048" calcext:value-type="float">
            <text:p>0.0413048</text:p>
          </table:table-cell>
          <table:table-cell office:value-type="float" office:value="0.0359887" calcext:value-type="float">
            <text:p>0.0359887</text:p>
          </table:table-cell>
          <table:table-cell office:value-type="float" office:value="0.0097134" calcext:value-type="float">
            <text:p>0.0097134</text:p>
          </table:table-cell>
          <table:table-cell office:value-type="float" office:value="0.0142083" calcext:value-type="float">
            <text:p>0.0142083</text:p>
          </table:table-cell>
          <table:table-cell office:value-type="float" office:value="0.2553169" calcext:value-type="float">
            <text:p>0.2553169</text:p>
          </table:table-cell>
          <table:table-cell office:value-type="float" office:value="0.2249152" calcext:value-type="float">
            <text:p>0.2249152</text:p>
          </table:table-cell>
          <table:table-cell office:value-type="float" office:value="0.0508461" calcext:value-type="float">
            <text:p>0.0508461</text:p>
          </table:table-cell>
          <table:table-cell office:value-type="float" office:value="0.0784967" calcext:value-type="float">
            <text:p>0.0784967</text:p>
          </table:table-cell>
          <table:table-cell office:value-type="float" office:value="0.5699766" calcext:value-type="float">
            <text:p>0.5699766</text:p>
          </table:table-cell>
          <table:table-cell office:value-type="float" office:value="0.5064646" calcext:value-type="float">
            <text:p>0.5064646</text:p>
          </table:table-cell>
          <table:table-cell office:value-type="float" office:value="0.1045083" calcext:value-type="float">
            <text:p>0.1045083</text:p>
          </table:table-cell>
          <table:table-cell office:value-type="float" office:value="0.1603661" calcext:value-type="float">
            <text:p>0.1603661</text:p>
          </table:table-cell>
          <table:table-cell office:value-type="float" office:value="1.3157896" calcext:value-type="float">
            <text:p>1.3157896</text:p>
          </table:table-cell>
          <table:table-cell office:value-type="float" office:value="1.1614662" calcext:value-type="float">
            <text:p>1.1614662</text:p>
          </table:table-cell>
          <table:table-cell office:value-type="float" office:value="0.2308224" calcext:value-type="float">
            <text:p>0.2308224</text:p>
          </table:table-cell>
          <table:table-cell office:value-type="float" office:value="0.3469747" calcext:value-type="float">
            <text:p>0.346974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557" calcext:value-type="float">
            <text:p>0.0411557</text:p>
          </table:table-cell>
          <table:table-cell office:value-type="float" office:value="0.0372666" calcext:value-type="float">
            <text:p>0.0372666</text:p>
          </table:table-cell>
          <table:table-cell office:value-type="float" office:value="0.0086659" calcext:value-type="float">
            <text:p>0.0086659</text:p>
          </table:table-cell>
          <table:table-cell office:value-type="float" office:value="0.0137066" calcext:value-type="float">
            <text:p>0.0137066</text:p>
          </table:table-cell>
          <table:table-cell office:value-type="float" office:value="0.2585935" calcext:value-type="float">
            <text:p>0.2585935</text:p>
          </table:table-cell>
          <table:table-cell office:value-type="float" office:value="0.2286443" calcext:value-type="float">
            <text:p>0.2286443</text:p>
          </table:table-cell>
          <table:table-cell office:value-type="float" office:value="0.0534096" calcext:value-type="float">
            <text:p>0.0534096</text:p>
          </table:table-cell>
          <table:table-cell office:value-type="float" office:value="0.0769211" calcext:value-type="float">
            <text:p>0.0769211</text:p>
          </table:table-cell>
          <table:table-cell office:value-type="float" office:value="0.6098472" calcext:value-type="float">
            <text:p>0.6098472</text:p>
          </table:table-cell>
          <table:table-cell office:value-type="float" office:value="0.5511503" calcext:value-type="float">
            <text:p>0.5511503</text:p>
          </table:table-cell>
          <table:table-cell office:value-type="float" office:value="0.1042227" calcext:value-type="float">
            <text:p>0.1042227</text:p>
          </table:table-cell>
          <table:table-cell office:value-type="float" office:value="0.160233" calcext:value-type="float">
            <text:p>0.160233</text:p>
          </table:table-cell>
          <table:table-cell office:value-type="float" office:value="1.2867053" calcext:value-type="float">
            <text:p>1.2867053</text:p>
          </table:table-cell>
          <table:table-cell office:value-type="float" office:value="1.2039802" calcext:value-type="float">
            <text:p>1.2039802</text:p>
          </table:table-cell>
          <table:table-cell office:value-type="float" office:value="0.2280122" calcext:value-type="float">
            <text:p>0.2280122</text:p>
          </table:table-cell>
          <table:table-cell office:value-type="float" office:value="0.3463953" calcext:value-type="float">
            <text:p>0.34639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517" calcext:value-type="float">
            <text:p>0.0411517</text:p>
          </table:table-cell>
          <table:table-cell office:value-type="float" office:value="0.0368568" calcext:value-type="float">
            <text:p>0.0368568</text:p>
          </table:table-cell>
          <table:table-cell office:value-type="float" office:value="0.0089019" calcext:value-type="float">
            <text:p>0.0089019</text:p>
          </table:table-cell>
          <table:table-cell office:value-type="float" office:value="0.0142388" calcext:value-type="float">
            <text:p>0.0142388</text:p>
          </table:table-cell>
          <table:table-cell office:value-type="float" office:value="0.2488477" calcext:value-type="float">
            <text:p>0.2488477</text:p>
          </table:table-cell>
          <table:table-cell office:value-type="float" office:value="0.2303085" calcext:value-type="float">
            <text:p>0.2303085</text:p>
          </table:table-cell>
          <table:table-cell office:value-type="float" office:value="0.0540594" calcext:value-type="float">
            <text:p>0.0540594</text:p>
          </table:table-cell>
          <table:table-cell office:value-type="float" office:value="0.0766132" calcext:value-type="float">
            <text:p>0.0766132</text:p>
          </table:table-cell>
          <table:table-cell office:value-type="float" office:value="0.5679401" calcext:value-type="float">
            <text:p>0.5679401</text:p>
          </table:table-cell>
          <table:table-cell office:value-type="float" office:value="0.5279948" calcext:value-type="float">
            <text:p>0.5279948</text:p>
          </table:table-cell>
          <table:table-cell office:value-type="float" office:value="0.1247615" calcext:value-type="float">
            <text:p>0.1247615</text:p>
          </table:table-cell>
          <table:table-cell office:value-type="float" office:value="0.1614118" calcext:value-type="float">
            <text:p>0.1614118</text:p>
          </table:table-cell>
          <table:table-cell office:value-type="float" office:value="1.2971977" calcext:value-type="float">
            <text:p>1.2971977</text:p>
          </table:table-cell>
          <table:table-cell office:value-type="float" office:value="1.1407262" calcext:value-type="float">
            <text:p>1.1407262</text:p>
          </table:table-cell>
          <table:table-cell office:value-type="float" office:value="0.2266699" calcext:value-type="float">
            <text:p>0.2266699</text:p>
          </table:table-cell>
          <table:table-cell office:value-type="float" office:value="0.344576" calcext:value-type="float">
            <text:p>0.3445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408" calcext:value-type="float">
            <text:p>0.0392408</text:p>
          </table:table-cell>
          <table:table-cell office:value-type="float" office:value="0.0377275" calcext:value-type="float">
            <text:p>0.0377275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139187" calcext:value-type="float">
            <text:p>0.0139187</text:p>
          </table:table-cell>
          <table:table-cell office:value-type="float" office:value="0.2638595" calcext:value-type="float">
            <text:p>0.2638595</text:p>
          </table:table-cell>
          <table:table-cell office:value-type="float" office:value="0.231913" calcext:value-type="float">
            <text:p>0.231913</text:p>
          </table:table-cell>
          <table:table-cell office:value-type="float" office:value="0.0529435" calcext:value-type="float">
            <text:p>0.0529435</text:p>
          </table:table-cell>
          <table:table-cell office:value-type="float" office:value="0.0771992" calcext:value-type="float">
            <text:p>0.0771992</text:p>
          </table:table-cell>
          <table:table-cell office:value-type="float" office:value="0.5558023" calcext:value-type="float">
            <text:p>0.5558023</text:p>
          </table:table-cell>
          <table:table-cell office:value-type="float" office:value="0.5076521" calcext:value-type="float">
            <text:p>0.5076521</text:p>
          </table:table-cell>
          <table:table-cell office:value-type="float" office:value="0.1041583" calcext:value-type="float">
            <text:p>0.1041583</text:p>
          </table:table-cell>
          <table:table-cell office:value-type="float" office:value="0.1596253" calcext:value-type="float">
            <text:p>0.1596253</text:p>
          </table:table-cell>
          <table:table-cell office:value-type="float" office:value="1.3093305" calcext:value-type="float">
            <text:p>1.3093305</text:p>
          </table:table-cell>
          <table:table-cell office:value-type="float" office:value="1.166675" calcext:value-type="float">
            <text:p>1.166675</text:p>
          </table:table-cell>
          <table:table-cell office:value-type="float" office:value="0.2286918" calcext:value-type="float">
            <text:p>0.2286918</text:p>
          </table:table-cell>
          <table:table-cell office:value-type="float" office:value="0.3453972" calcext:value-type="float">
            <text:p>0.34539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2186" calcext:value-type="float">
            <text:p>0.0422186</text:p>
          </table:table-cell>
          <table:table-cell office:value-type="float" office:value="0.0368955" calcext:value-type="float">
            <text:p>0.0368955</text:p>
          </table:table-cell>
          <table:table-cell office:value-type="float" office:value="0.0088164" calcext:value-type="float">
            <text:p>0.0088164</text:p>
          </table:table-cell>
          <table:table-cell office:value-type="float" office:value="0.0136819" calcext:value-type="float">
            <text:p>0.0136819</text:p>
          </table:table-cell>
          <table:table-cell office:value-type="float" office:value="0.2583848" calcext:value-type="float">
            <text:p>0.2583848</text:p>
          </table:table-cell>
          <table:table-cell office:value-type="float" office:value="0.2311671" calcext:value-type="float">
            <text:p>0.2311671</text:p>
          </table:table-cell>
          <table:table-cell office:value-type="float" office:value="0.0529973" calcext:value-type="float">
            <text:p>0.0529973</text:p>
          </table:table-cell>
          <table:table-cell office:value-type="float" office:value="0.0764239" calcext:value-type="float">
            <text:p>0.0764239</text:p>
          </table:table-cell>
          <table:table-cell office:value-type="float" office:value="0.586791" calcext:value-type="float">
            <text:p>0.586791</text:p>
          </table:table-cell>
          <table:table-cell office:value-type="float" office:value="0.5255923" calcext:value-type="float">
            <text:p>0.5255923</text:p>
          </table:table-cell>
          <table:table-cell office:value-type="float" office:value="0.1251206" calcext:value-type="float">
            <text:p>0.1251206</text:p>
          </table:table-cell>
          <table:table-cell office:value-type="float" office:value="0.1648584" calcext:value-type="float">
            <text:p>0.1648584</text:p>
          </table:table-cell>
          <table:table-cell office:value-type="float" office:value="1.3616561" calcext:value-type="float">
            <text:p>1.3616561</text:p>
          </table:table-cell>
          <table:table-cell office:value-type="float" office:value="1.158834" calcext:value-type="float">
            <text:p>1.158834</text:p>
          </table:table-cell>
          <table:table-cell office:value-type="float" office:value="0.2363515" calcext:value-type="float">
            <text:p>0.2363515</text:p>
          </table:table-cell>
          <table:table-cell office:value-type="float" office:value="0.3431997" calcext:value-type="float">
            <text:p>0.34319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97" calcext:value-type="float">
            <text:p>0.041197</text:p>
          </table:table-cell>
          <table:table-cell office:value-type="float" office:value="0.0358584" calcext:value-type="float">
            <text:p>0.0358584</text:p>
          </table:table-cell>
          <table:table-cell office:value-type="float" office:value="0.0088156" calcext:value-type="float">
            <text:p>0.0088156</text:p>
          </table:table-cell>
          <table:table-cell office:value-type="float" office:value="0.0154109" calcext:value-type="float">
            <text:p>0.0154109</text:p>
          </table:table-cell>
          <table:table-cell office:value-type="float" office:value="0.2478349" calcext:value-type="float">
            <text:p>0.2478349</text:p>
          </table:table-cell>
          <table:table-cell office:value-type="float" office:value="0.225376" calcext:value-type="float">
            <text:p>0.225376</text:p>
          </table:table-cell>
          <table:table-cell office:value-type="float" office:value="0.053483" calcext:value-type="float">
            <text:p>0.053483</text:p>
          </table:table-cell>
          <table:table-cell office:value-type="float" office:value="0.0771708" calcext:value-type="float">
            <text:p>0.0771708</text:p>
          </table:table-cell>
          <table:table-cell office:value-type="float" office:value="0.5780955" calcext:value-type="float">
            <text:p>0.5780955</text:p>
          </table:table-cell>
          <table:table-cell office:value-type="float" office:value="0.5103835" calcext:value-type="float">
            <text:p>0.5103835</text:p>
          </table:table-cell>
          <table:table-cell office:value-type="float" office:value="0.1067855" calcext:value-type="float">
            <text:p>0.1067855</text:p>
          </table:table-cell>
          <table:table-cell office:value-type="float" office:value="0.1591226" calcext:value-type="float">
            <text:p>0.1591226</text:p>
          </table:table-cell>
          <table:table-cell office:value-type="float" office:value="1.2851405" calcext:value-type="float">
            <text:p>1.2851405</text:p>
          </table:table-cell>
          <table:table-cell office:value-type="float" office:value="1.123619" calcext:value-type="float">
            <text:p>1.123619</text:p>
          </table:table-cell>
          <table:table-cell office:value-type="float" office:value="0.2338533" calcext:value-type="float">
            <text:p>0.2338533</text:p>
          </table:table-cell>
          <table:table-cell office:value-type="float" office:value="0.3420757" calcext:value-type="float">
            <text:p>0.34207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2843" calcext:value-type="float">
            <text:p>0.0402843</text:p>
          </table:table-cell>
          <table:table-cell office:value-type="float" office:value="0.0367448" calcext:value-type="float">
            <text:p>0.0367448</text:p>
          </table:table-cell>
          <table:table-cell office:value-type="float" office:value="0.0090308" calcext:value-type="float">
            <text:p>0.0090308</text:p>
          </table:table-cell>
          <table:table-cell office:value-type="float" office:value="0.0139899" calcext:value-type="float">
            <text:p>0.0139899</text:p>
          </table:table-cell>
          <table:table-cell office:value-type="float" office:value="0.2505023" calcext:value-type="float">
            <text:p>0.2505023</text:p>
          </table:table-cell>
          <table:table-cell office:value-type="float" office:value="0.2281033" calcext:value-type="float">
            <text:p>0.2281033</text:p>
          </table:table-cell>
          <table:table-cell office:value-type="float" office:value="0.0510709" calcext:value-type="float">
            <text:p>0.0510709</text:p>
          </table:table-cell>
          <table:table-cell office:value-type="float" office:value="0.0805245" calcext:value-type="float">
            <text:p>0.0805245</text:p>
          </table:table-cell>
          <table:table-cell office:value-type="float" office:value="0.5789824" calcext:value-type="float">
            <text:p>0.5789824</text:p>
          </table:table-cell>
          <table:table-cell office:value-type="float" office:value="0.5118162" calcext:value-type="float">
            <text:p>0.5118162</text:p>
          </table:table-cell>
          <table:table-cell office:value-type="float" office:value="0.104188" calcext:value-type="float">
            <text:p>0.104188</text:p>
          </table:table-cell>
          <table:table-cell office:value-type="float" office:value="0.1599224" calcext:value-type="float">
            <text:p>0.1599224</text:p>
          </table:table-cell>
          <table:table-cell office:value-type="float" office:value="1.3132057" calcext:value-type="float">
            <text:p>1.3132057</text:p>
          </table:table-cell>
          <table:table-cell office:value-type="float" office:value="1.2250695" calcext:value-type="float">
            <text:p>1.2250695</text:p>
          </table:table-cell>
          <table:table-cell office:value-type="float" office:value="0.2278472" calcext:value-type="float">
            <text:p>0.2278472</text:p>
          </table:table-cell>
          <table:table-cell office:value-type="float" office:value="0.3438238" calcext:value-type="float">
            <text:p>0.343823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919" calcext:value-type="float">
            <text:p>0.0407919</text:p>
          </table:table-cell>
          <table:table-cell office:value-type="float" office:value="0.0392007" calcext:value-type="float">
            <text:p>0.0392007</text:p>
          </table:table-cell>
          <table:table-cell office:value-type="float" office:value="0.0088362" calcext:value-type="float">
            <text:p>0.0088362</text:p>
          </table:table-cell>
          <table:table-cell office:value-type="float" office:value="0.0137735" calcext:value-type="float">
            <text:p>0.0137735</text:p>
          </table:table-cell>
          <table:table-cell office:value-type="float" office:value="0.2501154" calcext:value-type="float">
            <text:p>0.2501154</text:p>
          </table:table-cell>
          <table:table-cell office:value-type="float" office:value="0.2291007" calcext:value-type="float">
            <text:p>0.2291007</text:p>
          </table:table-cell>
          <table:table-cell office:value-type="float" office:value="0.0495855" calcext:value-type="float">
            <text:p>0.0495855</text:p>
          </table:table-cell>
          <table:table-cell office:value-type="float" office:value="0.0767093" calcext:value-type="float">
            <text:p>0.0767093</text:p>
          </table:table-cell>
          <table:table-cell office:value-type="float" office:value="0.5559894" calcext:value-type="float">
            <text:p>0.5559894</text:p>
          </table:table-cell>
          <table:table-cell office:value-type="float" office:value="0.503052" calcext:value-type="float">
            <text:p>0.503052</text:p>
          </table:table-cell>
          <table:table-cell office:value-type="float" office:value="0.1271338" calcext:value-type="float">
            <text:p>0.1271338</text:p>
          </table:table-cell>
          <table:table-cell office:value-type="float" office:value="0.1661162" calcext:value-type="float">
            <text:p>0.1661162</text:p>
          </table:table-cell>
          <table:table-cell office:value-type="float" office:value="1.3346039" calcext:value-type="float">
            <text:p>1.3346039</text:p>
          </table:table-cell>
          <table:table-cell office:value-type="float" office:value="1.1634302" calcext:value-type="float">
            <text:p>1.1634302</text:p>
          </table:table-cell>
          <table:table-cell office:value-type="float" office:value="0.2289807" calcext:value-type="float">
            <text:p>0.2289807</text:p>
          </table:table-cell>
          <table:table-cell office:value-type="float" office:value="0.3415618" calcext:value-type="float">
            <text:p>0.34156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77" calcext:value-type="float">
            <text:p>0.040577</text:p>
          </table:table-cell>
          <table:table-cell office:value-type="float" office:value="0.0363233" calcext:value-type="float">
            <text:p>0.0363233</text:p>
          </table:table-cell>
          <table:table-cell office:value-type="float" office:value="0.008858" calcext:value-type="float">
            <text:p>0.008858</text:p>
          </table:table-cell>
          <table:table-cell office:value-type="float" office:value="0.0135764" calcext:value-type="float">
            <text:p>0.0135764</text:p>
          </table:table-cell>
          <table:table-cell office:value-type="float" office:value="0.2452279" calcext:value-type="float">
            <text:p>0.2452279</text:p>
          </table:table-cell>
          <table:table-cell office:value-type="float" office:value="0.2313138" calcext:value-type="float">
            <text:p>0.2313138</text:p>
          </table:table-cell>
          <table:table-cell office:value-type="float" office:value="0.0495668" calcext:value-type="float">
            <text:p>0.0495668</text:p>
          </table:table-cell>
          <table:table-cell office:value-type="float" office:value="0.0767458" calcext:value-type="float">
            <text:p>0.0767458</text:p>
          </table:table-cell>
          <table:table-cell office:value-type="float" office:value="0.5821316" calcext:value-type="float">
            <text:p>0.5821316</text:p>
          </table:table-cell>
          <table:table-cell office:value-type="float" office:value="0.5039789" calcext:value-type="float">
            <text:p>0.5039789</text:p>
          </table:table-cell>
          <table:table-cell office:value-type="float" office:value="0.104879" calcext:value-type="float">
            <text:p>0.104879</text:p>
          </table:table-cell>
          <table:table-cell office:value-type="float" office:value="0.1647887" calcext:value-type="float">
            <text:p>0.1647887</text:p>
          </table:table-cell>
          <table:table-cell office:value-type="float" office:value="1.4117724" calcext:value-type="float">
            <text:p>1.4117724</text:p>
          </table:table-cell>
          <table:table-cell office:value-type="float" office:value="1.2157685" calcext:value-type="float">
            <text:p>1.2157685</text:p>
          </table:table-cell>
          <table:table-cell office:value-type="float" office:value="0.2279905" calcext:value-type="float">
            <text:p>0.2279905</text:p>
          </table:table-cell>
          <table:table-cell office:value-type="float" office:value="0.348118" calcext:value-type="float">
            <text:p>0.3481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0221" calcext:value-type="float">
            <text:p>0.0420221</text:p>
          </table:table-cell>
          <table:table-cell office:value-type="float" office:value="0.0376755" calcext:value-type="float">
            <text:p>0.0376755</text:p>
          </table:table-cell>
          <table:table-cell office:value-type="float" office:value="0.0100021" calcext:value-type="float">
            <text:p>0.0100021</text:p>
          </table:table-cell>
          <table:table-cell office:value-type="float" office:value="0.0140385" calcext:value-type="float">
            <text:p>0.0140385</text:p>
          </table:table-cell>
          <table:table-cell office:value-type="float" office:value="0.254817" calcext:value-type="float">
            <text:p>0.254817</text:p>
          </table:table-cell>
          <table:table-cell office:value-type="float" office:value="0.2325098" calcext:value-type="float">
            <text:p>0.2325098</text:p>
          </table:table-cell>
          <table:table-cell office:value-type="float" office:value="0.0500151" calcext:value-type="float">
            <text:p>0.0500151</text:p>
          </table:table-cell>
          <table:table-cell office:value-type="float" office:value="0.0815101" calcext:value-type="float">
            <text:p>0.0815101</text:p>
          </table:table-cell>
          <table:table-cell office:value-type="float" office:value="0.5790544" calcext:value-type="float">
            <text:p>0.5790544</text:p>
          </table:table-cell>
          <table:table-cell office:value-type="float" office:value="0.5126467" calcext:value-type="float">
            <text:p>0.5126467</text:p>
          </table:table-cell>
          <table:table-cell office:value-type="float" office:value="0.1054743" calcext:value-type="float">
            <text:p>0.1054743</text:p>
          </table:table-cell>
          <table:table-cell office:value-type="float" office:value="0.1678378" calcext:value-type="float">
            <text:p>0.1678378</text:p>
          </table:table-cell>
          <table:table-cell office:value-type="float" office:value="1.3066444" calcext:value-type="float">
            <text:p>1.3066444</text:p>
          </table:table-cell>
          <table:table-cell office:value-type="float" office:value="1.178146" calcext:value-type="float">
            <text:p>1.178146</text:p>
          </table:table-cell>
          <table:table-cell office:value-type="float" office:value="0.2320162" calcext:value-type="float">
            <text:p>0.2320162</text:p>
          </table:table-cell>
          <table:table-cell office:value-type="float" office:value="0.3392212" calcext:value-type="float">
            <text:p>0.33922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757" calcext:value-type="float">
            <text:p>0.0395757</text:p>
          </table:table-cell>
          <table:table-cell office:value-type="float" office:value="0.0371386" calcext:value-type="float">
            <text:p>0.0371386</text:p>
          </table:table-cell>
          <table:table-cell office:value-type="float" office:value="0.0085971" calcext:value-type="float">
            <text:p>0.0085971</text:p>
          </table:table-cell>
          <table:table-cell office:value-type="float" office:value="0.0138663" calcext:value-type="float">
            <text:p>0.0138663</text:p>
          </table:table-cell>
          <table:table-cell office:value-type="float" office:value="0.2439591" calcext:value-type="float">
            <text:p>0.2439591</text:p>
          </table:table-cell>
          <table:table-cell office:value-type="float" office:value="0.2294445" calcext:value-type="float">
            <text:p>0.2294445</text:p>
          </table:table-cell>
          <table:table-cell office:value-type="float" office:value="0.0494711" calcext:value-type="float">
            <text:p>0.0494711</text:p>
          </table:table-cell>
          <table:table-cell office:value-type="float" office:value="0.0766281" calcext:value-type="float">
            <text:p>0.0766281</text:p>
          </table:table-cell>
          <table:table-cell office:value-type="float" office:value="0.5582201" calcext:value-type="float">
            <text:p>0.5582201</text:p>
          </table:table-cell>
          <table:table-cell office:value-type="float" office:value="0.5021991" calcext:value-type="float">
            <text:p>0.5021991</text:p>
          </table:table-cell>
          <table:table-cell office:value-type="float" office:value="0.1047429" calcext:value-type="float">
            <text:p>0.1047429</text:p>
          </table:table-cell>
          <table:table-cell office:value-type="float" office:value="0.1657543" calcext:value-type="float">
            <text:p>0.1657543</text:p>
          </table:table-cell>
          <table:table-cell office:value-type="float" office:value="1.30391" calcext:value-type="float">
            <text:p>1.30391</text:p>
          </table:table-cell>
          <table:table-cell office:value-type="float" office:value="1.1609699" calcext:value-type="float">
            <text:p>1.1609699</text:p>
          </table:table-cell>
          <table:table-cell office:value-type="float" office:value="0.2285585" calcext:value-type="float">
            <text:p>0.2285585</text:p>
          </table:table-cell>
          <table:table-cell office:value-type="float" office:value="0.3432522" calcext:value-type="float">
            <text:p>0.34325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9913" calcext:value-type="float">
            <text:p>0.0389913</text:p>
          </table:table-cell>
          <table:table-cell office:value-type="float" office:value="0.0386705" calcext:value-type="float">
            <text:p>0.0386705</text:p>
          </table:table-cell>
          <table:table-cell office:value-type="float" office:value="0.0088442" calcext:value-type="float">
            <text:p>0.0088442</text:p>
          </table:table-cell>
          <table:table-cell office:value-type="float" office:value="0.0137841" calcext:value-type="float">
            <text:p>0.0137841</text:p>
          </table:table-cell>
          <table:table-cell office:value-type="float" office:value="0.2480641" calcext:value-type="float">
            <text:p>0.2480641</text:p>
          </table:table-cell>
          <table:table-cell office:value-type="float" office:value="0.2298983" calcext:value-type="float">
            <text:p>0.2298983</text:p>
          </table:table-cell>
          <table:table-cell office:value-type="float" office:value="0.0493141" calcext:value-type="float">
            <text:p>0.0493141</text:p>
          </table:table-cell>
          <table:table-cell office:value-type="float" office:value="0.0770275" calcext:value-type="float">
            <text:p>0.0770275</text:p>
          </table:table-cell>
          <table:table-cell office:value-type="float" office:value="0.5633206" calcext:value-type="float">
            <text:p>0.5633206</text:p>
          </table:table-cell>
          <table:table-cell office:value-type="float" office:value="0.509348" calcext:value-type="float">
            <text:p>0.509348</text:p>
          </table:table-cell>
          <table:table-cell office:value-type="float" office:value="0.1252272" calcext:value-type="float">
            <text:p>0.1252272</text:p>
          </table:table-cell>
          <table:table-cell office:value-type="float" office:value="0.1630119" calcext:value-type="float">
            <text:p>0.1630119</text:p>
          </table:table-cell>
          <table:table-cell office:value-type="float" office:value="1.2998481" calcext:value-type="float">
            <text:p>1.2998481</text:p>
          </table:table-cell>
          <table:table-cell office:value-type="float" office:value="1.1359201" calcext:value-type="float">
            <text:p>1.1359201</text:p>
          </table:table-cell>
          <table:table-cell office:value-type="float" office:value="0.2263509" calcext:value-type="float">
            <text:p>0.2263509</text:p>
          </table:table-cell>
          <table:table-cell office:value-type="float" office:value="0.3455373" calcext:value-type="float">
            <text:p>0.34553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108" calcext:value-type="float">
            <text:p>0.0418108</text:p>
          </table:table-cell>
          <table:table-cell office:value-type="float" office:value="0.036726" calcext:value-type="float">
            <text:p>0.036726</text:p>
          </table:table-cell>
          <table:table-cell office:value-type="float" office:value="0.008831" calcext:value-type="float">
            <text:p>0.008831</text:p>
          </table:table-cell>
          <table:table-cell office:value-type="float" office:value="0.0136889" calcext:value-type="float">
            <text:p>0.0136889</text:p>
          </table:table-cell>
          <table:table-cell office:value-type="float" office:value="0.2487872" calcext:value-type="float">
            <text:p>0.2487872</text:p>
          </table:table-cell>
          <table:table-cell office:value-type="float" office:value="0.2297165" calcext:value-type="float">
            <text:p>0.2297165</text:p>
          </table:table-cell>
          <table:table-cell office:value-type="float" office:value="0.0520579" calcext:value-type="float">
            <text:p>0.0520579</text:p>
          </table:table-cell>
          <table:table-cell office:value-type="float" office:value="0.079821" calcext:value-type="float">
            <text:p>0.079821</text:p>
          </table:table-cell>
          <table:table-cell office:value-type="float" office:value="0.5760908" calcext:value-type="float">
            <text:p>0.5760908</text:p>
          </table:table-cell>
          <table:table-cell office:value-type="float" office:value="0.5066522" calcext:value-type="float">
            <text:p>0.5066522</text:p>
          </table:table-cell>
          <table:table-cell office:value-type="float" office:value="0.1047415" calcext:value-type="float">
            <text:p>0.1047415</text:p>
          </table:table-cell>
          <table:table-cell office:value-type="float" office:value="0.1656754" calcext:value-type="float">
            <text:p>0.1656754</text:p>
          </table:table-cell>
          <table:table-cell office:value-type="float" office:value="1.2259892" calcext:value-type="float">
            <text:p>1.2259892</text:p>
          </table:table-cell>
          <table:table-cell office:value-type="float" office:value="1.2173388" calcext:value-type="float">
            <text:p>1.2173388</text:p>
          </table:table-cell>
          <table:table-cell office:value-type="float" office:value="0.2297009" calcext:value-type="float">
            <text:p>0.2297009</text:p>
          </table:table-cell>
          <table:table-cell office:value-type="float" office:value="0.3448149" calcext:value-type="float">
            <text:p>0.34481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4742" calcext:value-type="float">
            <text:p>0.0414742</text:p>
          </table:table-cell>
          <table:table-cell office:value-type="float" office:value="0.0387937" calcext:value-type="float">
            <text:p>0.0387937</text:p>
          </table:table-cell>
          <table:table-cell office:value-type="float" office:value="0.0088066" calcext:value-type="float">
            <text:p>0.0088066</text:p>
          </table:table-cell>
          <table:table-cell office:value-type="float" office:value="0.0136733" calcext:value-type="float">
            <text:p>0.0136733</text:p>
          </table:table-cell>
          <table:table-cell office:value-type="float" office:value="0.2517294" calcext:value-type="float">
            <text:p>0.2517294</text:p>
          </table:table-cell>
          <table:table-cell office:value-type="float" office:value="0.2248546" calcext:value-type="float">
            <text:p>0.2248546</text:p>
          </table:table-cell>
          <table:table-cell office:value-type="float" office:value="0.0493489" calcext:value-type="float">
            <text:p>0.0493489</text:p>
          </table:table-cell>
          <table:table-cell office:value-type="float" office:value="0.0787558" calcext:value-type="float">
            <text:p>0.0787558</text:p>
          </table:table-cell>
          <table:table-cell office:value-type="float" office:value="0.5696441" calcext:value-type="float">
            <text:p>0.5696441</text:p>
          </table:table-cell>
          <table:table-cell office:value-type="float" office:value="0.5204783" calcext:value-type="float">
            <text:p>0.5204783</text:p>
          </table:table-cell>
          <table:table-cell office:value-type="float" office:value="0.1042872" calcext:value-type="float">
            <text:p>0.1042872</text:p>
          </table:table-cell>
          <table:table-cell office:value-type="float" office:value="0.1682389" calcext:value-type="float">
            <text:p>0.1682389</text:p>
          </table:table-cell>
          <table:table-cell office:value-type="float" office:value="1.3606878" calcext:value-type="float">
            <text:p>1.3606878</text:p>
          </table:table-cell>
          <table:table-cell office:value-type="float" office:value="1.2193771" calcext:value-type="float">
            <text:p>1.2193771</text:p>
          </table:table-cell>
          <table:table-cell office:value-type="float" office:value="0.2297363" calcext:value-type="float">
            <text:p>0.2297363</text:p>
          </table:table-cell>
          <table:table-cell office:value-type="float" office:value="0.3425061" calcext:value-type="float">
            <text:p>0.34250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224" calcext:value-type="float">
            <text:p>0.0396224</text:p>
          </table:table-cell>
          <table:table-cell office:value-type="float" office:value="0.0375793" calcext:value-type="float">
            <text:p>0.0375793</text:p>
          </table:table-cell>
          <table:table-cell office:value-type="float" office:value="0.0087247" calcext:value-type="float">
            <text:p>0.0087247</text:p>
          </table:table-cell>
          <table:table-cell office:value-type="float" office:value="0.0136998" calcext:value-type="float">
            <text:p>0.0136998</text:p>
          </table:table-cell>
          <table:table-cell office:value-type="float" office:value="0.251308" calcext:value-type="float">
            <text:p>0.251308</text:p>
          </table:table-cell>
          <table:table-cell office:value-type="float" office:value="0.2291296" calcext:value-type="float">
            <text:p>0.2291296</text:p>
          </table:table-cell>
          <table:table-cell office:value-type="float" office:value="0.0511314" calcext:value-type="float">
            <text:p>0.0511314</text:p>
          </table:table-cell>
          <table:table-cell office:value-type="float" office:value="0.0752142" calcext:value-type="float">
            <text:p>0.0752142</text:p>
          </table:table-cell>
          <table:table-cell office:value-type="float" office:value="0.5639334" calcext:value-type="float">
            <text:p>0.5639334</text:p>
          </table:table-cell>
          <table:table-cell office:value-type="float" office:value="0.520946" calcext:value-type="float">
            <text:p>0.520946</text:p>
          </table:table-cell>
          <table:table-cell office:value-type="float" office:value="0.1257383" calcext:value-type="float">
            <text:p>0.1257383</text:p>
          </table:table-cell>
          <table:table-cell office:value-type="float" office:value="0.1609409" calcext:value-type="float">
            <text:p>0.1609409</text:p>
          </table:table-cell>
          <table:table-cell office:value-type="float" office:value="1.3359309" calcext:value-type="float">
            <text:p>1.3359309</text:p>
          </table:table-cell>
          <table:table-cell office:value-type="float" office:value="1.2527428" calcext:value-type="float">
            <text:p>1.2527428</text:p>
          </table:table-cell>
          <table:table-cell office:value-type="float" office:value="0.2346882" calcext:value-type="float">
            <text:p>0.2346882</text:p>
          </table:table-cell>
          <table:table-cell office:value-type="float" office:value="0.3417742" calcext:value-type="float">
            <text:p>0.341774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299" calcext:value-type="float">
            <text:p>0.0405299</text:p>
          </table:table-cell>
          <table:table-cell office:value-type="float" office:value="0.0377417" calcext:value-type="float">
            <text:p>0.0377417</text:p>
          </table:table-cell>
          <table:table-cell office:value-type="float" office:value="0.0088157" calcext:value-type="float">
            <text:p>0.0088157</text:p>
          </table:table-cell>
          <table:table-cell office:value-type="float" office:value="0.0135165" calcext:value-type="float">
            <text:p>0.0135165</text:p>
          </table:table-cell>
          <table:table-cell office:value-type="float" office:value="0.2553062" calcext:value-type="float">
            <text:p>0.2553062</text:p>
          </table:table-cell>
          <table:table-cell office:value-type="float" office:value="0.2324396" calcext:value-type="float">
            <text:p>0.2324396</text:p>
          </table:table-cell>
          <table:table-cell office:value-type="float" office:value="0.0516517" calcext:value-type="float">
            <text:p>0.0516517</text:p>
          </table:table-cell>
          <table:table-cell office:value-type="float" office:value="0.0753382" calcext:value-type="float">
            <text:p>0.0753382</text:p>
          </table:table-cell>
          <table:table-cell office:value-type="float" office:value="0.5487745" calcext:value-type="float">
            <text:p>0.5487745</text:p>
          </table:table-cell>
          <table:table-cell office:value-type="float" office:value="0.5167168" calcext:value-type="float">
            <text:p>0.5167168</text:p>
          </table:table-cell>
          <table:table-cell office:value-type="float" office:value="0.1052036" calcext:value-type="float">
            <text:p>0.1052036</text:p>
          </table:table-cell>
          <table:table-cell office:value-type="float" office:value="0.1594361" calcext:value-type="float">
            <text:p>0.1594361</text:p>
          </table:table-cell>
          <table:table-cell office:value-type="float" office:value="1.3440185" calcext:value-type="float">
            <text:p>1.3440185</text:p>
          </table:table-cell>
          <table:table-cell office:value-type="float" office:value="1.2191298" calcext:value-type="float">
            <text:p>1.2191298</text:p>
          </table:table-cell>
          <table:table-cell office:value-type="float" office:value="0.2359916" calcext:value-type="float">
            <text:p>0.2359916</text:p>
          </table:table-cell>
          <table:table-cell office:value-type="float" office:value="0.3516749" calcext:value-type="float">
            <text:p>0.35167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246" calcext:value-type="float">
            <text:p>0.0391246</text:p>
          </table:table-cell>
          <table:table-cell office:value-type="float" office:value="0.0362115" calcext:value-type="float">
            <text:p>0.0362115</text:p>
          </table:table-cell>
          <table:table-cell office:value-type="float" office:value="0.0087847" calcext:value-type="float">
            <text:p>0.0087847</text:p>
          </table:table-cell>
          <table:table-cell office:value-type="float" office:value="0.0139191" calcext:value-type="float">
            <text:p>0.0139191</text:p>
          </table:table-cell>
          <table:table-cell office:value-type="float" office:value="0.2502483" calcext:value-type="float">
            <text:p>0.2502483</text:p>
          </table:table-cell>
          <table:table-cell office:value-type="float" office:value="0.2239486" calcext:value-type="float">
            <text:p>0.2239486</text:p>
          </table:table-cell>
          <table:table-cell office:value-type="float" office:value="0.0496512" calcext:value-type="float">
            <text:p>0.0496512</text:p>
          </table:table-cell>
          <table:table-cell office:value-type="float" office:value="0.0757927" calcext:value-type="float">
            <text:p>0.0757927</text:p>
          </table:table-cell>
          <table:table-cell office:value-type="float" office:value="0.6061225" calcext:value-type="float">
            <text:p>0.6061225</text:p>
          </table:table-cell>
          <table:table-cell office:value-type="float" office:value="0.5008015" calcext:value-type="float">
            <text:p>0.5008015</text:p>
          </table:table-cell>
          <table:table-cell office:value-type="float" office:value="0.1048849" calcext:value-type="float">
            <text:p>0.1048849</text:p>
          </table:table-cell>
          <table:table-cell office:value-type="float" office:value="0.1599315" calcext:value-type="float">
            <text:p>0.1599315</text:p>
          </table:table-cell>
          <table:table-cell office:value-type="float" office:value="1.2626484" calcext:value-type="float">
            <text:p>1.2626484</text:p>
          </table:table-cell>
          <table:table-cell office:value-type="float" office:value="1.1954863" calcext:value-type="float">
            <text:p>1.1954863</text:p>
          </table:table-cell>
          <table:table-cell office:value-type="float" office:value="0.232953" calcext:value-type="float">
            <text:p>0.232953</text:p>
          </table:table-cell>
          <table:table-cell office:value-type="float" office:value="0.3573763" calcext:value-type="float">
            <text:p>0.357376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827" calcext:value-type="float">
            <text:p>0.0390827</text:p>
          </table:table-cell>
          <table:table-cell office:value-type="float" office:value="0.0362268" calcext:value-type="float">
            <text:p>0.0362268</text:p>
          </table:table-cell>
          <table:table-cell office:value-type="float" office:value="0.008616" calcext:value-type="float">
            <text:p>0.008616</text:p>
          </table:table-cell>
          <table:table-cell office:value-type="float" office:value="0.0138246" calcext:value-type="float">
            <text:p>0.0138246</text:p>
          </table:table-cell>
          <table:table-cell office:value-type="float" office:value="0.24678" calcext:value-type="float">
            <text:p>0.24678</text:p>
          </table:table-cell>
          <table:table-cell office:value-type="float" office:value="0.2207563" calcext:value-type="float">
            <text:p>0.2207563</text:p>
          </table:table-cell>
          <table:table-cell office:value-type="float" office:value="0.0502845" calcext:value-type="float">
            <text:p>0.0502845</text:p>
          </table:table-cell>
          <table:table-cell office:value-type="float" office:value="0.075347" calcext:value-type="float">
            <text:p>0.075347</text:p>
          </table:table-cell>
          <table:table-cell office:value-type="float" office:value="0.5752711" calcext:value-type="float">
            <text:p>0.5752711</text:p>
          </table:table-cell>
          <table:table-cell office:value-type="float" office:value="0.5154543" calcext:value-type="float">
            <text:p>0.5154543</text:p>
          </table:table-cell>
          <table:table-cell office:value-type="float" office:value="0.1052982" calcext:value-type="float">
            <text:p>0.1052982</text:p>
          </table:table-cell>
          <table:table-cell office:value-type="float" office:value="0.1588255" calcext:value-type="float">
            <text:p>0.1588255</text:p>
          </table:table-cell>
          <table:table-cell office:value-type="float" office:value="1.2980952" calcext:value-type="float">
            <text:p>1.2980952</text:p>
          </table:table-cell>
          <table:table-cell office:value-type="float" office:value="1.2279119" calcext:value-type="float">
            <text:p>1.2279119</text:p>
          </table:table-cell>
          <table:table-cell office:value-type="float" office:value="0.2294887" calcext:value-type="float">
            <text:p>0.2294887</text:p>
          </table:table-cell>
          <table:table-cell office:value-type="float" office:value="0.3513926" calcext:value-type="float">
            <text:p>0.35139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589" calcext:value-type="float">
            <text:p>0.0401589</text:p>
          </table:table-cell>
          <table:table-cell office:value-type="float" office:value="0.0375628" calcext:value-type="float">
            <text:p>0.0375628</text:p>
          </table:table-cell>
          <table:table-cell office:value-type="float" office:value="0.0088626" calcext:value-type="float">
            <text:p>0.0088626</text:p>
          </table:table-cell>
          <table:table-cell office:value-type="float" office:value="0.0137599" calcext:value-type="float">
            <text:p>0.0137599</text:p>
          </table:table-cell>
          <table:table-cell office:value-type="float" office:value="0.2551445" calcext:value-type="float">
            <text:p>0.2551445</text:p>
          </table:table-cell>
          <table:table-cell office:value-type="float" office:value="0.2282212" calcext:value-type="float">
            <text:p>0.2282212</text:p>
          </table:table-cell>
          <table:table-cell office:value-type="float" office:value="0.0509231" calcext:value-type="float">
            <text:p>0.0509231</text:p>
          </table:table-cell>
          <table:table-cell office:value-type="float" office:value="0.0759573" calcext:value-type="float">
            <text:p>0.0759573</text:p>
          </table:table-cell>
          <table:table-cell office:value-type="float" office:value="0.5962029" calcext:value-type="float">
            <text:p>0.5962029</text:p>
          </table:table-cell>
          <table:table-cell office:value-type="float" office:value="0.5023961" calcext:value-type="float">
            <text:p>0.5023961</text:p>
          </table:table-cell>
          <table:table-cell office:value-type="float" office:value="0.106199" calcext:value-type="float">
            <text:p>0.106199</text:p>
          </table:table-cell>
          <table:table-cell office:value-type="float" office:value="0.160599" calcext:value-type="float">
            <text:p>0.160599</text:p>
          </table:table-cell>
          <table:table-cell office:value-type="float" office:value="1.3991006" calcext:value-type="float">
            <text:p>1.3991006</text:p>
          </table:table-cell>
          <table:table-cell office:value-type="float" office:value="1.2658127" calcext:value-type="float">
            <text:p>1.2658127</text:p>
          </table:table-cell>
          <table:table-cell office:value-type="float" office:value="0.2277406" calcext:value-type="float">
            <text:p>0.2277406</text:p>
          </table:table-cell>
          <table:table-cell office:value-type="float" office:value="0.349727" calcext:value-type="float">
            <text:p>0.3497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399" calcext:value-type="float">
            <text:p>0.0396399</text:p>
          </table:table-cell>
          <table:table-cell office:value-type="float" office:value="0.0362787" calcext:value-type="float">
            <text:p>0.0362787</text:p>
          </table:table-cell>
          <table:table-cell office:value-type="float" office:value="0.0086994" calcext:value-type="float">
            <text:p>0.0086994</text:p>
          </table:table-cell>
          <table:table-cell office:value-type="float" office:value="0.0141817" calcext:value-type="float">
            <text:p>0.0141817</text:p>
          </table:table-cell>
          <table:table-cell office:value-type="float" office:value="0.2462663" calcext:value-type="float">
            <text:p>0.2462663</text:p>
          </table:table-cell>
          <table:table-cell office:value-type="float" office:value="0.2289262" calcext:value-type="float">
            <text:p>0.2289262</text:p>
          </table:table-cell>
          <table:table-cell office:value-type="float" office:value="0.0531667" calcext:value-type="float">
            <text:p>0.0531667</text:p>
          </table:table-cell>
          <table:table-cell office:value-type="float" office:value="0.0756816" calcext:value-type="float">
            <text:p>0.0756816</text:p>
          </table:table-cell>
          <table:table-cell office:value-type="float" office:value="0.5856851" calcext:value-type="float">
            <text:p>0.5856851</text:p>
          </table:table-cell>
          <table:table-cell office:value-type="float" office:value="0.5079092" calcext:value-type="float">
            <text:p>0.5079092</text:p>
          </table:table-cell>
          <table:table-cell office:value-type="float" office:value="0.1052869" calcext:value-type="float">
            <text:p>0.1052869</text:p>
          </table:table-cell>
          <table:table-cell office:value-type="float" office:value="0.1626394" calcext:value-type="float">
            <text:p>0.1626394</text:p>
          </table:table-cell>
          <table:table-cell office:value-type="float" office:value="1.3311789" calcext:value-type="float">
            <text:p>1.3311789</text:p>
          </table:table-cell>
          <table:table-cell office:value-type="float" office:value="1.2457521" calcext:value-type="float">
            <text:p>1.2457521</text:p>
          </table:table-cell>
          <table:table-cell office:value-type="float" office:value="0.225523" calcext:value-type="float">
            <text:p>0.225523</text:p>
          </table:table-cell>
          <table:table-cell office:value-type="float" office:value="0.3527995" calcext:value-type="float">
            <text:p>0.35279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857" calcext:value-type="float">
            <text:p>0.0408857</text:p>
          </table:table-cell>
          <table:table-cell office:value-type="float" office:value="0.036227" calcext:value-type="float">
            <text:p>0.036227</text:p>
          </table:table-cell>
          <table:table-cell office:value-type="float" office:value="0.0087319" calcext:value-type="float">
            <text:p>0.0087319</text:p>
          </table:table-cell>
          <table:table-cell office:value-type="float" office:value="0.0136478" calcext:value-type="float">
            <text:p>0.0136478</text:p>
          </table:table-cell>
          <table:table-cell office:value-type="float" office:value="0.2475669" calcext:value-type="float">
            <text:p>0.2475669</text:p>
          </table:table-cell>
          <table:table-cell office:value-type="float" office:value="0.2252091" calcext:value-type="float">
            <text:p>0.2252091</text:p>
          </table:table-cell>
          <table:table-cell office:value-type="float" office:value="0.0507954" calcext:value-type="float">
            <text:p>0.0507954</text:p>
          </table:table-cell>
          <table:table-cell office:value-type="float" office:value="0.0766205" calcext:value-type="float">
            <text:p>0.0766205</text:p>
          </table:table-cell>
          <table:table-cell office:value-type="float" office:value="0.5893637" calcext:value-type="float">
            <text:p>0.5893637</text:p>
          </table:table-cell>
          <table:table-cell office:value-type="float" office:value="0.5192017" calcext:value-type="float">
            <text:p>0.5192017</text:p>
          </table:table-cell>
          <table:table-cell office:value-type="float" office:value="0.1055402" calcext:value-type="float">
            <text:p>0.1055402</text:p>
          </table:table-cell>
          <table:table-cell office:value-type="float" office:value="0.1591242" calcext:value-type="float">
            <text:p>0.1591242</text:p>
          </table:table-cell>
          <table:table-cell office:value-type="float" office:value="1.2998022" calcext:value-type="float">
            <text:p>1.2998022</text:p>
          </table:table-cell>
          <table:table-cell office:value-type="float" office:value="1.2138111" calcext:value-type="float">
            <text:p>1.2138111</text:p>
          </table:table-cell>
          <table:table-cell office:value-type="float" office:value="0.2279373" calcext:value-type="float">
            <text:p>0.2279373</text:p>
          </table:table-cell>
          <table:table-cell office:value-type="float" office:value="0.3435003" calcext:value-type="float">
            <text:p>0.34350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13" calcext:value-type="float">
            <text:p>0.040613</text:p>
          </table:table-cell>
          <table:table-cell office:value-type="float" office:value="0.0379278" calcext:value-type="float">
            <text:p>0.0379278</text:p>
          </table:table-cell>
          <table:table-cell office:value-type="float" office:value="0.0087013" calcext:value-type="float">
            <text:p>0.0087013</text:p>
          </table:table-cell>
          <table:table-cell office:value-type="float" office:value="0.0137821" calcext:value-type="float">
            <text:p>0.0137821</text:p>
          </table:table-cell>
          <table:table-cell office:value-type="float" office:value="0.253593" calcext:value-type="float">
            <text:p>0.253593</text:p>
          </table:table-cell>
          <table:table-cell office:value-type="float" office:value="0.2263853" calcext:value-type="float">
            <text:p>0.2263853</text:p>
          </table:table-cell>
          <table:table-cell office:value-type="float" office:value="0.0500224" calcext:value-type="float">
            <text:p>0.0500224</text:p>
          </table:table-cell>
          <table:table-cell office:value-type="float" office:value="0.0751723" calcext:value-type="float">
            <text:p>0.0751723</text:p>
          </table:table-cell>
          <table:table-cell office:value-type="float" office:value="0.5830975" calcext:value-type="float">
            <text:p>0.5830975</text:p>
          </table:table-cell>
          <table:table-cell office:value-type="float" office:value="0.5116741" calcext:value-type="float">
            <text:p>0.5116741</text:p>
          </table:table-cell>
          <table:table-cell office:value-type="float" office:value="0.1050004" calcext:value-type="float">
            <text:p>0.1050004</text:p>
          </table:table-cell>
          <table:table-cell office:value-type="float" office:value="0.1593773" calcext:value-type="float">
            <text:p>0.1593773</text:p>
          </table:table-cell>
          <table:table-cell office:value-type="float" office:value="1.3627042" calcext:value-type="float">
            <text:p>1.3627042</text:p>
          </table:table-cell>
          <table:table-cell office:value-type="float" office:value="1.2316399" calcext:value-type="float">
            <text:p>1.2316399</text:p>
          </table:table-cell>
          <table:table-cell office:value-type="float" office:value="0.2296336" calcext:value-type="float">
            <text:p>0.2296336</text:p>
          </table:table-cell>
          <table:table-cell office:value-type="float" office:value="0.3489263" calcext:value-type="float">
            <text:p>0.348926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74" calcext:value-type="float">
            <text:p>0.039674</text:p>
          </table:table-cell>
          <table:table-cell office:value-type="float" office:value="0.0369133" calcext:value-type="float">
            <text:p>0.0369133</text:p>
          </table:table-cell>
          <table:table-cell office:value-type="float" office:value="0.0086647" calcext:value-type="float">
            <text:p>0.0086647</text:p>
          </table:table-cell>
          <table:table-cell office:value-type="float" office:value="0.0137214" calcext:value-type="float">
            <text:p>0.0137214</text:p>
          </table:table-cell>
          <table:table-cell office:value-type="float" office:value="0.2546703" calcext:value-type="float">
            <text:p>0.2546703</text:p>
          </table:table-cell>
          <table:table-cell office:value-type="float" office:value="0.2282729" calcext:value-type="float">
            <text:p>0.2282729</text:p>
          </table:table-cell>
          <table:table-cell office:value-type="float" office:value="0.0506645" calcext:value-type="float">
            <text:p>0.0506645</text:p>
          </table:table-cell>
          <table:table-cell office:value-type="float" office:value="0.0755936" calcext:value-type="float">
            <text:p>0.0755936</text:p>
          </table:table-cell>
          <table:table-cell office:value-type="float" office:value="0.5579658" calcext:value-type="float">
            <text:p>0.5579658</text:p>
          </table:table-cell>
          <table:table-cell office:value-type="float" office:value="0.5107607" calcext:value-type="float">
            <text:p>0.5107607</text:p>
          </table:table-cell>
          <table:table-cell office:value-type="float" office:value="0.1040268" calcext:value-type="float">
            <text:p>0.1040268</text:p>
          </table:table-cell>
          <table:table-cell office:value-type="float" office:value="0.1603626" calcext:value-type="float">
            <text:p>0.1603626</text:p>
          </table:table-cell>
          <table:table-cell office:value-type="float" office:value="1.3174083" calcext:value-type="float">
            <text:p>1.3174083</text:p>
          </table:table-cell>
          <table:table-cell office:value-type="float" office:value="1.2362767" calcext:value-type="float">
            <text:p>1.2362767</text:p>
          </table:table-cell>
          <table:table-cell office:value-type="float" office:value="0.2332111" calcext:value-type="float">
            <text:p>0.2332111</text:p>
          </table:table-cell>
          <table:table-cell office:value-type="float" office:value="0.3529065" calcext:value-type="float">
            <text:p>0.35290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437" calcext:value-type="float">
            <text:p>0.0394437</text:p>
          </table:table-cell>
          <table:table-cell office:value-type="float" office:value="0.0373031" calcext:value-type="float">
            <text:p>0.0373031</text:p>
          </table:table-cell>
          <table:table-cell office:value-type="float" office:value="0.0086509" calcext:value-type="float">
            <text:p>0.0086509</text:p>
          </table:table-cell>
          <table:table-cell office:value-type="float" office:value="0.0137394" calcext:value-type="float">
            <text:p>0.0137394</text:p>
          </table:table-cell>
          <table:table-cell office:value-type="float" office:value="0.2545104" calcext:value-type="float">
            <text:p>0.2545104</text:p>
          </table:table-cell>
          <table:table-cell office:value-type="float" office:value="0.2305796" calcext:value-type="float">
            <text:p>0.2305796</text:p>
          </table:table-cell>
          <table:table-cell office:value-type="float" office:value="0.0510706" calcext:value-type="float">
            <text:p>0.0510706</text:p>
          </table:table-cell>
          <table:table-cell office:value-type="float" office:value="0.0757957" calcext:value-type="float">
            <text:p>0.0757957</text:p>
          </table:table-cell>
          <table:table-cell office:value-type="float" office:value="0.5942539" calcext:value-type="float">
            <text:p>0.5942539</text:p>
          </table:table-cell>
          <table:table-cell office:value-type="float" office:value="0.5149213" calcext:value-type="float">
            <text:p>0.5149213</text:p>
          </table:table-cell>
          <table:table-cell office:value-type="float" office:value="0.1048372" calcext:value-type="float">
            <text:p>0.1048372</text:p>
          </table:table-cell>
          <table:table-cell office:value-type="float" office:value="0.1595999" calcext:value-type="float">
            <text:p>0.1595999</text:p>
          </table:table-cell>
          <table:table-cell office:value-type="float" office:value="1.3419807" calcext:value-type="float">
            <text:p>1.3419807</text:p>
          </table:table-cell>
          <table:table-cell office:value-type="float" office:value="1.1944473" calcext:value-type="float">
            <text:p>1.1944473</text:p>
          </table:table-cell>
          <table:table-cell office:value-type="float" office:value="0.2293034" calcext:value-type="float">
            <text:p>0.2293034</text:p>
          </table:table-cell>
          <table:table-cell office:value-type="float" office:value="0.3384055" calcext:value-type="float">
            <text:p>0.33840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811" calcext:value-type="float">
            <text:p>0.0395811</text:p>
          </table:table-cell>
          <table:table-cell office:value-type="float" office:value="0.0382671" calcext:value-type="float">
            <text:p>0.0382671</text:p>
          </table:table-cell>
          <table:table-cell office:value-type="float" office:value="0.0086363" calcext:value-type="float">
            <text:p>0.0086363</text:p>
          </table:table-cell>
          <table:table-cell office:value-type="float" office:value="0.013694" calcext:value-type="float">
            <text:p>0.013694</text:p>
          </table:table-cell>
          <table:table-cell office:value-type="float" office:value="0.2491852" calcext:value-type="float">
            <text:p>0.2491852</text:p>
          </table:table-cell>
          <table:table-cell office:value-type="float" office:value="0.2406986" calcext:value-type="float">
            <text:p>0.2406986</text:p>
          </table:table-cell>
          <table:table-cell office:value-type="float" office:value="0.0491528" calcext:value-type="float">
            <text:p>0.0491528</text:p>
          </table:table-cell>
          <table:table-cell office:value-type="float" office:value="0.0878747" calcext:value-type="float">
            <text:p>0.0878747</text:p>
          </table:table-cell>
          <table:table-cell office:value-type="float" office:value="0.6106802" calcext:value-type="float">
            <text:p>0.6106802</text:p>
          </table:table-cell>
          <table:table-cell office:value-type="float" office:value="0.507855" calcext:value-type="float">
            <text:p>0.507855</text:p>
          </table:table-cell>
          <table:table-cell office:value-type="float" office:value="0.1264634" calcext:value-type="float">
            <text:p>0.1264634</text:p>
          </table:table-cell>
          <table:table-cell office:value-type="float" office:value="0.1593817" calcext:value-type="float">
            <text:p>0.1593817</text:p>
          </table:table-cell>
          <table:table-cell office:value-type="float" office:value="1.3360055" calcext:value-type="float">
            <text:p>1.3360055</text:p>
          </table:table-cell>
          <table:table-cell office:value-type="float" office:value="1.1744079" calcext:value-type="float">
            <text:p>1.1744079</text:p>
          </table:table-cell>
          <table:table-cell office:value-type="float" office:value="0.2270833" calcext:value-type="float">
            <text:p>0.2270833</text:p>
          </table:table-cell>
          <table:table-cell office:value-type="float" office:value="0.3423369" calcext:value-type="float">
            <text:p>0.34233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034" calcext:value-type="float">
            <text:p>0.0395034</text:p>
          </table:table-cell>
          <table:table-cell office:value-type="float" office:value="0.0369956" calcext:value-type="float">
            <text:p>0.0369956</text:p>
          </table:table-cell>
          <table:table-cell office:value-type="float" office:value="0.0088071" calcext:value-type="float">
            <text:p>0.0088071</text:p>
          </table:table-cell>
          <table:table-cell office:value-type="float" office:value="0.0134859" calcext:value-type="float">
            <text:p>0.0134859</text:p>
          </table:table-cell>
          <table:table-cell office:value-type="float" office:value="0.2511612" calcext:value-type="float">
            <text:p>0.2511612</text:p>
          </table:table-cell>
          <table:table-cell office:value-type="float" office:value="0.2261005" calcext:value-type="float">
            <text:p>0.2261005</text:p>
          </table:table-cell>
          <table:table-cell office:value-type="float" office:value="0.0560663" calcext:value-type="float">
            <text:p>0.0560663</text:p>
          </table:table-cell>
          <table:table-cell office:value-type="float" office:value="0.0755184" calcext:value-type="float">
            <text:p>0.0755184</text:p>
          </table:table-cell>
          <table:table-cell office:value-type="float" office:value="0.5763537" calcext:value-type="float">
            <text:p>0.5763537</text:p>
          </table:table-cell>
          <table:table-cell office:value-type="float" office:value="0.5203058" calcext:value-type="float">
            <text:p>0.5203058</text:p>
          </table:table-cell>
          <table:table-cell office:value-type="float" office:value="0.1046387" calcext:value-type="float">
            <text:p>0.1046387</text:p>
          </table:table-cell>
          <table:table-cell office:value-type="float" office:value="0.1604825" calcext:value-type="float">
            <text:p>0.1604825</text:p>
          </table:table-cell>
          <table:table-cell office:value-type="float" office:value="1.3152852" calcext:value-type="float">
            <text:p>1.3152852</text:p>
          </table:table-cell>
          <table:table-cell office:value-type="float" office:value="1.2004209" calcext:value-type="float">
            <text:p>1.2004209</text:p>
          </table:table-cell>
          <table:table-cell office:value-type="float" office:value="0.2255118" calcext:value-type="float">
            <text:p>0.2255118</text:p>
          </table:table-cell>
          <table:table-cell office:value-type="float" office:value="0.3519807" calcext:value-type="float">
            <text:p>0.35198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219" calcext:value-type="float">
            <text:p>0.0397219</text:p>
          </table:table-cell>
          <table:table-cell office:value-type="float" office:value="0.0361022" calcext:value-type="float">
            <text:p>0.0361022</text:p>
          </table:table-cell>
          <table:table-cell office:value-type="float" office:value="0.0089574" calcext:value-type="float">
            <text:p>0.0089574</text:p>
          </table:table-cell>
          <table:table-cell office:value-type="float" office:value="0.013614" calcext:value-type="float">
            <text:p>0.013614</text:p>
          </table:table-cell>
          <table:table-cell office:value-type="float" office:value="0.2574756" calcext:value-type="float">
            <text:p>0.2574756</text:p>
          </table:table-cell>
          <table:table-cell office:value-type="float" office:value="0.2255381" calcext:value-type="float">
            <text:p>0.2255381</text:p>
          </table:table-cell>
          <table:table-cell office:value-type="float" office:value="0.0521724" calcext:value-type="float">
            <text:p>0.0521724</text:p>
          </table:table-cell>
          <table:table-cell office:value-type="float" office:value="0.0755143" calcext:value-type="float">
            <text:p>0.0755143</text:p>
          </table:table-cell>
          <table:table-cell office:value-type="float" office:value="0.5789571" calcext:value-type="float">
            <text:p>0.5789571</text:p>
          </table:table-cell>
          <table:table-cell office:value-type="float" office:value="0.5112813" calcext:value-type="float">
            <text:p>0.5112813</text:p>
          </table:table-cell>
          <table:table-cell office:value-type="float" office:value="0.1053516" calcext:value-type="float">
            <text:p>0.1053516</text:p>
          </table:table-cell>
          <table:table-cell office:value-type="float" office:value="0.1593364" calcext:value-type="float">
            <text:p>0.1593364</text:p>
          </table:table-cell>
          <table:table-cell office:value-type="float" office:value="1.2972683" calcext:value-type="float">
            <text:p>1.2972683</text:p>
          </table:table-cell>
          <table:table-cell office:value-type="float" office:value="1.1995163" calcext:value-type="float">
            <text:p>1.1995163</text:p>
          </table:table-cell>
          <table:table-cell office:value-type="float" office:value="0.22512" calcext:value-type="float">
            <text:p>0.22512</text:p>
          </table:table-cell>
          <table:table-cell office:value-type="float" office:value="0.3394029" calcext:value-type="float">
            <text:p>0.33940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0411" calcext:value-type="float">
            <text:p>0.0420411</text:p>
          </table:table-cell>
          <table:table-cell office:value-type="float" office:value="0.0381465" calcext:value-type="float">
            <text:p>0.0381465</text:p>
          </table:table-cell>
          <table:table-cell office:value-type="float" office:value="0.0088466" calcext:value-type="float">
            <text:p>0.0088466</text:p>
          </table:table-cell>
          <table:table-cell office:value-type="float" office:value="0.0135212" calcext:value-type="float">
            <text:p>0.0135212</text:p>
          </table:table-cell>
          <table:table-cell office:value-type="float" office:value="0.2485418" calcext:value-type="float">
            <text:p>0.2485418</text:p>
          </table:table-cell>
          <table:table-cell office:value-type="float" office:value="0.2313442" calcext:value-type="float">
            <text:p>0.2313442</text:p>
          </table:table-cell>
          <table:table-cell office:value-type="float" office:value="0.0501081" calcext:value-type="float">
            <text:p>0.0501081</text:p>
          </table:table-cell>
          <table:table-cell office:value-type="float" office:value="0.0756378" calcext:value-type="float">
            <text:p>0.0756378</text:p>
          </table:table-cell>
          <table:table-cell office:value-type="float" office:value="0.5623436" calcext:value-type="float">
            <text:p>0.5623436</text:p>
          </table:table-cell>
          <table:table-cell office:value-type="float" office:value="0.5241514" calcext:value-type="float">
            <text:p>0.5241514</text:p>
          </table:table-cell>
          <table:table-cell office:value-type="float" office:value="0.1252347" calcext:value-type="float">
            <text:p>0.1252347</text:p>
          </table:table-cell>
          <table:table-cell office:value-type="float" office:value="0.1599503" calcext:value-type="float">
            <text:p>0.1599503</text:p>
          </table:table-cell>
          <table:table-cell office:value-type="float" office:value="1.2978646" calcext:value-type="float">
            <text:p>1.2978646</text:p>
          </table:table-cell>
          <table:table-cell office:value-type="float" office:value="1.1794437" calcext:value-type="float">
            <text:p>1.1794437</text:p>
          </table:table-cell>
          <table:table-cell office:value-type="float" office:value="0.2412675" calcext:value-type="float">
            <text:p>0.2412675</text:p>
          </table:table-cell>
          <table:table-cell office:value-type="float" office:value="0.3372174" calcext:value-type="float">
            <text:p>0.33721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4:.B103])" office:value-type="float" office:value="0.040689883" calcext:value-type="float">
            <text:p>0.0407</text:p>
          </table:table-cell>
          <table:table-cell table:style-name="ce2" table:formula="of:=AVERAGE([.C4:.C103])" office:value-type="float" office:value="0.037378501" calcext:value-type="float">
            <text:p>0.0374</text:p>
          </table:table-cell>
          <table:table-cell table:style-name="ce2" table:formula="of:=AVERAGE([.D4:.D103])" office:value-type="float" office:value="0.008948378" calcext:value-type="float">
            <text:p>0.0089</text:p>
          </table:table-cell>
          <table:table-cell table:style-name="ce2" table:formula="of:=AVERAGE([.E4:.E103])" office:value-type="float" office:value="0.013859978" calcext:value-type="float">
            <text:p>0.0139</text:p>
          </table:table-cell>
          <table:table-cell table:style-name="ce2" table:formula="of:=AVERAGE([.F4:.F103])" office:value-type="float" office:value="0.250983493" calcext:value-type="float">
            <text:p>0.2510</text:p>
          </table:table-cell>
          <table:table-cell table:style-name="ce2" table:formula="of:=AVERAGE([.G4:.G103])" office:value-type="float" office:value="0.228468686" calcext:value-type="float">
            <text:p>0.2285</text:p>
          </table:table-cell>
          <table:table-cell table:style-name="ce2" table:formula="of:=AVERAGE([.H4:.H103])" office:value-type="float" office:value="0.050146826" calcext:value-type="float">
            <text:p>0.0501</text:p>
          </table:table-cell>
          <table:table-cell table:style-name="ce2" table:formula="of:=AVERAGE([.I4:.I103])" office:value-type="float" office:value="0.077304804" calcext:value-type="float">
            <text:p>0.0773</text:p>
          </table:table-cell>
          <table:table-cell table:style-name="ce2" table:formula="of:=AVERAGE([.J4:.J103])" office:value-type="float" office:value="0.572486626" calcext:value-type="float">
            <text:p>0.5725</text:p>
          </table:table-cell>
          <table:table-cell table:style-name="ce2" table:formula="of:=AVERAGE([.K4:.K103])" office:value-type="float" office:value="0.518495208" calcext:value-type="float">
            <text:p>0.5185</text:p>
          </table:table-cell>
          <table:table-cell table:style-name="ce2" table:formula="of:=AVERAGE([.L4:.L103])" office:value-type="float" office:value="0.106602182" calcext:value-type="float">
            <text:p>0.1066</text:p>
          </table:table-cell>
          <table:table-cell table:style-name="ce2" table:formula="of:=AVERAGE([.M4:.M103])" office:value-type="float" office:value="0.161212829" calcext:value-type="float">
            <text:p>0.1612</text:p>
          </table:table-cell>
          <table:table-cell table:style-name="ce2" table:formula="of:=AVERAGE([.N4:.N103])" office:value-type="float" office:value="1.317181318" calcext:value-type="float">
            <text:p>1.3172</text:p>
          </table:table-cell>
          <table:table-cell table:style-name="ce2" table:formula="of:=AVERAGE([.O4:.O103])" office:value-type="float" office:value="1.195399621" calcext:value-type="float">
            <text:p>1.1954</text:p>
          </table:table-cell>
          <table:table-cell table:style-name="ce2" table:formula="of:=AVERAGE([.P4:.P103])" office:value-type="float" office:value="0.228409694" calcext:value-type="float">
            <text:p>0.2284</text:p>
          </table:table-cell>
          <table:table-cell table:style-name="ce2" table:formula="of:=AVERAGE([.Q4:.Q103])" office:value-type="float" office:value="0.346364591" calcext:value-type="float">
            <text:p>0.34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table:formula="of:=STDEV([.B4:.B103])" office:value-type="float" office:value="0.00175996519880968" calcext:value-type="float">
            <text:p>0.0018</text:p>
          </table:table-cell>
          <table:table-cell table:style-name="ce2" table:formula="of:=STDEV([.C4:.C103])" office:value-type="float" office:value="0.00117834501725766" calcext:value-type="float">
            <text:p>0.0012</text:p>
          </table:table-cell>
          <table:table-cell table:style-name="ce2" table:formula="of:=STDEV([.D4:.D103])" office:value-type="float" office:value="0.000260968322540681" calcext:value-type="float">
            <text:p>0.0003</text:p>
          </table:table-cell>
          <table:table-cell table:style-name="ce2" table:formula="of:=STDEV([.E4:.E103])" office:value-type="float" office:value="0.000335752978154169" calcext:value-type="float">
            <text:p>0.0003</text:p>
          </table:table-cell>
          <table:table-cell table:style-name="ce2" table:formula="of:=STDEV([.F4:.F103])" office:value-type="float" office:value="0.00471091646678448" calcext:value-type="float">
            <text:p>0.0047</text:p>
          </table:table-cell>
          <table:table-cell table:style-name="ce2" table:formula="of:=STDEV([.G4:.G103])" office:value-type="float" office:value="0.00358344423267489" calcext:value-type="float">
            <text:p>0.0036</text:p>
          </table:table-cell>
          <table:table-cell table:style-name="ce2" table:formula="of:=STDEV([.H4:.H103])" office:value-type="float" office:value="0.00129172343598572" calcext:value-type="float">
            <text:p>0.0013</text:p>
          </table:table-cell>
          <table:table-cell table:style-name="ce2" table:formula="of:=STDEV([.I4:.I103])" office:value-type="float" office:value="0.00318983243427797" calcext:value-type="float">
            <text:p>0.0032</text:p>
          </table:table-cell>
          <table:table-cell table:style-name="ce2" table:formula="of:=STDEV([.J4:.J103])" office:value-type="float" office:value="0.0143900747526267" calcext:value-type="float">
            <text:p>0.0144</text:p>
          </table:table-cell>
          <table:table-cell table:style-name="ce2" table:formula="of:=STDEV([.K4:.K103])" office:value-type="float" office:value="0.0148142871561607" calcext:value-type="float">
            <text:p>0.0148</text:p>
          </table:table-cell>
          <table:table-cell table:style-name="ce2" table:formula="of:=STDEV([.L4:.L103])" office:value-type="float" office:value="0.00534607985050313" calcext:value-type="float">
            <text:p>0.0053</text:p>
          </table:table-cell>
          <table:table-cell table:style-name="ce2" table:formula="of:=STDEV([.M4:.M103])" office:value-type="float" office:value="0.00535019885733127" calcext:value-type="float">
            <text:p>0.0054</text:p>
          </table:table-cell>
          <table:table-cell table:style-name="ce2" table:formula="of:=STDEV([.N4:.N103])" office:value-type="float" office:value="0.0411279821493057" calcext:value-type="float">
            <text:p>0.0411</text:p>
          </table:table-cell>
          <table:table-cell table:style-name="ce2" table:formula="of:=STDEV([.O4:.O103])" office:value-type="float" office:value="0.0345007856178954" calcext:value-type="float">
            <text:p>0.0345</text:p>
          </table:table-cell>
          <table:table-cell table:style-name="ce2" table:formula="of:=STDEV([.P4:.P103])" office:value-type="float" office:value="0.00501645627384894" calcext:value-type="float">
            <text:p>0.0050</text:p>
          </table:table-cell>
          <table:table-cell table:style-name="ce2" table:formula="of:=STDEV([.Q4:.Q103])" office:value-type="float" office:value="0.00779009489600133" calcext:value-type="float">
            <text:p>0.0078</text:p>
          </table:table-cell>
          <table:table-cell table:number-columns-repeated="100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 sort (Frank - Lazarus)" table:style-name="ta1">
        <table:shapes>
          <draw:frame draw:z-index="0" draw:style-name="gr1" draw:text-style-name="P1" svg:width="509.92pt" svg:height="339.85pt" svg:x="460.01pt" svg:y="2526.97pt">
            <draw:object draw:notify-on-update-of-ranges="'Shell sort (Frank - Lazarus)'.N3:'Shell sort (Frank - Lazarus)'.N3 'Shell sort (Frank - Lazarus)'.N4:'Shell sort (Frank - Lazarus)'.N103 'Shell sort (Frank - Lazarus)'.O3:'Shell sort (Frank - Lazarus)'.O3 'Shell sort (Frank - Lazarus)'.O4:'Shell sort (Frank - Lazarus)'.O103 'Shell sort (Frank - Lazarus)'.P3:'Shell sort (Frank - Lazarus)'.P3 'Shell sort (Frank - Lazarus)'.P4:'Shell sort (Frank - Lazarus)'.P103 'Shell sort (Frank - Lazarus)'.Q3:'Shell sort (Frank - Lazarus)'.Q3 'Shell sort (Frank - Lazarus)'.Q4:'Shell sort (Frank - Lazarus)'.Q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12" calcext:value-type="float">
            <text:p>0.039112</text:p>
          </table:table-cell>
          <table:table-cell office:value-type="float" office:value="0.0419851" calcext:value-type="float">
            <text:p>0.0419851</text:p>
          </table:table-cell>
          <table:table-cell office:value-type="float" office:value="0.0094165" calcext:value-type="float">
            <text:p>0.0094165</text:p>
          </table:table-cell>
          <table:table-cell office:value-type="float" office:value="0.017945" calcext:value-type="float">
            <text:p>0.017945</text:p>
          </table:table-cell>
          <table:table-cell office:value-type="float" office:value="0.2474605" calcext:value-type="float">
            <text:p>0.2474605</text:p>
          </table:table-cell>
          <table:table-cell office:value-type="float" office:value="0.2309787" calcext:value-type="float">
            <text:p>0.2309787</text:p>
          </table:table-cell>
          <table:table-cell office:value-type="float" office:value="0.0508277" calcext:value-type="float">
            <text:p>0.0508277</text:p>
          </table:table-cell>
          <table:table-cell office:value-type="float" office:value="0.0757834" calcext:value-type="float">
            <text:p>0.0757834</text:p>
          </table:table-cell>
          <table:table-cell office:value-type="float" office:value="0.5795638" calcext:value-type="float">
            <text:p>0.5795638</text:p>
          </table:table-cell>
          <table:table-cell office:value-type="float" office:value="0.5106266" calcext:value-type="float">
            <text:p>0.5106266</text:p>
          </table:table-cell>
          <table:table-cell office:value-type="float" office:value="0.108263" calcext:value-type="float">
            <text:p>0.108263</text:p>
          </table:table-cell>
          <table:table-cell office:value-type="float" office:value="0.1593883" calcext:value-type="float">
            <text:p>0.1593883</text:p>
          </table:table-cell>
          <table:table-cell office:value-type="float" office:value="1.2823265" calcext:value-type="float">
            <text:p>1.2823265</text:p>
          </table:table-cell>
          <table:table-cell office:value-type="float" office:value="1.2221647" calcext:value-type="float">
            <text:p>1.2221647</text:p>
          </table:table-cell>
          <table:table-cell office:value-type="float" office:value="0.2215937" calcext:value-type="float">
            <text:p>0.2215937</text:p>
          </table:table-cell>
          <table:table-cell office:value-type="float" office:value="0.3570351" calcext:value-type="float">
            <text:p>0.357035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137" calcext:value-type="float">
            <text:p>0.0403137</text:p>
          </table:table-cell>
          <table:table-cell office:value-type="float" office:value="0.0380012" calcext:value-type="float">
            <text:p>0.0380012</text:p>
          </table:table-cell>
          <table:table-cell office:value-type="float" office:value="0.0094643" calcext:value-type="float">
            <text:p>0.0094643</text:p>
          </table:table-cell>
          <table:table-cell office:value-type="float" office:value="0.0138319" calcext:value-type="float">
            <text:p>0.0138319</text:p>
          </table:table-cell>
          <table:table-cell office:value-type="float" office:value="0.2510746" calcext:value-type="float">
            <text:p>0.2510746</text:p>
          </table:table-cell>
          <table:table-cell office:value-type="float" office:value="0.2284842" calcext:value-type="float">
            <text:p>0.2284842</text:p>
          </table:table-cell>
          <table:table-cell office:value-type="float" office:value="0.0515682" calcext:value-type="float">
            <text:p>0.0515682</text:p>
          </table:table-cell>
          <table:table-cell office:value-type="float" office:value="0.077023" calcext:value-type="float">
            <text:p>0.077023</text:p>
          </table:table-cell>
          <table:table-cell office:value-type="float" office:value="0.5773379" calcext:value-type="float">
            <text:p>0.5773379</text:p>
          </table:table-cell>
          <table:table-cell office:value-type="float" office:value="0.4958544" calcext:value-type="float">
            <text:p>0.4958544</text:p>
          </table:table-cell>
          <table:table-cell office:value-type="float" office:value="0.1058937" calcext:value-type="float">
            <text:p>0.1058937</text:p>
          </table:table-cell>
          <table:table-cell office:value-type="float" office:value="0.159842" calcext:value-type="float">
            <text:p>0.159842</text:p>
          </table:table-cell>
          <table:table-cell office:value-type="float" office:value="1.3152238" calcext:value-type="float">
            <text:p>1.3152238</text:p>
          </table:table-cell>
          <table:table-cell office:value-type="float" office:value="1.225822" calcext:value-type="float">
            <text:p>1.225822</text:p>
          </table:table-cell>
          <table:table-cell office:value-type="float" office:value="0.2209965" calcext:value-type="float">
            <text:p>0.2209965</text:p>
          </table:table-cell>
          <table:table-cell office:value-type="float" office:value="0.3456064" calcext:value-type="float">
            <text:p>0.34560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139" calcext:value-type="float">
            <text:p>0.0392139</text:p>
          </table:table-cell>
          <table:table-cell office:value-type="float" office:value="0.0371461" calcext:value-type="float">
            <text:p>0.0371461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0.0139584" calcext:value-type="float">
            <text:p>0.0139584</text:p>
          </table:table-cell>
          <table:table-cell office:value-type="float" office:value="0.2418262" calcext:value-type="float">
            <text:p>0.2418262</text:p>
          </table:table-cell>
          <table:table-cell office:value-type="float" office:value="0.2271951" calcext:value-type="float">
            <text:p>0.2271951</text:p>
          </table:table-cell>
          <table:table-cell office:value-type="float" office:value="0.0522871" calcext:value-type="float">
            <text:p>0.0522871</text:p>
          </table:table-cell>
          <table:table-cell office:value-type="float" office:value="0.0771404" calcext:value-type="float">
            <text:p>0.0771404</text:p>
          </table:table-cell>
          <table:table-cell office:value-type="float" office:value="0.5755569" calcext:value-type="float">
            <text:p>0.5755569</text:p>
          </table:table-cell>
          <table:table-cell office:value-type="float" office:value="0.5202618" calcext:value-type="float">
            <text:p>0.5202618</text:p>
          </table:table-cell>
          <table:table-cell office:value-type="float" office:value="0.108622" calcext:value-type="float">
            <text:p>0.108622</text:p>
          </table:table-cell>
          <table:table-cell office:value-type="float" office:value="0.159127" calcext:value-type="float">
            <text:p>0.159127</text:p>
          </table:table-cell>
          <table:table-cell office:value-type="float" office:value="1.3202771" calcext:value-type="float">
            <text:p>1.3202771</text:p>
          </table:table-cell>
          <table:table-cell office:value-type="float" office:value="1.1595488" calcext:value-type="float">
            <text:p>1.1595488</text:p>
          </table:table-cell>
          <table:table-cell office:value-type="float" office:value="0.223644" calcext:value-type="float">
            <text:p>0.223644</text:p>
          </table:table-cell>
          <table:table-cell office:value-type="float" office:value="0.3402804" calcext:value-type="float">
            <text:p>0.340280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189" calcext:value-type="float">
            <text:p>0.0397189</text:p>
          </table:table-cell>
          <table:table-cell office:value-type="float" office:value="0.0378182" calcext:value-type="float">
            <text:p>0.0378182</text:p>
          </table:table-cell>
          <table:table-cell office:value-type="float" office:value="0.0087304" calcext:value-type="float">
            <text:p>0.0087304</text:p>
          </table:table-cell>
          <table:table-cell office:value-type="float" office:value="0.0136969" calcext:value-type="float">
            <text:p>0.0136969</text:p>
          </table:table-cell>
          <table:table-cell office:value-type="float" office:value="0.2530381" calcext:value-type="float">
            <text:p>0.2530381</text:p>
          </table:table-cell>
          <table:table-cell office:value-type="float" office:value="0.2225258" calcext:value-type="float">
            <text:p>0.2225258</text:p>
          </table:table-cell>
          <table:table-cell office:value-type="float" office:value="0.0509825" calcext:value-type="float">
            <text:p>0.0509825</text:p>
          </table:table-cell>
          <table:table-cell office:value-type="float" office:value="0.0777301" calcext:value-type="float">
            <text:p>0.0777301</text:p>
          </table:table-cell>
          <table:table-cell office:value-type="float" office:value="0.5804437" calcext:value-type="float">
            <text:p>0.5804437</text:p>
          </table:table-cell>
          <table:table-cell office:value-type="float" office:value="0.5116401" calcext:value-type="float">
            <text:p>0.5116401</text:p>
          </table:table-cell>
          <table:table-cell office:value-type="float" office:value="0.1075608" calcext:value-type="float">
            <text:p>0.1075608</text:p>
          </table:table-cell>
          <table:table-cell office:value-type="float" office:value="0.1592969" calcext:value-type="float">
            <text:p>0.1592969</text:p>
          </table:table-cell>
          <table:table-cell office:value-type="float" office:value="1.3035646" calcext:value-type="float">
            <text:p>1.3035646</text:p>
          </table:table-cell>
          <table:table-cell office:value-type="float" office:value="1.1647617" calcext:value-type="float">
            <text:p>1.1647617</text:p>
          </table:table-cell>
          <table:table-cell office:value-type="float" office:value="0.2197821" calcext:value-type="float">
            <text:p>0.2197821</text:p>
          </table:table-cell>
          <table:table-cell office:value-type="float" office:value="0.3409934" calcext:value-type="float">
            <text:p>0.34099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755" calcext:value-type="float">
            <text:p>0.0397755</text:p>
          </table:table-cell>
          <table:table-cell office:value-type="float" office:value="0.037293" calcext:value-type="float">
            <text:p>0.037293</text:p>
          </table:table-cell>
          <table:table-cell office:value-type="float" office:value="0.0089852" calcext:value-type="float">
            <text:p>0.0089852</text:p>
          </table:table-cell>
          <table:table-cell office:value-type="float" office:value="0.0142625" calcext:value-type="float">
            <text:p>0.0142625</text:p>
          </table:table-cell>
          <table:table-cell office:value-type="float" office:value="0.2444574" calcext:value-type="float">
            <text:p>0.2444574</text:p>
          </table:table-cell>
          <table:table-cell office:value-type="float" office:value="0.2250977" calcext:value-type="float">
            <text:p>0.2250977</text:p>
          </table:table-cell>
          <table:table-cell office:value-type="float" office:value="0.0492422" calcext:value-type="float">
            <text:p>0.0492422</text:p>
          </table:table-cell>
          <table:table-cell office:value-type="float" office:value="0.07834" calcext:value-type="float">
            <text:p>0.07834</text:p>
          </table:table-cell>
          <table:table-cell office:value-type="float" office:value="0.5735202" calcext:value-type="float">
            <text:p>0.5735202</text:p>
          </table:table-cell>
          <table:table-cell office:value-type="float" office:value="0.5163164" calcext:value-type="float">
            <text:p>0.5163164</text:p>
          </table:table-cell>
          <table:table-cell office:value-type="float" office:value="0.1072325" calcext:value-type="float">
            <text:p>0.1072325</text:p>
          </table:table-cell>
          <table:table-cell office:value-type="float" office:value="0.1585414" calcext:value-type="float">
            <text:p>0.1585414</text:p>
          </table:table-cell>
          <table:table-cell office:value-type="float" office:value="1.4225973" calcext:value-type="float">
            <text:p>1.4225973</text:p>
          </table:table-cell>
          <table:table-cell office:value-type="float" office:value="1.2015771" calcext:value-type="float">
            <text:p>1.2015771</text:p>
          </table:table-cell>
          <table:table-cell office:value-type="float" office:value="0.2192896" calcext:value-type="float">
            <text:p>0.2192896</text:p>
          </table:table-cell>
          <table:table-cell office:value-type="float" office:value="0.3372473" calcext:value-type="float">
            <text:p>0.33724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125" calcext:value-type="float">
            <text:p>0.042125</text:p>
          </table:table-cell>
          <table:table-cell office:value-type="float" office:value="0.0397226" calcext:value-type="float">
            <text:p>0.0397226</text:p>
          </table:table-cell>
          <table:table-cell office:value-type="float" office:value="0.0088744" calcext:value-type="float">
            <text:p>0.0088744</text:p>
          </table:table-cell>
          <table:table-cell office:value-type="float" office:value="0.0138267" calcext:value-type="float">
            <text:p>0.0138267</text:p>
          </table:table-cell>
          <table:table-cell office:value-type="float" office:value="0.2426243" calcext:value-type="float">
            <text:p>0.2426243</text:p>
          </table:table-cell>
          <table:table-cell office:value-type="float" office:value="0.2325798" calcext:value-type="float">
            <text:p>0.2325798</text:p>
          </table:table-cell>
          <table:table-cell office:value-type="float" office:value="0.0521474" calcext:value-type="float">
            <text:p>0.0521474</text:p>
          </table:table-cell>
          <table:table-cell office:value-type="float" office:value="0.0753287" calcext:value-type="float">
            <text:p>0.0753287</text:p>
          </table:table-cell>
          <table:table-cell office:value-type="float" office:value="0.5479016" calcext:value-type="float">
            <text:p>0.5479016</text:p>
          </table:table-cell>
          <table:table-cell office:value-type="float" office:value="0.5225442" calcext:value-type="float">
            <text:p>0.5225442</text:p>
          </table:table-cell>
          <table:table-cell office:value-type="float" office:value="0.1072679" calcext:value-type="float">
            <text:p>0.1072679</text:p>
          </table:table-cell>
          <table:table-cell office:value-type="float" office:value="0.1601382" calcext:value-type="float">
            <text:p>0.1601382</text:p>
          </table:table-cell>
          <table:table-cell office:value-type="float" office:value="1.3105494" calcext:value-type="float">
            <text:p>1.3105494</text:p>
          </table:table-cell>
          <table:table-cell office:value-type="float" office:value="1.1408907" calcext:value-type="float">
            <text:p>1.1408907</text:p>
          </table:table-cell>
          <table:table-cell office:value-type="float" office:value="0.2201229" calcext:value-type="float">
            <text:p>0.2201229</text:p>
          </table:table-cell>
          <table:table-cell office:value-type="float" office:value="0.3369181" calcext:value-type="float">
            <text:p>0.33691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52154" calcext:value-type="float">
            <text:p>0.0452154</text:p>
          </table:table-cell>
          <table:table-cell office:value-type="float" office:value="0.0374676" calcext:value-type="float">
            <text:p>0.0374676</text:p>
          </table:table-cell>
          <table:table-cell office:value-type="float" office:value="0.0087815" calcext:value-type="float">
            <text:p>0.0087815</text:p>
          </table:table-cell>
          <table:table-cell office:value-type="float" office:value="0.0143026" calcext:value-type="float">
            <text:p>0.0143026</text:p>
          </table:table-cell>
          <table:table-cell office:value-type="float" office:value="0.2530968" calcext:value-type="float">
            <text:p>0.2530968</text:p>
          </table:table-cell>
          <table:table-cell office:value-type="float" office:value="0.2356949" calcext:value-type="float">
            <text:p>0.2356949</text:p>
          </table:table-cell>
          <table:table-cell office:value-type="float" office:value="0.0493491" calcext:value-type="float">
            <text:p>0.0493491</text:p>
          </table:table-cell>
          <table:table-cell office:value-type="float" office:value="0.0754822" calcext:value-type="float">
            <text:p>0.0754822</text:p>
          </table:table-cell>
          <table:table-cell office:value-type="float" office:value="0.5580663" calcext:value-type="float">
            <text:p>0.5580663</text:p>
          </table:table-cell>
          <table:table-cell office:value-type="float" office:value="0.5189262" calcext:value-type="float">
            <text:p>0.5189262</text:p>
          </table:table-cell>
          <table:table-cell office:value-type="float" office:value="0.1086484" calcext:value-type="float">
            <text:p>0.1086484</text:p>
          </table:table-cell>
          <table:table-cell office:value-type="float" office:value="0.1579768" calcext:value-type="float">
            <text:p>0.1579768</text:p>
          </table:table-cell>
          <table:table-cell office:value-type="float" office:value="1.2856663" calcext:value-type="float">
            <text:p>1.2856663</text:p>
          </table:table-cell>
          <table:table-cell office:value-type="float" office:value="1.25652" calcext:value-type="float">
            <text:p>1.25652</text:p>
          </table:table-cell>
          <table:table-cell office:value-type="float" office:value="0.2225683" calcext:value-type="float">
            <text:p>0.2225683</text:p>
          </table:table-cell>
          <table:table-cell office:value-type="float" office:value="0.3376053" calcext:value-type="float">
            <text:p>0.33760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523" calcext:value-type="float">
            <text:p>0.0400523</text:p>
          </table:table-cell>
          <table:table-cell office:value-type="float" office:value="0.037028" calcext:value-type="float">
            <text:p>0.037028</text:p>
          </table:table-cell>
          <table:table-cell office:value-type="float" office:value="0.0088874" calcext:value-type="float">
            <text:p>0.0088874</text:p>
          </table:table-cell>
          <table:table-cell office:value-type="float" office:value="0.0138022" calcext:value-type="float">
            <text:p>0.0138022</text:p>
          </table:table-cell>
          <table:table-cell office:value-type="float" office:value="0.2512457" calcext:value-type="float">
            <text:p>0.2512457</text:p>
          </table:table-cell>
          <table:table-cell office:value-type="float" office:value="0.2296532" calcext:value-type="float">
            <text:p>0.2296532</text:p>
          </table:table-cell>
          <table:table-cell office:value-type="float" office:value="0.0512112" calcext:value-type="float">
            <text:p>0.0512112</text:p>
          </table:table-cell>
          <table:table-cell office:value-type="float" office:value="0.0805533" calcext:value-type="float">
            <text:p>0.0805533</text:p>
          </table:table-cell>
          <table:table-cell office:value-type="float" office:value="0.5901595" calcext:value-type="float">
            <text:p>0.5901595</text:p>
          </table:table-cell>
          <table:table-cell office:value-type="float" office:value="0.5232707" calcext:value-type="float">
            <text:p>0.5232707</text:p>
          </table:table-cell>
          <table:table-cell office:value-type="float" office:value="0.1121475" calcext:value-type="float">
            <text:p>0.1121475</text:p>
          </table:table-cell>
          <table:table-cell office:value-type="float" office:value="0.1601921" calcext:value-type="float">
            <text:p>0.1601921</text:p>
          </table:table-cell>
          <table:table-cell office:value-type="float" office:value="1.3155692" calcext:value-type="float">
            <text:p>1.3155692</text:p>
          </table:table-cell>
          <table:table-cell office:value-type="float" office:value="1.1995097" calcext:value-type="float">
            <text:p>1.1995097</text:p>
          </table:table-cell>
          <table:table-cell office:value-type="float" office:value="0.2205138" calcext:value-type="float">
            <text:p>0.2205138</text:p>
          </table:table-cell>
          <table:table-cell office:value-type="float" office:value="0.3380061" calcext:value-type="float">
            <text:p>0.33800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325" calcext:value-type="float">
            <text:p>0.0416325</text:p>
          </table:table-cell>
          <table:table-cell office:value-type="float" office:value="0.0379853" calcext:value-type="float">
            <text:p>0.0379853</text:p>
          </table:table-cell>
          <table:table-cell office:value-type="float" office:value="0.0090745" calcext:value-type="float">
            <text:p>0.0090745</text:p>
          </table:table-cell>
          <table:table-cell office:value-type="float" office:value="0.0136942" calcext:value-type="float">
            <text:p>0.0136942</text:p>
          </table:table-cell>
          <table:table-cell office:value-type="float" office:value="0.2480523" calcext:value-type="float">
            <text:p>0.2480523</text:p>
          </table:table-cell>
          <table:table-cell office:value-type="float" office:value="0.2420782" calcext:value-type="float">
            <text:p>0.2420782</text:p>
          </table:table-cell>
          <table:table-cell office:value-type="float" office:value="0.0508134" calcext:value-type="float">
            <text:p>0.0508134</text:p>
          </table:table-cell>
          <table:table-cell office:value-type="float" office:value="0.0789119" calcext:value-type="float">
            <text:p>0.0789119</text:p>
          </table:table-cell>
          <table:table-cell office:value-type="float" office:value="0.5820401" calcext:value-type="float">
            <text:p>0.5820401</text:p>
          </table:table-cell>
          <table:table-cell office:value-type="float" office:value="0.5097488" calcext:value-type="float">
            <text:p>0.5097488</text:p>
          </table:table-cell>
          <table:table-cell office:value-type="float" office:value="0.1089781" calcext:value-type="float">
            <text:p>0.1089781</text:p>
          </table:table-cell>
          <table:table-cell office:value-type="float" office:value="0.1606307" calcext:value-type="float">
            <text:p>0.1606307</text:p>
          </table:table-cell>
          <table:table-cell office:value-type="float" office:value="1.3422011" calcext:value-type="float">
            <text:p>1.3422011</text:p>
          </table:table-cell>
          <table:table-cell office:value-type="float" office:value="1.1689789" calcext:value-type="float">
            <text:p>1.1689789</text:p>
          </table:table-cell>
          <table:table-cell office:value-type="float" office:value="0.2197839" calcext:value-type="float">
            <text:p>0.2197839</text:p>
          </table:table-cell>
          <table:table-cell office:value-type="float" office:value="0.3374972" calcext:value-type="float">
            <text:p>0.33749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036" calcext:value-type="float">
            <text:p>0.0392036</text:p>
          </table:table-cell>
          <table:table-cell office:value-type="float" office:value="0.0382632" calcext:value-type="float">
            <text:p>0.0382632</text:p>
          </table:table-cell>
          <table:table-cell office:value-type="float" office:value="0.0092573" calcext:value-type="float">
            <text:p>0.0092573</text:p>
          </table:table-cell>
          <table:table-cell office:value-type="float" office:value="0.0136489" calcext:value-type="float">
            <text:p>0.0136489</text:p>
          </table:table-cell>
          <table:table-cell office:value-type="float" office:value="0.2454839" calcext:value-type="float">
            <text:p>0.2454839</text:p>
          </table:table-cell>
          <table:table-cell office:value-type="float" office:value="0.2372996" calcext:value-type="float">
            <text:p>0.2372996</text:p>
          </table:table-cell>
          <table:table-cell office:value-type="float" office:value="0.0497712" calcext:value-type="float">
            <text:p>0.0497712</text:p>
          </table:table-cell>
          <table:table-cell office:value-type="float" office:value="0.0803359" calcext:value-type="float">
            <text:p>0.0803359</text:p>
          </table:table-cell>
          <table:table-cell office:value-type="float" office:value="0.5712029" calcext:value-type="float">
            <text:p>0.5712029</text:p>
          </table:table-cell>
          <table:table-cell office:value-type="float" office:value="0.5184681" calcext:value-type="float">
            <text:p>0.5184681</text:p>
          </table:table-cell>
          <table:table-cell office:value-type="float" office:value="0.1068574" calcext:value-type="float">
            <text:p>0.1068574</text:p>
          </table:table-cell>
          <table:table-cell office:value-type="float" office:value="0.1612595" calcext:value-type="float">
            <text:p>0.1612595</text:p>
          </table:table-cell>
          <table:table-cell office:value-type="float" office:value="1.2759328" calcext:value-type="float">
            <text:p>1.2759328</text:p>
          </table:table-cell>
          <table:table-cell office:value-type="float" office:value="1.1743201" calcext:value-type="float">
            <text:p>1.1743201</text:p>
          </table:table-cell>
          <table:table-cell office:value-type="float" office:value="0.2215169" calcext:value-type="float">
            <text:p>0.2215169</text:p>
          </table:table-cell>
          <table:table-cell office:value-type="float" office:value="0.3404679" calcext:value-type="float">
            <text:p>0.34046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257" calcext:value-type="float">
            <text:p>0.0399257</text:p>
          </table:table-cell>
          <table:table-cell office:value-type="float" office:value="0.0373641" calcext:value-type="float">
            <text:p>0.0373641</text:p>
          </table:table-cell>
          <table:table-cell office:value-type="float" office:value="0.0089875" calcext:value-type="float">
            <text:p>0.0089875</text:p>
          </table:table-cell>
          <table:table-cell office:value-type="float" office:value="0.0142039" calcext:value-type="float">
            <text:p>0.0142039</text:p>
          </table:table-cell>
          <table:table-cell office:value-type="float" office:value="0.2534101" calcext:value-type="float">
            <text:p>0.2534101</text:p>
          </table:table-cell>
          <table:table-cell office:value-type="float" office:value="0.2251853" calcext:value-type="float">
            <text:p>0.2251853</text:p>
          </table:table-cell>
          <table:table-cell office:value-type="float" office:value="0.0516531" calcext:value-type="float">
            <text:p>0.0516531</text:p>
          </table:table-cell>
          <table:table-cell office:value-type="float" office:value="0.076807" calcext:value-type="float">
            <text:p>0.076807</text:p>
          </table:table-cell>
          <table:table-cell office:value-type="float" office:value="0.571534" calcext:value-type="float">
            <text:p>0.571534</text:p>
          </table:table-cell>
          <table:table-cell office:value-type="float" office:value="0.5148609" calcext:value-type="float">
            <text:p>0.5148609</text:p>
          </table:table-cell>
          <table:table-cell office:value-type="float" office:value="0.105641" calcext:value-type="float">
            <text:p>0.105641</text:p>
          </table:table-cell>
          <table:table-cell office:value-type="float" office:value="0.1583539" calcext:value-type="float">
            <text:p>0.1583539</text:p>
          </table:table-cell>
          <table:table-cell office:value-type="float" office:value="1.4014765" calcext:value-type="float">
            <text:p>1.4014765</text:p>
          </table:table-cell>
          <table:table-cell office:value-type="float" office:value="1.2268731" calcext:value-type="float">
            <text:p>1.2268731</text:p>
          </table:table-cell>
          <table:table-cell office:value-type="float" office:value="0.2210981" calcext:value-type="float">
            <text:p>0.2210981</text:p>
          </table:table-cell>
          <table:table-cell office:value-type="float" office:value="0.3469049" calcext:value-type="float">
            <text:p>0.34690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643" calcext:value-type="float">
            <text:p>0.0391643</text:p>
          </table:table-cell>
          <table:table-cell office:value-type="float" office:value="0.0363867" calcext:value-type="float">
            <text:p>0.0363867</text:p>
          </table:table-cell>
          <table:table-cell office:value-type="float" office:value="0.0090529" calcext:value-type="float">
            <text:p>0.0090529</text:p>
          </table:table-cell>
          <table:table-cell office:value-type="float" office:value="0.0137943" calcext:value-type="float">
            <text:p>0.0137943</text:p>
          </table:table-cell>
          <table:table-cell office:value-type="float" office:value="0.2417838" calcext:value-type="float">
            <text:p>0.2417838</text:p>
          </table:table-cell>
          <table:table-cell office:value-type="float" office:value="0.2356055" calcext:value-type="float">
            <text:p>0.2356055</text:p>
          </table:table-cell>
          <table:table-cell office:value-type="float" office:value="0.0493619" calcext:value-type="float">
            <text:p>0.0493619</text:p>
          </table:table-cell>
          <table:table-cell office:value-type="float" office:value="0.0754217" calcext:value-type="float">
            <text:p>0.0754217</text:p>
          </table:table-cell>
          <table:table-cell office:value-type="float" office:value="0.577777" calcext:value-type="float">
            <text:p>0.577777</text:p>
          </table:table-cell>
          <table:table-cell office:value-type="float" office:value="0.5192737" calcext:value-type="float">
            <text:p>0.5192737</text:p>
          </table:table-cell>
          <table:table-cell office:value-type="float" office:value="0.1045269" calcext:value-type="float">
            <text:p>0.1045269</text:p>
          </table:table-cell>
          <table:table-cell office:value-type="float" office:value="0.1618102" calcext:value-type="float">
            <text:p>0.1618102</text:p>
          </table:table-cell>
          <table:table-cell office:value-type="float" office:value="1.2755359" calcext:value-type="float">
            <text:p>1.2755359</text:p>
          </table:table-cell>
          <table:table-cell office:value-type="float" office:value="1.2152563" calcext:value-type="float">
            <text:p>1.2152563</text:p>
          </table:table-cell>
          <table:table-cell office:value-type="float" office:value="0.2212993" calcext:value-type="float">
            <text:p>0.2212993</text:p>
          </table:table-cell>
          <table:table-cell office:value-type="float" office:value="0.357592" calcext:value-type="float">
            <text:p>0.3575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6945" calcext:value-type="float">
            <text:p>0.0386945</text:p>
          </table:table-cell>
          <table:table-cell office:value-type="float" office:value="0.0391083" calcext:value-type="float">
            <text:p>0.0391083</text:p>
          </table:table-cell>
          <table:table-cell office:value-type="float" office:value="0.0093623" calcext:value-type="float">
            <text:p>0.0093623</text:p>
          </table:table-cell>
          <table:table-cell office:value-type="float" office:value="0.0140499" calcext:value-type="float">
            <text:p>0.0140499</text:p>
          </table:table-cell>
          <table:table-cell office:value-type="float" office:value="0.2479095" calcext:value-type="float">
            <text:p>0.2479095</text:p>
          </table:table-cell>
          <table:table-cell office:value-type="float" office:value="0.2322468" calcext:value-type="float">
            <text:p>0.2322468</text:p>
          </table:table-cell>
          <table:table-cell office:value-type="float" office:value="0.070013" calcext:value-type="float">
            <text:p>0.070013</text:p>
          </table:table-cell>
          <table:table-cell office:value-type="float" office:value="0.0764298" calcext:value-type="float">
            <text:p>0.0764298</text:p>
          </table:table-cell>
          <table:table-cell office:value-type="float" office:value="0.5739889" calcext:value-type="float">
            <text:p>0.5739889</text:p>
          </table:table-cell>
          <table:table-cell office:value-type="float" office:value="0.512328" calcext:value-type="float">
            <text:p>0.512328</text:p>
          </table:table-cell>
          <table:table-cell office:value-type="float" office:value="0.1053362" calcext:value-type="float">
            <text:p>0.1053362</text:p>
          </table:table-cell>
          <table:table-cell office:value-type="float" office:value="0.1593056" calcext:value-type="float">
            <text:p>0.1593056</text:p>
          </table:table-cell>
          <table:table-cell office:value-type="float" office:value="1.3375823" calcext:value-type="float">
            <text:p>1.3375823</text:p>
          </table:table-cell>
          <table:table-cell office:value-type="float" office:value="1.1672224" calcext:value-type="float">
            <text:p>1.1672224</text:p>
          </table:table-cell>
          <table:table-cell office:value-type="float" office:value="0.2201374" calcext:value-type="float">
            <text:p>0.2201374</text:p>
          </table:table-cell>
          <table:table-cell office:value-type="float" office:value="0.3572066" calcext:value-type="float">
            <text:p>0.357206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744" calcext:value-type="float">
            <text:p>0.0395744</text:p>
          </table:table-cell>
          <table:table-cell office:value-type="float" office:value="0.0389301" calcext:value-type="float">
            <text:p>0.0389301</text:p>
          </table:table-cell>
          <table:table-cell office:value-type="float" office:value="0.0087899" calcext:value-type="float">
            <text:p>0.0087899</text:p>
          </table:table-cell>
          <table:table-cell office:value-type="float" office:value="0.0138022" calcext:value-type="float">
            <text:p>0.0138022</text:p>
          </table:table-cell>
          <table:table-cell office:value-type="float" office:value="0.2442089" calcext:value-type="float">
            <text:p>0.2442089</text:p>
          </table:table-cell>
          <table:table-cell office:value-type="float" office:value="0.2304097" calcext:value-type="float">
            <text:p>0.2304097</text:p>
          </table:table-cell>
          <table:table-cell office:value-type="float" office:value="0.052364" calcext:value-type="float">
            <text:p>0.052364</text:p>
          </table:table-cell>
          <table:table-cell office:value-type="float" office:value="0.0789826" calcext:value-type="float">
            <text:p>0.0789826</text:p>
          </table:table-cell>
          <table:table-cell office:value-type="float" office:value="0.588887" calcext:value-type="float">
            <text:p>0.588887</text:p>
          </table:table-cell>
          <table:table-cell office:value-type="float" office:value="0.5093878" calcext:value-type="float">
            <text:p>0.5093878</text:p>
          </table:table-cell>
          <table:table-cell office:value-type="float" office:value="0.1065377" calcext:value-type="float">
            <text:p>0.1065377</text:p>
          </table:table-cell>
          <table:table-cell office:value-type="float" office:value="0.1602158" calcext:value-type="float">
            <text:p>0.1602158</text:p>
          </table:table-cell>
          <table:table-cell office:value-type="float" office:value="1.2454994" calcext:value-type="float">
            <text:p>1.2454994</text:p>
          </table:table-cell>
          <table:table-cell office:value-type="float" office:value="1.1734276" calcext:value-type="float">
            <text:p>1.1734276</text:p>
          </table:table-cell>
          <table:table-cell office:value-type="float" office:value="0.2220966" calcext:value-type="float">
            <text:p>0.2220966</text:p>
          </table:table-cell>
          <table:table-cell office:value-type="float" office:value="0.345815" calcext:value-type="float">
            <text:p>0.3458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3" calcext:value-type="float">
            <text:p>0.03953</text:p>
          </table:table-cell>
          <table:table-cell office:value-type="float" office:value="0.0377263" calcext:value-type="float">
            <text:p>0.0377263</text:p>
          </table:table-cell>
          <table:table-cell office:value-type="float" office:value="0.0088544" calcext:value-type="float">
            <text:p>0.0088544</text:p>
          </table:table-cell>
          <table:table-cell office:value-type="float" office:value="0.0139775" calcext:value-type="float">
            <text:p>0.0139775</text:p>
          </table:table-cell>
          <table:table-cell office:value-type="float" office:value="0.2490795" calcext:value-type="float">
            <text:p>0.2490795</text:p>
          </table:table-cell>
          <table:table-cell office:value-type="float" office:value="0.2275396" calcext:value-type="float">
            <text:p>0.2275396</text:p>
          </table:table-cell>
          <table:table-cell office:value-type="float" office:value="0.0508681" calcext:value-type="float">
            <text:p>0.0508681</text:p>
          </table:table-cell>
          <table:table-cell office:value-type="float" office:value="0.0762172" calcext:value-type="float">
            <text:p>0.0762172</text:p>
          </table:table-cell>
          <table:table-cell office:value-type="float" office:value="0.5789681" calcext:value-type="float">
            <text:p>0.5789681</text:p>
          </table:table-cell>
          <table:table-cell office:value-type="float" office:value="0.5020514" calcext:value-type="float">
            <text:p>0.5020514</text:p>
          </table:table-cell>
          <table:table-cell office:value-type="float" office:value="0.1061055" calcext:value-type="float">
            <text:p>0.1061055</text:p>
          </table:table-cell>
          <table:table-cell office:value-type="float" office:value="0.1595818" calcext:value-type="float">
            <text:p>0.1595818</text:p>
          </table:table-cell>
          <table:table-cell office:value-type="float" office:value="1.3343725" calcext:value-type="float">
            <text:p>1.3343725</text:p>
          </table:table-cell>
          <table:table-cell office:value-type="float" office:value="1.1924099" calcext:value-type="float">
            <text:p>1.1924099</text:p>
          </table:table-cell>
          <table:table-cell office:value-type="float" office:value="0.2253487" calcext:value-type="float">
            <text:p>0.2253487</text:p>
          </table:table-cell>
          <table:table-cell office:value-type="float" office:value="0.3366815" calcext:value-type="float">
            <text:p>0.33668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123" calcext:value-type="float">
            <text:p>0.0390123</text:p>
          </table:table-cell>
          <table:table-cell office:value-type="float" office:value="0.0387397" calcext:value-type="float">
            <text:p>0.0387397</text:p>
          </table:table-cell>
          <table:table-cell office:value-type="float" office:value="0.0090107" calcext:value-type="float">
            <text:p>0.0090107</text:p>
          </table:table-cell>
          <table:table-cell office:value-type="float" office:value="0.0138747" calcext:value-type="float">
            <text:p>0.0138747</text:p>
          </table:table-cell>
          <table:table-cell office:value-type="float" office:value="0.2460731" calcext:value-type="float">
            <text:p>0.2460731</text:p>
          </table:table-cell>
          <table:table-cell office:value-type="float" office:value="0.2246893" calcext:value-type="float">
            <text:p>0.2246893</text:p>
          </table:table-cell>
          <table:table-cell office:value-type="float" office:value="0.0519817" calcext:value-type="float">
            <text:p>0.0519817</text:p>
          </table:table-cell>
          <table:table-cell office:value-type="float" office:value="0.0762713" calcext:value-type="float">
            <text:p>0.0762713</text:p>
          </table:table-cell>
          <table:table-cell office:value-type="float" office:value="0.5960004" calcext:value-type="float">
            <text:p>0.5960004</text:p>
          </table:table-cell>
          <table:table-cell office:value-type="float" office:value="0.5114744" calcext:value-type="float">
            <text:p>0.5114744</text:p>
          </table:table-cell>
          <table:table-cell office:value-type="float" office:value="0.1064082" calcext:value-type="float">
            <text:p>0.1064082</text:p>
          </table:table-cell>
          <table:table-cell office:value-type="float" office:value="0.1591091" calcext:value-type="float">
            <text:p>0.1591091</text:p>
          </table:table-cell>
          <table:table-cell office:value-type="float" office:value="1.2396517" calcext:value-type="float">
            <text:p>1.2396517</text:p>
          </table:table-cell>
          <table:table-cell office:value-type="float" office:value="1.2229551" calcext:value-type="float">
            <text:p>1.2229551</text:p>
          </table:table-cell>
          <table:table-cell office:value-type="float" office:value="0.221154" calcext:value-type="float">
            <text:p>0.221154</text:p>
          </table:table-cell>
          <table:table-cell office:value-type="float" office:value="0.3373713" calcext:value-type="float">
            <text:p>0.33737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2546" calcext:value-type="float">
            <text:p>0.0392546</text:p>
          </table:table-cell>
          <table:table-cell office:value-type="float" office:value="0.037833" calcext:value-type="float">
            <text:p>0.037833</text:p>
          </table:table-cell>
          <table:table-cell office:value-type="float" office:value="0.0087396" calcext:value-type="float">
            <text:p>0.0087396</text:p>
          </table:table-cell>
          <table:table-cell office:value-type="float" office:value="0.0139501" calcext:value-type="float">
            <text:p>0.0139501</text:p>
          </table:table-cell>
          <table:table-cell office:value-type="float" office:value="0.252374" calcext:value-type="float">
            <text:p>0.252374</text:p>
          </table:table-cell>
          <table:table-cell office:value-type="float" office:value="0.2342903" calcext:value-type="float">
            <text:p>0.2342903</text:p>
          </table:table-cell>
          <table:table-cell office:value-type="float" office:value="0.0513615" calcext:value-type="float">
            <text:p>0.0513615</text:p>
          </table:table-cell>
          <table:table-cell office:value-type="float" office:value="0.0754059" calcext:value-type="float">
            <text:p>0.0754059</text:p>
          </table:table-cell>
          <table:table-cell office:value-type="float" office:value="0.6046012" calcext:value-type="float">
            <text:p>0.6046012</text:p>
          </table:table-cell>
          <table:table-cell office:value-type="float" office:value="0.5220443" calcext:value-type="float">
            <text:p>0.5220443</text:p>
          </table:table-cell>
          <table:table-cell office:value-type="float" office:value="0.1076778" calcext:value-type="float">
            <text:p>0.1076778</text:p>
          </table:table-cell>
          <table:table-cell office:value-type="float" office:value="0.1584467" calcext:value-type="float">
            <text:p>0.1584467</text:p>
          </table:table-cell>
          <table:table-cell office:value-type="float" office:value="1.3121147" calcext:value-type="float">
            <text:p>1.3121147</text:p>
          </table:table-cell>
          <table:table-cell office:value-type="float" office:value="1.1618889" calcext:value-type="float">
            <text:p>1.1618889</text:p>
          </table:table-cell>
          <table:table-cell office:value-type="float" office:value="0.220576" calcext:value-type="float">
            <text:p>0.220576</text:p>
          </table:table-cell>
          <table:table-cell office:value-type="float" office:value="0.3354876" calcext:value-type="float">
            <text:p>0.33548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84" calcext:value-type="float">
            <text:p>0.039184</text:p>
          </table:table-cell>
          <table:table-cell office:value-type="float" office:value="0.0371175" calcext:value-type="float">
            <text:p>0.0371175</text:p>
          </table:table-cell>
          <table:table-cell office:value-type="float" office:value="0.0087646" calcext:value-type="float">
            <text:p>0.0087646</text:p>
          </table:table-cell>
          <table:table-cell office:value-type="float" office:value="0.0142637" calcext:value-type="float">
            <text:p>0.0142637</text:p>
          </table:table-cell>
          <table:table-cell office:value-type="float" office:value="0.2424472" calcext:value-type="float">
            <text:p>0.2424472</text:p>
          </table:table-cell>
          <table:table-cell office:value-type="float" office:value="0.2359968" calcext:value-type="float">
            <text:p>0.2359968</text:p>
          </table:table-cell>
          <table:table-cell office:value-type="float" office:value="0.0509248" calcext:value-type="float">
            <text:p>0.0509248</text:p>
          </table:table-cell>
          <table:table-cell office:value-type="float" office:value="0.0784615" calcext:value-type="float">
            <text:p>0.0784615</text:p>
          </table:table-cell>
          <table:table-cell office:value-type="float" office:value="0.5808648" calcext:value-type="float">
            <text:p>0.5808648</text:p>
          </table:table-cell>
          <table:table-cell office:value-type="float" office:value="0.5222592" calcext:value-type="float">
            <text:p>0.5222592</text:p>
          </table:table-cell>
          <table:table-cell office:value-type="float" office:value="0.1071847" calcext:value-type="float">
            <text:p>0.1071847</text:p>
          </table:table-cell>
          <table:table-cell office:value-type="float" office:value="0.1603292" calcext:value-type="float">
            <text:p>0.1603292</text:p>
          </table:table-cell>
          <table:table-cell office:value-type="float" office:value="1.3686419" calcext:value-type="float">
            <text:p>1.3686419</text:p>
          </table:table-cell>
          <table:table-cell office:value-type="float" office:value="1.1842486" calcext:value-type="float">
            <text:p>1.1842486</text:p>
          </table:table-cell>
          <table:table-cell office:value-type="float" office:value="0.2224238" calcext:value-type="float">
            <text:p>0.2224238</text:p>
          </table:table-cell>
          <table:table-cell office:value-type="float" office:value="0.3360246" calcext:value-type="float">
            <text:p>0.33602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7547" calcext:value-type="float">
            <text:p>0.0387547</text:p>
          </table:table-cell>
          <table:table-cell office:value-type="float" office:value="0.0375637" calcext:value-type="float">
            <text:p>0.0375637</text:p>
          </table:table-cell>
          <table:table-cell office:value-type="float" office:value="0.0089018" calcext:value-type="float">
            <text:p>0.0089018</text:p>
          </table:table-cell>
          <table:table-cell office:value-type="float" office:value="0.0137895" calcext:value-type="float">
            <text:p>0.0137895</text:p>
          </table:table-cell>
          <table:table-cell office:value-type="float" office:value="0.2616707" calcext:value-type="float">
            <text:p>0.2616707</text:p>
          </table:table-cell>
          <table:table-cell office:value-type="float" office:value="0.2297782" calcext:value-type="float">
            <text:p>0.2297782</text:p>
          </table:table-cell>
          <table:table-cell office:value-type="float" office:value="0.0492152" calcext:value-type="float">
            <text:p>0.0492152</text:p>
          </table:table-cell>
          <table:table-cell office:value-type="float" office:value="0.0764107" calcext:value-type="float">
            <text:p>0.0764107</text:p>
          </table:table-cell>
          <table:table-cell office:value-type="float" office:value="0.5941781" calcext:value-type="float">
            <text:p>0.5941781</text:p>
          </table:table-cell>
          <table:table-cell office:value-type="float" office:value="0.5297034" calcext:value-type="float">
            <text:p>0.5297034</text:p>
          </table:table-cell>
          <table:table-cell office:value-type="float" office:value="0.1052852" calcext:value-type="float">
            <text:p>0.1052852</text:p>
          </table:table-cell>
          <table:table-cell office:value-type="float" office:value="0.1666653" calcext:value-type="float">
            <text:p>0.1666653</text:p>
          </table:table-cell>
          <table:table-cell office:value-type="float" office:value="1.2978303" calcext:value-type="float">
            <text:p>1.2978303</text:p>
          </table:table-cell>
          <table:table-cell office:value-type="float" office:value="1.192093" calcext:value-type="float">
            <text:p>1.192093</text:p>
          </table:table-cell>
          <table:table-cell office:value-type="float" office:value="0.2227085" calcext:value-type="float">
            <text:p>0.2227085</text:p>
          </table:table-cell>
          <table:table-cell office:value-type="float" office:value="0.3351983" calcext:value-type="float">
            <text:p>0.335198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096" calcext:value-type="float">
            <text:p>0.0401096</text:p>
          </table:table-cell>
          <table:table-cell office:value-type="float" office:value="0.0396002" calcext:value-type="float">
            <text:p>0.0396002</text:p>
          </table:table-cell>
          <table:table-cell office:value-type="float" office:value="0.0091563" calcext:value-type="float">
            <text:p>0.0091563</text:p>
          </table:table-cell>
          <table:table-cell office:value-type="float" office:value="0.0140642" calcext:value-type="float">
            <text:p>0.0140642</text:p>
          </table:table-cell>
          <table:table-cell office:value-type="float" office:value="0.2446533" calcext:value-type="float">
            <text:p>0.2446533</text:p>
          </table:table-cell>
          <table:table-cell office:value-type="float" office:value="0.2321185" calcext:value-type="float">
            <text:p>0.2321185</text:p>
          </table:table-cell>
          <table:table-cell office:value-type="float" office:value="0.0489749" calcext:value-type="float">
            <text:p>0.0489749</text:p>
          </table:table-cell>
          <table:table-cell office:value-type="float" office:value="0.077725" calcext:value-type="float">
            <text:p>0.077725</text:p>
          </table:table-cell>
          <table:table-cell office:value-type="float" office:value="0.5704021" calcext:value-type="float">
            <text:p>0.5704021</text:p>
          </table:table-cell>
          <table:table-cell office:value-type="float" office:value="0.5322397" calcext:value-type="float">
            <text:p>0.5322397</text:p>
          </table:table-cell>
          <table:table-cell office:value-type="float" office:value="0.1051878" calcext:value-type="float">
            <text:p>0.1051878</text:p>
          </table:table-cell>
          <table:table-cell office:value-type="float" office:value="0.1651649" calcext:value-type="float">
            <text:p>0.1651649</text:p>
          </table:table-cell>
          <table:table-cell office:value-type="float" office:value="1.4340836" calcext:value-type="float">
            <text:p>1.4340836</text:p>
          </table:table-cell>
          <table:table-cell office:value-type="float" office:value="1.1951818" calcext:value-type="float">
            <text:p>1.1951818</text:p>
          </table:table-cell>
          <table:table-cell office:value-type="float" office:value="0.2197714" calcext:value-type="float">
            <text:p>0.2197714</text:p>
          </table:table-cell>
          <table:table-cell office:value-type="float" office:value="0.3486599" calcext:value-type="float">
            <text:p>0.348659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428" calcext:value-type="float">
            <text:p>0.041428</text:p>
          </table:table-cell>
          <table:table-cell office:value-type="float" office:value="0.0393808" calcext:value-type="float">
            <text:p>0.0393808</text:p>
          </table:table-cell>
          <table:table-cell office:value-type="float" office:value="0.0093003" calcext:value-type="float">
            <text:p>0.0093003</text:p>
          </table:table-cell>
          <table:table-cell office:value-type="float" office:value="0.0140943" calcext:value-type="float">
            <text:p>0.0140943</text:p>
          </table:table-cell>
          <table:table-cell office:value-type="float" office:value="0.2479585" calcext:value-type="float">
            <text:p>0.2479585</text:p>
          </table:table-cell>
          <table:table-cell office:value-type="float" office:value="0.2293629" calcext:value-type="float">
            <text:p>0.2293629</text:p>
          </table:table-cell>
          <table:table-cell office:value-type="float" office:value="0.0500272" calcext:value-type="float">
            <text:p>0.0500272</text:p>
          </table:table-cell>
          <table:table-cell office:value-type="float" office:value="0.075998" calcext:value-type="float">
            <text:p>0.075998</text:p>
          </table:table-cell>
          <table:table-cell office:value-type="float" office:value="0.5993539" calcext:value-type="float">
            <text:p>0.5993539</text:p>
          </table:table-cell>
          <table:table-cell office:value-type="float" office:value="0.5221974" calcext:value-type="float">
            <text:p>0.5221974</text:p>
          </table:table-cell>
          <table:table-cell office:value-type="float" office:value="0.1055044" calcext:value-type="float">
            <text:p>0.1055044</text:p>
          </table:table-cell>
          <table:table-cell office:value-type="float" office:value="0.1649668" calcext:value-type="float">
            <text:p>0.1649668</text:p>
          </table:table-cell>
          <table:table-cell office:value-type="float" office:value="1.32894" calcext:value-type="float">
            <text:p>1.32894</text:p>
          </table:table-cell>
          <table:table-cell office:value-type="float" office:value="1.1822441" calcext:value-type="float">
            <text:p>1.1822441</text:p>
          </table:table-cell>
          <table:table-cell office:value-type="float" office:value="0.2214688" calcext:value-type="float">
            <text:p>0.2214688</text:p>
          </table:table-cell>
          <table:table-cell office:value-type="float" office:value="0.3513569" calcext:value-type="float">
            <text:p>0.351356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2296" calcext:value-type="float">
            <text:p>0.0412296</text:p>
          </table:table-cell>
          <table:table-cell office:value-type="float" office:value="0.0372263" calcext:value-type="float">
            <text:p>0.0372263</text:p>
          </table:table-cell>
          <table:table-cell office:value-type="float" office:value="0.0090627" calcext:value-type="float">
            <text:p>0.0090627</text:p>
          </table:table-cell>
          <table:table-cell office:value-type="float" office:value="0.0138786" calcext:value-type="float">
            <text:p>0.0138786</text:p>
          </table:table-cell>
          <table:table-cell office:value-type="float" office:value="0.2491196" calcext:value-type="float">
            <text:p>0.2491196</text:p>
          </table:table-cell>
          <table:table-cell office:value-type="float" office:value="0.2276628" calcext:value-type="float">
            <text:p>0.2276628</text:p>
          </table:table-cell>
          <table:table-cell office:value-type="float" office:value="0.0501577" calcext:value-type="float">
            <text:p>0.0501577</text:p>
          </table:table-cell>
          <table:table-cell office:value-type="float" office:value="0.0750024" calcext:value-type="float">
            <text:p>0.0750024</text:p>
          </table:table-cell>
          <table:table-cell office:value-type="float" office:value="0.6088626" calcext:value-type="float">
            <text:p>0.6088626</text:p>
          </table:table-cell>
          <table:table-cell office:value-type="float" office:value="0.5306494" calcext:value-type="float">
            <text:p>0.5306494</text:p>
          </table:table-cell>
          <table:table-cell office:value-type="float" office:value="0.1038251" calcext:value-type="float">
            <text:p>0.1038251</text:p>
          </table:table-cell>
          <table:table-cell office:value-type="float" office:value="0.1644435" calcext:value-type="float">
            <text:p>0.1644435</text:p>
          </table:table-cell>
          <table:table-cell office:value-type="float" office:value="1.4117436" calcext:value-type="float">
            <text:p>1.4117436</text:p>
          </table:table-cell>
          <table:table-cell office:value-type="float" office:value="1.1747257" calcext:value-type="float">
            <text:p>1.1747257</text:p>
          </table:table-cell>
          <table:table-cell office:value-type="float" office:value="0.2201938" calcext:value-type="float">
            <text:p>0.2201938</text:p>
          </table:table-cell>
          <table:table-cell office:value-type="float" office:value="0.3445347" calcext:value-type="float">
            <text:p>0.344534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198" calcext:value-type="float">
            <text:p>0.0399198</text:p>
          </table:table-cell>
          <table:table-cell office:value-type="float" office:value="0.0372868" calcext:value-type="float">
            <text:p>0.0372868</text:p>
          </table:table-cell>
          <table:table-cell office:value-type="float" office:value="0.0091496" calcext:value-type="float">
            <text:p>0.0091496</text:p>
          </table:table-cell>
          <table:table-cell office:value-type="float" office:value="0.013896" calcext:value-type="float">
            <text:p>0.013896</text:p>
          </table:table-cell>
          <table:table-cell office:value-type="float" office:value="0.2493986" calcext:value-type="float">
            <text:p>0.2493986</text:p>
          </table:table-cell>
          <table:table-cell office:value-type="float" office:value="0.2255269" calcext:value-type="float">
            <text:p>0.2255269</text:p>
          </table:table-cell>
          <table:table-cell office:value-type="float" office:value="0.0502325" calcext:value-type="float">
            <text:p>0.0502325</text:p>
          </table:table-cell>
          <table:table-cell office:value-type="float" office:value="0.0781371" calcext:value-type="float">
            <text:p>0.0781371</text:p>
          </table:table-cell>
          <table:table-cell office:value-type="float" office:value="0.5879684" calcext:value-type="float">
            <text:p>0.5879684</text:p>
          </table:table-cell>
          <table:table-cell office:value-type="float" office:value="0.5131767" calcext:value-type="float">
            <text:p>0.5131767</text:p>
          </table:table-cell>
          <table:table-cell office:value-type="float" office:value="0.1080056" calcext:value-type="float">
            <text:p>0.1080056</text:p>
          </table:table-cell>
          <table:table-cell office:value-type="float" office:value="0.1599692" calcext:value-type="float">
            <text:p>0.1599692</text:p>
          </table:table-cell>
          <table:table-cell office:value-type="float" office:value="1.3749145" calcext:value-type="float">
            <text:p>1.3749145</text:p>
          </table:table-cell>
          <table:table-cell office:value-type="float" office:value="1.1876472" calcext:value-type="float">
            <text:p>1.1876472</text:p>
          </table:table-cell>
          <table:table-cell office:value-type="float" office:value="0.2244479" calcext:value-type="float">
            <text:p>0.2244479</text:p>
          </table:table-cell>
          <table:table-cell office:value-type="float" office:value="0.3388807" calcext:value-type="float">
            <text:p>0.33888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7888" calcext:value-type="float">
            <text:p>0.0387888</text:p>
          </table:table-cell>
          <table:table-cell office:value-type="float" office:value="0.0382686" calcext:value-type="float">
            <text:p>0.0382686</text:p>
          </table:table-cell>
          <table:table-cell office:value-type="float" office:value="0.0090551" calcext:value-type="float">
            <text:p>0.0090551</text:p>
          </table:table-cell>
          <table:table-cell office:value-type="float" office:value="0.0140678" calcext:value-type="float">
            <text:p>0.0140678</text:p>
          </table:table-cell>
          <table:table-cell office:value-type="float" office:value="0.2549109" calcext:value-type="float">
            <text:p>0.2549109</text:p>
          </table:table-cell>
          <table:table-cell office:value-type="float" office:value="0.2334369" calcext:value-type="float">
            <text:p>0.2334369</text:p>
          </table:table-cell>
          <table:table-cell office:value-type="float" office:value="0.0499692" calcext:value-type="float">
            <text:p>0.0499692</text:p>
          </table:table-cell>
          <table:table-cell office:value-type="float" office:value="0.0753542" calcext:value-type="float">
            <text:p>0.0753542</text:p>
          </table:table-cell>
          <table:table-cell office:value-type="float" office:value="0.604127" calcext:value-type="float">
            <text:p>0.604127</text:p>
          </table:table-cell>
          <table:table-cell office:value-type="float" office:value="0.5165694" calcext:value-type="float">
            <text:p>0.5165694</text:p>
          </table:table-cell>
          <table:table-cell office:value-type="float" office:value="0.1043719" calcext:value-type="float">
            <text:p>0.1043719</text:p>
          </table:table-cell>
          <table:table-cell office:value-type="float" office:value="0.1635253" calcext:value-type="float">
            <text:p>0.1635253</text:p>
          </table:table-cell>
          <table:table-cell office:value-type="float" office:value="1.4066888" calcext:value-type="float">
            <text:p>1.4066888</text:p>
          </table:table-cell>
          <table:table-cell office:value-type="float" office:value="1.1803085" calcext:value-type="float">
            <text:p>1.1803085</text:p>
          </table:table-cell>
          <table:table-cell office:value-type="float" office:value="0.2243199" calcext:value-type="float">
            <text:p>0.2243199</text:p>
          </table:table-cell>
          <table:table-cell office:value-type="float" office:value="0.336814" calcext:value-type="float">
            <text:p>0.33681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3686" calcext:value-type="float">
            <text:p>0.0393686</text:p>
          </table:table-cell>
          <table:table-cell office:value-type="float" office:value="0.0380889" calcext:value-type="float">
            <text:p>0.0380889</text:p>
          </table:table-cell>
          <table:table-cell office:value-type="float" office:value="0.009019" calcext:value-type="float">
            <text:p>0.009019</text:p>
          </table:table-cell>
          <table:table-cell office:value-type="float" office:value="0.0138988" calcext:value-type="float">
            <text:p>0.0138988</text:p>
          </table:table-cell>
          <table:table-cell office:value-type="float" office:value="0.2528253" calcext:value-type="float">
            <text:p>0.2528253</text:p>
          </table:table-cell>
          <table:table-cell office:value-type="float" office:value="0.228298" calcext:value-type="float">
            <text:p>0.228298</text:p>
          </table:table-cell>
          <table:table-cell office:value-type="float" office:value="0.0501466" calcext:value-type="float">
            <text:p>0.0501466</text:p>
          </table:table-cell>
          <table:table-cell office:value-type="float" office:value="0.077571" calcext:value-type="float">
            <text:p>0.077571</text:p>
          </table:table-cell>
          <table:table-cell office:value-type="float" office:value="0.6011033" calcext:value-type="float">
            <text:p>0.6011033</text:p>
          </table:table-cell>
          <table:table-cell office:value-type="float" office:value="0.5344083" calcext:value-type="float">
            <text:p>0.5344083</text:p>
          </table:table-cell>
          <table:table-cell office:value-type="float" office:value="0.1040804" calcext:value-type="float">
            <text:p>0.1040804</text:p>
          </table:table-cell>
          <table:table-cell office:value-type="float" office:value="0.1604248" calcext:value-type="float">
            <text:p>0.1604248</text:p>
          </table:table-cell>
          <table:table-cell office:value-type="float" office:value="1.3214641" calcext:value-type="float">
            <text:p>1.3214641</text:p>
          </table:table-cell>
          <table:table-cell office:value-type="float" office:value="1.1599496" calcext:value-type="float">
            <text:p>1.1599496</text:p>
          </table:table-cell>
          <table:table-cell office:value-type="float" office:value="0.2224453" calcext:value-type="float">
            <text:p>0.2224453</text:p>
          </table:table-cell>
          <table:table-cell office:value-type="float" office:value="0.3367285" calcext:value-type="float">
            <text:p>0.33672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826" calcext:value-type="float">
            <text:p>0.0398826</text:p>
          </table:table-cell>
          <table:table-cell office:value-type="float" office:value="0.0369239" calcext:value-type="float">
            <text:p>0.0369239</text:p>
          </table:table-cell>
          <table:table-cell office:value-type="float" office:value="0.0093144" calcext:value-type="float">
            <text:p>0.0093144</text:p>
          </table:table-cell>
          <table:table-cell office:value-type="float" office:value="0.0136578" calcext:value-type="float">
            <text:p>0.0136578</text:p>
          </table:table-cell>
          <table:table-cell office:value-type="float" office:value="0.2540048" calcext:value-type="float">
            <text:p>0.2540048</text:p>
          </table:table-cell>
          <table:table-cell office:value-type="float" office:value="0.2327837" calcext:value-type="float">
            <text:p>0.2327837</text:p>
          </table:table-cell>
          <table:table-cell office:value-type="float" office:value="0.0510321" calcext:value-type="float">
            <text:p>0.0510321</text:p>
          </table:table-cell>
          <table:table-cell office:value-type="float" office:value="0.0756432" calcext:value-type="float">
            <text:p>0.0756432</text:p>
          </table:table-cell>
          <table:table-cell office:value-type="float" office:value="0.5627505" calcext:value-type="float">
            <text:p>0.5627505</text:p>
          </table:table-cell>
          <table:table-cell office:value-type="float" office:value="0.5169742" calcext:value-type="float">
            <text:p>0.5169742</text:p>
          </table:table-cell>
          <table:table-cell office:value-type="float" office:value="0.1047634" calcext:value-type="float">
            <text:p>0.1047634</text:p>
          </table:table-cell>
          <table:table-cell office:value-type="float" office:value="0.1593353" calcext:value-type="float">
            <text:p>0.1593353</text:p>
          </table:table-cell>
          <table:table-cell office:value-type="float" office:value="1.2994536" calcext:value-type="float">
            <text:p>1.2994536</text:p>
          </table:table-cell>
          <table:table-cell office:value-type="float" office:value="1.2013558" calcext:value-type="float">
            <text:p>1.2013558</text:p>
          </table:table-cell>
          <table:table-cell office:value-type="float" office:value="0.2209065" calcext:value-type="float">
            <text:p>0.2209065</text:p>
          </table:table-cell>
          <table:table-cell office:value-type="float" office:value="0.337793" calcext:value-type="float">
            <text:p>0.3377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312" calcext:value-type="float">
            <text:p>0.0388312</text:p>
          </table:table-cell>
          <table:table-cell office:value-type="float" office:value="0.0363765" calcext:value-type="float">
            <text:p>0.0363765</text:p>
          </table:table-cell>
          <table:table-cell office:value-type="float" office:value="0.0089491" calcext:value-type="float">
            <text:p>0.0089491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2542905" calcext:value-type="float">
            <text:p>0.2542905</text:p>
          </table:table-cell>
          <table:table-cell office:value-type="float" office:value="0.2395744" calcext:value-type="float">
            <text:p>0.2395744</text:p>
          </table:table-cell>
          <table:table-cell office:value-type="float" office:value="0.0495642" calcext:value-type="float">
            <text:p>0.0495642</text:p>
          </table:table-cell>
          <table:table-cell office:value-type="float" office:value="0.0789632" calcext:value-type="float">
            <text:p>0.0789632</text:p>
          </table:table-cell>
          <table:table-cell office:value-type="float" office:value="0.6056251" calcext:value-type="float">
            <text:p>0.6056251</text:p>
          </table:table-cell>
          <table:table-cell office:value-type="float" office:value="0.5201684" calcext:value-type="float">
            <text:p>0.5201684</text:p>
          </table:table-cell>
          <table:table-cell office:value-type="float" office:value="0.1041744" calcext:value-type="float">
            <text:p>0.1041744</text:p>
          </table:table-cell>
          <table:table-cell office:value-type="float" office:value="0.159662" calcext:value-type="float">
            <text:p>0.159662</text:p>
          </table:table-cell>
          <table:table-cell office:value-type="float" office:value="1.3561844" calcext:value-type="float">
            <text:p>1.3561844</text:p>
          </table:table-cell>
          <table:table-cell office:value-type="float" office:value="1.1952956" calcext:value-type="float">
            <text:p>1.1952956</text:p>
          </table:table-cell>
          <table:table-cell office:value-type="float" office:value="0.2206586" calcext:value-type="float">
            <text:p>0.2206586</text:p>
          </table:table-cell>
          <table:table-cell office:value-type="float" office:value="0.3547486" calcext:value-type="float">
            <text:p>0.35474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502" calcext:value-type="float">
            <text:p>0.0418502</text:p>
          </table:table-cell>
          <table:table-cell office:value-type="float" office:value="0.0377411" calcext:value-type="float">
            <text:p>0.0377411</text:p>
          </table:table-cell>
          <table:table-cell office:value-type="float" office:value="0.0093482" calcext:value-type="float">
            <text:p>0.0093482</text:p>
          </table:table-cell>
          <table:table-cell office:value-type="float" office:value="0.0138328" calcext:value-type="float">
            <text:p>0.0138328</text:p>
          </table:table-cell>
          <table:table-cell office:value-type="float" office:value="0.2456981" calcext:value-type="float">
            <text:p>0.2456981</text:p>
          </table:table-cell>
          <table:table-cell office:value-type="float" office:value="0.2310296" calcext:value-type="float">
            <text:p>0.2310296</text:p>
          </table:table-cell>
          <table:table-cell office:value-type="float" office:value="0.0513514" calcext:value-type="float">
            <text:p>0.0513514</text:p>
          </table:table-cell>
          <table:table-cell office:value-type="float" office:value="0.079331" calcext:value-type="float">
            <text:p>0.079331</text:p>
          </table:table-cell>
          <table:table-cell office:value-type="float" office:value="0.6153609" calcext:value-type="float">
            <text:p>0.6153609</text:p>
          </table:table-cell>
          <table:table-cell office:value-type="float" office:value="0.5268884" calcext:value-type="float">
            <text:p>0.5268884</text:p>
          </table:table-cell>
          <table:table-cell office:value-type="float" office:value="0.110531" calcext:value-type="float">
            <text:p>0.110531</text:p>
          </table:table-cell>
          <table:table-cell office:value-type="float" office:value="0.1586974" calcext:value-type="float">
            <text:p>0.1586974</text:p>
          </table:table-cell>
          <table:table-cell office:value-type="float" office:value="1.3531048" calcext:value-type="float">
            <text:p>1.3531048</text:p>
          </table:table-cell>
          <table:table-cell office:value-type="float" office:value="1.2376238" calcext:value-type="float">
            <text:p>1.2376238</text:p>
          </table:table-cell>
          <table:table-cell office:value-type="float" office:value="0.2208273" calcext:value-type="float">
            <text:p>0.2208273</text:p>
          </table:table-cell>
          <table:table-cell office:value-type="float" office:value="0.3526658" calcext:value-type="float">
            <text:p>0.35266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555" calcext:value-type="float">
            <text:p>0.0396555</text:p>
          </table:table-cell>
          <table:table-cell office:value-type="float" office:value="0.0369061" calcext:value-type="float">
            <text:p>0.0369061</text:p>
          </table:table-cell>
          <table:table-cell office:value-type="float" office:value="0.0089413" calcext:value-type="float">
            <text:p>0.0089413</text:p>
          </table:table-cell>
          <table:table-cell office:value-type="float" office:value="0.0138475" calcext:value-type="float">
            <text:p>0.0138475</text:p>
          </table:table-cell>
          <table:table-cell office:value-type="float" office:value="0.2671763" calcext:value-type="float">
            <text:p>0.2671763</text:p>
          </table:table-cell>
          <table:table-cell office:value-type="float" office:value="0.2253607" calcext:value-type="float">
            <text:p>0.2253607</text:p>
          </table:table-cell>
          <table:table-cell office:value-type="float" office:value="0.0512368" calcext:value-type="float">
            <text:p>0.0512368</text:p>
          </table:table-cell>
          <table:table-cell office:value-type="float" office:value="0.0776967" calcext:value-type="float">
            <text:p>0.0776967</text:p>
          </table:table-cell>
          <table:table-cell office:value-type="float" office:value="0.5978485" calcext:value-type="float">
            <text:p>0.5978485</text:p>
          </table:table-cell>
          <table:table-cell office:value-type="float" office:value="0.5252901" calcext:value-type="float">
            <text:p>0.5252901</text:p>
          </table:table-cell>
          <table:table-cell office:value-type="float" office:value="0.105351" calcext:value-type="float">
            <text:p>0.105351</text:p>
          </table:table-cell>
          <table:table-cell office:value-type="float" office:value="0.1591113" calcext:value-type="float">
            <text:p>0.1591113</text:p>
          </table:table-cell>
          <table:table-cell office:value-type="float" office:value="1.2710845" calcext:value-type="float">
            <text:p>1.2710845</text:p>
          </table:table-cell>
          <table:table-cell office:value-type="float" office:value="1.1965256" calcext:value-type="float">
            <text:p>1.1965256</text:p>
          </table:table-cell>
          <table:table-cell office:value-type="float" office:value="0.2286344" calcext:value-type="float">
            <text:p>0.2286344</text:p>
          </table:table-cell>
          <table:table-cell office:value-type="float" office:value="0.3404385" calcext:value-type="float">
            <text:p>0.340438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22" calcext:value-type="float">
            <text:p>0.040022</text:p>
          </table:table-cell>
          <table:table-cell office:value-type="float" office:value="0.0370171" calcext:value-type="float">
            <text:p>0.0370171</text:p>
          </table:table-cell>
          <table:table-cell office:value-type="float" office:value="0.0087456" calcext:value-type="float">
            <text:p>0.0087456</text:p>
          </table:table-cell>
          <table:table-cell office:value-type="float" office:value="0.0136598" calcext:value-type="float">
            <text:p>0.0136598</text:p>
          </table:table-cell>
          <table:table-cell office:value-type="float" office:value="0.25872" calcext:value-type="float">
            <text:p>0.25872</text:p>
          </table:table-cell>
          <table:table-cell office:value-type="float" office:value="0.2346077" calcext:value-type="float">
            <text:p>0.2346077</text:p>
          </table:table-cell>
          <table:table-cell office:value-type="float" office:value="0.0498573" calcext:value-type="float">
            <text:p>0.0498573</text:p>
          </table:table-cell>
          <table:table-cell office:value-type="float" office:value="0.0756563" calcext:value-type="float">
            <text:p>0.0756563</text:p>
          </table:table-cell>
          <table:table-cell office:value-type="float" office:value="0.56578" calcext:value-type="float">
            <text:p>0.56578</text:p>
          </table:table-cell>
          <table:table-cell office:value-type="float" office:value="0.5590777" calcext:value-type="float">
            <text:p>0.5590777</text:p>
          </table:table-cell>
          <table:table-cell office:value-type="float" office:value="0.1055095" calcext:value-type="float">
            <text:p>0.1055095</text:p>
          </table:table-cell>
          <table:table-cell office:value-type="float" office:value="0.1681409" calcext:value-type="float">
            <text:p>0.1681409</text:p>
          </table:table-cell>
          <table:table-cell office:value-type="float" office:value="1.3588538" calcext:value-type="float">
            <text:p>1.3588538</text:p>
          </table:table-cell>
          <table:table-cell office:value-type="float" office:value="1.1565777" calcext:value-type="float">
            <text:p>1.1565777</text:p>
          </table:table-cell>
          <table:table-cell office:value-type="float" office:value="0.2249196" calcext:value-type="float">
            <text:p>0.2249196</text:p>
          </table:table-cell>
          <table:table-cell office:value-type="float" office:value="0.3444137" calcext:value-type="float">
            <text:p>0.34441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15" calcext:value-type="float">
            <text:p>0.039815</text:p>
          </table:table-cell>
          <table:table-cell office:value-type="float" office:value="0.0367642" calcext:value-type="float">
            <text:p>0.0367642</text:p>
          </table:table-cell>
          <table:table-cell office:value-type="float" office:value="0.009722" calcext:value-type="float">
            <text:p>0.009722</text:p>
          </table:table-cell>
          <table:table-cell office:value-type="float" office:value="0.0137497" calcext:value-type="float">
            <text:p>0.0137497</text:p>
          </table:table-cell>
          <table:table-cell office:value-type="float" office:value="0.2501248" calcext:value-type="float">
            <text:p>0.2501248</text:p>
          </table:table-cell>
          <table:table-cell office:value-type="float" office:value="0.23341" calcext:value-type="float">
            <text:p>0.23341</text:p>
          </table:table-cell>
          <table:table-cell office:value-type="float" office:value="0.0495374" calcext:value-type="float">
            <text:p>0.0495374</text:p>
          </table:table-cell>
          <table:table-cell office:value-type="float" office:value="0.0783903" calcext:value-type="float">
            <text:p>0.0783903</text:p>
          </table:table-cell>
          <table:table-cell office:value-type="float" office:value="0.5743507" calcext:value-type="float">
            <text:p>0.5743507</text:p>
          </table:table-cell>
          <table:table-cell office:value-type="float" office:value="0.5442155" calcext:value-type="float">
            <text:p>0.5442155</text:p>
          </table:table-cell>
          <table:table-cell office:value-type="float" office:value="0.1062655" calcext:value-type="float">
            <text:p>0.1062655</text:p>
          </table:table-cell>
          <table:table-cell office:value-type="float" office:value="0.1587561" calcext:value-type="float">
            <text:p>0.1587561</text:p>
          </table:table-cell>
          <table:table-cell office:value-type="float" office:value="1.3087877" calcext:value-type="float">
            <text:p>1.3087877</text:p>
          </table:table-cell>
          <table:table-cell office:value-type="float" office:value="1.1653416" calcext:value-type="float">
            <text:p>1.1653416</text:p>
          </table:table-cell>
          <table:table-cell office:value-type="float" office:value="0.2313573" calcext:value-type="float">
            <text:p>0.2313573</text:p>
          </table:table-cell>
          <table:table-cell office:value-type="float" office:value="0.3466033" calcext:value-type="float">
            <text:p>0.34660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512" calcext:value-type="float">
            <text:p>0.0416512</text:p>
          </table:table-cell>
          <table:table-cell office:value-type="float" office:value="0.0381181" calcext:value-type="float">
            <text:p>0.0381181</text:p>
          </table:table-cell>
          <table:table-cell office:value-type="float" office:value="0.0094265" calcext:value-type="float">
            <text:p>0.0094265</text:p>
          </table:table-cell>
          <table:table-cell office:value-type="float" office:value="0.013977" calcext:value-type="float">
            <text:p>0.013977</text:p>
          </table:table-cell>
          <table:table-cell office:value-type="float" office:value="0.2634846" calcext:value-type="float">
            <text:p>0.2634846</text:p>
          </table:table-cell>
          <table:table-cell office:value-type="float" office:value="0.2359615" calcext:value-type="float">
            <text:p>0.2359615</text:p>
          </table:table-cell>
          <table:table-cell office:value-type="float" office:value="0.0501189" calcext:value-type="float">
            <text:p>0.0501189</text:p>
          </table:table-cell>
          <table:table-cell office:value-type="float" office:value="0.0761585" calcext:value-type="float">
            <text:p>0.0761585</text:p>
          </table:table-cell>
          <table:table-cell office:value-type="float" office:value="0.6075304" calcext:value-type="float">
            <text:p>0.6075304</text:p>
          </table:table-cell>
          <table:table-cell office:value-type="float" office:value="0.5055629" calcext:value-type="float">
            <text:p>0.5055629</text:p>
          </table:table-cell>
          <table:table-cell office:value-type="float" office:value="0.1072901" calcext:value-type="float">
            <text:p>0.1072901</text:p>
          </table:table-cell>
          <table:table-cell office:value-type="float" office:value="0.1587546" calcext:value-type="float">
            <text:p>0.1587546</text:p>
          </table:table-cell>
          <table:table-cell office:value-type="float" office:value="1.3439863" calcext:value-type="float">
            <text:p>1.3439863</text:p>
          </table:table-cell>
          <table:table-cell office:value-type="float" office:value="1.1829208" calcext:value-type="float">
            <text:p>1.1829208</text:p>
          </table:table-cell>
          <table:table-cell office:value-type="float" office:value="0.2313453" calcext:value-type="float">
            <text:p>0.2313453</text:p>
          </table:table-cell>
          <table:table-cell office:value-type="float" office:value="0.3492499" calcext:value-type="float">
            <text:p>0.349249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993" calcext:value-type="float">
            <text:p>0.0408993</text:p>
          </table:table-cell>
          <table:table-cell office:value-type="float" office:value="0.0376095" calcext:value-type="float">
            <text:p>0.0376095</text:p>
          </table:table-cell>
          <table:table-cell office:value-type="float" office:value="0.009691" calcext:value-type="float">
            <text:p>0.009691</text:p>
          </table:table-cell>
          <table:table-cell office:value-type="float" office:value="0.0139259" calcext:value-type="float">
            <text:p>0.0139259</text:p>
          </table:table-cell>
          <table:table-cell office:value-type="float" office:value="0.2576066" calcext:value-type="float">
            <text:p>0.2576066</text:p>
          </table:table-cell>
          <table:table-cell office:value-type="float" office:value="0.2294649" calcext:value-type="float">
            <text:p>0.2294649</text:p>
          </table:table-cell>
          <table:table-cell office:value-type="float" office:value="0.049133" calcext:value-type="float">
            <text:p>0.049133</text:p>
          </table:table-cell>
          <table:table-cell office:value-type="float" office:value="0.07736" calcext:value-type="float">
            <text:p>0.07736</text:p>
          </table:table-cell>
          <table:table-cell office:value-type="float" office:value="0.5882615" calcext:value-type="float">
            <text:p>0.5882615</text:p>
          </table:table-cell>
          <table:table-cell office:value-type="float" office:value="0.5165795" calcext:value-type="float">
            <text:p>0.5165795</text:p>
          </table:table-cell>
          <table:table-cell office:value-type="float" office:value="0.1045835" calcext:value-type="float">
            <text:p>0.1045835</text:p>
          </table:table-cell>
          <table:table-cell office:value-type="float" office:value="0.1595033" calcext:value-type="float">
            <text:p>0.1595033</text:p>
          </table:table-cell>
          <table:table-cell office:value-type="float" office:value="1.3367682" calcext:value-type="float">
            <text:p>1.3367682</text:p>
          </table:table-cell>
          <table:table-cell office:value-type="float" office:value="1.203917" calcext:value-type="float">
            <text:p>1.203917</text:p>
          </table:table-cell>
          <table:table-cell office:value-type="float" office:value="0.231098" calcext:value-type="float">
            <text:p>0.231098</text:p>
          </table:table-cell>
          <table:table-cell office:value-type="float" office:value="0.3513386" calcext:value-type="float">
            <text:p>0.35133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874" calcext:value-type="float">
            <text:p>0.0395874</text:p>
          </table:table-cell>
          <table:table-cell office:value-type="float" office:value="0.038766" calcext:value-type="float">
            <text:p>0.038766</text:p>
          </table:table-cell>
          <table:table-cell office:value-type="float" office:value="0.0090858" calcext:value-type="float">
            <text:p>0.0090858</text:p>
          </table:table-cell>
          <table:table-cell office:value-type="float" office:value="0.0136329" calcext:value-type="float">
            <text:p>0.0136329</text:p>
          </table:table-cell>
          <table:table-cell office:value-type="float" office:value="0.2608781" calcext:value-type="float">
            <text:p>0.2608781</text:p>
          </table:table-cell>
          <table:table-cell office:value-type="float" office:value="0.2302012" calcext:value-type="float">
            <text:p>0.2302012</text:p>
          </table:table-cell>
          <table:table-cell office:value-type="float" office:value="0.0490648" calcext:value-type="float">
            <text:p>0.0490648</text:p>
          </table:table-cell>
          <table:table-cell office:value-type="float" office:value="0.0766108" calcext:value-type="float">
            <text:p>0.0766108</text:p>
          </table:table-cell>
          <table:table-cell office:value-type="float" office:value="0.5704456" calcext:value-type="float">
            <text:p>0.5704456</text:p>
          </table:table-cell>
          <table:table-cell office:value-type="float" office:value="0.5160622" calcext:value-type="float">
            <text:p>0.5160622</text:p>
          </table:table-cell>
          <table:table-cell office:value-type="float" office:value="0.1082432" calcext:value-type="float">
            <text:p>0.1082432</text:p>
          </table:table-cell>
          <table:table-cell office:value-type="float" office:value="0.1599507" calcext:value-type="float">
            <text:p>0.1599507</text:p>
          </table:table-cell>
          <table:table-cell office:value-type="float" office:value="1.3207941" calcext:value-type="float">
            <text:p>1.3207941</text:p>
          </table:table-cell>
          <table:table-cell office:value-type="float" office:value="1.1583858" calcext:value-type="float">
            <text:p>1.1583858</text:p>
          </table:table-cell>
          <table:table-cell office:value-type="float" office:value="0.2338115" calcext:value-type="float">
            <text:p>0.2338115</text:p>
          </table:table-cell>
          <table:table-cell office:value-type="float" office:value="0.3367896" calcext:value-type="float">
            <text:p>0.336789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986" calcext:value-type="float">
            <text:p>0.0394986</text:p>
          </table:table-cell>
          <table:table-cell office:value-type="float" office:value="0.0368383" calcext:value-type="float">
            <text:p>0.0368383</text:p>
          </table:table-cell>
          <table:table-cell office:value-type="float" office:value="0.0090387" calcext:value-type="float">
            <text:p>0.0090387</text:p>
          </table:table-cell>
          <table:table-cell office:value-type="float" office:value="0.0138295" calcext:value-type="float">
            <text:p>0.0138295</text:p>
          </table:table-cell>
          <table:table-cell office:value-type="float" office:value="0.2696534" calcext:value-type="float">
            <text:p>0.2696534</text:p>
          </table:table-cell>
          <table:table-cell office:value-type="float" office:value="0.2314598" calcext:value-type="float">
            <text:p>0.2314598</text:p>
          </table:table-cell>
          <table:table-cell office:value-type="float" office:value="0.0489444" calcext:value-type="float">
            <text:p>0.0489444</text:p>
          </table:table-cell>
          <table:table-cell office:value-type="float" office:value="0.0771959" calcext:value-type="float">
            <text:p>0.0771959</text:p>
          </table:table-cell>
          <table:table-cell office:value-type="float" office:value="0.5735265" calcext:value-type="float">
            <text:p>0.5735265</text:p>
          </table:table-cell>
          <table:table-cell office:value-type="float" office:value="0.5000028" calcext:value-type="float">
            <text:p>0.5000028</text:p>
          </table:table-cell>
          <table:table-cell office:value-type="float" office:value="0.1049249" calcext:value-type="float">
            <text:p>0.1049249</text:p>
          </table:table-cell>
          <table:table-cell office:value-type="float" office:value="0.1648917" calcext:value-type="float">
            <text:p>0.1648917</text:p>
          </table:table-cell>
          <table:table-cell office:value-type="float" office:value="1.370483" calcext:value-type="float">
            <text:p>1.370483</text:p>
          </table:table-cell>
          <table:table-cell office:value-type="float" office:value="1.1700029" calcext:value-type="float">
            <text:p>1.1700029</text:p>
          </table:table-cell>
          <table:table-cell office:value-type="float" office:value="0.2207895" calcext:value-type="float">
            <text:p>0.2207895</text:p>
          </table:table-cell>
          <table:table-cell office:value-type="float" office:value="0.3389351" calcext:value-type="float">
            <text:p>0.338935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432" calcext:value-type="float">
            <text:p>0.0407432</text:p>
          </table:table-cell>
          <table:table-cell office:value-type="float" office:value="0.0382696" calcext:value-type="float">
            <text:p>0.0382696</text:p>
          </table:table-cell>
          <table:table-cell office:value-type="float" office:value="0.0092266" calcext:value-type="float">
            <text:p>0.0092266</text:p>
          </table:table-cell>
          <table:table-cell office:value-type="float" office:value="0.0137725" calcext:value-type="float">
            <text:p>0.0137725</text:p>
          </table:table-cell>
          <table:table-cell office:value-type="float" office:value="0.2577659" calcext:value-type="float">
            <text:p>0.2577659</text:p>
          </table:table-cell>
          <table:table-cell office:value-type="float" office:value="0.2254778" calcext:value-type="float">
            <text:p>0.2254778</text:p>
          </table:table-cell>
          <table:table-cell office:value-type="float" office:value="0.0492961" calcext:value-type="float">
            <text:p>0.0492961</text:p>
          </table:table-cell>
          <table:table-cell office:value-type="float" office:value="0.0775721" calcext:value-type="float">
            <text:p>0.0775721</text:p>
          </table:table-cell>
          <table:table-cell office:value-type="float" office:value="0.6244819" calcext:value-type="float">
            <text:p>0.6244819</text:p>
          </table:table-cell>
          <table:table-cell office:value-type="float" office:value="0.518832" calcext:value-type="float">
            <text:p>0.518832</text:p>
          </table:table-cell>
          <table:table-cell office:value-type="float" office:value="0.1044582" calcext:value-type="float">
            <text:p>0.1044582</text:p>
          </table:table-cell>
          <table:table-cell office:value-type="float" office:value="0.1657493" calcext:value-type="float">
            <text:p>0.1657493</text:p>
          </table:table-cell>
          <table:table-cell office:value-type="float" office:value="1.3341611" calcext:value-type="float">
            <text:p>1.3341611</text:p>
          </table:table-cell>
          <table:table-cell office:value-type="float" office:value="1.1640951" calcext:value-type="float">
            <text:p>1.1640951</text:p>
          </table:table-cell>
          <table:table-cell office:value-type="float" office:value="0.2364052" calcext:value-type="float">
            <text:p>0.2364052</text:p>
          </table:table-cell>
          <table:table-cell office:value-type="float" office:value="0.35171" calcext:value-type="float">
            <text:p>0.351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703" calcext:value-type="float">
            <text:p>0.0397703</text:p>
          </table:table-cell>
          <table:table-cell office:value-type="float" office:value="0.0366577" calcext:value-type="float">
            <text:p>0.0366577</text:p>
          </table:table-cell>
          <table:table-cell office:value-type="float" office:value="0.0089139" calcext:value-type="float">
            <text:p>0.0089139</text:p>
          </table:table-cell>
          <table:table-cell office:value-type="float" office:value="0.0137333" calcext:value-type="float">
            <text:p>0.0137333</text:p>
          </table:table-cell>
          <table:table-cell office:value-type="float" office:value="0.2669434" calcext:value-type="float">
            <text:p>0.2669434</text:p>
          </table:table-cell>
          <table:table-cell office:value-type="float" office:value="0.229363" calcext:value-type="float">
            <text:p>0.229363</text:p>
          </table:table-cell>
          <table:table-cell office:value-type="float" office:value="0.049201" calcext:value-type="float">
            <text:p>0.049201</text:p>
          </table:table-cell>
          <table:table-cell office:value-type="float" office:value="0.077909" calcext:value-type="float">
            <text:p>0.077909</text:p>
          </table:table-cell>
          <table:table-cell office:value-type="float" office:value="0.559122" calcext:value-type="float">
            <text:p>0.559122</text:p>
          </table:table-cell>
          <table:table-cell office:value-type="float" office:value="0.5359979" calcext:value-type="float">
            <text:p>0.5359979</text:p>
          </table:table-cell>
          <table:table-cell office:value-type="float" office:value="0.1047282" calcext:value-type="float">
            <text:p>0.1047282</text:p>
          </table:table-cell>
          <table:table-cell office:value-type="float" office:value="0.1641485" calcext:value-type="float">
            <text:p>0.1641485</text:p>
          </table:table-cell>
          <table:table-cell office:value-type="float" office:value="1.31602" calcext:value-type="float">
            <text:p>1.31602</text:p>
          </table:table-cell>
          <table:table-cell office:value-type="float" office:value="1.1525615" calcext:value-type="float">
            <text:p>1.1525615</text:p>
          </table:table-cell>
          <table:table-cell office:value-type="float" office:value="0.2264933" calcext:value-type="float">
            <text:p>0.2264933</text:p>
          </table:table-cell>
          <table:table-cell office:value-type="float" office:value="0.3388519" calcext:value-type="float">
            <text:p>0.33885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445" calcext:value-type="float">
            <text:p>0.0407445</text:p>
          </table:table-cell>
          <table:table-cell office:value-type="float" office:value="0.0376112" calcext:value-type="float">
            <text:p>0.0376112</text:p>
          </table:table-cell>
          <table:table-cell office:value-type="float" office:value="0.0089238" calcext:value-type="float">
            <text:p>0.0089238</text:p>
          </table:table-cell>
          <table:table-cell office:value-type="float" office:value="0.0136486" calcext:value-type="float">
            <text:p>0.0136486</text:p>
          </table:table-cell>
          <table:table-cell office:value-type="float" office:value="0.2706231" calcext:value-type="float">
            <text:p>0.2706231</text:p>
          </table:table-cell>
          <table:table-cell office:value-type="float" office:value="0.228988" calcext:value-type="float">
            <text:p>0.228988</text:p>
          </table:table-cell>
          <table:table-cell office:value-type="float" office:value="0.0523914" calcext:value-type="float">
            <text:p>0.0523914</text:p>
          </table:table-cell>
          <table:table-cell office:value-type="float" office:value="0.0753198" calcext:value-type="float">
            <text:p>0.0753198</text:p>
          </table:table-cell>
          <table:table-cell office:value-type="float" office:value="0.5567955" calcext:value-type="float">
            <text:p>0.5567955</text:p>
          </table:table-cell>
          <table:table-cell office:value-type="float" office:value="0.509649" calcext:value-type="float">
            <text:p>0.509649</text:p>
          </table:table-cell>
          <table:table-cell office:value-type="float" office:value="0.104787" calcext:value-type="float">
            <text:p>0.104787</text:p>
          </table:table-cell>
          <table:table-cell office:value-type="float" office:value="0.1674081" calcext:value-type="float">
            <text:p>0.1674081</text:p>
          </table:table-cell>
          <table:table-cell office:value-type="float" office:value="1.3461487" calcext:value-type="float">
            <text:p>1.3461487</text:p>
          </table:table-cell>
          <table:table-cell office:value-type="float" office:value="1.1542689" calcext:value-type="float">
            <text:p>1.1542689</text:p>
          </table:table-cell>
          <table:table-cell office:value-type="float" office:value="0.2225578" calcext:value-type="float">
            <text:p>0.2225578</text:p>
          </table:table-cell>
          <table:table-cell office:value-type="float" office:value="0.3351187" calcext:value-type="float">
            <text:p>0.33511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753" calcext:value-type="float">
            <text:p>0.0399753</text:p>
          </table:table-cell>
          <table:table-cell office:value-type="float" office:value="0.0371355" calcext:value-type="float">
            <text:p>0.0371355</text:p>
          </table:table-cell>
          <table:table-cell office:value-type="float" office:value="0.0089396" calcext:value-type="float">
            <text:p>0.0089396</text:p>
          </table:table-cell>
          <table:table-cell office:value-type="float" office:value="0.0136394" calcext:value-type="float">
            <text:p>0.0136394</text:p>
          </table:table-cell>
          <table:table-cell office:value-type="float" office:value="0.2765572" calcext:value-type="float">
            <text:p>0.2765572</text:p>
          </table:table-cell>
          <table:table-cell office:value-type="float" office:value="0.2302765" calcext:value-type="float">
            <text:p>0.2302765</text:p>
          </table:table-cell>
          <table:table-cell office:value-type="float" office:value="0.0493134" calcext:value-type="float">
            <text:p>0.0493134</text:p>
          </table:table-cell>
          <table:table-cell office:value-type="float" office:value="0.0755142" calcext:value-type="float">
            <text:p>0.0755142</text:p>
          </table:table-cell>
          <table:table-cell office:value-type="float" office:value="0.5997275" calcext:value-type="float">
            <text:p>0.5997275</text:p>
          </table:table-cell>
          <table:table-cell office:value-type="float" office:value="0.5215964" calcext:value-type="float">
            <text:p>0.5215964</text:p>
          </table:table-cell>
          <table:table-cell office:value-type="float" office:value="0.1074402" calcext:value-type="float">
            <text:p>0.1074402</text:p>
          </table:table-cell>
          <table:table-cell office:value-type="float" office:value="0.1612597" calcext:value-type="float">
            <text:p>0.1612597</text:p>
          </table:table-cell>
          <table:table-cell office:value-type="float" office:value="1.2902329" calcext:value-type="float">
            <text:p>1.2902329</text:p>
          </table:table-cell>
          <table:table-cell office:value-type="float" office:value="1.1663869" calcext:value-type="float">
            <text:p>1.1663869</text:p>
          </table:table-cell>
          <table:table-cell office:value-type="float" office:value="0.2223661" calcext:value-type="float">
            <text:p>0.2223661</text:p>
          </table:table-cell>
          <table:table-cell office:value-type="float" office:value="0.3499852" calcext:value-type="float">
            <text:p>0.34998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317" calcext:value-type="float">
            <text:p>0.0401317</text:p>
          </table:table-cell>
          <table:table-cell office:value-type="float" office:value="0.0381301" calcext:value-type="float">
            <text:p>0.0381301</text:p>
          </table:table-cell>
          <table:table-cell office:value-type="float" office:value="0.0090596" calcext:value-type="float">
            <text:p>0.0090596</text:p>
          </table:table-cell>
          <table:table-cell office:value-type="float" office:value="0.013702" calcext:value-type="float">
            <text:p>0.013702</text:p>
          </table:table-cell>
          <table:table-cell office:value-type="float" office:value="0.2510109" calcext:value-type="float">
            <text:p>0.2510109</text:p>
          </table:table-cell>
          <table:table-cell office:value-type="float" office:value="0.229069" calcext:value-type="float">
            <text:p>0.229069</text:p>
          </table:table-cell>
          <table:table-cell office:value-type="float" office:value="0.0493577" calcext:value-type="float">
            <text:p>0.0493577</text:p>
          </table:table-cell>
          <table:table-cell office:value-type="float" office:value="0.0757199" calcext:value-type="float">
            <text:p>0.0757199</text:p>
          </table:table-cell>
          <table:table-cell office:value-type="float" office:value="0.5552441" calcext:value-type="float">
            <text:p>0.5552441</text:p>
          </table:table-cell>
          <table:table-cell office:value-type="float" office:value="0.5034484" calcext:value-type="float">
            <text:p>0.5034484</text:p>
          </table:table-cell>
          <table:table-cell office:value-type="float" office:value="0.1043068" calcext:value-type="float">
            <text:p>0.1043068</text:p>
          </table:table-cell>
          <table:table-cell office:value-type="float" office:value="0.165838" calcext:value-type="float">
            <text:p>0.165838</text:p>
          </table:table-cell>
          <table:table-cell office:value-type="float" office:value="1.3494473" calcext:value-type="float">
            <text:p>1.3494473</text:p>
          </table:table-cell>
          <table:table-cell office:value-type="float" office:value="1.1567203" calcext:value-type="float">
            <text:p>1.1567203</text:p>
          </table:table-cell>
          <table:table-cell office:value-type="float" office:value="0.2208806" calcext:value-type="float">
            <text:p>0.2208806</text:p>
          </table:table-cell>
          <table:table-cell office:value-type="float" office:value="0.3508739" calcext:value-type="float">
            <text:p>0.35087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846" calcext:value-type="float">
            <text:p>0.0408846</text:p>
          </table:table-cell>
          <table:table-cell office:value-type="float" office:value="0.0376657" calcext:value-type="float">
            <text:p>0.0376657</text:p>
          </table:table-cell>
          <table:table-cell office:value-type="float" office:value="0.0088967" calcext:value-type="float">
            <text:p>0.0088967</text:p>
          </table:table-cell>
          <table:table-cell office:value-type="float" office:value="0.0136382" calcext:value-type="float">
            <text:p>0.0136382</text:p>
          </table:table-cell>
          <table:table-cell office:value-type="float" office:value="0.2559954" calcext:value-type="float">
            <text:p>0.2559954</text:p>
          </table:table-cell>
          <table:table-cell office:value-type="float" office:value="0.2215476" calcext:value-type="float">
            <text:p>0.2215476</text:p>
          </table:table-cell>
          <table:table-cell office:value-type="float" office:value="0.04968" calcext:value-type="float">
            <text:p>0.04968</text:p>
          </table:table-cell>
          <table:table-cell office:value-type="float" office:value="0.0782932" calcext:value-type="float">
            <text:p>0.0782932</text:p>
          </table:table-cell>
          <table:table-cell office:value-type="float" office:value="0.5750656" calcext:value-type="float">
            <text:p>0.5750656</text:p>
          </table:table-cell>
          <table:table-cell office:value-type="float" office:value="0.5404897" calcext:value-type="float">
            <text:p>0.5404897</text:p>
          </table:table-cell>
          <table:table-cell office:value-type="float" office:value="0.1107444" calcext:value-type="float">
            <text:p>0.1107444</text:p>
          </table:table-cell>
          <table:table-cell office:value-type="float" office:value="0.1612337" calcext:value-type="float">
            <text:p>0.1612337</text:p>
          </table:table-cell>
          <table:table-cell office:value-type="float" office:value="1.3263871" calcext:value-type="float">
            <text:p>1.3263871</text:p>
          </table:table-cell>
          <table:table-cell office:value-type="float" office:value="1.1550021" calcext:value-type="float">
            <text:p>1.1550021</text:p>
          </table:table-cell>
          <table:table-cell office:value-type="float" office:value="0.2209453" calcext:value-type="float">
            <text:p>0.2209453</text:p>
          </table:table-cell>
          <table:table-cell office:value-type="float" office:value="0.3530734" calcext:value-type="float">
            <text:p>0.35307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494" calcext:value-type="float">
            <text:p>0.0397494</text:p>
          </table:table-cell>
          <table:table-cell office:value-type="float" office:value="0.0373283" calcext:value-type="float">
            <text:p>0.0373283</text:p>
          </table:table-cell>
          <table:table-cell office:value-type="float" office:value="0.0096019" calcext:value-type="float">
            <text:p>0.0096019</text:p>
          </table:table-cell>
          <table:table-cell office:value-type="float" office:value="0.0138331" calcext:value-type="float">
            <text:p>0.0138331</text:p>
          </table:table-cell>
          <table:table-cell office:value-type="float" office:value="0.253383" calcext:value-type="float">
            <text:p>0.253383</text:p>
          </table:table-cell>
          <table:table-cell office:value-type="float" office:value="0.2300607" calcext:value-type="float">
            <text:p>0.2300607</text:p>
          </table:table-cell>
          <table:table-cell office:value-type="float" office:value="0.0498968" calcext:value-type="float">
            <text:p>0.0498968</text:p>
          </table:table-cell>
          <table:table-cell office:value-type="float" office:value="0.0779128" calcext:value-type="float">
            <text:p>0.0779128</text:p>
          </table:table-cell>
          <table:table-cell office:value-type="float" office:value="0.5721405" calcext:value-type="float">
            <text:p>0.5721405</text:p>
          </table:table-cell>
          <table:table-cell office:value-type="float" office:value="0.5159132" calcext:value-type="float">
            <text:p>0.5159132</text:p>
          </table:table-cell>
          <table:table-cell office:value-type="float" office:value="0.1084581" calcext:value-type="float">
            <text:p>0.1084581</text:p>
          </table:table-cell>
          <table:table-cell office:value-type="float" office:value="0.1642299" calcext:value-type="float">
            <text:p>0.1642299</text:p>
          </table:table-cell>
          <table:table-cell office:value-type="float" office:value="1.3754206" calcext:value-type="float">
            <text:p>1.3754206</text:p>
          </table:table-cell>
          <table:table-cell office:value-type="float" office:value="1.1825561" calcext:value-type="float">
            <text:p>1.1825561</text:p>
          </table:table-cell>
          <table:table-cell office:value-type="float" office:value="0.2268812" calcext:value-type="float">
            <text:p>0.2268812</text:p>
          </table:table-cell>
          <table:table-cell office:value-type="float" office:value="0.335416" calcext:value-type="float">
            <text:p>0.3354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9184" calcext:value-type="float">
            <text:p>0.0399184</text:p>
          </table:table-cell>
          <table:table-cell office:value-type="float" office:value="0.0370036" calcext:value-type="float">
            <text:p>0.0370036</text:p>
          </table:table-cell>
          <table:table-cell office:value-type="float" office:value="0.0089241" calcext:value-type="float">
            <text:p>0.0089241</text:p>
          </table:table-cell>
          <table:table-cell office:value-type="float" office:value="0.0136399" calcext:value-type="float">
            <text:p>0.0136399</text:p>
          </table:table-cell>
          <table:table-cell office:value-type="float" office:value="0.250085" calcext:value-type="float">
            <text:p>0.250085</text:p>
          </table:table-cell>
          <table:table-cell office:value-type="float" office:value="0.2243602" calcext:value-type="float">
            <text:p>0.2243602</text:p>
          </table:table-cell>
          <table:table-cell office:value-type="float" office:value="0.0494751" calcext:value-type="float">
            <text:p>0.0494751</text:p>
          </table:table-cell>
          <table:table-cell office:value-type="float" office:value="0.0783108" calcext:value-type="float">
            <text:p>0.0783108</text:p>
          </table:table-cell>
          <table:table-cell office:value-type="float" office:value="0.5696132" calcext:value-type="float">
            <text:p>0.5696132</text:p>
          </table:table-cell>
          <table:table-cell office:value-type="float" office:value="0.5199303" calcext:value-type="float">
            <text:p>0.5199303</text:p>
          </table:table-cell>
          <table:table-cell office:value-type="float" office:value="0.1089397" calcext:value-type="float">
            <text:p>0.1089397</text:p>
          </table:table-cell>
          <table:table-cell office:value-type="float" office:value="0.1667095" calcext:value-type="float">
            <text:p>0.1667095</text:p>
          </table:table-cell>
          <table:table-cell office:value-type="float" office:value="1.3014114" calcext:value-type="float">
            <text:p>1.3014114</text:p>
          </table:table-cell>
          <table:table-cell office:value-type="float" office:value="1.1589998" calcext:value-type="float">
            <text:p>1.1589998</text:p>
          </table:table-cell>
          <table:table-cell office:value-type="float" office:value="0.2266525" calcext:value-type="float">
            <text:p>0.2266525</text:p>
          </table:table-cell>
          <table:table-cell office:value-type="float" office:value="0.3358738" calcext:value-type="float">
            <text:p>0.335873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41" calcext:value-type="float">
            <text:p>0.039841</text:p>
          </table:table-cell>
          <table:table-cell office:value-type="float" office:value="0.0372053" calcext:value-type="float">
            <text:p>0.0372053</text:p>
          </table:table-cell>
          <table:table-cell office:value-type="float" office:value="0.008863" calcext:value-type="float">
            <text:p>0.008863</text:p>
          </table:table-cell>
          <table:table-cell office:value-type="float" office:value="0.0136478" calcext:value-type="float">
            <text:p>0.0136478</text:p>
          </table:table-cell>
          <table:table-cell office:value-type="float" office:value="0.252544" calcext:value-type="float">
            <text:p>0.252544</text:p>
          </table:table-cell>
          <table:table-cell office:value-type="float" office:value="0.2381535" calcext:value-type="float">
            <text:p>0.2381535</text:p>
          </table:table-cell>
          <table:table-cell office:value-type="float" office:value="0.051318" calcext:value-type="float">
            <text:p>0.051318</text:p>
          </table:table-cell>
          <table:table-cell office:value-type="float" office:value="0.0767311" calcext:value-type="float">
            <text:p>0.0767311</text:p>
          </table:table-cell>
          <table:table-cell office:value-type="float" office:value="0.5598067" calcext:value-type="float">
            <text:p>0.5598067</text:p>
          </table:table-cell>
          <table:table-cell office:value-type="float" office:value="0.5142053" calcext:value-type="float">
            <text:p>0.5142053</text:p>
          </table:table-cell>
          <table:table-cell office:value-type="float" office:value="0.1102291" calcext:value-type="float">
            <text:p>0.1102291</text:p>
          </table:table-cell>
          <table:table-cell office:value-type="float" office:value="0.1654701" calcext:value-type="float">
            <text:p>0.1654701</text:p>
          </table:table-cell>
          <table:table-cell office:value-type="float" office:value="1.3641668" calcext:value-type="float">
            <text:p>1.3641668</text:p>
          </table:table-cell>
          <table:table-cell office:value-type="float" office:value="1.1731163" calcext:value-type="float">
            <text:p>1.1731163</text:p>
          </table:table-cell>
          <table:table-cell office:value-type="float" office:value="0.2228761" calcext:value-type="float">
            <text:p>0.2228761</text:p>
          </table:table-cell>
          <table:table-cell office:value-type="float" office:value="0.3403161" calcext:value-type="float">
            <text:p>0.34031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468" calcext:value-type="float">
            <text:p>0.0404468</text:p>
          </table:table-cell>
          <table:table-cell office:value-type="float" office:value="0.0370487" calcext:value-type="float">
            <text:p>0.0370487</text:p>
          </table:table-cell>
          <table:table-cell office:value-type="float" office:value="0.0088426" calcext:value-type="float">
            <text:p>0.0088426</text:p>
          </table:table-cell>
          <table:table-cell office:value-type="float" office:value="0.0137404" calcext:value-type="float">
            <text:p>0.0137404</text:p>
          </table:table-cell>
          <table:table-cell office:value-type="float" office:value="0.2522956" calcext:value-type="float">
            <text:p>0.2522956</text:p>
          </table:table-cell>
          <table:table-cell office:value-type="float" office:value="0.2251538" calcext:value-type="float">
            <text:p>0.2251538</text:p>
          </table:table-cell>
          <table:table-cell office:value-type="float" office:value="0.0489238" calcext:value-type="float">
            <text:p>0.0489238</text:p>
          </table:table-cell>
          <table:table-cell office:value-type="float" office:value="0.0755536" calcext:value-type="float">
            <text:p>0.0755536</text:p>
          </table:table-cell>
          <table:table-cell office:value-type="float" office:value="0.5929224" calcext:value-type="float">
            <text:p>0.5929224</text:p>
          </table:table-cell>
          <table:table-cell office:value-type="float" office:value="0.5142556" calcext:value-type="float">
            <text:p>0.5142556</text:p>
          </table:table-cell>
          <table:table-cell office:value-type="float" office:value="0.1052277" calcext:value-type="float">
            <text:p>0.1052277</text:p>
          </table:table-cell>
          <table:table-cell office:value-type="float" office:value="0.1621764" calcext:value-type="float">
            <text:p>0.1621764</text:p>
          </table:table-cell>
          <table:table-cell office:value-type="float" office:value="1.3483013" calcext:value-type="float">
            <text:p>1.3483013</text:p>
          </table:table-cell>
          <table:table-cell office:value-type="float" office:value="1.1528362" calcext:value-type="float">
            <text:p>1.1528362</text:p>
          </table:table-cell>
          <table:table-cell office:value-type="float" office:value="0.2315025" calcext:value-type="float">
            <text:p>0.2315025</text:p>
          </table:table-cell>
          <table:table-cell office:value-type="float" office:value="0.3365132" calcext:value-type="float">
            <text:p>0.33651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445" calcext:value-type="float">
            <text:p>0.0398445</text:p>
          </table:table-cell>
          <table:table-cell office:value-type="float" office:value="0.0369512" calcext:value-type="float">
            <text:p>0.0369512</text:p>
          </table:table-cell>
          <table:table-cell office:value-type="float" office:value="0.0093319" calcext:value-type="float">
            <text:p>0.0093319</text:p>
          </table:table-cell>
          <table:table-cell office:value-type="float" office:value="0.0137693" calcext:value-type="float">
            <text:p>0.0137693</text:p>
          </table:table-cell>
          <table:table-cell office:value-type="float" office:value="0.2436413" calcext:value-type="float">
            <text:p>0.2436413</text:p>
          </table:table-cell>
          <table:table-cell office:value-type="float" office:value="0.2305385" calcext:value-type="float">
            <text:p>0.2305385</text:p>
          </table:table-cell>
          <table:table-cell office:value-type="float" office:value="0.0490947" calcext:value-type="float">
            <text:p>0.0490947</text:p>
          </table:table-cell>
          <table:table-cell office:value-type="float" office:value="0.0759603" calcext:value-type="float">
            <text:p>0.0759603</text:p>
          </table:table-cell>
          <table:table-cell office:value-type="float" office:value="0.6099972" calcext:value-type="float">
            <text:p>0.6099972</text:p>
          </table:table-cell>
          <table:table-cell office:value-type="float" office:value="0.5204488" calcext:value-type="float">
            <text:p>0.5204488</text:p>
          </table:table-cell>
          <table:table-cell office:value-type="float" office:value="0.1079111" calcext:value-type="float">
            <text:p>0.1079111</text:p>
          </table:table-cell>
          <table:table-cell office:value-type="float" office:value="0.1617584" calcext:value-type="float">
            <text:p>0.1617584</text:p>
          </table:table-cell>
          <table:table-cell office:value-type="float" office:value="1.3025983" calcext:value-type="float">
            <text:p>1.3025983</text:p>
          </table:table-cell>
          <table:table-cell office:value-type="float" office:value="1.1358782" calcext:value-type="float">
            <text:p>1.1358782</text:p>
          </table:table-cell>
          <table:table-cell office:value-type="float" office:value="0.2218205" calcext:value-type="float">
            <text:p>0.2218205</text:p>
          </table:table-cell>
          <table:table-cell office:value-type="float" office:value="0.3378604" calcext:value-type="float">
            <text:p>0.337860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728" calcext:value-type="float">
            <text:p>0.0403728</text:p>
          </table:table-cell>
          <table:table-cell office:value-type="float" office:value="0.0363795" calcext:value-type="float">
            <text:p>0.0363795</text:p>
          </table:table-cell>
          <table:table-cell office:value-type="float" office:value="0.0088519" calcext:value-type="float">
            <text:p>0.0088519</text:p>
          </table:table-cell>
          <table:table-cell office:value-type="float" office:value="0.0136089" calcext:value-type="float">
            <text:p>0.0136089</text:p>
          </table:table-cell>
          <table:table-cell office:value-type="float" office:value="0.2474262" calcext:value-type="float">
            <text:p>0.2474262</text:p>
          </table:table-cell>
          <table:table-cell office:value-type="float" office:value="0.2218215" calcext:value-type="float">
            <text:p>0.2218215</text:p>
          </table:table-cell>
          <table:table-cell office:value-type="float" office:value="0.0489756" calcext:value-type="float">
            <text:p>0.0489756</text:p>
          </table:table-cell>
          <table:table-cell office:value-type="float" office:value="0.0751638" calcext:value-type="float">
            <text:p>0.0751638</text:p>
          </table:table-cell>
          <table:table-cell office:value-type="float" office:value="0.5872762" calcext:value-type="float">
            <text:p>0.5872762</text:p>
          </table:table-cell>
          <table:table-cell office:value-type="float" office:value="0.5235852" calcext:value-type="float">
            <text:p>0.5235852</text:p>
          </table:table-cell>
          <table:table-cell office:value-type="float" office:value="0.1089192" calcext:value-type="float">
            <text:p>0.1089192</text:p>
          </table:table-cell>
          <table:table-cell office:value-type="float" office:value="0.1719514" calcext:value-type="float">
            <text:p>0.1719514</text:p>
          </table:table-cell>
          <table:table-cell office:value-type="float" office:value="1.3079777" calcext:value-type="float">
            <text:p>1.3079777</text:p>
          </table:table-cell>
          <table:table-cell office:value-type="float" office:value="1.1614024" calcext:value-type="float">
            <text:p>1.1614024</text:p>
          </table:table-cell>
          <table:table-cell office:value-type="float" office:value="0.2218842" calcext:value-type="float">
            <text:p>0.2218842</text:p>
          </table:table-cell>
          <table:table-cell office:value-type="float" office:value="0.3377839" calcext:value-type="float">
            <text:p>0.33778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034" calcext:value-type="float">
            <text:p>0.0400034</text:p>
          </table:table-cell>
          <table:table-cell office:value-type="float" office:value="0.0381868" calcext:value-type="float">
            <text:p>0.0381868</text:p>
          </table:table-cell>
          <table:table-cell office:value-type="float" office:value="0.0089558" calcext:value-type="float">
            <text:p>0.0089558</text:p>
          </table:table-cell>
          <table:table-cell office:value-type="float" office:value="0.0137781" calcext:value-type="float">
            <text:p>0.0137781</text:p>
          </table:table-cell>
          <table:table-cell office:value-type="float" office:value="0.2501669" calcext:value-type="float">
            <text:p>0.2501669</text:p>
          </table:table-cell>
          <table:table-cell office:value-type="float" office:value="0.225671" calcext:value-type="float">
            <text:p>0.225671</text:p>
          </table:table-cell>
          <table:table-cell office:value-type="float" office:value="0.0494401" calcext:value-type="float">
            <text:p>0.0494401</text:p>
          </table:table-cell>
          <table:table-cell office:value-type="float" office:value="0.0750828" calcext:value-type="float">
            <text:p>0.0750828</text:p>
          </table:table-cell>
          <table:table-cell office:value-type="float" office:value="0.5931197" calcext:value-type="float">
            <text:p>0.5931197</text:p>
          </table:table-cell>
          <table:table-cell office:value-type="float" office:value="0.5184694" calcext:value-type="float">
            <text:p>0.5184694</text:p>
          </table:table-cell>
          <table:table-cell office:value-type="float" office:value="0.1045286" calcext:value-type="float">
            <text:p>0.1045286</text:p>
          </table:table-cell>
          <table:table-cell office:value-type="float" office:value="0.1621616" calcext:value-type="float">
            <text:p>0.1621616</text:p>
          </table:table-cell>
          <table:table-cell office:value-type="float" office:value="1.3451761" calcext:value-type="float">
            <text:p>1.3451761</text:p>
          </table:table-cell>
          <table:table-cell office:value-type="float" office:value="1.2100521" calcext:value-type="float">
            <text:p>1.2100521</text:p>
          </table:table-cell>
          <table:table-cell office:value-type="float" office:value="0.2219035" calcext:value-type="float">
            <text:p>0.2219035</text:p>
          </table:table-cell>
          <table:table-cell office:value-type="float" office:value="0.350645" calcext:value-type="float">
            <text:p>0.35064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9563" calcext:value-type="float">
            <text:p>0.0419563</text:p>
          </table:table-cell>
          <table:table-cell office:value-type="float" office:value="0.0369293" calcext:value-type="float">
            <text:p>0.0369293</text:p>
          </table:table-cell>
          <table:table-cell office:value-type="float" office:value="0.0088199" calcext:value-type="float">
            <text:p>0.0088199</text:p>
          </table:table-cell>
          <table:table-cell office:value-type="float" office:value="0.0138537" calcext:value-type="float">
            <text:p>0.0138537</text:p>
          </table:table-cell>
          <table:table-cell office:value-type="float" office:value="0.2525384" calcext:value-type="float">
            <text:p>0.2525384</text:p>
          </table:table-cell>
          <table:table-cell office:value-type="float" office:value="0.2313169" calcext:value-type="float">
            <text:p>0.2313169</text:p>
          </table:table-cell>
          <table:table-cell office:value-type="float" office:value="0.049254" calcext:value-type="float">
            <text:p>0.049254</text:p>
          </table:table-cell>
          <table:table-cell office:value-type="float" office:value="0.0750685" calcext:value-type="float">
            <text:p>0.0750685</text:p>
          </table:table-cell>
          <table:table-cell office:value-type="float" office:value="0.5909918" calcext:value-type="float">
            <text:p>0.5909918</text:p>
          </table:table-cell>
          <table:table-cell office:value-type="float" office:value="0.5121869" calcext:value-type="float">
            <text:p>0.5121869</text:p>
          </table:table-cell>
          <table:table-cell office:value-type="float" office:value="0.1045963" calcext:value-type="float">
            <text:p>0.1045963</text:p>
          </table:table-cell>
          <table:table-cell office:value-type="float" office:value="0.1653758" calcext:value-type="float">
            <text:p>0.1653758</text:p>
          </table:table-cell>
          <table:table-cell office:value-type="float" office:value="1.320259" calcext:value-type="float">
            <text:p>1.320259</text:p>
          </table:table-cell>
          <table:table-cell office:value-type="float" office:value="1.1756445" calcext:value-type="float">
            <text:p>1.1756445</text:p>
          </table:table-cell>
          <table:table-cell office:value-type="float" office:value="0.2485282" calcext:value-type="float">
            <text:p>0.2485282</text:p>
          </table:table-cell>
          <table:table-cell office:value-type="float" office:value="0.3533207" calcext:value-type="float">
            <text:p>0.35332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605" calcext:value-type="float">
            <text:p>0.0409605</text:p>
          </table:table-cell>
          <table:table-cell office:value-type="float" office:value="0.036616" calcext:value-type="float">
            <text:p>0.036616</text:p>
          </table:table-cell>
          <table:table-cell office:value-type="float" office:value="0.0088601" calcext:value-type="float">
            <text:p>0.0088601</text:p>
          </table:table-cell>
          <table:table-cell office:value-type="float" office:value="0.0137108" calcext:value-type="float">
            <text:p>0.0137108</text:p>
          </table:table-cell>
          <table:table-cell office:value-type="float" office:value="0.2474823" calcext:value-type="float">
            <text:p>0.2474823</text:p>
          </table:table-cell>
          <table:table-cell office:value-type="float" office:value="0.2243587" calcext:value-type="float">
            <text:p>0.2243587</text:p>
          </table:table-cell>
          <table:table-cell office:value-type="float" office:value="0.0487832" calcext:value-type="float">
            <text:p>0.0487832</text:p>
          </table:table-cell>
          <table:table-cell office:value-type="float" office:value="0.0779326" calcext:value-type="float">
            <text:p>0.0779326</text:p>
          </table:table-cell>
          <table:table-cell office:value-type="float" office:value="0.5745637" calcext:value-type="float">
            <text:p>0.5745637</text:p>
          </table:table-cell>
          <table:table-cell office:value-type="float" office:value="0.5074155" calcext:value-type="float">
            <text:p>0.5074155</text:p>
          </table:table-cell>
          <table:table-cell office:value-type="float" office:value="0.1085857" calcext:value-type="float">
            <text:p>0.1085857</text:p>
          </table:table-cell>
          <table:table-cell office:value-type="float" office:value="0.1667228" calcext:value-type="float">
            <text:p>0.1667228</text:p>
          </table:table-cell>
          <table:table-cell office:value-type="float" office:value="1.370866" calcext:value-type="float">
            <text:p>1.370866</text:p>
          </table:table-cell>
          <table:table-cell office:value-type="float" office:value="1.1493955" calcext:value-type="float">
            <text:p>1.1493955</text:p>
          </table:table-cell>
          <table:table-cell office:value-type="float" office:value="0.2230994" calcext:value-type="float">
            <text:p>0.2230994</text:p>
          </table:table-cell>
          <table:table-cell office:value-type="float" office:value="0.3466983" calcext:value-type="float">
            <text:p>0.346698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837" calcext:value-type="float">
            <text:p>0.0404837</text:p>
          </table:table-cell>
          <table:table-cell office:value-type="float" office:value="0.0369785" calcext:value-type="float">
            <text:p>0.0369785</text:p>
          </table:table-cell>
          <table:table-cell office:value-type="float" office:value="0.0089921" calcext:value-type="float">
            <text:p>0.0089921</text:p>
          </table:table-cell>
          <table:table-cell office:value-type="float" office:value="0.0137228" calcext:value-type="float">
            <text:p>0.0137228</text:p>
          </table:table-cell>
          <table:table-cell office:value-type="float" office:value="0.2494729" calcext:value-type="float">
            <text:p>0.2494729</text:p>
          </table:table-cell>
          <table:table-cell office:value-type="float" office:value="0.2346794" calcext:value-type="float">
            <text:p>0.2346794</text:p>
          </table:table-cell>
          <table:table-cell office:value-type="float" office:value="0.0490915" calcext:value-type="float">
            <text:p>0.0490915</text:p>
          </table:table-cell>
          <table:table-cell office:value-type="float" office:value="0.0803613" calcext:value-type="float">
            <text:p>0.0803613</text:p>
          </table:table-cell>
          <table:table-cell office:value-type="float" office:value="0.5573066" calcext:value-type="float">
            <text:p>0.5573066</text:p>
          </table:table-cell>
          <table:table-cell office:value-type="float" office:value="0.5436079" calcext:value-type="float">
            <text:p>0.5436079</text:p>
          </table:table-cell>
          <table:table-cell office:value-type="float" office:value="0.1055223" calcext:value-type="float">
            <text:p>0.1055223</text:p>
          </table:table-cell>
          <table:table-cell office:value-type="float" office:value="0.1668798" calcext:value-type="float">
            <text:p>0.1668798</text:p>
          </table:table-cell>
          <table:table-cell office:value-type="float" office:value="1.3364168" calcext:value-type="float">
            <text:p>1.3364168</text:p>
          </table:table-cell>
          <table:table-cell office:value-type="float" office:value="1.2073834" calcext:value-type="float">
            <text:p>1.2073834</text:p>
          </table:table-cell>
          <table:table-cell office:value-type="float" office:value="0.2301434" calcext:value-type="float">
            <text:p>0.2301434</text:p>
          </table:table-cell>
          <table:table-cell office:value-type="float" office:value="0.3411487" calcext:value-type="float">
            <text:p>0.341148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63" calcext:value-type="float">
            <text:p>0.039763</text:p>
          </table:table-cell>
          <table:table-cell office:value-type="float" office:value="0.0376645" calcext:value-type="float">
            <text:p>0.0376645</text:p>
          </table:table-cell>
          <table:table-cell office:value-type="float" office:value="0.0090124" calcext:value-type="float">
            <text:p>0.0090124</text:p>
          </table:table-cell>
          <table:table-cell office:value-type="float" office:value="0.0137402" calcext:value-type="float">
            <text:p>0.0137402</text:p>
          </table:table-cell>
          <table:table-cell office:value-type="float" office:value="0.2474957" calcext:value-type="float">
            <text:p>0.2474957</text:p>
          </table:table-cell>
          <table:table-cell office:value-type="float" office:value="0.227497" calcext:value-type="float">
            <text:p>0.227497</text:p>
          </table:table-cell>
          <table:table-cell office:value-type="float" office:value="0.0493253" calcext:value-type="float">
            <text:p>0.0493253</text:p>
          </table:table-cell>
          <table:table-cell office:value-type="float" office:value="0.0781947" calcext:value-type="float">
            <text:p>0.0781947</text:p>
          </table:table-cell>
          <table:table-cell office:value-type="float" office:value="0.5731061" calcext:value-type="float">
            <text:p>0.5731061</text:p>
          </table:table-cell>
          <table:table-cell office:value-type="float" office:value="0.5226434" calcext:value-type="float">
            <text:p>0.5226434</text:p>
          </table:table-cell>
          <table:table-cell office:value-type="float" office:value="0.1041308" calcext:value-type="float">
            <text:p>0.1041308</text:p>
          </table:table-cell>
          <table:table-cell office:value-type="float" office:value="0.167506" calcext:value-type="float">
            <text:p>0.167506</text:p>
          </table:table-cell>
          <table:table-cell office:value-type="float" office:value="1.3360605" calcext:value-type="float">
            <text:p>1.3360605</text:p>
          </table:table-cell>
          <table:table-cell office:value-type="float" office:value="1.1873663" calcext:value-type="float">
            <text:p>1.1873663</text:p>
          </table:table-cell>
          <table:table-cell office:value-type="float" office:value="0.2255905" calcext:value-type="float">
            <text:p>0.2255905</text:p>
          </table:table-cell>
          <table:table-cell office:value-type="float" office:value="0.3371722" calcext:value-type="float">
            <text:p>0.33717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5812" calcext:value-type="float">
            <text:p>0.0415812</text:p>
          </table:table-cell>
          <table:table-cell office:value-type="float" office:value="0.036983" calcext:value-type="float">
            <text:p>0.036983</text:p>
          </table:table-cell>
          <table:table-cell office:value-type="float" office:value="0.0088418" calcext:value-type="float">
            <text:p>0.0088418</text:p>
          </table:table-cell>
          <table:table-cell office:value-type="float" office:value="0.0138247" calcext:value-type="float">
            <text:p>0.0138247</text:p>
          </table:table-cell>
          <table:table-cell office:value-type="float" office:value="0.2433954" calcext:value-type="float">
            <text:p>0.2433954</text:p>
          </table:table-cell>
          <table:table-cell office:value-type="float" office:value="0.2252457" calcext:value-type="float">
            <text:p>0.2252457</text:p>
          </table:table-cell>
          <table:table-cell office:value-type="float" office:value="0.0491682" calcext:value-type="float">
            <text:p>0.0491682</text:p>
          </table:table-cell>
          <table:table-cell office:value-type="float" office:value="0.0752688" calcext:value-type="float">
            <text:p>0.0752688</text:p>
          </table:table-cell>
          <table:table-cell office:value-type="float" office:value="0.6061741" calcext:value-type="float">
            <text:p>0.6061741</text:p>
          </table:table-cell>
          <table:table-cell office:value-type="float" office:value="0.5297157" calcext:value-type="float">
            <text:p>0.5297157</text:p>
          </table:table-cell>
          <table:table-cell office:value-type="float" office:value="0.1039193" calcext:value-type="float">
            <text:p>0.1039193</text:p>
          </table:table-cell>
          <table:table-cell office:value-type="float" office:value="0.1642778" calcext:value-type="float">
            <text:p>0.1642778</text:p>
          </table:table-cell>
          <table:table-cell office:value-type="float" office:value="1.3254805" calcext:value-type="float">
            <text:p>1.3254805</text:p>
          </table:table-cell>
          <table:table-cell office:value-type="float" office:value="1.1946118" calcext:value-type="float">
            <text:p>1.1946118</text:p>
          </table:table-cell>
          <table:table-cell office:value-type="float" office:value="0.228359" calcext:value-type="float">
            <text:p>0.228359</text:p>
          </table:table-cell>
          <table:table-cell office:value-type="float" office:value="0.3421549" calcext:value-type="float">
            <text:p>0.34215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023" calcext:value-type="float">
            <text:p>0.0418023</text:p>
          </table:table-cell>
          <table:table-cell office:value-type="float" office:value="0.0368761" calcext:value-type="float">
            <text:p>0.0368761</text:p>
          </table:table-cell>
          <table:table-cell office:value-type="float" office:value="0.0088018" calcext:value-type="float">
            <text:p>0.0088018</text:p>
          </table:table-cell>
          <table:table-cell office:value-type="float" office:value="0.0136769" calcext:value-type="float">
            <text:p>0.0136769</text:p>
          </table:table-cell>
          <table:table-cell office:value-type="float" office:value="0.2511592" calcext:value-type="float">
            <text:p>0.2511592</text:p>
          </table:table-cell>
          <table:table-cell office:value-type="float" office:value="0.2331752" calcext:value-type="float">
            <text:p>0.2331752</text:p>
          </table:table-cell>
          <table:table-cell office:value-type="float" office:value="0.0493528" calcext:value-type="float">
            <text:p>0.0493528</text:p>
          </table:table-cell>
          <table:table-cell office:value-type="float" office:value="0.0756796" calcext:value-type="float">
            <text:p>0.0756796</text:p>
          </table:table-cell>
          <table:table-cell office:value-type="float" office:value="0.5884328" calcext:value-type="float">
            <text:p>0.5884328</text:p>
          </table:table-cell>
          <table:table-cell office:value-type="float" office:value="0.5169213" calcext:value-type="float">
            <text:p>0.5169213</text:p>
          </table:table-cell>
          <table:table-cell office:value-type="float" office:value="0.1043015" calcext:value-type="float">
            <text:p>0.1043015</text:p>
          </table:table-cell>
          <table:table-cell office:value-type="float" office:value="0.1638781" calcext:value-type="float">
            <text:p>0.1638781</text:p>
          </table:table-cell>
          <table:table-cell office:value-type="float" office:value="1.292525" calcext:value-type="float">
            <text:p>1.292525</text:p>
          </table:table-cell>
          <table:table-cell office:value-type="float" office:value="1.2134888" calcext:value-type="float">
            <text:p>1.2134888</text:p>
          </table:table-cell>
          <table:table-cell office:value-type="float" office:value="0.2196164" calcext:value-type="float">
            <text:p>0.2196164</text:p>
          </table:table-cell>
          <table:table-cell office:value-type="float" office:value="0.3600678" calcext:value-type="float">
            <text:p>0.360067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7792" calcext:value-type="float">
            <text:p>0.0427792</text:p>
          </table:table-cell>
          <table:table-cell office:value-type="float" office:value="0.0377167" calcext:value-type="float">
            <text:p>0.0377167</text:p>
          </table:table-cell>
          <table:table-cell office:value-type="float" office:value="0.0088916" calcext:value-type="float">
            <text:p>0.0088916</text:p>
          </table:table-cell>
          <table:table-cell office:value-type="float" office:value="0.0138784" calcext:value-type="float">
            <text:p>0.0138784</text:p>
          </table:table-cell>
          <table:table-cell office:value-type="float" office:value="0.2431155" calcext:value-type="float">
            <text:p>0.2431155</text:p>
          </table:table-cell>
          <table:table-cell office:value-type="float" office:value="0.2285632" calcext:value-type="float">
            <text:p>0.2285632</text:p>
          </table:table-cell>
          <table:table-cell office:value-type="float" office:value="0.0490528" calcext:value-type="float">
            <text:p>0.0490528</text:p>
          </table:table-cell>
          <table:table-cell office:value-type="float" office:value="0.0750439" calcext:value-type="float">
            <text:p>0.0750439</text:p>
          </table:table-cell>
          <table:table-cell office:value-type="float" office:value="0.5836283" calcext:value-type="float">
            <text:p>0.5836283</text:p>
          </table:table-cell>
          <table:table-cell office:value-type="float" office:value="0.5172674" calcext:value-type="float">
            <text:p>0.5172674</text:p>
          </table:table-cell>
          <table:table-cell office:value-type="float" office:value="0.1051996" calcext:value-type="float">
            <text:p>0.1051996</text:p>
          </table:table-cell>
          <table:table-cell office:value-type="float" office:value="0.1654577" calcext:value-type="float">
            <text:p>0.1654577</text:p>
          </table:table-cell>
          <table:table-cell office:value-type="float" office:value="1.334917" calcext:value-type="float">
            <text:p>1.334917</text:p>
          </table:table-cell>
          <table:table-cell office:value-type="float" office:value="1.1580724" calcext:value-type="float">
            <text:p>1.1580724</text:p>
          </table:table-cell>
          <table:table-cell office:value-type="float" office:value="0.2214513" calcext:value-type="float">
            <text:p>0.2214513</text:p>
          </table:table-cell>
          <table:table-cell office:value-type="float" office:value="0.3541631" calcext:value-type="float">
            <text:p>0.35416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63" calcext:value-type="float">
            <text:p>0.040863</text:p>
          </table:table-cell>
          <table:table-cell office:value-type="float" office:value="0.0368992" calcext:value-type="float">
            <text:p>0.0368992</text:p>
          </table:table-cell>
          <table:table-cell office:value-type="float" office:value="0.0092797" calcext:value-type="float">
            <text:p>0.0092797</text:p>
          </table:table-cell>
          <table:table-cell office:value-type="float" office:value="0.0141994" calcext:value-type="float">
            <text:p>0.0141994</text:p>
          </table:table-cell>
          <table:table-cell office:value-type="float" office:value="0.2534291" calcext:value-type="float">
            <text:p>0.2534291</text:p>
          </table:table-cell>
          <table:table-cell office:value-type="float" office:value="0.2379524" calcext:value-type="float">
            <text:p>0.2379524</text:p>
          </table:table-cell>
          <table:table-cell office:value-type="float" office:value="0.0488967" calcext:value-type="float">
            <text:p>0.0488967</text:p>
          </table:table-cell>
          <table:table-cell office:value-type="float" office:value="0.079086" calcext:value-type="float">
            <text:p>0.079086</text:p>
          </table:table-cell>
          <table:table-cell office:value-type="float" office:value="0.5596393" calcext:value-type="float">
            <text:p>0.5596393</text:p>
          </table:table-cell>
          <table:table-cell office:value-type="float" office:value="0.5079954" calcext:value-type="float">
            <text:p>0.5079954</text:p>
          </table:table-cell>
          <table:table-cell office:value-type="float" office:value="0.1041475" calcext:value-type="float">
            <text:p>0.1041475</text:p>
          </table:table-cell>
          <table:table-cell office:value-type="float" office:value="0.1627212" calcext:value-type="float">
            <text:p>0.1627212</text:p>
          </table:table-cell>
          <table:table-cell office:value-type="float" office:value="1.3258164" calcext:value-type="float">
            <text:p>1.3258164</text:p>
          </table:table-cell>
          <table:table-cell office:value-type="float" office:value="1.1759617" calcext:value-type="float">
            <text:p>1.1759617</text:p>
          </table:table-cell>
          <table:table-cell office:value-type="float" office:value="0.224392" calcext:value-type="float">
            <text:p>0.224392</text:p>
          </table:table-cell>
          <table:table-cell office:value-type="float" office:value="0.3379988" calcext:value-type="float">
            <text:p>0.33799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0612" calcext:value-type="float">
            <text:p>0.0430612</text:p>
          </table:table-cell>
          <table:table-cell office:value-type="float" office:value="0.0379261" calcext:value-type="float">
            <text:p>0.0379261</text:p>
          </table:table-cell>
          <table:table-cell office:value-type="float" office:value="0.009188" calcext:value-type="float">
            <text:p>0.009188</text:p>
          </table:table-cell>
          <table:table-cell office:value-type="float" office:value="0.014288" calcext:value-type="float">
            <text:p>0.014288</text:p>
          </table:table-cell>
          <table:table-cell office:value-type="float" office:value="0.2655391" calcext:value-type="float">
            <text:p>0.2655391</text:p>
          </table:table-cell>
          <table:table-cell office:value-type="float" office:value="0.2234015" calcext:value-type="float">
            <text:p>0.2234015</text:p>
          </table:table-cell>
          <table:table-cell office:value-type="float" office:value="0.0493269" calcext:value-type="float">
            <text:p>0.0493269</text:p>
          </table:table-cell>
          <table:table-cell office:value-type="float" office:value="0.0770669" calcext:value-type="float">
            <text:p>0.0770669</text:p>
          </table:table-cell>
          <table:table-cell office:value-type="float" office:value="0.6085583" calcext:value-type="float">
            <text:p>0.6085583</text:p>
          </table:table-cell>
          <table:table-cell office:value-type="float" office:value="0.5105469" calcext:value-type="float">
            <text:p>0.5105469</text:p>
          </table:table-cell>
          <table:table-cell office:value-type="float" office:value="0.1037607" calcext:value-type="float">
            <text:p>0.1037607</text:p>
          </table:table-cell>
          <table:table-cell office:value-type="float" office:value="0.1623749" calcext:value-type="float">
            <text:p>0.1623749</text:p>
          </table:table-cell>
          <table:table-cell office:value-type="float" office:value="1.3816367" calcext:value-type="float">
            <text:p>1.3816367</text:p>
          </table:table-cell>
          <table:table-cell office:value-type="float" office:value="1.1765763" calcext:value-type="float">
            <text:p>1.1765763</text:p>
          </table:table-cell>
          <table:table-cell office:value-type="float" office:value="0.2292361" calcext:value-type="float">
            <text:p>0.2292361</text:p>
          </table:table-cell>
          <table:table-cell office:value-type="float" office:value="0.339675" calcext:value-type="float">
            <text:p>0.33967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382" calcext:value-type="float">
            <text:p>0.0418382</text:p>
          </table:table-cell>
          <table:table-cell office:value-type="float" office:value="0.0368343" calcext:value-type="float">
            <text:p>0.0368343</text:p>
          </table:table-cell>
          <table:table-cell office:value-type="float" office:value="0.0088319" calcext:value-type="float">
            <text:p>0.0088319</text:p>
          </table:table-cell>
          <table:table-cell office:value-type="float" office:value="0.0137255" calcext:value-type="float">
            <text:p>0.0137255</text:p>
          </table:table-cell>
          <table:table-cell office:value-type="float" office:value="0.2599504" calcext:value-type="float">
            <text:p>0.2599504</text:p>
          </table:table-cell>
          <table:table-cell office:value-type="float" office:value="0.2340556" calcext:value-type="float">
            <text:p>0.2340556</text:p>
          </table:table-cell>
          <table:table-cell office:value-type="float" office:value="0.0491927" calcext:value-type="float">
            <text:p>0.0491927</text:p>
          </table:table-cell>
          <table:table-cell office:value-type="float" office:value="0.0762346" calcext:value-type="float">
            <text:p>0.0762346</text:p>
          </table:table-cell>
          <table:table-cell office:value-type="float" office:value="0.5585285" calcext:value-type="float">
            <text:p>0.5585285</text:p>
          </table:table-cell>
          <table:table-cell office:value-type="float" office:value="0.5140255" calcext:value-type="float">
            <text:p>0.5140255</text:p>
          </table:table-cell>
          <table:table-cell office:value-type="float" office:value="0.1049215" calcext:value-type="float">
            <text:p>0.1049215</text:p>
          </table:table-cell>
          <table:table-cell office:value-type="float" office:value="0.1650861" calcext:value-type="float">
            <text:p>0.1650861</text:p>
          </table:table-cell>
          <table:table-cell office:value-type="float" office:value="1.2924377" calcext:value-type="float">
            <text:p>1.2924377</text:p>
          </table:table-cell>
          <table:table-cell office:value-type="float" office:value="1.3133769" calcext:value-type="float">
            <text:p>1.3133769</text:p>
          </table:table-cell>
          <table:table-cell office:value-type="float" office:value="0.2302576" calcext:value-type="float">
            <text:p>0.2302576</text:p>
          </table:table-cell>
          <table:table-cell office:value-type="float" office:value="0.3445261" calcext:value-type="float">
            <text:p>0.34452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598" calcext:value-type="float">
            <text:p>0.0407598</text:p>
          </table:table-cell>
          <table:table-cell office:value-type="float" office:value="0.0367621" calcext:value-type="float">
            <text:p>0.0367621</text:p>
          </table:table-cell>
          <table:table-cell office:value-type="float" office:value="0.0094881" calcext:value-type="float">
            <text:p>0.0094881</text:p>
          </table:table-cell>
          <table:table-cell office:value-type="float" office:value="0.0141182" calcext:value-type="float">
            <text:p>0.0141182</text:p>
          </table:table-cell>
          <table:table-cell office:value-type="float" office:value="0.2603539" calcext:value-type="float">
            <text:p>0.2603539</text:p>
          </table:table-cell>
          <table:table-cell office:value-type="float" office:value="0.238785" calcext:value-type="float">
            <text:p>0.238785</text:p>
          </table:table-cell>
          <table:table-cell office:value-type="float" office:value="0.0493199" calcext:value-type="float">
            <text:p>0.0493199</text:p>
          </table:table-cell>
          <table:table-cell office:value-type="float" office:value="0.0777704" calcext:value-type="float">
            <text:p>0.0777704</text:p>
          </table:table-cell>
          <table:table-cell office:value-type="float" office:value="0.5635979" calcext:value-type="float">
            <text:p>0.5635979</text:p>
          </table:table-cell>
          <table:table-cell office:value-type="float" office:value="0.5171181" calcext:value-type="float">
            <text:p>0.5171181</text:p>
          </table:table-cell>
          <table:table-cell office:value-type="float" office:value="0.1045883" calcext:value-type="float">
            <text:p>0.1045883</text:p>
          </table:table-cell>
          <table:table-cell office:value-type="float" office:value="0.1642708" calcext:value-type="float">
            <text:p>0.1642708</text:p>
          </table:table-cell>
          <table:table-cell office:value-type="float" office:value="1.3844773" calcext:value-type="float">
            <text:p>1.3844773</text:p>
          </table:table-cell>
          <table:table-cell office:value-type="float" office:value="1.1440037" calcext:value-type="float">
            <text:p>1.1440037</text:p>
          </table:table-cell>
          <table:table-cell office:value-type="float" office:value="0.2294012" calcext:value-type="float">
            <text:p>0.2294012</text:p>
          </table:table-cell>
          <table:table-cell office:value-type="float" office:value="0.35052" calcext:value-type="float">
            <text:p>0.350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1617" calcext:value-type="float">
            <text:p>0.0431617</text:p>
          </table:table-cell>
          <table:table-cell office:value-type="float" office:value="0.0373352" calcext:value-type="float">
            <text:p>0.0373352</text:p>
          </table:table-cell>
          <table:table-cell office:value-type="float" office:value="0.0086985" calcext:value-type="float">
            <text:p>0.0086985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2618143" calcext:value-type="float">
            <text:p>0.2618143</text:p>
          </table:table-cell>
          <table:table-cell office:value-type="float" office:value="0.233064" calcext:value-type="float">
            <text:p>0.233064</text:p>
          </table:table-cell>
          <table:table-cell office:value-type="float" office:value="0.0493298" calcext:value-type="float">
            <text:p>0.0493298</text:p>
          </table:table-cell>
          <table:table-cell office:value-type="float" office:value="0.0776304" calcext:value-type="float">
            <text:p>0.0776304</text:p>
          </table:table-cell>
          <table:table-cell office:value-type="float" office:value="0.5809583" calcext:value-type="float">
            <text:p>0.5809583</text:p>
          </table:table-cell>
          <table:table-cell office:value-type="float" office:value="0.5227439" calcext:value-type="float">
            <text:p>0.5227439</text:p>
          </table:table-cell>
          <table:table-cell office:value-type="float" office:value="0.1044242" calcext:value-type="float">
            <text:p>0.1044242</text:p>
          </table:table-cell>
          <table:table-cell office:value-type="float" office:value="0.1675647" calcext:value-type="float">
            <text:p>0.1675647</text:p>
          </table:table-cell>
          <table:table-cell office:value-type="float" office:value="1.2810701" calcext:value-type="float">
            <text:p>1.2810701</text:p>
          </table:table-cell>
          <table:table-cell office:value-type="float" office:value="1.2273789" calcext:value-type="float">
            <text:p>1.2273789</text:p>
          </table:table-cell>
          <table:table-cell office:value-type="float" office:value="0.2274225" calcext:value-type="float">
            <text:p>0.2274225</text:p>
          </table:table-cell>
          <table:table-cell office:value-type="float" office:value="0.3488683" calcext:value-type="float">
            <text:p>0.348868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473" calcext:value-type="float">
            <text:p>0.041473</text:p>
          </table:table-cell>
          <table:table-cell office:value-type="float" office:value="0.0365761" calcext:value-type="float">
            <text:p>0.0365761</text:p>
          </table:table-cell>
          <table:table-cell office:value-type="float" office:value="0.0088656" calcext:value-type="float">
            <text:p>0.0088656</text:p>
          </table:table-cell>
          <table:table-cell office:value-type="float" office:value="0.0141539" calcext:value-type="float">
            <text:p>0.0141539</text:p>
          </table:table-cell>
          <table:table-cell office:value-type="float" office:value="0.2494814" calcext:value-type="float">
            <text:p>0.2494814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0493968" calcext:value-type="float">
            <text:p>0.0493968</text:p>
          </table:table-cell>
          <table:table-cell office:value-type="float" office:value="0.0804674" calcext:value-type="float">
            <text:p>0.0804674</text:p>
          </table:table-cell>
          <table:table-cell office:value-type="float" office:value="0.584413" calcext:value-type="float">
            <text:p>0.584413</text:p>
          </table:table-cell>
          <table:table-cell office:value-type="float" office:value="0.51477" calcext:value-type="float">
            <text:p>0.51477</text:p>
          </table:table-cell>
          <table:table-cell office:value-type="float" office:value="0.1040071" calcext:value-type="float">
            <text:p>0.1040071</text:p>
          </table:table-cell>
          <table:table-cell office:value-type="float" office:value="0.1646708" calcext:value-type="float">
            <text:p>0.1646708</text:p>
          </table:table-cell>
          <table:table-cell office:value-type="float" office:value="1.2678562" calcext:value-type="float">
            <text:p>1.2678562</text:p>
          </table:table-cell>
          <table:table-cell office:value-type="float" office:value="1.2238508" calcext:value-type="float">
            <text:p>1.2238508</text:p>
          </table:table-cell>
          <table:table-cell office:value-type="float" office:value="0.2208355" calcext:value-type="float">
            <text:p>0.2208355</text:p>
          </table:table-cell>
          <table:table-cell office:value-type="float" office:value="0.3490907" calcext:value-type="float">
            <text:p>0.34909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2506" calcext:value-type="float">
            <text:p>0.0432506</text:p>
          </table:table-cell>
          <table:table-cell office:value-type="float" office:value="0.0373441" calcext:value-type="float">
            <text:p>0.0373441</text:p>
          </table:table-cell>
          <table:table-cell office:value-type="float" office:value="0.009104" calcext:value-type="float">
            <text:p>0.009104</text:p>
          </table:table-cell>
          <table:table-cell office:value-type="float" office:value="0.0138554" calcext:value-type="float">
            <text:p>0.0138554</text:p>
          </table:table-cell>
          <table:table-cell office:value-type="float" office:value="0.2577211" calcext:value-type="float">
            <text:p>0.2577211</text:p>
          </table:table-cell>
          <table:table-cell office:value-type="float" office:value="0.237878" calcext:value-type="float">
            <text:p>0.237878</text:p>
          </table:table-cell>
          <table:table-cell office:value-type="float" office:value="0.0493068" calcext:value-type="float">
            <text:p>0.0493068</text:p>
          </table:table-cell>
          <table:table-cell office:value-type="float" office:value="0.0753439" calcext:value-type="float">
            <text:p>0.0753439</text:p>
          </table:table-cell>
          <table:table-cell office:value-type="float" office:value="0.5909998" calcext:value-type="float">
            <text:p>0.5909998</text:p>
          </table:table-cell>
          <table:table-cell office:value-type="float" office:value="0.5091235" calcext:value-type="float">
            <text:p>0.5091235</text:p>
          </table:table-cell>
          <table:table-cell office:value-type="float" office:value="0.1045802" calcext:value-type="float">
            <text:p>0.1045802</text:p>
          </table:table-cell>
          <table:table-cell office:value-type="float" office:value="0.1649073" calcext:value-type="float">
            <text:p>0.1649073</text:p>
          </table:table-cell>
          <table:table-cell office:value-type="float" office:value="1.3067371" calcext:value-type="float">
            <text:p>1.3067371</text:p>
          </table:table-cell>
          <table:table-cell office:value-type="float" office:value="1.211041" calcext:value-type="float">
            <text:p>1.211041</text:p>
          </table:table-cell>
          <table:table-cell office:value-type="float" office:value="0.2221798" calcext:value-type="float">
            <text:p>0.2221798</text:p>
          </table:table-cell>
          <table:table-cell office:value-type="float" office:value="0.339801" calcext:value-type="float">
            <text:p>0.3398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409" calcext:value-type="float">
            <text:p>0.042409</text:p>
          </table:table-cell>
          <table:table-cell office:value-type="float" office:value="0.0365834" calcext:value-type="float">
            <text:p>0.0365834</text:p>
          </table:table-cell>
          <table:table-cell office:value-type="float" office:value="0.0087713" calcext:value-type="float">
            <text:p>0.0087713</text:p>
          </table:table-cell>
          <table:table-cell office:value-type="float" office:value="0.0136872" calcext:value-type="float">
            <text:p>0.0136872</text:p>
          </table:table-cell>
          <table:table-cell office:value-type="float" office:value="0.2552507" calcext:value-type="float">
            <text:p>0.2552507</text:p>
          </table:table-cell>
          <table:table-cell office:value-type="float" office:value="0.2288532" calcext:value-type="float">
            <text:p>0.2288532</text:p>
          </table:table-cell>
          <table:table-cell office:value-type="float" office:value="0.0491399" calcext:value-type="float">
            <text:p>0.0491399</text:p>
          </table:table-cell>
          <table:table-cell office:value-type="float" office:value="0.07832" calcext:value-type="float">
            <text:p>0.07832</text:p>
          </table:table-cell>
          <table:table-cell office:value-type="float" office:value="0.5880358" calcext:value-type="float">
            <text:p>0.5880358</text:p>
          </table:table-cell>
          <table:table-cell office:value-type="float" office:value="0.5125428" calcext:value-type="float">
            <text:p>0.5125428</text:p>
          </table:table-cell>
          <table:table-cell office:value-type="float" office:value="0.1039572" calcext:value-type="float">
            <text:p>0.1039572</text:p>
          </table:table-cell>
          <table:table-cell office:value-type="float" office:value="0.1620132" calcext:value-type="float">
            <text:p>0.1620132</text:p>
          </table:table-cell>
          <table:table-cell office:value-type="float" office:value="1.2465548" calcext:value-type="float">
            <text:p>1.2465548</text:p>
          </table:table-cell>
          <table:table-cell office:value-type="float" office:value="1.1806166" calcext:value-type="float">
            <text:p>1.1806166</text:p>
          </table:table-cell>
          <table:table-cell office:value-type="float" office:value="0.2201997" calcext:value-type="float">
            <text:p>0.2201997</text:p>
          </table:table-cell>
          <table:table-cell office:value-type="float" office:value="0.3553597" calcext:value-type="float">
            <text:p>0.35535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3272" calcext:value-type="float">
            <text:p>0.0433272</text:p>
          </table:table-cell>
          <table:table-cell office:value-type="float" office:value="0.0374687" calcext:value-type="float">
            <text:p>0.0374687</text:p>
          </table:table-cell>
          <table:table-cell office:value-type="float" office:value="0.0088415" calcext:value-type="float">
            <text:p>0.0088415</text:p>
          </table:table-cell>
          <table:table-cell office:value-type="float" office:value="0.0137827" calcext:value-type="float">
            <text:p>0.0137827</text:p>
          </table:table-cell>
          <table:table-cell office:value-type="float" office:value="0.2515675" calcext:value-type="float">
            <text:p>0.2515675</text:p>
          </table:table-cell>
          <table:table-cell office:value-type="float" office:value="0.2288224" calcext:value-type="float">
            <text:p>0.2288224</text:p>
          </table:table-cell>
          <table:table-cell office:value-type="float" office:value="0.0489029" calcext:value-type="float">
            <text:p>0.0489029</text:p>
          </table:table-cell>
          <table:table-cell office:value-type="float" office:value="0.0800031" calcext:value-type="float">
            <text:p>0.0800031</text:p>
          </table:table-cell>
          <table:table-cell office:value-type="float" office:value="0.6019205" calcext:value-type="float">
            <text:p>0.6019205</text:p>
          </table:table-cell>
          <table:table-cell office:value-type="float" office:value="0.4995863" calcext:value-type="float">
            <text:p>0.4995863</text:p>
          </table:table-cell>
          <table:table-cell office:value-type="float" office:value="0.1051403" calcext:value-type="float">
            <text:p>0.1051403</text:p>
          </table:table-cell>
          <table:table-cell office:value-type="float" office:value="0.1668475" calcext:value-type="float">
            <text:p>0.1668475</text:p>
          </table:table-cell>
          <table:table-cell office:value-type="float" office:value="1.3389123" calcext:value-type="float">
            <text:p>1.3389123</text:p>
          </table:table-cell>
          <table:table-cell office:value-type="float" office:value="1.1757341" calcext:value-type="float">
            <text:p>1.1757341</text:p>
          </table:table-cell>
          <table:table-cell office:value-type="float" office:value="0.2231693" calcext:value-type="float">
            <text:p>0.2231693</text:p>
          </table:table-cell>
          <table:table-cell office:value-type="float" office:value="0.3487126" calcext:value-type="float">
            <text:p>0.34871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1866" calcext:value-type="float">
            <text:p>0.0431866</text:p>
          </table:table-cell>
          <table:table-cell office:value-type="float" office:value="0.0376524" calcext:value-type="float">
            <text:p>0.0376524</text:p>
          </table:table-cell>
          <table:table-cell office:value-type="float" office:value="0.0090628" calcext:value-type="float">
            <text:p>0.0090628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0.2549523" calcext:value-type="float">
            <text:p>0.2549523</text:p>
          </table:table-cell>
          <table:table-cell office:value-type="float" office:value="0.2386481" calcext:value-type="float">
            <text:p>0.2386481</text:p>
          </table:table-cell>
          <table:table-cell office:value-type="float" office:value="0.0492376" calcext:value-type="float">
            <text:p>0.0492376</text:p>
          </table:table-cell>
          <table:table-cell office:value-type="float" office:value="0.0796904" calcext:value-type="float">
            <text:p>0.0796904</text:p>
          </table:table-cell>
          <table:table-cell office:value-type="float" office:value="0.6014232" calcext:value-type="float">
            <text:p>0.6014232</text:p>
          </table:table-cell>
          <table:table-cell office:value-type="float" office:value="0.4966978" calcext:value-type="float">
            <text:p>0.4966978</text:p>
          </table:table-cell>
          <table:table-cell office:value-type="float" office:value="0.1056256" calcext:value-type="float">
            <text:p>0.1056256</text:p>
          </table:table-cell>
          <table:table-cell office:value-type="float" office:value="0.1598932" calcext:value-type="float">
            <text:p>0.1598932</text:p>
          </table:table-cell>
          <table:table-cell office:value-type="float" office:value="1.3137272" calcext:value-type="float">
            <text:p>1.3137272</text:p>
          </table:table-cell>
          <table:table-cell office:value-type="float" office:value="1.172807" calcext:value-type="float">
            <text:p>1.172807</text:p>
          </table:table-cell>
          <table:table-cell office:value-type="float" office:value="0.2219287" calcext:value-type="float">
            <text:p>0.2219287</text:p>
          </table:table-cell>
          <table:table-cell office:value-type="float" office:value="0.3415245" calcext:value-type="float">
            <text:p>0.341524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8041" calcext:value-type="float">
            <text:p>0.0438041</text:p>
          </table:table-cell>
          <table:table-cell office:value-type="float" office:value="0.0373618" calcext:value-type="float">
            <text:p>0.0373618</text:p>
          </table:table-cell>
          <table:table-cell office:value-type="float" office:value="0.009018" calcext:value-type="float">
            <text:p>0.009018</text:p>
          </table:table-cell>
          <table:table-cell office:value-type="float" office:value="0.0137837" calcext:value-type="float">
            <text:p>0.0137837</text:p>
          </table:table-cell>
          <table:table-cell office:value-type="float" office:value="0.2543135" calcext:value-type="float">
            <text:p>0.2543135</text:p>
          </table:table-cell>
          <table:table-cell office:value-type="float" office:value="0.2418037" calcext:value-type="float">
            <text:p>0.2418037</text:p>
          </table:table-cell>
          <table:table-cell office:value-type="float" office:value="0.0495443" calcext:value-type="float">
            <text:p>0.0495443</text:p>
          </table:table-cell>
          <table:table-cell office:value-type="float" office:value="0.0798245" calcext:value-type="float">
            <text:p>0.0798245</text:p>
          </table:table-cell>
          <table:table-cell office:value-type="float" office:value="0.600586" calcext:value-type="float">
            <text:p>0.600586</text:p>
          </table:table-cell>
          <table:table-cell office:value-type="float" office:value="0.4983694" calcext:value-type="float">
            <text:p>0.4983694</text:p>
          </table:table-cell>
          <table:table-cell office:value-type="float" office:value="0.1039067" calcext:value-type="float">
            <text:p>0.1039067</text:p>
          </table:table-cell>
          <table:table-cell office:value-type="float" office:value="0.165116" calcext:value-type="float">
            <text:p>0.165116</text:p>
          </table:table-cell>
          <table:table-cell office:value-type="float" office:value="1.3918594" calcext:value-type="float">
            <text:p>1.3918594</text:p>
          </table:table-cell>
          <table:table-cell office:value-type="float" office:value="1.2850661" calcext:value-type="float">
            <text:p>1.2850661</text:p>
          </table:table-cell>
          <table:table-cell office:value-type="float" office:value="0.2217728" calcext:value-type="float">
            <text:p>0.2217728</text:p>
          </table:table-cell>
          <table:table-cell office:value-type="float" office:value="0.3487231" calcext:value-type="float">
            <text:p>0.34872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2142" calcext:value-type="float">
            <text:p>0.0412142</text:p>
          </table:table-cell>
          <table:table-cell office:value-type="float" office:value="0.0373838" calcext:value-type="float">
            <text:p>0.0373838</text:p>
          </table:table-cell>
          <table:table-cell office:value-type="float" office:value="0.0088014" calcext:value-type="float">
            <text:p>0.0088014</text:p>
          </table:table-cell>
          <table:table-cell office:value-type="float" office:value="0.0137244" calcext:value-type="float">
            <text:p>0.0137244</text:p>
          </table:table-cell>
          <table:table-cell office:value-type="float" office:value="0.2460929" calcext:value-type="float">
            <text:p>0.2460929</text:p>
          </table:table-cell>
          <table:table-cell office:value-type="float" office:value="0.2364567" calcext:value-type="float">
            <text:p>0.2364567</text:p>
          </table:table-cell>
          <table:table-cell office:value-type="float" office:value="0.0491395" calcext:value-type="float">
            <text:p>0.0491395</text:p>
          </table:table-cell>
          <table:table-cell office:value-type="float" office:value="0.0793864" calcext:value-type="float">
            <text:p>0.0793864</text:p>
          </table:table-cell>
          <table:table-cell office:value-type="float" office:value="0.5932189" calcext:value-type="float">
            <text:p>0.5932189</text:p>
          </table:table-cell>
          <table:table-cell office:value-type="float" office:value="0.5216743" calcext:value-type="float">
            <text:p>0.5216743</text:p>
          </table:table-cell>
          <table:table-cell office:value-type="float" office:value="0.1046338" calcext:value-type="float">
            <text:p>0.1046338</text:p>
          </table:table-cell>
          <table:table-cell office:value-type="float" office:value="0.1617879" calcext:value-type="float">
            <text:p>0.1617879</text:p>
          </table:table-cell>
          <table:table-cell office:value-type="float" office:value="1.275386" calcext:value-type="float">
            <text:p>1.275386</text:p>
          </table:table-cell>
          <table:table-cell office:value-type="float" office:value="1.1842875" calcext:value-type="float">
            <text:p>1.1842875</text:p>
          </table:table-cell>
          <table:table-cell office:value-type="float" office:value="0.2230862" calcext:value-type="float">
            <text:p>0.2230862</text:p>
          </table:table-cell>
          <table:table-cell office:value-type="float" office:value="0.3568461" calcext:value-type="float">
            <text:p>0.35684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9934" calcext:value-type="float">
            <text:p>0.0429934</text:p>
          </table:table-cell>
          <table:table-cell office:value-type="float" office:value="0.0368771" calcext:value-type="float">
            <text:p>0.0368771</text:p>
          </table:table-cell>
          <table:table-cell office:value-type="float" office:value="0.0087805" calcext:value-type="float">
            <text:p>0.0087805</text:p>
          </table:table-cell>
          <table:table-cell office:value-type="float" office:value="0.0138747" calcext:value-type="float">
            <text:p>0.0138747</text:p>
          </table:table-cell>
          <table:table-cell office:value-type="float" office:value="0.2678656" calcext:value-type="float">
            <text:p>0.2678656</text:p>
          </table:table-cell>
          <table:table-cell office:value-type="float" office:value="0.2338932" calcext:value-type="float">
            <text:p>0.2338932</text:p>
          </table:table-cell>
          <table:table-cell office:value-type="float" office:value="0.0490382" calcext:value-type="float">
            <text:p>0.0490382</text:p>
          </table:table-cell>
          <table:table-cell office:value-type="float" office:value="0.0751422" calcext:value-type="float">
            <text:p>0.0751422</text:p>
          </table:table-cell>
          <table:table-cell office:value-type="float" office:value="0.5756746" calcext:value-type="float">
            <text:p>0.5756746</text:p>
          </table:table-cell>
          <table:table-cell office:value-type="float" office:value="0.5063474" calcext:value-type="float">
            <text:p>0.5063474</text:p>
          </table:table-cell>
          <table:table-cell office:value-type="float" office:value="0.1042426" calcext:value-type="float">
            <text:p>0.1042426</text:p>
          </table:table-cell>
          <table:table-cell office:value-type="float" office:value="0.1603071" calcext:value-type="float">
            <text:p>0.1603071</text:p>
          </table:table-cell>
          <table:table-cell office:value-type="float" office:value="1.3509365" calcext:value-type="float">
            <text:p>1.3509365</text:p>
          </table:table-cell>
          <table:table-cell office:value-type="float" office:value="1.2027654" calcext:value-type="float">
            <text:p>1.2027654</text:p>
          </table:table-cell>
          <table:table-cell office:value-type="float" office:value="0.2228147" calcext:value-type="float">
            <text:p>0.2228147</text:p>
          </table:table-cell>
          <table:table-cell office:value-type="float" office:value="0.3475363" calcext:value-type="float">
            <text:p>0.347536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9115" calcext:value-type="float">
            <text:p>0.0419115</text:p>
          </table:table-cell>
          <table:table-cell office:value-type="float" office:value="0.0375669" calcext:value-type="float">
            <text:p>0.0375669</text:p>
          </table:table-cell>
          <table:table-cell office:value-type="float" office:value="0.0090061" calcext:value-type="float">
            <text:p>0.0090061</text:p>
          </table:table-cell>
          <table:table-cell office:value-type="float" office:value="0.0136316" calcext:value-type="float">
            <text:p>0.0136316</text:p>
          </table:table-cell>
          <table:table-cell office:value-type="float" office:value="0.2580709" calcext:value-type="float">
            <text:p>0.2580709</text:p>
          </table:table-cell>
          <table:table-cell office:value-type="float" office:value="0.2296556" calcext:value-type="float">
            <text:p>0.2296556</text:p>
          </table:table-cell>
          <table:table-cell office:value-type="float" office:value="0.0488198" calcext:value-type="float">
            <text:p>0.0488198</text:p>
          </table:table-cell>
          <table:table-cell office:value-type="float" office:value="0.078103" calcext:value-type="float">
            <text:p>0.078103</text:p>
          </table:table-cell>
          <table:table-cell office:value-type="float" office:value="0.5839829" calcext:value-type="float">
            <text:p>0.5839829</text:p>
          </table:table-cell>
          <table:table-cell office:value-type="float" office:value="0.5124442" calcext:value-type="float">
            <text:p>0.5124442</text:p>
          </table:table-cell>
          <table:table-cell office:value-type="float" office:value="0.1041608" calcext:value-type="float">
            <text:p>0.1041608</text:p>
          </table:table-cell>
          <table:table-cell office:value-type="float" office:value="0.1590058" calcext:value-type="float">
            <text:p>0.1590058</text:p>
          </table:table-cell>
          <table:table-cell office:value-type="float" office:value="1.3434492" calcext:value-type="float">
            <text:p>1.3434492</text:p>
          </table:table-cell>
          <table:table-cell office:value-type="float" office:value="1.1769797" calcext:value-type="float">
            <text:p>1.1769797</text:p>
          </table:table-cell>
          <table:table-cell office:value-type="float" office:value="0.2194099" calcext:value-type="float">
            <text:p>0.2194099</text:p>
          </table:table-cell>
          <table:table-cell office:value-type="float" office:value="0.3477455" calcext:value-type="float">
            <text:p>0.34774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965" calcext:value-type="float">
            <text:p>0.0413965</text:p>
          </table:table-cell>
          <table:table-cell office:value-type="float" office:value="0.0383641" calcext:value-type="float">
            <text:p>0.0383641</text:p>
          </table:table-cell>
          <table:table-cell office:value-type="float" office:value="0.0086801" calcext:value-type="float">
            <text:p>0.0086801</text:p>
          </table:table-cell>
          <table:table-cell office:value-type="float" office:value="0.0136488" calcext:value-type="float">
            <text:p>0.0136488</text:p>
          </table:table-cell>
          <table:table-cell office:value-type="float" office:value="0.251109" calcext:value-type="float">
            <text:p>0.251109</text:p>
          </table:table-cell>
          <table:table-cell office:value-type="float" office:value="0.2327373" calcext:value-type="float">
            <text:p>0.2327373</text:p>
          </table:table-cell>
          <table:table-cell office:value-type="float" office:value="0.048859" calcext:value-type="float">
            <text:p>0.048859</text:p>
          </table:table-cell>
          <table:table-cell office:value-type="float" office:value="0.0753489" calcext:value-type="float">
            <text:p>0.0753489</text:p>
          </table:table-cell>
          <table:table-cell office:value-type="float" office:value="0.6030692" calcext:value-type="float">
            <text:p>0.6030692</text:p>
          </table:table-cell>
          <table:table-cell office:value-type="float" office:value="0.5022618" calcext:value-type="float">
            <text:p>0.5022618</text:p>
          </table:table-cell>
          <table:table-cell office:value-type="float" office:value="0.1037975" calcext:value-type="float">
            <text:p>0.1037975</text:p>
          </table:table-cell>
          <table:table-cell office:value-type="float" office:value="0.1590149" calcext:value-type="float">
            <text:p>0.1590149</text:p>
          </table:table-cell>
          <table:table-cell office:value-type="float" office:value="1.3781534" calcext:value-type="float">
            <text:p>1.3781534</text:p>
          </table:table-cell>
          <table:table-cell office:value-type="float" office:value="1.1429699" calcext:value-type="float">
            <text:p>1.1429699</text:p>
          </table:table-cell>
          <table:table-cell office:value-type="float" office:value="0.2229428" calcext:value-type="float">
            <text:p>0.2229428</text:p>
          </table:table-cell>
          <table:table-cell office:value-type="float" office:value="0.3552365" calcext:value-type="float">
            <text:p>0.35523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008" calcext:value-type="float">
            <text:p>0.0416008</text:p>
          </table:table-cell>
          <table:table-cell office:value-type="float" office:value="0.0375794" calcext:value-type="float">
            <text:p>0.0375794</text:p>
          </table:table-cell>
          <table:table-cell office:value-type="float" office:value="0.0090242" calcext:value-type="float">
            <text:p>0.0090242</text:p>
          </table:table-cell>
          <table:table-cell office:value-type="float" office:value="0.0136637" calcext:value-type="float">
            <text:p>0.0136637</text:p>
          </table:table-cell>
          <table:table-cell office:value-type="float" office:value="0.261836" calcext:value-type="float">
            <text:p>0.261836</text:p>
          </table:table-cell>
          <table:table-cell office:value-type="float" office:value="0.2331343" calcext:value-type="float">
            <text:p>0.2331343</text:p>
          </table:table-cell>
          <table:table-cell office:value-type="float" office:value="0.0490195" calcext:value-type="float">
            <text:p>0.0490195</text:p>
          </table:table-cell>
          <table:table-cell office:value-type="float" office:value="0.0752251" calcext:value-type="float">
            <text:p>0.0752251</text:p>
          </table:table-cell>
          <table:table-cell office:value-type="float" office:value="0.5618128" calcext:value-type="float">
            <text:p>0.5618128</text:p>
          </table:table-cell>
          <table:table-cell office:value-type="float" office:value="0.5255355" calcext:value-type="float">
            <text:p>0.5255355</text:p>
          </table:table-cell>
          <table:table-cell office:value-type="float" office:value="0.1045178" calcext:value-type="float">
            <text:p>0.1045178</text:p>
          </table:table-cell>
          <table:table-cell office:value-type="float" office:value="0.1596693" calcext:value-type="float">
            <text:p>0.1596693</text:p>
          </table:table-cell>
          <table:table-cell office:value-type="float" office:value="1.4006099" calcext:value-type="float">
            <text:p>1.4006099</text:p>
          </table:table-cell>
          <table:table-cell office:value-type="float" office:value="1.1568675" calcext:value-type="float">
            <text:p>1.1568675</text:p>
          </table:table-cell>
          <table:table-cell office:value-type="float" office:value="0.2212575" calcext:value-type="float">
            <text:p>0.2212575</text:p>
          </table:table-cell>
          <table:table-cell office:value-type="float" office:value="0.3481041" calcext:value-type="float">
            <text:p>0.34810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0858" calcext:value-type="float">
            <text:p>0.0410858</text:p>
          </table:table-cell>
          <table:table-cell office:value-type="float" office:value="0.0384193" calcext:value-type="float">
            <text:p>0.0384193</text:p>
          </table:table-cell>
          <table:table-cell office:value-type="float" office:value="0.0088439" calcext:value-type="float">
            <text:p>0.0088439</text:p>
          </table:table-cell>
          <table:table-cell office:value-type="float" office:value="0.0135848" calcext:value-type="float">
            <text:p>0.0135848</text:p>
          </table:table-cell>
          <table:table-cell office:value-type="float" office:value="0.2526443" calcext:value-type="float">
            <text:p>0.2526443</text:p>
          </table:table-cell>
          <table:table-cell office:value-type="float" office:value="0.2313678" calcext:value-type="float">
            <text:p>0.2313678</text:p>
          </table:table-cell>
          <table:table-cell office:value-type="float" office:value="0.0491346" calcext:value-type="float">
            <text:p>0.0491346</text:p>
          </table:table-cell>
          <table:table-cell office:value-type="float" office:value="0.0781231" calcext:value-type="float">
            <text:p>0.0781231</text:p>
          </table:table-cell>
          <table:table-cell office:value-type="float" office:value="0.5879612" calcext:value-type="float">
            <text:p>0.5879612</text:p>
          </table:table-cell>
          <table:table-cell office:value-type="float" office:value="0.5243069" calcext:value-type="float">
            <text:p>0.5243069</text:p>
          </table:table-cell>
          <table:table-cell office:value-type="float" office:value="0.1037736" calcext:value-type="float">
            <text:p>0.1037736</text:p>
          </table:table-cell>
          <table:table-cell office:value-type="float" office:value="0.1606807" calcext:value-type="float">
            <text:p>0.1606807</text:p>
          </table:table-cell>
          <table:table-cell office:value-type="float" office:value="1.3118015" calcext:value-type="float">
            <text:p>1.3118015</text:p>
          </table:table-cell>
          <table:table-cell office:value-type="float" office:value="1.183173" calcext:value-type="float">
            <text:p>1.183173</text:p>
          </table:table-cell>
          <table:table-cell office:value-type="float" office:value="0.2231543" calcext:value-type="float">
            <text:p>0.2231543</text:p>
          </table:table-cell>
          <table:table-cell office:value-type="float" office:value="0.3415455" calcext:value-type="float">
            <text:p>0.341545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212" calcext:value-type="float">
            <text:p>0.043212</text:p>
          </table:table-cell>
          <table:table-cell office:value-type="float" office:value="0.0366636" calcext:value-type="float">
            <text:p>0.0366636</text:p>
          </table:table-cell>
          <table:table-cell office:value-type="float" office:value="0.0090701" calcext:value-type="float">
            <text:p>0.0090701</text:p>
          </table:table-cell>
          <table:table-cell office:value-type="float" office:value="0.0136392" calcext:value-type="float">
            <text:p>0.0136392</text:p>
          </table:table-cell>
          <table:table-cell office:value-type="float" office:value="0.2592484" calcext:value-type="float">
            <text:p>0.2592484</text:p>
          </table:table-cell>
          <table:table-cell office:value-type="float" office:value="0.2338894" calcext:value-type="float">
            <text:p>0.2338894</text:p>
          </table:table-cell>
          <table:table-cell office:value-type="float" office:value="0.0497641" calcext:value-type="float">
            <text:p>0.0497641</text:p>
          </table:table-cell>
          <table:table-cell office:value-type="float" office:value="0.0765836" calcext:value-type="float">
            <text:p>0.0765836</text:p>
          </table:table-cell>
          <table:table-cell office:value-type="float" office:value="0.5748454" calcext:value-type="float">
            <text:p>0.5748454</text:p>
          </table:table-cell>
          <table:table-cell office:value-type="float" office:value="0.5084491" calcext:value-type="float">
            <text:p>0.5084491</text:p>
          </table:table-cell>
          <table:table-cell office:value-type="float" office:value="0.1055257" calcext:value-type="float">
            <text:p>0.1055257</text:p>
          </table:table-cell>
          <table:table-cell office:value-type="float" office:value="0.1593788" calcext:value-type="float">
            <text:p>0.1593788</text:p>
          </table:table-cell>
          <table:table-cell office:value-type="float" office:value="1.2783245" calcext:value-type="float">
            <text:p>1.2783245</text:p>
          </table:table-cell>
          <table:table-cell office:value-type="float" office:value="1.1326424" calcext:value-type="float">
            <text:p>1.1326424</text:p>
          </table:table-cell>
          <table:table-cell office:value-type="float" office:value="0.2293237" calcext:value-type="float">
            <text:p>0.2293237</text:p>
          </table:table-cell>
          <table:table-cell office:value-type="float" office:value="0.3498484" calcext:value-type="float">
            <text:p>0.34984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712" calcext:value-type="float">
            <text:p>0.0409712</text:p>
          </table:table-cell>
          <table:table-cell office:value-type="float" office:value="0.0383419" calcext:value-type="float">
            <text:p>0.0383419</text:p>
          </table:table-cell>
          <table:table-cell office:value-type="float" office:value="0.0088196" calcext:value-type="float">
            <text:p>0.0088196</text:p>
          </table:table-cell>
          <table:table-cell office:value-type="float" office:value="0.0137984" calcext:value-type="float">
            <text:p>0.0137984</text:p>
          </table:table-cell>
          <table:table-cell office:value-type="float" office:value="0.2545244" calcext:value-type="float">
            <text:p>0.2545244</text:p>
          </table:table-cell>
          <table:table-cell office:value-type="float" office:value="0.2308927" calcext:value-type="float">
            <text:p>0.2308927</text:p>
          </table:table-cell>
          <table:table-cell office:value-type="float" office:value="0.0491123" calcext:value-type="float">
            <text:p>0.0491123</text:p>
          </table:table-cell>
          <table:table-cell office:value-type="float" office:value="0.0751531" calcext:value-type="float">
            <text:p>0.0751531</text:p>
          </table:table-cell>
          <table:table-cell office:value-type="float" office:value="0.5918917" calcext:value-type="float">
            <text:p>0.5918917</text:p>
          </table:table-cell>
          <table:table-cell office:value-type="float" office:value="0.5222575" calcext:value-type="float">
            <text:p>0.5222575</text:p>
          </table:table-cell>
          <table:table-cell office:value-type="float" office:value="0.1041824" calcext:value-type="float">
            <text:p>0.1041824</text:p>
          </table:table-cell>
          <table:table-cell office:value-type="float" office:value="0.1602757" calcext:value-type="float">
            <text:p>0.1602757</text:p>
          </table:table-cell>
          <table:table-cell office:value-type="float" office:value="1.2876013" calcext:value-type="float">
            <text:p>1.2876013</text:p>
          </table:table-cell>
          <table:table-cell office:value-type="float" office:value="1.2356463" calcext:value-type="float">
            <text:p>1.2356463</text:p>
          </table:table-cell>
          <table:table-cell office:value-type="float" office:value="0.2270329" calcext:value-type="float">
            <text:p>0.2270329</text:p>
          </table:table-cell>
          <table:table-cell office:value-type="float" office:value="0.3412049" calcext:value-type="float">
            <text:p>0.34120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1775" calcext:value-type="float">
            <text:p>0.0421775</text:p>
          </table:table-cell>
          <table:table-cell office:value-type="float" office:value="0.0382111" calcext:value-type="float">
            <text:p>0.0382111</text:p>
          </table:table-cell>
          <table:table-cell office:value-type="float" office:value="0.0089236" calcext:value-type="float">
            <text:p>0.0089236</text:p>
          </table:table-cell>
          <table:table-cell office:value-type="float" office:value="0.014019" calcext:value-type="float">
            <text:p>0.014019</text:p>
          </table:table-cell>
          <table:table-cell office:value-type="float" office:value="0.2558574" calcext:value-type="float">
            <text:p>0.2558574</text:p>
          </table:table-cell>
          <table:table-cell office:value-type="float" office:value="0.2383265" calcext:value-type="float">
            <text:p>0.2383265</text:p>
          </table:table-cell>
          <table:table-cell office:value-type="float" office:value="0.0491077" calcext:value-type="float">
            <text:p>0.0491077</text:p>
          </table:table-cell>
          <table:table-cell office:value-type="float" office:value="0.0763149" calcext:value-type="float">
            <text:p>0.0763149</text:p>
          </table:table-cell>
          <table:table-cell office:value-type="float" office:value="0.5695533" calcext:value-type="float">
            <text:p>0.5695533</text:p>
          </table:table-cell>
          <table:table-cell office:value-type="float" office:value="0.5181657" calcext:value-type="float">
            <text:p>0.5181657</text:p>
          </table:table-cell>
          <table:table-cell office:value-type="float" office:value="0.1051864" calcext:value-type="float">
            <text:p>0.1051864</text:p>
          </table:table-cell>
          <table:table-cell office:value-type="float" office:value="0.1608739" calcext:value-type="float">
            <text:p>0.1608739</text:p>
          </table:table-cell>
          <table:table-cell office:value-type="float" office:value="1.2642053" calcext:value-type="float">
            <text:p>1.2642053</text:p>
          </table:table-cell>
          <table:table-cell office:value-type="float" office:value="1.1756942" calcext:value-type="float">
            <text:p>1.1756942</text:p>
          </table:table-cell>
          <table:table-cell office:value-type="float" office:value="0.2352229" calcext:value-type="float">
            <text:p>0.2352229</text:p>
          </table:table-cell>
          <table:table-cell office:value-type="float" office:value="0.3428121" calcext:value-type="float">
            <text:p>0.342812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553" calcext:value-type="float">
            <text:p>0.0406553</text:p>
          </table:table-cell>
          <table:table-cell office:value-type="float" office:value="0.03782" calcext:value-type="float">
            <text:p>0.03782</text:p>
          </table:table-cell>
          <table:table-cell office:value-type="float" office:value="0.008852" calcext:value-type="float">
            <text:p>0.008852</text:p>
          </table:table-cell>
          <table:table-cell office:value-type="float" office:value="0.0137305" calcext:value-type="float">
            <text:p>0.0137305</text:p>
          </table:table-cell>
          <table:table-cell office:value-type="float" office:value="0.2619095" calcext:value-type="float">
            <text:p>0.2619095</text:p>
          </table:table-cell>
          <table:table-cell office:value-type="float" office:value="0.2373026" calcext:value-type="float">
            <text:p>0.2373026</text:p>
          </table:table-cell>
          <table:table-cell office:value-type="float" office:value="0.0491915" calcext:value-type="float">
            <text:p>0.0491915</text:p>
          </table:table-cell>
          <table:table-cell office:value-type="float" office:value="0.0771917" calcext:value-type="float">
            <text:p>0.0771917</text:p>
          </table:table-cell>
          <table:table-cell office:value-type="float" office:value="0.5530163" calcext:value-type="float">
            <text:p>0.5530163</text:p>
          </table:table-cell>
          <table:table-cell office:value-type="float" office:value="0.514516" calcext:value-type="float">
            <text:p>0.514516</text:p>
          </table:table-cell>
          <table:table-cell office:value-type="float" office:value="0.1044108" calcext:value-type="float">
            <text:p>0.1044108</text:p>
          </table:table-cell>
          <table:table-cell office:value-type="float" office:value="0.1632709" calcext:value-type="float">
            <text:p>0.1632709</text:p>
          </table:table-cell>
          <table:table-cell office:value-type="float" office:value="1.2844324" calcext:value-type="float">
            <text:p>1.2844324</text:p>
          </table:table-cell>
          <table:table-cell office:value-type="float" office:value="1.1986191" calcext:value-type="float">
            <text:p>1.1986191</text:p>
          </table:table-cell>
          <table:table-cell office:value-type="float" office:value="0.2353426" calcext:value-type="float">
            <text:p>0.2353426</text:p>
          </table:table-cell>
          <table:table-cell office:value-type="float" office:value="0.3377733" calcext:value-type="float">
            <text:p>0.33777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7573" calcext:value-type="float">
            <text:p>0.0407573</text:p>
          </table:table-cell>
          <table:table-cell office:value-type="float" office:value="0.0376896" calcext:value-type="float">
            <text:p>0.0376896</text:p>
          </table:table-cell>
          <table:table-cell office:value-type="float" office:value="0.0088813" calcext:value-type="float">
            <text:p>0.0088813</text:p>
          </table:table-cell>
          <table:table-cell office:value-type="float" office:value="0.0135992" calcext:value-type="float">
            <text:p>0.0135992</text:p>
          </table:table-cell>
          <table:table-cell office:value-type="float" office:value="0.2570169" calcext:value-type="float">
            <text:p>0.2570169</text:p>
          </table:table-cell>
          <table:table-cell office:value-type="float" office:value="0.2365973" calcext:value-type="float">
            <text:p>0.2365973</text:p>
          </table:table-cell>
          <table:table-cell office:value-type="float" office:value="0.0492075" calcext:value-type="float">
            <text:p>0.0492075</text:p>
          </table:table-cell>
          <table:table-cell office:value-type="float" office:value="0.0763017" calcext:value-type="float">
            <text:p>0.0763017</text:p>
          </table:table-cell>
          <table:table-cell office:value-type="float" office:value="0.5862923" calcext:value-type="float">
            <text:p>0.5862923</text:p>
          </table:table-cell>
          <table:table-cell office:value-type="float" office:value="0.5255634" calcext:value-type="float">
            <text:p>0.5255634</text:p>
          </table:table-cell>
          <table:table-cell office:value-type="float" office:value="0.1039222" calcext:value-type="float">
            <text:p>0.1039222</text:p>
          </table:table-cell>
          <table:table-cell office:value-type="float" office:value="0.1602383" calcext:value-type="float">
            <text:p>0.1602383</text:p>
          </table:table-cell>
          <table:table-cell office:value-type="float" office:value="1.3750987" calcext:value-type="float">
            <text:p>1.3750987</text:p>
          </table:table-cell>
          <table:table-cell office:value-type="float" office:value="1.2074141" calcext:value-type="float">
            <text:p>1.2074141</text:p>
          </table:table-cell>
          <table:table-cell office:value-type="float" office:value="0.2338476" calcext:value-type="float">
            <text:p>0.2338476</text:p>
          </table:table-cell>
          <table:table-cell office:value-type="float" office:value="0.3365793" calcext:value-type="float">
            <text:p>0.336579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365" calcext:value-type="float">
            <text:p>0.0396365</text:p>
          </table:table-cell>
          <table:table-cell office:value-type="float" office:value="0.0360109" calcext:value-type="float">
            <text:p>0.0360109</text:p>
          </table:table-cell>
          <table:table-cell office:value-type="float" office:value="0.0087763" calcext:value-type="float">
            <text:p>0.0087763</text:p>
          </table:table-cell>
          <table:table-cell office:value-type="float" office:value="0.0138699" calcext:value-type="float">
            <text:p>0.0138699</text:p>
          </table:table-cell>
          <table:table-cell office:value-type="float" office:value="0.2529736" calcext:value-type="float">
            <text:p>0.2529736</text:p>
          </table:table-cell>
          <table:table-cell office:value-type="float" office:value="0.2332793" calcext:value-type="float">
            <text:p>0.2332793</text:p>
          </table:table-cell>
          <table:table-cell office:value-type="float" office:value="0.0489916" calcext:value-type="float">
            <text:p>0.0489916</text:p>
          </table:table-cell>
          <table:table-cell office:value-type="float" office:value="0.0759272" calcext:value-type="float">
            <text:p>0.0759272</text:p>
          </table:table-cell>
          <table:table-cell office:value-type="float" office:value="0.5787045" calcext:value-type="float">
            <text:p>0.5787045</text:p>
          </table:table-cell>
          <table:table-cell office:value-type="float" office:value="0.5151123" calcext:value-type="float">
            <text:p>0.5151123</text:p>
          </table:table-cell>
          <table:table-cell office:value-type="float" office:value="0.104251" calcext:value-type="float">
            <text:p>0.104251</text:p>
          </table:table-cell>
          <table:table-cell office:value-type="float" office:value="0.1679704" calcext:value-type="float">
            <text:p>0.1679704</text:p>
          </table:table-cell>
          <table:table-cell office:value-type="float" office:value="1.2881402" calcext:value-type="float">
            <text:p>1.2881402</text:p>
          </table:table-cell>
          <table:table-cell office:value-type="float" office:value="1.151159" calcext:value-type="float">
            <text:p>1.151159</text:p>
          </table:table-cell>
          <table:table-cell office:value-type="float" office:value="0.2244954" calcext:value-type="float">
            <text:p>0.2244954</text:p>
          </table:table-cell>
          <table:table-cell office:value-type="float" office:value="0.335317" calcext:value-type="float">
            <text:p>0.33531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0073" calcext:value-type="float">
            <text:p>0.0410073</text:p>
          </table:table-cell>
          <table:table-cell office:value-type="float" office:value="0.0369589" calcext:value-type="float">
            <text:p>0.0369589</text:p>
          </table:table-cell>
          <table:table-cell office:value-type="float" office:value="0.0087981" calcext:value-type="float">
            <text:p>0.0087981</text:p>
          </table:table-cell>
          <table:table-cell office:value-type="float" office:value="0.0136608" calcext:value-type="float">
            <text:p>0.0136608</text:p>
          </table:table-cell>
          <table:table-cell office:value-type="float" office:value="0.2557744" calcext:value-type="float">
            <text:p>0.2557744</text:p>
          </table:table-cell>
          <table:table-cell office:value-type="float" office:value="0.2291008" calcext:value-type="float">
            <text:p>0.2291008</text:p>
          </table:table-cell>
          <table:table-cell office:value-type="float" office:value="0.0487851" calcext:value-type="float">
            <text:p>0.0487851</text:p>
          </table:table-cell>
          <table:table-cell office:value-type="float" office:value="0.0770611" calcext:value-type="float">
            <text:p>0.0770611</text:p>
          </table:table-cell>
          <table:table-cell office:value-type="float" office:value="0.5643114" calcext:value-type="float">
            <text:p>0.5643114</text:p>
          </table:table-cell>
          <table:table-cell office:value-type="float" office:value="0.5103552" calcext:value-type="float">
            <text:p>0.5103552</text:p>
          </table:table-cell>
          <table:table-cell office:value-type="float" office:value="0.1038424" calcext:value-type="float">
            <text:p>0.1038424</text:p>
          </table:table-cell>
          <table:table-cell office:value-type="float" office:value="0.1653712" calcext:value-type="float">
            <text:p>0.1653712</text:p>
          </table:table-cell>
          <table:table-cell office:value-type="float" office:value="1.3198237" calcext:value-type="float">
            <text:p>1.3198237</text:p>
          </table:table-cell>
          <table:table-cell office:value-type="float" office:value="1.2479655" calcext:value-type="float">
            <text:p>1.2479655</text:p>
          </table:table-cell>
          <table:table-cell office:value-type="float" office:value="0.2271571" calcext:value-type="float">
            <text:p>0.2271571</text:p>
          </table:table-cell>
          <table:table-cell office:value-type="float" office:value="0.3361033" calcext:value-type="float">
            <text:p>0.336103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1878" calcext:value-type="float">
            <text:p>0.0401878</text:p>
          </table:table-cell>
          <table:table-cell office:value-type="float" office:value="0.0379279" calcext:value-type="float">
            <text:p>0.0379279</text:p>
          </table:table-cell>
          <table:table-cell office:value-type="float" office:value="0.0088652" calcext:value-type="float">
            <text:p>0.0088652</text:p>
          </table:table-cell>
          <table:table-cell office:value-type="float" office:value="0.013872" calcext:value-type="float">
            <text:p>0.013872</text:p>
          </table:table-cell>
          <table:table-cell office:value-type="float" office:value="0.2541138" calcext:value-type="float">
            <text:p>0.2541138</text:p>
          </table:table-cell>
          <table:table-cell office:value-type="float" office:value="0.2299035" calcext:value-type="float">
            <text:p>0.2299035</text:p>
          </table:table-cell>
          <table:table-cell office:value-type="float" office:value="0.0491137" calcext:value-type="float">
            <text:p>0.0491137</text:p>
          </table:table-cell>
          <table:table-cell office:value-type="float" office:value="0.0770073" calcext:value-type="float">
            <text:p>0.0770073</text:p>
          </table:table-cell>
          <table:table-cell office:value-type="float" office:value="0.5477299" calcext:value-type="float">
            <text:p>0.5477299</text:p>
          </table:table-cell>
          <table:table-cell office:value-type="float" office:value="0.496334" calcext:value-type="float">
            <text:p>0.496334</text:p>
          </table:table-cell>
          <table:table-cell office:value-type="float" office:value="0.104461" calcext:value-type="float">
            <text:p>0.104461</text:p>
          </table:table-cell>
          <table:table-cell office:value-type="float" office:value="0.1683306" calcext:value-type="float">
            <text:p>0.1683306</text:p>
          </table:table-cell>
          <table:table-cell office:value-type="float" office:value="1.3491568" calcext:value-type="float">
            <text:p>1.3491568</text:p>
          </table:table-cell>
          <table:table-cell office:value-type="float" office:value="1.1862106" calcext:value-type="float">
            <text:p>1.1862106</text:p>
          </table:table-cell>
          <table:table-cell office:value-type="float" office:value="0.2269971" calcext:value-type="float">
            <text:p>0.2269971</text:p>
          </table:table-cell>
          <table:table-cell office:value-type="float" office:value="0.3464625" calcext:value-type="float">
            <text:p>0.34646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4175" calcext:value-type="float">
            <text:p>0.044175</text:p>
          </table:table-cell>
          <table:table-cell office:value-type="float" office:value="0.0368656" calcext:value-type="float">
            <text:p>0.0368656</text:p>
          </table:table-cell>
          <table:table-cell office:value-type="float" office:value="0.0087929" calcext:value-type="float">
            <text:p>0.0087929</text:p>
          </table:table-cell>
          <table:table-cell office:value-type="float" office:value="0.0136438" calcext:value-type="float">
            <text:p>0.0136438</text:p>
          </table:table-cell>
          <table:table-cell office:value-type="float" office:value="0.2549921" calcext:value-type="float">
            <text:p>0.2549921</text:p>
          </table:table-cell>
          <table:table-cell office:value-type="float" office:value="0.230175" calcext:value-type="float">
            <text:p>0.230175</text:p>
          </table:table-cell>
          <table:table-cell office:value-type="float" office:value="0.0498818" calcext:value-type="float">
            <text:p>0.0498818</text:p>
          </table:table-cell>
          <table:table-cell office:value-type="float" office:value="0.0751618" calcext:value-type="float">
            <text:p>0.0751618</text:p>
          </table:table-cell>
          <table:table-cell office:value-type="float" office:value="0.5734109" calcext:value-type="float">
            <text:p>0.5734109</text:p>
          </table:table-cell>
          <table:table-cell office:value-type="float" office:value="0.502412" calcext:value-type="float">
            <text:p>0.502412</text:p>
          </table:table-cell>
          <table:table-cell office:value-type="float" office:value="0.1056503" calcext:value-type="float">
            <text:p>0.1056503</text:p>
          </table:table-cell>
          <table:table-cell office:value-type="float" office:value="0.1652524" calcext:value-type="float">
            <text:p>0.1652524</text:p>
          </table:table-cell>
          <table:table-cell office:value-type="float" office:value="1.4143721" calcext:value-type="float">
            <text:p>1.4143721</text:p>
          </table:table-cell>
          <table:table-cell office:value-type="float" office:value="1.214814" calcext:value-type="float">
            <text:p>1.214814</text:p>
          </table:table-cell>
          <table:table-cell office:value-type="float" office:value="0.2242803" calcext:value-type="float">
            <text:p>0.2242803</text:p>
          </table:table-cell>
          <table:table-cell office:value-type="float" office:value="0.3463392" calcext:value-type="float">
            <text:p>0.34633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0039" calcext:value-type="float">
            <text:p>0.0430039</text:p>
          </table:table-cell>
          <table:table-cell office:value-type="float" office:value="0.0378549" calcext:value-type="float">
            <text:p>0.0378549</text:p>
          </table:table-cell>
          <table:table-cell office:value-type="float" office:value="0.0088272" calcext:value-type="float">
            <text:p>0.0088272</text:p>
          </table:table-cell>
          <table:table-cell office:value-type="float" office:value="0.0137491" calcext:value-type="float">
            <text:p>0.0137491</text:p>
          </table:table-cell>
          <table:table-cell office:value-type="float" office:value="0.2590938" calcext:value-type="float">
            <text:p>0.2590938</text:p>
          </table:table-cell>
          <table:table-cell office:value-type="float" office:value="0.2292238" calcext:value-type="float">
            <text:p>0.2292238</text:p>
          </table:table-cell>
          <table:table-cell office:value-type="float" office:value="0.0491112" calcext:value-type="float">
            <text:p>0.0491112</text:p>
          </table:table-cell>
          <table:table-cell office:value-type="float" office:value="0.0784072" calcext:value-type="float">
            <text:p>0.0784072</text:p>
          </table:table-cell>
          <table:table-cell office:value-type="float" office:value="0.5496023" calcext:value-type="float">
            <text:p>0.5496023</text:p>
          </table:table-cell>
          <table:table-cell office:value-type="float" office:value="0.5115659" calcext:value-type="float">
            <text:p>0.5115659</text:p>
          </table:table-cell>
          <table:table-cell office:value-type="float" office:value="0.1048332" calcext:value-type="float">
            <text:p>0.1048332</text:p>
          </table:table-cell>
          <table:table-cell office:value-type="float" office:value="0.1664629" calcext:value-type="float">
            <text:p>0.1664629</text:p>
          </table:table-cell>
          <table:table-cell office:value-type="float" office:value="1.2991892" calcext:value-type="float">
            <text:p>1.2991892</text:p>
          </table:table-cell>
          <table:table-cell office:value-type="float" office:value="1.1727815" calcext:value-type="float">
            <text:p>1.1727815</text:p>
          </table:table-cell>
          <table:table-cell office:value-type="float" office:value="0.2284427" calcext:value-type="float">
            <text:p>0.2284427</text:p>
          </table:table-cell>
          <table:table-cell office:value-type="float" office:value="0.3463927" calcext:value-type="float">
            <text:p>0.34639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4689" calcext:value-type="float">
            <text:p>0.0414689</text:p>
          </table:table-cell>
          <table:table-cell office:value-type="float" office:value="0.0376378" calcext:value-type="float">
            <text:p>0.0376378</text:p>
          </table:table-cell>
          <table:table-cell office:value-type="float" office:value="0.0087443" calcext:value-type="float">
            <text:p>0.0087443</text:p>
          </table:table-cell>
          <table:table-cell office:value-type="float" office:value="0.0137835" calcext:value-type="float">
            <text:p>0.0137835</text:p>
          </table:table-cell>
          <table:table-cell office:value-type="float" office:value="0.2633734" calcext:value-type="float">
            <text:p>0.2633734</text:p>
          </table:table-cell>
          <table:table-cell office:value-type="float" office:value="0.2332513" calcext:value-type="float">
            <text:p>0.2332513</text:p>
          </table:table-cell>
          <table:table-cell office:value-type="float" office:value="0.0490387" calcext:value-type="float">
            <text:p>0.0490387</text:p>
          </table:table-cell>
          <table:table-cell office:value-type="float" office:value="0.0772796" calcext:value-type="float">
            <text:p>0.0772796</text:p>
          </table:table-cell>
          <table:table-cell office:value-type="float" office:value="0.5576024" calcext:value-type="float">
            <text:p>0.5576024</text:p>
          </table:table-cell>
          <table:table-cell office:value-type="float" office:value="0.5016756" calcext:value-type="float">
            <text:p>0.5016756</text:p>
          </table:table-cell>
          <table:table-cell office:value-type="float" office:value="0.1045653" calcext:value-type="float">
            <text:p>0.1045653</text:p>
          </table:table-cell>
          <table:table-cell office:value-type="float" office:value="0.1681122" calcext:value-type="float">
            <text:p>0.1681122</text:p>
          </table:table-cell>
          <table:table-cell office:value-type="float" office:value="1.3333398" calcext:value-type="float">
            <text:p>1.3333398</text:p>
          </table:table-cell>
          <table:table-cell office:value-type="float" office:value="1.1572363" calcext:value-type="float">
            <text:p>1.1572363</text:p>
          </table:table-cell>
          <table:table-cell office:value-type="float" office:value="0.226262" calcext:value-type="float">
            <text:p>0.226262</text:p>
          </table:table-cell>
          <table:table-cell office:value-type="float" office:value="0.3440822" calcext:value-type="float">
            <text:p>0.34408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2314" calcext:value-type="float">
            <text:p>0.0422314</text:p>
          </table:table-cell>
          <table:table-cell office:value-type="float" office:value="0.0372819" calcext:value-type="float">
            <text:p>0.0372819</text:p>
          </table:table-cell>
          <table:table-cell office:value-type="float" office:value="0.0088874" calcext:value-type="float">
            <text:p>0.0088874</text:p>
          </table:table-cell>
          <table:table-cell office:value-type="float" office:value="0.0136263" calcext:value-type="float">
            <text:p>0.0136263</text:p>
          </table:table-cell>
          <table:table-cell office:value-type="float" office:value="0.242611" calcext:value-type="float">
            <text:p>0.242611</text:p>
          </table:table-cell>
          <table:table-cell office:value-type="float" office:value="0.2366963" calcext:value-type="float">
            <text:p>0.2366963</text:p>
          </table:table-cell>
          <table:table-cell office:value-type="float" office:value="0.0492363" calcext:value-type="float">
            <text:p>0.0492363</text:p>
          </table:table-cell>
          <table:table-cell office:value-type="float" office:value="0.0786117" calcext:value-type="float">
            <text:p>0.0786117</text:p>
          </table:table-cell>
          <table:table-cell office:value-type="float" office:value="0.5677846" calcext:value-type="float">
            <text:p>0.5677846</text:p>
          </table:table-cell>
          <table:table-cell office:value-type="float" office:value="0.5092557" calcext:value-type="float">
            <text:p>0.5092557</text:p>
          </table:table-cell>
          <table:table-cell office:value-type="float" office:value="0.104364" calcext:value-type="float">
            <text:p>0.104364</text:p>
          </table:table-cell>
          <table:table-cell office:value-type="float" office:value="0.1645297" calcext:value-type="float">
            <text:p>0.1645297</text:p>
          </table:table-cell>
          <table:table-cell office:value-type="float" office:value="1.3444473" calcext:value-type="float">
            <text:p>1.3444473</text:p>
          </table:table-cell>
          <table:table-cell office:value-type="float" office:value="1.1561557" calcext:value-type="float">
            <text:p>1.1561557</text:p>
          </table:table-cell>
          <table:table-cell office:value-type="float" office:value="0.2248686" calcext:value-type="float">
            <text:p>0.2248686</text:p>
          </table:table-cell>
          <table:table-cell office:value-type="float" office:value="0.3499379" calcext:value-type="float">
            <text:p>0.349937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51739" calcext:value-type="float">
            <text:p>0.0451739</text:p>
          </table:table-cell>
          <table:table-cell office:value-type="float" office:value="0.0377244" calcext:value-type="float">
            <text:p>0.0377244</text:p>
          </table:table-cell>
          <table:table-cell office:value-type="float" office:value="0.008722" calcext:value-type="float">
            <text:p>0.008722</text:p>
          </table:table-cell>
          <table:table-cell office:value-type="float" office:value="0.0136031" calcext:value-type="float">
            <text:p>0.0136031</text:p>
          </table:table-cell>
          <table:table-cell office:value-type="float" office:value="0.2495275" calcext:value-type="float">
            <text:p>0.2495275</text:p>
          </table:table-cell>
          <table:table-cell office:value-type="float" office:value="0.2296747" calcext:value-type="float">
            <text:p>0.2296747</text:p>
          </table:table-cell>
          <table:table-cell office:value-type="float" office:value="0.049316" calcext:value-type="float">
            <text:p>0.049316</text:p>
          </table:table-cell>
          <table:table-cell office:value-type="float" office:value="0.0796475" calcext:value-type="float">
            <text:p>0.0796475</text:p>
          </table:table-cell>
          <table:table-cell office:value-type="float" office:value="0.5754089" calcext:value-type="float">
            <text:p>0.5754089</text:p>
          </table:table-cell>
          <table:table-cell office:value-type="float" office:value="0.5232995" calcext:value-type="float">
            <text:p>0.5232995</text:p>
          </table:table-cell>
          <table:table-cell office:value-type="float" office:value="0.1040474" calcext:value-type="float">
            <text:p>0.1040474</text:p>
          </table:table-cell>
          <table:table-cell office:value-type="float" office:value="0.1659569" calcext:value-type="float">
            <text:p>0.1659569</text:p>
          </table:table-cell>
          <table:table-cell office:value-type="float" office:value="1.2825173" calcext:value-type="float">
            <text:p>1.2825173</text:p>
          </table:table-cell>
          <table:table-cell office:value-type="float" office:value="1.1955223" calcext:value-type="float">
            <text:p>1.1955223</text:p>
          </table:table-cell>
          <table:table-cell office:value-type="float" office:value="0.2286492" calcext:value-type="float">
            <text:p>0.2286492</text:p>
          </table:table-cell>
          <table:table-cell office:value-type="float" office:value="0.3544132" calcext:value-type="float">
            <text:p>0.35441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8564" calcext:value-type="float">
            <text:p>0.0428564</text:p>
          </table:table-cell>
          <table:table-cell office:value-type="float" office:value="0.0375196" calcext:value-type="float">
            <text:p>0.0375196</text:p>
          </table:table-cell>
          <table:table-cell office:value-type="float" office:value="0.0089351" calcext:value-type="float">
            <text:p>0.0089351</text:p>
          </table:table-cell>
          <table:table-cell office:value-type="float" office:value="0.0135951" calcext:value-type="float">
            <text:p>0.0135951</text:p>
          </table:table-cell>
          <table:table-cell office:value-type="float" office:value="0.2508734" calcext:value-type="float">
            <text:p>0.2508734</text:p>
          </table:table-cell>
          <table:table-cell office:value-type="float" office:value="0.2236898" calcext:value-type="float">
            <text:p>0.2236898</text:p>
          </table:table-cell>
          <table:table-cell office:value-type="float" office:value="0.0523592" calcext:value-type="float">
            <text:p>0.0523592</text:p>
          </table:table-cell>
          <table:table-cell office:value-type="float" office:value="0.0828395" calcext:value-type="float">
            <text:p>0.0828395</text:p>
          </table:table-cell>
          <table:table-cell office:value-type="float" office:value="0.5641412" calcext:value-type="float">
            <text:p>0.5641412</text:p>
          </table:table-cell>
          <table:table-cell office:value-type="float" office:value="0.5295736" calcext:value-type="float">
            <text:p>0.5295736</text:p>
          </table:table-cell>
          <table:table-cell office:value-type="float" office:value="0.1046659" calcext:value-type="float">
            <text:p>0.1046659</text:p>
          </table:table-cell>
          <table:table-cell office:value-type="float" office:value="0.1640228" calcext:value-type="float">
            <text:p>0.1640228</text:p>
          </table:table-cell>
          <table:table-cell office:value-type="float" office:value="1.3925618" calcext:value-type="float">
            <text:p>1.3925618</text:p>
          </table:table-cell>
          <table:table-cell office:value-type="float" office:value="1.2211168" calcext:value-type="float">
            <text:p>1.2211168</text:p>
          </table:table-cell>
          <table:table-cell office:value-type="float" office:value="0.232088" calcext:value-type="float">
            <text:p>0.232088</text:p>
          </table:table-cell>
          <table:table-cell office:value-type="float" office:value="0.3437326" calcext:value-type="float">
            <text:p>0.34373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8472" calcext:value-type="float">
            <text:p>0.0408472</text:p>
          </table:table-cell>
          <table:table-cell office:value-type="float" office:value="0.0368931" calcext:value-type="float">
            <text:p>0.0368931</text:p>
          </table:table-cell>
          <table:table-cell office:value-type="float" office:value="0.0088124" calcext:value-type="float">
            <text:p>0.0088124</text:p>
          </table:table-cell>
          <table:table-cell office:value-type="float" office:value="0.0137152" calcext:value-type="float">
            <text:p>0.0137152</text:p>
          </table:table-cell>
          <table:table-cell office:value-type="float" office:value="0.2498235" calcext:value-type="float">
            <text:p>0.2498235</text:p>
          </table:table-cell>
          <table:table-cell office:value-type="float" office:value="0.2253444" calcext:value-type="float">
            <text:p>0.2253444</text:p>
          </table:table-cell>
          <table:table-cell office:value-type="float" office:value="0.0510252" calcext:value-type="float">
            <text:p>0.0510252</text:p>
          </table:table-cell>
          <table:table-cell office:value-type="float" office:value="0.0748791" calcext:value-type="float">
            <text:p>0.0748791</text:p>
          </table:table-cell>
          <table:table-cell office:value-type="float" office:value="0.5619102" calcext:value-type="float">
            <text:p>0.5619102</text:p>
          </table:table-cell>
          <table:table-cell office:value-type="float" office:value="0.5311775" calcext:value-type="float">
            <text:p>0.5311775</text:p>
          </table:table-cell>
          <table:table-cell office:value-type="float" office:value="0.1043605" calcext:value-type="float">
            <text:p>0.1043605</text:p>
          </table:table-cell>
          <table:table-cell office:value-type="float" office:value="0.1659247" calcext:value-type="float">
            <text:p>0.1659247</text:p>
          </table:table-cell>
          <table:table-cell office:value-type="float" office:value="1.3466563" calcext:value-type="float">
            <text:p>1.3466563</text:p>
          </table:table-cell>
          <table:table-cell office:value-type="float" office:value="1.2027745" calcext:value-type="float">
            <text:p>1.2027745</text:p>
          </table:table-cell>
          <table:table-cell office:value-type="float" office:value="0.2331849" calcext:value-type="float">
            <text:p>0.2331849</text:p>
          </table:table-cell>
          <table:table-cell office:value-type="float" office:value="0.3483432" calcext:value-type="float">
            <text:p>0.348343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9379" calcext:value-type="float">
            <text:p>0.0409379</text:p>
          </table:table-cell>
          <table:table-cell office:value-type="float" office:value="0.0366782" calcext:value-type="float">
            <text:p>0.0366782</text:p>
          </table:table-cell>
          <table:table-cell office:value-type="float" office:value="0.0088221" calcext:value-type="float">
            <text:p>0.0088221</text:p>
          </table:table-cell>
          <table:table-cell office:value-type="float" office:value="0.013626" calcext:value-type="float">
            <text:p>0.013626</text:p>
          </table:table-cell>
          <table:table-cell office:value-type="float" office:value="0.2545951" calcext:value-type="float">
            <text:p>0.2545951</text:p>
          </table:table-cell>
          <table:table-cell office:value-type="float" office:value="0.2320423" calcext:value-type="float">
            <text:p>0.2320423</text:p>
          </table:table-cell>
          <table:table-cell office:value-type="float" office:value="0.0506557" calcext:value-type="float">
            <text:p>0.0506557</text:p>
          </table:table-cell>
          <table:table-cell office:value-type="float" office:value="0.0775826" calcext:value-type="float">
            <text:p>0.0775826</text:p>
          </table:table-cell>
          <table:table-cell office:value-type="float" office:value="0.5531147" calcext:value-type="float">
            <text:p>0.5531147</text:p>
          </table:table-cell>
          <table:table-cell office:value-type="float" office:value="0.5154947" calcext:value-type="float">
            <text:p>0.5154947</text:p>
          </table:table-cell>
          <table:table-cell office:value-type="float" office:value="0.1037609" calcext:value-type="float">
            <text:p>0.1037609</text:p>
          </table:table-cell>
          <table:table-cell office:value-type="float" office:value="0.1657229" calcext:value-type="float">
            <text:p>0.1657229</text:p>
          </table:table-cell>
          <table:table-cell office:value-type="float" office:value="1.3516462" calcext:value-type="float">
            <text:p>1.3516462</text:p>
          </table:table-cell>
          <table:table-cell office:value-type="float" office:value="1.1830355" calcext:value-type="float">
            <text:p>1.1830355</text:p>
          </table:table-cell>
          <table:table-cell office:value-type="float" office:value="0.224766" calcext:value-type="float">
            <text:p>0.224766</text:p>
          </table:table-cell>
          <table:table-cell office:value-type="float" office:value="0.3380127" calcext:value-type="float">
            <text:p>0.33801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4833" calcext:value-type="float">
            <text:p>0.0424833</text:p>
          </table:table-cell>
          <table:table-cell office:value-type="float" office:value="0.0366892" calcext:value-type="float">
            <text:p>0.0366892</text:p>
          </table:table-cell>
          <table:table-cell office:value-type="float" office:value="0.0088958" calcext:value-type="float">
            <text:p>0.0088958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0.2542698" calcext:value-type="float">
            <text:p>0.2542698</text:p>
          </table:table-cell>
          <table:table-cell office:value-type="float" office:value="0.2319158" calcext:value-type="float">
            <text:p>0.2319158</text:p>
          </table:table-cell>
          <table:table-cell office:value-type="float" office:value="0.0500058" calcext:value-type="float">
            <text:p>0.0500058</text:p>
          </table:table-cell>
          <table:table-cell office:value-type="float" office:value="0.0800264" calcext:value-type="float">
            <text:p>0.0800264</text:p>
          </table:table-cell>
          <table:table-cell office:value-type="float" office:value="0.5759593" calcext:value-type="float">
            <text:p>0.5759593</text:p>
          </table:table-cell>
          <table:table-cell office:value-type="float" office:value="0.5063393" calcext:value-type="float">
            <text:p>0.5063393</text:p>
          </table:table-cell>
          <table:table-cell office:value-type="float" office:value="0.1054258" calcext:value-type="float">
            <text:p>0.1054258</text:p>
          </table:table-cell>
          <table:table-cell office:value-type="float" office:value="0.165643" calcext:value-type="float">
            <text:p>0.165643</text:p>
          </table:table-cell>
          <table:table-cell office:value-type="float" office:value="1.3016844" calcext:value-type="float">
            <text:p>1.3016844</text:p>
          </table:table-cell>
          <table:table-cell office:value-type="float" office:value="1.1932373" calcext:value-type="float">
            <text:p>1.1932373</text:p>
          </table:table-cell>
          <table:table-cell office:value-type="float" office:value="0.2266168" calcext:value-type="float">
            <text:p>0.2266168</text:p>
          </table:table-cell>
          <table:table-cell office:value-type="float" office:value="0.3461166" calcext:value-type="float">
            <text:p>0.346116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3098" calcext:value-type="float">
            <text:p>0.0413098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0.0087342" calcext:value-type="float">
            <text:p>0.0087342</text:p>
          </table:table-cell>
          <table:table-cell office:value-type="float" office:value="0.0135414" calcext:value-type="float">
            <text:p>0.0135414</text:p>
          </table:table-cell>
          <table:table-cell office:value-type="float" office:value="0.2445196" calcext:value-type="float">
            <text:p>0.2445196</text:p>
          </table:table-cell>
          <table:table-cell office:value-type="float" office:value="0.2194994" calcext:value-type="float">
            <text:p>0.2194994</text:p>
          </table:table-cell>
          <table:table-cell office:value-type="float" office:value="0.0511428" calcext:value-type="float">
            <text:p>0.0511428</text:p>
          </table:table-cell>
          <table:table-cell office:value-type="float" office:value="0.0794052" calcext:value-type="float">
            <text:p>0.0794052</text:p>
          </table:table-cell>
          <table:table-cell office:value-type="float" office:value="0.5617287" calcext:value-type="float">
            <text:p>0.5617287</text:p>
          </table:table-cell>
          <table:table-cell office:value-type="float" office:value="0.5236126" calcext:value-type="float">
            <text:p>0.5236126</text:p>
          </table:table-cell>
          <table:table-cell office:value-type="float" office:value="0.1057707" calcext:value-type="float">
            <text:p>0.1057707</text:p>
          </table:table-cell>
          <table:table-cell office:value-type="float" office:value="0.164773" calcext:value-type="float">
            <text:p>0.164773</text:p>
          </table:table-cell>
          <table:table-cell office:value-type="float" office:value="1.3721572" calcext:value-type="float">
            <text:p>1.3721572</text:p>
          </table:table-cell>
          <table:table-cell office:value-type="float" office:value="1.2153981" calcext:value-type="float">
            <text:p>1.2153981</text:p>
          </table:table-cell>
          <table:table-cell office:value-type="float" office:value="0.2254121" calcext:value-type="float">
            <text:p>0.2254121</text:p>
          </table:table-cell>
          <table:table-cell office:value-type="float" office:value="0.3460253" calcext:value-type="float">
            <text:p>0.34602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9977" calcext:value-type="float">
            <text:p>0.0439977</text:p>
          </table:table-cell>
          <table:table-cell office:value-type="float" office:value="0.0366489" calcext:value-type="float">
            <text:p>0.0366489</text:p>
          </table:table-cell>
          <table:table-cell office:value-type="float" office:value="0.0088834" calcext:value-type="float">
            <text:p>0.0088834</text:p>
          </table:table-cell>
          <table:table-cell office:value-type="float" office:value="0.0136577" calcext:value-type="float">
            <text:p>0.0136577</text:p>
          </table:table-cell>
          <table:table-cell office:value-type="float" office:value="0.2558907" calcext:value-type="float">
            <text:p>0.2558907</text:p>
          </table:table-cell>
          <table:table-cell office:value-type="float" office:value="0.2245222" calcext:value-type="float">
            <text:p>0.2245222</text:p>
          </table:table-cell>
          <table:table-cell office:value-type="float" office:value="0.0492326" calcext:value-type="float">
            <text:p>0.0492326</text:p>
          </table:table-cell>
          <table:table-cell office:value-type="float" office:value="0.0792514" calcext:value-type="float">
            <text:p>0.0792514</text:p>
          </table:table-cell>
          <table:table-cell office:value-type="float" office:value="0.5595928" calcext:value-type="float">
            <text:p>0.5595928</text:p>
          </table:table-cell>
          <table:table-cell office:value-type="float" office:value="0.5147395" calcext:value-type="float">
            <text:p>0.5147395</text:p>
          </table:table-cell>
          <table:table-cell office:value-type="float" office:value="0.1058387" calcext:value-type="float">
            <text:p>0.1058387</text:p>
          </table:table-cell>
          <table:table-cell office:value-type="float" office:value="0.1589696" calcext:value-type="float">
            <text:p>0.1589696</text:p>
          </table:table-cell>
          <table:table-cell office:value-type="float" office:value="1.4231257" calcext:value-type="float">
            <text:p>1.4231257</text:p>
          </table:table-cell>
          <table:table-cell office:value-type="float" office:value="1.2291602" calcext:value-type="float">
            <text:p>1.2291602</text:p>
          </table:table-cell>
          <table:table-cell office:value-type="float" office:value="0.2255662" calcext:value-type="float">
            <text:p>0.2255662</text:p>
          </table:table-cell>
          <table:table-cell office:value-type="float" office:value="0.3379837" calcext:value-type="float">
            <text:p>0.33798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726" calcext:value-type="float">
            <text:p>0.0406726</text:p>
          </table:table-cell>
          <table:table-cell office:value-type="float" office:value="0.0367912" calcext:value-type="float">
            <text:p>0.0367912</text:p>
          </table:table-cell>
          <table:table-cell office:value-type="float" office:value="0.0097445" calcext:value-type="float">
            <text:p>0.0097445</text:p>
          </table:table-cell>
          <table:table-cell office:value-type="float" office:value="0.0134935" calcext:value-type="float">
            <text:p>0.0134935</text:p>
          </table:table-cell>
          <table:table-cell office:value-type="float" office:value="0.2471123" calcext:value-type="float">
            <text:p>0.2471123</text:p>
          </table:table-cell>
          <table:table-cell office:value-type="float" office:value="0.2258461" calcext:value-type="float">
            <text:p>0.2258461</text:p>
          </table:table-cell>
          <table:table-cell office:value-type="float" office:value="0.0493519" calcext:value-type="float">
            <text:p>0.0493519</text:p>
          </table:table-cell>
          <table:table-cell office:value-type="float" office:value="0.0783602" calcext:value-type="float">
            <text:p>0.0783602</text:p>
          </table:table-cell>
          <table:table-cell office:value-type="float" office:value="0.577367" calcext:value-type="float">
            <text:p>0.577367</text:p>
          </table:table-cell>
          <table:table-cell office:value-type="float" office:value="0.5194392" calcext:value-type="float">
            <text:p>0.5194392</text:p>
          </table:table-cell>
          <table:table-cell office:value-type="float" office:value="0.1041184" calcext:value-type="float">
            <text:p>0.1041184</text:p>
          </table:table-cell>
          <table:table-cell office:value-type="float" office:value="0.1592506" calcext:value-type="float">
            <text:p>0.1592506</text:p>
          </table:table-cell>
          <table:table-cell office:value-type="float" office:value="1.3207348" calcext:value-type="float">
            <text:p>1.3207348</text:p>
          </table:table-cell>
          <table:table-cell office:value-type="float" office:value="1.1759797" calcext:value-type="float">
            <text:p>1.1759797</text:p>
          </table:table-cell>
          <table:table-cell office:value-type="float" office:value="0.2252824" calcext:value-type="float">
            <text:p>0.2252824</text:p>
          </table:table-cell>
          <table:table-cell office:value-type="float" office:value="0.3506813" calcext:value-type="float">
            <text:p>0.350681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1793" calcext:value-type="float">
            <text:p>0.0411793</text:p>
          </table:table-cell>
          <table:table-cell office:value-type="float" office:value="0.0363675" calcext:value-type="float">
            <text:p>0.0363675</text:p>
          </table:table-cell>
          <table:table-cell office:value-type="float" office:value="0.008877" calcext:value-type="float">
            <text:p>0.008877</text:p>
          </table:table-cell>
          <table:table-cell office:value-type="float" office:value="0.0136373" calcext:value-type="float">
            <text:p>0.0136373</text:p>
          </table:table-cell>
          <table:table-cell office:value-type="float" office:value="0.2729873" calcext:value-type="float">
            <text:p>0.2729873</text:p>
          </table:table-cell>
          <table:table-cell office:value-type="float" office:value="0.2333547" calcext:value-type="float">
            <text:p>0.2333547</text:p>
          </table:table-cell>
          <table:table-cell office:value-type="float" office:value="0.0492126" calcext:value-type="float">
            <text:p>0.0492126</text:p>
          </table:table-cell>
          <table:table-cell office:value-type="float" office:value="0.0799356" calcext:value-type="float">
            <text:p>0.0799356</text:p>
          </table:table-cell>
          <table:table-cell office:value-type="float" office:value="0.5801699" calcext:value-type="float">
            <text:p>0.5801699</text:p>
          </table:table-cell>
          <table:table-cell office:value-type="float" office:value="0.5258368" calcext:value-type="float">
            <text:p>0.5258368</text:p>
          </table:table-cell>
          <table:table-cell office:value-type="float" office:value="0.1050831" calcext:value-type="float">
            <text:p>0.1050831</text:p>
          </table:table-cell>
          <table:table-cell office:value-type="float" office:value="0.161216" calcext:value-type="float">
            <text:p>0.161216</text:p>
          </table:table-cell>
          <table:table-cell office:value-type="float" office:value="1.352369" calcext:value-type="float">
            <text:p>1.352369</text:p>
          </table:table-cell>
          <table:table-cell office:value-type="float" office:value="1.1723282" calcext:value-type="float">
            <text:p>1.1723282</text:p>
          </table:table-cell>
          <table:table-cell office:value-type="float" office:value="0.2245116" calcext:value-type="float">
            <text:p>0.2245116</text:p>
          </table:table-cell>
          <table:table-cell office:value-type="float" office:value="0.3573481" calcext:value-type="float">
            <text:p>0.357348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6887" calcext:value-type="float">
            <text:p>0.0416887</text:p>
          </table:table-cell>
          <table:table-cell office:value-type="float" office:value="0.0372533" calcext:value-type="float">
            <text:p>0.0372533</text:p>
          </table:table-cell>
          <table:table-cell office:value-type="float" office:value="0.0088561" calcext:value-type="float">
            <text:p>0.0088561</text:p>
          </table:table-cell>
          <table:table-cell office:value-type="float" office:value="0.0135303" calcext:value-type="float">
            <text:p>0.0135303</text:p>
          </table:table-cell>
          <table:table-cell office:value-type="float" office:value="0.252406" calcext:value-type="float">
            <text:p>0.252406</text:p>
          </table:table-cell>
          <table:table-cell office:value-type="float" office:value="0.2299126" calcext:value-type="float">
            <text:p>0.2299126</text:p>
          </table:table-cell>
          <table:table-cell office:value-type="float" office:value="0.0490892" calcext:value-type="float">
            <text:p>0.0490892</text:p>
          </table:table-cell>
          <table:table-cell office:value-type="float" office:value="0.0785227" calcext:value-type="float">
            <text:p>0.0785227</text:p>
          </table:table-cell>
          <table:table-cell office:value-type="float" office:value="0.5742455" calcext:value-type="float">
            <text:p>0.5742455</text:p>
          </table:table-cell>
          <table:table-cell office:value-type="float" office:value="0.5191307" calcext:value-type="float">
            <text:p>0.5191307</text:p>
          </table:table-cell>
          <table:table-cell office:value-type="float" office:value="0.1049803" calcext:value-type="float">
            <text:p>0.1049803</text:p>
          </table:table-cell>
          <table:table-cell office:value-type="float" office:value="0.167211" calcext:value-type="float">
            <text:p>0.167211</text:p>
          </table:table-cell>
          <table:table-cell office:value-type="float" office:value="1.4146434" calcext:value-type="float">
            <text:p>1.4146434</text:p>
          </table:table-cell>
          <table:table-cell office:value-type="float" office:value="1.1914246" calcext:value-type="float">
            <text:p>1.1914246</text:p>
          </table:table-cell>
          <table:table-cell office:value-type="float" office:value="0.2315524" calcext:value-type="float">
            <text:p>0.2315524</text:p>
          </table:table-cell>
          <table:table-cell office:value-type="float" office:value="0.3483837" calcext:value-type="float">
            <text:p>0.34838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04" calcext:value-type="float">
            <text:p>0.04004</text:p>
          </table:table-cell>
          <table:table-cell office:value-type="float" office:value="0.0373445" calcext:value-type="float">
            <text:p>0.0373445</text:p>
          </table:table-cell>
          <table:table-cell office:value-type="float" office:value="0.0088962" calcext:value-type="float">
            <text:p>0.0088962</text:p>
          </table:table-cell>
          <table:table-cell office:value-type="float" office:value="0.013792" calcext:value-type="float">
            <text:p>0.013792</text:p>
          </table:table-cell>
          <table:table-cell office:value-type="float" office:value="0.252562" calcext:value-type="float">
            <text:p>0.252562</text:p>
          </table:table-cell>
          <table:table-cell office:value-type="float" office:value="0.232942" calcext:value-type="float">
            <text:p>0.232942</text:p>
          </table:table-cell>
          <table:table-cell office:value-type="float" office:value="0.0492306" calcext:value-type="float">
            <text:p>0.0492306</text:p>
          </table:table-cell>
          <table:table-cell office:value-type="float" office:value="0.0763862" calcext:value-type="float">
            <text:p>0.0763862</text:p>
          </table:table-cell>
          <table:table-cell office:value-type="float" office:value="0.5627328" calcext:value-type="float">
            <text:p>0.5627328</text:p>
          </table:table-cell>
          <table:table-cell office:value-type="float" office:value="0.5195627" calcext:value-type="float">
            <text:p>0.5195627</text:p>
          </table:table-cell>
          <table:table-cell office:value-type="float" office:value="0.105182" calcext:value-type="float">
            <text:p>0.105182</text:p>
          </table:table-cell>
          <table:table-cell office:value-type="float" office:value="0.1636956" calcext:value-type="float">
            <text:p>0.1636956</text:p>
          </table:table-cell>
          <table:table-cell office:value-type="float" office:value="1.3264869" calcext:value-type="float">
            <text:p>1.3264869</text:p>
          </table:table-cell>
          <table:table-cell office:value-type="float" office:value="1.1987953" calcext:value-type="float">
            <text:p>1.1987953</text:p>
          </table:table-cell>
          <table:table-cell office:value-type="float" office:value="0.2312158" calcext:value-type="float">
            <text:p>0.2312158</text:p>
          </table:table-cell>
          <table:table-cell office:value-type="float" office:value="0.3481622" calcext:value-type="float">
            <text:p>0.34816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746" calcext:value-type="float">
            <text:p>0.0404746</text:p>
          </table:table-cell>
          <table:table-cell office:value-type="float" office:value="0.0375204" calcext:value-type="float">
            <text:p>0.0375204</text:p>
          </table:table-cell>
          <table:table-cell office:value-type="float" office:value="0.0087659" calcext:value-type="float">
            <text:p>0.0087659</text:p>
          </table:table-cell>
          <table:table-cell office:value-type="float" office:value="0.0136982" calcext:value-type="float">
            <text:p>0.0136982</text:p>
          </table:table-cell>
          <table:table-cell office:value-type="float" office:value="0.2549288" calcext:value-type="float">
            <text:p>0.2549288</text:p>
          </table:table-cell>
          <table:table-cell office:value-type="float" office:value="0.2429192" calcext:value-type="float">
            <text:p>0.2429192</text:p>
          </table:table-cell>
          <table:table-cell office:value-type="float" office:value="0.0493223" calcext:value-type="float">
            <text:p>0.0493223</text:p>
          </table:table-cell>
          <table:table-cell office:value-type="float" office:value="0.0789063" calcext:value-type="float">
            <text:p>0.0789063</text:p>
          </table:table-cell>
          <table:table-cell office:value-type="float" office:value="0.5839017" calcext:value-type="float">
            <text:p>0.5839017</text:p>
          </table:table-cell>
          <table:table-cell office:value-type="float" office:value="0.5217761" calcext:value-type="float">
            <text:p>0.5217761</text:p>
          </table:table-cell>
          <table:table-cell office:value-type="float" office:value="0.1054989" calcext:value-type="float">
            <text:p>0.1054989</text:p>
          </table:table-cell>
          <table:table-cell office:value-type="float" office:value="0.1597565" calcext:value-type="float">
            <text:p>0.1597565</text:p>
          </table:table-cell>
          <table:table-cell office:value-type="float" office:value="1.4079655" calcext:value-type="float">
            <text:p>1.4079655</text:p>
          </table:table-cell>
          <table:table-cell office:value-type="float" office:value="1.1648923" calcext:value-type="float">
            <text:p>1.1648923</text:p>
          </table:table-cell>
          <table:table-cell office:value-type="float" office:value="0.2313207" calcext:value-type="float">
            <text:p>0.2313207</text:p>
          </table:table-cell>
          <table:table-cell office:value-type="float" office:value="0.3515552" calcext:value-type="float">
            <text:p>0.35155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151" calcext:value-type="float">
            <text:p>0.0405151</text:p>
          </table:table-cell>
          <table:table-cell office:value-type="float" office:value="0.0384585" calcext:value-type="float">
            <text:p>0.0384585</text:p>
          </table:table-cell>
          <table:table-cell office:value-type="float" office:value="0.0087822" calcext:value-type="float">
            <text:p>0.0087822</text:p>
          </table:table-cell>
          <table:table-cell office:value-type="float" office:value="0.0136422" calcext:value-type="float">
            <text:p>0.0136422</text:p>
          </table:table-cell>
          <table:table-cell office:value-type="float" office:value="0.2533001" calcext:value-type="float">
            <text:p>0.2533001</text:p>
          </table:table-cell>
          <table:table-cell office:value-type="float" office:value="0.2466526" calcext:value-type="float">
            <text:p>0.2466526</text:p>
          </table:table-cell>
          <table:table-cell office:value-type="float" office:value="0.0498598" calcext:value-type="float">
            <text:p>0.0498598</text:p>
          </table:table-cell>
          <table:table-cell office:value-type="float" office:value="0.0802686" calcext:value-type="float">
            <text:p>0.0802686</text:p>
          </table:table-cell>
          <table:table-cell office:value-type="float" office:value="0.5968816" calcext:value-type="float">
            <text:p>0.5968816</text:p>
          </table:table-cell>
          <table:table-cell office:value-type="float" office:value="0.5215956" calcext:value-type="float">
            <text:p>0.5215956</text:p>
          </table:table-cell>
          <table:table-cell office:value-type="float" office:value="0.1048363" calcext:value-type="float">
            <text:p>0.1048363</text:p>
          </table:table-cell>
          <table:table-cell office:value-type="float" office:value="0.1587973" calcext:value-type="float">
            <text:p>0.1587973</text:p>
          </table:table-cell>
          <table:table-cell office:value-type="float" office:value="1.3736824" calcext:value-type="float">
            <text:p>1.3736824</text:p>
          </table:table-cell>
          <table:table-cell office:value-type="float" office:value="1.1538522" calcext:value-type="float">
            <text:p>1.1538522</text:p>
          </table:table-cell>
          <table:table-cell office:value-type="float" office:value="0.2236562" calcext:value-type="float">
            <text:p>0.2236562</text:p>
          </table:table-cell>
          <table:table-cell office:value-type="float" office:value="0.3420139" calcext:value-type="float">
            <text:p>0.342013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137" calcext:value-type="float">
            <text:p>0.042137</text:p>
          </table:table-cell>
          <table:table-cell office:value-type="float" office:value="0.0379669" calcext:value-type="float">
            <text:p>0.0379669</text:p>
          </table:table-cell>
          <table:table-cell office:value-type="float" office:value="0.0088771" calcext:value-type="float">
            <text:p>0.0088771</text:p>
          </table:table-cell>
          <table:table-cell office:value-type="float" office:value="0.0135937" calcext:value-type="float">
            <text:p>0.0135937</text:p>
          </table:table-cell>
          <table:table-cell office:value-type="float" office:value="0.2532152" calcext:value-type="float">
            <text:p>0.2532152</text:p>
          </table:table-cell>
          <table:table-cell office:value-type="float" office:value="0.2299209" calcext:value-type="float">
            <text:p>0.2299209</text:p>
          </table:table-cell>
          <table:table-cell office:value-type="float" office:value="0.0494451" calcext:value-type="float">
            <text:p>0.0494451</text:p>
          </table:table-cell>
          <table:table-cell office:value-type="float" office:value="0.0793334" calcext:value-type="float">
            <text:p>0.0793334</text:p>
          </table:table-cell>
          <table:table-cell office:value-type="float" office:value="0.5797973" calcext:value-type="float">
            <text:p>0.5797973</text:p>
          </table:table-cell>
          <table:table-cell office:value-type="float" office:value="0.5403156" calcext:value-type="float">
            <text:p>0.5403156</text:p>
          </table:table-cell>
          <table:table-cell office:value-type="float" office:value="0.1045035" calcext:value-type="float">
            <text:p>0.1045035</text:p>
          </table:table-cell>
          <table:table-cell office:value-type="float" office:value="0.1605778" calcext:value-type="float">
            <text:p>0.1605778</text:p>
          </table:table-cell>
          <table:table-cell office:value-type="float" office:value="1.3280511" calcext:value-type="float">
            <text:p>1.3280511</text:p>
          </table:table-cell>
          <table:table-cell office:value-type="float" office:value="1.1821427" calcext:value-type="float">
            <text:p>1.1821427</text:p>
          </table:table-cell>
          <table:table-cell office:value-type="float" office:value="0.2227844" calcext:value-type="float">
            <text:p>0.2227844</text:p>
          </table:table-cell>
          <table:table-cell office:value-type="float" office:value="0.3448608" calcext:value-type="float">
            <text:p>0.344860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18503" calcext:value-type="float">
            <text:p>0.0418503</text:p>
          </table:table-cell>
          <table:table-cell office:value-type="float" office:value="0.0375419" calcext:value-type="float">
            <text:p>0.0375419</text:p>
          </table:table-cell>
          <table:table-cell office:value-type="float" office:value="0.0087464" calcext:value-type="float">
            <text:p>0.0087464</text:p>
          </table:table-cell>
          <table:table-cell office:value-type="float" office:value="0.0136737" calcext:value-type="float">
            <text:p>0.0136737</text:p>
          </table:table-cell>
          <table:table-cell office:value-type="float" office:value="0.260236" calcext:value-type="float">
            <text:p>0.260236</text:p>
          </table:table-cell>
          <table:table-cell office:value-type="float" office:value="0.2266297" calcext:value-type="float">
            <text:p>0.2266297</text:p>
          </table:table-cell>
          <table:table-cell office:value-type="float" office:value="0.0489903" calcext:value-type="float">
            <text:p>0.0489903</text:p>
          </table:table-cell>
          <table:table-cell office:value-type="float" office:value="0.0775715" calcext:value-type="float">
            <text:p>0.0775715</text:p>
          </table:table-cell>
          <table:table-cell office:value-type="float" office:value="0.568913" calcext:value-type="float">
            <text:p>0.568913</text:p>
          </table:table-cell>
          <table:table-cell office:value-type="float" office:value="0.5284533" calcext:value-type="float">
            <text:p>0.5284533</text:p>
          </table:table-cell>
          <table:table-cell office:value-type="float" office:value="0.1045721" calcext:value-type="float">
            <text:p>0.1045721</text:p>
          </table:table-cell>
          <table:table-cell office:value-type="float" office:value="0.1602758" calcext:value-type="float">
            <text:p>0.1602758</text:p>
          </table:table-cell>
          <table:table-cell office:value-type="float" office:value="1.2982397" calcext:value-type="float">
            <text:p>1.2982397</text:p>
          </table:table-cell>
          <table:table-cell office:value-type="float" office:value="1.1505158" calcext:value-type="float">
            <text:p>1.1505158</text:p>
          </table:table-cell>
          <table:table-cell office:value-type="float" office:value="0.2309282" calcext:value-type="float">
            <text:p>0.2309282</text:p>
          </table:table-cell>
          <table:table-cell office:value-type="float" office:value="0.3501231" calcext:value-type="float">
            <text:p>0.35012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27079" calcext:value-type="float">
            <text:p>0.0427079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0.0087601" calcext:value-type="float">
            <text:p>0.0087601</text:p>
          </table:table-cell>
          <table:table-cell office:value-type="float" office:value="0.0137718" calcext:value-type="float">
            <text:p>0.0137718</text:p>
          </table:table-cell>
          <table:table-cell office:value-type="float" office:value="0.2451912" calcext:value-type="float">
            <text:p>0.2451912</text:p>
          </table:table-cell>
          <table:table-cell office:value-type="float" office:value="0.2305072" calcext:value-type="float">
            <text:p>0.2305072</text:p>
          </table:table-cell>
          <table:table-cell office:value-type="float" office:value="0.0494354" calcext:value-type="float">
            <text:p>0.0494354</text:p>
          </table:table-cell>
          <table:table-cell office:value-type="float" office:value="0.0796752" calcext:value-type="float">
            <text:p>0.0796752</text:p>
          </table:table-cell>
          <table:table-cell office:value-type="float" office:value="0.5580252" calcext:value-type="float">
            <text:p>0.5580252</text:p>
          </table:table-cell>
          <table:table-cell office:value-type="float" office:value="0.5419705" calcext:value-type="float">
            <text:p>0.5419705</text:p>
          </table:table-cell>
          <table:table-cell office:value-type="float" office:value="0.1056286" calcext:value-type="float">
            <text:p>0.1056286</text:p>
          </table:table-cell>
          <table:table-cell office:value-type="float" office:value="0.1605369" calcext:value-type="float">
            <text:p>0.1605369</text:p>
          </table:table-cell>
          <table:table-cell office:value-type="float" office:value="1.3246987" calcext:value-type="float">
            <text:p>1.3246987</text:p>
          </table:table-cell>
          <table:table-cell office:value-type="float" office:value="1.1224474" calcext:value-type="float">
            <text:p>1.1224474</text:p>
          </table:table-cell>
          <table:table-cell office:value-type="float" office:value="0.2340822" calcext:value-type="float">
            <text:p>0.2340822</text:p>
          </table:table-cell>
          <table:table-cell office:value-type="float" office:value="0.3492849" calcext:value-type="float">
            <text:p>0.34928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4:.B103])" office:value-type="float" office:value="0.040994392" calcext:value-type="float">
            <text:p>0.0410</text:p>
          </table:table-cell>
          <table:table-cell table:style-name="ce2" table:formula="of:=AVERAGE([.C4:.C103])" office:value-type="float" office:value="0.037517911" calcext:value-type="float">
            <text:p>0.0375</text:p>
          </table:table-cell>
          <table:table-cell table:style-name="ce2" table:formula="of:=AVERAGE([.D4:.D103])" office:value-type="float" office:value="0.00898893" calcext:value-type="float">
            <text:p>0.0090</text:p>
          </table:table-cell>
          <table:table-cell table:style-name="ce2" table:formula="of:=AVERAGE([.E4:.E103])" office:value-type="float" office:value="0.013833046" calcext:value-type="float">
            <text:p>0.0138</text:p>
          </table:table-cell>
          <table:table-cell table:style-name="ce2" table:formula="of:=AVERAGE([.F4:.F103])" office:value-type="float" office:value="0.253458365" calcext:value-type="float">
            <text:p>0.2535</text:p>
          </table:table-cell>
          <table:table-cell table:style-name="ce2" table:formula="of:=AVERAGE([.G4:.G103])" office:value-type="float" office:value="0.231105263" calcext:value-type="float">
            <text:p>0.2311</text:p>
          </table:table-cell>
          <table:table-cell table:style-name="ce2" table:formula="of:=AVERAGE([.H4:.H103])" office:value-type="float" office:value="0.049995041" calcext:value-type="float">
            <text:p>0.0500</text:p>
          </table:table-cell>
          <table:table-cell table:style-name="ce2" table:formula="of:=AVERAGE([.I4:.I103])" office:value-type="float" office:value="0.077387816" calcext:value-type="float">
            <text:p>0.0774</text:p>
          </table:table-cell>
          <table:table-cell table:style-name="ce2" table:formula="of:=AVERAGE([.J4:.J103])" office:value-type="float" office:value="0.579584203" calcext:value-type="float">
            <text:p>0.5796</text:p>
          </table:table-cell>
          <table:table-cell table:style-name="ce2" table:formula="of:=AVERAGE([.K4:.K103])" office:value-type="float" office:value="0.517917516" calcext:value-type="float">
            <text:p>0.5179</text:p>
          </table:table-cell>
          <table:table-cell table:style-name="ce2" table:formula="of:=AVERAGE([.L4:.L103])" office:value-type="float" office:value="0.105633732" calcext:value-type="float">
            <text:p>0.1056</text:p>
          </table:table-cell>
          <table:table-cell table:style-name="ce2" table:formula="of:=AVERAGE([.M4:.M103])" office:value-type="float" office:value="0.162640297" calcext:value-type="float">
            <text:p>0.1626</text:p>
          </table:table-cell>
          <table:table-cell table:style-name="ce2" table:formula="of:=AVERAGE([.N4:.N103])" office:value-type="float" office:value="1.332546958" calcext:value-type="float">
            <text:p>1.3325</text:p>
          </table:table-cell>
          <table:table-cell table:style-name="ce2" table:formula="of:=AVERAGE([.O4:.O103])" office:value-type="float" office:value="1.185307284" calcext:value-type="float">
            <text:p>1.1853</text:p>
          </table:table-cell>
          <table:table-cell table:style-name="ce2" table:formula="of:=AVERAGE([.P4:.P103])" office:value-type="float" office:value="0.225219568" calcext:value-type="float">
            <text:p>0.2252</text:p>
          </table:table-cell>
          <table:table-cell table:style-name="ce2" table:formula="of:=AVERAGE([.Q4:.Q103])" office:value-type="float" office:value="0.344703441" calcext:value-type="float">
            <text:p>0.34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table:formula="of:=STDEV([.B4:.B103])" office:value-type="float" office:value="0.001457714690786" calcext:value-type="float">
            <text:p>0.0015</text:p>
          </table:table-cell>
          <table:table-cell table:style-name="ce2" table:formula="of:=STDEV([.C4:.C103])" office:value-type="float" office:value="0.000858334430584176" calcext:value-type="float">
            <text:p>0.0009</text:p>
          </table:table-cell>
          <table:table-cell table:style-name="ce2" table:formula="of:=STDEV([.D4:.D103])" office:value-type="float" office:value="0.000248604901135691" calcext:value-type="float">
            <text:p>0.0002</text:p>
          </table:table-cell>
          <table:table-cell table:style-name="ce2" table:formula="of:=STDEV([.E4:.E103])" office:value-type="float" office:value="0.000452502467077375" calcext:value-type="float">
            <text:p>0.0005</text:p>
          </table:table-cell>
          <table:table-cell table:style-name="ce2" table:formula="of:=STDEV([.F4:.F103])" office:value-type="float" office:value="0.0071848844806776" calcext:value-type="float">
            <text:p>0.0072</text:p>
          </table:table-cell>
          <table:table-cell table:style-name="ce2" table:formula="of:=STDEV([.G4:.G103])" office:value-type="float" office:value="0.00504421656842995" calcext:value-type="float">
            <text:p>0.0050</text:p>
          </table:table-cell>
          <table:table-cell table:style-name="ce2" table:formula="of:=STDEV([.H4:.H103])" office:value-type="float" office:value="0.00224069955391799" calcext:value-type="float">
            <text:p>0.0022</text:p>
          </table:table-cell>
          <table:table-cell table:style-name="ce2" table:formula="of:=STDEV([.I4:.I103])" office:value-type="float" office:value="0.00172040628327712" calcext:value-type="float">
            <text:p>0.0017</text:p>
          </table:table-cell>
          <table:table-cell table:style-name="ce2" table:formula="of:=STDEV([.J4:.J103])" office:value-type="float" office:value="0.0169351246737974" calcext:value-type="float">
            <text:p>0.0169</text:p>
          </table:table-cell>
          <table:table-cell table:style-name="ce2" table:formula="of:=STDEV([.K4:.K103])" office:value-type="float" office:value="0.0111391011044834" calcext:value-type="float">
            <text:p>0.0111</text:p>
          </table:table-cell>
          <table:table-cell table:style-name="ce2" table:formula="of:=STDEV([.L4:.L103])" office:value-type="float" office:value="0.00180383917270522" calcext:value-type="float">
            <text:p>0.0018</text:p>
          </table:table-cell>
          <table:table-cell table:style-name="ce2" table:formula="of:=STDEV([.M4:.M103])" office:value-type="float" office:value="0.0031729481606851" calcext:value-type="float">
            <text:p>0.0032</text:p>
          </table:table-cell>
          <table:table-cell table:style-name="ce2" table:formula="of:=STDEV([.N4:.N103])" office:value-type="float" office:value="0.0430748123947401" calcext:value-type="float">
            <text:p>0.0431</text:p>
          </table:table-cell>
          <table:table-cell table:style-name="ce2" table:formula="of:=STDEV([.O4:.O103])" office:value-type="float" office:value="0.0315028505694093" calcext:value-type="float">
            <text:p>0.0315</text:p>
          </table:table-cell>
          <table:table-cell table:style-name="ce2" table:formula="of:=STDEV([.P4:.P103])" office:value-type="float" office:value="0.00497269581338945" calcext:value-type="float">
            <text:p>0.0050</text:p>
          </table:table-cell>
          <table:table-cell table:style-name="ce2" table:formula="of:=STDEV([.Q4:.Q103])" office:value-type="float" office:value="0.00670509887713376" calcext:value-type="float">
            <text:p>0.0067</text:p>
          </table:table-cell>
          <table:table-cell table:number-columns-repeated="100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rge sort" table:style-name="ta1">
        <table:shapes>
          <draw:frame draw:z-index="0" draw:style-name="gr1" draw:text-style-name="P1" svg:width="679.18pt" svg:height="452.64pt" svg:x="689.16pt" svg:y="2800.83pt">
            <draw:object draw:notify-on-update-of-ranges="'Merge sort'.N3:'Merge sort'.N3 'Merge sort'.N4:'Merge sort'.N103 'Merge sort'.O3:'Merge sort'.O3 'Merge sort'.O4:'Merge sort'.O103 'Merge sort'.P3:'Merge sort'.P3 'Merge sort'.P4:'Merge sort'.P103 'Merge sort'.Q3:'Merge sort'.Q3 'Merge sort'.Q4:'Merge sort'.Q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09.65pt" svg:height="425.99pt" svg:x="87.31pt" svg:y="2803.69pt">
            <draw:object draw:notify-on-update-of-ranges="'Merge sort'.J3:'Merge sort'.J3 'Merge sort'.J4:'Merge sort'.J103 'Merge sort'.K3:'Merge sort'.K3 'Merge sort'.K4:'Merge sort'.K103 'Merge sort'.L3:'Merge sort'.L3 'Merge sort'.L4:'Merge sort'.L103 'Merge sort'.M3:'Merge sort'.M3 'Merge sort'.M4:'Merge sort'.M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ive Hundred Thousan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llio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wo Million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Half 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 Sorted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65094" calcext:value-type="float">
            <text:p>0.0465094</text:p>
          </table:table-cell>
          <table:table-cell office:value-type="float" office:value="0.029405" calcext:value-type="float">
            <text:p>0.029405</text:p>
          </table:table-cell>
          <table:table-cell office:value-type="float" office:value="0.0302117" calcext:value-type="float">
            <text:p>0.0302117</text:p>
          </table:table-cell>
          <table:table-cell office:value-type="float" office:value="0.0252883" calcext:value-type="float">
            <text:p>0.0252883</text:p>
          </table:table-cell>
          <table:table-cell office:value-type="float" office:value="0.1905379" calcext:value-type="float">
            <text:p>0.1905379</text:p>
          </table:table-cell>
          <table:table-cell office:value-type="float" office:value="0.1703074" calcext:value-type="float">
            <text:p>0.1703074</text:p>
          </table:table-cell>
          <table:table-cell office:value-type="float" office:value="0.127431" calcext:value-type="float">
            <text:p>0.127431</text:p>
          </table:table-cell>
          <table:table-cell office:value-type="float" office:value="0.1489677" calcext:value-type="float">
            <text:p>0.1489677</text:p>
          </table:table-cell>
          <table:table-cell office:value-type="float" office:value="0.3884255" calcext:value-type="float">
            <text:p>0.3884255</text:p>
          </table:table-cell>
          <table:table-cell office:value-type="float" office:value="0.3422281" calcext:value-type="float">
            <text:p>0.3422281</text:p>
          </table:table-cell>
          <table:table-cell office:value-type="float" office:value="0.2538616" calcext:value-type="float">
            <text:p>0.2538616</text:p>
          </table:table-cell>
          <table:table-cell office:value-type="float" office:value="0.2749271" calcext:value-type="float">
            <text:p>0.2749271</text:p>
          </table:table-cell>
          <table:table-cell office:value-type="float" office:value="0.8092284" calcext:value-type="float">
            <text:p>0.8092284</text:p>
          </table:table-cell>
          <table:table-cell office:value-type="float" office:value="0.6678446" calcext:value-type="float">
            <text:p>0.6678446</text:p>
          </table:table-cell>
          <table:table-cell office:value-type="float" office:value="0.5221806" calcext:value-type="float">
            <text:p>0.5221806</text:p>
          </table:table-cell>
          <table:table-cell office:value-type="float" office:value="0.5603986" calcext:value-type="float">
            <text:p>0.56039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4869" calcext:value-type="float">
            <text:p>0.0364869</text:p>
          </table:table-cell>
          <table:table-cell office:value-type="float" office:value="0.0318272" calcext:value-type="float">
            <text:p>0.0318272</text:p>
          </table:table-cell>
          <table:table-cell office:value-type="float" office:value="0.0249207" calcext:value-type="float">
            <text:p>0.0249207</text:p>
          </table:table-cell>
          <table:table-cell office:value-type="float" office:value="0.0261621" calcext:value-type="float">
            <text:p>0.0261621</text:p>
          </table:table-cell>
          <table:table-cell office:value-type="float" office:value="0.2133178" calcext:value-type="float">
            <text:p>0.2133178</text:p>
          </table:table-cell>
          <table:table-cell office:value-type="float" office:value="0.1574899" calcext:value-type="float">
            <text:p>0.1574899</text:p>
          </table:table-cell>
          <table:table-cell office:value-type="float" office:value="0.1362661" calcext:value-type="float">
            <text:p>0.1362661</text:p>
          </table:table-cell>
          <table:table-cell office:value-type="float" office:value="0.1286386" calcext:value-type="float">
            <text:p>0.1286386</text:p>
          </table:table-cell>
          <table:table-cell office:value-type="float" office:value="0.401159" calcext:value-type="float">
            <text:p>0.401159</text:p>
          </table:table-cell>
          <table:table-cell office:value-type="float" office:value="0.3448266" calcext:value-type="float">
            <text:p>0.3448266</text:p>
          </table:table-cell>
          <table:table-cell office:value-type="float" office:value="0.2396885" calcext:value-type="float">
            <text:p>0.2396885</text:p>
          </table:table-cell>
          <table:table-cell office:value-type="float" office:value="0.2886952" calcext:value-type="float">
            <text:p>0.2886952</text:p>
          </table:table-cell>
          <table:table-cell office:value-type="float" office:value="0.8265899" calcext:value-type="float">
            <text:p>0.8265899</text:p>
          </table:table-cell>
          <table:table-cell office:value-type="float" office:value="0.6628081" calcext:value-type="float">
            <text:p>0.6628081</text:p>
          </table:table-cell>
          <table:table-cell office:value-type="float" office:value="0.520973" calcext:value-type="float">
            <text:p>0.520973</text:p>
          </table:table-cell>
          <table:table-cell office:value-type="float" office:value="0.5823618" calcext:value-type="float">
            <text:p>0.58236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3821" calcext:value-type="float">
            <text:p>0.0403821</text:p>
          </table:table-cell>
          <table:table-cell office:value-type="float" office:value="0.03244" calcext:value-type="float">
            <text:p>0.03244</text:p>
          </table:table-cell>
          <table:table-cell office:value-type="float" office:value="0.0255922" calcext:value-type="float">
            <text:p>0.0255922</text:p>
          </table:table-cell>
          <table:table-cell office:value-type="float" office:value="0.0260062" calcext:value-type="float">
            <text:p>0.0260062</text:p>
          </table:table-cell>
          <table:table-cell office:value-type="float" office:value="0.2013415" calcext:value-type="float">
            <text:p>0.2013415</text:p>
          </table:table-cell>
          <table:table-cell office:value-type="float" office:value="0.1727834" calcext:value-type="float">
            <text:p>0.1727834</text:p>
          </table:table-cell>
          <table:table-cell office:value-type="float" office:value="0.1199472" calcext:value-type="float">
            <text:p>0.1199472</text:p>
          </table:table-cell>
          <table:table-cell office:value-type="float" office:value="0.1306912" calcext:value-type="float">
            <text:p>0.1306912</text:p>
          </table:table-cell>
          <table:table-cell office:value-type="float" office:value="0.3828129" calcext:value-type="float">
            <text:p>0.3828129</text:p>
          </table:table-cell>
          <table:table-cell office:value-type="float" office:value="0.3453886" calcext:value-type="float">
            <text:p>0.3453886</text:p>
          </table:table-cell>
          <table:table-cell office:value-type="float" office:value="0.2419105" calcext:value-type="float">
            <text:p>0.2419105</text:p>
          </table:table-cell>
          <table:table-cell office:value-type="float" office:value="0.2941834" calcext:value-type="float">
            <text:p>0.2941834</text:p>
          </table:table-cell>
          <table:table-cell office:value-type="float" office:value="0.812471" calcext:value-type="float">
            <text:p>0.812471</text:p>
          </table:table-cell>
          <table:table-cell office:value-type="float" office:value="0.67994" calcext:value-type="float">
            <text:p>0.67994</text:p>
          </table:table-cell>
          <table:table-cell office:value-type="float" office:value="0.5145391" calcext:value-type="float">
            <text:p>0.5145391</text:p>
          </table:table-cell>
          <table:table-cell office:value-type="float" office:value="0.5387331" calcext:value-type="float">
            <text:p>0.53873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32235" calcext:value-type="float">
            <text:p>0.0432235</text:p>
          </table:table-cell>
          <table:table-cell office:value-type="float" office:value="0.029361" calcext:value-type="float">
            <text:p>0.029361</text:p>
          </table:table-cell>
          <table:table-cell office:value-type="float" office:value="0.0259438" calcext:value-type="float">
            <text:p>0.0259438</text:p>
          </table:table-cell>
          <table:table-cell office:value-type="float" office:value="0.0253543" calcext:value-type="float">
            <text:p>0.0253543</text:p>
          </table:table-cell>
          <table:table-cell office:value-type="float" office:value="0.1977631" calcext:value-type="float">
            <text:p>0.1977631</text:p>
          </table:table-cell>
          <table:table-cell office:value-type="float" office:value="0.1732797" calcext:value-type="float">
            <text:p>0.1732797</text:p>
          </table:table-cell>
          <table:table-cell office:value-type="float" office:value="0.1198232" calcext:value-type="float">
            <text:p>0.1198232</text:p>
          </table:table-cell>
          <table:table-cell office:value-type="float" office:value="0.1316985" calcext:value-type="float">
            <text:p>0.1316985</text:p>
          </table:table-cell>
          <table:table-cell office:value-type="float" office:value="0.3780663" calcext:value-type="float">
            <text:p>0.3780663</text:p>
          </table:table-cell>
          <table:table-cell office:value-type="float" office:value="0.3344127" calcext:value-type="float">
            <text:p>0.3344127</text:p>
          </table:table-cell>
          <table:table-cell office:value-type="float" office:value="0.2823736" calcext:value-type="float">
            <text:p>0.2823736</text:p>
          </table:table-cell>
          <table:table-cell office:value-type="float" office:value="0.2862867" calcext:value-type="float">
            <text:p>0.2862867</text:p>
          </table:table-cell>
          <table:table-cell office:value-type="float" office:value="0.8315607" calcext:value-type="float">
            <text:p>0.8315607</text:p>
          </table:table-cell>
          <table:table-cell office:value-type="float" office:value="0.7106688" calcext:value-type="float">
            <text:p>0.7106688</text:p>
          </table:table-cell>
          <table:table-cell office:value-type="float" office:value="0.5183197" calcext:value-type="float">
            <text:p>0.5183197</text:p>
          </table:table-cell>
          <table:table-cell office:value-type="float" office:value="0.5627626" calcext:value-type="float">
            <text:p>0.562762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62578" calcext:value-type="float">
            <text:p>0.0462578</text:p>
          </table:table-cell>
          <table:table-cell office:value-type="float" office:value="0.0303498" calcext:value-type="float">
            <text:p>0.0303498</text:p>
          </table:table-cell>
          <table:table-cell office:value-type="float" office:value="0.0261059" calcext:value-type="float">
            <text:p>0.0261059</text:p>
          </table:table-cell>
          <table:table-cell office:value-type="float" office:value="0.0248406" calcext:value-type="float">
            <text:p>0.0248406</text:p>
          </table:table-cell>
          <table:table-cell office:value-type="float" office:value="0.2029859" calcext:value-type="float">
            <text:p>0.2029859</text:p>
          </table:table-cell>
          <table:table-cell office:value-type="float" office:value="0.1708619" calcext:value-type="float">
            <text:p>0.1708619</text:p>
          </table:table-cell>
          <table:table-cell office:value-type="float" office:value="0.1177149" calcext:value-type="float">
            <text:p>0.1177149</text:p>
          </table:table-cell>
          <table:table-cell office:value-type="float" office:value="0.1384464" calcext:value-type="float">
            <text:p>0.1384464</text:p>
          </table:table-cell>
          <table:table-cell office:value-type="float" office:value="0.3890483" calcext:value-type="float">
            <text:p>0.3890483</text:p>
          </table:table-cell>
          <table:table-cell office:value-type="float" office:value="0.3179739" calcext:value-type="float">
            <text:p>0.3179739</text:p>
          </table:table-cell>
          <table:table-cell office:value-type="float" office:value="0.2785768" calcext:value-type="float">
            <text:p>0.2785768</text:p>
          </table:table-cell>
          <table:table-cell office:value-type="float" office:value="0.2851621" calcext:value-type="float">
            <text:p>0.2851621</text:p>
          </table:table-cell>
          <table:table-cell office:value-type="float" office:value="0.812885" calcext:value-type="float">
            <text:p>0.812885</text:p>
          </table:table-cell>
          <table:table-cell office:value-type="float" office:value="0.6492094" calcext:value-type="float">
            <text:p>0.6492094</text:p>
          </table:table-cell>
          <table:table-cell office:value-type="float" office:value="0.5213386" calcext:value-type="float">
            <text:p>0.5213386</text:p>
          </table:table-cell>
          <table:table-cell office:value-type="float" office:value="0.5465054" calcext:value-type="float">
            <text:p>0.546505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3357" calcext:value-type="float">
            <text:p>0.0373357</text:p>
          </table:table-cell>
          <table:table-cell office:value-type="float" office:value="0.0291316" calcext:value-type="float">
            <text:p>0.0291316</text:p>
          </table:table-cell>
          <table:table-cell office:value-type="float" office:value="0.0261211" calcext:value-type="float">
            <text:p>0.0261211</text:p>
          </table:table-cell>
          <table:table-cell office:value-type="float" office:value="0.0280606" calcext:value-type="float">
            <text:p>0.0280606</text:p>
          </table:table-cell>
          <table:table-cell office:value-type="float" office:value="0.1905908" calcext:value-type="float">
            <text:p>0.1905908</text:p>
          </table:table-cell>
          <table:table-cell office:value-type="float" office:value="0.1744633" calcext:value-type="float">
            <text:p>0.1744633</text:p>
          </table:table-cell>
          <table:table-cell office:value-type="float" office:value="0.1198939" calcext:value-type="float">
            <text:p>0.1198939</text:p>
          </table:table-cell>
          <table:table-cell office:value-type="float" office:value="0.1439085" calcext:value-type="float">
            <text:p>0.1439085</text:p>
          </table:table-cell>
          <table:table-cell office:value-type="float" office:value="0.3892349" calcext:value-type="float">
            <text:p>0.3892349</text:p>
          </table:table-cell>
          <table:table-cell office:value-type="float" office:value="0.3456648" calcext:value-type="float">
            <text:p>0.3456648</text:p>
          </table:table-cell>
          <table:table-cell office:value-type="float" office:value="0.2773834" calcext:value-type="float">
            <text:p>0.2773834</text:p>
          </table:table-cell>
          <table:table-cell office:value-type="float" office:value="0.2877853" calcext:value-type="float">
            <text:p>0.2877853</text:p>
          </table:table-cell>
          <table:table-cell office:value-type="float" office:value="0.8063713" calcext:value-type="float">
            <text:p>0.8063713</text:p>
          </table:table-cell>
          <table:table-cell office:value-type="float" office:value="0.694142" calcext:value-type="float">
            <text:p>0.694142</text:p>
          </table:table-cell>
          <table:table-cell office:value-type="float" office:value="0.5214457" calcext:value-type="float">
            <text:p>0.5214457</text:p>
          </table:table-cell>
          <table:table-cell office:value-type="float" office:value="0.5876318" calcext:value-type="float">
            <text:p>0.58763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4173" calcext:value-type="float">
            <text:p>0.0354173</text:p>
          </table:table-cell>
          <table:table-cell office:value-type="float" office:value="0.0270932" calcext:value-type="float">
            <text:p>0.0270932</text:p>
          </table:table-cell>
          <table:table-cell office:value-type="float" office:value="0.0232001" calcext:value-type="float">
            <text:p>0.0232001</text:p>
          </table:table-cell>
          <table:table-cell office:value-type="float" office:value="0.031149" calcext:value-type="float">
            <text:p>0.031149</text:p>
          </table:table-cell>
          <table:table-cell office:value-type="float" office:value="0.1914257" calcext:value-type="float">
            <text:p>0.1914257</text:p>
          </table:table-cell>
          <table:table-cell office:value-type="float" office:value="0.1771521" calcext:value-type="float">
            <text:p>0.1771521</text:p>
          </table:table-cell>
          <table:table-cell office:value-type="float" office:value="0.1172301" calcext:value-type="float">
            <text:p>0.1172301</text:p>
          </table:table-cell>
          <table:table-cell office:value-type="float" office:value="0.1467088" calcext:value-type="float">
            <text:p>0.1467088</text:p>
          </table:table-cell>
          <table:table-cell office:value-type="float" office:value="0.4172691" calcext:value-type="float">
            <text:p>0.4172691</text:p>
          </table:table-cell>
          <table:table-cell office:value-type="float" office:value="0.3361868" calcext:value-type="float">
            <text:p>0.3361868</text:p>
          </table:table-cell>
          <table:table-cell office:value-type="float" office:value="0.2695846" calcext:value-type="float">
            <text:p>0.2695846</text:p>
          </table:table-cell>
          <table:table-cell office:value-type="float" office:value="0.2950559" calcext:value-type="float">
            <text:p>0.2950559</text:p>
          </table:table-cell>
          <table:table-cell office:value-type="float" office:value="0.8145643" calcext:value-type="float">
            <text:p>0.8145643</text:p>
          </table:table-cell>
          <table:table-cell office:value-type="float" office:value="0.6519753" calcext:value-type="float">
            <text:p>0.6519753</text:p>
          </table:table-cell>
          <table:table-cell office:value-type="float" office:value="0.5208132" calcext:value-type="float">
            <text:p>0.5208132</text:p>
          </table:table-cell>
          <table:table-cell office:value-type="float" office:value="0.54849" calcext:value-type="float">
            <text:p>0.548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5855" calcext:value-type="float">
            <text:p>0.0355855</text:p>
          </table:table-cell>
          <table:table-cell office:value-type="float" office:value="0.0310935" calcext:value-type="float">
            <text:p>0.0310935</text:p>
          </table:table-cell>
          <table:table-cell office:value-type="float" office:value="0.0221478" calcext:value-type="float">
            <text:p>0.0221478</text:p>
          </table:table-cell>
          <table:table-cell office:value-type="float" office:value="0.0236402" calcext:value-type="float">
            <text:p>0.0236402</text:p>
          </table:table-cell>
          <table:table-cell office:value-type="float" office:value="0.2071695" calcext:value-type="float">
            <text:p>0.2071695</text:p>
          </table:table-cell>
          <table:table-cell office:value-type="float" office:value="0.1511485" calcext:value-type="float">
            <text:p>0.1511485</text:p>
          </table:table-cell>
          <table:table-cell office:value-type="float" office:value="0.1188579" calcext:value-type="float">
            <text:p>0.1188579</text:p>
          </table:table-cell>
          <table:table-cell office:value-type="float" office:value="0.1427512" calcext:value-type="float">
            <text:p>0.1427512</text:p>
          </table:table-cell>
          <table:table-cell office:value-type="float" office:value="0.4131964" calcext:value-type="float">
            <text:p>0.4131964</text:p>
          </table:table-cell>
          <table:table-cell office:value-type="float" office:value="0.3514528" calcext:value-type="float">
            <text:p>0.3514528</text:p>
          </table:table-cell>
          <table:table-cell office:value-type="float" office:value="0.2708963" calcext:value-type="float">
            <text:p>0.2708963</text:p>
          </table:table-cell>
          <table:table-cell office:value-type="float" office:value="0.296689" calcext:value-type="float">
            <text:p>0.296689</text:p>
          </table:table-cell>
          <table:table-cell office:value-type="float" office:value="0.8427495" calcext:value-type="float">
            <text:p>0.8427495</text:p>
          </table:table-cell>
          <table:table-cell office:value-type="float" office:value="0.6544001" calcext:value-type="float">
            <text:p>0.6544001</text:p>
          </table:table-cell>
          <table:table-cell office:value-type="float" office:value="0.5161644" calcext:value-type="float">
            <text:p>0.5161644</text:p>
          </table:table-cell>
          <table:table-cell office:value-type="float" office:value="0.5766561" calcext:value-type="float">
            <text:p>0.57665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6028" calcext:value-type="float">
            <text:p>0.0376028</text:p>
          </table:table-cell>
          <table:table-cell office:value-type="float" office:value="0.0324055" calcext:value-type="float">
            <text:p>0.0324055</text:p>
          </table:table-cell>
          <table:table-cell office:value-type="float" office:value="0.025154" calcext:value-type="float">
            <text:p>0.025154</text:p>
          </table:table-cell>
          <table:table-cell office:value-type="float" office:value="0.0280667" calcext:value-type="float">
            <text:p>0.0280667</text:p>
          </table:table-cell>
          <table:table-cell office:value-type="float" office:value="0.1993588" calcext:value-type="float">
            <text:p>0.1993588</text:p>
          </table:table-cell>
          <table:table-cell office:value-type="float" office:value="0.1605337" calcext:value-type="float">
            <text:p>0.1605337</text:p>
          </table:table-cell>
          <table:table-cell office:value-type="float" office:value="0.1228836" calcext:value-type="float">
            <text:p>0.1228836</text:p>
          </table:table-cell>
          <table:table-cell office:value-type="float" office:value="0.1551183" calcext:value-type="float">
            <text:p>0.1551183</text:p>
          </table:table-cell>
          <table:table-cell office:value-type="float" office:value="0.4084388" calcext:value-type="float">
            <text:p>0.4084388</text:p>
          </table:table-cell>
          <table:table-cell office:value-type="float" office:value="0.3513183" calcext:value-type="float">
            <text:p>0.3513183</text:p>
          </table:table-cell>
          <table:table-cell office:value-type="float" office:value="0.2658366" calcext:value-type="float">
            <text:p>0.2658366</text:p>
          </table:table-cell>
          <table:table-cell office:value-type="float" office:value="0.2974226" calcext:value-type="float">
            <text:p>0.2974226</text:p>
          </table:table-cell>
          <table:table-cell office:value-type="float" office:value="0.8154128" calcext:value-type="float">
            <text:p>0.8154128</text:p>
          </table:table-cell>
          <table:table-cell office:value-type="float" office:value="0.6698591" calcext:value-type="float">
            <text:p>0.6698591</text:p>
          </table:table-cell>
          <table:table-cell office:value-type="float" office:value="0.5227575" calcext:value-type="float">
            <text:p>0.5227575</text:p>
          </table:table-cell>
          <table:table-cell office:value-type="float" office:value="0.5540061" calcext:value-type="float">
            <text:p>0.55400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6822" calcext:value-type="float">
            <text:p>0.0406822</text:p>
          </table:table-cell>
          <table:table-cell office:value-type="float" office:value="0.0341308" calcext:value-type="float">
            <text:p>0.0341308</text:p>
          </table:table-cell>
          <table:table-cell office:value-type="float" office:value="0.0265354" calcext:value-type="float">
            <text:p>0.0265354</text:p>
          </table:table-cell>
          <table:table-cell office:value-type="float" office:value="0.0239535" calcext:value-type="float">
            <text:p>0.0239535</text:p>
          </table:table-cell>
          <table:table-cell office:value-type="float" office:value="0.1894156" calcext:value-type="float">
            <text:p>0.1894156</text:p>
          </table:table-cell>
          <table:table-cell office:value-type="float" office:value="0.1640994" calcext:value-type="float">
            <text:p>0.1640994</text:p>
          </table:table-cell>
          <table:table-cell office:value-type="float" office:value="0.1331057" calcext:value-type="float">
            <text:p>0.1331057</text:p>
          </table:table-cell>
          <table:table-cell office:value-type="float" office:value="0.148271" calcext:value-type="float">
            <text:p>0.148271</text:p>
          </table:table-cell>
          <table:table-cell office:value-type="float" office:value="0.4017202" calcext:value-type="float">
            <text:p>0.4017202</text:p>
          </table:table-cell>
          <table:table-cell office:value-type="float" office:value="0.347028" calcext:value-type="float">
            <text:p>0.347028</text:p>
          </table:table-cell>
          <table:table-cell office:value-type="float" office:value="0.269274" calcext:value-type="float">
            <text:p>0.269274</text:p>
          </table:table-cell>
          <table:table-cell office:value-type="float" office:value="0.3013373" calcext:value-type="float">
            <text:p>0.3013373</text:p>
          </table:table-cell>
          <table:table-cell office:value-type="float" office:value="0.8225878" calcext:value-type="float">
            <text:p>0.8225878</text:p>
          </table:table-cell>
          <table:table-cell office:value-type="float" office:value="0.671759" calcext:value-type="float">
            <text:p>0.671759</text:p>
          </table:table-cell>
          <table:table-cell office:value-type="float" office:value="0.4904167" calcext:value-type="float">
            <text:p>0.4904167</text:p>
          </table:table-cell>
          <table:table-cell office:value-type="float" office:value="0.5631791" calcext:value-type="float">
            <text:p>0.56317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5292" calcext:value-type="float">
            <text:p>0.0385292</text:p>
          </table:table-cell>
          <table:table-cell office:value-type="float" office:value="0.027889" calcext:value-type="float">
            <text:p>0.027889</text:p>
          </table:table-cell>
          <table:table-cell office:value-type="float" office:value="0.0262633" calcext:value-type="float">
            <text:p>0.0262633</text:p>
          </table:table-cell>
          <table:table-cell office:value-type="float" office:value="0.0264646" calcext:value-type="float">
            <text:p>0.0264646</text:p>
          </table:table-cell>
          <table:table-cell office:value-type="float" office:value="0.1822671" calcext:value-type="float">
            <text:p>0.1822671</text:p>
          </table:table-cell>
          <table:table-cell office:value-type="float" office:value="0.1716079" calcext:value-type="float">
            <text:p>0.1716079</text:p>
          </table:table-cell>
          <table:table-cell office:value-type="float" office:value="0.1360514" calcext:value-type="float">
            <text:p>0.1360514</text:p>
          </table:table-cell>
          <table:table-cell office:value-type="float" office:value="0.1624515" calcext:value-type="float">
            <text:p>0.1624515</text:p>
          </table:table-cell>
          <table:table-cell office:value-type="float" office:value="0.407982" calcext:value-type="float">
            <text:p>0.407982</text:p>
          </table:table-cell>
          <table:table-cell office:value-type="float" office:value="0.3413515" calcext:value-type="float">
            <text:p>0.3413515</text:p>
          </table:table-cell>
          <table:table-cell office:value-type="float" office:value="0.2662983" calcext:value-type="float">
            <text:p>0.2662983</text:p>
          </table:table-cell>
          <table:table-cell office:value-type="float" office:value="0.2675689" calcext:value-type="float">
            <text:p>0.2675689</text:p>
          </table:table-cell>
          <table:table-cell office:value-type="float" office:value="0.8125335" calcext:value-type="float">
            <text:p>0.8125335</text:p>
          </table:table-cell>
          <table:table-cell office:value-type="float" office:value="0.6769558" calcext:value-type="float">
            <text:p>0.6769558</text:p>
          </table:table-cell>
          <table:table-cell office:value-type="float" office:value="0.503331" calcext:value-type="float">
            <text:p>0.503331</text:p>
          </table:table-cell>
          <table:table-cell office:value-type="float" office:value="0.5442174" calcext:value-type="float">
            <text:p>0.54421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7267" calcext:value-type="float">
            <text:p>0.0347267</text:p>
          </table:table-cell>
          <table:table-cell office:value-type="float" office:value="0.0318976" calcext:value-type="float">
            <text:p>0.0318976</text:p>
          </table:table-cell>
          <table:table-cell office:value-type="float" office:value="0.0231425" calcext:value-type="float">
            <text:p>0.0231425</text:p>
          </table:table-cell>
          <table:table-cell office:value-type="float" office:value="0.0243812" calcext:value-type="float">
            <text:p>0.0243812</text:p>
          </table:table-cell>
          <table:table-cell office:value-type="float" office:value="0.1872737" calcext:value-type="float">
            <text:p>0.1872737</text:p>
          </table:table-cell>
          <table:table-cell office:value-type="float" office:value="0.1855454" calcext:value-type="float">
            <text:p>0.1855454</text:p>
          </table:table-cell>
          <table:table-cell office:value-type="float" office:value="0.1302151" calcext:value-type="float">
            <text:p>0.1302151</text:p>
          </table:table-cell>
          <table:table-cell office:value-type="float" office:value="0.1471106" calcext:value-type="float">
            <text:p>0.1471106</text:p>
          </table:table-cell>
          <table:table-cell office:value-type="float" office:value="0.4117556" calcext:value-type="float">
            <text:p>0.4117556</text:p>
          </table:table-cell>
          <table:table-cell office:value-type="float" office:value="0.3323636" calcext:value-type="float">
            <text:p>0.3323636</text:p>
          </table:table-cell>
          <table:table-cell office:value-type="float" office:value="0.259002" calcext:value-type="float">
            <text:p>0.259002</text:p>
          </table:table-cell>
          <table:table-cell office:value-type="float" office:value="0.2617657" calcext:value-type="float">
            <text:p>0.2617657</text:p>
          </table:table-cell>
          <table:table-cell office:value-type="float" office:value="0.8076326" calcext:value-type="float">
            <text:p>0.8076326</text:p>
          </table:table-cell>
          <table:table-cell office:value-type="float" office:value="0.6654659" calcext:value-type="float">
            <text:p>0.6654659</text:p>
          </table:table-cell>
          <table:table-cell office:value-type="float" office:value="0.5099296" calcext:value-type="float">
            <text:p>0.5099296</text:p>
          </table:table-cell>
          <table:table-cell office:value-type="float" office:value="0.5520798" calcext:value-type="float">
            <text:p>0.55207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5822" calcext:value-type="float">
            <text:p>0.0365822</text:p>
          </table:table-cell>
          <table:table-cell office:value-type="float" office:value="0.0330243" calcext:value-type="float">
            <text:p>0.0330243</text:p>
          </table:table-cell>
          <table:table-cell office:value-type="float" office:value="0.0305706" calcext:value-type="float">
            <text:p>0.0305706</text:p>
          </table:table-cell>
          <table:table-cell office:value-type="float" office:value="0.0247725" calcext:value-type="float">
            <text:p>0.0247725</text:p>
          </table:table-cell>
          <table:table-cell office:value-type="float" office:value="0.1924585" calcext:value-type="float">
            <text:p>0.1924585</text:p>
          </table:table-cell>
          <table:table-cell office:value-type="float" office:value="0.1701684" calcext:value-type="float">
            <text:p>0.1701684</text:p>
          </table:table-cell>
          <table:table-cell office:value-type="float" office:value="0.138999" calcext:value-type="float">
            <text:p>0.138999</text:p>
          </table:table-cell>
          <table:table-cell office:value-type="float" office:value="0.1522962" calcext:value-type="float">
            <text:p>0.1522962</text:p>
          </table:table-cell>
          <table:table-cell office:value-type="float" office:value="0.4154568" calcext:value-type="float">
            <text:p>0.4154568</text:p>
          </table:table-cell>
          <table:table-cell office:value-type="float" office:value="0.351307" calcext:value-type="float">
            <text:p>0.351307</text:p>
          </table:table-cell>
          <table:table-cell office:value-type="float" office:value="0.269149" calcext:value-type="float">
            <text:p>0.269149</text:p>
          </table:table-cell>
          <table:table-cell office:value-type="float" office:value="0.2877289" calcext:value-type="float">
            <text:p>0.2877289</text:p>
          </table:table-cell>
          <table:table-cell office:value-type="float" office:value="0.817196" calcext:value-type="float">
            <text:p>0.817196</text:p>
          </table:table-cell>
          <table:table-cell office:value-type="float" office:value="0.6950448" calcext:value-type="float">
            <text:p>0.6950448</text:p>
          </table:table-cell>
          <table:table-cell office:value-type="float" office:value="0.5190115" calcext:value-type="float">
            <text:p>0.5190115</text:p>
          </table:table-cell>
          <table:table-cell office:value-type="float" office:value="0.5642931" calcext:value-type="float">
            <text:p>0.56429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9751" calcext:value-type="float">
            <text:p>0.0339751</text:p>
          </table:table-cell>
          <table:table-cell office:value-type="float" office:value="0.0326989" calcext:value-type="float">
            <text:p>0.0326989</text:p>
          </table:table-cell>
          <table:table-cell office:value-type="float" office:value="0.0251681" calcext:value-type="float">
            <text:p>0.0251681</text:p>
          </table:table-cell>
          <table:table-cell office:value-type="float" office:value="0.0273643" calcext:value-type="float">
            <text:p>0.0273643</text:p>
          </table:table-cell>
          <table:table-cell office:value-type="float" office:value="0.1874785" calcext:value-type="float">
            <text:p>0.1874785</text:p>
          </table:table-cell>
          <table:table-cell office:value-type="float" office:value="0.1825159" calcext:value-type="float">
            <text:p>0.1825159</text:p>
          </table:table-cell>
          <table:table-cell office:value-type="float" office:value="0.140195" calcext:value-type="float">
            <text:p>0.140195</text:p>
          </table:table-cell>
          <table:table-cell office:value-type="float" office:value="0.1418353" calcext:value-type="float">
            <text:p>0.1418353</text:p>
          </table:table-cell>
          <table:table-cell office:value-type="float" office:value="0.4184219" calcext:value-type="float">
            <text:p>0.4184219</text:p>
          </table:table-cell>
          <table:table-cell office:value-type="float" office:value="0.36218" calcext:value-type="float">
            <text:p>0.36218</text:p>
          </table:table-cell>
          <table:table-cell office:value-type="float" office:value="0.2759454" calcext:value-type="float">
            <text:p>0.2759454</text:p>
          </table:table-cell>
          <table:table-cell office:value-type="float" office:value="0.2899401" calcext:value-type="float">
            <text:p>0.2899401</text:p>
          </table:table-cell>
          <table:table-cell office:value-type="float" office:value="0.8210937" calcext:value-type="float">
            <text:p>0.8210937</text:p>
          </table:table-cell>
          <table:table-cell office:value-type="float" office:value="0.668898" calcext:value-type="float">
            <text:p>0.668898</text:p>
          </table:table-cell>
          <table:table-cell office:value-type="float" office:value="0.548118" calcext:value-type="float">
            <text:p>0.548118</text:p>
          </table:table-cell>
          <table:table-cell office:value-type="float" office:value="0.5513286" calcext:value-type="float">
            <text:p>0.551328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9955" calcext:value-type="float">
            <text:p>0.0349955</text:p>
          </table:table-cell>
          <table:table-cell office:value-type="float" office:value="0.0329058" calcext:value-type="float">
            <text:p>0.0329058</text:p>
          </table:table-cell>
          <table:table-cell office:value-type="float" office:value="0.025089" calcext:value-type="float">
            <text:p>0.025089</text:p>
          </table:table-cell>
          <table:table-cell office:value-type="float" office:value="0.0286482" calcext:value-type="float">
            <text:p>0.0286482</text:p>
          </table:table-cell>
          <table:table-cell office:value-type="float" office:value="0.2016076" calcext:value-type="float">
            <text:p>0.2016076</text:p>
          </table:table-cell>
          <table:table-cell office:value-type="float" office:value="0.1702585" calcext:value-type="float">
            <text:p>0.1702585</text:p>
          </table:table-cell>
          <table:table-cell office:value-type="float" office:value="0.1471813" calcext:value-type="float">
            <text:p>0.1471813</text:p>
          </table:table-cell>
          <table:table-cell office:value-type="float" office:value="0.1478506" calcext:value-type="float">
            <text:p>0.1478506</text:p>
          </table:table-cell>
          <table:table-cell office:value-type="float" office:value="0.4009952" calcext:value-type="float">
            <text:p>0.4009952</text:p>
          </table:table-cell>
          <table:table-cell office:value-type="float" office:value="0.3443376" calcext:value-type="float">
            <text:p>0.3443376</text:p>
          </table:table-cell>
          <table:table-cell office:value-type="float" office:value="0.2754337" calcext:value-type="float">
            <text:p>0.2754337</text:p>
          </table:table-cell>
          <table:table-cell office:value-type="float" office:value="0.3001489" calcext:value-type="float">
            <text:p>0.3001489</text:p>
          </table:table-cell>
          <table:table-cell office:value-type="float" office:value="0.7915524" calcext:value-type="float">
            <text:p>0.7915524</text:p>
          </table:table-cell>
          <table:table-cell office:value-type="float" office:value="0.6615664" calcext:value-type="float">
            <text:p>0.6615664</text:p>
          </table:table-cell>
          <table:table-cell office:value-type="float" office:value="0.5222191" calcext:value-type="float">
            <text:p>0.5222191</text:p>
          </table:table-cell>
          <table:table-cell office:value-type="float" office:value="0.5825057" calcext:value-type="float">
            <text:p>0.58250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6801" calcext:value-type="float">
            <text:p>0.0376801</text:p>
          </table:table-cell>
          <table:table-cell office:value-type="float" office:value="0.0287322" calcext:value-type="float">
            <text:p>0.0287322</text:p>
          </table:table-cell>
          <table:table-cell office:value-type="float" office:value="0.022435" calcext:value-type="float">
            <text:p>0.022435</text:p>
          </table:table-cell>
          <table:table-cell office:value-type="float" office:value="0.0264417" calcext:value-type="float">
            <text:p>0.0264417</text:p>
          </table:table-cell>
          <table:table-cell office:value-type="float" office:value="0.2314433" calcext:value-type="float">
            <text:p>0.2314433</text:p>
          </table:table-cell>
          <table:table-cell office:value-type="float" office:value="0.1739783" calcext:value-type="float">
            <text:p>0.1739783</text:p>
          </table:table-cell>
          <table:table-cell office:value-type="float" office:value="0.1377613" calcext:value-type="float">
            <text:p>0.1377613</text:p>
          </table:table-cell>
          <table:table-cell office:value-type="float" office:value="0.1428897" calcext:value-type="float">
            <text:p>0.1428897</text:p>
          </table:table-cell>
          <table:table-cell office:value-type="float" office:value="0.4106882" calcext:value-type="float">
            <text:p>0.4106882</text:p>
          </table:table-cell>
          <table:table-cell office:value-type="float" office:value="0.3485197" calcext:value-type="float">
            <text:p>0.3485197</text:p>
          </table:table-cell>
          <table:table-cell office:value-type="float" office:value="0.278607" calcext:value-type="float">
            <text:p>0.278607</text:p>
          </table:table-cell>
          <table:table-cell office:value-type="float" office:value="0.2974849" calcext:value-type="float">
            <text:p>0.2974849</text:p>
          </table:table-cell>
          <table:table-cell office:value-type="float" office:value="0.8176692" calcext:value-type="float">
            <text:p>0.8176692</text:p>
          </table:table-cell>
          <table:table-cell office:value-type="float" office:value="0.6874508" calcext:value-type="float">
            <text:p>0.6874508</text:p>
          </table:table-cell>
          <table:table-cell office:value-type="float" office:value="0.4953667" calcext:value-type="float">
            <text:p>0.4953667</text:p>
          </table:table-cell>
          <table:table-cell office:value-type="float" office:value="0.555635" calcext:value-type="float">
            <text:p>0.5556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8396" calcext:value-type="float">
            <text:p>0.0398396</text:p>
          </table:table-cell>
          <table:table-cell office:value-type="float" office:value="0.0308686" calcext:value-type="float">
            <text:p>0.0308686</text:p>
          </table:table-cell>
          <table:table-cell office:value-type="float" office:value="0.0228388" calcext:value-type="float">
            <text:p>0.0228388</text:p>
          </table:table-cell>
          <table:table-cell office:value-type="float" office:value="0.0240614" calcext:value-type="float">
            <text:p>0.0240614</text:p>
          </table:table-cell>
          <table:table-cell office:value-type="float" office:value="0.2303861" calcext:value-type="float">
            <text:p>0.2303861</text:p>
          </table:table-cell>
          <table:table-cell office:value-type="float" office:value="0.1679874" calcext:value-type="float">
            <text:p>0.1679874</text:p>
          </table:table-cell>
          <table:table-cell office:value-type="float" office:value="0.14148" calcext:value-type="float">
            <text:p>0.14148</text:p>
          </table:table-cell>
          <table:table-cell office:value-type="float" office:value="0.1506269" calcext:value-type="float">
            <text:p>0.1506269</text:p>
          </table:table-cell>
          <table:table-cell office:value-type="float" office:value="0.420259" calcext:value-type="float">
            <text:p>0.420259</text:p>
          </table:table-cell>
          <table:table-cell office:value-type="float" office:value="0.3479995" calcext:value-type="float">
            <text:p>0.3479995</text:p>
          </table:table-cell>
          <table:table-cell office:value-type="float" office:value="0.2800969" calcext:value-type="float">
            <text:p>0.2800969</text:p>
          </table:table-cell>
          <table:table-cell office:value-type="float" office:value="0.2720305" calcext:value-type="float">
            <text:p>0.2720305</text:p>
          </table:table-cell>
          <table:table-cell office:value-type="float" office:value="0.8125007" calcext:value-type="float">
            <text:p>0.8125007</text:p>
          </table:table-cell>
          <table:table-cell office:value-type="float" office:value="0.6692067" calcext:value-type="float">
            <text:p>0.6692067</text:p>
          </table:table-cell>
          <table:table-cell office:value-type="float" office:value="0.5099186" calcext:value-type="float">
            <text:p>0.5099186</text:p>
          </table:table-cell>
          <table:table-cell office:value-type="float" office:value="0.5694719" calcext:value-type="float">
            <text:p>0.56947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403" calcext:value-type="float">
            <text:p>0.036403</text:p>
          </table:table-cell>
          <table:table-cell office:value-type="float" office:value="0.0356454" calcext:value-type="float">
            <text:p>0.0356454</text:p>
          </table:table-cell>
          <table:table-cell office:value-type="float" office:value="0.0249134" calcext:value-type="float">
            <text:p>0.0249134</text:p>
          </table:table-cell>
          <table:table-cell office:value-type="float" office:value="0.0282675" calcext:value-type="float">
            <text:p>0.0282675</text:p>
          </table:table-cell>
          <table:table-cell office:value-type="float" office:value="0.2096296" calcext:value-type="float">
            <text:p>0.2096296</text:p>
          </table:table-cell>
          <table:table-cell office:value-type="float" office:value="0.1735688" calcext:value-type="float">
            <text:p>0.1735688</text:p>
          </table:table-cell>
          <table:table-cell office:value-type="float" office:value="0.1385283" calcext:value-type="float">
            <text:p>0.1385283</text:p>
          </table:table-cell>
          <table:table-cell office:value-type="float" office:value="0.1449598" calcext:value-type="float">
            <text:p>0.1449598</text:p>
          </table:table-cell>
          <table:table-cell office:value-type="float" office:value="0.404851" calcext:value-type="float">
            <text:p>0.404851</text:p>
          </table:table-cell>
          <table:table-cell office:value-type="float" office:value="0.3392289" calcext:value-type="float">
            <text:p>0.3392289</text:p>
          </table:table-cell>
          <table:table-cell office:value-type="float" office:value="0.2676445" calcext:value-type="float">
            <text:p>0.2676445</text:p>
          </table:table-cell>
          <table:table-cell office:value-type="float" office:value="0.2695018" calcext:value-type="float">
            <text:p>0.2695018</text:p>
          </table:table-cell>
          <table:table-cell office:value-type="float" office:value="0.790934" calcext:value-type="float">
            <text:p>0.790934</text:p>
          </table:table-cell>
          <table:table-cell office:value-type="float" office:value="0.6813167" calcext:value-type="float">
            <text:p>0.6813167</text:p>
          </table:table-cell>
          <table:table-cell office:value-type="float" office:value="0.507303" calcext:value-type="float">
            <text:p>0.507303</text:p>
          </table:table-cell>
          <table:table-cell office:value-type="float" office:value="0.5652837" calcext:value-type="float">
            <text:p>0.565283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3371" calcext:value-type="float">
            <text:p>0.0343371</text:p>
          </table:table-cell>
          <table:table-cell office:value-type="float" office:value="0.0321217" calcext:value-type="float">
            <text:p>0.0321217</text:p>
          </table:table-cell>
          <table:table-cell office:value-type="float" office:value="0.0263813" calcext:value-type="float">
            <text:p>0.0263813</text:p>
          </table:table-cell>
          <table:table-cell office:value-type="float" office:value="0.0262865" calcext:value-type="float">
            <text:p>0.0262865</text:p>
          </table:table-cell>
          <table:table-cell office:value-type="float" office:value="0.1822986" calcext:value-type="float">
            <text:p>0.1822986</text:p>
          </table:table-cell>
          <table:table-cell office:value-type="float" office:value="0.1741738" calcext:value-type="float">
            <text:p>0.1741738</text:p>
          </table:table-cell>
          <table:table-cell office:value-type="float" office:value="0.1598279" calcext:value-type="float">
            <text:p>0.1598279</text:p>
          </table:table-cell>
          <table:table-cell office:value-type="float" office:value="0.1534922" calcext:value-type="float">
            <text:p>0.1534922</text:p>
          </table:table-cell>
          <table:table-cell office:value-type="float" office:value="0.4172547" calcext:value-type="float">
            <text:p>0.4172547</text:p>
          </table:table-cell>
          <table:table-cell office:value-type="float" office:value="0.3480631" calcext:value-type="float">
            <text:p>0.3480631</text:p>
          </table:table-cell>
          <table:table-cell office:value-type="float" office:value="0.2451265" calcext:value-type="float">
            <text:p>0.2451265</text:p>
          </table:table-cell>
          <table:table-cell office:value-type="float" office:value="0.2708626" calcext:value-type="float">
            <text:p>0.2708626</text:p>
          </table:table-cell>
          <table:table-cell office:value-type="float" office:value="0.7903024" calcext:value-type="float">
            <text:p>0.7903024</text:p>
          </table:table-cell>
          <table:table-cell office:value-type="float" office:value="0.6574465" calcext:value-type="float">
            <text:p>0.6574465</text:p>
          </table:table-cell>
          <table:table-cell office:value-type="float" office:value="0.5048119" calcext:value-type="float">
            <text:p>0.5048119</text:p>
          </table:table-cell>
          <table:table-cell office:value-type="float" office:value="0.5818105" calcext:value-type="float">
            <text:p>0.581810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833" calcext:value-type="float">
            <text:p>0.033833</text:p>
          </table:table-cell>
          <table:table-cell office:value-type="float" office:value="0.0308004" calcext:value-type="float">
            <text:p>0.0308004</text:p>
          </table:table-cell>
          <table:table-cell office:value-type="float" office:value="0.0270235" calcext:value-type="float">
            <text:p>0.0270235</text:p>
          </table:table-cell>
          <table:table-cell office:value-type="float" office:value="0.0246437" calcext:value-type="float">
            <text:p>0.0246437</text:p>
          </table:table-cell>
          <table:table-cell office:value-type="float" office:value="0.2002087" calcext:value-type="float">
            <text:p>0.2002087</text:p>
          </table:table-cell>
          <table:table-cell office:value-type="float" office:value="0.1774808" calcext:value-type="float">
            <text:p>0.1774808</text:p>
          </table:table-cell>
          <table:table-cell office:value-type="float" office:value="0.1398415" calcext:value-type="float">
            <text:p>0.1398415</text:p>
          </table:table-cell>
          <table:table-cell office:value-type="float" office:value="0.1412286" calcext:value-type="float">
            <text:p>0.1412286</text:p>
          </table:table-cell>
          <table:table-cell office:value-type="float" office:value="0.4386233" calcext:value-type="float">
            <text:p>0.4386233</text:p>
          </table:table-cell>
          <table:table-cell office:value-type="float" office:value="0.3435088" calcext:value-type="float">
            <text:p>0.3435088</text:p>
          </table:table-cell>
          <table:table-cell office:value-type="float" office:value="0.2657585" calcext:value-type="float">
            <text:p>0.2657585</text:p>
          </table:table-cell>
          <table:table-cell office:value-type="float" office:value="0.2795677" calcext:value-type="float">
            <text:p>0.2795677</text:p>
          </table:table-cell>
          <table:table-cell office:value-type="float" office:value="0.8223035" calcext:value-type="float">
            <text:p>0.8223035</text:p>
          </table:table-cell>
          <table:table-cell office:value-type="float" office:value="0.6879733" calcext:value-type="float">
            <text:p>0.6879733</text:p>
          </table:table-cell>
          <table:table-cell office:value-type="float" office:value="0.5180437" calcext:value-type="float">
            <text:p>0.5180437</text:p>
          </table:table-cell>
          <table:table-cell office:value-type="float" office:value="0.5575073" calcext:value-type="float">
            <text:p>0.557507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2193" calcext:value-type="float">
            <text:p>0.0382193</text:p>
          </table:table-cell>
          <table:table-cell office:value-type="float" office:value="0.0320248" calcext:value-type="float">
            <text:p>0.0320248</text:p>
          </table:table-cell>
          <table:table-cell office:value-type="float" office:value="0.0244805" calcext:value-type="float">
            <text:p>0.0244805</text:p>
          </table:table-cell>
          <table:table-cell office:value-type="float" office:value="0.0242743" calcext:value-type="float">
            <text:p>0.0242743</text:p>
          </table:table-cell>
          <table:table-cell office:value-type="float" office:value="0.1940835" calcext:value-type="float">
            <text:p>0.1940835</text:p>
          </table:table-cell>
          <table:table-cell office:value-type="float" office:value="0.171135" calcext:value-type="float">
            <text:p>0.171135</text:p>
          </table:table-cell>
          <table:table-cell office:value-type="float" office:value="0.1474056" calcext:value-type="float">
            <text:p>0.1474056</text:p>
          </table:table-cell>
          <table:table-cell office:value-type="float" office:value="0.1611293" calcext:value-type="float">
            <text:p>0.1611293</text:p>
          </table:table-cell>
          <table:table-cell office:value-type="float" office:value="0.4234868" calcext:value-type="float">
            <text:p>0.4234868</text:p>
          </table:table-cell>
          <table:table-cell office:value-type="float" office:value="0.3209162" calcext:value-type="float">
            <text:p>0.3209162</text:p>
          </table:table-cell>
          <table:table-cell office:value-type="float" office:value="0.273912" calcext:value-type="float">
            <text:p>0.273912</text:p>
          </table:table-cell>
          <table:table-cell office:value-type="float" office:value="0.2666026" calcext:value-type="float">
            <text:p>0.2666026</text:p>
          </table:table-cell>
          <table:table-cell office:value-type="float" office:value="0.8164159" calcext:value-type="float">
            <text:p>0.8164159</text:p>
          </table:table-cell>
          <table:table-cell office:value-type="float" office:value="0.6826629" calcext:value-type="float">
            <text:p>0.6826629</text:p>
          </table:table-cell>
          <table:table-cell office:value-type="float" office:value="0.5199992" calcext:value-type="float">
            <text:p>0.5199992</text:p>
          </table:table-cell>
          <table:table-cell office:value-type="float" office:value="0.6050394" calcext:value-type="float">
            <text:p>0.605039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5909" calcext:value-type="float">
            <text:p>0.0385909</text:p>
          </table:table-cell>
          <table:table-cell office:value-type="float" office:value="0.0292212" calcext:value-type="float">
            <text:p>0.0292212</text:p>
          </table:table-cell>
          <table:table-cell office:value-type="float" office:value="0.0225599" calcext:value-type="float">
            <text:p>0.0225599</text:p>
          </table:table-cell>
          <table:table-cell office:value-type="float" office:value="0.0330658" calcext:value-type="float">
            <text:p>0.0330658</text:p>
          </table:table-cell>
          <table:table-cell office:value-type="float" office:value="0.1878096" calcext:value-type="float">
            <text:p>0.1878096</text:p>
          </table:table-cell>
          <table:table-cell office:value-type="float" office:value="0.1823696" calcext:value-type="float">
            <text:p>0.1823696</text:p>
          </table:table-cell>
          <table:table-cell office:value-type="float" office:value="0.1393151" calcext:value-type="float">
            <text:p>0.1393151</text:p>
          </table:table-cell>
          <table:table-cell office:value-type="float" office:value="0.1456793" calcext:value-type="float">
            <text:p>0.1456793</text:p>
          </table:table-cell>
          <table:table-cell office:value-type="float" office:value="0.3928863" calcext:value-type="float">
            <text:p>0.3928863</text:p>
          </table:table-cell>
          <table:table-cell office:value-type="float" office:value="0.3376917" calcext:value-type="float">
            <text:p>0.3376917</text:p>
          </table:table-cell>
          <table:table-cell office:value-type="float" office:value="0.2728079" calcext:value-type="float">
            <text:p>0.2728079</text:p>
          </table:table-cell>
          <table:table-cell office:value-type="float" office:value="0.2958709" calcext:value-type="float">
            <text:p>0.2958709</text:p>
          </table:table-cell>
          <table:table-cell office:value-type="float" office:value="0.8222675" calcext:value-type="float">
            <text:p>0.8222675</text:p>
          </table:table-cell>
          <table:table-cell office:value-type="float" office:value="0.6854428" calcext:value-type="float">
            <text:p>0.6854428</text:p>
          </table:table-cell>
          <table:table-cell office:value-type="float" office:value="0.5035015" calcext:value-type="float">
            <text:p>0.5035015</text:p>
          </table:table-cell>
          <table:table-cell office:value-type="float" office:value="0.5640303" calcext:value-type="float">
            <text:p>0.564030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9633" calcext:value-type="float">
            <text:p>0.0369633</text:p>
          </table:table-cell>
          <table:table-cell office:value-type="float" office:value="0.030521" calcext:value-type="float">
            <text:p>0.030521</text:p>
          </table:table-cell>
          <table:table-cell office:value-type="float" office:value="0.0232749" calcext:value-type="float">
            <text:p>0.0232749</text:p>
          </table:table-cell>
          <table:table-cell office:value-type="float" office:value="0.027047" calcext:value-type="float">
            <text:p>0.027047</text:p>
          </table:table-cell>
          <table:table-cell office:value-type="float" office:value="0.1887966" calcext:value-type="float">
            <text:p>0.1887966</text:p>
          </table:table-cell>
          <table:table-cell office:value-type="float" office:value="0.1687879" calcext:value-type="float">
            <text:p>0.1687879</text:p>
          </table:table-cell>
          <table:table-cell office:value-type="float" office:value="0.1373098" calcext:value-type="float">
            <text:p>0.1373098</text:p>
          </table:table-cell>
          <table:table-cell office:value-type="float" office:value="0.1484522" calcext:value-type="float">
            <text:p>0.1484522</text:p>
          </table:table-cell>
          <table:table-cell office:value-type="float" office:value="0.4017572" calcext:value-type="float">
            <text:p>0.4017572</text:p>
          </table:table-cell>
          <table:table-cell office:value-type="float" office:value="0.3351887" calcext:value-type="float">
            <text:p>0.3351887</text:p>
          </table:table-cell>
          <table:table-cell office:value-type="float" office:value="0.2782087" calcext:value-type="float">
            <text:p>0.2782087</text:p>
          </table:table-cell>
          <table:table-cell office:value-type="float" office:value="0.2970412" calcext:value-type="float">
            <text:p>0.2970412</text:p>
          </table:table-cell>
          <table:table-cell office:value-type="float" office:value="0.87292" calcext:value-type="float">
            <text:p>0.87292</text:p>
          </table:table-cell>
          <table:table-cell office:value-type="float" office:value="0.6627738" calcext:value-type="float">
            <text:p>0.6627738</text:p>
          </table:table-cell>
          <table:table-cell office:value-type="float" office:value="0.6271371" calcext:value-type="float">
            <text:p>0.6271371</text:p>
          </table:table-cell>
          <table:table-cell office:value-type="float" office:value="0.5855682" calcext:value-type="float">
            <text:p>0.58556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6527" calcext:value-type="float">
            <text:p>0.0336527</text:p>
          </table:table-cell>
          <table:table-cell office:value-type="float" office:value="0.0309585" calcext:value-type="float">
            <text:p>0.0309585</text:p>
          </table:table-cell>
          <table:table-cell office:value-type="float" office:value="0.0226888" calcext:value-type="float">
            <text:p>0.0226888</text:p>
          </table:table-cell>
          <table:table-cell office:value-type="float" office:value="0.0282155" calcext:value-type="float">
            <text:p>0.0282155</text:p>
          </table:table-cell>
          <table:table-cell office:value-type="float" office:value="0.1941464" calcext:value-type="float">
            <text:p>0.1941464</text:p>
          </table:table-cell>
          <table:table-cell office:value-type="float" office:value="0.1731456" calcext:value-type="float">
            <text:p>0.1731456</text:p>
          </table:table-cell>
          <table:table-cell office:value-type="float" office:value="0.1313483" calcext:value-type="float">
            <text:p>0.1313483</text:p>
          </table:table-cell>
          <table:table-cell office:value-type="float" office:value="0.1472569" calcext:value-type="float">
            <text:p>0.1472569</text:p>
          </table:table-cell>
          <table:table-cell office:value-type="float" office:value="0.4192444" calcext:value-type="float">
            <text:p>0.4192444</text:p>
          </table:table-cell>
          <table:table-cell office:value-type="float" office:value="0.3316028" calcext:value-type="float">
            <text:p>0.3316028</text:p>
          </table:table-cell>
          <table:table-cell office:value-type="float" office:value="0.2723539" calcext:value-type="float">
            <text:p>0.2723539</text:p>
          </table:table-cell>
          <table:table-cell office:value-type="float" office:value="0.2945652" calcext:value-type="float">
            <text:p>0.2945652</text:p>
          </table:table-cell>
          <table:table-cell office:value-type="float" office:value="0.8208456" calcext:value-type="float">
            <text:p>0.8208456</text:p>
          </table:table-cell>
          <table:table-cell office:value-type="float" office:value="0.6652873" calcext:value-type="float">
            <text:p>0.6652873</text:p>
          </table:table-cell>
          <table:table-cell office:value-type="float" office:value="0.4956159" calcext:value-type="float">
            <text:p>0.4956159</text:p>
          </table:table-cell>
          <table:table-cell office:value-type="float" office:value="0.5664222" calcext:value-type="float">
            <text:p>0.56642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1138" calcext:value-type="float">
            <text:p>0.0341138</text:p>
          </table:table-cell>
          <table:table-cell office:value-type="float" office:value="0.0323929" calcext:value-type="float">
            <text:p>0.0323929</text:p>
          </table:table-cell>
          <table:table-cell office:value-type="float" office:value="0.0225707" calcext:value-type="float">
            <text:p>0.0225707</text:p>
          </table:table-cell>
          <table:table-cell office:value-type="float" office:value="0.0240727" calcext:value-type="float">
            <text:p>0.0240727</text:p>
          </table:table-cell>
          <table:table-cell office:value-type="float" office:value="0.196307" calcext:value-type="float">
            <text:p>0.196307</text:p>
          </table:table-cell>
          <table:table-cell office:value-type="float" office:value="0.1680567" calcext:value-type="float">
            <text:p>0.1680567</text:p>
          </table:table-cell>
          <table:table-cell office:value-type="float" office:value="0.1431381" calcext:value-type="float">
            <text:p>0.1431381</text:p>
          </table:table-cell>
          <table:table-cell office:value-type="float" office:value="0.1487725" calcext:value-type="float">
            <text:p>0.1487725</text:p>
          </table:table-cell>
          <table:table-cell office:value-type="float" office:value="0.4158709" calcext:value-type="float">
            <text:p>0.4158709</text:p>
          </table:table-cell>
          <table:table-cell office:value-type="float" office:value="0.3490714" calcext:value-type="float">
            <text:p>0.3490714</text:p>
          </table:table-cell>
          <table:table-cell office:value-type="float" office:value="0.2782857" calcext:value-type="float">
            <text:p>0.2782857</text:p>
          </table:table-cell>
          <table:table-cell office:value-type="float" office:value="0.2993642" calcext:value-type="float">
            <text:p>0.2993642</text:p>
          </table:table-cell>
          <table:table-cell office:value-type="float" office:value="0.7876175" calcext:value-type="float">
            <text:p>0.7876175</text:p>
          </table:table-cell>
          <table:table-cell office:value-type="float" office:value="0.6947999" calcext:value-type="float">
            <text:p>0.6947999</text:p>
          </table:table-cell>
          <table:table-cell office:value-type="float" office:value="0.5222522" calcext:value-type="float">
            <text:p>0.5222522</text:p>
          </table:table-cell>
          <table:table-cell office:value-type="float" office:value="0.5631446" calcext:value-type="float">
            <text:p>0.56314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88" calcext:value-type="float">
            <text:p>0.03688</text:p>
          </table:table-cell>
          <table:table-cell office:value-type="float" office:value="0.0338709" calcext:value-type="float">
            <text:p>0.0338709</text:p>
          </table:table-cell>
          <table:table-cell office:value-type="float" office:value="0.0260797" calcext:value-type="float">
            <text:p>0.0260797</text:p>
          </table:table-cell>
          <table:table-cell office:value-type="float" office:value="0.0272914" calcext:value-type="float">
            <text:p>0.0272914</text:p>
          </table:table-cell>
          <table:table-cell office:value-type="float" office:value="0.1941245" calcext:value-type="float">
            <text:p>0.1941245</text:p>
          </table:table-cell>
          <table:table-cell office:value-type="float" office:value="0.1722676" calcext:value-type="float">
            <text:p>0.1722676</text:p>
          </table:table-cell>
          <table:table-cell office:value-type="float" office:value="0.1326172" calcext:value-type="float">
            <text:p>0.1326172</text:p>
          </table:table-cell>
          <table:table-cell office:value-type="float" office:value="0.1429381" calcext:value-type="float">
            <text:p>0.1429381</text:p>
          </table:table-cell>
          <table:table-cell office:value-type="float" office:value="0.4092366" calcext:value-type="float">
            <text:p>0.4092366</text:p>
          </table:table-cell>
          <table:table-cell office:value-type="float" office:value="0.3356718" calcext:value-type="float">
            <text:p>0.3356718</text:p>
          </table:table-cell>
          <table:table-cell office:value-type="float" office:value="0.2763325" calcext:value-type="float">
            <text:p>0.2763325</text:p>
          </table:table-cell>
          <table:table-cell office:value-type="float" office:value="0.2929088" calcext:value-type="float">
            <text:p>0.2929088</text:p>
          </table:table-cell>
          <table:table-cell office:value-type="float" office:value="0.8238026" calcext:value-type="float">
            <text:p>0.8238026</text:p>
          </table:table-cell>
          <table:table-cell office:value-type="float" office:value="0.6686106" calcext:value-type="float">
            <text:p>0.6686106</text:p>
          </table:table-cell>
          <table:table-cell office:value-type="float" office:value="0.5282414" calcext:value-type="float">
            <text:p>0.5282414</text:p>
          </table:table-cell>
          <table:table-cell office:value-type="float" office:value="0.5466601" calcext:value-type="float">
            <text:p>0.546660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8982" calcext:value-type="float">
            <text:p>0.0378982</text:p>
          </table:table-cell>
          <table:table-cell office:value-type="float" office:value="0.0333136" calcext:value-type="float">
            <text:p>0.0333136</text:p>
          </table:table-cell>
          <table:table-cell office:value-type="float" office:value="0.0262847" calcext:value-type="float">
            <text:p>0.0262847</text:p>
          </table:table-cell>
          <table:table-cell office:value-type="float" office:value="0.0236418" calcext:value-type="float">
            <text:p>0.0236418</text:p>
          </table:table-cell>
          <table:table-cell office:value-type="float" office:value="0.1840079" calcext:value-type="float">
            <text:p>0.1840079</text:p>
          </table:table-cell>
          <table:table-cell office:value-type="float" office:value="0.1685017" calcext:value-type="float">
            <text:p>0.1685017</text:p>
          </table:table-cell>
          <table:table-cell office:value-type="float" office:value="0.1394267" calcext:value-type="float">
            <text:p>0.1394267</text:p>
          </table:table-cell>
          <table:table-cell office:value-type="float" office:value="0.1485018" calcext:value-type="float">
            <text:p>0.1485018</text:p>
          </table:table-cell>
          <table:table-cell office:value-type="float" office:value="0.4153563" calcext:value-type="float">
            <text:p>0.4153563</text:p>
          </table:table-cell>
          <table:table-cell office:value-type="float" office:value="0.33823" calcext:value-type="float">
            <text:p>0.33823</text:p>
          </table:table-cell>
          <table:table-cell office:value-type="float" office:value="0.2409945" calcext:value-type="float">
            <text:p>0.2409945</text:p>
          </table:table-cell>
          <table:table-cell office:value-type="float" office:value="0.2636494" calcext:value-type="float">
            <text:p>0.2636494</text:p>
          </table:table-cell>
          <table:table-cell office:value-type="float" office:value="0.8177106" calcext:value-type="float">
            <text:p>0.8177106</text:p>
          </table:table-cell>
          <table:table-cell office:value-type="float" office:value="0.6588263" calcext:value-type="float">
            <text:p>0.6588263</text:p>
          </table:table-cell>
          <table:table-cell office:value-type="float" office:value="0.5296158" calcext:value-type="float">
            <text:p>0.5296158</text:p>
          </table:table-cell>
          <table:table-cell office:value-type="float" office:value="0.5537384" calcext:value-type="float">
            <text:p>0.55373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9822" calcext:value-type="float">
            <text:p>0.0359822</text:p>
          </table:table-cell>
          <table:table-cell office:value-type="float" office:value="0.0383108" calcext:value-type="float">
            <text:p>0.0383108</text:p>
          </table:table-cell>
          <table:table-cell office:value-type="float" office:value="0.0267045" calcext:value-type="float">
            <text:p>0.0267045</text:p>
          </table:table-cell>
          <table:table-cell office:value-type="float" office:value="0.0255289" calcext:value-type="float">
            <text:p>0.0255289</text:p>
          </table:table-cell>
          <table:table-cell office:value-type="float" office:value="0.1956212" calcext:value-type="float">
            <text:p>0.1956212</text:p>
          </table:table-cell>
          <table:table-cell office:value-type="float" office:value="0.1763071" calcext:value-type="float">
            <text:p>0.1763071</text:p>
          </table:table-cell>
          <table:table-cell office:value-type="float" office:value="0.1331665" calcext:value-type="float">
            <text:p>0.1331665</text:p>
          </table:table-cell>
          <table:table-cell office:value-type="float" office:value="0.1457568" calcext:value-type="float">
            <text:p>0.1457568</text:p>
          </table:table-cell>
          <table:table-cell office:value-type="float" office:value="0.4191926" calcext:value-type="float">
            <text:p>0.4191926</text:p>
          </table:table-cell>
          <table:table-cell office:value-type="float" office:value="0.3586712" calcext:value-type="float">
            <text:p>0.3586712</text:p>
          </table:table-cell>
          <table:table-cell office:value-type="float" office:value="0.2618768" calcext:value-type="float">
            <text:p>0.2618768</text:p>
          </table:table-cell>
          <table:table-cell office:value-type="float" office:value="0.2662932" calcext:value-type="float">
            <text:p>0.2662932</text:p>
          </table:table-cell>
          <table:table-cell office:value-type="float" office:value="0.8006994" calcext:value-type="float">
            <text:p>0.8006994</text:p>
          </table:table-cell>
          <table:table-cell office:value-type="float" office:value="0.6638059" calcext:value-type="float">
            <text:p>0.6638059</text:p>
          </table:table-cell>
          <table:table-cell office:value-type="float" office:value="0.5444762" calcext:value-type="float">
            <text:p>0.5444762</text:p>
          </table:table-cell>
          <table:table-cell office:value-type="float" office:value="0.5665356" calcext:value-type="float">
            <text:p>0.566535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7329" calcext:value-type="float">
            <text:p>0.0337329</text:p>
          </table:table-cell>
          <table:table-cell office:value-type="float" office:value="0.0294303" calcext:value-type="float">
            <text:p>0.0294303</text:p>
          </table:table-cell>
          <table:table-cell office:value-type="float" office:value="0.0232677" calcext:value-type="float">
            <text:p>0.0232677</text:p>
          </table:table-cell>
          <table:table-cell office:value-type="float" office:value="0.0256163" calcext:value-type="float">
            <text:p>0.0256163</text:p>
          </table:table-cell>
          <table:table-cell office:value-type="float" office:value="0.194644" calcext:value-type="float">
            <text:p>0.194644</text:p>
          </table:table-cell>
          <table:table-cell office:value-type="float" office:value="0.1763805" calcext:value-type="float">
            <text:p>0.1763805</text:p>
          </table:table-cell>
          <table:table-cell office:value-type="float" office:value="0.1377421" calcext:value-type="float">
            <text:p>0.1377421</text:p>
          </table:table-cell>
          <table:table-cell office:value-type="float" office:value="0.148644" calcext:value-type="float">
            <text:p>0.148644</text:p>
          </table:table-cell>
          <table:table-cell office:value-type="float" office:value="0.413828" calcext:value-type="float">
            <text:p>0.413828</text:p>
          </table:table-cell>
          <table:table-cell office:value-type="float" office:value="0.3428531" calcext:value-type="float">
            <text:p>0.3428531</text:p>
          </table:table-cell>
          <table:table-cell office:value-type="float" office:value="0.2702824" calcext:value-type="float">
            <text:p>0.2702824</text:p>
          </table:table-cell>
          <table:table-cell office:value-type="float" office:value="0.2963587" calcext:value-type="float">
            <text:p>0.2963587</text:p>
          </table:table-cell>
          <table:table-cell office:value-type="float" office:value="0.8096373" calcext:value-type="float">
            <text:p>0.8096373</text:p>
          </table:table-cell>
          <table:table-cell office:value-type="float" office:value="0.6895547" calcext:value-type="float">
            <text:p>0.6895547</text:p>
          </table:table-cell>
          <table:table-cell office:value-type="float" office:value="0.5150586" calcext:value-type="float">
            <text:p>0.5150586</text:p>
          </table:table-cell>
          <table:table-cell office:value-type="float" office:value="0.5525556" calcext:value-type="float">
            <text:p>0.552555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9556" calcext:value-type="float">
            <text:p>0.0339556</text:p>
          </table:table-cell>
          <table:table-cell office:value-type="float" office:value="0.031948" calcext:value-type="float">
            <text:p>0.031948</text:p>
          </table:table-cell>
          <table:table-cell office:value-type="float" office:value="0.0236122" calcext:value-type="float">
            <text:p>0.0236122</text:p>
          </table:table-cell>
          <table:table-cell office:value-type="float" office:value="0.0277375" calcext:value-type="float">
            <text:p>0.0277375</text:p>
          </table:table-cell>
          <table:table-cell office:value-type="float" office:value="0.1978532" calcext:value-type="float">
            <text:p>0.1978532</text:p>
          </table:table-cell>
          <table:table-cell office:value-type="float" office:value="0.1773051" calcext:value-type="float">
            <text:p>0.1773051</text:p>
          </table:table-cell>
          <table:table-cell office:value-type="float" office:value="0.1333906" calcext:value-type="float">
            <text:p>0.1333906</text:p>
          </table:table-cell>
          <table:table-cell office:value-type="float" office:value="0.1431717" calcext:value-type="float">
            <text:p>0.1431717</text:p>
          </table:table-cell>
          <table:table-cell office:value-type="float" office:value="0.3987109" calcext:value-type="float">
            <text:p>0.3987109</text:p>
          </table:table-cell>
          <table:table-cell office:value-type="float" office:value="0.3499497" calcext:value-type="float">
            <text:p>0.3499497</text:p>
          </table:table-cell>
          <table:table-cell office:value-type="float" office:value="0.2616309" calcext:value-type="float">
            <text:p>0.2616309</text:p>
          </table:table-cell>
          <table:table-cell office:value-type="float" office:value="0.2923891" calcext:value-type="float">
            <text:p>0.2923891</text:p>
          </table:table-cell>
          <table:table-cell office:value-type="float" office:value="0.7997787" calcext:value-type="float">
            <text:p>0.7997787</text:p>
          </table:table-cell>
          <table:table-cell office:value-type="float" office:value="0.6794159" calcext:value-type="float">
            <text:p>0.6794159</text:p>
          </table:table-cell>
          <table:table-cell office:value-type="float" office:value="0.5338376" calcext:value-type="float">
            <text:p>0.5338376</text:p>
          </table:table-cell>
          <table:table-cell office:value-type="float" office:value="0.564509" calcext:value-type="float">
            <text:p>0.56450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8846" calcext:value-type="float">
            <text:p>0.0378846</text:p>
          </table:table-cell>
          <table:table-cell office:value-type="float" office:value="0.033303" calcext:value-type="float">
            <text:p>0.033303</text:p>
          </table:table-cell>
          <table:table-cell office:value-type="float" office:value="0.0222572" calcext:value-type="float">
            <text:p>0.0222572</text:p>
          </table:table-cell>
          <table:table-cell office:value-type="float" office:value="0.026608" calcext:value-type="float">
            <text:p>0.026608</text:p>
          </table:table-cell>
          <table:table-cell office:value-type="float" office:value="0.1913707" calcext:value-type="float">
            <text:p>0.1913707</text:p>
          </table:table-cell>
          <table:table-cell office:value-type="float" office:value="0.1714039" calcext:value-type="float">
            <text:p>0.1714039</text:p>
          </table:table-cell>
          <table:table-cell office:value-type="float" office:value="0.1393444" calcext:value-type="float">
            <text:p>0.1393444</text:p>
          </table:table-cell>
          <table:table-cell office:value-type="float" office:value="0.149027" calcext:value-type="float">
            <text:p>0.149027</text:p>
          </table:table-cell>
          <table:table-cell office:value-type="float" office:value="0.4147038" calcext:value-type="float">
            <text:p>0.4147038</text:p>
          </table:table-cell>
          <table:table-cell office:value-type="float" office:value="0.3581318" calcext:value-type="float">
            <text:p>0.3581318</text:p>
          </table:table-cell>
          <table:table-cell office:value-type="float" office:value="0.2634631" calcext:value-type="float">
            <text:p>0.2634631</text:p>
          </table:table-cell>
          <table:table-cell office:value-type="float" office:value="0.2895305" calcext:value-type="float">
            <text:p>0.2895305</text:p>
          </table:table-cell>
          <table:table-cell office:value-type="float" office:value="0.8148397" calcext:value-type="float">
            <text:p>0.8148397</text:p>
          </table:table-cell>
          <table:table-cell office:value-type="float" office:value="0.661961" calcext:value-type="float">
            <text:p>0.661961</text:p>
          </table:table-cell>
          <table:table-cell office:value-type="float" office:value="0.5007758" calcext:value-type="float">
            <text:p>0.5007758</text:p>
          </table:table-cell>
          <table:table-cell office:value-type="float" office:value="0.5472911" calcext:value-type="float">
            <text:p>0.54729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4522" calcext:value-type="float">
            <text:p>0.0404522</text:p>
          </table:table-cell>
          <table:table-cell office:value-type="float" office:value="0.0298355" calcext:value-type="float">
            <text:p>0.0298355</text:p>
          </table:table-cell>
          <table:table-cell office:value-type="float" office:value="0.0259678" calcext:value-type="float">
            <text:p>0.0259678</text:p>
          </table:table-cell>
          <table:table-cell office:value-type="float" office:value="0.0250683" calcext:value-type="float">
            <text:p>0.0250683</text:p>
          </table:table-cell>
          <table:table-cell office:value-type="float" office:value="0.1971254" calcext:value-type="float">
            <text:p>0.1971254</text:p>
          </table:table-cell>
          <table:table-cell office:value-type="float" office:value="0.1782301" calcext:value-type="float">
            <text:p>0.1782301</text:p>
          </table:table-cell>
          <table:table-cell office:value-type="float" office:value="0.1331421" calcext:value-type="float">
            <text:p>0.1331421</text:p>
          </table:table-cell>
          <table:table-cell office:value-type="float" office:value="0.1438717" calcext:value-type="float">
            <text:p>0.1438717</text:p>
          </table:table-cell>
          <table:table-cell office:value-type="float" office:value="0.4020539" calcext:value-type="float">
            <text:p>0.4020539</text:p>
          </table:table-cell>
          <table:table-cell office:value-type="float" office:value="0.3446867" calcext:value-type="float">
            <text:p>0.3446867</text:p>
          </table:table-cell>
          <table:table-cell office:value-type="float" office:value="0.2645927" calcext:value-type="float">
            <text:p>0.2645927</text:p>
          </table:table-cell>
          <table:table-cell office:value-type="float" office:value="0.2866714" calcext:value-type="float">
            <text:p>0.2866714</text:p>
          </table:table-cell>
          <table:table-cell office:value-type="float" office:value="0.8094205" calcext:value-type="float">
            <text:p>0.8094205</text:p>
          </table:table-cell>
          <table:table-cell office:value-type="float" office:value="0.6547864" calcext:value-type="float">
            <text:p>0.6547864</text:p>
          </table:table-cell>
          <table:table-cell office:value-type="float" office:value="0.5227369" calcext:value-type="float">
            <text:p>0.5227369</text:p>
          </table:table-cell>
          <table:table-cell office:value-type="float" office:value="0.5576131" calcext:value-type="float">
            <text:p>0.557613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5554" calcext:value-type="float">
            <text:p>0.0385554</text:p>
          </table:table-cell>
          <table:table-cell office:value-type="float" office:value="0.0333161" calcext:value-type="float">
            <text:p>0.0333161</text:p>
          </table:table-cell>
          <table:table-cell office:value-type="float" office:value="0.025997" calcext:value-type="float">
            <text:p>0.025997</text:p>
          </table:table-cell>
          <table:table-cell office:value-type="float" office:value="0.0270871" calcext:value-type="float">
            <text:p>0.0270871</text:p>
          </table:table-cell>
          <table:table-cell office:value-type="float" office:value="0.2096017" calcext:value-type="float">
            <text:p>0.2096017</text:p>
          </table:table-cell>
          <table:table-cell office:value-type="float" office:value="0.1535822" calcext:value-type="float">
            <text:p>0.1535822</text:p>
          </table:table-cell>
          <table:table-cell office:value-type="float" office:value="0.1380992" calcext:value-type="float">
            <text:p>0.1380992</text:p>
          </table:table-cell>
          <table:table-cell office:value-type="float" office:value="0.1501439" calcext:value-type="float">
            <text:p>0.1501439</text:p>
          </table:table-cell>
          <table:table-cell office:value-type="float" office:value="0.4079061" calcext:value-type="float">
            <text:p>0.4079061</text:p>
          </table:table-cell>
          <table:table-cell office:value-type="float" office:value="0.3151131" calcext:value-type="float">
            <text:p>0.3151131</text:p>
          </table:table-cell>
          <table:table-cell office:value-type="float" office:value="0.2637079" calcext:value-type="float">
            <text:p>0.2637079</text:p>
          </table:table-cell>
          <table:table-cell office:value-type="float" office:value="0.2916945" calcext:value-type="float">
            <text:p>0.2916945</text:p>
          </table:table-cell>
          <table:table-cell office:value-type="float" office:value="0.8048297" calcext:value-type="float">
            <text:p>0.8048297</text:p>
          </table:table-cell>
          <table:table-cell office:value-type="float" office:value="0.6564975" calcext:value-type="float">
            <text:p>0.6564975</text:p>
          </table:table-cell>
          <table:table-cell office:value-type="float" office:value="0.5214395" calcext:value-type="float">
            <text:p>0.5214395</text:p>
          </table:table-cell>
          <table:table-cell office:value-type="float" office:value="0.5650689" calcext:value-type="float">
            <text:p>0.565068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907" calcext:value-type="float">
            <text:p>0.0390907</text:p>
          </table:table-cell>
          <table:table-cell office:value-type="float" office:value="0.0336813" calcext:value-type="float">
            <text:p>0.0336813</text:p>
          </table:table-cell>
          <table:table-cell office:value-type="float" office:value="0.0267513" calcext:value-type="float">
            <text:p>0.0267513</text:p>
          </table:table-cell>
          <table:table-cell office:value-type="float" office:value="0.026716" calcext:value-type="float">
            <text:p>0.026716</text:p>
          </table:table-cell>
          <table:table-cell office:value-type="float" office:value="0.2036455" calcext:value-type="float">
            <text:p>0.2036455</text:p>
          </table:table-cell>
          <table:table-cell office:value-type="float" office:value="0.1612925" calcext:value-type="float">
            <text:p>0.1612925</text:p>
          </table:table-cell>
          <table:table-cell office:value-type="float" office:value="0.1346203" calcext:value-type="float">
            <text:p>0.1346203</text:p>
          </table:table-cell>
          <table:table-cell office:value-type="float" office:value="0.1387752" calcext:value-type="float">
            <text:p>0.1387752</text:p>
          </table:table-cell>
          <table:table-cell office:value-type="float" office:value="0.407699" calcext:value-type="float">
            <text:p>0.407699</text:p>
          </table:table-cell>
          <table:table-cell office:value-type="float" office:value="0.3162482" calcext:value-type="float">
            <text:p>0.3162482</text:p>
          </table:table-cell>
          <table:table-cell office:value-type="float" office:value="0.2683972" calcext:value-type="float">
            <text:p>0.2683972</text:p>
          </table:table-cell>
          <table:table-cell office:value-type="float" office:value="0.2919262" calcext:value-type="float">
            <text:p>0.2919262</text:p>
          </table:table-cell>
          <table:table-cell office:value-type="float" office:value="0.7939095" calcext:value-type="float">
            <text:p>0.7939095</text:p>
          </table:table-cell>
          <table:table-cell office:value-type="float" office:value="0.6842458" calcext:value-type="float">
            <text:p>0.6842458</text:p>
          </table:table-cell>
          <table:table-cell office:value-type="float" office:value="0.5147049" calcext:value-type="float">
            <text:p>0.5147049</text:p>
          </table:table-cell>
          <table:table-cell office:value-type="float" office:value="0.553457" calcext:value-type="float">
            <text:p>0.5534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3669" calcext:value-type="float">
            <text:p>0.0363669</text:p>
          </table:table-cell>
          <table:table-cell office:value-type="float" office:value="0.029784" calcext:value-type="float">
            <text:p>0.029784</text:p>
          </table:table-cell>
          <table:table-cell office:value-type="float" office:value="0.0230566" calcext:value-type="float">
            <text:p>0.0230566</text:p>
          </table:table-cell>
          <table:table-cell office:value-type="float" office:value="0.0236469" calcext:value-type="float">
            <text:p>0.0236469</text:p>
          </table:table-cell>
          <table:table-cell office:value-type="float" office:value="0.1988956" calcext:value-type="float">
            <text:p>0.1988956</text:p>
          </table:table-cell>
          <table:table-cell office:value-type="float" office:value="0.1718508" calcext:value-type="float">
            <text:p>0.1718508</text:p>
          </table:table-cell>
          <table:table-cell office:value-type="float" office:value="0.1395316" calcext:value-type="float">
            <text:p>0.1395316</text:p>
          </table:table-cell>
          <table:table-cell office:value-type="float" office:value="0.1486211" calcext:value-type="float">
            <text:p>0.1486211</text:p>
          </table:table-cell>
          <table:table-cell office:value-type="float" office:value="0.3927271" calcext:value-type="float">
            <text:p>0.3927271</text:p>
          </table:table-cell>
          <table:table-cell office:value-type="float" office:value="0.3422981" calcext:value-type="float">
            <text:p>0.3422981</text:p>
          </table:table-cell>
          <table:table-cell office:value-type="float" office:value="0.2688242" calcext:value-type="float">
            <text:p>0.2688242</text:p>
          </table:table-cell>
          <table:table-cell office:value-type="float" office:value="0.2875992" calcext:value-type="float">
            <text:p>0.2875992</text:p>
          </table:table-cell>
          <table:table-cell office:value-type="float" office:value="0.8371698" calcext:value-type="float">
            <text:p>0.8371698</text:p>
          </table:table-cell>
          <table:table-cell office:value-type="float" office:value="0.6656802" calcext:value-type="float">
            <text:p>0.6656802</text:p>
          </table:table-cell>
          <table:table-cell office:value-type="float" office:value="0.5232593" calcext:value-type="float">
            <text:p>0.5232593</text:p>
          </table:table-cell>
          <table:table-cell office:value-type="float" office:value="0.558621" calcext:value-type="float">
            <text:p>0.55862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5504" calcext:value-type="float">
            <text:p>0.0355504</text:p>
          </table:table-cell>
          <table:table-cell office:value-type="float" office:value="0.0293735" calcext:value-type="float">
            <text:p>0.0293735</text:p>
          </table:table-cell>
          <table:table-cell office:value-type="float" office:value="0.0232242" calcext:value-type="float">
            <text:p>0.0232242</text:p>
          </table:table-cell>
          <table:table-cell office:value-type="float" office:value="0.0245332" calcext:value-type="float">
            <text:p>0.0245332</text:p>
          </table:table-cell>
          <table:table-cell office:value-type="float" office:value="0.1999253" calcext:value-type="float">
            <text:p>0.1999253</text:p>
          </table:table-cell>
          <table:table-cell office:value-type="float" office:value="0.1782805" calcext:value-type="float">
            <text:p>0.1782805</text:p>
          </table:table-cell>
          <table:table-cell office:value-type="float" office:value="0.13149" calcext:value-type="float">
            <text:p>0.13149</text:p>
          </table:table-cell>
          <table:table-cell office:value-type="float" office:value="0.1313019" calcext:value-type="float">
            <text:p>0.1313019</text:p>
          </table:table-cell>
          <table:table-cell office:value-type="float" office:value="0.401107" calcext:value-type="float">
            <text:p>0.401107</text:p>
          </table:table-cell>
          <table:table-cell office:value-type="float" office:value="0.3386098" calcext:value-type="float">
            <text:p>0.3386098</text:p>
          </table:table-cell>
          <table:table-cell office:value-type="float" office:value="0.2391426" calcext:value-type="float">
            <text:p>0.2391426</text:p>
          </table:table-cell>
          <table:table-cell office:value-type="float" office:value="0.3005497" calcext:value-type="float">
            <text:p>0.3005497</text:p>
          </table:table-cell>
          <table:table-cell office:value-type="float" office:value="0.8223874" calcext:value-type="float">
            <text:p>0.8223874</text:p>
          </table:table-cell>
          <table:table-cell office:value-type="float" office:value="0.6680388" calcext:value-type="float">
            <text:p>0.6680388</text:p>
          </table:table-cell>
          <table:table-cell office:value-type="float" office:value="0.5023001" calcext:value-type="float">
            <text:p>0.5023001</text:p>
          </table:table-cell>
          <table:table-cell office:value-type="float" office:value="0.5724792" calcext:value-type="float">
            <text:p>0.57247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8207" calcext:value-type="float">
            <text:p>0.0368207</text:p>
          </table:table-cell>
          <table:table-cell office:value-type="float" office:value="0.0306295" calcext:value-type="float">
            <text:p>0.0306295</text:p>
          </table:table-cell>
          <table:table-cell office:value-type="float" office:value="0.0222557" calcext:value-type="float">
            <text:p>0.0222557</text:p>
          </table:table-cell>
          <table:table-cell office:value-type="float" office:value="0.0327579" calcext:value-type="float">
            <text:p>0.0327579</text:p>
          </table:table-cell>
          <table:table-cell office:value-type="float" office:value="0.2019978" calcext:value-type="float">
            <text:p>0.2019978</text:p>
          </table:table-cell>
          <table:table-cell office:value-type="float" office:value="0.1840622" calcext:value-type="float">
            <text:p>0.1840622</text:p>
          </table:table-cell>
          <table:table-cell office:value-type="float" office:value="0.1436351" calcext:value-type="float">
            <text:p>0.1436351</text:p>
          </table:table-cell>
          <table:table-cell office:value-type="float" office:value="0.1277998" calcext:value-type="float">
            <text:p>0.1277998</text:p>
          </table:table-cell>
          <table:table-cell office:value-type="float" office:value="0.3981828" calcext:value-type="float">
            <text:p>0.3981828</text:p>
          </table:table-cell>
          <table:table-cell office:value-type="float" office:value="0.3366054" calcext:value-type="float">
            <text:p>0.3366054</text:p>
          </table:table-cell>
          <table:table-cell office:value-type="float" office:value="0.2626863" calcext:value-type="float">
            <text:p>0.2626863</text:p>
          </table:table-cell>
          <table:table-cell office:value-type="float" office:value="0.2993563" calcext:value-type="float">
            <text:p>0.2993563</text:p>
          </table:table-cell>
          <table:table-cell office:value-type="float" office:value="0.816711" calcext:value-type="float">
            <text:p>0.816711</text:p>
          </table:table-cell>
          <table:table-cell office:value-type="float" office:value="0.6601147" calcext:value-type="float">
            <text:p>0.6601147</text:p>
          </table:table-cell>
          <table:table-cell office:value-type="float" office:value="0.4993362" calcext:value-type="float">
            <text:p>0.4993362</text:p>
          </table:table-cell>
          <table:table-cell office:value-type="float" office:value="0.5503163" calcext:value-type="float">
            <text:p>0.550316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7555" calcext:value-type="float">
            <text:p>0.0377555</text:p>
          </table:table-cell>
          <table:table-cell office:value-type="float" office:value="0.0332747" calcext:value-type="float">
            <text:p>0.0332747</text:p>
          </table:table-cell>
          <table:table-cell office:value-type="float" office:value="0.0260296" calcext:value-type="float">
            <text:p>0.0260296</text:p>
          </table:table-cell>
          <table:table-cell office:value-type="float" office:value="0.0264381" calcext:value-type="float">
            <text:p>0.0264381</text:p>
          </table:table-cell>
          <table:table-cell office:value-type="float" office:value="0.1902169" calcext:value-type="float">
            <text:p>0.1902169</text:p>
          </table:table-cell>
          <table:table-cell office:value-type="float" office:value="0.1820107" calcext:value-type="float">
            <text:p>0.1820107</text:p>
          </table:table-cell>
          <table:table-cell office:value-type="float" office:value="0.1236029" calcext:value-type="float">
            <text:p>0.1236029</text:p>
          </table:table-cell>
          <table:table-cell office:value-type="float" office:value="0.1357291" calcext:value-type="float">
            <text:p>0.1357291</text:p>
          </table:table-cell>
          <table:table-cell office:value-type="float" office:value="0.4148972" calcext:value-type="float">
            <text:p>0.4148972</text:p>
          </table:table-cell>
          <table:table-cell office:value-type="float" office:value="0.3403403" calcext:value-type="float">
            <text:p>0.3403403</text:p>
          </table:table-cell>
          <table:table-cell office:value-type="float" office:value="0.2620629" calcext:value-type="float">
            <text:p>0.2620629</text:p>
          </table:table-cell>
          <table:table-cell office:value-type="float" office:value="0.2629594" calcext:value-type="float">
            <text:p>0.2629594</text:p>
          </table:table-cell>
          <table:table-cell office:value-type="float" office:value="0.799456" calcext:value-type="float">
            <text:p>0.799456</text:p>
          </table:table-cell>
          <table:table-cell office:value-type="float" office:value="0.6763552" calcext:value-type="float">
            <text:p>0.6763552</text:p>
          </table:table-cell>
          <table:table-cell office:value-type="float" office:value="0.5012609" calcext:value-type="float">
            <text:p>0.5012609</text:p>
          </table:table-cell>
          <table:table-cell office:value-type="float" office:value="0.5610476" calcext:value-type="float">
            <text:p>0.56104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5888" calcext:value-type="float">
            <text:p>0.0395888</text:p>
          </table:table-cell>
          <table:table-cell office:value-type="float" office:value="0.0334675" calcext:value-type="float">
            <text:p>0.0334675</text:p>
          </table:table-cell>
          <table:table-cell office:value-type="float" office:value="0.0259863" calcext:value-type="float">
            <text:p>0.0259863</text:p>
          </table:table-cell>
          <table:table-cell office:value-type="float" office:value="0.0270849" calcext:value-type="float">
            <text:p>0.0270849</text:p>
          </table:table-cell>
          <table:table-cell office:value-type="float" office:value="0.183128" calcext:value-type="float">
            <text:p>0.183128</text:p>
          </table:table-cell>
          <table:table-cell office:value-type="float" office:value="0.1805379" calcext:value-type="float">
            <text:p>0.1805379</text:p>
          </table:table-cell>
          <table:table-cell office:value-type="float" office:value="0.1212928" calcext:value-type="float">
            <text:p>0.1212928</text:p>
          </table:table-cell>
          <table:table-cell office:value-type="float" office:value="0.1377852" calcext:value-type="float">
            <text:p>0.1377852</text:p>
          </table:table-cell>
          <table:table-cell office:value-type="float" office:value="0.4109763" calcext:value-type="float">
            <text:p>0.4109763</text:p>
          </table:table-cell>
          <table:table-cell office:value-type="float" office:value="0.3408592" calcext:value-type="float">
            <text:p>0.3408592</text:p>
          </table:table-cell>
          <table:table-cell office:value-type="float" office:value="0.2644013" calcext:value-type="float">
            <text:p>0.2644013</text:p>
          </table:table-cell>
          <table:table-cell office:value-type="float" office:value="0.2681876" calcext:value-type="float">
            <text:p>0.2681876</text:p>
          </table:table-cell>
          <table:table-cell office:value-type="float" office:value="0.803458" calcext:value-type="float">
            <text:p>0.803458</text:p>
          </table:table-cell>
          <table:table-cell office:value-type="float" office:value="0.6462098" calcext:value-type="float">
            <text:p>0.6462098</text:p>
          </table:table-cell>
          <table:table-cell office:value-type="float" office:value="0.537535" calcext:value-type="float">
            <text:p>0.537535</text:p>
          </table:table-cell>
          <table:table-cell office:value-type="float" office:value="0.5443041" calcext:value-type="float">
            <text:p>0.54430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2902" calcext:value-type="float">
            <text:p>0.0372902</text:p>
          </table:table-cell>
          <table:table-cell office:value-type="float" office:value="0.0328157" calcext:value-type="float">
            <text:p>0.0328157</text:p>
          </table:table-cell>
          <table:table-cell office:value-type="float" office:value="0.0264427" calcext:value-type="float">
            <text:p>0.0264427</text:p>
          </table:table-cell>
          <table:table-cell office:value-type="float" office:value="0.0241784" calcext:value-type="float">
            <text:p>0.0241784</text:p>
          </table:table-cell>
          <table:table-cell office:value-type="float" office:value="0.1908185" calcext:value-type="float">
            <text:p>0.1908185</text:p>
          </table:table-cell>
          <table:table-cell office:value-type="float" office:value="0.1780265" calcext:value-type="float">
            <text:p>0.1780265</text:p>
          </table:table-cell>
          <table:table-cell office:value-type="float" office:value="0.1372664" calcext:value-type="float">
            <text:p>0.1372664</text:p>
          </table:table-cell>
          <table:table-cell office:value-type="float" office:value="0.1502009" calcext:value-type="float">
            <text:p>0.1502009</text:p>
          </table:table-cell>
          <table:table-cell office:value-type="float" office:value="0.4031906" calcext:value-type="float">
            <text:p>0.4031906</text:p>
          </table:table-cell>
          <table:table-cell office:value-type="float" office:value="0.3386078" calcext:value-type="float">
            <text:p>0.3386078</text:p>
          </table:table-cell>
          <table:table-cell office:value-type="float" office:value="0.2698094" calcext:value-type="float">
            <text:p>0.2698094</text:p>
          </table:table-cell>
          <table:table-cell office:value-type="float" office:value="0.2920015" calcext:value-type="float">
            <text:p>0.2920015</text:p>
          </table:table-cell>
          <table:table-cell office:value-type="float" office:value="0.8344975" calcext:value-type="float">
            <text:p>0.8344975</text:p>
          </table:table-cell>
          <table:table-cell office:value-type="float" office:value="0.6963038" calcext:value-type="float">
            <text:p>0.6963038</text:p>
          </table:table-cell>
          <table:table-cell office:value-type="float" office:value="0.5194894" calcext:value-type="float">
            <text:p>0.5194894</text:p>
          </table:table-cell>
          <table:table-cell office:value-type="float" office:value="0.5718064" calcext:value-type="float">
            <text:p>0.57180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4663" calcext:value-type="float">
            <text:p>0.0354663</text:p>
          </table:table-cell>
          <table:table-cell office:value-type="float" office:value="0.0336544" calcext:value-type="float">
            <text:p>0.0336544</text:p>
          </table:table-cell>
          <table:table-cell office:value-type="float" office:value="0.0231835" calcext:value-type="float">
            <text:p>0.0231835</text:p>
          </table:table-cell>
          <table:table-cell office:value-type="float" office:value="0.0278282" calcext:value-type="float">
            <text:p>0.0278282</text:p>
          </table:table-cell>
          <table:table-cell office:value-type="float" office:value="0.1931549" calcext:value-type="float">
            <text:p>0.1931549</text:p>
          </table:table-cell>
          <table:table-cell office:value-type="float" office:value="0.1774306" calcext:value-type="float">
            <text:p>0.1774306</text:p>
          </table:table-cell>
          <table:table-cell office:value-type="float" office:value="0.1269541" calcext:value-type="float">
            <text:p>0.1269541</text:p>
          </table:table-cell>
          <table:table-cell office:value-type="float" office:value="0.1513947" calcext:value-type="float">
            <text:p>0.1513947</text:p>
          </table:table-cell>
          <table:table-cell office:value-type="float" office:value="0.4070491" calcext:value-type="float">
            <text:p>0.4070491</text:p>
          </table:table-cell>
          <table:table-cell office:value-type="float" office:value="0.3390031" calcext:value-type="float">
            <text:p>0.3390031</text:p>
          </table:table-cell>
          <table:table-cell office:value-type="float" office:value="0.2705815" calcext:value-type="float">
            <text:p>0.2705815</text:p>
          </table:table-cell>
          <table:table-cell office:value-type="float" office:value="0.2975005" calcext:value-type="float">
            <text:p>0.2975005</text:p>
          </table:table-cell>
          <table:table-cell office:value-type="float" office:value="0.8011416" calcext:value-type="float">
            <text:p>0.8011416</text:p>
          </table:table-cell>
          <table:table-cell office:value-type="float" office:value="0.671549" calcext:value-type="float">
            <text:p>0.671549</text:p>
          </table:table-cell>
          <table:table-cell office:value-type="float" office:value="0.5240991" calcext:value-type="float">
            <text:p>0.5240991</text:p>
          </table:table-cell>
          <table:table-cell office:value-type="float" office:value="0.5489377" calcext:value-type="float">
            <text:p>0.548937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1564" calcext:value-type="float">
            <text:p>0.0391564</text:p>
          </table:table-cell>
          <table:table-cell office:value-type="float" office:value="0.0298955" calcext:value-type="float">
            <text:p>0.0298955</text:p>
          </table:table-cell>
          <table:table-cell office:value-type="float" office:value="0.0235312" calcext:value-type="float">
            <text:p>0.0235312</text:p>
          </table:table-cell>
          <table:table-cell office:value-type="float" office:value="0.0233582" calcext:value-type="float">
            <text:p>0.0233582</text:p>
          </table:table-cell>
          <table:table-cell office:value-type="float" office:value="0.1878727" calcext:value-type="float">
            <text:p>0.1878727</text:p>
          </table:table-cell>
          <table:table-cell office:value-type="float" office:value="0.1831032" calcext:value-type="float">
            <text:p>0.1831032</text:p>
          </table:table-cell>
          <table:table-cell office:value-type="float" office:value="0.1480441" calcext:value-type="float">
            <text:p>0.1480441</text:p>
          </table:table-cell>
          <table:table-cell office:value-type="float" office:value="0.1462855" calcext:value-type="float">
            <text:p>0.1462855</text:p>
          </table:table-cell>
          <table:table-cell office:value-type="float" office:value="0.4069858" calcext:value-type="float">
            <text:p>0.4069858</text:p>
          </table:table-cell>
          <table:table-cell office:value-type="float" office:value="0.3214102" calcext:value-type="float">
            <text:p>0.3214102</text:p>
          </table:table-cell>
          <table:table-cell office:value-type="float" office:value="0.2407055" calcext:value-type="float">
            <text:p>0.2407055</text:p>
          </table:table-cell>
          <table:table-cell office:value-type="float" office:value="0.2879301" calcext:value-type="float">
            <text:p>0.2879301</text:p>
          </table:table-cell>
          <table:table-cell office:value-type="float" office:value="0.8063403" calcext:value-type="float">
            <text:p>0.8063403</text:p>
          </table:table-cell>
          <table:table-cell office:value-type="float" office:value="0.6589757" calcext:value-type="float">
            <text:p>0.6589757</text:p>
          </table:table-cell>
          <table:table-cell office:value-type="float" office:value="0.5304387" calcext:value-type="float">
            <text:p>0.5304387</text:p>
          </table:table-cell>
          <table:table-cell office:value-type="float" office:value="0.5442161" calcext:value-type="float">
            <text:p>0.54421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1074" calcext:value-type="float">
            <text:p>0.0381074</text:p>
          </table:table-cell>
          <table:table-cell office:value-type="float" office:value="0.0300589" calcext:value-type="float">
            <text:p>0.0300589</text:p>
          </table:table-cell>
          <table:table-cell office:value-type="float" office:value="0.0220837" calcext:value-type="float">
            <text:p>0.0220837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1820205" calcext:value-type="float">
            <text:p>0.1820205</text:p>
          </table:table-cell>
          <table:table-cell office:value-type="float" office:value="0.1838328" calcext:value-type="float">
            <text:p>0.1838328</text:p>
          </table:table-cell>
          <table:table-cell office:value-type="float" office:value="0.1496046" calcext:value-type="float">
            <text:p>0.1496046</text:p>
          </table:table-cell>
          <table:table-cell office:value-type="float" office:value="0.1463334" calcext:value-type="float">
            <text:p>0.1463334</text:p>
          </table:table-cell>
          <table:table-cell office:value-type="float" office:value="0.3795274" calcext:value-type="float">
            <text:p>0.3795274</text:p>
          </table:table-cell>
          <table:table-cell office:value-type="float" office:value="0.33577" calcext:value-type="float">
            <text:p>0.33577</text:p>
          </table:table-cell>
          <table:table-cell office:value-type="float" office:value="0.2639863" calcext:value-type="float">
            <text:p>0.2639863</text:p>
          </table:table-cell>
          <table:table-cell office:value-type="float" office:value="0.2886157" calcext:value-type="float">
            <text:p>0.2886157</text:p>
          </table:table-cell>
          <table:table-cell office:value-type="float" office:value="0.8206728" calcext:value-type="float">
            <text:p>0.8206728</text:p>
          </table:table-cell>
          <table:table-cell office:value-type="float" office:value="0.6884972" calcext:value-type="float">
            <text:p>0.6884972</text:p>
          </table:table-cell>
          <table:table-cell office:value-type="float" office:value="0.5413579" calcext:value-type="float">
            <text:p>0.5413579</text:p>
          </table:table-cell>
          <table:table-cell office:value-type="float" office:value="0.5458649" calcext:value-type="float">
            <text:p>0.545864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4955" calcext:value-type="float">
            <text:p>0.0384955</text:p>
          </table:table-cell>
          <table:table-cell office:value-type="float" office:value="0.0326626" calcext:value-type="float">
            <text:p>0.0326626</text:p>
          </table:table-cell>
          <table:table-cell office:value-type="float" office:value="0.025882" calcext:value-type="float">
            <text:p>0.025882</text:p>
          </table:table-cell>
          <table:table-cell office:value-type="float" office:value="0.0261878" calcext:value-type="float">
            <text:p>0.0261878</text:p>
          </table:table-cell>
          <table:table-cell office:value-type="float" office:value="0.1878414" calcext:value-type="float">
            <text:p>0.1878414</text:p>
          </table:table-cell>
          <table:table-cell office:value-type="float" office:value="0.1744382" calcext:value-type="float">
            <text:p>0.1744382</text:p>
          </table:table-cell>
          <table:table-cell office:value-type="float" office:value="0.1492029" calcext:value-type="float">
            <text:p>0.1492029</text:p>
          </table:table-cell>
          <table:table-cell office:value-type="float" office:value="0.1448184" calcext:value-type="float">
            <text:p>0.1448184</text:p>
          </table:table-cell>
          <table:table-cell office:value-type="float" office:value="0.3998805" calcext:value-type="float">
            <text:p>0.3998805</text:p>
          </table:table-cell>
          <table:table-cell office:value-type="float" office:value="0.3345883" calcext:value-type="float">
            <text:p>0.3345883</text:p>
          </table:table-cell>
          <table:table-cell office:value-type="float" office:value="0.2636533" calcext:value-type="float">
            <text:p>0.2636533</text:p>
          </table:table-cell>
          <table:table-cell office:value-type="float" office:value="0.2940194" calcext:value-type="float">
            <text:p>0.2940194</text:p>
          </table:table-cell>
          <table:table-cell office:value-type="float" office:value="0.8020866" calcext:value-type="float">
            <text:p>0.8020866</text:p>
          </table:table-cell>
          <table:table-cell office:value-type="float" office:value="0.6726634" calcext:value-type="float">
            <text:p>0.6726634</text:p>
          </table:table-cell>
          <table:table-cell office:value-type="float" office:value="0.5410299" calcext:value-type="float">
            <text:p>0.5410299</text:p>
          </table:table-cell>
          <table:table-cell office:value-type="float" office:value="0.5907753" calcext:value-type="float">
            <text:p>0.59077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9537" calcext:value-type="float">
            <text:p>0.0369537</text:p>
          </table:table-cell>
          <table:table-cell office:value-type="float" office:value="0.031373" calcext:value-type="float">
            <text:p>0.031373</text:p>
          </table:table-cell>
          <table:table-cell office:value-type="float" office:value="0.025851" calcext:value-type="float">
            <text:p>0.025851</text:p>
          </table:table-cell>
          <table:table-cell office:value-type="float" office:value="0.0258189" calcext:value-type="float">
            <text:p>0.0258189</text:p>
          </table:table-cell>
          <table:table-cell office:value-type="float" office:value="0.1926064" calcext:value-type="float">
            <text:p>0.1926064</text:p>
          </table:table-cell>
          <table:table-cell office:value-type="float" office:value="0.1729782" calcext:value-type="float">
            <text:p>0.1729782</text:p>
          </table:table-cell>
          <table:table-cell office:value-type="float" office:value="0.1370035" calcext:value-type="float">
            <text:p>0.1370035</text:p>
          </table:table-cell>
          <table:table-cell office:value-type="float" office:value="0.1488138" calcext:value-type="float">
            <text:p>0.1488138</text:p>
          </table:table-cell>
          <table:table-cell office:value-type="float" office:value="0.3977609" calcext:value-type="float">
            <text:p>0.3977609</text:p>
          </table:table-cell>
          <table:table-cell office:value-type="float" office:value="0.3370942" calcext:value-type="float">
            <text:p>0.3370942</text:p>
          </table:table-cell>
          <table:table-cell office:value-type="float" office:value="0.2629601" calcext:value-type="float">
            <text:p>0.2629601</text:p>
          </table:table-cell>
          <table:table-cell office:value-type="float" office:value="0.2944001" calcext:value-type="float">
            <text:p>0.2944001</text:p>
          </table:table-cell>
          <table:table-cell office:value-type="float" office:value="0.8082083" calcext:value-type="float">
            <text:p>0.8082083</text:p>
          </table:table-cell>
          <table:table-cell office:value-type="float" office:value="0.6844059" calcext:value-type="float">
            <text:p>0.6844059</text:p>
          </table:table-cell>
          <table:table-cell office:value-type="float" office:value="0.5489487" calcext:value-type="float">
            <text:p>0.5489487</text:p>
          </table:table-cell>
          <table:table-cell office:value-type="float" office:value="0.5467671" calcext:value-type="float">
            <text:p>0.54676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166" calcext:value-type="float">
            <text:p>0.033166</text:p>
          </table:table-cell>
          <table:table-cell office:value-type="float" office:value="0.0282977" calcext:value-type="float">
            <text:p>0.0282977</text:p>
          </table:table-cell>
          <table:table-cell office:value-type="float" office:value="0.0265462" calcext:value-type="float">
            <text:p>0.0265462</text:p>
          </table:table-cell>
          <table:table-cell office:value-type="float" office:value="0.0274226" calcext:value-type="float">
            <text:p>0.0274226</text:p>
          </table:table-cell>
          <table:table-cell office:value-type="float" office:value="0.1880142" calcext:value-type="float">
            <text:p>0.1880142</text:p>
          </table:table-cell>
          <table:table-cell office:value-type="float" office:value="0.1708917" calcext:value-type="float">
            <text:p>0.1708917</text:p>
          </table:table-cell>
          <table:table-cell office:value-type="float" office:value="0.1379834" calcext:value-type="float">
            <text:p>0.1379834</text:p>
          </table:table-cell>
          <table:table-cell office:value-type="float" office:value="0.1452341" calcext:value-type="float">
            <text:p>0.1452341</text:p>
          </table:table-cell>
          <table:table-cell office:value-type="float" office:value="0.4015693" calcext:value-type="float">
            <text:p>0.4015693</text:p>
          </table:table-cell>
          <table:table-cell office:value-type="float" office:value="0.3393526" calcext:value-type="float">
            <text:p>0.3393526</text:p>
          </table:table-cell>
          <table:table-cell office:value-type="float" office:value="0.2666587" calcext:value-type="float">
            <text:p>0.2666587</text:p>
          </table:table-cell>
          <table:table-cell office:value-type="float" office:value="0.3017767" calcext:value-type="float">
            <text:p>0.3017767</text:p>
          </table:table-cell>
          <table:table-cell office:value-type="float" office:value="0.8007317" calcext:value-type="float">
            <text:p>0.8007317</text:p>
          </table:table-cell>
          <table:table-cell office:value-type="float" office:value="0.6525794" calcext:value-type="float">
            <text:p>0.6525794</text:p>
          </table:table-cell>
          <table:table-cell office:value-type="float" office:value="0.5122932" calcext:value-type="float">
            <text:p>0.5122932</text:p>
          </table:table-cell>
          <table:table-cell office:value-type="float" office:value="0.5916998" calcext:value-type="float">
            <text:p>0.591699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6109" calcext:value-type="float">
            <text:p>0.0336109</text:p>
          </table:table-cell>
          <table:table-cell office:value-type="float" office:value="0.0291739" calcext:value-type="float">
            <text:p>0.0291739</text:p>
          </table:table-cell>
          <table:table-cell office:value-type="float" office:value="0.0271084" calcext:value-type="float">
            <text:p>0.0271084</text:p>
          </table:table-cell>
          <table:table-cell office:value-type="float" office:value="0.0251901" calcext:value-type="float">
            <text:p>0.0251901</text:p>
          </table:table-cell>
          <table:table-cell office:value-type="float" office:value="0.1874572" calcext:value-type="float">
            <text:p>0.1874572</text:p>
          </table:table-cell>
          <table:table-cell office:value-type="float" office:value="0.1518329" calcext:value-type="float">
            <text:p>0.1518329</text:p>
          </table:table-cell>
          <table:table-cell office:value-type="float" office:value="0.1374725" calcext:value-type="float">
            <text:p>0.1374725</text:p>
          </table:table-cell>
          <table:table-cell office:value-type="float" office:value="0.1507365" calcext:value-type="float">
            <text:p>0.1507365</text:p>
          </table:table-cell>
          <table:table-cell office:value-type="float" office:value="0.4018251" calcext:value-type="float">
            <text:p>0.4018251</text:p>
          </table:table-cell>
          <table:table-cell office:value-type="float" office:value="0.3428674" calcext:value-type="float">
            <text:p>0.3428674</text:p>
          </table:table-cell>
          <table:table-cell office:value-type="float" office:value="0.2747951" calcext:value-type="float">
            <text:p>0.2747951</text:p>
          </table:table-cell>
          <table:table-cell office:value-type="float" office:value="0.2915399" calcext:value-type="float">
            <text:p>0.2915399</text:p>
          </table:table-cell>
          <table:table-cell office:value-type="float" office:value="0.7955682" calcext:value-type="float">
            <text:p>0.7955682</text:p>
          </table:table-cell>
          <table:table-cell office:value-type="float" office:value="0.6734362" calcext:value-type="float">
            <text:p>0.6734362</text:p>
          </table:table-cell>
          <table:table-cell office:value-type="float" office:value="0.500931" calcext:value-type="float">
            <text:p>0.500931</text:p>
          </table:table-cell>
          <table:table-cell office:value-type="float" office:value="0.5727207" calcext:value-type="float">
            <text:p>0.572720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4109" calcext:value-type="float">
            <text:p>0.0374109</text:p>
          </table:table-cell>
          <table:table-cell office:value-type="float" office:value="0.0289479" calcext:value-type="float">
            <text:p>0.0289479</text:p>
          </table:table-cell>
          <table:table-cell office:value-type="float" office:value="0.025421" calcext:value-type="float">
            <text:p>0.025421</text:p>
          </table:table-cell>
          <table:table-cell office:value-type="float" office:value="0.0283979" calcext:value-type="float">
            <text:p>0.0283979</text:p>
          </table:table-cell>
          <table:table-cell office:value-type="float" office:value="0.1896673" calcext:value-type="float">
            <text:p>0.1896673</text:p>
          </table:table-cell>
          <table:table-cell office:value-type="float" office:value="0.1529384" calcext:value-type="float">
            <text:p>0.1529384</text:p>
          </table:table-cell>
          <table:table-cell office:value-type="float" office:value="0.1385066" calcext:value-type="float">
            <text:p>0.1385066</text:p>
          </table:table-cell>
          <table:table-cell office:value-type="float" office:value="0.1299299" calcext:value-type="float">
            <text:p>0.1299299</text:p>
          </table:table-cell>
          <table:table-cell office:value-type="float" office:value="0.4083374" calcext:value-type="float">
            <text:p>0.4083374</text:p>
          </table:table-cell>
          <table:table-cell office:value-type="float" office:value="0.3467014" calcext:value-type="float">
            <text:p>0.3467014</text:p>
          </table:table-cell>
          <table:table-cell office:value-type="float" office:value="0.2732044" calcext:value-type="float">
            <text:p>0.2732044</text:p>
          </table:table-cell>
          <table:table-cell office:value-type="float" office:value="0.2964737" calcext:value-type="float">
            <text:p>0.2964737</text:p>
          </table:table-cell>
          <table:table-cell office:value-type="float" office:value="0.811193" calcext:value-type="float">
            <text:p>0.811193</text:p>
          </table:table-cell>
          <table:table-cell office:value-type="float" office:value="0.6686603" calcext:value-type="float">
            <text:p>0.6686603</text:p>
          </table:table-cell>
          <table:table-cell office:value-type="float" office:value="0.5052753" calcext:value-type="float">
            <text:p>0.5052753</text:p>
          </table:table-cell>
          <table:table-cell office:value-type="float" office:value="0.6168792" calcext:value-type="float">
            <text:p>0.61687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1163" calcext:value-type="float">
            <text:p>0.0381163</text:p>
          </table:table-cell>
          <table:table-cell office:value-type="float" office:value="0.0320962" calcext:value-type="float">
            <text:p>0.0320962</text:p>
          </table:table-cell>
          <table:table-cell office:value-type="float" office:value="0.0205824" calcext:value-type="float">
            <text:p>0.0205824</text:p>
          </table:table-cell>
          <table:table-cell office:value-type="float" office:value="0.0309667" calcext:value-type="float">
            <text:p>0.0309667</text:p>
          </table:table-cell>
          <table:table-cell office:value-type="float" office:value="0.1942016" calcext:value-type="float">
            <text:p>0.1942016</text:p>
          </table:table-cell>
          <table:table-cell office:value-type="float" office:value="0.1592665" calcext:value-type="float">
            <text:p>0.1592665</text:p>
          </table:table-cell>
          <table:table-cell office:value-type="float" office:value="0.1348582" calcext:value-type="float">
            <text:p>0.1348582</text:p>
          </table:table-cell>
          <table:table-cell office:value-type="float" office:value="0.1311662" calcext:value-type="float">
            <text:p>0.1311662</text:p>
          </table:table-cell>
          <table:table-cell office:value-type="float" office:value="0.4066785" calcext:value-type="float">
            <text:p>0.4066785</text:p>
          </table:table-cell>
          <table:table-cell office:value-type="float" office:value="0.3198113" calcext:value-type="float">
            <text:p>0.3198113</text:p>
          </table:table-cell>
          <table:table-cell office:value-type="float" office:value="0.2831164" calcext:value-type="float">
            <text:p>0.2831164</text:p>
          </table:table-cell>
          <table:table-cell office:value-type="float" office:value="0.2900336" calcext:value-type="float">
            <text:p>0.2900336</text:p>
          </table:table-cell>
          <table:table-cell office:value-type="float" office:value="0.7992328" calcext:value-type="float">
            <text:p>0.7992328</text:p>
          </table:table-cell>
          <table:table-cell office:value-type="float" office:value="0.6710805" calcext:value-type="float">
            <text:p>0.6710805</text:p>
          </table:table-cell>
          <table:table-cell office:value-type="float" office:value="0.4993471" calcext:value-type="float">
            <text:p>0.4993471</text:p>
          </table:table-cell>
          <table:table-cell office:value-type="float" office:value="0.5701067" calcext:value-type="float">
            <text:p>0.570106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9019" calcext:value-type="float">
            <text:p>0.0359019</text:p>
          </table:table-cell>
          <table:table-cell office:value-type="float" office:value="0.0321153" calcext:value-type="float">
            <text:p>0.0321153</text:p>
          </table:table-cell>
          <table:table-cell office:value-type="float" office:value="0.0230939" calcext:value-type="float">
            <text:p>0.0230939</text:p>
          </table:table-cell>
          <table:table-cell office:value-type="float" office:value="0.0239331" calcext:value-type="float">
            <text:p>0.0239331</text:p>
          </table:table-cell>
          <table:table-cell office:value-type="float" office:value="0.1910568" calcext:value-type="float">
            <text:p>0.1910568</text:p>
          </table:table-cell>
          <table:table-cell office:value-type="float" office:value="0.1610626" calcext:value-type="float">
            <text:p>0.1610626</text:p>
          </table:table-cell>
          <table:table-cell office:value-type="float" office:value="0.1363008" calcext:value-type="float">
            <text:p>0.1363008</text:p>
          </table:table-cell>
          <table:table-cell office:value-type="float" office:value="0.1291408" calcext:value-type="float">
            <text:p>0.1291408</text:p>
          </table:table-cell>
          <table:table-cell office:value-type="float" office:value="0.3812082" calcext:value-type="float">
            <text:p>0.3812082</text:p>
          </table:table-cell>
          <table:table-cell office:value-type="float" office:value="0.3239694" calcext:value-type="float">
            <text:p>0.3239694</text:p>
          </table:table-cell>
          <table:table-cell office:value-type="float" office:value="0.2660761" calcext:value-type="float">
            <text:p>0.2660761</text:p>
          </table:table-cell>
          <table:table-cell office:value-type="float" office:value="0.2926943" calcext:value-type="float">
            <text:p>0.2926943</text:p>
          </table:table-cell>
          <table:table-cell office:value-type="float" office:value="0.812294" calcext:value-type="float">
            <text:p>0.812294</text:p>
          </table:table-cell>
          <table:table-cell office:value-type="float" office:value="0.6754438" calcext:value-type="float">
            <text:p>0.6754438</text:p>
          </table:table-cell>
          <table:table-cell office:value-type="float" office:value="0.502033" calcext:value-type="float">
            <text:p>0.502033</text:p>
          </table:table-cell>
          <table:table-cell office:value-type="float" office:value="0.5692416" calcext:value-type="float">
            <text:p>0.569241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3733" calcext:value-type="float">
            <text:p>0.0333733</text:p>
          </table:table-cell>
          <table:table-cell office:value-type="float" office:value="0.0324138" calcext:value-type="float">
            <text:p>0.0324138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0276104" calcext:value-type="float">
            <text:p>0.0276104</text:p>
          </table:table-cell>
          <table:table-cell office:value-type="float" office:value="0.1875366" calcext:value-type="float">
            <text:p>0.1875366</text:p>
          </table:table-cell>
          <table:table-cell office:value-type="float" office:value="0.1729091" calcext:value-type="float">
            <text:p>0.1729091</text:p>
          </table:table-cell>
          <table:table-cell office:value-type="float" office:value="0.1351413" calcext:value-type="float">
            <text:p>0.1351413</text:p>
          </table:table-cell>
          <table:table-cell office:value-type="float" office:value="0.1297596" calcext:value-type="float">
            <text:p>0.1297596</text:p>
          </table:table-cell>
          <table:table-cell office:value-type="float" office:value="0.4032769" calcext:value-type="float">
            <text:p>0.4032769</text:p>
          </table:table-cell>
          <table:table-cell office:value-type="float" office:value="0.3463955" calcext:value-type="float">
            <text:p>0.3463955</text:p>
          </table:table-cell>
          <table:table-cell office:value-type="float" office:value="0.2803038" calcext:value-type="float">
            <text:p>0.2803038</text:p>
          </table:table-cell>
          <table:table-cell office:value-type="float" office:value="0.2882338" calcext:value-type="float">
            <text:p>0.2882338</text:p>
          </table:table-cell>
          <table:table-cell office:value-type="float" office:value="0.8050577" calcext:value-type="float">
            <text:p>0.8050577</text:p>
          </table:table-cell>
          <table:table-cell office:value-type="float" office:value="0.6586151" calcext:value-type="float">
            <text:p>0.6586151</text:p>
          </table:table-cell>
          <table:table-cell office:value-type="float" office:value="0.504052" calcext:value-type="float">
            <text:p>0.504052</text:p>
          </table:table-cell>
          <table:table-cell office:value-type="float" office:value="0.5594695" calcext:value-type="float">
            <text:p>0.55946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8241" calcext:value-type="float">
            <text:p>0.0338241</text:p>
          </table:table-cell>
          <table:table-cell office:value-type="float" office:value="0.0297432" calcext:value-type="float">
            <text:p>0.0297432</text:p>
          </table:table-cell>
          <table:table-cell office:value-type="float" office:value="0.0227601" calcext:value-type="float">
            <text:p>0.0227601</text:p>
          </table:table-cell>
          <table:table-cell office:value-type="float" office:value="0.0236184" calcext:value-type="float">
            <text:p>0.0236184</text:p>
          </table:table-cell>
          <table:table-cell office:value-type="float" office:value="0.1895111" calcext:value-type="float">
            <text:p>0.1895111</text:p>
          </table:table-cell>
          <table:table-cell office:value-type="float" office:value="0.1570491" calcext:value-type="float">
            <text:p>0.1570491</text:p>
          </table:table-cell>
          <table:table-cell office:value-type="float" office:value="0.1224582" calcext:value-type="float">
            <text:p>0.1224582</text:p>
          </table:table-cell>
          <table:table-cell office:value-type="float" office:value="0.1352147" calcext:value-type="float">
            <text:p>0.1352147</text:p>
          </table:table-cell>
          <table:table-cell office:value-type="float" office:value="0.4017458" calcext:value-type="float">
            <text:p>0.4017458</text:p>
          </table:table-cell>
          <table:table-cell office:value-type="float" office:value="0.3442468" calcext:value-type="float">
            <text:p>0.3442468</text:p>
          </table:table-cell>
          <table:table-cell office:value-type="float" office:value="0.2682788" calcext:value-type="float">
            <text:p>0.2682788</text:p>
          </table:table-cell>
          <table:table-cell office:value-type="float" office:value="0.2978022" calcext:value-type="float">
            <text:p>0.2978022</text:p>
          </table:table-cell>
          <table:table-cell office:value-type="float" office:value="0.8327461" calcext:value-type="float">
            <text:p>0.8327461</text:p>
          </table:table-cell>
          <table:table-cell office:value-type="float" office:value="0.658489" calcext:value-type="float">
            <text:p>0.658489</text:p>
          </table:table-cell>
          <table:table-cell office:value-type="float" office:value="0.5055801" calcext:value-type="float">
            <text:p>0.5055801</text:p>
          </table:table-cell>
          <table:table-cell office:value-type="float" office:value="0.573457" calcext:value-type="float">
            <text:p>0.5734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7112" calcext:value-type="float">
            <text:p>0.0367112</text:p>
          </table:table-cell>
          <table:table-cell office:value-type="float" office:value="0.0298343" calcext:value-type="float">
            <text:p>0.0298343</text:p>
          </table:table-cell>
          <table:table-cell office:value-type="float" office:value="0.0256392" calcext:value-type="float">
            <text:p>0.0256392</text:p>
          </table:table-cell>
          <table:table-cell office:value-type="float" office:value="0.0282064" calcext:value-type="float">
            <text:p>0.0282064</text:p>
          </table:table-cell>
          <table:table-cell office:value-type="float" office:value="0.1924915" calcext:value-type="float">
            <text:p>0.1924915</text:p>
          </table:table-cell>
          <table:table-cell office:value-type="float" office:value="0.1697183" calcext:value-type="float">
            <text:p>0.1697183</text:p>
          </table:table-cell>
          <table:table-cell office:value-type="float" office:value="0.1315197" calcext:value-type="float">
            <text:p>0.1315197</text:p>
          </table:table-cell>
          <table:table-cell office:value-type="float" office:value="0.1313725" calcext:value-type="float">
            <text:p>0.1313725</text:p>
          </table:table-cell>
          <table:table-cell office:value-type="float" office:value="0.4012266" calcext:value-type="float">
            <text:p>0.4012266</text:p>
          </table:table-cell>
          <table:table-cell office:value-type="float" office:value="0.3296783" calcext:value-type="float">
            <text:p>0.3296783</text:p>
          </table:table-cell>
          <table:table-cell office:value-type="float" office:value="0.2671893" calcext:value-type="float">
            <text:p>0.2671893</text:p>
          </table:table-cell>
          <table:table-cell office:value-type="float" office:value="0.2925871" calcext:value-type="float">
            <text:p>0.2925871</text:p>
          </table:table-cell>
          <table:table-cell office:value-type="float" office:value="0.8178249" calcext:value-type="float">
            <text:p>0.8178249</text:p>
          </table:table-cell>
          <table:table-cell office:value-type="float" office:value="0.6484391" calcext:value-type="float">
            <text:p>0.6484391</text:p>
          </table:table-cell>
          <table:table-cell office:value-type="float" office:value="0.5132787" calcext:value-type="float">
            <text:p>0.5132787</text:p>
          </table:table-cell>
          <table:table-cell office:value-type="float" office:value="0.5703864" calcext:value-type="float">
            <text:p>0.57038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7933" calcext:value-type="float">
            <text:p>0.0377933</text:p>
          </table:table-cell>
          <table:table-cell office:value-type="float" office:value="0.0292531" calcext:value-type="float">
            <text:p>0.0292531</text:p>
          </table:table-cell>
          <table:table-cell office:value-type="float" office:value="0.0270359" calcext:value-type="float">
            <text:p>0.0270359</text:p>
          </table:table-cell>
          <table:table-cell office:value-type="float" office:value="0.0281389" calcext:value-type="float">
            <text:p>0.0281389</text:p>
          </table:table-cell>
          <table:table-cell office:value-type="float" office:value="0.1889069" calcext:value-type="float">
            <text:p>0.1889069</text:p>
          </table:table-cell>
          <table:table-cell office:value-type="float" office:value="0.1748457" calcext:value-type="float">
            <text:p>0.1748457</text:p>
          </table:table-cell>
          <table:table-cell office:value-type="float" office:value="0.1289529" calcext:value-type="float">
            <text:p>0.1289529</text:p>
          </table:table-cell>
          <table:table-cell office:value-type="float" office:value="0.1334628" calcext:value-type="float">
            <text:p>0.1334628</text:p>
          </table:table-cell>
          <table:table-cell office:value-type="float" office:value="0.3989523" calcext:value-type="float">
            <text:p>0.3989523</text:p>
          </table:table-cell>
          <table:table-cell office:value-type="float" office:value="0.3276511" calcext:value-type="float">
            <text:p>0.3276511</text:p>
          </table:table-cell>
          <table:table-cell office:value-type="float" office:value="0.2704734" calcext:value-type="float">
            <text:p>0.2704734</text:p>
          </table:table-cell>
          <table:table-cell office:value-type="float" office:value="0.2663646" calcext:value-type="float">
            <text:p>0.2663646</text:p>
          </table:table-cell>
          <table:table-cell office:value-type="float" office:value="0.8101388" calcext:value-type="float">
            <text:p>0.8101388</text:p>
          </table:table-cell>
          <table:table-cell office:value-type="float" office:value="0.6708187" calcext:value-type="float">
            <text:p>0.6708187</text:p>
          </table:table-cell>
          <table:table-cell office:value-type="float" office:value="0.5386046" calcext:value-type="float">
            <text:p>0.5386046</text:p>
          </table:table-cell>
          <table:table-cell office:value-type="float" office:value="0.5515099" calcext:value-type="float">
            <text:p>0.551509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4205" calcext:value-type="float">
            <text:p>0.0374205</text:p>
          </table:table-cell>
          <table:table-cell office:value-type="float" office:value="0.0269728" calcext:value-type="float">
            <text:p>0.0269728</text:p>
          </table:table-cell>
          <table:table-cell office:value-type="float" office:value="0.0243845" calcext:value-type="float">
            <text:p>0.0243845</text:p>
          </table:table-cell>
          <table:table-cell office:value-type="float" office:value="0.0279007" calcext:value-type="float">
            <text:p>0.0279007</text:p>
          </table:table-cell>
          <table:table-cell office:value-type="float" office:value="0.1863252" calcext:value-type="float">
            <text:p>0.1863252</text:p>
          </table:table-cell>
          <table:table-cell office:value-type="float" office:value="0.1592957" calcext:value-type="float">
            <text:p>0.1592957</text:p>
          </table:table-cell>
          <table:table-cell office:value-type="float" office:value="0.1385721" calcext:value-type="float">
            <text:p>0.1385721</text:p>
          </table:table-cell>
          <table:table-cell office:value-type="float" office:value="0.1297081" calcext:value-type="float">
            <text:p>0.1297081</text:p>
          </table:table-cell>
          <table:table-cell office:value-type="float" office:value="0.426063" calcext:value-type="float">
            <text:p>0.426063</text:p>
          </table:table-cell>
          <table:table-cell office:value-type="float" office:value="0.3193594" calcext:value-type="float">
            <text:p>0.3193594</text:p>
          </table:table-cell>
          <table:table-cell office:value-type="float" office:value="0.2730189" calcext:value-type="float">
            <text:p>0.2730189</text:p>
          </table:table-cell>
          <table:table-cell office:value-type="float" office:value="0.2829758" calcext:value-type="float">
            <text:p>0.2829758</text:p>
          </table:table-cell>
          <table:table-cell office:value-type="float" office:value="0.8263355" calcext:value-type="float">
            <text:p>0.8263355</text:p>
          </table:table-cell>
          <table:table-cell office:value-type="float" office:value="0.6628421" calcext:value-type="float">
            <text:p>0.6628421</text:p>
          </table:table-cell>
          <table:table-cell office:value-type="float" office:value="0.5081416" calcext:value-type="float">
            <text:p>0.5081416</text:p>
          </table:table-cell>
          <table:table-cell office:value-type="float" office:value="0.5708723" calcext:value-type="float">
            <text:p>0.57087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828" calcext:value-type="float">
            <text:p>0.033828</text:p>
          </table:table-cell>
          <table:table-cell office:value-type="float" office:value="0.0293777" calcext:value-type="float">
            <text:p>0.0293777</text:p>
          </table:table-cell>
          <table:table-cell office:value-type="float" office:value="0.0214141" calcext:value-type="float">
            <text:p>0.0214141</text:p>
          </table:table-cell>
          <table:table-cell office:value-type="float" office:value="0.0283716" calcext:value-type="float">
            <text:p>0.0283716</text:p>
          </table:table-cell>
          <table:table-cell office:value-type="float" office:value="0.1898593" calcext:value-type="float">
            <text:p>0.1898593</text:p>
          </table:table-cell>
          <table:table-cell office:value-type="float" office:value="0.1724731" calcext:value-type="float">
            <text:p>0.1724731</text:p>
          </table:table-cell>
          <table:table-cell office:value-type="float" office:value="0.1410772" calcext:value-type="float">
            <text:p>0.1410772</text:p>
          </table:table-cell>
          <table:table-cell office:value-type="float" office:value="0.1338017" calcext:value-type="float">
            <text:p>0.1338017</text:p>
          </table:table-cell>
          <table:table-cell office:value-type="float" office:value="0.405311" calcext:value-type="float">
            <text:p>0.405311</text:p>
          </table:table-cell>
          <table:table-cell office:value-type="float" office:value="0.3372657" calcext:value-type="float">
            <text:p>0.3372657</text:p>
          </table:table-cell>
          <table:table-cell office:value-type="float" office:value="0.2416238" calcext:value-type="float">
            <text:p>0.2416238</text:p>
          </table:table-cell>
          <table:table-cell office:value-type="float" office:value="0.2914107" calcext:value-type="float">
            <text:p>0.2914107</text:p>
          </table:table-cell>
          <table:table-cell office:value-type="float" office:value="0.8304601" calcext:value-type="float">
            <text:p>0.8304601</text:p>
          </table:table-cell>
          <table:table-cell office:value-type="float" office:value="0.6588344" calcext:value-type="float">
            <text:p>0.6588344</text:p>
          </table:table-cell>
          <table:table-cell office:value-type="float" office:value="0.4925494" calcext:value-type="float">
            <text:p>0.4925494</text:p>
          </table:table-cell>
          <table:table-cell office:value-type="float" office:value="0.56495" calcext:value-type="float">
            <text:p>0.564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701" calcext:value-type="float">
            <text:p>0.034701</text:p>
          </table:table-cell>
          <table:table-cell office:value-type="float" office:value="0.0355068" calcext:value-type="float">
            <text:p>0.0355068</text:p>
          </table:table-cell>
          <table:table-cell office:value-type="float" office:value="0.0231384" calcext:value-type="float">
            <text:p>0.0231384</text:p>
          </table:table-cell>
          <table:table-cell office:value-type="float" office:value="0.0286945" calcext:value-type="float">
            <text:p>0.0286945</text:p>
          </table:table-cell>
          <table:table-cell office:value-type="float" office:value="0.196957" calcext:value-type="float">
            <text:p>0.196957</text:p>
          </table:table-cell>
          <table:table-cell office:value-type="float" office:value="0.1776253" calcext:value-type="float">
            <text:p>0.1776253</text:p>
          </table:table-cell>
          <table:table-cell office:value-type="float" office:value="0.1210414" calcext:value-type="float">
            <text:p>0.1210414</text:p>
          </table:table-cell>
          <table:table-cell office:value-type="float" office:value="0.1405586" calcext:value-type="float">
            <text:p>0.1405586</text:p>
          </table:table-cell>
          <table:table-cell office:value-type="float" office:value="0.389098" calcext:value-type="float">
            <text:p>0.389098</text:p>
          </table:table-cell>
          <table:table-cell office:value-type="float" office:value="0.350802" calcext:value-type="float">
            <text:p>0.350802</text:p>
          </table:table-cell>
          <table:table-cell office:value-type="float" office:value="0.2607569" calcext:value-type="float">
            <text:p>0.2607569</text:p>
          </table:table-cell>
          <table:table-cell office:value-type="float" office:value="0.2935859" calcext:value-type="float">
            <text:p>0.2935859</text:p>
          </table:table-cell>
          <table:table-cell office:value-type="float" office:value="0.812387" calcext:value-type="float">
            <text:p>0.812387</text:p>
          </table:table-cell>
          <table:table-cell office:value-type="float" office:value="0.652993" calcext:value-type="float">
            <text:p>0.652993</text:p>
          </table:table-cell>
          <table:table-cell office:value-type="float" office:value="0.5028452" calcext:value-type="float">
            <text:p>0.5028452</text:p>
          </table:table-cell>
          <table:table-cell office:value-type="float" office:value="0.5447197" calcext:value-type="float">
            <text:p>0.544719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4998" calcext:value-type="float">
            <text:p>0.0364998</text:p>
          </table:table-cell>
          <table:table-cell office:value-type="float" office:value="0.0289176" calcext:value-type="float">
            <text:p>0.0289176</text:p>
          </table:table-cell>
          <table:table-cell office:value-type="float" office:value="0.0257819" calcext:value-type="float">
            <text:p>0.0257819</text:p>
          </table:table-cell>
          <table:table-cell office:value-type="float" office:value="0.0284771" calcext:value-type="float">
            <text:p>0.0284771</text:p>
          </table:table-cell>
          <table:table-cell office:value-type="float" office:value="0.1855572" calcext:value-type="float">
            <text:p>0.1855572</text:p>
          </table:table-cell>
          <table:table-cell office:value-type="float" office:value="0.1560409" calcext:value-type="float">
            <text:p>0.1560409</text:p>
          </table:table-cell>
          <table:table-cell office:value-type="float" office:value="0.1272937" calcext:value-type="float">
            <text:p>0.1272937</text:p>
          </table:table-cell>
          <table:table-cell office:value-type="float" office:value="0.144714" calcext:value-type="float">
            <text:p>0.144714</text:p>
          </table:table-cell>
          <table:table-cell office:value-type="float" office:value="0.4033359" calcext:value-type="float">
            <text:p>0.4033359</text:p>
          </table:table-cell>
          <table:table-cell office:value-type="float" office:value="0.3548133" calcext:value-type="float">
            <text:p>0.3548133</text:p>
          </table:table-cell>
          <table:table-cell office:value-type="float" office:value="0.2643549" calcext:value-type="float">
            <text:p>0.2643549</text:p>
          </table:table-cell>
          <table:table-cell office:value-type="float" office:value="0.2898432" calcext:value-type="float">
            <text:p>0.2898432</text:p>
          </table:table-cell>
          <table:table-cell office:value-type="float" office:value="0.807449" calcext:value-type="float">
            <text:p>0.807449</text:p>
          </table:table-cell>
          <table:table-cell office:value-type="float" office:value="0.6757897" calcext:value-type="float">
            <text:p>0.6757897</text:p>
          </table:table-cell>
          <table:table-cell office:value-type="float" office:value="0.5006394" calcext:value-type="float">
            <text:p>0.5006394</text:p>
          </table:table-cell>
          <table:table-cell office:value-type="float" office:value="0.5532072" calcext:value-type="float">
            <text:p>0.55320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9671" calcext:value-type="float">
            <text:p>0.0379671</text:p>
          </table:table-cell>
          <table:table-cell office:value-type="float" office:value="0.0323284" calcext:value-type="float">
            <text:p>0.0323284</text:p>
          </table:table-cell>
          <table:table-cell office:value-type="float" office:value="0.0276413" calcext:value-type="float">
            <text:p>0.0276413</text:p>
          </table:table-cell>
          <table:table-cell office:value-type="float" office:value="0.0280919" calcext:value-type="float">
            <text:p>0.0280919</text:p>
          </table:table-cell>
          <table:table-cell office:value-type="float" office:value="0.1885555" calcext:value-type="float">
            <text:p>0.1885555</text:p>
          </table:table-cell>
          <table:table-cell office:value-type="float" office:value="0.1718289" calcext:value-type="float">
            <text:p>0.1718289</text:p>
          </table:table-cell>
          <table:table-cell office:value-type="float" office:value="0.1451822" calcext:value-type="float">
            <text:p>0.1451822</text:p>
          </table:table-cell>
          <table:table-cell office:value-type="float" office:value="0.1484327" calcext:value-type="float">
            <text:p>0.1484327</text:p>
          </table:table-cell>
          <table:table-cell office:value-type="float" office:value="0.4133778" calcext:value-type="float">
            <text:p>0.4133778</text:p>
          </table:table-cell>
          <table:table-cell office:value-type="float" office:value="0.3460363" calcext:value-type="float">
            <text:p>0.3460363</text:p>
          </table:table-cell>
          <table:table-cell office:value-type="float" office:value="0.2678438" calcext:value-type="float">
            <text:p>0.2678438</text:p>
          </table:table-cell>
          <table:table-cell office:value-type="float" office:value="0.2940142" calcext:value-type="float">
            <text:p>0.2940142</text:p>
          </table:table-cell>
          <table:table-cell office:value-type="float" office:value="0.7987043" calcext:value-type="float">
            <text:p>0.7987043</text:p>
          </table:table-cell>
          <table:table-cell office:value-type="float" office:value="0.6902187" calcext:value-type="float">
            <text:p>0.6902187</text:p>
          </table:table-cell>
          <table:table-cell office:value-type="float" office:value="0.5217172" calcext:value-type="float">
            <text:p>0.5217172</text:p>
          </table:table-cell>
          <table:table-cell office:value-type="float" office:value="0.538324" calcext:value-type="float">
            <text:p>0.5383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4254" calcext:value-type="float">
            <text:p>0.0344254</text:p>
          </table:table-cell>
          <table:table-cell office:value-type="float" office:value="0.0367869" calcext:value-type="float">
            <text:p>0.0367869</text:p>
          </table:table-cell>
          <table:table-cell office:value-type="float" office:value="0.0237425" calcext:value-type="float">
            <text:p>0.0237425</text:p>
          </table:table-cell>
          <table:table-cell office:value-type="float" office:value="0.025207" calcext:value-type="float">
            <text:p>0.025207</text:p>
          </table:table-cell>
          <table:table-cell office:value-type="float" office:value="0.1898444" calcext:value-type="float">
            <text:p>0.1898444</text:p>
          </table:table-cell>
          <table:table-cell office:value-type="float" office:value="0.1716293" calcext:value-type="float">
            <text:p>0.1716293</text:p>
          </table:table-cell>
          <table:table-cell office:value-type="float" office:value="0.1437219" calcext:value-type="float">
            <text:p>0.1437219</text:p>
          </table:table-cell>
          <table:table-cell office:value-type="float" office:value="0.1417389" calcext:value-type="float">
            <text:p>0.1417389</text:p>
          </table:table-cell>
          <table:table-cell office:value-type="float" office:value="0.4025962" calcext:value-type="float">
            <text:p>0.4025962</text:p>
          </table:table-cell>
          <table:table-cell office:value-type="float" office:value="0.3478039" calcext:value-type="float">
            <text:p>0.3478039</text:p>
          </table:table-cell>
          <table:table-cell office:value-type="float" office:value="0.2727283" calcext:value-type="float">
            <text:p>0.2727283</text:p>
          </table:table-cell>
          <table:table-cell office:value-type="float" office:value="0.2889294" calcext:value-type="float">
            <text:p>0.2889294</text:p>
          </table:table-cell>
          <table:table-cell office:value-type="float" office:value="0.8029171" calcext:value-type="float">
            <text:p>0.8029171</text:p>
          </table:table-cell>
          <table:table-cell office:value-type="float" office:value="0.6456554" calcext:value-type="float">
            <text:p>0.6456554</text:p>
          </table:table-cell>
          <table:table-cell office:value-type="float" office:value="0.4947604" calcext:value-type="float">
            <text:p>0.4947604</text:p>
          </table:table-cell>
          <table:table-cell office:value-type="float" office:value="0.5752717" calcext:value-type="float">
            <text:p>0.575271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1755" calcext:value-type="float">
            <text:p>0.0361755</text:p>
          </table:table-cell>
          <table:table-cell office:value-type="float" office:value="0.0307529" calcext:value-type="float">
            <text:p>0.0307529</text:p>
          </table:table-cell>
          <table:table-cell office:value-type="float" office:value="0.0242895" calcext:value-type="float">
            <text:p>0.0242895</text:p>
          </table:table-cell>
          <table:table-cell office:value-type="float" office:value="0.0234597" calcext:value-type="float">
            <text:p>0.0234597</text:p>
          </table:table-cell>
          <table:table-cell office:value-type="float" office:value="0.180491" calcext:value-type="float">
            <text:p>0.180491</text:p>
          </table:table-cell>
          <table:table-cell office:value-type="float" office:value="0.1582499" calcext:value-type="float">
            <text:p>0.1582499</text:p>
          </table:table-cell>
          <table:table-cell office:value-type="float" office:value="0.1435895" calcext:value-type="float">
            <text:p>0.1435895</text:p>
          </table:table-cell>
          <table:table-cell office:value-type="float" office:value="0.1516891" calcext:value-type="float">
            <text:p>0.1516891</text:p>
          </table:table-cell>
          <table:table-cell office:value-type="float" office:value="0.4191656" calcext:value-type="float">
            <text:p>0.4191656</text:p>
          </table:table-cell>
          <table:table-cell office:value-type="float" office:value="0.3405702" calcext:value-type="float">
            <text:p>0.3405702</text:p>
          </table:table-cell>
          <table:table-cell office:value-type="float" office:value="0.273767" calcext:value-type="float">
            <text:p>0.273767</text:p>
          </table:table-cell>
          <table:table-cell office:value-type="float" office:value="0.2771015" calcext:value-type="float">
            <text:p>0.2771015</text:p>
          </table:table-cell>
          <table:table-cell office:value-type="float" office:value="0.8049878" calcext:value-type="float">
            <text:p>0.8049878</text:p>
          </table:table-cell>
          <table:table-cell office:value-type="float" office:value="0.6686895" calcext:value-type="float">
            <text:p>0.6686895</text:p>
          </table:table-cell>
          <table:table-cell office:value-type="float" office:value="0.5031347" calcext:value-type="float">
            <text:p>0.5031347</text:p>
          </table:table-cell>
          <table:table-cell office:value-type="float" office:value="0.5467853" calcext:value-type="float">
            <text:p>0.546785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9213" calcext:value-type="float">
            <text:p>0.0349213</text:p>
          </table:table-cell>
          <table:table-cell office:value-type="float" office:value="0.0278339" calcext:value-type="float">
            <text:p>0.0278339</text:p>
          </table:table-cell>
          <table:table-cell office:value-type="float" office:value="0.023897" calcext:value-type="float">
            <text:p>0.023897</text:p>
          </table:table-cell>
          <table:table-cell office:value-type="float" office:value="0.027167" calcext:value-type="float">
            <text:p>0.027167</text:p>
          </table:table-cell>
          <table:table-cell office:value-type="float" office:value="0.1894308" calcext:value-type="float">
            <text:p>0.1894308</text:p>
          </table:table-cell>
          <table:table-cell office:value-type="float" office:value="0.1743057" calcext:value-type="float">
            <text:p>0.1743057</text:p>
          </table:table-cell>
          <table:table-cell office:value-type="float" office:value="0.1427614" calcext:value-type="float">
            <text:p>0.1427614</text:p>
          </table:table-cell>
          <table:table-cell office:value-type="float" office:value="0.1429747" calcext:value-type="float">
            <text:p>0.1429747</text:p>
          </table:table-cell>
          <table:table-cell office:value-type="float" office:value="0.4070643" calcext:value-type="float">
            <text:p>0.4070643</text:p>
          </table:table-cell>
          <table:table-cell office:value-type="float" office:value="0.335851" calcext:value-type="float">
            <text:p>0.335851</text:p>
          </table:table-cell>
          <table:table-cell office:value-type="float" office:value="0.2697329" calcext:value-type="float">
            <text:p>0.2697329</text:p>
          </table:table-cell>
          <table:table-cell office:value-type="float" office:value="0.2892314" calcext:value-type="float">
            <text:p>0.2892314</text:p>
          </table:table-cell>
          <table:table-cell office:value-type="float" office:value="0.7954032" calcext:value-type="float">
            <text:p>0.7954032</text:p>
          </table:table-cell>
          <table:table-cell office:value-type="float" office:value="0.6715274" calcext:value-type="float">
            <text:p>0.6715274</text:p>
          </table:table-cell>
          <table:table-cell office:value-type="float" office:value="0.5022288" calcext:value-type="float">
            <text:p>0.5022288</text:p>
          </table:table-cell>
          <table:table-cell office:value-type="float" office:value="0.5618756" calcext:value-type="float">
            <text:p>0.561875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3266" calcext:value-type="float">
            <text:p>0.0343266</text:p>
          </table:table-cell>
          <table:table-cell office:value-type="float" office:value="0.0292348" calcext:value-type="float">
            <text:p>0.0292348</text:p>
          </table:table-cell>
          <table:table-cell office:value-type="float" office:value="0.0219737" calcext:value-type="float">
            <text:p>0.0219737</text:p>
          </table:table-cell>
          <table:table-cell office:value-type="float" office:value="0.0265325" calcext:value-type="float">
            <text:p>0.0265325</text:p>
          </table:table-cell>
          <table:table-cell office:value-type="float" office:value="0.2044697" calcext:value-type="float">
            <text:p>0.2044697</text:p>
          </table:table-cell>
          <table:table-cell office:value-type="float" office:value="0.1748377" calcext:value-type="float">
            <text:p>0.1748377</text:p>
          </table:table-cell>
          <table:table-cell office:value-type="float" office:value="0.1431584" calcext:value-type="float">
            <text:p>0.1431584</text:p>
          </table:table-cell>
          <table:table-cell office:value-type="float" office:value="0.1512588" calcext:value-type="float">
            <text:p>0.1512588</text:p>
          </table:table-cell>
          <table:table-cell office:value-type="float" office:value="0.4168357" calcext:value-type="float">
            <text:p>0.4168357</text:p>
          </table:table-cell>
          <table:table-cell office:value-type="float" office:value="0.3384319" calcext:value-type="float">
            <text:p>0.3384319</text:p>
          </table:table-cell>
          <table:table-cell office:value-type="float" office:value="0.2682445" calcext:value-type="float">
            <text:p>0.2682445</text:p>
          </table:table-cell>
          <table:table-cell office:value-type="float" office:value="0.2839402" calcext:value-type="float">
            <text:p>0.2839402</text:p>
          </table:table-cell>
          <table:table-cell office:value-type="float" office:value="0.8048851" calcext:value-type="float">
            <text:p>0.8048851</text:p>
          </table:table-cell>
          <table:table-cell office:value-type="float" office:value="0.6683158" calcext:value-type="float">
            <text:p>0.6683158</text:p>
          </table:table-cell>
          <table:table-cell office:value-type="float" office:value="0.5096585" calcext:value-type="float">
            <text:p>0.5096585</text:p>
          </table:table-cell>
          <table:table-cell office:value-type="float" office:value="0.5483723" calcext:value-type="float">
            <text:p>0.548372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7207" calcext:value-type="float">
            <text:p>0.0377207</text:p>
          </table:table-cell>
          <table:table-cell office:value-type="float" office:value="0.0314834" calcext:value-type="float">
            <text:p>0.0314834</text:p>
          </table:table-cell>
          <table:table-cell office:value-type="float" office:value="0.0257338" calcext:value-type="float">
            <text:p>0.0257338</text:p>
          </table:table-cell>
          <table:table-cell office:value-type="float" office:value="0.0301552" calcext:value-type="float">
            <text:p>0.0301552</text:p>
          </table:table-cell>
          <table:table-cell office:value-type="float" office:value="0.2039152" calcext:value-type="float">
            <text:p>0.2039152</text:p>
          </table:table-cell>
          <table:table-cell office:value-type="float" office:value="0.1793491" calcext:value-type="float">
            <text:p>0.1793491</text:p>
          </table:table-cell>
          <table:table-cell office:value-type="float" office:value="0.140112" calcext:value-type="float">
            <text:p>0.140112</text:p>
          </table:table-cell>
          <table:table-cell office:value-type="float" office:value="0.1432669" calcext:value-type="float">
            <text:p>0.1432669</text:p>
          </table:table-cell>
          <table:table-cell office:value-type="float" office:value="0.3840813" calcext:value-type="float">
            <text:p>0.3840813</text:p>
          </table:table-cell>
          <table:table-cell office:value-type="float" office:value="0.3404125" calcext:value-type="float">
            <text:p>0.3404125</text:p>
          </table:table-cell>
          <table:table-cell office:value-type="float" office:value="0.2615216" calcext:value-type="float">
            <text:p>0.2615216</text:p>
          </table:table-cell>
          <table:table-cell office:value-type="float" office:value="0.291625" calcext:value-type="float">
            <text:p>0.291625</text:p>
          </table:table-cell>
          <table:table-cell office:value-type="float" office:value="0.7986291" calcext:value-type="float">
            <text:p>0.7986291</text:p>
          </table:table-cell>
          <table:table-cell office:value-type="float" office:value="0.6532343" calcext:value-type="float">
            <text:p>0.6532343</text:p>
          </table:table-cell>
          <table:table-cell office:value-type="float" office:value="0.5015123" calcext:value-type="float">
            <text:p>0.5015123</text:p>
          </table:table-cell>
          <table:table-cell office:value-type="float" office:value="0.5813834" calcext:value-type="float">
            <text:p>0.58138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7805" calcext:value-type="float">
            <text:p>0.0377805</text:p>
          </table:table-cell>
          <table:table-cell office:value-type="float" office:value="0.0323982" calcext:value-type="float">
            <text:p>0.0323982</text:p>
          </table:table-cell>
          <table:table-cell office:value-type="float" office:value="0.027612" calcext:value-type="float">
            <text:p>0.027612</text:p>
          </table:table-cell>
          <table:table-cell office:value-type="float" office:value="0.031309" calcext:value-type="float">
            <text:p>0.031309</text:p>
          </table:table-cell>
          <table:table-cell office:value-type="float" office:value="0.2124957" calcext:value-type="float">
            <text:p>0.2124957</text:p>
          </table:table-cell>
          <table:table-cell office:value-type="float" office:value="0.1827281" calcext:value-type="float">
            <text:p>0.1827281</text:p>
          </table:table-cell>
          <table:table-cell office:value-type="float" office:value="0.1375127" calcext:value-type="float">
            <text:p>0.1375127</text:p>
          </table:table-cell>
          <table:table-cell office:value-type="float" office:value="0.1541217" calcext:value-type="float">
            <text:p>0.1541217</text:p>
          </table:table-cell>
          <table:table-cell office:value-type="float" office:value="0.3988078" calcext:value-type="float">
            <text:p>0.3988078</text:p>
          </table:table-cell>
          <table:table-cell office:value-type="float" office:value="0.3396631" calcext:value-type="float">
            <text:p>0.3396631</text:p>
          </table:table-cell>
          <table:table-cell office:value-type="float" office:value="0.2658092" calcext:value-type="float">
            <text:p>0.2658092</text:p>
          </table:table-cell>
          <table:table-cell office:value-type="float" office:value="0.2919717" calcext:value-type="float">
            <text:p>0.2919717</text:p>
          </table:table-cell>
          <table:table-cell office:value-type="float" office:value="0.8050651" calcext:value-type="float">
            <text:p>0.8050651</text:p>
          </table:table-cell>
          <table:table-cell office:value-type="float" office:value="0.684282" calcext:value-type="float">
            <text:p>0.684282</text:p>
          </table:table-cell>
          <table:table-cell office:value-type="float" office:value="0.4953754" calcext:value-type="float">
            <text:p>0.4953754</text:p>
          </table:table-cell>
          <table:table-cell office:value-type="float" office:value="0.570918" calcext:value-type="float">
            <text:p>0.5709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9029" calcext:value-type="float">
            <text:p>0.0369029</text:p>
          </table:table-cell>
          <table:table-cell office:value-type="float" office:value="0.0292214" calcext:value-type="float">
            <text:p>0.0292214</text:p>
          </table:table-cell>
          <table:table-cell office:value-type="float" office:value="0.026379" calcext:value-type="float">
            <text:p>0.026379</text:p>
          </table:table-cell>
          <table:table-cell office:value-type="float" office:value="0.0253897" calcext:value-type="float">
            <text:p>0.0253897</text:p>
          </table:table-cell>
          <table:table-cell office:value-type="float" office:value="0.1994336" calcext:value-type="float">
            <text:p>0.1994336</text:p>
          </table:table-cell>
          <table:table-cell office:value-type="float" office:value="0.17229" calcext:value-type="float">
            <text:p>0.17229</text:p>
          </table:table-cell>
          <table:table-cell office:value-type="float" office:value="0.1383019" calcext:value-type="float">
            <text:p>0.1383019</text:p>
          </table:table-cell>
          <table:table-cell office:value-type="float" office:value="0.1482581" calcext:value-type="float">
            <text:p>0.1482581</text:p>
          </table:table-cell>
          <table:table-cell office:value-type="float" office:value="0.4166014" calcext:value-type="float">
            <text:p>0.4166014</text:p>
          </table:table-cell>
          <table:table-cell office:value-type="float" office:value="0.3550358" calcext:value-type="float">
            <text:p>0.3550358</text:p>
          </table:table-cell>
          <table:table-cell office:value-type="float" office:value="0.2693503" calcext:value-type="float">
            <text:p>0.2693503</text:p>
          </table:table-cell>
          <table:table-cell office:value-type="float" office:value="0.2923372" calcext:value-type="float">
            <text:p>0.2923372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0.6650017" calcext:value-type="float">
            <text:p>0.6650017</text:p>
          </table:table-cell>
          <table:table-cell office:value-type="float" office:value="0.5557559" calcext:value-type="float">
            <text:p>0.5557559</text:p>
          </table:table-cell>
          <table:table-cell office:value-type="float" office:value="0.5636861" calcext:value-type="float">
            <text:p>0.563686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89" calcext:value-type="float">
            <text:p>0.038889</text:p>
          </table:table-cell>
          <table:table-cell office:value-type="float" office:value="0.031004" calcext:value-type="float">
            <text:p>0.031004</text:p>
          </table:table-cell>
          <table:table-cell office:value-type="float" office:value="0.0286775" calcext:value-type="float">
            <text:p>0.0286775</text:p>
          </table:table-cell>
          <table:table-cell office:value-type="float" office:value="0.0300646" calcext:value-type="float">
            <text:p>0.0300646</text:p>
          </table:table-cell>
          <table:table-cell office:value-type="float" office:value="0.1850558" calcext:value-type="float">
            <text:p>0.1850558</text:p>
          </table:table-cell>
          <table:table-cell office:value-type="float" office:value="0.1779515" calcext:value-type="float">
            <text:p>0.1779515</text:p>
          </table:table-cell>
          <table:table-cell office:value-type="float" office:value="0.1380002" calcext:value-type="float">
            <text:p>0.1380002</text:p>
          </table:table-cell>
          <table:table-cell office:value-type="float" office:value="0.1546184" calcext:value-type="float">
            <text:p>0.1546184</text:p>
          </table:table-cell>
          <table:table-cell office:value-type="float" office:value="0.4088983" calcext:value-type="float">
            <text:p>0.4088983</text:p>
          </table:table-cell>
          <table:table-cell office:value-type="float" office:value="0.355548" calcext:value-type="float">
            <text:p>0.355548</text:p>
          </table:table-cell>
          <table:table-cell office:value-type="float" office:value="0.2721389" calcext:value-type="float">
            <text:p>0.2721389</text:p>
          </table:table-cell>
          <table:table-cell office:value-type="float" office:value="0.291594" calcext:value-type="float">
            <text:p>0.291594</text:p>
          </table:table-cell>
          <table:table-cell office:value-type="float" office:value="0.7928262" calcext:value-type="float">
            <text:p>0.7928262</text:p>
          </table:table-cell>
          <table:table-cell office:value-type="float" office:value="0.6964538" calcext:value-type="float">
            <text:p>0.6964538</text:p>
          </table:table-cell>
          <table:table-cell office:value-type="float" office:value="0.5595869" calcext:value-type="float">
            <text:p>0.5595869</text:p>
          </table:table-cell>
          <table:table-cell office:value-type="float" office:value="0.5610338" calcext:value-type="float">
            <text:p>0.561033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5134" calcext:value-type="float">
            <text:p>0.0345134</text:p>
          </table:table-cell>
          <table:table-cell office:value-type="float" office:value="0.0301022" calcext:value-type="float">
            <text:p>0.0301022</text:p>
          </table:table-cell>
          <table:table-cell office:value-type="float" office:value="0.0245147" calcext:value-type="float">
            <text:p>0.0245147</text:p>
          </table:table-cell>
          <table:table-cell office:value-type="float" office:value="0.0301381" calcext:value-type="float">
            <text:p>0.0301381</text:p>
          </table:table-cell>
          <table:table-cell office:value-type="float" office:value="0.1890077" calcext:value-type="float">
            <text:p>0.1890077</text:p>
          </table:table-cell>
          <table:table-cell office:value-type="float" office:value="0.1783119" calcext:value-type="float">
            <text:p>0.1783119</text:p>
          </table:table-cell>
          <table:table-cell office:value-type="float" office:value="0.1247237" calcext:value-type="float">
            <text:p>0.1247237</text:p>
          </table:table-cell>
          <table:table-cell office:value-type="float" office:value="0.1355802" calcext:value-type="float">
            <text:p>0.1355802</text:p>
          </table:table-cell>
          <table:table-cell office:value-type="float" office:value="0.4112702" calcext:value-type="float">
            <text:p>0.4112702</text:p>
          </table:table-cell>
          <table:table-cell office:value-type="float" office:value="0.336057" calcext:value-type="float">
            <text:p>0.336057</text:p>
          </table:table-cell>
          <table:table-cell office:value-type="float" office:value="0.2842588" calcext:value-type="float">
            <text:p>0.2842588</text:p>
          </table:table-cell>
          <table:table-cell office:value-type="float" office:value="0.2712684" calcext:value-type="float">
            <text:p>0.2712684</text:p>
          </table:table-cell>
          <table:table-cell office:value-type="float" office:value="0.8335899" calcext:value-type="float">
            <text:p>0.8335899</text:p>
          </table:table-cell>
          <table:table-cell office:value-type="float" office:value="0.6674592" calcext:value-type="float">
            <text:p>0.6674592</text:p>
          </table:table-cell>
          <table:table-cell office:value-type="float" office:value="0.5106239" calcext:value-type="float">
            <text:p>0.5106239</text:p>
          </table:table-cell>
          <table:table-cell office:value-type="float" office:value="0.5687246" calcext:value-type="float">
            <text:p>0.568724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9998" calcext:value-type="float">
            <text:p>0.0379998</text:p>
          </table:table-cell>
          <table:table-cell office:value-type="float" office:value="0.028025" calcext:value-type="float">
            <text:p>0.028025</text:p>
          </table:table-cell>
          <table:table-cell office:value-type="float" office:value="0.0276039" calcext:value-type="float">
            <text:p>0.0276039</text:p>
          </table:table-cell>
          <table:table-cell office:value-type="float" office:value="0.0301778" calcext:value-type="float">
            <text:p>0.0301778</text:p>
          </table:table-cell>
          <table:table-cell office:value-type="float" office:value="0.1943634" calcext:value-type="float">
            <text:p>0.1943634</text:p>
          </table:table-cell>
          <table:table-cell office:value-type="float" office:value="0.1791367" calcext:value-type="float">
            <text:p>0.1791367</text:p>
          </table:table-cell>
          <table:table-cell office:value-type="float" office:value="0.1388937" calcext:value-type="float">
            <text:p>0.1388937</text:p>
          </table:table-cell>
          <table:table-cell office:value-type="float" office:value="0.1305943" calcext:value-type="float">
            <text:p>0.1305943</text:p>
          </table:table-cell>
          <table:table-cell office:value-type="float" office:value="0.4214915" calcext:value-type="float">
            <text:p>0.4214915</text:p>
          </table:table-cell>
          <table:table-cell office:value-type="float" office:value="0.3395366" calcext:value-type="float">
            <text:p>0.3395366</text:p>
          </table:table-cell>
          <table:table-cell office:value-type="float" office:value="0.2500068" calcext:value-type="float">
            <text:p>0.2500068</text:p>
          </table:table-cell>
          <table:table-cell office:value-type="float" office:value="0.2935435" calcext:value-type="float">
            <text:p>0.2935435</text:p>
          </table:table-cell>
          <table:table-cell office:value-type="float" office:value="0.8128089" calcext:value-type="float">
            <text:p>0.8128089</text:p>
          </table:table-cell>
          <table:table-cell office:value-type="float" office:value="0.6582009" calcext:value-type="float">
            <text:p>0.6582009</text:p>
          </table:table-cell>
          <table:table-cell office:value-type="float" office:value="0.5590032" calcext:value-type="float">
            <text:p>0.5590032</text:p>
          </table:table-cell>
          <table:table-cell office:value-type="float" office:value="0.5907488" calcext:value-type="float">
            <text:p>0.590748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6907" calcext:value-type="float">
            <text:p>0.0386907</text:p>
          </table:table-cell>
          <table:table-cell office:value-type="float" office:value="0.0299624" calcext:value-type="float">
            <text:p>0.0299624</text:p>
          </table:table-cell>
          <table:table-cell office:value-type="float" office:value="0.0281727" calcext:value-type="float">
            <text:p>0.0281727</text:p>
          </table:table-cell>
          <table:table-cell office:value-type="float" office:value="0.0253823" calcext:value-type="float">
            <text:p>0.0253823</text:p>
          </table:table-cell>
          <table:table-cell office:value-type="float" office:value="0.2049695" calcext:value-type="float">
            <text:p>0.2049695</text:p>
          </table:table-cell>
          <table:table-cell office:value-type="float" office:value="0.1772079" calcext:value-type="float">
            <text:p>0.1772079</text:p>
          </table:table-cell>
          <table:table-cell office:value-type="float" office:value="0.1401808" calcext:value-type="float">
            <text:p>0.1401808</text:p>
          </table:table-cell>
          <table:table-cell office:value-type="float" office:value="0.1343342" calcext:value-type="float">
            <text:p>0.1343342</text:p>
          </table:table-cell>
          <table:table-cell office:value-type="float" office:value="0.4086536" calcext:value-type="float">
            <text:p>0.4086536</text:p>
          </table:table-cell>
          <table:table-cell office:value-type="float" office:value="0.3380942" calcext:value-type="float">
            <text:p>0.3380942</text:p>
          </table:table-cell>
          <table:table-cell office:value-type="float" office:value="0.2488688" calcext:value-type="float">
            <text:p>0.2488688</text:p>
          </table:table-cell>
          <table:table-cell office:value-type="float" office:value="0.287001" calcext:value-type="float">
            <text:p>0.287001</text:p>
          </table:table-cell>
          <table:table-cell office:value-type="float" office:value="0.8341669" calcext:value-type="float">
            <text:p>0.8341669</text:p>
          </table:table-cell>
          <table:table-cell office:value-type="float" office:value="0.6744339" calcext:value-type="float">
            <text:p>0.6744339</text:p>
          </table:table-cell>
          <table:table-cell office:value-type="float" office:value="0.5404157" calcext:value-type="float">
            <text:p>0.5404157</text:p>
          </table:table-cell>
          <table:table-cell office:value-type="float" office:value="0.5611482" calcext:value-type="float">
            <text:p>0.561148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405467" calcext:value-type="float">
            <text:p>0.0405467</text:p>
          </table:table-cell>
          <table:table-cell office:value-type="float" office:value="0.0330145" calcext:value-type="float">
            <text:p>0.0330145</text:p>
          </table:table-cell>
          <table:table-cell office:value-type="float" office:value="0.0235401" calcext:value-type="float">
            <text:p>0.0235401</text:p>
          </table:table-cell>
          <table:table-cell office:value-type="float" office:value="0.0253808" calcext:value-type="float">
            <text:p>0.0253808</text:p>
          </table:table-cell>
          <table:table-cell office:value-type="float" office:value="0.2042544" calcext:value-type="float">
            <text:p>0.2042544</text:p>
          </table:table-cell>
          <table:table-cell office:value-type="float" office:value="0.1800359" calcext:value-type="float">
            <text:p>0.1800359</text:p>
          </table:table-cell>
          <table:table-cell office:value-type="float" office:value="0.1381315" calcext:value-type="float">
            <text:p>0.1381315</text:p>
          </table:table-cell>
          <table:table-cell office:value-type="float" office:value="0.1381026" calcext:value-type="float">
            <text:p>0.1381026</text:p>
          </table:table-cell>
          <table:table-cell office:value-type="float" office:value="0.3918197" calcext:value-type="float">
            <text:p>0.3918197</text:p>
          </table:table-cell>
          <table:table-cell office:value-type="float" office:value="0.3394752" calcext:value-type="float">
            <text:p>0.3394752</text:p>
          </table:table-cell>
          <table:table-cell office:value-type="float" office:value="0.2417858" calcext:value-type="float">
            <text:p>0.2417858</text:p>
          </table:table-cell>
          <table:table-cell office:value-type="float" office:value="0.2814383" calcext:value-type="float">
            <text:p>0.2814383</text:p>
          </table:table-cell>
          <table:table-cell office:value-type="float" office:value="0.8093659" calcext:value-type="float">
            <text:p>0.8093659</text:p>
          </table:table-cell>
          <table:table-cell office:value-type="float" office:value="0.6853337" calcext:value-type="float">
            <text:p>0.6853337</text:p>
          </table:table-cell>
          <table:table-cell office:value-type="float" office:value="0.4933278" calcext:value-type="float">
            <text:p>0.4933278</text:p>
          </table:table-cell>
          <table:table-cell office:value-type="float" office:value="0.5452772" calcext:value-type="float">
            <text:p>0.54527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2575" calcext:value-type="float">
            <text:p>0.0352575</text:p>
          </table:table-cell>
          <table:table-cell office:value-type="float" office:value="0.0341559" calcext:value-type="float">
            <text:p>0.0341559</text:p>
          </table:table-cell>
          <table:table-cell office:value-type="float" office:value="0.0273107" calcext:value-type="float">
            <text:p>0.0273107</text:p>
          </table:table-cell>
          <table:table-cell office:value-type="float" office:value="0.0247624" calcext:value-type="float">
            <text:p>0.0247624</text:p>
          </table:table-cell>
          <table:table-cell office:value-type="float" office:value="0.1965596" calcext:value-type="float">
            <text:p>0.1965596</text:p>
          </table:table-cell>
          <table:table-cell office:value-type="float" office:value="0.1795112" calcext:value-type="float">
            <text:p>0.1795112</text:p>
          </table:table-cell>
          <table:table-cell office:value-type="float" office:value="0.1390891" calcext:value-type="float">
            <text:p>0.1390891</text:p>
          </table:table-cell>
          <table:table-cell office:value-type="float" office:value="0.1458727" calcext:value-type="float">
            <text:p>0.1458727</text:p>
          </table:table-cell>
          <table:table-cell office:value-type="float" office:value="0.4030185" calcext:value-type="float">
            <text:p>0.4030185</text:p>
          </table:table-cell>
          <table:table-cell office:value-type="float" office:value="0.3351606" calcext:value-type="float">
            <text:p>0.3351606</text:p>
          </table:table-cell>
          <table:table-cell office:value-type="float" office:value="0.2446383" calcext:value-type="float">
            <text:p>0.2446383</text:p>
          </table:table-cell>
          <table:table-cell office:value-type="float" office:value="0.269048" calcext:value-type="float">
            <text:p>0.269048</text:p>
          </table:table-cell>
          <table:table-cell office:value-type="float" office:value="0.8642803" calcext:value-type="float">
            <text:p>0.8642803</text:p>
          </table:table-cell>
          <table:table-cell office:value-type="float" office:value="0.6776288" calcext:value-type="float">
            <text:p>0.6776288</text:p>
          </table:table-cell>
          <table:table-cell office:value-type="float" office:value="0.5180364" calcext:value-type="float">
            <text:p>0.5180364</text:p>
          </table:table-cell>
          <table:table-cell office:value-type="float" office:value="0.5424735" calcext:value-type="float">
            <text:p>0.542473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3521" calcext:value-type="float">
            <text:p>0.0353521</text:p>
          </table:table-cell>
          <table:table-cell office:value-type="float" office:value="0.0312763" calcext:value-type="float">
            <text:p>0.0312763</text:p>
          </table:table-cell>
          <table:table-cell office:value-type="float" office:value="0.0280637" calcext:value-type="float">
            <text:p>0.0280637</text:p>
          </table:table-cell>
          <table:table-cell office:value-type="float" office:value="0.0265549" calcext:value-type="float">
            <text:p>0.0265549</text:p>
          </table:table-cell>
          <table:table-cell office:value-type="float" office:value="0.2040146" calcext:value-type="float">
            <text:p>0.2040146</text:p>
          </table:table-cell>
          <table:table-cell office:value-type="float" office:value="0.1806817" calcext:value-type="float">
            <text:p>0.1806817</text:p>
          </table:table-cell>
          <table:table-cell office:value-type="float" office:value="0.1388371" calcext:value-type="float">
            <text:p>0.1388371</text:p>
          </table:table-cell>
          <table:table-cell office:value-type="float" office:value="0.1317378" calcext:value-type="float">
            <text:p>0.1317378</text:p>
          </table:table-cell>
          <table:table-cell office:value-type="float" office:value="0.3978547" calcext:value-type="float">
            <text:p>0.3978547</text:p>
          </table:table-cell>
          <table:table-cell office:value-type="float" office:value="0.3527174" calcext:value-type="float">
            <text:p>0.3527174</text:p>
          </table:table-cell>
          <table:table-cell office:value-type="float" office:value="0.259415" calcext:value-type="float">
            <text:p>0.259415</text:p>
          </table:table-cell>
          <table:table-cell office:value-type="float" office:value="0.2916552" calcext:value-type="float">
            <text:p>0.2916552</text:p>
          </table:table-cell>
          <table:table-cell office:value-type="float" office:value="0.8386959" calcext:value-type="float">
            <text:p>0.8386959</text:p>
          </table:table-cell>
          <table:table-cell office:value-type="float" office:value="0.6603862" calcext:value-type="float">
            <text:p>0.6603862</text:p>
          </table:table-cell>
          <table:table-cell office:value-type="float" office:value="0.5019298" calcext:value-type="float">
            <text:p>0.5019298</text:p>
          </table:table-cell>
          <table:table-cell office:value-type="float" office:value="0.5643391" calcext:value-type="float">
            <text:p>0.56433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9999" calcext:value-type="float">
            <text:p>0.0349999</text:p>
          </table:table-cell>
          <table:table-cell office:value-type="float" office:value="0.0311165" calcext:value-type="float">
            <text:p>0.0311165</text:p>
          </table:table-cell>
          <table:table-cell office:value-type="float" office:value="0.0224545" calcext:value-type="float">
            <text:p>0.0224545</text:p>
          </table:table-cell>
          <table:table-cell office:value-type="float" office:value="0.0292397" calcext:value-type="float">
            <text:p>0.0292397</text:p>
          </table:table-cell>
          <table:table-cell office:value-type="float" office:value="0.1991357" calcext:value-type="float">
            <text:p>0.1991357</text:p>
          </table:table-cell>
          <table:table-cell office:value-type="float" office:value="0.1766579" calcext:value-type="float">
            <text:p>0.1766579</text:p>
          </table:table-cell>
          <table:table-cell office:value-type="float" office:value="0.1396809" calcext:value-type="float">
            <text:p>0.1396809</text:p>
          </table:table-cell>
          <table:table-cell office:value-type="float" office:value="0.1425422" calcext:value-type="float">
            <text:p>0.1425422</text:p>
          </table:table-cell>
          <table:table-cell office:value-type="float" office:value="0.4037053" calcext:value-type="float">
            <text:p>0.4037053</text:p>
          </table:table-cell>
          <table:table-cell office:value-type="float" office:value="0.3579328" calcext:value-type="float">
            <text:p>0.3579328</text:p>
          </table:table-cell>
          <table:table-cell office:value-type="float" office:value="0.2474173" calcext:value-type="float">
            <text:p>0.2474173</text:p>
          </table:table-cell>
          <table:table-cell office:value-type="float" office:value="0.3006378" calcext:value-type="float">
            <text:p>0.3006378</text:p>
          </table:table-cell>
          <table:table-cell office:value-type="float" office:value="0.825178" calcext:value-type="float">
            <text:p>0.825178</text:p>
          </table:table-cell>
          <table:table-cell office:value-type="float" office:value="0.6626917" calcext:value-type="float">
            <text:p>0.6626917</text:p>
          </table:table-cell>
          <table:table-cell office:value-type="float" office:value="0.5097232" calcext:value-type="float">
            <text:p>0.5097232</text:p>
          </table:table-cell>
          <table:table-cell office:value-type="float" office:value="0.5386229" calcext:value-type="float">
            <text:p>0.53862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1911" calcext:value-type="float">
            <text:p>0.0361911</text:p>
          </table:table-cell>
          <table:table-cell office:value-type="float" office:value="0.031473" calcext:value-type="float">
            <text:p>0.031473</text:p>
          </table:table-cell>
          <table:table-cell office:value-type="float" office:value="0.0262429" calcext:value-type="float">
            <text:p>0.0262429</text:p>
          </table:table-cell>
          <table:table-cell office:value-type="float" office:value="0.0268271" calcext:value-type="float">
            <text:p>0.0268271</text:p>
          </table:table-cell>
          <table:table-cell office:value-type="float" office:value="0.2099205" calcext:value-type="float">
            <text:p>0.2099205</text:p>
          </table:table-cell>
          <table:table-cell office:value-type="float" office:value="0.1822068" calcext:value-type="float">
            <text:p>0.1822068</text:p>
          </table:table-cell>
          <table:table-cell office:value-type="float" office:value="0.1414471" calcext:value-type="float">
            <text:p>0.1414471</text:p>
          </table:table-cell>
          <table:table-cell office:value-type="float" office:value="0.1289938" calcext:value-type="float">
            <text:p>0.1289938</text:p>
          </table:table-cell>
          <table:table-cell office:value-type="float" office:value="0.4003446" calcext:value-type="float">
            <text:p>0.4003446</text:p>
          </table:table-cell>
          <table:table-cell office:value-type="float" office:value="0.3322334" calcext:value-type="float">
            <text:p>0.3322334</text:p>
          </table:table-cell>
          <table:table-cell office:value-type="float" office:value="0.2686869" calcext:value-type="float">
            <text:p>0.2686869</text:p>
          </table:table-cell>
          <table:table-cell office:value-type="float" office:value="0.2948989" calcext:value-type="float">
            <text:p>0.2948989</text:p>
          </table:table-cell>
          <table:table-cell office:value-type="float" office:value="0.8126563" calcext:value-type="float">
            <text:p>0.8126563</text:p>
          </table:table-cell>
          <table:table-cell office:value-type="float" office:value="0.6606578" calcext:value-type="float">
            <text:p>0.6606578</text:p>
          </table:table-cell>
          <table:table-cell office:value-type="float" office:value="0.5303269" calcext:value-type="float">
            <text:p>0.5303269</text:p>
          </table:table-cell>
          <table:table-cell office:value-type="float" office:value="0.5805696" calcext:value-type="float">
            <text:p>0.580569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4927" calcext:value-type="float">
            <text:p>0.0394927</text:p>
          </table:table-cell>
          <table:table-cell office:value-type="float" office:value="0.0341903" calcext:value-type="float">
            <text:p>0.0341903</text:p>
          </table:table-cell>
          <table:table-cell office:value-type="float" office:value="0.0299377" calcext:value-type="float">
            <text:p>0.0299377</text:p>
          </table:table-cell>
          <table:table-cell office:value-type="float" office:value="0.0263173" calcext:value-type="float">
            <text:p>0.0263173</text:p>
          </table:table-cell>
          <table:table-cell office:value-type="float" office:value="0.1966779" calcext:value-type="float">
            <text:p>0.1966779</text:p>
          </table:table-cell>
          <table:table-cell office:value-type="float" office:value="0.1909089" calcext:value-type="float">
            <text:p>0.1909089</text:p>
          </table:table-cell>
          <table:table-cell office:value-type="float" office:value="0.1406457" calcext:value-type="float">
            <text:p>0.1406457</text:p>
          </table:table-cell>
          <table:table-cell office:value-type="float" office:value="0.131915" calcext:value-type="float">
            <text:p>0.131915</text:p>
          </table:table-cell>
          <table:table-cell office:value-type="float" office:value="0.4112326" calcext:value-type="float">
            <text:p>0.4112326</text:p>
          </table:table-cell>
          <table:table-cell office:value-type="float" office:value="0.3173453" calcext:value-type="float">
            <text:p>0.3173453</text:p>
          </table:table-cell>
          <table:table-cell office:value-type="float" office:value="0.2747435" calcext:value-type="float">
            <text:p>0.2747435</text:p>
          </table:table-cell>
          <table:table-cell office:value-type="float" office:value="0.2695012" calcext:value-type="float">
            <text:p>0.2695012</text:p>
          </table:table-cell>
          <table:table-cell office:value-type="float" office:value="0.807473" calcext:value-type="float">
            <text:p>0.807473</text:p>
          </table:table-cell>
          <table:table-cell office:value-type="float" office:value="0.6619326" calcext:value-type="float">
            <text:p>0.6619326</text:p>
          </table:table-cell>
          <table:table-cell office:value-type="float" office:value="0.5012297" calcext:value-type="float">
            <text:p>0.5012297</text:p>
          </table:table-cell>
          <table:table-cell office:value-type="float" office:value="0.5388874" calcext:value-type="float">
            <text:p>0.53888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75336" calcext:value-type="float">
            <text:p>0.0375336</text:p>
          </table:table-cell>
          <table:table-cell office:value-type="float" office:value="0.0323249" calcext:value-type="float">
            <text:p>0.0323249</text:p>
          </table:table-cell>
          <table:table-cell office:value-type="float" office:value="0.025108" calcext:value-type="float">
            <text:p>0.025108</text:p>
          </table:table-cell>
          <table:table-cell office:value-type="float" office:value="0.0283448" calcext:value-type="float">
            <text:p>0.0283448</text:p>
          </table:table-cell>
          <table:table-cell office:value-type="float" office:value="0.2099734" calcext:value-type="float">
            <text:p>0.2099734</text:p>
          </table:table-cell>
          <table:table-cell office:value-type="float" office:value="0.1867058" calcext:value-type="float">
            <text:p>0.1867058</text:p>
          </table:table-cell>
          <table:table-cell office:value-type="float" office:value="0.1402632" calcext:value-type="float">
            <text:p>0.1402632</text:p>
          </table:table-cell>
          <table:table-cell office:value-type="float" office:value="0.1290487" calcext:value-type="float">
            <text:p>0.1290487</text:p>
          </table:table-cell>
          <table:table-cell office:value-type="float" office:value="0.4089517" calcext:value-type="float">
            <text:p>0.4089517</text:p>
          </table:table-cell>
          <table:table-cell office:value-type="float" office:value="0.3399155" calcext:value-type="float">
            <text:p>0.3399155</text:p>
          </table:table-cell>
          <table:table-cell office:value-type="float" office:value="0.2744734" calcext:value-type="float">
            <text:p>0.2744734</text:p>
          </table:table-cell>
          <table:table-cell office:value-type="float" office:value="0.2860601" calcext:value-type="float">
            <text:p>0.2860601</text:p>
          </table:table-cell>
          <table:table-cell office:value-type="float" office:value="0.8241549" calcext:value-type="float">
            <text:p>0.8241549</text:p>
          </table:table-cell>
          <table:table-cell office:value-type="float" office:value="0.661756" calcext:value-type="float">
            <text:p>0.661756</text:p>
          </table:table-cell>
          <table:table-cell office:value-type="float" office:value="0.5521033" calcext:value-type="float">
            <text:p>0.5521033</text:p>
          </table:table-cell>
          <table:table-cell office:value-type="float" office:value="0.5637152" calcext:value-type="float">
            <text:p>0.563715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4059" calcext:value-type="float">
            <text:p>0.0384059</text:p>
          </table:table-cell>
          <table:table-cell office:value-type="float" office:value="0.0324955" calcext:value-type="float">
            <text:p>0.0324955</text:p>
          </table:table-cell>
          <table:table-cell office:value-type="float" office:value="0.0214971" calcext:value-type="float">
            <text:p>0.0214971</text:p>
          </table:table-cell>
          <table:table-cell office:value-type="float" office:value="0.0246218" calcext:value-type="float">
            <text:p>0.0246218</text:p>
          </table:table-cell>
          <table:table-cell office:value-type="float" office:value="0.2038873" calcext:value-type="float">
            <text:p>0.2038873</text:p>
          </table:table-cell>
          <table:table-cell office:value-type="float" office:value="0.2011724" calcext:value-type="float">
            <text:p>0.2011724</text:p>
          </table:table-cell>
          <table:table-cell office:value-type="float" office:value="0.1421936" calcext:value-type="float">
            <text:p>0.1421936</text:p>
          </table:table-cell>
          <table:table-cell office:value-type="float" office:value="0.1322988" calcext:value-type="float">
            <text:p>0.1322988</text:p>
          </table:table-cell>
          <table:table-cell office:value-type="float" office:value="0.3844497" calcext:value-type="float">
            <text:p>0.3844497</text:p>
          </table:table-cell>
          <table:table-cell office:value-type="float" office:value="0.318263" calcext:value-type="float">
            <text:p>0.318263</text:p>
          </table:table-cell>
          <table:table-cell office:value-type="float" office:value="0.2821039" calcext:value-type="float">
            <text:p>0.2821039</text:p>
          </table:table-cell>
          <table:table-cell office:value-type="float" office:value="0.2904849" calcext:value-type="float">
            <text:p>0.2904849</text:p>
          </table:table-cell>
          <table:table-cell office:value-type="float" office:value="0.80758" calcext:value-type="float">
            <text:p>0.80758</text:p>
          </table:table-cell>
          <table:table-cell office:value-type="float" office:value="0.6575926" calcext:value-type="float">
            <text:p>0.6575926</text:p>
          </table:table-cell>
          <table:table-cell office:value-type="float" office:value="0.501635" calcext:value-type="float">
            <text:p>0.501635</text:p>
          </table:table-cell>
          <table:table-cell office:value-type="float" office:value="0.5520067" calcext:value-type="float">
            <text:p>0.552006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0613" calcext:value-type="float">
            <text:p>0.0390613</text:p>
          </table:table-cell>
          <table:table-cell office:value-type="float" office:value="0.0331329" calcext:value-type="float">
            <text:p>0.0331329</text:p>
          </table:table-cell>
          <table:table-cell office:value-type="float" office:value="0.023835" calcext:value-type="float">
            <text:p>0.023835</text:p>
          </table:table-cell>
          <table:table-cell office:value-type="float" office:value="0.0246749" calcext:value-type="float">
            <text:p>0.0246749</text:p>
          </table:table-cell>
          <table:table-cell office:value-type="float" office:value="0.2075374" calcext:value-type="float">
            <text:p>0.2075374</text:p>
          </table:table-cell>
          <table:table-cell office:value-type="float" office:value="0.1884363" calcext:value-type="float">
            <text:p>0.1884363</text:p>
          </table:table-cell>
          <table:table-cell office:value-type="float" office:value="0.1399782" calcext:value-type="float">
            <text:p>0.1399782</text:p>
          </table:table-cell>
          <table:table-cell office:value-type="float" office:value="0.1434837" calcext:value-type="float">
            <text:p>0.1434837</text:p>
          </table:table-cell>
          <table:table-cell office:value-type="float" office:value="0.40141" calcext:value-type="float">
            <text:p>0.40141</text:p>
          </table:table-cell>
          <table:table-cell office:value-type="float" office:value="0.3155539" calcext:value-type="float">
            <text:p>0.3155539</text:p>
          </table:table-cell>
          <table:table-cell office:value-type="float" office:value="0.2798788" calcext:value-type="float">
            <text:p>0.2798788</text:p>
          </table:table-cell>
          <table:table-cell office:value-type="float" office:value="0.2875462" calcext:value-type="float">
            <text:p>0.2875462</text:p>
          </table:table-cell>
          <table:table-cell office:value-type="float" office:value="0.8220781" calcext:value-type="float">
            <text:p>0.8220781</text:p>
          </table:table-cell>
          <table:table-cell office:value-type="float" office:value="0.6791352" calcext:value-type="float">
            <text:p>0.6791352</text:p>
          </table:table-cell>
          <table:table-cell office:value-type="float" office:value="0.5094139" calcext:value-type="float">
            <text:p>0.5094139</text:p>
          </table:table-cell>
          <table:table-cell office:value-type="float" office:value="0.551465" calcext:value-type="float">
            <text:p>0.55146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4843" calcext:value-type="float">
            <text:p>0.0344843</text:p>
          </table:table-cell>
          <table:table-cell office:value-type="float" office:value="0.0290361" calcext:value-type="float">
            <text:p>0.0290361</text:p>
          </table:table-cell>
          <table:table-cell office:value-type="float" office:value="0.028542" calcext:value-type="float">
            <text:p>0.028542</text:p>
          </table:table-cell>
          <table:table-cell office:value-type="float" office:value="0.028429" calcext:value-type="float">
            <text:p>0.028429</text:p>
          </table:table-cell>
          <table:table-cell office:value-type="float" office:value="0.1994701" calcext:value-type="float">
            <text:p>0.1994701</text:p>
          </table:table-cell>
          <table:table-cell office:value-type="float" office:value="0.1948963" calcext:value-type="float">
            <text:p>0.1948963</text:p>
          </table:table-cell>
          <table:table-cell office:value-type="float" office:value="0.1401003" calcext:value-type="float">
            <text:p>0.1401003</text:p>
          </table:table-cell>
          <table:table-cell office:value-type="float" office:value="0.1448205" calcext:value-type="float">
            <text:p>0.1448205</text:p>
          </table:table-cell>
          <table:table-cell office:value-type="float" office:value="0.4012378" calcext:value-type="float">
            <text:p>0.4012378</text:p>
          </table:table-cell>
          <table:table-cell office:value-type="float" office:value="0.3206003" calcext:value-type="float">
            <text:p>0.3206003</text:p>
          </table:table-cell>
          <table:table-cell office:value-type="float" office:value="0.2479945" calcext:value-type="float">
            <text:p>0.2479945</text:p>
          </table:table-cell>
          <table:table-cell office:value-type="float" office:value="0.2873942" calcext:value-type="float">
            <text:p>0.2873942</text:p>
          </table:table-cell>
          <table:table-cell office:value-type="float" office:value="0.7986786" calcext:value-type="float">
            <text:p>0.7986786</text:p>
          </table:table-cell>
          <table:table-cell office:value-type="float" office:value="0.6742185" calcext:value-type="float">
            <text:p>0.6742185</text:p>
          </table:table-cell>
          <table:table-cell office:value-type="float" office:value="0.5428976" calcext:value-type="float">
            <text:p>0.5428976</text:p>
          </table:table-cell>
          <table:table-cell office:value-type="float" office:value="0.5407824" calcext:value-type="float">
            <text:p>0.54078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9821" calcext:value-type="float">
            <text:p>0.0349821</text:p>
          </table:table-cell>
          <table:table-cell office:value-type="float" office:value="0.0291918" calcext:value-type="float">
            <text:p>0.0291918</text:p>
          </table:table-cell>
          <table:table-cell office:value-type="float" office:value="0.0265425" calcext:value-type="float">
            <text:p>0.0265425</text:p>
          </table:table-cell>
          <table:table-cell office:value-type="float" office:value="0.0267072" calcext:value-type="float">
            <text:p>0.0267072</text:p>
          </table:table-cell>
          <table:table-cell office:value-type="float" office:value="0.2022763" calcext:value-type="float">
            <text:p>0.2022763</text:p>
          </table:table-cell>
          <table:table-cell office:value-type="float" office:value="0.1815888" calcext:value-type="float">
            <text:p>0.1815888</text:p>
          </table:table-cell>
          <table:table-cell office:value-type="float" office:value="0.1420768" calcext:value-type="float">
            <text:p>0.1420768</text:p>
          </table:table-cell>
          <table:table-cell office:value-type="float" office:value="0.1480938" calcext:value-type="float">
            <text:p>0.1480938</text:p>
          </table:table-cell>
          <table:table-cell office:value-type="float" office:value="0.3903483" calcext:value-type="float">
            <text:p>0.3903483</text:p>
          </table:table-cell>
          <table:table-cell office:value-type="float" office:value="0.3369373" calcext:value-type="float">
            <text:p>0.3369373</text:p>
          </table:table-cell>
          <table:table-cell office:value-type="float" office:value="0.2362661" calcext:value-type="float">
            <text:p>0.2362661</text:p>
          </table:table-cell>
          <table:table-cell office:value-type="float" office:value="0.2898414" calcext:value-type="float">
            <text:p>0.2898414</text:p>
          </table:table-cell>
          <table:table-cell office:value-type="float" office:value="0.7959706" calcext:value-type="float">
            <text:p>0.7959706</text:p>
          </table:table-cell>
          <table:table-cell office:value-type="float" office:value="0.684077" calcext:value-type="float">
            <text:p>0.684077</text:p>
          </table:table-cell>
          <table:table-cell office:value-type="float" office:value="0.5281068" calcext:value-type="float">
            <text:p>0.5281068</text:p>
          </table:table-cell>
          <table:table-cell office:value-type="float" office:value="0.5708422" calcext:value-type="float">
            <text:p>0.57084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6191" calcext:value-type="float">
            <text:p>0.0396191</text:p>
          </table:table-cell>
          <table:table-cell office:value-type="float" office:value="0.0327656" calcext:value-type="float">
            <text:p>0.0327656</text:p>
          </table:table-cell>
          <table:table-cell office:value-type="float" office:value="0.0233621" calcext:value-type="float">
            <text:p>0.0233621</text:p>
          </table:table-cell>
          <table:table-cell office:value-type="float" office:value="0.0236868" calcext:value-type="float">
            <text:p>0.0236868</text:p>
          </table:table-cell>
          <table:table-cell office:value-type="float" office:value="0.2004944" calcext:value-type="float">
            <text:p>0.2004944</text:p>
          </table:table-cell>
          <table:table-cell office:value-type="float" office:value="0.1821758" calcext:value-type="float">
            <text:p>0.1821758</text:p>
          </table:table-cell>
          <table:table-cell office:value-type="float" office:value="0.1374708" calcext:value-type="float">
            <text:p>0.1374708</text:p>
          </table:table-cell>
          <table:table-cell office:value-type="float" office:value="0.1430009" calcext:value-type="float">
            <text:p>0.1430009</text:p>
          </table:table-cell>
          <table:table-cell office:value-type="float" office:value="0.4217562" calcext:value-type="float">
            <text:p>0.4217562</text:p>
          </table:table-cell>
          <table:table-cell office:value-type="float" office:value="0.332465" calcext:value-type="float">
            <text:p>0.332465</text:p>
          </table:table-cell>
          <table:table-cell office:value-type="float" office:value="0.2657549" calcext:value-type="float">
            <text:p>0.2657549</text:p>
          </table:table-cell>
          <table:table-cell office:value-type="float" office:value="0.2929858" calcext:value-type="float">
            <text:p>0.2929858</text:p>
          </table:table-cell>
          <table:table-cell office:value-type="float" office:value="0.7932247" calcext:value-type="float">
            <text:p>0.7932247</text:p>
          </table:table-cell>
          <table:table-cell office:value-type="float" office:value="0.6736089" calcext:value-type="float">
            <text:p>0.6736089</text:p>
          </table:table-cell>
          <table:table-cell office:value-type="float" office:value="0.5350434" calcext:value-type="float">
            <text:p>0.5350434</text:p>
          </table:table-cell>
          <table:table-cell office:value-type="float" office:value="0.5581525" calcext:value-type="float">
            <text:p>0.55815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818" calcext:value-type="float">
            <text:p>0.038818</text:p>
          </table:table-cell>
          <table:table-cell office:value-type="float" office:value="0.0312395" calcext:value-type="float">
            <text:p>0.0312395</text:p>
          </table:table-cell>
          <table:table-cell office:value-type="float" office:value="0.0234376" calcext:value-type="float">
            <text:p>0.0234376</text:p>
          </table:table-cell>
          <table:table-cell office:value-type="float" office:value="0.0243071" calcext:value-type="float">
            <text:p>0.0243071</text:p>
          </table:table-cell>
          <table:table-cell office:value-type="float" office:value="0.2023434" calcext:value-type="float">
            <text:p>0.2023434</text:p>
          </table:table-cell>
          <table:table-cell office:value-type="float" office:value="0.1779297" calcext:value-type="float">
            <text:p>0.1779297</text:p>
          </table:table-cell>
          <table:table-cell office:value-type="float" office:value="0.1371067" calcext:value-type="float">
            <text:p>0.1371067</text:p>
          </table:table-cell>
          <table:table-cell office:value-type="float" office:value="0.1514001" calcext:value-type="float">
            <text:p>0.1514001</text:p>
          </table:table-cell>
          <table:table-cell office:value-type="float" office:value="0.427835" calcext:value-type="float">
            <text:p>0.427835</text:p>
          </table:table-cell>
          <table:table-cell office:value-type="float" office:value="0.3389092" calcext:value-type="float">
            <text:p>0.3389092</text:p>
          </table:table-cell>
          <table:table-cell office:value-type="float" office:value="0.265345" calcext:value-type="float">
            <text:p>0.265345</text:p>
          </table:table-cell>
          <table:table-cell office:value-type="float" office:value="0.2933454" calcext:value-type="float">
            <text:p>0.2933454</text:p>
          </table:table-cell>
          <table:table-cell office:value-type="float" office:value="0.7871026" calcext:value-type="float">
            <text:p>0.7871026</text:p>
          </table:table-cell>
          <table:table-cell office:value-type="float" office:value="0.6712487" calcext:value-type="float">
            <text:p>0.6712487</text:p>
          </table:table-cell>
          <table:table-cell office:value-type="float" office:value="0.5401424" calcext:value-type="float">
            <text:p>0.5401424</text:p>
          </table:table-cell>
          <table:table-cell office:value-type="float" office:value="0.5441019" calcext:value-type="float">
            <text:p>0.54410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0372" calcext:value-type="float">
            <text:p>0.0340372</text:p>
          </table:table-cell>
          <table:table-cell office:value-type="float" office:value="0.0290308" calcext:value-type="float">
            <text:p>0.0290308</text:p>
          </table:table-cell>
          <table:table-cell office:value-type="float" office:value="0.0231402" calcext:value-type="float">
            <text:p>0.0231402</text:p>
          </table:table-cell>
          <table:table-cell office:value-type="float" office:value="0.0243239" calcext:value-type="float">
            <text:p>0.0243239</text:p>
          </table:table-cell>
          <table:table-cell office:value-type="float" office:value="0.1972249" calcext:value-type="float">
            <text:p>0.1972249</text:p>
          </table:table-cell>
          <table:table-cell office:value-type="float" office:value="0.1721529" calcext:value-type="float">
            <text:p>0.1721529</text:p>
          </table:table-cell>
          <table:table-cell office:value-type="float" office:value="0.136332" calcext:value-type="float">
            <text:p>0.136332</text:p>
          </table:table-cell>
          <table:table-cell office:value-type="float" office:value="0.1405541" calcext:value-type="float">
            <text:p>0.1405541</text:p>
          </table:table-cell>
          <table:table-cell office:value-type="float" office:value="0.4153923" calcext:value-type="float">
            <text:p>0.4153923</text:p>
          </table:table-cell>
          <table:table-cell office:value-type="float" office:value="0.3330961" calcext:value-type="float">
            <text:p>0.3330961</text:p>
          </table:table-cell>
          <table:table-cell office:value-type="float" office:value="0.272186" calcext:value-type="float">
            <text:p>0.272186</text:p>
          </table:table-cell>
          <table:table-cell office:value-type="float" office:value="0.2684376" calcext:value-type="float">
            <text:p>0.2684376</text:p>
          </table:table-cell>
          <table:table-cell office:value-type="float" office:value="0.8094378" calcext:value-type="float">
            <text:p>0.8094378</text:p>
          </table:table-cell>
          <table:table-cell office:value-type="float" office:value="0.6768611" calcext:value-type="float">
            <text:p>0.6768611</text:p>
          </table:table-cell>
          <table:table-cell office:value-type="float" office:value="0.5161881" calcext:value-type="float">
            <text:p>0.5161881</text:p>
          </table:table-cell>
          <table:table-cell office:value-type="float" office:value="0.5464425" calcext:value-type="float">
            <text:p>0.546442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8526" calcext:value-type="float">
            <text:p>0.0358526</text:p>
          </table:table-cell>
          <table:table-cell office:value-type="float" office:value="0.0339002" calcext:value-type="float">
            <text:p>0.0339002</text:p>
          </table:table-cell>
          <table:table-cell office:value-type="float" office:value="0.0214142" calcext:value-type="float">
            <text:p>0.0214142</text:p>
          </table:table-cell>
          <table:table-cell office:value-type="float" office:value="0.027078" calcext:value-type="float">
            <text:p>0.027078</text:p>
          </table:table-cell>
          <table:table-cell office:value-type="float" office:value="0.2025602" calcext:value-type="float">
            <text:p>0.2025602</text:p>
          </table:table-cell>
          <table:table-cell office:value-type="float" office:value="0.172307" calcext:value-type="float">
            <text:p>0.172307</text:p>
          </table:table-cell>
          <table:table-cell office:value-type="float" office:value="0.1359679" calcext:value-type="float">
            <text:p>0.1359679</text:p>
          </table:table-cell>
          <table:table-cell office:value-type="float" office:value="0.1502055" calcext:value-type="float">
            <text:p>0.1502055</text:p>
          </table:table-cell>
          <table:table-cell office:value-type="float" office:value="0.3909071" calcext:value-type="float">
            <text:p>0.3909071</text:p>
          </table:table-cell>
          <table:table-cell office:value-type="float" office:value="0.3431329" calcext:value-type="float">
            <text:p>0.3431329</text:p>
          </table:table-cell>
          <table:table-cell office:value-type="float" office:value="0.2696327" calcext:value-type="float">
            <text:p>0.2696327</text:p>
          </table:table-cell>
          <table:table-cell office:value-type="float" office:value="0.2823182" calcext:value-type="float">
            <text:p>0.2823182</text:p>
          </table:table-cell>
          <table:table-cell office:value-type="float" office:value="0.7999118" calcext:value-type="float">
            <text:p>0.7999118</text:p>
          </table:table-cell>
          <table:table-cell office:value-type="float" office:value="0.6780215" calcext:value-type="float">
            <text:p>0.6780215</text:p>
          </table:table-cell>
          <table:table-cell office:value-type="float" office:value="0.5311232" calcext:value-type="float">
            <text:p>0.5311232</text:p>
          </table:table-cell>
          <table:table-cell office:value-type="float" office:value="0.5488748" calcext:value-type="float">
            <text:p>0.548874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4395" calcext:value-type="float">
            <text:p>0.0364395</text:p>
          </table:table-cell>
          <table:table-cell office:value-type="float" office:value="0.0294518" calcext:value-type="float">
            <text:p>0.0294518</text:p>
          </table:table-cell>
          <table:table-cell office:value-type="float" office:value="0.0224218" calcext:value-type="float">
            <text:p>0.0224218</text:p>
          </table:table-cell>
          <table:table-cell office:value-type="float" office:value="0.0280236" calcext:value-type="float">
            <text:p>0.0280236</text:p>
          </table:table-cell>
          <table:table-cell office:value-type="float" office:value="0.1992103" calcext:value-type="float">
            <text:p>0.1992103</text:p>
          </table:table-cell>
          <table:table-cell office:value-type="float" office:value="0.1775608" calcext:value-type="float">
            <text:p>0.1775608</text:p>
          </table:table-cell>
          <table:table-cell office:value-type="float" office:value="0.1359944" calcext:value-type="float">
            <text:p>0.1359944</text:p>
          </table:table-cell>
          <table:table-cell office:value-type="float" office:value="0.1419036" calcext:value-type="float">
            <text:p>0.1419036</text:p>
          </table:table-cell>
          <table:table-cell office:value-type="float" office:value="0.4089108" calcext:value-type="float">
            <text:p>0.4089108</text:p>
          </table:table-cell>
          <table:table-cell office:value-type="float" office:value="0.3448374" calcext:value-type="float">
            <text:p>0.3448374</text:p>
          </table:table-cell>
          <table:table-cell office:value-type="float" office:value="0.2448525" calcext:value-type="float">
            <text:p>0.2448525</text:p>
          </table:table-cell>
          <table:table-cell office:value-type="float" office:value="0.288235" calcext:value-type="float">
            <text:p>0.288235</text:p>
          </table:table-cell>
          <table:table-cell office:value-type="float" office:value="0.7900184" calcext:value-type="float">
            <text:p>0.7900184</text:p>
          </table:table-cell>
          <table:table-cell office:value-type="float" office:value="0.7257368" calcext:value-type="float">
            <text:p>0.7257368</text:p>
          </table:table-cell>
          <table:table-cell office:value-type="float" office:value="0.5219747" calcext:value-type="float">
            <text:p>0.5219747</text:p>
          </table:table-cell>
          <table:table-cell office:value-type="float" office:value="0.5504991" calcext:value-type="float">
            <text:p>0.550499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9528" calcext:value-type="float">
            <text:p>0.0389528</text:p>
          </table:table-cell>
          <table:table-cell office:value-type="float" office:value="0.0275561" calcext:value-type="float">
            <text:p>0.0275561</text:p>
          </table:table-cell>
          <table:table-cell office:value-type="float" office:value="0.0257442" calcext:value-type="float">
            <text:p>0.0257442</text:p>
          </table:table-cell>
          <table:table-cell office:value-type="float" office:value="0.0272272" calcext:value-type="float">
            <text:p>0.0272272</text:p>
          </table:table-cell>
          <table:table-cell office:value-type="float" office:value="0.2041376" calcext:value-type="float">
            <text:p>0.2041376</text:p>
          </table:table-cell>
          <table:table-cell office:value-type="float" office:value="0.1760977" calcext:value-type="float">
            <text:p>0.1760977</text:p>
          </table:table-cell>
          <table:table-cell office:value-type="float" office:value="0.1356056" calcext:value-type="float">
            <text:p>0.1356056</text:p>
          </table:table-cell>
          <table:table-cell office:value-type="float" office:value="0.1503341" calcext:value-type="float">
            <text:p>0.1503341</text:p>
          </table:table-cell>
          <table:table-cell office:value-type="float" office:value="0.4039272" calcext:value-type="float">
            <text:p>0.4039272</text:p>
          </table:table-cell>
          <table:table-cell office:value-type="float" office:value="0.3446223" calcext:value-type="float">
            <text:p>0.3446223</text:p>
          </table:table-cell>
          <table:table-cell office:value-type="float" office:value="0.2466856" calcext:value-type="float">
            <text:p>0.2466856</text:p>
          </table:table-cell>
          <table:table-cell office:value-type="float" office:value="0.28837" calcext:value-type="float">
            <text:p>0.28837</text:p>
          </table:table-cell>
          <table:table-cell office:value-type="float" office:value="0.8002397" calcext:value-type="float">
            <text:p>0.8002397</text:p>
          </table:table-cell>
          <table:table-cell office:value-type="float" office:value="0.6725766" calcext:value-type="float">
            <text:p>0.6725766</text:p>
          </table:table-cell>
          <table:table-cell office:value-type="float" office:value="0.5370806" calcext:value-type="float">
            <text:p>0.5370806</text:p>
          </table:table-cell>
          <table:table-cell office:value-type="float" office:value="0.5484358" calcext:value-type="float">
            <text:p>0.54843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9314" calcext:value-type="float">
            <text:p>0.0389314</text:p>
          </table:table-cell>
          <table:table-cell office:value-type="float" office:value="0.0287617" calcext:value-type="float">
            <text:p>0.0287617</text:p>
          </table:table-cell>
          <table:table-cell office:value-type="float" office:value="0.0262245" calcext:value-type="float">
            <text:p>0.0262245</text:p>
          </table:table-cell>
          <table:table-cell office:value-type="float" office:value="0.0242408" calcext:value-type="float">
            <text:p>0.0242408</text:p>
          </table:table-cell>
          <table:table-cell office:value-type="float" office:value="0.1993125" calcext:value-type="float">
            <text:p>0.1993125</text:p>
          </table:table-cell>
          <table:table-cell office:value-type="float" office:value="0.1715395" calcext:value-type="float">
            <text:p>0.1715395</text:p>
          </table:table-cell>
          <table:table-cell office:value-type="float" office:value="0.11835" calcext:value-type="float">
            <text:p>0.11835</text:p>
          </table:table-cell>
          <table:table-cell office:value-type="float" office:value="0.1436215" calcext:value-type="float">
            <text:p>0.1436215</text:p>
          </table:table-cell>
          <table:table-cell office:value-type="float" office:value="0.4115631" calcext:value-type="float">
            <text:p>0.4115631</text:p>
          </table:table-cell>
          <table:table-cell office:value-type="float" office:value="0.3152117" calcext:value-type="float">
            <text:p>0.3152117</text:p>
          </table:table-cell>
          <table:table-cell office:value-type="float" office:value="0.2525955" calcext:value-type="float">
            <text:p>0.2525955</text:p>
          </table:table-cell>
          <table:table-cell office:value-type="float" office:value="0.2885913" calcext:value-type="float">
            <text:p>0.2885913</text:p>
          </table:table-cell>
          <table:table-cell office:value-type="float" office:value="0.8081442" calcext:value-type="float">
            <text:p>0.8081442</text:p>
          </table:table-cell>
          <table:table-cell office:value-type="float" office:value="0.6634167" calcext:value-type="float">
            <text:p>0.6634167</text:p>
          </table:table-cell>
          <table:table-cell office:value-type="float" office:value="0.5130013" calcext:value-type="float">
            <text:p>0.5130013</text:p>
          </table:table-cell>
          <table:table-cell office:value-type="float" office:value="0.551164" calcext:value-type="float">
            <text:p>0.5511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7988" calcext:value-type="float">
            <text:p>0.0387988</text:p>
          </table:table-cell>
          <table:table-cell office:value-type="float" office:value="0.0297276" calcext:value-type="float">
            <text:p>0.0297276</text:p>
          </table:table-cell>
          <table:table-cell office:value-type="float" office:value="0.0237963" calcext:value-type="float">
            <text:p>0.0237963</text:p>
          </table:table-cell>
          <table:table-cell office:value-type="float" office:value="0.025243" calcext:value-type="float">
            <text:p>0.025243</text:p>
          </table:table-cell>
          <table:table-cell office:value-type="float" office:value="0.2091887" calcext:value-type="float">
            <text:p>0.2091887</text:p>
          </table:table-cell>
          <table:table-cell office:value-type="float" office:value="0.1536181" calcext:value-type="float">
            <text:p>0.1536181</text:p>
          </table:table-cell>
          <table:table-cell office:value-type="float" office:value="0.1153371" calcext:value-type="float">
            <text:p>0.1153371</text:p>
          </table:table-cell>
          <table:table-cell office:value-type="float" office:value="0.1491879" calcext:value-type="float">
            <text:p>0.1491879</text:p>
          </table:table-cell>
          <table:table-cell office:value-type="float" office:value="0.4213929" calcext:value-type="float">
            <text:p>0.4213929</text:p>
          </table:table-cell>
          <table:table-cell office:value-type="float" office:value="0.3159898" calcext:value-type="float">
            <text:p>0.3159898</text:p>
          </table:table-cell>
          <table:table-cell office:value-type="float" office:value="0.2641533" calcext:value-type="float">
            <text:p>0.2641533</text:p>
          </table:table-cell>
          <table:table-cell office:value-type="float" office:value="0.2958476" calcext:value-type="float">
            <text:p>0.2958476</text:p>
          </table:table-cell>
          <table:table-cell office:value-type="float" office:value="0.8499718" calcext:value-type="float">
            <text:p>0.8499718</text:p>
          </table:table-cell>
          <table:table-cell office:value-type="float" office:value="0.6561409" calcext:value-type="float">
            <text:p>0.6561409</text:p>
          </table:table-cell>
          <table:table-cell office:value-type="float" office:value="0.5307107" calcext:value-type="float">
            <text:p>0.5307107</text:p>
          </table:table-cell>
          <table:table-cell office:value-type="float" office:value="0.5490922" calcext:value-type="float">
            <text:p>0.549092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1884" calcext:value-type="float">
            <text:p>0.0361884</text:p>
          </table:table-cell>
          <table:table-cell office:value-type="float" office:value="0.0334712" calcext:value-type="float">
            <text:p>0.0334712</text:p>
          </table:table-cell>
          <table:table-cell office:value-type="float" office:value="0.0223022" calcext:value-type="float">
            <text:p>0.0223022</text:p>
          </table:table-cell>
          <table:table-cell office:value-type="float" office:value="0.024956" calcext:value-type="float">
            <text:p>0.024956</text:p>
          </table:table-cell>
          <table:table-cell office:value-type="float" office:value="0.1963378" calcext:value-type="float">
            <text:p>0.1963378</text:p>
          </table:table-cell>
          <table:table-cell office:value-type="float" office:value="0.1511618" calcext:value-type="float">
            <text:p>0.1511618</text:p>
          </table:table-cell>
          <table:table-cell office:value-type="float" office:value="0.1208456" calcext:value-type="float">
            <text:p>0.1208456</text:p>
          </table:table-cell>
          <table:table-cell office:value-type="float" office:value="0.1449975" calcext:value-type="float">
            <text:p>0.1449975</text:p>
          </table:table-cell>
          <table:table-cell office:value-type="float" office:value="0.4186516" calcext:value-type="float">
            <text:p>0.4186516</text:p>
          </table:table-cell>
          <table:table-cell office:value-type="float" office:value="0.3175475" calcext:value-type="float">
            <text:p>0.3175475</text:p>
          </table:table-cell>
          <table:table-cell office:value-type="float" office:value="0.2509418" calcext:value-type="float">
            <text:p>0.2509418</text:p>
          </table:table-cell>
          <table:table-cell office:value-type="float" office:value="0.2928951" calcext:value-type="float">
            <text:p>0.2928951</text:p>
          </table:table-cell>
          <table:table-cell office:value-type="float" office:value="0.8388112" calcext:value-type="float">
            <text:p>0.8388112</text:p>
          </table:table-cell>
          <table:table-cell office:value-type="float" office:value="0.6760824" calcext:value-type="float">
            <text:p>0.6760824</text:p>
          </table:table-cell>
          <table:table-cell office:value-type="float" office:value="0.5277139" calcext:value-type="float">
            <text:p>0.5277139</text:p>
          </table:table-cell>
          <table:table-cell office:value-type="float" office:value="0.5419141" calcext:value-type="float">
            <text:p>0.541914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52606" calcext:value-type="float">
            <text:p>0.0352606</text:p>
          </table:table-cell>
          <table:table-cell office:value-type="float" office:value="0.0314537" calcext:value-type="float">
            <text:p>0.0314537</text:p>
          </table:table-cell>
          <table:table-cell office:value-type="float" office:value="0.0245059" calcext:value-type="float">
            <text:p>0.0245059</text:p>
          </table:table-cell>
          <table:table-cell office:value-type="float" office:value="0.0237827" calcext:value-type="float">
            <text:p>0.0237827</text:p>
          </table:table-cell>
          <table:table-cell office:value-type="float" office:value="0.2053126" calcext:value-type="float">
            <text:p>0.2053126</text:p>
          </table:table-cell>
          <table:table-cell office:value-type="float" office:value="0.1558627" calcext:value-type="float">
            <text:p>0.1558627</text:p>
          </table:table-cell>
          <table:table-cell office:value-type="float" office:value="0.1239939" calcext:value-type="float">
            <text:p>0.1239939</text:p>
          </table:table-cell>
          <table:table-cell office:value-type="float" office:value="0.1465937" calcext:value-type="float">
            <text:p>0.1465937</text:p>
          </table:table-cell>
          <table:table-cell office:value-type="float" office:value="0.428767" calcext:value-type="float">
            <text:p>0.428767</text:p>
          </table:table-cell>
          <table:table-cell office:value-type="float" office:value="0.3300123" calcext:value-type="float">
            <text:p>0.3300123</text:p>
          </table:table-cell>
          <table:table-cell office:value-type="float" office:value="0.248248" calcext:value-type="float">
            <text:p>0.248248</text:p>
          </table:table-cell>
          <table:table-cell office:value-type="float" office:value="0.2654668" calcext:value-type="float">
            <text:p>0.2654668</text:p>
          </table:table-cell>
          <table:table-cell office:value-type="float" office:value="0.8157129" calcext:value-type="float">
            <text:p>0.8157129</text:p>
          </table:table-cell>
          <table:table-cell office:value-type="float" office:value="0.6777931" calcext:value-type="float">
            <text:p>0.6777931</text:p>
          </table:table-cell>
          <table:table-cell office:value-type="float" office:value="0.5061504" calcext:value-type="float">
            <text:p>0.5061504</text:p>
          </table:table-cell>
          <table:table-cell office:value-type="float" office:value="0.5689929" calcext:value-type="float">
            <text:p>0.568992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0169" calcext:value-type="float">
            <text:p>0.0340169</text:p>
          </table:table-cell>
          <table:table-cell office:value-type="float" office:value="0.0305731" calcext:value-type="float">
            <text:p>0.0305731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269858" calcext:value-type="float">
            <text:p>0.0269858</text:p>
          </table:table-cell>
          <table:table-cell office:value-type="float" office:value="0.186728" calcext:value-type="float">
            <text:p>0.186728</text:p>
          </table:table-cell>
          <table:table-cell office:value-type="float" office:value="0.1588934" calcext:value-type="float">
            <text:p>0.1588934</text:p>
          </table:table-cell>
          <table:table-cell office:value-type="float" office:value="0.1358275" calcext:value-type="float">
            <text:p>0.1358275</text:p>
          </table:table-cell>
          <table:table-cell office:value-type="float" office:value="0.1457416" calcext:value-type="float">
            <text:p>0.1457416</text:p>
          </table:table-cell>
          <table:table-cell office:value-type="float" office:value="0.3923421" calcext:value-type="float">
            <text:p>0.3923421</text:p>
          </table:table-cell>
          <table:table-cell office:value-type="float" office:value="0.3150569" calcext:value-type="float">
            <text:p>0.3150569</text:p>
          </table:table-cell>
          <table:table-cell office:value-type="float" office:value="0.2460223" calcext:value-type="float">
            <text:p>0.2460223</text:p>
          </table:table-cell>
          <table:table-cell office:value-type="float" office:value="0.2598965" calcext:value-type="float">
            <text:p>0.2598965</text:p>
          </table:table-cell>
          <table:table-cell office:value-type="float" office:value="0.8076697" calcext:value-type="float">
            <text:p>0.8076697</text:p>
          </table:table-cell>
          <table:table-cell office:value-type="float" office:value="0.6714335" calcext:value-type="float">
            <text:p>0.6714335</text:p>
          </table:table-cell>
          <table:table-cell office:value-type="float" office:value="0.4983989" calcext:value-type="float">
            <text:p>0.4983989</text:p>
          </table:table-cell>
          <table:table-cell office:value-type="float" office:value="0.554818" calcext:value-type="float">
            <text:p>0.55481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23102" calcext:value-type="float">
            <text:p>0.0323102</text:p>
          </table:table-cell>
          <table:table-cell office:value-type="float" office:value="0.0278755" calcext:value-type="float">
            <text:p>0.0278755</text:p>
          </table:table-cell>
          <table:table-cell office:value-type="float" office:value="0.0212465" calcext:value-type="float">
            <text:p>0.0212465</text:p>
          </table:table-cell>
          <table:table-cell office:value-type="float" office:value="0.0301684" calcext:value-type="float">
            <text:p>0.0301684</text:p>
          </table:table-cell>
          <table:table-cell office:value-type="float" office:value="0.1938717" calcext:value-type="float">
            <text:p>0.1938717</text:p>
          </table:table-cell>
          <table:table-cell office:value-type="float" office:value="0.1814855" calcext:value-type="float">
            <text:p>0.1814855</text:p>
          </table:table-cell>
          <table:table-cell office:value-type="float" office:value="0.1480234" calcext:value-type="float">
            <text:p>0.1480234</text:p>
          </table:table-cell>
          <table:table-cell office:value-type="float" office:value="0.1475544" calcext:value-type="float">
            <text:p>0.1475544</text:p>
          </table:table-cell>
          <table:table-cell office:value-type="float" office:value="0.4049211" calcext:value-type="float">
            <text:p>0.4049211</text:p>
          </table:table-cell>
          <table:table-cell office:value-type="float" office:value="0.339454" calcext:value-type="float">
            <text:p>0.339454</text:p>
          </table:table-cell>
          <table:table-cell office:value-type="float" office:value="0.2695758" calcext:value-type="float">
            <text:p>0.2695758</text:p>
          </table:table-cell>
          <table:table-cell office:value-type="float" office:value="0.2657254" calcext:value-type="float">
            <text:p>0.2657254</text:p>
          </table:table-cell>
          <table:table-cell office:value-type="float" office:value="0.8110591" calcext:value-type="float">
            <text:p>0.8110591</text:p>
          </table:table-cell>
          <table:table-cell office:value-type="float" office:value="0.6946653" calcext:value-type="float">
            <text:p>0.6946653</text:p>
          </table:table-cell>
          <table:table-cell office:value-type="float" office:value="0.5307852" calcext:value-type="float">
            <text:p>0.5307852</text:p>
          </table:table-cell>
          <table:table-cell office:value-type="float" office:value="0.5432884" calcext:value-type="float">
            <text:p>0.543288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836" calcext:value-type="float">
            <text:p>0.034836</text:p>
          </table:table-cell>
          <table:table-cell office:value-type="float" office:value="0.0264279" calcext:value-type="float">
            <text:p>0.0264279</text:p>
          </table:table-cell>
          <table:table-cell office:value-type="float" office:value="0.0217982" calcext:value-type="float">
            <text:p>0.0217982</text:p>
          </table:table-cell>
          <table:table-cell office:value-type="float" office:value="0.0245577" calcext:value-type="float">
            <text:p>0.0245577</text:p>
          </table:table-cell>
          <table:table-cell office:value-type="float" office:value="0.1980447" calcext:value-type="float">
            <text:p>0.1980447</text:p>
          </table:table-cell>
          <table:table-cell office:value-type="float" office:value="0.1730006" calcext:value-type="float">
            <text:p>0.1730006</text:p>
          </table:table-cell>
          <table:table-cell office:value-type="float" office:value="0.1341151" calcext:value-type="float">
            <text:p>0.1341151</text:p>
          </table:table-cell>
          <table:table-cell office:value-type="float" office:value="0.1433719" calcext:value-type="float">
            <text:p>0.1433719</text:p>
          </table:table-cell>
          <table:table-cell office:value-type="float" office:value="0.4089629" calcext:value-type="float">
            <text:p>0.4089629</text:p>
          </table:table-cell>
          <table:table-cell office:value-type="float" office:value="0.3361661" calcext:value-type="float">
            <text:p>0.3361661</text:p>
          </table:table-cell>
          <table:table-cell office:value-type="float" office:value="0.2682163" calcext:value-type="float">
            <text:p>0.2682163</text:p>
          </table:table-cell>
          <table:table-cell office:value-type="float" office:value="0.2840806" calcext:value-type="float">
            <text:p>0.2840806</text:p>
          </table:table-cell>
          <table:table-cell office:value-type="float" office:value="0.8072074" calcext:value-type="float">
            <text:p>0.8072074</text:p>
          </table:table-cell>
          <table:table-cell office:value-type="float" office:value="0.6667238" calcext:value-type="float">
            <text:p>0.6667238</text:p>
          </table:table-cell>
          <table:table-cell office:value-type="float" office:value="0.5376455" calcext:value-type="float">
            <text:p>0.5376455</text:p>
          </table:table-cell>
          <table:table-cell office:value-type="float" office:value="0.5508783" calcext:value-type="float">
            <text:p>0.550878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97389" calcext:value-type="float">
            <text:p>0.0397389</text:p>
          </table:table-cell>
          <table:table-cell office:value-type="float" office:value="0.0331891" calcext:value-type="float">
            <text:p>0.0331891</text:p>
          </table:table-cell>
          <table:table-cell office:value-type="float" office:value="0.0296602" calcext:value-type="float">
            <text:p>0.0296602</text:p>
          </table:table-cell>
          <table:table-cell office:value-type="float" office:value="0.0299271" calcext:value-type="float">
            <text:p>0.0299271</text:p>
          </table:table-cell>
          <table:table-cell office:value-type="float" office:value="0.1938135" calcext:value-type="float">
            <text:p>0.1938135</text:p>
          </table:table-cell>
          <table:table-cell office:value-type="float" office:value="0.153415" calcext:value-type="float">
            <text:p>0.153415</text:p>
          </table:table-cell>
          <table:table-cell office:value-type="float" office:value="0.1402776" calcext:value-type="float">
            <text:p>0.1402776</text:p>
          </table:table-cell>
          <table:table-cell office:value-type="float" office:value="0.1547531" calcext:value-type="float">
            <text:p>0.1547531</text:p>
          </table:table-cell>
          <table:table-cell office:value-type="float" office:value="0.4097127" calcext:value-type="float">
            <text:p>0.4097127</text:p>
          </table:table-cell>
          <table:table-cell office:value-type="float" office:value="0.3437311" calcext:value-type="float">
            <text:p>0.3437311</text:p>
          </table:table-cell>
          <table:table-cell office:value-type="float" office:value="0.2490541" calcext:value-type="float">
            <text:p>0.2490541</text:p>
          </table:table-cell>
          <table:table-cell office:value-type="float" office:value="0.2638744" calcext:value-type="float">
            <text:p>0.2638744</text:p>
          </table:table-cell>
          <table:table-cell office:value-type="float" office:value="0.8021644" calcext:value-type="float">
            <text:p>0.8021644</text:p>
          </table:table-cell>
          <table:table-cell office:value-type="float" office:value="0.6532662" calcext:value-type="float">
            <text:p>0.6532662</text:p>
          </table:table-cell>
          <table:table-cell office:value-type="float" office:value="0.5114428" calcext:value-type="float">
            <text:p>0.5114428</text:p>
          </table:table-cell>
          <table:table-cell office:value-type="float" office:value="0.5444792" calcext:value-type="float">
            <text:p>0.544479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46258" calcext:value-type="float">
            <text:p>0.0346258</text:p>
          </table:table-cell>
          <table:table-cell office:value-type="float" office:value="0.0290027" calcext:value-type="float">
            <text:p>0.0290027</text:p>
          </table:table-cell>
          <table:table-cell office:value-type="float" office:value="0.0252992" calcext:value-type="float">
            <text:p>0.0252992</text:p>
          </table:table-cell>
          <table:table-cell office:value-type="float" office:value="0.0356192" calcext:value-type="float">
            <text:p>0.0356192</text:p>
          </table:table-cell>
          <table:table-cell office:value-type="float" office:value="0.2090179" calcext:value-type="float">
            <text:p>0.2090179</text:p>
          </table:table-cell>
          <table:table-cell office:value-type="float" office:value="0.1548037" calcext:value-type="float">
            <text:p>0.1548037</text:p>
          </table:table-cell>
          <table:table-cell office:value-type="float" office:value="0.136238" calcext:value-type="float">
            <text:p>0.136238</text:p>
          </table:table-cell>
          <table:table-cell office:value-type="float" office:value="0.1450908" calcext:value-type="float">
            <text:p>0.1450908</text:p>
          </table:table-cell>
          <table:table-cell office:value-type="float" office:value="0.4086159" calcext:value-type="float">
            <text:p>0.4086159</text:p>
          </table:table-cell>
          <table:table-cell office:value-type="float" office:value="0.3359921" calcext:value-type="float">
            <text:p>0.3359921</text:p>
          </table:table-cell>
          <table:table-cell office:value-type="float" office:value="0.242362" calcext:value-type="float">
            <text:p>0.242362</text:p>
          </table:table-cell>
          <table:table-cell office:value-type="float" office:value="0.2644201" calcext:value-type="float">
            <text:p>0.2644201</text:p>
          </table:table-cell>
          <table:table-cell office:value-type="float" office:value="0.8008022" calcext:value-type="float">
            <text:p>0.8008022</text:p>
          </table:table-cell>
          <table:table-cell office:value-type="float" office:value="0.6692791" calcext:value-type="float">
            <text:p>0.6692791</text:p>
          </table:table-cell>
          <table:table-cell office:value-type="float" office:value="0.507338" calcext:value-type="float">
            <text:p>0.507338</text:p>
          </table:table-cell>
          <table:table-cell office:value-type="float" office:value="0.5755957" calcext:value-type="float">
            <text:p>0.575595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1027" calcext:value-type="float">
            <text:p>0.0381027</text:p>
          </table:table-cell>
          <table:table-cell office:value-type="float" office:value="0.0308221" calcext:value-type="float">
            <text:p>0.0308221</text:p>
          </table:table-cell>
          <table:table-cell office:value-type="float" office:value="0.0250188" calcext:value-type="float">
            <text:p>0.0250188</text:p>
          </table:table-cell>
          <table:table-cell office:value-type="float" office:value="0.0282272" calcext:value-type="float">
            <text:p>0.0282272</text:p>
          </table:table-cell>
          <table:table-cell office:value-type="float" office:value="0.2171786" calcext:value-type="float">
            <text:p>0.2171786</text:p>
          </table:table-cell>
          <table:table-cell office:value-type="float" office:value="0.1576689" calcext:value-type="float">
            <text:p>0.1576689</text:p>
          </table:table-cell>
          <table:table-cell office:value-type="float" office:value="0.1393368" calcext:value-type="float">
            <text:p>0.1393368</text:p>
          </table:table-cell>
          <table:table-cell office:value-type="float" office:value="0.1492475" calcext:value-type="float">
            <text:p>0.1492475</text:p>
          </table:table-cell>
          <table:table-cell office:value-type="float" office:value="0.4231707" calcext:value-type="float">
            <text:p>0.4231707</text:p>
          </table:table-cell>
          <table:table-cell office:value-type="float" office:value="0.3296973" calcext:value-type="float">
            <text:p>0.3296973</text:p>
          </table:table-cell>
          <table:table-cell office:value-type="float" office:value="0.2695353" calcext:value-type="float">
            <text:p>0.2695353</text:p>
          </table:table-cell>
          <table:table-cell office:value-type="float" office:value="0.2592149" calcext:value-type="float">
            <text:p>0.2592149</text:p>
          </table:table-cell>
          <table:table-cell office:value-type="float" office:value="0.8062487" calcext:value-type="float">
            <text:p>0.8062487</text:p>
          </table:table-cell>
          <table:table-cell office:value-type="float" office:value="0.6751394" calcext:value-type="float">
            <text:p>0.6751394</text:p>
          </table:table-cell>
          <table:table-cell office:value-type="float" office:value="0.5562079" calcext:value-type="float">
            <text:p>0.5562079</text:p>
          </table:table-cell>
          <table:table-cell office:value-type="float" office:value="0.5503376" calcext:value-type="float">
            <text:p>0.550337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87642" calcext:value-type="float">
            <text:p>0.0387642</text:p>
          </table:table-cell>
          <table:table-cell office:value-type="float" office:value="0.0329126" calcext:value-type="float">
            <text:p>0.0329126</text:p>
          </table:table-cell>
          <table:table-cell office:value-type="float" office:value="0.0224216" calcext:value-type="float">
            <text:p>0.0224216</text:p>
          </table:table-cell>
          <table:table-cell office:value-type="float" office:value="0.0225802" calcext:value-type="float">
            <text:p>0.0225802</text:p>
          </table:table-cell>
          <table:table-cell office:value-type="float" office:value="0.2068585" calcext:value-type="float">
            <text:p>0.2068585</text:p>
          </table:table-cell>
          <table:table-cell office:value-type="float" office:value="0.1678239" calcext:value-type="float">
            <text:p>0.1678239</text:p>
          </table:table-cell>
          <table:table-cell office:value-type="float" office:value="0.132312" calcext:value-type="float">
            <text:p>0.132312</text:p>
          </table:table-cell>
          <table:table-cell office:value-type="float" office:value="0.1441176" calcext:value-type="float">
            <text:p>0.1441176</text:p>
          </table:table-cell>
          <table:table-cell office:value-type="float" office:value="0.4215803" calcext:value-type="float">
            <text:p>0.4215803</text:p>
          </table:table-cell>
          <table:table-cell office:value-type="float" office:value="0.334562" calcext:value-type="float">
            <text:p>0.334562</text:p>
          </table:table-cell>
          <table:table-cell office:value-type="float" office:value="0.2670935" calcext:value-type="float">
            <text:p>0.2670935</text:p>
          </table:table-cell>
          <table:table-cell office:value-type="float" office:value="0.272934" calcext:value-type="float">
            <text:p>0.272934</text:p>
          </table:table-cell>
          <table:table-cell office:value-type="float" office:value="0.8155459" calcext:value-type="float">
            <text:p>0.8155459</text:p>
          </table:table-cell>
          <table:table-cell office:value-type="float" office:value="0.6707006" calcext:value-type="float">
            <text:p>0.6707006</text:p>
          </table:table-cell>
          <table:table-cell office:value-type="float" office:value="0.5153124" calcext:value-type="float">
            <text:p>0.5153124</text:p>
          </table:table-cell>
          <table:table-cell office:value-type="float" office:value="0.5686028" calcext:value-type="float">
            <text:p>0.56860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61447" calcext:value-type="float">
            <text:p>0.0361447</text:p>
          </table:table-cell>
          <table:table-cell office:value-type="float" office:value="0.0321154" calcext:value-type="float">
            <text:p>0.0321154</text:p>
          </table:table-cell>
          <table:table-cell office:value-type="float" office:value="0.0252444" calcext:value-type="float">
            <text:p>0.0252444</text:p>
          </table:table-cell>
          <table:table-cell office:value-type="float" office:value="0.0238459" calcext:value-type="float">
            <text:p>0.0238459</text:p>
          </table:table-cell>
          <table:table-cell office:value-type="float" office:value="0.2075528" calcext:value-type="float">
            <text:p>0.2075528</text:p>
          </table:table-cell>
          <table:table-cell office:value-type="float" office:value="0.1740974" calcext:value-type="float">
            <text:p>0.1740974</text:p>
          </table:table-cell>
          <table:table-cell office:value-type="float" office:value="0.1377231" calcext:value-type="float">
            <text:p>0.1377231</text:p>
          </table:table-cell>
          <table:table-cell office:value-type="float" office:value="0.1485038" calcext:value-type="float">
            <text:p>0.1485038</text:p>
          </table:table-cell>
          <table:table-cell office:value-type="float" office:value="0.4337018" calcext:value-type="float">
            <text:p>0.4337018</text:p>
          </table:table-cell>
          <table:table-cell office:value-type="float" office:value="0.3138343" calcext:value-type="float">
            <text:p>0.3138343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0.2896009" calcext:value-type="float">
            <text:p>0.2896009</text:p>
          </table:table-cell>
          <table:table-cell office:value-type="float" office:value="0.8156298" calcext:value-type="float">
            <text:p>0.8156298</text:p>
          </table:table-cell>
          <table:table-cell office:value-type="float" office:value="0.6920982" calcext:value-type="float">
            <text:p>0.6920982</text:p>
          </table:table-cell>
          <table:table-cell office:value-type="float" office:value="0.5187734" calcext:value-type="float">
            <text:p>0.5187734</text:p>
          </table:table-cell>
          <table:table-cell office:value-type="float" office:value="0.5462272" calcext:value-type="float">
            <text:p>0.54622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.0335585" calcext:value-type="float">
            <text:p>0.0335585</text:p>
          </table:table-cell>
          <table:table-cell office:value-type="float" office:value="0.0289287" calcext:value-type="float">
            <text:p>0.0289287</text:p>
          </table:table-cell>
          <table:table-cell office:value-type="float" office:value="0.0213859" calcext:value-type="float">
            <text:p>0.0213859</text:p>
          </table:table-cell>
          <table:table-cell office:value-type="float" office:value="0.0277531" calcext:value-type="float">
            <text:p>0.0277531</text:p>
          </table:table-cell>
          <table:table-cell office:value-type="float" office:value="0.2031361" calcext:value-type="float">
            <text:p>0.2031361</text:p>
          </table:table-cell>
          <table:table-cell office:value-type="float" office:value="0.1746545" calcext:value-type="float">
            <text:p>0.1746545</text:p>
          </table:table-cell>
          <table:table-cell office:value-type="float" office:value="0.1322815" calcext:value-type="float">
            <text:p>0.1322815</text:p>
          </table:table-cell>
          <table:table-cell office:value-type="float" office:value="0.145692" calcext:value-type="float">
            <text:p>0.145692</text:p>
          </table:table-cell>
          <table:table-cell office:value-type="float" office:value="0.4101744" calcext:value-type="float">
            <text:p>0.4101744</text:p>
          </table:table-cell>
          <table:table-cell office:value-type="float" office:value="0.3194928" calcext:value-type="float">
            <text:p>0.3194928</text:p>
          </table:table-cell>
          <table:table-cell office:value-type="float" office:value="0.2717126" calcext:value-type="float">
            <text:p>0.2717126</text:p>
          </table:table-cell>
          <table:table-cell office:value-type="float" office:value="0.2619599" calcext:value-type="float">
            <text:p>0.2619599</text:p>
          </table:table-cell>
          <table:table-cell office:value-type="float" office:value="0.8204022" calcext:value-type="float">
            <text:p>0.8204022</text:p>
          </table:table-cell>
          <table:table-cell office:value-type="float" office:value="0.6687181" calcext:value-type="float">
            <text:p>0.6687181</text:p>
          </table:table-cell>
          <table:table-cell office:value-type="float" office:value="0.5384289" calcext:value-type="float">
            <text:p>0.5384289</text:p>
          </table:table-cell>
          <table:table-cell office:value-type="float" office:value="0.5709817" calcext:value-type="float">
            <text:p>0.57098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4:.B103])" office:value-type="float" office:value="0.036918819" calcext:value-type="float">
            <text:p>0.0369</text:p>
          </table:table-cell>
          <table:table-cell table:style-name="ce2" table:formula="of:=AVERAGE([.C4:.C103])" office:value-type="float" office:value="0.031153355" calcext:value-type="float">
            <text:p>0.0312</text:p>
          </table:table-cell>
          <table:table-cell table:style-name="ce2" table:formula="of:=AVERAGE([.D4:.D103])" office:value-type="float" office:value="0.02486333" calcext:value-type="float">
            <text:p>0.0249</text:p>
          </table:table-cell>
          <table:table-cell table:style-name="ce2" table:formula="of:=AVERAGE([.E4:.E103])" office:value-type="float" office:value="0.02668813" calcext:value-type="float">
            <text:p>0.0267</text:p>
          </table:table-cell>
          <table:table-cell table:style-name="ce2" table:formula="of:=AVERAGE([.F4:.F103])" office:value-type="float" office:value="0.197021791" calcext:value-type="float">
            <text:p>0.1970</text:p>
          </table:table-cell>
          <table:table-cell table:style-name="ce2" table:formula="of:=AVERAGE([.G4:.G103])" office:value-type="float" office:value="0.172475485" calcext:value-type="float">
            <text:p>0.1725</text:p>
          </table:table-cell>
          <table:table-cell table:style-name="ce2" table:formula="of:=AVERAGE([.H4:.H103])" office:value-type="float" office:value="0.135538273" calcext:value-type="float">
            <text:p>0.1355</text:p>
          </table:table-cell>
          <table:table-cell table:style-name="ce2" table:formula="of:=AVERAGE([.I4:.I103])" office:value-type="float" office:value="0.143355945" calcext:value-type="float">
            <text:p>0.1434</text:p>
          </table:table-cell>
          <table:table-cell table:style-name="ce2" table:formula="of:=AVERAGE([.J4:.J103])" office:value-type="float" office:value="0.406640063" calcext:value-type="float">
            <text:p>0.4066</text:p>
          </table:table-cell>
          <table:table-cell table:style-name="ce2" table:formula="of:=AVERAGE([.K4:.K103])" office:value-type="float" office:value="0.337604533" calcext:value-type="float">
            <text:p>0.3376</text:p>
          </table:table-cell>
          <table:table-cell table:style-name="ce2" table:formula="of:=AVERAGE([.L4:.L103])" office:value-type="float" office:value="0.264498694" calcext:value-type="float">
            <text:p>0.2645</text:p>
          </table:table-cell>
          <table:table-cell table:style-name="ce2" table:formula="of:=AVERAGE([.M4:.M103])" office:value-type="float" office:value="0.285567147" calcext:value-type="float">
            <text:p>0.2856</text:p>
          </table:table-cell>
          <table:table-cell table:style-name="ce2" table:formula="of:=AVERAGE([.N4:.N103])" office:value-type="float" office:value="0.81267953" calcext:value-type="float">
            <text:p>0.8127</text:p>
          </table:table-cell>
          <table:table-cell table:style-name="ce2" table:formula="of:=AVERAGE([.O4:.O103])" office:value-type="float" office:value="0.671318107" calcext:value-type="float">
            <text:p>0.6713</text:p>
          </table:table-cell>
          <table:table-cell table:style-name="ce2" table:formula="of:=AVERAGE([.P4:.P103])" office:value-type="float" office:value="0.51956985" calcext:value-type="float">
            <text:p>0.5196</text:p>
          </table:table-cell>
          <table:table-cell table:style-name="ce2" table:formula="of:=AVERAGE([.Q4:.Q103])" office:value-type="float" office:value="0.560509785" calcext:value-type="float">
            <text:p>0.56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2" table:formula="of:=STDEV([.B4:.B103])" office:value-type="float" office:value="0.00251513028406024" calcext:value-type="float">
            <text:p>0.0025</text:p>
          </table:table-cell>
          <table:table-cell table:style-name="ce2" table:formula="of:=STDEV([.C4:.C103])" office:value-type="float" office:value="0.00219648868706374" calcext:value-type="float">
            <text:p>0.0022</text:p>
          </table:table-cell>
          <table:table-cell table:style-name="ce2" table:formula="of:=STDEV([.D4:.D103])" office:value-type="float" office:value="0.00220325984040545" calcext:value-type="float">
            <text:p>0.0022</text:p>
          </table:table-cell>
          <table:table-cell table:style-name="ce2" table:formula="of:=STDEV([.E4:.E103])" office:value-type="float" office:value="0.00239218649692297" calcext:value-type="float">
            <text:p>0.0024</text:p>
          </table:table-cell>
          <table:table-cell table:style-name="ce2" table:formula="of:=STDEV([.F4:.F103])" office:value-type="float" office:value="0.00945271556024233" calcext:value-type="float">
            <text:p>0.0095</text:p>
          </table:table-cell>
          <table:table-cell table:style-name="ce2" table:formula="of:=STDEV([.G4:.G103])" office:value-type="float" office:value="0.00998426365808802" calcext:value-type="float">
            <text:p>0.0100</text:p>
          </table:table-cell>
          <table:table-cell table:style-name="ce2" table:formula="of:=STDEV([.H4:.H103])" office:value-type="float" office:value="0.00825583287371775" calcext:value-type="float">
            <text:p>0.0083</text:p>
          </table:table-cell>
          <table:table-cell table:style-name="ce2" table:formula="of:=STDEV([.I4:.I103])" office:value-type="float" office:value="0.0077875385620379" calcext:value-type="float">
            <text:p>0.0078</text:p>
          </table:table-cell>
          <table:table-cell table:style-name="ce2" table:formula="of:=STDEV([.J4:.J103])" office:value-type="float" office:value="0.011856764334189" calcext:value-type="float">
            <text:p>0.0119</text:p>
          </table:table-cell>
          <table:table-cell table:style-name="ce2" table:formula="of:=STDEV([.K4:.K103])" office:value-type="float" office:value="0.0114853723151664" calcext:value-type="float">
            <text:p>0.0115</text:p>
          </table:table-cell>
          <table:table-cell table:style-name="ce2" table:formula="of:=STDEV([.L4:.L103])" office:value-type="float" office:value="0.0121105800868148" calcext:value-type="float">
            <text:p>0.0121</text:p>
          </table:table-cell>
          <table:table-cell table:style-name="ce2" table:formula="of:=STDEV([.M4:.M103])" office:value-type="float" office:value="0.0116879372724678" calcext:value-type="float">
            <text:p>0.0117</text:p>
          </table:table-cell>
          <table:table-cell table:style-name="ce2" table:formula="of:=STDEV([.N4:.N103])" office:value-type="float" office:value="0.0152329956847501" calcext:value-type="float">
            <text:p>0.0152</text:p>
          </table:table-cell>
          <table:table-cell table:style-name="ce2" table:formula="of:=STDEV([.O4:.O103])" office:value-type="float" office:value="0.0140240577279048" calcext:value-type="float">
            <text:p>0.0140</text:p>
          </table:table-cell>
          <table:table-cell table:style-name="ce2" table:formula="of:=STDEV([.P4:.P103])" office:value-type="float" office:value="0.0198831948239607" calcext:value-type="float">
            <text:p>0.0199</text:p>
          </table:table-cell>
          <table:table-cell table:style-name="ce2" table:formula="of:=STDEV([.Q4:.Q103])" office:value-type="float" office:value="0.0151665966775699" calcext:value-type="float">
            <text:p>0.0152</text:p>
          </table:table-cell>
          <table:table-cell table:number-columns-repeated="1007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1:00:57.047824494</meta:creation-date>
    <dc:date>2019-04-11T02:12:56.692610444</dc:date>
    <meta:editing-duration>PT1H16S</meta:editing-duration>
    <meta:editing-cycles>34</meta:editing-cycles>
    <meta:generator>LibreOffice/6.1.5.2$Linux_X86_64 LibreOffice_project/10$Build-2</meta:generator>
    <meta:document-statistic meta:table-count="4" meta:cell-count="66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91cm" svg:height="10.448cm" xlink:href=".." xlink:type="simple" chart:class="chart:line" chart:style-name="ch1">
        <chart:legend chart:legend-position="end" svg:x="18.666cm" svg:y="4.178cm" style:legend-expansion="high" chart:style-name="ch2"/>
        <chart:plot-area chart:style-name="ch3" table:cell-range-address="Quicksort.N3:Quicksort.Q103" chart:data-source-has-labels="row" svg:x="0.447cm" svg:y="0.208cm" svg:width="17.772cm" svg:height="10.032cm">
          <chartooo:coordinate-region svg:x="0.883cm" svg:y="0.407cm" svg:width="17.336cm" svg:height="9.0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sort.N4:Quicksort.N103" chart:label-cell-address="Quicksort.N3:Quicksort.N3" chart:class="chart:line">
            <chart:data-point chart:repeated="100"/>
          </chart:series>
          <chart:series chart:style-name="ch7" chart:values-cell-range-address="Quicksort.O4:Quicksort.O103" chart:label-cell-address="Quicksort.O3:Quicksort.O3" chart:class="chart:line">
            <chart:data-point chart:repeated="100"/>
          </chart:series>
          <chart:series chart:style-name="ch8" chart:values-cell-range-address="Quicksort.P4:Quicksort.P103" chart:label-cell-address="Quicksort.P3:Quicksort.P3" chart:class="chart:line">
            <chart:data-point chart:repeated="100"/>
          </chart:series>
          <chart:series chart:style-name="ch9" chart:values-cell-range-address="Quicksort.Q4:Quicksort.Q103" chart:label-cell-address="Quicksort.Q3:Quicksort.Q3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Quicksort.N3:Quicksort.N3</svg:desc>
                </draw:g>
              </table:table-cell>
              <table:table-cell office:value-type="string">
                <text:p>Half Sorted</text:p>
                <draw:g>
                  <svg:desc>Quicksort.O3:Quicksort.O3</svg:desc>
                </draw:g>
              </table:table-cell>
              <table:table-cell office:value-type="string">
                <text:p>Sorted</text:p>
                <draw:g>
                  <svg:desc>Quicksort.P3:Quicksort.P3</svg:desc>
                </draw:g>
              </table:table-cell>
              <table:table-cell office:value-type="string">
                <text:p>Reverse Sorted</text:p>
                <draw:g>
                  <svg:desc>Quicksort.Q3:Quicksort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00936">
                <text:p>0.5900936</text:p>
                <draw:g>
                  <svg:desc>Quicksort.N4:Quicksort.N103</svg:desc>
                </draw:g>
              </table:table-cell>
              <table:table-cell office:value-type="float" office:value="1.5531324">
                <text:p>1.5531324</text:p>
                <draw:g>
                  <svg:desc>Quicksort.O4:Quicksort.O103</svg:desc>
                </draw:g>
              </table:table-cell>
              <table:table-cell office:value-type="float" office:value="0.1765854">
                <text:p>0.1765854</text:p>
                <draw:g>
                  <svg:desc>Quicksort.P4:Quicksort.P103</svg:desc>
                </draw:g>
              </table:table-cell>
              <table:table-cell office:value-type="float" office:value="0.1969594">
                <text:p>0.1969594</text:p>
                <draw:g>
                  <svg:desc>Quicksort.Q4:Quicksort.Q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48672">
                <text:p>0.5848672</text:p>
              </table:table-cell>
              <table:table-cell office:value-type="float" office:value="2.909601">
                <text:p>2.909601</text:p>
              </table:table-cell>
              <table:table-cell office:value-type="float" office:value="0.1746571">
                <text:p>0.1746571</text:p>
              </table:table-cell>
              <table:table-cell office:value-type="float" office:value="0.1885448">
                <text:p>0.1885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20037">
                <text:p>0.5820037</text:p>
              </table:table-cell>
              <table:table-cell office:value-type="float" office:value="2.5270307">
                <text:p>2.5270307</text:p>
              </table:table-cell>
              <table:table-cell office:value-type="float" office:value="0.1738527">
                <text:p>0.1738527</text:p>
              </table:table-cell>
              <table:table-cell office:value-type="float" office:value="0.1949624">
                <text:p>0.1949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05597">
                <text:p>0.5905597</text:p>
              </table:table-cell>
              <table:table-cell office:value-type="float" office:value="0.5599303">
                <text:p>0.5599303</text:p>
              </table:table-cell>
              <table:table-cell office:value-type="float" office:value="0.1731647">
                <text:p>0.1731647</text:p>
              </table:table-cell>
              <table:table-cell office:value-type="float" office:value="0.1948829">
                <text:p>0.194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13943">
                <text:p>0.5913943</text:p>
              </table:table-cell>
              <table:table-cell office:value-type="float" office:value="1.5837979">
                <text:p>1.5837979</text:p>
              </table:table-cell>
              <table:table-cell office:value-type="float" office:value="0.1774738">
                <text:p>0.1774738</text:p>
              </table:table-cell>
              <table:table-cell office:value-type="float" office:value="0.186552">
                <text:p>0.18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00181">
                <text:p>0.5900181</text:p>
              </table:table-cell>
              <table:table-cell office:value-type="float" office:value="2.7651177">
                <text:p>2.7651177</text:p>
              </table:table-cell>
              <table:table-cell office:value-type="float" office:value="0.1726018">
                <text:p>0.1726018</text:p>
              </table:table-cell>
              <table:table-cell office:value-type="float" office:value="0.1918381">
                <text:p>0.1918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84527">
                <text:p>0.5984527</text:p>
              </table:table-cell>
              <table:table-cell office:value-type="float" office:value="0.6686715">
                <text:p>0.6686715</text:p>
              </table:table-cell>
              <table:table-cell office:value-type="float" office:value="0.1763271">
                <text:p>0.1763271</text:p>
              </table:table-cell>
              <table:table-cell office:value-type="float" office:value="0.188008">
                <text:p>0.188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54045">
                <text:p>0.5854045</text:p>
              </table:table-cell>
              <table:table-cell office:value-type="float" office:value="0.5487308">
                <text:p>0.5487308</text:p>
              </table:table-cell>
              <table:table-cell office:value-type="float" office:value="0.1750265">
                <text:p>0.1750265</text:p>
              </table:table-cell>
              <table:table-cell office:value-type="float" office:value="0.1853803">
                <text:p>0.1853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49599">
                <text:p>0.5849599</text:p>
              </table:table-cell>
              <table:table-cell office:value-type="float" office:value="0.6708894">
                <text:p>0.6708894</text:p>
              </table:table-cell>
              <table:table-cell office:value-type="float" office:value="0.1772496">
                <text:p>0.1772496</text:p>
              </table:table-cell>
              <table:table-cell office:value-type="float" office:value="0.1941561">
                <text:p>0.1941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8582">
                <text:p>0.5878582</text:p>
              </table:table-cell>
              <table:table-cell office:value-type="float" office:value="0.7860107">
                <text:p>0.7860107</text:p>
              </table:table-cell>
              <table:table-cell office:value-type="float" office:value="0.1718831">
                <text:p>0.1718831</text:p>
              </table:table-cell>
              <table:table-cell office:value-type="float" office:value="0.1851094">
                <text:p>0.1851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0312">
                <text:p>0.590312</text:p>
              </table:table-cell>
              <table:table-cell office:value-type="float" office:value="0.5922853">
                <text:p>0.5922853</text:p>
              </table:table-cell>
              <table:table-cell office:value-type="float" office:value="0.1801824">
                <text:p>0.1801824</text:p>
              </table:table-cell>
              <table:table-cell office:value-type="float" office:value="0.1865671">
                <text:p>0.1865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39471">
                <text:p>0.5939471</text:p>
              </table:table-cell>
              <table:table-cell office:value-type="float" office:value="2.8647717">
                <text:p>2.8647717</text:p>
              </table:table-cell>
              <table:table-cell office:value-type="float" office:value="0.173638">
                <text:p>0.173638</text:p>
              </table:table-cell>
              <table:table-cell office:value-type="float" office:value="0.1974735">
                <text:p>0.1974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04267">
                <text:p>0.6004267</text:p>
              </table:table-cell>
              <table:table-cell office:value-type="float" office:value="0.5613891">
                <text:p>0.5613891</text:p>
              </table:table-cell>
              <table:table-cell office:value-type="float" office:value="0.1732914">
                <text:p>0.1732914</text:p>
              </table:table-cell>
              <table:table-cell office:value-type="float" office:value="0.1961986">
                <text:p>0.1961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0218">
                <text:p>0.590218</text:p>
              </table:table-cell>
              <table:table-cell office:value-type="float" office:value="1.8789446">
                <text:p>1.8789446</text:p>
              </table:table-cell>
              <table:table-cell office:value-type="float" office:value="0.180363">
                <text:p>0.180363</text:p>
              </table:table-cell>
              <table:table-cell office:value-type="float" office:value="0.2016426">
                <text:p>0.2016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95216">
                <text:p>0.5895216</text:p>
              </table:table-cell>
              <table:table-cell office:value-type="float" office:value="1.0439009">
                <text:p>1.0439009</text:p>
              </table:table-cell>
              <table:table-cell office:value-type="float" office:value="0.1778328">
                <text:p>0.1778328</text:p>
              </table:table-cell>
              <table:table-cell office:value-type="float" office:value="0.2009507">
                <text:p>0.2009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66073">
                <text:p>0.5866073</text:p>
              </table:table-cell>
              <table:table-cell office:value-type="float" office:value="0.7677209">
                <text:p>0.7677209</text:p>
              </table:table-cell>
              <table:table-cell office:value-type="float" office:value="0.1753538">
                <text:p>0.1753538</text:p>
              </table:table-cell>
              <table:table-cell office:value-type="float" office:value="0.1886713">
                <text:p>0.1886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96587">
                <text:p>0.5796587</text:p>
              </table:table-cell>
              <table:table-cell office:value-type="float" office:value="0.7097765">
                <text:p>0.7097765</text:p>
              </table:table-cell>
              <table:table-cell office:value-type="float" office:value="0.1762145">
                <text:p>0.1762145</text:p>
              </table:table-cell>
              <table:table-cell office:value-type="float" office:value="0.1971946">
                <text:p>0.1971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95655">
                <text:p>0.5895655</text:p>
              </table:table-cell>
              <table:table-cell office:value-type="float" office:value="0.88225">
                <text:p>0.88225</text:p>
              </table:table-cell>
              <table:table-cell office:value-type="float" office:value="0.1719781">
                <text:p>0.1719781</text:p>
              </table:table-cell>
              <table:table-cell office:value-type="float" office:value="0.1999819">
                <text:p>0.1999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47984">
                <text:p>0.5847984</text:p>
              </table:table-cell>
              <table:table-cell office:value-type="float" office:value="2.0338642">
                <text:p>2.0338642</text:p>
              </table:table-cell>
              <table:table-cell office:value-type="float" office:value="0.1714901">
                <text:p>0.1714901</text:p>
              </table:table-cell>
              <table:table-cell office:value-type="float" office:value="0.191742">
                <text:p>0.191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65617">
                <text:p>0.6065617</text:p>
              </table:table-cell>
              <table:table-cell office:value-type="float" office:value="0.6646856">
                <text:p>0.6646856</text:p>
              </table:table-cell>
              <table:table-cell office:value-type="float" office:value="0.1723589">
                <text:p>0.1723589</text:p>
              </table:table-cell>
              <table:table-cell office:value-type="float" office:value="0.1858112">
                <text:p>0.1858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42836">
                <text:p>0.5842836</text:p>
              </table:table-cell>
              <table:table-cell office:value-type="float" office:value="1.6544127">
                <text:p>1.6544127</text:p>
              </table:table-cell>
              <table:table-cell office:value-type="float" office:value="0.1719347">
                <text:p>0.1719347</text:p>
              </table:table-cell>
              <table:table-cell office:value-type="float" office:value="0.2007334">
                <text:p>0.2007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46844">
                <text:p>0.5946844</text:p>
              </table:table-cell>
              <table:table-cell office:value-type="float" office:value="0.5504421">
                <text:p>0.5504421</text:p>
              </table:table-cell>
              <table:table-cell office:value-type="float" office:value="0.178952">
                <text:p>0.178952</text:p>
              </table:table-cell>
              <table:table-cell office:value-type="float" office:value="0.1980506">
                <text:p>0.1980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84271">
                <text:p>0.5984271</text:p>
              </table:table-cell>
              <table:table-cell office:value-type="float" office:value="0.6699312">
                <text:p>0.6699312</text:p>
              </table:table-cell>
              <table:table-cell office:value-type="float" office:value="0.1721553">
                <text:p>0.1721553</text:p>
              </table:table-cell>
              <table:table-cell office:value-type="float" office:value="0.1954549">
                <text:p>0.1954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26562">
                <text:p>0.5926562</text:p>
              </table:table-cell>
              <table:table-cell office:value-type="float" office:value="2.0224313">
                <text:p>2.0224313</text:p>
              </table:table-cell>
              <table:table-cell office:value-type="float" office:value="0.1730667">
                <text:p>0.1730667</text:p>
              </table:table-cell>
              <table:table-cell office:value-type="float" office:value="0.1892272">
                <text:p>0.1892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19094">
                <text:p>0.5819094</text:p>
              </table:table-cell>
              <table:table-cell office:value-type="float" office:value="0.8178653">
                <text:p>0.8178653</text:p>
              </table:table-cell>
              <table:table-cell office:value-type="float" office:value="0.1760679">
                <text:p>0.1760679</text:p>
              </table:table-cell>
              <table:table-cell office:value-type="float" office:value="0.185403">
                <text:p>0.185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31953">
                <text:p>0.5831953</text:p>
              </table:table-cell>
              <table:table-cell office:value-type="float" office:value="5.9586384">
                <text:p>5.9586384</text:p>
              </table:table-cell>
              <table:table-cell office:value-type="float" office:value="0.1805333">
                <text:p>0.1805333</text:p>
              </table:table-cell>
              <table:table-cell office:value-type="float" office:value="0.187632">
                <text:p>0.187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59898">
                <text:p>0.5859898</text:p>
              </table:table-cell>
              <table:table-cell office:value-type="float" office:value="0.7413665">
                <text:p>0.7413665</text:p>
              </table:table-cell>
              <table:table-cell office:value-type="float" office:value="0.1763501">
                <text:p>0.1763501</text:p>
              </table:table-cell>
              <table:table-cell office:value-type="float" office:value="0.1890823">
                <text:p>0.18908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97005">
                <text:p>0.5797005</text:p>
              </table:table-cell>
              <table:table-cell office:value-type="float" office:value="1.4262887">
                <text:p>1.4262887</text:p>
              </table:table-cell>
              <table:table-cell office:value-type="float" office:value="0.1716143">
                <text:p>0.1716143</text:p>
              </table:table-cell>
              <table:table-cell office:value-type="float" office:value="0.189498">
                <text:p>0.189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05067">
                <text:p>0.5905067</text:p>
              </table:table-cell>
              <table:table-cell office:value-type="float" office:value="3.1858119">
                <text:p>3.1858119</text:p>
              </table:table-cell>
              <table:table-cell office:value-type="float" office:value="0.1771745">
                <text:p>0.1771745</text:p>
              </table:table-cell>
              <table:table-cell office:value-type="float" office:value="0.1890026">
                <text:p>0.1890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78172">
                <text:p>0.6078172</text:p>
              </table:table-cell>
              <table:table-cell office:value-type="float" office:value="0.5944039">
                <text:p>0.5944039</text:p>
              </table:table-cell>
              <table:table-cell office:value-type="float" office:value="0.1715437">
                <text:p>0.1715437</text:p>
              </table:table-cell>
              <table:table-cell office:value-type="float" office:value="0.1862303">
                <text:p>0.18623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47771">
                <text:p>0.5947771</text:p>
              </table:table-cell>
              <table:table-cell office:value-type="float" office:value="6.70514">
                <text:p>6.70514</text:p>
              </table:table-cell>
              <table:table-cell office:value-type="float" office:value="0.1738211">
                <text:p>0.1738211</text:p>
              </table:table-cell>
              <table:table-cell office:value-type="float" office:value="0.1925701">
                <text:p>0.1925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02403">
                <text:p>0.6002403</text:p>
              </table:table-cell>
              <table:table-cell office:value-type="float" office:value="0.5943698">
                <text:p>0.5943698</text:p>
              </table:table-cell>
              <table:table-cell office:value-type="float" office:value="0.1712727">
                <text:p>0.1712727</text:p>
              </table:table-cell>
              <table:table-cell office:value-type="float" office:value="0.1898128">
                <text:p>0.1898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92656">
                <text:p>0.5992656</text:p>
              </table:table-cell>
              <table:table-cell office:value-type="float" office:value="0.6156241">
                <text:p>0.6156241</text:p>
              </table:table-cell>
              <table:table-cell office:value-type="float" office:value="0.171162">
                <text:p>0.171162</text:p>
              </table:table-cell>
              <table:table-cell office:value-type="float" office:value="0.1912958">
                <text:p>0.1912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66203">
                <text:p>0.5866203</text:p>
              </table:table-cell>
              <table:table-cell office:value-type="float" office:value="0.8958018">
                <text:p>0.8958018</text:p>
              </table:table-cell>
              <table:table-cell office:value-type="float" office:value="0.1707919">
                <text:p>0.1707919</text:p>
              </table:table-cell>
              <table:table-cell office:value-type="float" office:value="0.1873129">
                <text:p>0.1873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84715">
                <text:p>0.5884715</text:p>
              </table:table-cell>
              <table:table-cell office:value-type="float" office:value="0.5468315">
                <text:p>0.5468315</text:p>
              </table:table-cell>
              <table:table-cell office:value-type="float" office:value="0.1814152">
                <text:p>0.1814152</text:p>
              </table:table-cell>
              <table:table-cell office:value-type="float" office:value="0.1864151">
                <text:p>0.1864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29961">
                <text:p>0.5929961</text:p>
              </table:table-cell>
              <table:table-cell office:value-type="float" office:value="3.169437">
                <text:p>3.169437</text:p>
              </table:table-cell>
              <table:table-cell office:value-type="float" office:value="0.1790803">
                <text:p>0.1790803</text:p>
              </table:table-cell>
              <table:table-cell office:value-type="float" office:value="0.1961219">
                <text:p>0.1961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872456">
                <text:p>0.5872456</text:p>
              </table:table-cell>
              <table:table-cell office:value-type="float" office:value="1.6592637">
                <text:p>1.6592637</text:p>
              </table:table-cell>
              <table:table-cell office:value-type="float" office:value="0.1825232">
                <text:p>0.1825232</text:p>
              </table:table-cell>
              <table:table-cell office:value-type="float" office:value="0.185981">
                <text:p>0.185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75691">
                <text:p>0.5875691</text:p>
              </table:table-cell>
              <table:table-cell office:value-type="float" office:value="1.3905664">
                <text:p>1.3905664</text:p>
              </table:table-cell>
              <table:table-cell office:value-type="float" office:value="0.179715">
                <text:p>0.179715</text:p>
              </table:table-cell>
              <table:table-cell office:value-type="float" office:value="0.1859404">
                <text:p>0.1859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87686">
                <text:p>0.5987686</text:p>
              </table:table-cell>
              <table:table-cell office:value-type="float" office:value="0.7098832">
                <text:p>0.7098832</text:p>
              </table:table-cell>
              <table:table-cell office:value-type="float" office:value="0.177848">
                <text:p>0.177848</text:p>
              </table:table-cell>
              <table:table-cell office:value-type="float" office:value="0.1863764">
                <text:p>0.18637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066679">
                <text:p>0.6066679</text:p>
              </table:table-cell>
              <table:table-cell office:value-type="float" office:value="1.4895851">
                <text:p>1.4895851</text:p>
              </table:table-cell>
              <table:table-cell office:value-type="float" office:value="0.1793929">
                <text:p>0.1793929</text:p>
              </table:table-cell>
              <table:table-cell office:value-type="float" office:value="0.1866211">
                <text:p>0.1866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84506">
                <text:p>0.6084506</text:p>
              </table:table-cell>
              <table:table-cell office:value-type="float" office:value="0.9953336">
                <text:p>0.9953336</text:p>
              </table:table-cell>
              <table:table-cell office:value-type="float" office:value="0.1736386">
                <text:p>0.1736386</text:p>
              </table:table-cell>
              <table:table-cell office:value-type="float" office:value="0.1881501">
                <text:p>0.1881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77974">
                <text:p>0.5977974</text:p>
              </table:table-cell>
              <table:table-cell office:value-type="float" office:value="1.2337379">
                <text:p>1.2337379</text:p>
              </table:table-cell>
              <table:table-cell office:value-type="float" office:value="0.1790942">
                <text:p>0.1790942</text:p>
              </table:table-cell>
              <table:table-cell office:value-type="float" office:value="0.187852">
                <text:p>0.187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82869">
                <text:p>0.5982869</text:p>
              </table:table-cell>
              <table:table-cell office:value-type="float" office:value="0.5931902">
                <text:p>0.5931902</text:p>
              </table:table-cell>
              <table:table-cell office:value-type="float" office:value="0.1831416">
                <text:p>0.1831416</text:p>
              </table:table-cell>
              <table:table-cell office:value-type="float" office:value="0.1862286">
                <text:p>0.1862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86636">
                <text:p>0.5986636</text:p>
              </table:table-cell>
              <table:table-cell office:value-type="float" office:value="0.5691075">
                <text:p>0.5691075</text:p>
              </table:table-cell>
              <table:table-cell office:value-type="float" office:value="0.1838361">
                <text:p>0.1838361</text:p>
              </table:table-cell>
              <table:table-cell office:value-type="float" office:value="0.1848398">
                <text:p>0.18483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98547">
                <text:p>0.5798547</text:p>
              </table:table-cell>
              <table:table-cell office:value-type="float" office:value="0.8495806">
                <text:p>0.8495806</text:p>
              </table:table-cell>
              <table:table-cell office:value-type="float" office:value="0.1815119">
                <text:p>0.1815119</text:p>
              </table:table-cell>
              <table:table-cell office:value-type="float" office:value="0.1855012">
                <text:p>0.1855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06537">
                <text:p>0.5806537</text:p>
              </table:table-cell>
              <table:table-cell office:value-type="float" office:value="0.6505816">
                <text:p>0.6505816</text:p>
              </table:table-cell>
              <table:table-cell office:value-type="float" office:value="0.1776758">
                <text:p>0.1776758</text:p>
              </table:table-cell>
              <table:table-cell office:value-type="float" office:value="0.1874739">
                <text:p>0.1874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82361">
                <text:p>0.6082361</text:p>
              </table:table-cell>
              <table:table-cell office:value-type="float" office:value="0.7818407">
                <text:p>0.7818407</text:p>
              </table:table-cell>
              <table:table-cell office:value-type="float" office:value="0.18154">
                <text:p>0.18154</text:p>
              </table:table-cell>
              <table:table-cell office:value-type="float" office:value="0.1869387">
                <text:p>0.1869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78402">
                <text:p>0.5878402</text:p>
              </table:table-cell>
              <table:table-cell office:value-type="float" office:value="0.5408815">
                <text:p>0.5408815</text:p>
              </table:table-cell>
              <table:table-cell office:value-type="float" office:value="0.1777567">
                <text:p>0.1777567</text:p>
              </table:table-cell>
              <table:table-cell office:value-type="float" office:value="0.1847886">
                <text:p>0.18478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25569">
                <text:p>0.5825569</text:p>
              </table:table-cell>
              <table:table-cell office:value-type="float" office:value="0.5896633">
                <text:p>0.5896633</text:p>
              </table:table-cell>
              <table:table-cell office:value-type="float" office:value="0.1766029">
                <text:p>0.1766029</text:p>
              </table:table-cell>
              <table:table-cell office:value-type="float" office:value="0.1887561">
                <text:p>0.1887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26208">
                <text:p>0.5826208</text:p>
              </table:table-cell>
              <table:table-cell office:value-type="float" office:value="2.1263225">
                <text:p>2.1263225</text:p>
              </table:table-cell>
              <table:table-cell office:value-type="float" office:value="0.1718182">
                <text:p>0.1718182</text:p>
              </table:table-cell>
              <table:table-cell office:value-type="float" office:value="0.1850882">
                <text:p>0.1850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86827">
                <text:p>0.5786827</text:p>
              </table:table-cell>
              <table:table-cell office:value-type="float" office:value="0.5963206">
                <text:p>0.5963206</text:p>
              </table:table-cell>
              <table:table-cell office:value-type="float" office:value="0.1730866">
                <text:p>0.1730866</text:p>
              </table:table-cell>
              <table:table-cell office:value-type="float" office:value="0.1854726">
                <text:p>0.18547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00043">
                <text:p>0.5900043</text:p>
              </table:table-cell>
              <table:table-cell office:value-type="float" office:value="0.5661688">
                <text:p>0.5661688</text:p>
              </table:table-cell>
              <table:table-cell office:value-type="float" office:value="0.172475">
                <text:p>0.172475</text:p>
              </table:table-cell>
              <table:table-cell office:value-type="float" office:value="0.1866616">
                <text:p>0.1866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48">
                <text:p>0.60648</text:p>
              </table:table-cell>
              <table:table-cell office:value-type="float" office:value="1.7160141">
                <text:p>1.7160141</text:p>
              </table:table-cell>
              <table:table-cell office:value-type="float" office:value="0.1726743">
                <text:p>0.1726743</text:p>
              </table:table-cell>
              <table:table-cell office:value-type="float" office:value="0.1859382">
                <text:p>0.1859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68405">
                <text:p>0.5868405</text:p>
              </table:table-cell>
              <table:table-cell office:value-type="float" office:value="1.9905333">
                <text:p>1.9905333</text:p>
              </table:table-cell>
              <table:table-cell office:value-type="float" office:value="0.1730297">
                <text:p>0.1730297</text:p>
              </table:table-cell>
              <table:table-cell office:value-type="float" office:value="0.1851002">
                <text:p>0.1851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50176">
                <text:p>0.6250176</text:p>
              </table:table-cell>
              <table:table-cell office:value-type="float" office:value="0.6368709">
                <text:p>0.6368709</text:p>
              </table:table-cell>
              <table:table-cell office:value-type="float" office:value="0.1721601">
                <text:p>0.1721601</text:p>
              </table:table-cell>
              <table:table-cell office:value-type="float" office:value="0.1858702">
                <text:p>0.18587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5361">
                <text:p>0.605361</text:p>
              </table:table-cell>
              <table:table-cell office:value-type="float" office:value="1.3845489">
                <text:p>1.3845489</text:p>
              </table:table-cell>
              <table:table-cell office:value-type="float" office:value="0.1719732">
                <text:p>0.1719732</text:p>
              </table:table-cell>
              <table:table-cell office:value-type="float" office:value="0.1881557">
                <text:p>0.1881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53852">
                <text:p>0.6153852</text:p>
              </table:table-cell>
              <table:table-cell office:value-type="float" office:value="6.180409">
                <text:p>6.180409</text:p>
              </table:table-cell>
              <table:table-cell office:value-type="float" office:value="0.1745431">
                <text:p>0.1745431</text:p>
              </table:table-cell>
              <table:table-cell office:value-type="float" office:value="0.1856689">
                <text:p>0.1856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63887">
                <text:p>0.5963887</text:p>
              </table:table-cell>
              <table:table-cell office:value-type="float" office:value="0.5543847">
                <text:p>0.5543847</text:p>
              </table:table-cell>
              <table:table-cell office:value-type="float" office:value="0.1748025">
                <text:p>0.1748025</text:p>
              </table:table-cell>
              <table:table-cell office:value-type="float" office:value="0.1880332">
                <text:p>0.1880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94294">
                <text:p>0.5994294</text:p>
              </table:table-cell>
              <table:table-cell office:value-type="float" office:value="5.4980944">
                <text:p>5.4980944</text:p>
              </table:table-cell>
              <table:table-cell office:value-type="float" office:value="0.1726597">
                <text:p>0.1726597</text:p>
              </table:table-cell>
              <table:table-cell office:value-type="float" office:value="0.1847311">
                <text:p>0.18473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48714">
                <text:p>0.6148714</text:p>
              </table:table-cell>
              <table:table-cell office:value-type="float" office:value="0.7093698">
                <text:p>0.7093698</text:p>
              </table:table-cell>
              <table:table-cell office:value-type="float" office:value="0.1773022">
                <text:p>0.1773022</text:p>
              </table:table-cell>
              <table:table-cell office:value-type="float" office:value="0.1878682">
                <text:p>0.1878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37157">
                <text:p>0.6237157</text:p>
              </table:table-cell>
              <table:table-cell office:value-type="float" office:value="0.595014">
                <text:p>0.595014</text:p>
              </table:table-cell>
              <table:table-cell office:value-type="float" office:value="0.1759827">
                <text:p>0.1759827</text:p>
              </table:table-cell>
              <table:table-cell office:value-type="float" office:value="0.1845284">
                <text:p>0.1845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25963">
                <text:p>0.6125963</text:p>
              </table:table-cell>
              <table:table-cell office:value-type="float" office:value="0.9741201">
                <text:p>0.9741201</text:p>
              </table:table-cell>
              <table:table-cell office:value-type="float" office:value="0.1722633">
                <text:p>0.1722633</text:p>
              </table:table-cell>
              <table:table-cell office:value-type="float" office:value="0.1886141">
                <text:p>0.1886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7687">
                <text:p>0.607687</text:p>
              </table:table-cell>
              <table:table-cell office:value-type="float" office:value="1.5323971">
                <text:p>1.5323971</text:p>
              </table:table-cell>
              <table:table-cell office:value-type="float" office:value="0.1778135">
                <text:p>0.1778135</text:p>
              </table:table-cell>
              <table:table-cell office:value-type="float" office:value="0.1876219">
                <text:p>0.1876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12712">
                <text:p>0.5912712</text:p>
              </table:table-cell>
              <table:table-cell office:value-type="float" office:value="0.5535653">
                <text:p>0.5535653</text:p>
              </table:table-cell>
              <table:table-cell office:value-type="float" office:value="0.1734569">
                <text:p>0.1734569</text:p>
              </table:table-cell>
              <table:table-cell office:value-type="float" office:value="0.187558">
                <text:p>0.187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15298">
                <text:p>0.5815298</text:p>
              </table:table-cell>
              <table:table-cell office:value-type="float" office:value="3.0915154">
                <text:p>3.0915154</text:p>
              </table:table-cell>
              <table:table-cell office:value-type="float" office:value="0.1748698">
                <text:p>0.1748698</text:p>
              </table:table-cell>
              <table:table-cell office:value-type="float" office:value="0.1873506">
                <text:p>0.1873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868078">
                <text:p>0.5868078</text:p>
              </table:table-cell>
              <table:table-cell office:value-type="float" office:value="0.6738762">
                <text:p>0.6738762</text:p>
              </table:table-cell>
              <table:table-cell office:value-type="float" office:value="0.1724613">
                <text:p>0.1724613</text:p>
              </table:table-cell>
              <table:table-cell office:value-type="float" office:value="0.1849806">
                <text:p>0.18498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886198">
                <text:p>0.5886198</text:p>
              </table:table-cell>
              <table:table-cell office:value-type="float" office:value="2.1358015">
                <text:p>2.1358015</text:p>
              </table:table-cell>
              <table:table-cell office:value-type="float" office:value="0.1722349">
                <text:p>0.1722349</text:p>
              </table:table-cell>
              <table:table-cell office:value-type="float" office:value="0.1853973">
                <text:p>0.18539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55695">
                <text:p>0.5855695</text:p>
              </table:table-cell>
              <table:table-cell office:value-type="float" office:value="4.0922377">
                <text:p>4.0922377</text:p>
              </table:table-cell>
              <table:table-cell office:value-type="float" office:value="0.1719716">
                <text:p>0.1719716</text:p>
              </table:table-cell>
              <table:table-cell office:value-type="float" office:value="0.1875457">
                <text:p>0.18754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27436">
                <text:p>0.6127436</text:p>
              </table:table-cell>
              <table:table-cell office:value-type="float" office:value="0.5723158">
                <text:p>0.5723158</text:p>
              </table:table-cell>
              <table:table-cell office:value-type="float" office:value="0.1716931">
                <text:p>0.1716931</text:p>
              </table:table-cell>
              <table:table-cell office:value-type="float" office:value="0.1861822">
                <text:p>0.18618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078286">
                <text:p>0.6078286</text:p>
              </table:table-cell>
              <table:table-cell office:value-type="float" office:value="0.5872277">
                <text:p>0.5872277</text:p>
              </table:table-cell>
              <table:table-cell office:value-type="float" office:value="0.17303">
                <text:p>0.17303</text:p>
              </table:table-cell>
              <table:table-cell office:value-type="float" office:value="0.1864699">
                <text:p>0.1864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77187">
                <text:p>0.5877187</text:p>
              </table:table-cell>
              <table:table-cell office:value-type="float" office:value="1.9189897">
                <text:p>1.9189897</text:p>
              </table:table-cell>
              <table:table-cell office:value-type="float" office:value="0.1749459">
                <text:p>0.1749459</text:p>
              </table:table-cell>
              <table:table-cell office:value-type="float" office:value="0.1851884">
                <text:p>0.18518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93072">
                <text:p>0.5993072</text:p>
              </table:table-cell>
              <table:table-cell office:value-type="float" office:value="1.3793902">
                <text:p>1.3793902</text:p>
              </table:table-cell>
              <table:table-cell office:value-type="float" office:value="0.1815722">
                <text:p>0.1815722</text:p>
              </table:table-cell>
              <table:table-cell office:value-type="float" office:value="0.1867631">
                <text:p>0.1867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63666">
                <text:p>0.5863666</text:p>
              </table:table-cell>
              <table:table-cell office:value-type="float" office:value="0.5770565">
                <text:p>0.5770565</text:p>
              </table:table-cell>
              <table:table-cell office:value-type="float" office:value="0.1787036">
                <text:p>0.1787036</text:p>
              </table:table-cell>
              <table:table-cell office:value-type="float" office:value="0.1901006">
                <text:p>0.1901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98247">
                <text:p>0.5798247</text:p>
              </table:table-cell>
              <table:table-cell office:value-type="float" office:value="0.5566513">
                <text:p>0.5566513</text:p>
              </table:table-cell>
              <table:table-cell office:value-type="float" office:value="0.1749271">
                <text:p>0.1749271</text:p>
              </table:table-cell>
              <table:table-cell office:value-type="float" office:value="0.1905994">
                <text:p>0.1905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276195">
                <text:p>0.6276195</text:p>
              </table:table-cell>
              <table:table-cell office:value-type="float" office:value="0.562488">
                <text:p>0.562488</text:p>
              </table:table-cell>
              <table:table-cell office:value-type="float" office:value="0.171842">
                <text:p>0.171842</text:p>
              </table:table-cell>
              <table:table-cell office:value-type="float" office:value="0.1892266">
                <text:p>0.18922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003498">
                <text:p>0.6003498</text:p>
              </table:table-cell>
              <table:table-cell office:value-type="float" office:value="0.5576114">
                <text:p>0.5576114</text:p>
              </table:table-cell>
              <table:table-cell office:value-type="float" office:value="0.174953">
                <text:p>0.174953</text:p>
              </table:table-cell>
              <table:table-cell office:value-type="float" office:value="0.1943782">
                <text:p>0.1943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76529">
                <text:p>0.6176529</text:p>
              </table:table-cell>
              <table:table-cell office:value-type="float" office:value="1.1999044">
                <text:p>1.1999044</text:p>
              </table:table-cell>
              <table:table-cell office:value-type="float" office:value="0.1751721">
                <text:p>0.1751721</text:p>
              </table:table-cell>
              <table:table-cell office:value-type="float" office:value="0.194086">
                <text:p>0.194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3417">
                <text:p>0.603417</text:p>
              </table:table-cell>
              <table:table-cell office:value-type="float" office:value="0.8389892">
                <text:p>0.8389892</text:p>
              </table:table-cell>
              <table:table-cell office:value-type="float" office:value="0.1760456">
                <text:p>0.1760456</text:p>
              </table:table-cell>
              <table:table-cell office:value-type="float" office:value="0.1931382">
                <text:p>0.19313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7839">
                <text:p>0.587839</text:p>
              </table:table-cell>
              <table:table-cell office:value-type="float" office:value="2.7960801">
                <text:p>2.7960801</text:p>
              </table:table-cell>
              <table:table-cell office:value-type="float" office:value="0.1722223">
                <text:p>0.1722223</text:p>
              </table:table-cell>
              <table:table-cell office:value-type="float" office:value="0.1862807">
                <text:p>0.18628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10508">
                <text:p>0.5910508</text:p>
              </table:table-cell>
              <table:table-cell office:value-type="float" office:value="0.8112361">
                <text:p>0.8112361</text:p>
              </table:table-cell>
              <table:table-cell office:value-type="float" office:value="0.1758829">
                <text:p>0.1758829</text:p>
              </table:table-cell>
              <table:table-cell office:value-type="float" office:value="0.1936414">
                <text:p>0.1936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842369">
                <text:p>0.5842369</text:p>
              </table:table-cell>
              <table:table-cell office:value-type="float" office:value="1.2851382">
                <text:p>1.2851382</text:p>
              </table:table-cell>
              <table:table-cell office:value-type="float" office:value="0.1739371">
                <text:p>0.1739371</text:p>
              </table:table-cell>
              <table:table-cell office:value-type="float" office:value="0.1874485">
                <text:p>0.1874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27794">
                <text:p>0.5927794</text:p>
              </table:table-cell>
              <table:table-cell office:value-type="float" office:value="1.5273437">
                <text:p>1.5273437</text:p>
              </table:table-cell>
              <table:table-cell office:value-type="float" office:value="0.1746389">
                <text:p>0.1746389</text:p>
              </table:table-cell>
              <table:table-cell office:value-type="float" office:value="0.1875459">
                <text:p>0.1875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797262">
                <text:p>0.5797262</text:p>
              </table:table-cell>
              <table:table-cell office:value-type="float" office:value="0.6459913">
                <text:p>0.6459913</text:p>
              </table:table-cell>
              <table:table-cell office:value-type="float" office:value="0.1720027">
                <text:p>0.1720027</text:p>
              </table:table-cell>
              <table:table-cell office:value-type="float" office:value="0.1938254">
                <text:p>0.1938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71315">
                <text:p>0.6071315</text:p>
              </table:table-cell>
              <table:table-cell office:value-type="float" office:value="0.5988887">
                <text:p>0.5988887</text:p>
              </table:table-cell>
              <table:table-cell office:value-type="float" office:value="0.1764197">
                <text:p>0.1764197</text:p>
              </table:table-cell>
              <table:table-cell office:value-type="float" office:value="0.1886251">
                <text:p>0.1886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16526">
                <text:p>0.5816526</text:p>
              </table:table-cell>
              <table:table-cell office:value-type="float" office:value="0.5511066">
                <text:p>0.5511066</text:p>
              </table:table-cell>
              <table:table-cell office:value-type="float" office:value="0.177546">
                <text:p>0.177546</text:p>
              </table:table-cell>
              <table:table-cell office:value-type="float" office:value="0.187644">
                <text:p>0.1876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59317">
                <text:p>0.5959317</text:p>
              </table:table-cell>
              <table:table-cell office:value-type="float" office:value="0.5494972">
                <text:p>0.5494972</text:p>
              </table:table-cell>
              <table:table-cell office:value-type="float" office:value="0.1727594">
                <text:p>0.1727594</text:p>
              </table:table-cell>
              <table:table-cell office:value-type="float" office:value="0.2028446">
                <text:p>0.2028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71222">
                <text:p>0.5971222</text:p>
              </table:table-cell>
              <table:table-cell office:value-type="float" office:value="0.9144406">
                <text:p>0.9144406</text:p>
              </table:table-cell>
              <table:table-cell office:value-type="float" office:value="0.1744485">
                <text:p>0.1744485</text:p>
              </table:table-cell>
              <table:table-cell office:value-type="float" office:value="0.1959787">
                <text:p>0.19597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32408">
                <text:p>0.5932408</text:p>
              </table:table-cell>
              <table:table-cell office:value-type="float" office:value="0.5547363">
                <text:p>0.5547363</text:p>
              </table:table-cell>
              <table:table-cell office:value-type="float" office:value="0.1830657">
                <text:p>0.1830657</text:p>
              </table:table-cell>
              <table:table-cell office:value-type="float" office:value="0.1948358">
                <text:p>0.1948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45466">
                <text:p>0.5945466</text:p>
              </table:table-cell>
              <table:table-cell office:value-type="float" office:value="0.5466927">
                <text:p>0.5466927</text:p>
              </table:table-cell>
              <table:table-cell office:value-type="float" office:value="0.1798797">
                <text:p>0.1798797</text:p>
              </table:table-cell>
              <table:table-cell office:value-type="float" office:value="0.1870519">
                <text:p>0.18705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834143">
                <text:p>0.5834143</text:p>
              </table:table-cell>
              <table:table-cell office:value-type="float" office:value="0.6489615">
                <text:p>0.6489615</text:p>
              </table:table-cell>
              <table:table-cell office:value-type="float" office:value="0.1720802">
                <text:p>0.1720802</text:p>
              </table:table-cell>
              <table:table-cell office:value-type="float" office:value="0.1969828">
                <text:p>0.19698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847839">
                <text:p>0.5847839</text:p>
              </table:table-cell>
              <table:table-cell office:value-type="float" office:value="1.417863">
                <text:p>1.417863</text:p>
              </table:table-cell>
              <table:table-cell office:value-type="float" office:value="0.1796384">
                <text:p>0.1796384</text:p>
              </table:table-cell>
              <table:table-cell office:value-type="float" office:value="0.1869249">
                <text:p>0.18692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89169">
                <text:p>0.5889169</text:p>
              </table:table-cell>
              <table:table-cell office:value-type="float" office:value="0.5749667">
                <text:p>0.5749667</text:p>
              </table:table-cell>
              <table:table-cell office:value-type="float" office:value="0.1761575">
                <text:p>0.1761575</text:p>
              </table:table-cell>
              <table:table-cell office:value-type="float" office:value="0.1958505">
                <text:p>0.1958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899664">
                <text:p>0.5899664</text:p>
              </table:table-cell>
              <table:table-cell office:value-type="float" office:value="0.799185">
                <text:p>0.799185</text:p>
              </table:table-cell>
              <table:table-cell office:value-type="float" office:value="0.1775476">
                <text:p>0.1775476</text:p>
              </table:table-cell>
              <table:table-cell office:value-type="float" office:value="0.185347">
                <text:p>0.1853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56817">
                <text:p>0.5956817</text:p>
              </table:table-cell>
              <table:table-cell office:value-type="float" office:value="0.5990827">
                <text:p>0.5990827</text:p>
              </table:table-cell>
              <table:table-cell office:value-type="float" office:value="0.173471">
                <text:p>0.173471</text:p>
              </table:table-cell>
              <table:table-cell office:value-type="float" office:value="0.1856823">
                <text:p>0.18568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17242">
                <text:p>0.6317242</text:p>
              </table:table-cell>
              <table:table-cell office:value-type="float" office:value="0.9651121">
                <text:p>0.9651121</text:p>
              </table:table-cell>
              <table:table-cell office:value-type="float" office:value="0.1777687">
                <text:p>0.1777687</text:p>
              </table:table-cell>
              <table:table-cell office:value-type="float" office:value="0.1869823">
                <text:p>0.18698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04643">
                <text:p>0.5904643</text:p>
              </table:table-cell>
              <table:table-cell office:value-type="float" office:value="1.6168612">
                <text:p>1.6168612</text:p>
              </table:table-cell>
              <table:table-cell office:value-type="float" office:value="0.177631">
                <text:p>0.177631</text:p>
              </table:table-cell>
              <table:table-cell office:value-type="float" office:value="0.1863711">
                <text:p>0.18637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050277">
                <text:p>0.6050277</text:p>
              </table:table-cell>
              <table:table-cell office:value-type="float" office:value="0.7849879">
                <text:p>0.7849879</text:p>
              </table:table-cell>
              <table:table-cell office:value-type="float" office:value="0.1750833">
                <text:p>0.1750833</text:p>
              </table:table-cell>
              <table:table-cell office:value-type="float" office:value="0.1844909">
                <text:p>0.18449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78742">
                <text:p>0.578742</text:p>
              </table:table-cell>
              <table:table-cell office:value-type="float" office:value="0.6209028">
                <text:p>0.6209028</text:p>
              </table:table-cell>
              <table:table-cell office:value-type="float" office:value="0.181968">
                <text:p>0.181968</text:p>
              </table:table-cell>
              <table:table-cell office:value-type="float" office:value="0.1850004">
                <text:p>0.185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63695">
                <text:p>0.5963695</text:p>
              </table:table-cell>
              <table:table-cell office:value-type="float" office:value="0.6938996">
                <text:p>0.6938996</text:p>
              </table:table-cell>
              <table:table-cell office:value-type="float" office:value="0.1821409">
                <text:p>0.1821409</text:p>
              </table:table-cell>
              <table:table-cell office:value-type="float" office:value="0.1871169">
                <text:p>0.18711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80144">
                <text:p>0.5980144</text:p>
              </table:table-cell>
              <table:table-cell office:value-type="float" office:value="0.5794945">
                <text:p>0.5794945</text:p>
              </table:table-cell>
              <table:table-cell office:value-type="float" office:value="0.1762822">
                <text:p>0.1762822</text:p>
              </table:table-cell>
              <table:table-cell office:value-type="float" office:value="0.1862691">
                <text:p>0.1862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11cm" svg:y="4.201cm" style:legend-expansion="high" chart:style-name="ch2"/>
        <chart:plot-area chart:style-name="ch3" table:cell-range-address="Quicksort.B104:Quicksort.B104 Quicksort.F104:Quicksort.F104 Quicksort.J104:Quicksort.J104 Quicksort.N104:Quicksort.N104" svg:x="0.32cm" svg:y="0.18cm" svg:width="9.571cm" svg:height="8.64cm">
          <chartooo:coordinate-region svg:x="1.603cm" svg:y="0.38cm" svg:width="8.288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uicksort.B104:Quicksort.B104 Quicksort.F104:Quicksort.F104 Quicksort.J104:Quicksort.J104 Quicksort.N104:Quicksort.N10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25437577">
                <text:p>0.025437577</text:p>
                <draw:g>
                  <svg:desc>Quicksort.B104:Quicksort.B104 Quicksort.F104:Quicksort.F104 Quicksort.J104:Quicksort.J104 Quicksort.N104:Quicksort.N104</svg:desc>
                </draw:g>
              </table:table-cell>
              <table:table-cell office:value-type="float" office:value="0.13673874">
                <text:p>0.13673874</text:p>
              </table:table-cell>
              <table:table-cell office:value-type="float" office:value="0.287194874">
                <text:p>0.287194874</text:p>
              </table:table-cell>
              <table:table-cell office:value-type="float" office:value="0.594314316">
                <text:p>0.594314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62cm" svg:height="10.908cm" xlink:href="." xlink:type="simple" chart:class="chart:line" chart:style-name="ch1">
        <chart:legend chart:legend-position="end" svg:x="14.237cm" svg:y="4.408cm" style:legend-expansion="high" chart:style-name="ch2"/>
        <chart:plot-area chart:style-name="ch3" chart:data-source-has-labels="both" svg:x="0.359cm" svg:y="0.218cm" svg:width="13.519cm" svg:height="10.472cm">
          <chartooo:coordinate-region svg:x="1.086cm" svg:y="0.417cm" svg:width="12.792cm" svg:height="9.481cm"/>
          <chart:axis chart:dimension="x" chart:name="primary-x" chart:style-name="ch4" chartooo:axis-type="text">
            <chart:categories table:cell-range-address="local-table.$A$2:.$A$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1" chart:label-cell-address="local-table.$B$1" chart:class="chart:line">
            <chart:data-point chart:repeated="100"/>
          </chart:series>
          <chart:series chart:style-name="ch8" chart:values-cell-range-address="local-table.$C$2:.$C$101" chart:label-cell-address="local-table.$C$1" chart:class="chart:line">
            <chart:data-point chart:repeated="100"/>
          </chart:series>
          <chart:series chart:style-name="ch9" chart:values-cell-range-address="local-table.$D$2:.$D$101" chart:label-cell-address="local-table.$D$1" chart:class="chart:line">
            <chart:data-point chart:repeated="100"/>
          </chart:series>
          <chart:series chart:style-name="ch10" chart:values-cell-range-address="local-table.$E$2:.$E$101" chart:label-cell-address="local-table.$E$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</table:table-cell>
              <table:table-cell office:value-type="string">
                <text:p>Half Sorted</text:p>
              </table:table-cell>
              <table:table-cell office:value-type="string">
                <text:p>Sorted</text:p>
              </table:table-cell>
              <table:table-cell office:value-type="string">
                <text:p>Reverse Sor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65757">
                <text:p>1.2765757</text:p>
              </table:table-cell>
              <table:table-cell office:value-type="float" office:value="1.1411746">
                <text:p>1.1411746</text:p>
              </table:table-cell>
              <table:table-cell office:value-type="float" office:value="0.2234008">
                <text:p>0.2234008</text:p>
              </table:table-cell>
              <table:table-cell office:value-type="float" office:value="0.3557858">
                <text:p>0.35578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41434">
                <text:p>1.3041434</text:p>
              </table:table-cell>
              <table:table-cell office:value-type="float" office:value="1.2172627">
                <text:p>1.2172627</text:p>
              </table:table-cell>
              <table:table-cell office:value-type="float" office:value="0.22014">
                <text:p>0.22014</text:p>
              </table:table-cell>
              <table:table-cell office:value-type="float" office:value="0.3557007">
                <text:p>0.3557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8773">
                <text:p>1.328773</text:p>
              </table:table-cell>
              <table:table-cell office:value-type="float" office:value="1.2360661">
                <text:p>1.2360661</text:p>
              </table:table-cell>
              <table:table-cell office:value-type="float" office:value="0.2241554">
                <text:p>0.2241554</text:p>
              </table:table-cell>
              <table:table-cell office:value-type="float" office:value="0.3513072">
                <text:p>0.3513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129019">
                <text:p>1.3129019</text:p>
              </table:table-cell>
              <table:table-cell office:value-type="float" office:value="1.2055678">
                <text:p>1.2055678</text:p>
              </table:table-cell>
              <table:table-cell office:value-type="float" office:value="0.2264726">
                <text:p>0.2264726</text:p>
              </table:table-cell>
              <table:table-cell office:value-type="float" office:value="0.3393802">
                <text:p>0.339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18088">
                <text:p>1.4218088</text:p>
              </table:table-cell>
              <table:table-cell office:value-type="float" office:value="1.2216783">
                <text:p>1.2216783</text:p>
              </table:table-cell>
              <table:table-cell office:value-type="float" office:value="0.2214621">
                <text:p>0.2214621</text:p>
              </table:table-cell>
              <table:table-cell office:value-type="float" office:value="0.3517718">
                <text:p>0.3517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737148">
                <text:p>1.3737148</text:p>
              </table:table-cell>
              <table:table-cell office:value-type="float" office:value="1.1842108">
                <text:p>1.1842108</text:p>
              </table:table-cell>
              <table:table-cell office:value-type="float" office:value="0.2222526">
                <text:p>0.2222526</text:p>
              </table:table-cell>
              <table:table-cell office:value-type="float" office:value="0.3551872">
                <text:p>0.3551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629077">
                <text:p>1.3629077</text:p>
              </table:table-cell>
              <table:table-cell office:value-type="float" office:value="1.2704213">
                <text:p>1.2704213</text:p>
              </table:table-cell>
              <table:table-cell office:value-type="float" office:value="0.2249294">
                <text:p>0.2249294</text:p>
              </table:table-cell>
              <table:table-cell office:value-type="float" office:value="0.3531985">
                <text:p>0.3531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169869">
                <text:p>1.3169869</text:p>
              </table:table-cell>
              <table:table-cell office:value-type="float" office:value="1.1690377">
                <text:p>1.1690377</text:p>
              </table:table-cell>
              <table:table-cell office:value-type="float" office:value="0.2337382">
                <text:p>0.2337382</text:p>
              </table:table-cell>
              <table:table-cell office:value-type="float" office:value="0.3507196">
                <text:p>0.3507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530889">
                <text:p>1.3530889</text:p>
              </table:table-cell>
              <table:table-cell office:value-type="float" office:value="1.1924257">
                <text:p>1.1924257</text:p>
              </table:table-cell>
              <table:table-cell office:value-type="float" office:value="0.224301">
                <text:p>0.224301</text:p>
              </table:table-cell>
              <table:table-cell office:value-type="float" office:value="0.3939923">
                <text:p>0.39399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79455">
                <text:p>1.2879455</text:p>
              </table:table-cell>
              <table:table-cell office:value-type="float" office:value="1.1797611">
                <text:p>1.1797611</text:p>
              </table:table-cell>
              <table:table-cell office:value-type="float" office:value="0.2375115">
                <text:p>0.2375115</text:p>
              </table:table-cell>
              <table:table-cell office:value-type="float" office:value="0.3464939">
                <text:p>0.3464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3626">
                <text:p>1.3713626</text:p>
              </table:table-cell>
              <table:table-cell office:value-type="float" office:value="1.3007448">
                <text:p>1.3007448</text:p>
              </table:table-cell>
              <table:table-cell office:value-type="float" office:value="0.2288829">
                <text:p>0.2288829</text:p>
              </table:table-cell>
              <table:table-cell office:value-type="float" office:value="0.3450155">
                <text:p>0.3450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084888">
                <text:p>1.3084888</text:p>
              </table:table-cell>
              <table:table-cell office:value-type="float" office:value="1.2289768">
                <text:p>1.2289768</text:p>
              </table:table-cell>
              <table:table-cell office:value-type="float" office:value="0.2261117">
                <text:p>0.2261117</text:p>
              </table:table-cell>
              <table:table-cell office:value-type="float" office:value="0.3443134">
                <text:p>0.3443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4408">
                <text:p>1.294408</text:p>
              </table:table-cell>
              <table:table-cell office:value-type="float" office:value="1.1983555">
                <text:p>1.1983555</text:p>
              </table:table-cell>
              <table:table-cell office:value-type="float" office:value="0.2306497">
                <text:p>0.2306497</text:p>
              </table:table-cell>
              <table:table-cell office:value-type="float" office:value="0.3513035">
                <text:p>0.3513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481619">
                <text:p>1.2481619</text:p>
              </table:table-cell>
              <table:table-cell office:value-type="float" office:value="1.2037468">
                <text:p>1.2037468</text:p>
              </table:table-cell>
              <table:table-cell office:value-type="float" office:value="0.222239">
                <text:p>0.222239</text:p>
              </table:table-cell>
              <table:table-cell office:value-type="float" office:value="0.3419106">
                <text:p>0.3419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43541">
                <text:p>1.3343541</text:p>
              </table:table-cell>
              <table:table-cell office:value-type="float" office:value="1.1738306">
                <text:p>1.1738306</text:p>
              </table:table-cell>
              <table:table-cell office:value-type="float" office:value="0.2332956">
                <text:p>0.2332956</text:p>
              </table:table-cell>
              <table:table-cell office:value-type="float" office:value="0.3471189">
                <text:p>0.3471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46937">
                <text:p>1.246937</text:p>
              </table:table-cell>
              <table:table-cell office:value-type="float" office:value="1.2125341">
                <text:p>1.2125341</text:p>
              </table:table-cell>
              <table:table-cell office:value-type="float" office:value="0.2288209">
                <text:p>0.2288209</text:p>
              </table:table-cell>
              <table:table-cell office:value-type="float" office:value="0.3443334">
                <text:p>0.344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95903">
                <text:p>1.3395903</text:p>
              </table:table-cell>
              <table:table-cell office:value-type="float" office:value="1.1969686">
                <text:p>1.1969686</text:p>
              </table:table-cell>
              <table:table-cell office:value-type="float" office:value="0.2242003">
                <text:p>0.2242003</text:p>
              </table:table-cell>
              <table:table-cell office:value-type="float" office:value="0.3507013">
                <text:p>0.3507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890499">
                <text:p>1.2890499</text:p>
              </table:table-cell>
              <table:table-cell office:value-type="float" office:value="1.1844194">
                <text:p>1.1844194</text:p>
              </table:table-cell>
              <table:table-cell office:value-type="float" office:value="0.2232393">
                <text:p>0.2232393</text:p>
              </table:table-cell>
              <table:table-cell office:value-type="float" office:value="0.3434653">
                <text:p>0.3434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564501">
                <text:p>1.3564501</text:p>
              </table:table-cell>
              <table:table-cell office:value-type="float" office:value="1.1879525">
                <text:p>1.1879525</text:p>
              </table:table-cell>
              <table:table-cell office:value-type="float" office:value="0.2246403">
                <text:p>0.2246403</text:p>
              </table:table-cell>
              <table:table-cell office:value-type="float" office:value="0.3435222">
                <text:p>0.343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693876">
                <text:p>1.3693876</text:p>
              </table:table-cell>
              <table:table-cell office:value-type="float" office:value="1.2043522">
                <text:p>1.2043522</text:p>
              </table:table-cell>
              <table:table-cell office:value-type="float" office:value="0.222398">
                <text:p>0.222398</text:p>
              </table:table-cell>
              <table:table-cell office:value-type="float" office:value="0.3468017">
                <text:p>0.3468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115971">
                <text:p>1.3115971</text:p>
              </table:table-cell>
              <table:table-cell office:value-type="float" office:value="1.1936294">
                <text:p>1.1936294</text:p>
              </table:table-cell>
              <table:table-cell office:value-type="float" office:value="0.2272708">
                <text:p>0.2272708</text:p>
              </table:table-cell>
              <table:table-cell office:value-type="float" office:value="0.3453635">
                <text:p>0.3453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85135">
                <text:p>1.3585135</text:p>
              </table:table-cell>
              <table:table-cell office:value-type="float" office:value="1.1877598">
                <text:p>1.1877598</text:p>
              </table:table-cell>
              <table:table-cell office:value-type="float" office:value="0.227087">
                <text:p>0.227087</text:p>
              </table:table-cell>
              <table:table-cell office:value-type="float" office:value="0.3524754">
                <text:p>0.3524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03338">
                <text:p>1.3503338</text:p>
              </table:table-cell>
              <table:table-cell office:value-type="float" office:value="1.209119">
                <text:p>1.209119</text:p>
              </table:table-cell>
              <table:table-cell office:value-type="float" office:value="0.2226593">
                <text:p>0.2226593</text:p>
              </table:table-cell>
              <table:table-cell office:value-type="float" office:value="0.3442523">
                <text:p>0.3442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306847">
                <text:p>1.3306847</text:p>
              </table:table-cell>
              <table:table-cell office:value-type="float" office:value="1.22006">
                <text:p>1.22006</text:p>
              </table:table-cell>
              <table:table-cell office:value-type="float" office:value="0.226124">
                <text:p>0.226124</text:p>
              </table:table-cell>
              <table:table-cell office:value-type="float" office:value="0.3485806">
                <text:p>0.3485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21221">
                <text:p>1.3221221</text:p>
              </table:table-cell>
              <table:table-cell office:value-type="float" office:value="1.1777079">
                <text:p>1.1777079</text:p>
              </table:table-cell>
              <table:table-cell office:value-type="float" office:value="0.226766">
                <text:p>0.226766</text:p>
              </table:table-cell>
              <table:table-cell office:value-type="float" office:value="0.3518671">
                <text:p>0.3518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84576">
                <text:p>1.3284576</text:p>
              </table:table-cell>
              <table:table-cell office:value-type="float" office:value="1.2042191">
                <text:p>1.2042191</text:p>
              </table:table-cell>
              <table:table-cell office:value-type="float" office:value="0.2277867">
                <text:p>0.2277867</text:p>
              </table:table-cell>
              <table:table-cell office:value-type="float" office:value="0.346933">
                <text:p>0.346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315425">
                <text:p>1.3315425</text:p>
              </table:table-cell>
              <table:table-cell office:value-type="float" office:value="1.1992773">
                <text:p>1.1992773</text:p>
              </table:table-cell>
              <table:table-cell office:value-type="float" office:value="0.2280988">
                <text:p>0.2280988</text:p>
              </table:table-cell>
              <table:table-cell office:value-type="float" office:value="0.3442184">
                <text:p>0.3442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499068">
                <text:p>1.4499068</text:p>
              </table:table-cell>
              <table:table-cell office:value-type="float" office:value="1.2677773">
                <text:p>1.2677773</text:p>
              </table:table-cell>
              <table:table-cell office:value-type="float" office:value="0.2225384">
                <text:p>0.2225384</text:p>
              </table:table-cell>
              <table:table-cell office:value-type="float" office:value="0.33796">
                <text:p>0.33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63352">
                <text:p>1.2563352</text:p>
              </table:table-cell>
              <table:table-cell office:value-type="float" office:value="1.20915">
                <text:p>1.20915</text:p>
              </table:table-cell>
              <table:table-cell office:value-type="float" office:value="0.2238128">
                <text:p>0.2238128</text:p>
              </table:table-cell>
              <table:table-cell office:value-type="float" office:value="0.3410884">
                <text:p>0.3410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77332">
                <text:p>1.2977332</text:p>
              </table:table-cell>
              <table:table-cell office:value-type="float" office:value="1.1916811">
                <text:p>1.1916811</text:p>
              </table:table-cell>
              <table:table-cell office:value-type="float" office:value="0.2224924">
                <text:p>0.2224924</text:p>
              </table:table-cell>
              <table:table-cell office:value-type="float" office:value="0.3426089">
                <text:p>0.3426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005905">
                <text:p>1.3005905</text:p>
              </table:table-cell>
              <table:table-cell office:value-type="float" office:value="1.1685455">
                <text:p>1.1685455</text:p>
              </table:table-cell>
              <table:table-cell office:value-type="float" office:value="0.2259383">
                <text:p>0.2259383</text:p>
              </table:table-cell>
              <table:table-cell office:value-type="float" office:value="0.3410858">
                <text:p>0.3410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79936">
                <text:p>1.279936</text:p>
              </table:table-cell>
              <table:table-cell office:value-type="float" office:value="1.1694187">
                <text:p>1.1694187</text:p>
              </table:table-cell>
              <table:table-cell office:value-type="float" office:value="0.2267636">
                <text:p>0.2267636</text:p>
              </table:table-cell>
              <table:table-cell office:value-type="float" office:value="0.3367355">
                <text:p>0.3367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912389">
                <text:p>1.2912389</text:p>
              </table:table-cell>
              <table:table-cell office:value-type="float" office:value="1.2348426">
                <text:p>1.2348426</text:p>
              </table:table-cell>
              <table:table-cell office:value-type="float" office:value="0.2236271">
                <text:p>0.2236271</text:p>
              </table:table-cell>
              <table:table-cell office:value-type="float" office:value="0.3379018">
                <text:p>0.3379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943033">
                <text:p>1.2943033</text:p>
              </table:table-cell>
              <table:table-cell office:value-type="float" office:value="1.1687615">
                <text:p>1.1687615</text:p>
              </table:table-cell>
              <table:table-cell office:value-type="float" office:value="0.2248372">
                <text:p>0.2248372</text:p>
              </table:table-cell>
              <table:table-cell office:value-type="float" office:value="0.3518744">
                <text:p>0.3518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429174">
                <text:p>1.3429174</text:p>
              </table:table-cell>
              <table:table-cell office:value-type="float" office:value="1.1744064">
                <text:p>1.1744064</text:p>
              </table:table-cell>
              <table:table-cell office:value-type="float" office:value="0.2233574">
                <text:p>0.2233574</text:p>
              </table:table-cell>
              <table:table-cell office:value-type="float" office:value="0.3362561">
                <text:p>0.3362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76407">
                <text:p>1.2876407</text:p>
              </table:table-cell>
              <table:table-cell office:value-type="float" office:value="1.1601663">
                <text:p>1.1601663</text:p>
              </table:table-cell>
              <table:table-cell office:value-type="float" office:value="0.2252886">
                <text:p>0.2252886</text:p>
              </table:table-cell>
              <table:table-cell office:value-type="float" office:value="0.3517291">
                <text:p>0.3517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548325">
                <text:p>1.2548325</text:p>
              </table:table-cell>
              <table:table-cell office:value-type="float" office:value="1.1457518">
                <text:p>1.1457518</text:p>
              </table:table-cell>
              <table:table-cell office:value-type="float" office:value="0.2203206">
                <text:p>0.2203206</text:p>
              </table:table-cell>
              <table:table-cell office:value-type="float" office:value="0.3423179">
                <text:p>0.3423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98031">
                <text:p>1.2698031</text:p>
              </table:table-cell>
              <table:table-cell office:value-type="float" office:value="1.1732076">
                <text:p>1.1732076</text:p>
              </table:table-cell>
              <table:table-cell office:value-type="float" office:value="0.2210471">
                <text:p>0.2210471</text:p>
              </table:table-cell>
              <table:table-cell office:value-type="float" office:value="0.3383205">
                <text:p>0.3383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722809">
                <text:p>1.2722809</text:p>
              </table:table-cell>
              <table:table-cell office:value-type="float" office:value="1.1627505">
                <text:p>1.1627505</text:p>
              </table:table-cell>
              <table:table-cell office:value-type="float" office:value="0.2226746">
                <text:p>0.2226746</text:p>
              </table:table-cell>
              <table:table-cell office:value-type="float" office:value="0.3388201">
                <text:p>0.3388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276855">
                <text:p>1.3276855</text:p>
              </table:table-cell>
              <table:table-cell office:value-type="float" office:value="1.1426344">
                <text:p>1.1426344</text:p>
              </table:table-cell>
              <table:table-cell office:value-type="float" office:value="0.2217759">
                <text:p>0.2217759</text:p>
              </table:table-cell>
              <table:table-cell office:value-type="float" office:value="0.3385364">
                <text:p>0.3385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802632">
                <text:p>1.2802632</text:p>
              </table:table-cell>
              <table:table-cell office:value-type="float" office:value="1.1622715">
                <text:p>1.1622715</text:p>
              </table:table-cell>
              <table:table-cell office:value-type="float" office:value="0.2204164">
                <text:p>0.2204164</text:p>
              </table:table-cell>
              <table:table-cell office:value-type="float" office:value="0.3365774">
                <text:p>0.3365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083484">
                <text:p>1.3083484</text:p>
              </table:table-cell>
              <table:table-cell office:value-type="float" office:value="1.1810805">
                <text:p>1.1810805</text:p>
              </table:table-cell>
              <table:table-cell office:value-type="float" office:value="0.2237168">
                <text:p>0.2237168</text:p>
              </table:table-cell>
              <table:table-cell office:value-type="float" office:value="0.3358715">
                <text:p>0.3358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741584">
                <text:p>1.2741584</text:p>
              </table:table-cell>
              <table:table-cell office:value-type="float" office:value="1.1673418">
                <text:p>1.1673418</text:p>
              </table:table-cell>
              <table:table-cell office:value-type="float" office:value="0.2380861">
                <text:p>0.2380861</text:p>
              </table:table-cell>
              <table:table-cell office:value-type="float" office:value="0.3490624">
                <text:p>0.3490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042473">
                <text:p>1.3042473</text:p>
              </table:table-cell>
              <table:table-cell office:value-type="float" office:value="1.1629924">
                <text:p>1.1629924</text:p>
              </table:table-cell>
              <table:table-cell office:value-type="float" office:value="0.223157">
                <text:p>0.223157</text:p>
              </table:table-cell>
              <table:table-cell office:value-type="float" office:value="0.3493834">
                <text:p>0.3493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903308">
                <text:p>1.2903308</text:p>
              </table:table-cell>
              <table:table-cell office:value-type="float" office:value="1.1846092">
                <text:p>1.1846092</text:p>
              </table:table-cell>
              <table:table-cell office:value-type="float" office:value="0.2315219">
                <text:p>0.2315219</text:p>
              </table:table-cell>
              <table:table-cell office:value-type="float" office:value="0.3380797">
                <text:p>0.3380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981246">
                <text:p>1.2981246</text:p>
              </table:table-cell>
              <table:table-cell office:value-type="float" office:value="1.1803451">
                <text:p>1.1803451</text:p>
              </table:table-cell>
              <table:table-cell office:value-type="float" office:value="0.2264874">
                <text:p>0.2264874</text:p>
              </table:table-cell>
              <table:table-cell office:value-type="float" office:value="0.3483502">
                <text:p>0.34835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579463">
                <text:p>1.2579463</text:p>
              </table:table-cell>
              <table:table-cell office:value-type="float" office:value="1.195196">
                <text:p>1.195196</text:p>
              </table:table-cell>
              <table:table-cell office:value-type="float" office:value="0.2366185">
                <text:p>0.2366185</text:p>
              </table:table-cell>
              <table:table-cell office:value-type="float" office:value="0.3416609">
                <text:p>0.3416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009877">
                <text:p>1.4009877</text:p>
              </table:table-cell>
              <table:table-cell office:value-type="float" office:value="1.2318333">
                <text:p>1.2318333</text:p>
              </table:table-cell>
              <table:table-cell office:value-type="float" office:value="0.2231472">
                <text:p>0.2231472</text:p>
              </table:table-cell>
              <table:table-cell office:value-type="float" office:value="0.3423869">
                <text:p>0.3423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766581">
                <text:p>1.2766581</text:p>
              </table:table-cell>
              <table:table-cell office:value-type="float" office:value="1.1951307">
                <text:p>1.1951307</text:p>
              </table:table-cell>
              <table:table-cell office:value-type="float" office:value="0.2242369">
                <text:p>0.2242369</text:p>
              </table:table-cell>
              <table:table-cell office:value-type="float" office:value="0.3435241">
                <text:p>0.3435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050208">
                <text:p>1.3050208</text:p>
              </table:table-cell>
              <table:table-cell office:value-type="float" office:value="1.1653561">
                <text:p>1.1653561</text:p>
              </table:table-cell>
              <table:table-cell office:value-type="float" office:value="0.2301265">
                <text:p>0.2301265</text:p>
              </table:table-cell>
              <table:table-cell office:value-type="float" office:value="0.3587644">
                <text:p>0.3587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937163">
                <text:p>1.2937163</text:p>
              </table:table-cell>
              <table:table-cell office:value-type="float" office:value="1.2179937">
                <text:p>1.2179937</text:p>
              </table:table-cell>
              <table:table-cell office:value-type="float" office:value="0.2227191">
                <text:p>0.2227191</text:p>
              </table:table-cell>
              <table:table-cell office:value-type="float" office:value="0.3390452">
                <text:p>0.33904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340427">
                <text:p>1.3340427</text:p>
              </table:table-cell>
              <table:table-cell office:value-type="float" office:value="1.1737373">
                <text:p>1.1737373</text:p>
              </table:table-cell>
              <table:table-cell office:value-type="float" office:value="0.2292945">
                <text:p>0.2292945</text:p>
              </table:table-cell>
              <table:table-cell office:value-type="float" office:value="0.3602985">
                <text:p>0.3602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909823">
                <text:p>1.2909823</text:p>
              </table:table-cell>
              <table:table-cell office:value-type="float" office:value="1.1678644">
                <text:p>1.1678644</text:p>
              </table:table-cell>
              <table:table-cell office:value-type="float" office:value="0.2318324">
                <text:p>0.2318324</text:p>
              </table:table-cell>
              <table:table-cell office:value-type="float" office:value="0.3549691">
                <text:p>0.3549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462298">
                <text:p>1.2462298</text:p>
              </table:table-cell>
              <table:table-cell office:value-type="float" office:value="1.2009799">
                <text:p>1.2009799</text:p>
              </table:table-cell>
              <table:table-cell office:value-type="float" office:value="0.2352293">
                <text:p>0.2352293</text:p>
              </table:table-cell>
              <table:table-cell office:value-type="float" office:value="0.357965">
                <text:p>0.3579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08657">
                <text:p>1.3308657</text:p>
              </table:table-cell>
              <table:table-cell office:value-type="float" office:value="1.1444562">
                <text:p>1.1444562</text:p>
              </table:table-cell>
              <table:table-cell office:value-type="float" office:value="0.2281314">
                <text:p>0.2281314</text:p>
              </table:table-cell>
              <table:table-cell office:value-type="float" office:value="0.3444127">
                <text:p>0.3444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172183">
                <text:p>1.3172183</text:p>
              </table:table-cell>
              <table:table-cell office:value-type="float" office:value="1.1257895">
                <text:p>1.1257895</text:p>
              </table:table-cell>
              <table:table-cell office:value-type="float" office:value="0.233282">
                <text:p>0.233282</text:p>
              </table:table-cell>
              <table:table-cell office:value-type="float" office:value="0.3653357">
                <text:p>0.3653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146177">
                <text:p>1.3146177</text:p>
              </table:table-cell>
              <table:table-cell office:value-type="float" office:value="1.1941744">
                <text:p>1.1941744</text:p>
              </table:table-cell>
              <table:table-cell office:value-type="float" office:value="0.2297438">
                <text:p>0.2297438</text:p>
              </table:table-cell>
              <table:table-cell office:value-type="float" office:value="0.3423965">
                <text:p>0.3423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052817">
                <text:p>1.3052817</text:p>
              </table:table-cell>
              <table:table-cell office:value-type="float" office:value="1.2774125">
                <text:p>1.2774125</text:p>
              </table:table-cell>
              <table:table-cell office:value-type="float" office:value="0.2398377">
                <text:p>0.2398377</text:p>
              </table:table-cell>
              <table:table-cell office:value-type="float" office:value="0.3460936">
                <text:p>0.34609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624267">
                <text:p>1.3624267</text:p>
              </table:table-cell>
              <table:table-cell office:value-type="float" office:value="1.1844529">
                <text:p>1.1844529</text:p>
              </table:table-cell>
              <table:table-cell office:value-type="float" office:value="0.2305513">
                <text:p>0.2305513</text:p>
              </table:table-cell>
              <table:table-cell office:value-type="float" office:value="0.3482835">
                <text:p>0.3482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806365">
                <text:p>1.2806365</text:p>
              </table:table-cell>
              <table:table-cell office:value-type="float" office:value="1.2393463">
                <text:p>1.2393463</text:p>
              </table:table-cell>
              <table:table-cell office:value-type="float" office:value="0.2241779">
                <text:p>0.2241779</text:p>
              </table:table-cell>
              <table:table-cell office:value-type="float" office:value="0.3428952">
                <text:p>0.3428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95815">
                <text:p>1.295815</text:p>
              </table:table-cell>
              <table:table-cell office:value-type="float" office:value="1.2038771">
                <text:p>1.2038771</text:p>
              </table:table-cell>
              <table:table-cell office:value-type="float" office:value="0.2391075">
                <text:p>0.2391075</text:p>
              </table:table-cell>
              <table:table-cell office:value-type="float" office:value="0.339895">
                <text:p>0.339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026489">
                <text:p>1.3026489</text:p>
              </table:table-cell>
              <table:table-cell office:value-type="float" office:value="1.2142327">
                <text:p>1.2142327</text:p>
              </table:table-cell>
              <table:table-cell office:value-type="float" office:value="0.2339767">
                <text:p>0.2339767</text:p>
              </table:table-cell>
              <table:table-cell office:value-type="float" office:value="0.3500618">
                <text:p>0.35006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70304">
                <text:p>1.2470304</text:p>
              </table:table-cell>
              <table:table-cell office:value-type="float" office:value="1.1417511">
                <text:p>1.1417511</text:p>
              </table:table-cell>
              <table:table-cell office:value-type="float" office:value="0.2385455">
                <text:p>0.2385455</text:p>
              </table:table-cell>
              <table:table-cell office:value-type="float" office:value="0.3440506">
                <text:p>0.3440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293138">
                <text:p>1.3293138</text:p>
              </table:table-cell>
              <table:table-cell office:value-type="float" office:value="1.2010743">
                <text:p>1.2010743</text:p>
              </table:table-cell>
              <table:table-cell office:value-type="float" office:value="0.2304145">
                <text:p>0.2304145</text:p>
              </table:table-cell>
              <table:table-cell office:value-type="float" office:value="0.3483778">
                <text:p>0.3483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19105">
                <text:p>1.319105</text:p>
              </table:table-cell>
              <table:table-cell office:value-type="float" office:value="1.2147475">
                <text:p>1.2147475</text:p>
              </table:table-cell>
              <table:table-cell office:value-type="float" office:value="0.2401657">
                <text:p>0.2401657</text:p>
              </table:table-cell>
              <table:table-cell office:value-type="float" office:value="0.341749">
                <text:p>0.3417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46789">
                <text:p>1.3746789</text:p>
              </table:table-cell>
              <table:table-cell office:value-type="float" office:value="1.2750203">
                <text:p>1.2750203</text:p>
              </table:table-cell>
              <table:table-cell office:value-type="float" office:value="0.2326231">
                <text:p>0.2326231</text:p>
              </table:table-cell>
              <table:table-cell office:value-type="float" office:value="0.3558741">
                <text:p>0.3558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11803">
                <text:p>1.3211803</text:p>
              </table:table-cell>
              <table:table-cell office:value-type="float" office:value="1.1776404">
                <text:p>1.1776404</text:p>
              </table:table-cell>
              <table:table-cell office:value-type="float" office:value="0.2318782">
                <text:p>0.2318782</text:p>
              </table:table-cell>
              <table:table-cell office:value-type="float" office:value="0.3536478">
                <text:p>0.3536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270894">
                <text:p>1.3270894</text:p>
              </table:table-cell>
              <table:table-cell office:value-type="float" office:value="1.2413485">
                <text:p>1.2413485</text:p>
              </table:table-cell>
              <table:table-cell office:value-type="float" office:value="0.2273667">
                <text:p>0.2273667</text:p>
              </table:table-cell>
              <table:table-cell office:value-type="float" office:value="0.3403866">
                <text:p>0.34038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945052">
                <text:p>1.2945052</text:p>
              </table:table-cell>
              <table:table-cell office:value-type="float" office:value="1.1818742">
                <text:p>1.1818742</text:p>
              </table:table-cell>
              <table:table-cell office:value-type="float" office:value="0.2341698">
                <text:p>0.2341698</text:p>
              </table:table-cell>
              <table:table-cell office:value-type="float" office:value="0.3399512">
                <text:p>0.3399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375731">
                <text:p>1.3375731</text:p>
              </table:table-cell>
              <table:table-cell office:value-type="float" office:value="1.1924426">
                <text:p>1.1924426</text:p>
              </table:table-cell>
              <table:table-cell office:value-type="float" office:value="0.2326348">
                <text:p>0.2326348</text:p>
              </table:table-cell>
              <table:table-cell office:value-type="float" office:value="0.3407789">
                <text:p>0.34077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18283">
                <text:p>1.418283</text:p>
              </table:table-cell>
              <table:table-cell office:value-type="float" office:value="1.1845267">
                <text:p>1.1845267</text:p>
              </table:table-cell>
              <table:table-cell office:value-type="float" office:value="0.2300054">
                <text:p>0.2300054</text:p>
              </table:table-cell>
              <table:table-cell office:value-type="float" office:value="0.3389689">
                <text:p>0.33896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715406">
                <text:p>1.3715406</text:p>
              </table:table-cell>
              <table:table-cell office:value-type="float" office:value="1.1805893">
                <text:p>1.1805893</text:p>
              </table:table-cell>
              <table:table-cell office:value-type="float" office:value="0.2336241">
                <text:p>0.2336241</text:p>
              </table:table-cell>
              <table:table-cell office:value-type="float" office:value="0.3395384">
                <text:p>0.3395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157896">
                <text:p>1.3157896</text:p>
              </table:table-cell>
              <table:table-cell office:value-type="float" office:value="1.1614662">
                <text:p>1.1614662</text:p>
              </table:table-cell>
              <table:table-cell office:value-type="float" office:value="0.2308224">
                <text:p>0.2308224</text:p>
              </table:table-cell>
              <table:table-cell office:value-type="float" office:value="0.3469747">
                <text:p>0.34697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867053">
                <text:p>1.2867053</text:p>
              </table:table-cell>
              <table:table-cell office:value-type="float" office:value="1.2039802">
                <text:p>1.2039802</text:p>
              </table:table-cell>
              <table:table-cell office:value-type="float" office:value="0.2280122">
                <text:p>0.2280122</text:p>
              </table:table-cell>
              <table:table-cell office:value-type="float" office:value="0.3463953">
                <text:p>0.3463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971977">
                <text:p>1.2971977</text:p>
              </table:table-cell>
              <table:table-cell office:value-type="float" office:value="1.1407262">
                <text:p>1.1407262</text:p>
              </table:table-cell>
              <table:table-cell office:value-type="float" office:value="0.2266699">
                <text:p>0.2266699</text:p>
              </table:table-cell>
              <table:table-cell office:value-type="float" office:value="0.344576">
                <text:p>0.344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093305">
                <text:p>1.3093305</text:p>
              </table:table-cell>
              <table:table-cell office:value-type="float" office:value="1.166675">
                <text:p>1.166675</text:p>
              </table:table-cell>
              <table:table-cell office:value-type="float" office:value="0.2286918">
                <text:p>0.2286918</text:p>
              </table:table-cell>
              <table:table-cell office:value-type="float" office:value="0.3453972">
                <text:p>0.34539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616561">
                <text:p>1.3616561</text:p>
              </table:table-cell>
              <table:table-cell office:value-type="float" office:value="1.158834">
                <text:p>1.158834</text:p>
              </table:table-cell>
              <table:table-cell office:value-type="float" office:value="0.2363515">
                <text:p>0.2363515</text:p>
              </table:table-cell>
              <table:table-cell office:value-type="float" office:value="0.3431997">
                <text:p>0.3431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851405">
                <text:p>1.2851405</text:p>
              </table:table-cell>
              <table:table-cell office:value-type="float" office:value="1.123619">
                <text:p>1.123619</text:p>
              </table:table-cell>
              <table:table-cell office:value-type="float" office:value="0.2338533">
                <text:p>0.2338533</text:p>
              </table:table-cell>
              <table:table-cell office:value-type="float" office:value="0.3420757">
                <text:p>0.3420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132057">
                <text:p>1.3132057</text:p>
              </table:table-cell>
              <table:table-cell office:value-type="float" office:value="1.2250695">
                <text:p>1.2250695</text:p>
              </table:table-cell>
              <table:table-cell office:value-type="float" office:value="0.2278472">
                <text:p>0.2278472</text:p>
              </table:table-cell>
              <table:table-cell office:value-type="float" office:value="0.3438238">
                <text:p>0.34382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346039">
                <text:p>1.3346039</text:p>
              </table:table-cell>
              <table:table-cell office:value-type="float" office:value="1.1634302">
                <text:p>1.1634302</text:p>
              </table:table-cell>
              <table:table-cell office:value-type="float" office:value="0.2289807">
                <text:p>0.2289807</text:p>
              </table:table-cell>
              <table:table-cell office:value-type="float" office:value="0.3415618">
                <text:p>0.3415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117724">
                <text:p>1.4117724</text:p>
              </table:table-cell>
              <table:table-cell office:value-type="float" office:value="1.2157685">
                <text:p>1.2157685</text:p>
              </table:table-cell>
              <table:table-cell office:value-type="float" office:value="0.2279905">
                <text:p>0.2279905</text:p>
              </table:table-cell>
              <table:table-cell office:value-type="float" office:value="0.348118">
                <text:p>0.3481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066444">
                <text:p>1.3066444</text:p>
              </table:table-cell>
              <table:table-cell office:value-type="float" office:value="1.178146">
                <text:p>1.178146</text:p>
              </table:table-cell>
              <table:table-cell office:value-type="float" office:value="0.2320162">
                <text:p>0.2320162</text:p>
              </table:table-cell>
              <table:table-cell office:value-type="float" office:value="0.3392212">
                <text:p>0.3392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0391">
                <text:p>1.30391</text:p>
              </table:table-cell>
              <table:table-cell office:value-type="float" office:value="1.1609699">
                <text:p>1.1609699</text:p>
              </table:table-cell>
              <table:table-cell office:value-type="float" office:value="0.2285585">
                <text:p>0.2285585</text:p>
              </table:table-cell>
              <table:table-cell office:value-type="float" office:value="0.3432522">
                <text:p>0.3432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998481">
                <text:p>1.2998481</text:p>
              </table:table-cell>
              <table:table-cell office:value-type="float" office:value="1.1359201">
                <text:p>1.1359201</text:p>
              </table:table-cell>
              <table:table-cell office:value-type="float" office:value="0.2263509">
                <text:p>0.2263509</text:p>
              </table:table-cell>
              <table:table-cell office:value-type="float" office:value="0.3455373">
                <text:p>0.3455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59892">
                <text:p>1.2259892</text:p>
              </table:table-cell>
              <table:table-cell office:value-type="float" office:value="1.2173388">
                <text:p>1.2173388</text:p>
              </table:table-cell>
              <table:table-cell office:value-type="float" office:value="0.2297009">
                <text:p>0.2297009</text:p>
              </table:table-cell>
              <table:table-cell office:value-type="float" office:value="0.3448149">
                <text:p>0.3448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606878">
                <text:p>1.3606878</text:p>
              </table:table-cell>
              <table:table-cell office:value-type="float" office:value="1.2193771">
                <text:p>1.2193771</text:p>
              </table:table-cell>
              <table:table-cell office:value-type="float" office:value="0.2297363">
                <text:p>0.2297363</text:p>
              </table:table-cell>
              <table:table-cell office:value-type="float" office:value="0.3425061">
                <text:p>0.34250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359309">
                <text:p>1.3359309</text:p>
              </table:table-cell>
              <table:table-cell office:value-type="float" office:value="1.2527428">
                <text:p>1.2527428</text:p>
              </table:table-cell>
              <table:table-cell office:value-type="float" office:value="0.2346882">
                <text:p>0.2346882</text:p>
              </table:table-cell>
              <table:table-cell office:value-type="float" office:value="0.3417742">
                <text:p>0.3417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440185">
                <text:p>1.3440185</text:p>
              </table:table-cell>
              <table:table-cell office:value-type="float" office:value="1.2191298">
                <text:p>1.2191298</text:p>
              </table:table-cell>
              <table:table-cell office:value-type="float" office:value="0.2359916">
                <text:p>0.2359916</text:p>
              </table:table-cell>
              <table:table-cell office:value-type="float" office:value="0.3516749">
                <text:p>0.35167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626484">
                <text:p>1.2626484</text:p>
              </table:table-cell>
              <table:table-cell office:value-type="float" office:value="1.1954863">
                <text:p>1.1954863</text:p>
              </table:table-cell>
              <table:table-cell office:value-type="float" office:value="0.232953">
                <text:p>0.232953</text:p>
              </table:table-cell>
              <table:table-cell office:value-type="float" office:value="0.3573763">
                <text:p>0.3573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980952">
                <text:p>1.2980952</text:p>
              </table:table-cell>
              <table:table-cell office:value-type="float" office:value="1.2279119">
                <text:p>1.2279119</text:p>
              </table:table-cell>
              <table:table-cell office:value-type="float" office:value="0.2294887">
                <text:p>0.2294887</text:p>
              </table:table-cell>
              <table:table-cell office:value-type="float" office:value="0.3513926">
                <text:p>0.35139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991006">
                <text:p>1.3991006</text:p>
              </table:table-cell>
              <table:table-cell office:value-type="float" office:value="1.2658127">
                <text:p>1.2658127</text:p>
              </table:table-cell>
              <table:table-cell office:value-type="float" office:value="0.2277406">
                <text:p>0.2277406</text:p>
              </table:table-cell>
              <table:table-cell office:value-type="float" office:value="0.349727">
                <text:p>0.349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311789">
                <text:p>1.3311789</text:p>
              </table:table-cell>
              <table:table-cell office:value-type="float" office:value="1.2457521">
                <text:p>1.2457521</text:p>
              </table:table-cell>
              <table:table-cell office:value-type="float" office:value="0.225523">
                <text:p>0.225523</text:p>
              </table:table-cell>
              <table:table-cell office:value-type="float" office:value="0.3527995">
                <text:p>0.3527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998022">
                <text:p>1.2998022</text:p>
              </table:table-cell>
              <table:table-cell office:value-type="float" office:value="1.2138111">
                <text:p>1.2138111</text:p>
              </table:table-cell>
              <table:table-cell office:value-type="float" office:value="0.2279373">
                <text:p>0.2279373</text:p>
              </table:table-cell>
              <table:table-cell office:value-type="float" office:value="0.3435003">
                <text:p>0.3435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627042">
                <text:p>1.3627042</text:p>
              </table:table-cell>
              <table:table-cell office:value-type="float" office:value="1.2316399">
                <text:p>1.2316399</text:p>
              </table:table-cell>
              <table:table-cell office:value-type="float" office:value="0.2296336">
                <text:p>0.2296336</text:p>
              </table:table-cell>
              <table:table-cell office:value-type="float" office:value="0.3489263">
                <text:p>0.3489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174083">
                <text:p>1.3174083</text:p>
              </table:table-cell>
              <table:table-cell office:value-type="float" office:value="1.2362767">
                <text:p>1.2362767</text:p>
              </table:table-cell>
              <table:table-cell office:value-type="float" office:value="0.2332111">
                <text:p>0.2332111</text:p>
              </table:table-cell>
              <table:table-cell office:value-type="float" office:value="0.3529065">
                <text:p>0.3529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419807">
                <text:p>1.3419807</text:p>
              </table:table-cell>
              <table:table-cell office:value-type="float" office:value="1.1944473">
                <text:p>1.1944473</text:p>
              </table:table-cell>
              <table:table-cell office:value-type="float" office:value="0.2293034">
                <text:p>0.2293034</text:p>
              </table:table-cell>
              <table:table-cell office:value-type="float" office:value="0.3384055">
                <text:p>0.3384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60055">
                <text:p>1.3360055</text:p>
              </table:table-cell>
              <table:table-cell office:value-type="float" office:value="1.1744079">
                <text:p>1.1744079</text:p>
              </table:table-cell>
              <table:table-cell office:value-type="float" office:value="0.2270833">
                <text:p>0.2270833</text:p>
              </table:table-cell>
              <table:table-cell office:value-type="float" office:value="0.3423369">
                <text:p>0.34233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52852">
                <text:p>1.3152852</text:p>
              </table:table-cell>
              <table:table-cell office:value-type="float" office:value="1.2004209">
                <text:p>1.2004209</text:p>
              </table:table-cell>
              <table:table-cell office:value-type="float" office:value="0.2255118">
                <text:p>0.2255118</text:p>
              </table:table-cell>
              <table:table-cell office:value-type="float" office:value="0.3519807">
                <text:p>0.35198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72683">
                <text:p>1.2972683</text:p>
              </table:table-cell>
              <table:table-cell office:value-type="float" office:value="1.1995163">
                <text:p>1.1995163</text:p>
              </table:table-cell>
              <table:table-cell office:value-type="float" office:value="0.22512">
                <text:p>0.22512</text:p>
              </table:table-cell>
              <table:table-cell office:value-type="float" office:value="0.3394029">
                <text:p>0.3394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978646">
                <text:p>1.2978646</text:p>
              </table:table-cell>
              <table:table-cell office:value-type="float" office:value="1.1794437">
                <text:p>1.1794437</text:p>
              </table:table-cell>
              <table:table-cell office:value-type="float" office:value="0.2412675">
                <text:p>0.2412675</text:p>
              </table:table-cell>
              <table:table-cell office:value-type="float" office:value="0.3372174">
                <text:p>0.3372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9cm" svg:height="11.99cm" xlink:href=".." xlink:type="simple" chart:class="chart:line" chart:style-name="ch1">
        <chart:legend chart:legend-position="end" svg:x="14.265cm" svg:y="4.949cm" style:legend-expansion="high" chart:style-name="ch2"/>
        <chart:plot-area chart:style-name="ch3" table:cell-range-address="'Shell sort (Frank - Lazarus)'.N3:'Shell sort (Frank - Lazarus)'.Q103" chart:data-source-has-labels="row" svg:x="0.359cm" svg:y="0.239cm" svg:width="13.547cm" svg:height="11.512cm">
          <chartooo:coordinate-region svg:x="1.086cm" svg:y="0.438cm" svg:width="12.82cm" svg:height="10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ell sort (Frank - Lazarus)'.N4:'Shell sort (Frank - Lazarus)'.N103" chart:label-cell-address="'Shell sort (Frank - Lazarus)'.N3:'Shell sort (Frank - Lazarus)'.N3" chart:class="chart:line">
            <chart:data-point chart:repeated="100"/>
          </chart:series>
          <chart:series chart:style-name="ch7" chart:values-cell-range-address="'Shell sort (Frank - Lazarus)'.O4:'Shell sort (Frank - Lazarus)'.O103" chart:label-cell-address="'Shell sort (Frank - Lazarus)'.O3:'Shell sort (Frank - Lazarus)'.O3" chart:class="chart:line">
            <chart:data-point chart:repeated="100"/>
          </chart:series>
          <chart:series chart:style-name="ch8" chart:values-cell-range-address="'Shell sort (Frank - Lazarus)'.P4:'Shell sort (Frank - Lazarus)'.P103" chart:label-cell-address="'Shell sort (Frank - Lazarus)'.P3:'Shell sort (Frank - Lazarus)'.P3" chart:class="chart:line">
            <chart:data-point chart:repeated="100"/>
          </chart:series>
          <chart:series chart:style-name="ch9" chart:values-cell-range-address="'Shell sort (Frank - Lazarus)'.Q4:'Shell sort (Frank - Lazarus)'.Q103" chart:label-cell-address="'Shell sort (Frank - Lazarus)'.Q3:'Shell sort (Frank - Lazarus)'.Q3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Shell sort (Frank - Lazarus)'.N3:'Shell sort (Frank - Lazarus)'.N3</svg:desc>
                </draw:g>
              </table:table-cell>
              <table:table-cell office:value-type="string">
                <text:p>Half Sorted</text:p>
                <draw:g>
                  <svg:desc>'Shell sort (Frank - Lazarus)'.O3:'Shell sort (Frank - Lazarus)'.O3</svg:desc>
                </draw:g>
              </table:table-cell>
              <table:table-cell office:value-type="string">
                <text:p>Sorted</text:p>
                <draw:g>
                  <svg:desc>'Shell sort (Frank - Lazarus)'.P3:'Shell sort (Frank - Lazarus)'.P3</svg:desc>
                </draw:g>
              </table:table-cell>
              <table:table-cell office:value-type="string">
                <text:p>Reverse Sorted</text:p>
                <draw:g>
                  <svg:desc>'Shell sort (Frank - Lazarus)'.Q3:'Shell sort (Frank - Lazarus)'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823265">
                <text:p>1.2823265</text:p>
                <draw:g>
                  <svg:desc>'Shell sort (Frank - Lazarus)'.N4:'Shell sort (Frank - Lazarus)'.N103</svg:desc>
                </draw:g>
              </table:table-cell>
              <table:table-cell office:value-type="float" office:value="1.2221647">
                <text:p>1.2221647</text:p>
                <draw:g>
                  <svg:desc>'Shell sort (Frank - Lazarus)'.O4:'Shell sort (Frank - Lazarus)'.O103</svg:desc>
                </draw:g>
              </table:table-cell>
              <table:table-cell office:value-type="float" office:value="0.2215937">
                <text:p>0.2215937</text:p>
                <draw:g>
                  <svg:desc>'Shell sort (Frank - Lazarus)'.P4:'Shell sort (Frank - Lazarus)'.P103</svg:desc>
                </draw:g>
              </table:table-cell>
              <table:table-cell office:value-type="float" office:value="0.3570351">
                <text:p>0.3570351</text:p>
                <draw:g>
                  <svg:desc>'Shell sort (Frank - Lazarus)'.Q4:'Shell sort (Frank - Lazarus)'.Q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52238">
                <text:p>1.3152238</text:p>
              </table:table-cell>
              <table:table-cell office:value-type="float" office:value="1.225822">
                <text:p>1.225822</text:p>
              </table:table-cell>
              <table:table-cell office:value-type="float" office:value="0.2209965">
                <text:p>0.2209965</text:p>
              </table:table-cell>
              <table:table-cell office:value-type="float" office:value="0.3456064">
                <text:p>0.3456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02771">
                <text:p>1.3202771</text:p>
              </table:table-cell>
              <table:table-cell office:value-type="float" office:value="1.1595488">
                <text:p>1.1595488</text:p>
              </table:table-cell>
              <table:table-cell office:value-type="float" office:value="0.223644">
                <text:p>0.223644</text:p>
              </table:table-cell>
              <table:table-cell office:value-type="float" office:value="0.3402804">
                <text:p>0.3402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35646">
                <text:p>1.3035646</text:p>
              </table:table-cell>
              <table:table-cell office:value-type="float" office:value="1.1647617">
                <text:p>1.1647617</text:p>
              </table:table-cell>
              <table:table-cell office:value-type="float" office:value="0.2197821">
                <text:p>0.2197821</text:p>
              </table:table-cell>
              <table:table-cell office:value-type="float" office:value="0.3409934">
                <text:p>0.3409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25973">
                <text:p>1.4225973</text:p>
              </table:table-cell>
              <table:table-cell office:value-type="float" office:value="1.2015771">
                <text:p>1.2015771</text:p>
              </table:table-cell>
              <table:table-cell office:value-type="float" office:value="0.2192896">
                <text:p>0.2192896</text:p>
              </table:table-cell>
              <table:table-cell office:value-type="float" office:value="0.3372473">
                <text:p>0.337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105494">
                <text:p>1.3105494</text:p>
              </table:table-cell>
              <table:table-cell office:value-type="float" office:value="1.1408907">
                <text:p>1.1408907</text:p>
              </table:table-cell>
              <table:table-cell office:value-type="float" office:value="0.2201229">
                <text:p>0.2201229</text:p>
              </table:table-cell>
              <table:table-cell office:value-type="float" office:value="0.3369181">
                <text:p>0.3369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856663">
                <text:p>1.2856663</text:p>
              </table:table-cell>
              <table:table-cell office:value-type="float" office:value="1.25652">
                <text:p>1.25652</text:p>
              </table:table-cell>
              <table:table-cell office:value-type="float" office:value="0.2225683">
                <text:p>0.2225683</text:p>
              </table:table-cell>
              <table:table-cell office:value-type="float" office:value="0.3376053">
                <text:p>0.3376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155692">
                <text:p>1.3155692</text:p>
              </table:table-cell>
              <table:table-cell office:value-type="float" office:value="1.1995097">
                <text:p>1.1995097</text:p>
              </table:table-cell>
              <table:table-cell office:value-type="float" office:value="0.2205138">
                <text:p>0.2205138</text:p>
              </table:table-cell>
              <table:table-cell office:value-type="float" office:value="0.3380061">
                <text:p>0.3380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22011">
                <text:p>1.3422011</text:p>
              </table:table-cell>
              <table:table-cell office:value-type="float" office:value="1.1689789">
                <text:p>1.1689789</text:p>
              </table:table-cell>
              <table:table-cell office:value-type="float" office:value="0.2197839">
                <text:p>0.2197839</text:p>
              </table:table-cell>
              <table:table-cell office:value-type="float" office:value="0.3374972">
                <text:p>0.3374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59328">
                <text:p>1.2759328</text:p>
              </table:table-cell>
              <table:table-cell office:value-type="float" office:value="1.1743201">
                <text:p>1.1743201</text:p>
              </table:table-cell>
              <table:table-cell office:value-type="float" office:value="0.2215169">
                <text:p>0.2215169</text:p>
              </table:table-cell>
              <table:table-cell office:value-type="float" office:value="0.3404679">
                <text:p>0.3404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014765">
                <text:p>1.4014765</text:p>
              </table:table-cell>
              <table:table-cell office:value-type="float" office:value="1.2268731">
                <text:p>1.2268731</text:p>
              </table:table-cell>
              <table:table-cell office:value-type="float" office:value="0.2210981">
                <text:p>0.2210981</text:p>
              </table:table-cell>
              <table:table-cell office:value-type="float" office:value="0.3469049">
                <text:p>0.3469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55359">
                <text:p>1.2755359</text:p>
              </table:table-cell>
              <table:table-cell office:value-type="float" office:value="1.2152563">
                <text:p>1.2152563</text:p>
              </table:table-cell>
              <table:table-cell office:value-type="float" office:value="0.2212993">
                <text:p>0.2212993</text:p>
              </table:table-cell>
              <table:table-cell office:value-type="float" office:value="0.357592">
                <text:p>0.357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375823">
                <text:p>1.3375823</text:p>
              </table:table-cell>
              <table:table-cell office:value-type="float" office:value="1.1672224">
                <text:p>1.1672224</text:p>
              </table:table-cell>
              <table:table-cell office:value-type="float" office:value="0.2201374">
                <text:p>0.2201374</text:p>
              </table:table-cell>
              <table:table-cell office:value-type="float" office:value="0.3572066">
                <text:p>0.3572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454994">
                <text:p>1.2454994</text:p>
              </table:table-cell>
              <table:table-cell office:value-type="float" office:value="1.1734276">
                <text:p>1.1734276</text:p>
              </table:table-cell>
              <table:table-cell office:value-type="float" office:value="0.2220966">
                <text:p>0.2220966</text:p>
              </table:table-cell>
              <table:table-cell office:value-type="float" office:value="0.345815">
                <text:p>0.345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43725">
                <text:p>1.3343725</text:p>
              </table:table-cell>
              <table:table-cell office:value-type="float" office:value="1.1924099">
                <text:p>1.1924099</text:p>
              </table:table-cell>
              <table:table-cell office:value-type="float" office:value="0.2253487">
                <text:p>0.2253487</text:p>
              </table:table-cell>
              <table:table-cell office:value-type="float" office:value="0.3366815">
                <text:p>0.3366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396517">
                <text:p>1.2396517</text:p>
              </table:table-cell>
              <table:table-cell office:value-type="float" office:value="1.2229551">
                <text:p>1.2229551</text:p>
              </table:table-cell>
              <table:table-cell office:value-type="float" office:value="0.221154">
                <text:p>0.221154</text:p>
              </table:table-cell>
              <table:table-cell office:value-type="float" office:value="0.3373713">
                <text:p>0.3373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121147">
                <text:p>1.3121147</text:p>
              </table:table-cell>
              <table:table-cell office:value-type="float" office:value="1.1618889">
                <text:p>1.1618889</text:p>
              </table:table-cell>
              <table:table-cell office:value-type="float" office:value="0.220576">
                <text:p>0.220576</text:p>
              </table:table-cell>
              <table:table-cell office:value-type="float" office:value="0.3354876">
                <text:p>0.3354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86419">
                <text:p>1.3686419</text:p>
              </table:table-cell>
              <table:table-cell office:value-type="float" office:value="1.1842486">
                <text:p>1.1842486</text:p>
              </table:table-cell>
              <table:table-cell office:value-type="float" office:value="0.2224238">
                <text:p>0.2224238</text:p>
              </table:table-cell>
              <table:table-cell office:value-type="float" office:value="0.3360246">
                <text:p>0.3360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978303">
                <text:p>1.2978303</text:p>
              </table:table-cell>
              <table:table-cell office:value-type="float" office:value="1.192093">
                <text:p>1.192093</text:p>
              </table:table-cell>
              <table:table-cell office:value-type="float" office:value="0.2227085">
                <text:p>0.2227085</text:p>
              </table:table-cell>
              <table:table-cell office:value-type="float" office:value="0.3351983">
                <text:p>0.3351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340836">
                <text:p>1.4340836</text:p>
              </table:table-cell>
              <table:table-cell office:value-type="float" office:value="1.1951818">
                <text:p>1.1951818</text:p>
              </table:table-cell>
              <table:table-cell office:value-type="float" office:value="0.2197714">
                <text:p>0.2197714</text:p>
              </table:table-cell>
              <table:table-cell office:value-type="float" office:value="0.3486599">
                <text:p>0.3486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894">
                <text:p>1.32894</text:p>
              </table:table-cell>
              <table:table-cell office:value-type="float" office:value="1.1822441">
                <text:p>1.1822441</text:p>
              </table:table-cell>
              <table:table-cell office:value-type="float" office:value="0.2214688">
                <text:p>0.2214688</text:p>
              </table:table-cell>
              <table:table-cell office:value-type="float" office:value="0.3513569">
                <text:p>0.35135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117436">
                <text:p>1.4117436</text:p>
              </table:table-cell>
              <table:table-cell office:value-type="float" office:value="1.1747257">
                <text:p>1.1747257</text:p>
              </table:table-cell>
              <table:table-cell office:value-type="float" office:value="0.2201938">
                <text:p>0.2201938</text:p>
              </table:table-cell>
              <table:table-cell office:value-type="float" office:value="0.3445347">
                <text:p>0.3445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49145">
                <text:p>1.3749145</text:p>
              </table:table-cell>
              <table:table-cell office:value-type="float" office:value="1.1876472">
                <text:p>1.1876472</text:p>
              </table:table-cell>
              <table:table-cell office:value-type="float" office:value="0.2244479">
                <text:p>0.2244479</text:p>
              </table:table-cell>
              <table:table-cell office:value-type="float" office:value="0.3388807">
                <text:p>0.3388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66888">
                <text:p>1.4066888</text:p>
              </table:table-cell>
              <table:table-cell office:value-type="float" office:value="1.1803085">
                <text:p>1.1803085</text:p>
              </table:table-cell>
              <table:table-cell office:value-type="float" office:value="0.2243199">
                <text:p>0.2243199</text:p>
              </table:table-cell>
              <table:table-cell office:value-type="float" office:value="0.336814">
                <text:p>0.3368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14641">
                <text:p>1.3214641</text:p>
              </table:table-cell>
              <table:table-cell office:value-type="float" office:value="1.1599496">
                <text:p>1.1599496</text:p>
              </table:table-cell>
              <table:table-cell office:value-type="float" office:value="0.2224453">
                <text:p>0.2224453</text:p>
              </table:table-cell>
              <table:table-cell office:value-type="float" office:value="0.3367285">
                <text:p>0.3367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994536">
                <text:p>1.2994536</text:p>
              </table:table-cell>
              <table:table-cell office:value-type="float" office:value="1.2013558">
                <text:p>1.2013558</text:p>
              </table:table-cell>
              <table:table-cell office:value-type="float" office:value="0.2209065">
                <text:p>0.2209065</text:p>
              </table:table-cell>
              <table:table-cell office:value-type="float" office:value="0.337793">
                <text:p>0.3377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61844">
                <text:p>1.3561844</text:p>
              </table:table-cell>
              <table:table-cell office:value-type="float" office:value="1.1952956">
                <text:p>1.1952956</text:p>
              </table:table-cell>
              <table:table-cell office:value-type="float" office:value="0.2206586">
                <text:p>0.2206586</text:p>
              </table:table-cell>
              <table:table-cell office:value-type="float" office:value="0.3547486">
                <text:p>0.35474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31048">
                <text:p>1.3531048</text:p>
              </table:table-cell>
              <table:table-cell office:value-type="float" office:value="1.2376238">
                <text:p>1.2376238</text:p>
              </table:table-cell>
              <table:table-cell office:value-type="float" office:value="0.2208273">
                <text:p>0.2208273</text:p>
              </table:table-cell>
              <table:table-cell office:value-type="float" office:value="0.3526658">
                <text:p>0.3526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710845">
                <text:p>1.2710845</text:p>
              </table:table-cell>
              <table:table-cell office:value-type="float" office:value="1.1965256">
                <text:p>1.1965256</text:p>
              </table:table-cell>
              <table:table-cell office:value-type="float" office:value="0.2286344">
                <text:p>0.2286344</text:p>
              </table:table-cell>
              <table:table-cell office:value-type="float" office:value="0.3404385">
                <text:p>0.3404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588538">
                <text:p>1.3588538</text:p>
              </table:table-cell>
              <table:table-cell office:value-type="float" office:value="1.1565777">
                <text:p>1.1565777</text:p>
              </table:table-cell>
              <table:table-cell office:value-type="float" office:value="0.2249196">
                <text:p>0.2249196</text:p>
              </table:table-cell>
              <table:table-cell office:value-type="float" office:value="0.3444137">
                <text:p>0.3444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087877">
                <text:p>1.3087877</text:p>
              </table:table-cell>
              <table:table-cell office:value-type="float" office:value="1.1653416">
                <text:p>1.1653416</text:p>
              </table:table-cell>
              <table:table-cell office:value-type="float" office:value="0.2313573">
                <text:p>0.2313573</text:p>
              </table:table-cell>
              <table:table-cell office:value-type="float" office:value="0.3466033">
                <text:p>0.34660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439863">
                <text:p>1.3439863</text:p>
              </table:table-cell>
              <table:table-cell office:value-type="float" office:value="1.1829208">
                <text:p>1.1829208</text:p>
              </table:table-cell>
              <table:table-cell office:value-type="float" office:value="0.2313453">
                <text:p>0.2313453</text:p>
              </table:table-cell>
              <table:table-cell office:value-type="float" office:value="0.3492499">
                <text:p>0.3492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67682">
                <text:p>1.3367682</text:p>
              </table:table-cell>
              <table:table-cell office:value-type="float" office:value="1.203917">
                <text:p>1.203917</text:p>
              </table:table-cell>
              <table:table-cell office:value-type="float" office:value="0.231098">
                <text:p>0.231098</text:p>
              </table:table-cell>
              <table:table-cell office:value-type="float" office:value="0.3513386">
                <text:p>0.3513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07941">
                <text:p>1.3207941</text:p>
              </table:table-cell>
              <table:table-cell office:value-type="float" office:value="1.1583858">
                <text:p>1.1583858</text:p>
              </table:table-cell>
              <table:table-cell office:value-type="float" office:value="0.2338115">
                <text:p>0.2338115</text:p>
              </table:table-cell>
              <table:table-cell office:value-type="float" office:value="0.3367896">
                <text:p>0.3367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70483">
                <text:p>1.370483</text:p>
              </table:table-cell>
              <table:table-cell office:value-type="float" office:value="1.1700029">
                <text:p>1.1700029</text:p>
              </table:table-cell>
              <table:table-cell office:value-type="float" office:value="0.2207895">
                <text:p>0.2207895</text:p>
              </table:table-cell>
              <table:table-cell office:value-type="float" office:value="0.3389351">
                <text:p>0.33893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341611">
                <text:p>1.3341611</text:p>
              </table:table-cell>
              <table:table-cell office:value-type="float" office:value="1.1640951">
                <text:p>1.1640951</text:p>
              </table:table-cell>
              <table:table-cell office:value-type="float" office:value="0.2364052">
                <text:p>0.2364052</text:p>
              </table:table-cell>
              <table:table-cell office:value-type="float" office:value="0.35171">
                <text:p>0.351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1602">
                <text:p>1.31602</text:p>
              </table:table-cell>
              <table:table-cell office:value-type="float" office:value="1.1525615">
                <text:p>1.1525615</text:p>
              </table:table-cell>
              <table:table-cell office:value-type="float" office:value="0.2264933">
                <text:p>0.2264933</text:p>
              </table:table-cell>
              <table:table-cell office:value-type="float" office:value="0.3388519">
                <text:p>0.33885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461487">
                <text:p>1.3461487</text:p>
              </table:table-cell>
              <table:table-cell office:value-type="float" office:value="1.1542689">
                <text:p>1.1542689</text:p>
              </table:table-cell>
              <table:table-cell office:value-type="float" office:value="0.2225578">
                <text:p>0.2225578</text:p>
              </table:table-cell>
              <table:table-cell office:value-type="float" office:value="0.3351187">
                <text:p>0.3351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902329">
                <text:p>1.2902329</text:p>
              </table:table-cell>
              <table:table-cell office:value-type="float" office:value="1.1663869">
                <text:p>1.1663869</text:p>
              </table:table-cell>
              <table:table-cell office:value-type="float" office:value="0.2223661">
                <text:p>0.2223661</text:p>
              </table:table-cell>
              <table:table-cell office:value-type="float" office:value="0.3499852">
                <text:p>0.34998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94473">
                <text:p>1.3494473</text:p>
              </table:table-cell>
              <table:table-cell office:value-type="float" office:value="1.1567203">
                <text:p>1.1567203</text:p>
              </table:table-cell>
              <table:table-cell office:value-type="float" office:value="0.2208806">
                <text:p>0.2208806</text:p>
              </table:table-cell>
              <table:table-cell office:value-type="float" office:value="0.3508739">
                <text:p>0.3508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263871">
                <text:p>1.3263871</text:p>
              </table:table-cell>
              <table:table-cell office:value-type="float" office:value="1.1550021">
                <text:p>1.1550021</text:p>
              </table:table-cell>
              <table:table-cell office:value-type="float" office:value="0.2209453">
                <text:p>0.2209453</text:p>
              </table:table-cell>
              <table:table-cell office:value-type="float" office:value="0.3530734">
                <text:p>0.35307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754206">
                <text:p>1.3754206</text:p>
              </table:table-cell>
              <table:table-cell office:value-type="float" office:value="1.1825561">
                <text:p>1.1825561</text:p>
              </table:table-cell>
              <table:table-cell office:value-type="float" office:value="0.2268812">
                <text:p>0.2268812</text:p>
              </table:table-cell>
              <table:table-cell office:value-type="float" office:value="0.335416">
                <text:p>0.335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014114">
                <text:p>1.3014114</text:p>
              </table:table-cell>
              <table:table-cell office:value-type="float" office:value="1.1589998">
                <text:p>1.1589998</text:p>
              </table:table-cell>
              <table:table-cell office:value-type="float" office:value="0.2266525">
                <text:p>0.2266525</text:p>
              </table:table-cell>
              <table:table-cell office:value-type="float" office:value="0.3358738">
                <text:p>0.335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641668">
                <text:p>1.3641668</text:p>
              </table:table-cell>
              <table:table-cell office:value-type="float" office:value="1.1731163">
                <text:p>1.1731163</text:p>
              </table:table-cell>
              <table:table-cell office:value-type="float" office:value="0.2228761">
                <text:p>0.2228761</text:p>
              </table:table-cell>
              <table:table-cell office:value-type="float" office:value="0.3403161">
                <text:p>0.3403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83013">
                <text:p>1.3483013</text:p>
              </table:table-cell>
              <table:table-cell office:value-type="float" office:value="1.1528362">
                <text:p>1.1528362</text:p>
              </table:table-cell>
              <table:table-cell office:value-type="float" office:value="0.2315025">
                <text:p>0.2315025</text:p>
              </table:table-cell>
              <table:table-cell office:value-type="float" office:value="0.3365132">
                <text:p>0.3365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025983">
                <text:p>1.3025983</text:p>
              </table:table-cell>
              <table:table-cell office:value-type="float" office:value="1.1358782">
                <text:p>1.1358782</text:p>
              </table:table-cell>
              <table:table-cell office:value-type="float" office:value="0.2218205">
                <text:p>0.2218205</text:p>
              </table:table-cell>
              <table:table-cell office:value-type="float" office:value="0.3378604">
                <text:p>0.3378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079777">
                <text:p>1.3079777</text:p>
              </table:table-cell>
              <table:table-cell office:value-type="float" office:value="1.1614024">
                <text:p>1.1614024</text:p>
              </table:table-cell>
              <table:table-cell office:value-type="float" office:value="0.2218842">
                <text:p>0.2218842</text:p>
              </table:table-cell>
              <table:table-cell office:value-type="float" office:value="0.3377839">
                <text:p>0.3377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451761">
                <text:p>1.3451761</text:p>
              </table:table-cell>
              <table:table-cell office:value-type="float" office:value="1.2100521">
                <text:p>1.2100521</text:p>
              </table:table-cell>
              <table:table-cell office:value-type="float" office:value="0.2219035">
                <text:p>0.2219035</text:p>
              </table:table-cell>
              <table:table-cell office:value-type="float" office:value="0.350645">
                <text:p>0.350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20259">
                <text:p>1.320259</text:p>
              </table:table-cell>
              <table:table-cell office:value-type="float" office:value="1.1756445">
                <text:p>1.1756445</text:p>
              </table:table-cell>
              <table:table-cell office:value-type="float" office:value="0.2485282">
                <text:p>0.2485282</text:p>
              </table:table-cell>
              <table:table-cell office:value-type="float" office:value="0.3533207">
                <text:p>0.3533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70866">
                <text:p>1.370866</text:p>
              </table:table-cell>
              <table:table-cell office:value-type="float" office:value="1.1493955">
                <text:p>1.1493955</text:p>
              </table:table-cell>
              <table:table-cell office:value-type="float" office:value="0.2230994">
                <text:p>0.2230994</text:p>
              </table:table-cell>
              <table:table-cell office:value-type="float" office:value="0.3466983">
                <text:p>0.3466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364168">
                <text:p>1.3364168</text:p>
              </table:table-cell>
              <table:table-cell office:value-type="float" office:value="1.2073834">
                <text:p>1.2073834</text:p>
              </table:table-cell>
              <table:table-cell office:value-type="float" office:value="0.2301434">
                <text:p>0.2301434</text:p>
              </table:table-cell>
              <table:table-cell office:value-type="float" office:value="0.3411487">
                <text:p>0.3411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360605">
                <text:p>1.3360605</text:p>
              </table:table-cell>
              <table:table-cell office:value-type="float" office:value="1.1873663">
                <text:p>1.1873663</text:p>
              </table:table-cell>
              <table:table-cell office:value-type="float" office:value="0.2255905">
                <text:p>0.2255905</text:p>
              </table:table-cell>
              <table:table-cell office:value-type="float" office:value="0.3371722">
                <text:p>0.33717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254805">
                <text:p>1.3254805</text:p>
              </table:table-cell>
              <table:table-cell office:value-type="float" office:value="1.1946118">
                <text:p>1.1946118</text:p>
              </table:table-cell>
              <table:table-cell office:value-type="float" office:value="0.228359">
                <text:p>0.228359</text:p>
              </table:table-cell>
              <table:table-cell office:value-type="float" office:value="0.3421549">
                <text:p>0.3421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92525">
                <text:p>1.292525</text:p>
              </table:table-cell>
              <table:table-cell office:value-type="float" office:value="1.2134888">
                <text:p>1.2134888</text:p>
              </table:table-cell>
              <table:table-cell office:value-type="float" office:value="0.2196164">
                <text:p>0.2196164</text:p>
              </table:table-cell>
              <table:table-cell office:value-type="float" office:value="0.3600678">
                <text:p>0.3600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4917">
                <text:p>1.334917</text:p>
              </table:table-cell>
              <table:table-cell office:value-type="float" office:value="1.1580724">
                <text:p>1.1580724</text:p>
              </table:table-cell>
              <table:table-cell office:value-type="float" office:value="0.2214513">
                <text:p>0.2214513</text:p>
              </table:table-cell>
              <table:table-cell office:value-type="float" office:value="0.3541631">
                <text:p>0.3541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258164">
                <text:p>1.3258164</text:p>
              </table:table-cell>
              <table:table-cell office:value-type="float" office:value="1.1759617">
                <text:p>1.1759617</text:p>
              </table:table-cell>
              <table:table-cell office:value-type="float" office:value="0.224392">
                <text:p>0.224392</text:p>
              </table:table-cell>
              <table:table-cell office:value-type="float" office:value="0.3379988">
                <text:p>0.33799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816367">
                <text:p>1.3816367</text:p>
              </table:table-cell>
              <table:table-cell office:value-type="float" office:value="1.1765763">
                <text:p>1.1765763</text:p>
              </table:table-cell>
              <table:table-cell office:value-type="float" office:value="0.2292361">
                <text:p>0.2292361</text:p>
              </table:table-cell>
              <table:table-cell office:value-type="float" office:value="0.339675">
                <text:p>0.339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924377">
                <text:p>1.2924377</text:p>
              </table:table-cell>
              <table:table-cell office:value-type="float" office:value="1.3133769">
                <text:p>1.3133769</text:p>
              </table:table-cell>
              <table:table-cell office:value-type="float" office:value="0.2302576">
                <text:p>0.2302576</text:p>
              </table:table-cell>
              <table:table-cell office:value-type="float" office:value="0.3445261">
                <text:p>0.3445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844773">
                <text:p>1.3844773</text:p>
              </table:table-cell>
              <table:table-cell office:value-type="float" office:value="1.1440037">
                <text:p>1.1440037</text:p>
              </table:table-cell>
              <table:table-cell office:value-type="float" office:value="0.2294012">
                <text:p>0.2294012</text:p>
              </table:table-cell>
              <table:table-cell office:value-type="float" office:value="0.35052">
                <text:p>0.350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810701">
                <text:p>1.2810701</text:p>
              </table:table-cell>
              <table:table-cell office:value-type="float" office:value="1.2273789">
                <text:p>1.2273789</text:p>
              </table:table-cell>
              <table:table-cell office:value-type="float" office:value="0.2274225">
                <text:p>0.2274225</text:p>
              </table:table-cell>
              <table:table-cell office:value-type="float" office:value="0.3488683">
                <text:p>0.3488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78562">
                <text:p>1.2678562</text:p>
              </table:table-cell>
              <table:table-cell office:value-type="float" office:value="1.2238508">
                <text:p>1.2238508</text:p>
              </table:table-cell>
              <table:table-cell office:value-type="float" office:value="0.2208355">
                <text:p>0.2208355</text:p>
              </table:table-cell>
              <table:table-cell office:value-type="float" office:value="0.3490907">
                <text:p>0.3490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067371">
                <text:p>1.3067371</text:p>
              </table:table-cell>
              <table:table-cell office:value-type="float" office:value="1.211041">
                <text:p>1.211041</text:p>
              </table:table-cell>
              <table:table-cell office:value-type="float" office:value="0.2221798">
                <text:p>0.2221798</text:p>
              </table:table-cell>
              <table:table-cell office:value-type="float" office:value="0.339801">
                <text:p>0.339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65548">
                <text:p>1.2465548</text:p>
              </table:table-cell>
              <table:table-cell office:value-type="float" office:value="1.1806166">
                <text:p>1.1806166</text:p>
              </table:table-cell>
              <table:table-cell office:value-type="float" office:value="0.2201997">
                <text:p>0.2201997</text:p>
              </table:table-cell>
              <table:table-cell office:value-type="float" office:value="0.3553597">
                <text:p>0.3553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89123">
                <text:p>1.3389123</text:p>
              </table:table-cell>
              <table:table-cell office:value-type="float" office:value="1.1757341">
                <text:p>1.1757341</text:p>
              </table:table-cell>
              <table:table-cell office:value-type="float" office:value="0.2231693">
                <text:p>0.2231693</text:p>
              </table:table-cell>
              <table:table-cell office:value-type="float" office:value="0.3487126">
                <text:p>0.3487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137272">
                <text:p>1.3137272</text:p>
              </table:table-cell>
              <table:table-cell office:value-type="float" office:value="1.172807">
                <text:p>1.172807</text:p>
              </table:table-cell>
              <table:table-cell office:value-type="float" office:value="0.2219287">
                <text:p>0.2219287</text:p>
              </table:table-cell>
              <table:table-cell office:value-type="float" office:value="0.3415245">
                <text:p>0.3415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918594">
                <text:p>1.3918594</text:p>
              </table:table-cell>
              <table:table-cell office:value-type="float" office:value="1.2850661">
                <text:p>1.2850661</text:p>
              </table:table-cell>
              <table:table-cell office:value-type="float" office:value="0.2217728">
                <text:p>0.2217728</text:p>
              </table:table-cell>
              <table:table-cell office:value-type="float" office:value="0.3487231">
                <text:p>0.3487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75386">
                <text:p>1.275386</text:p>
              </table:table-cell>
              <table:table-cell office:value-type="float" office:value="1.1842875">
                <text:p>1.1842875</text:p>
              </table:table-cell>
              <table:table-cell office:value-type="float" office:value="0.2230862">
                <text:p>0.2230862</text:p>
              </table:table-cell>
              <table:table-cell office:value-type="float" office:value="0.3568461">
                <text:p>0.3568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09365">
                <text:p>1.3509365</text:p>
              </table:table-cell>
              <table:table-cell office:value-type="float" office:value="1.2027654">
                <text:p>1.2027654</text:p>
              </table:table-cell>
              <table:table-cell office:value-type="float" office:value="0.2228147">
                <text:p>0.2228147</text:p>
              </table:table-cell>
              <table:table-cell office:value-type="float" office:value="0.3475363">
                <text:p>0.3475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434492">
                <text:p>1.3434492</text:p>
              </table:table-cell>
              <table:table-cell office:value-type="float" office:value="1.1769797">
                <text:p>1.1769797</text:p>
              </table:table-cell>
              <table:table-cell office:value-type="float" office:value="0.2194099">
                <text:p>0.2194099</text:p>
              </table:table-cell>
              <table:table-cell office:value-type="float" office:value="0.3477455">
                <text:p>0.3477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781534">
                <text:p>1.3781534</text:p>
              </table:table-cell>
              <table:table-cell office:value-type="float" office:value="1.1429699">
                <text:p>1.1429699</text:p>
              </table:table-cell>
              <table:table-cell office:value-type="float" office:value="0.2229428">
                <text:p>0.2229428</text:p>
              </table:table-cell>
              <table:table-cell office:value-type="float" office:value="0.3552365">
                <text:p>0.3552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006099">
                <text:p>1.4006099</text:p>
              </table:table-cell>
              <table:table-cell office:value-type="float" office:value="1.1568675">
                <text:p>1.1568675</text:p>
              </table:table-cell>
              <table:table-cell office:value-type="float" office:value="0.2212575">
                <text:p>0.2212575</text:p>
              </table:table-cell>
              <table:table-cell office:value-type="float" office:value="0.3481041">
                <text:p>0.3481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118015">
                <text:p>1.3118015</text:p>
              </table:table-cell>
              <table:table-cell office:value-type="float" office:value="1.183173">
                <text:p>1.183173</text:p>
              </table:table-cell>
              <table:table-cell office:value-type="float" office:value="0.2231543">
                <text:p>0.2231543</text:p>
              </table:table-cell>
              <table:table-cell office:value-type="float" office:value="0.3415455">
                <text:p>0.3415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783245">
                <text:p>1.2783245</text:p>
              </table:table-cell>
              <table:table-cell office:value-type="float" office:value="1.1326424">
                <text:p>1.1326424</text:p>
              </table:table-cell>
              <table:table-cell office:value-type="float" office:value="0.2293237">
                <text:p>0.2293237</text:p>
              </table:table-cell>
              <table:table-cell office:value-type="float" office:value="0.3498484">
                <text:p>0.34984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876013">
                <text:p>1.2876013</text:p>
              </table:table-cell>
              <table:table-cell office:value-type="float" office:value="1.2356463">
                <text:p>1.2356463</text:p>
              </table:table-cell>
              <table:table-cell office:value-type="float" office:value="0.2270329">
                <text:p>0.2270329</text:p>
              </table:table-cell>
              <table:table-cell office:value-type="float" office:value="0.3412049">
                <text:p>0.3412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642053">
                <text:p>1.2642053</text:p>
              </table:table-cell>
              <table:table-cell office:value-type="float" office:value="1.1756942">
                <text:p>1.1756942</text:p>
              </table:table-cell>
              <table:table-cell office:value-type="float" office:value="0.2352229">
                <text:p>0.2352229</text:p>
              </table:table-cell>
              <table:table-cell office:value-type="float" office:value="0.3428121">
                <text:p>0.3428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44324">
                <text:p>1.2844324</text:p>
              </table:table-cell>
              <table:table-cell office:value-type="float" office:value="1.1986191">
                <text:p>1.1986191</text:p>
              </table:table-cell>
              <table:table-cell office:value-type="float" office:value="0.2353426">
                <text:p>0.2353426</text:p>
              </table:table-cell>
              <table:table-cell office:value-type="float" office:value="0.3377733">
                <text:p>0.33777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750987">
                <text:p>1.3750987</text:p>
              </table:table-cell>
              <table:table-cell office:value-type="float" office:value="1.2074141">
                <text:p>1.2074141</text:p>
              </table:table-cell>
              <table:table-cell office:value-type="float" office:value="0.2338476">
                <text:p>0.2338476</text:p>
              </table:table-cell>
              <table:table-cell office:value-type="float" office:value="0.3365793">
                <text:p>0.33657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881402">
                <text:p>1.2881402</text:p>
              </table:table-cell>
              <table:table-cell office:value-type="float" office:value="1.151159">
                <text:p>1.151159</text:p>
              </table:table-cell>
              <table:table-cell office:value-type="float" office:value="0.2244954">
                <text:p>0.2244954</text:p>
              </table:table-cell>
              <table:table-cell office:value-type="float" office:value="0.335317">
                <text:p>0.3353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198237">
                <text:p>1.3198237</text:p>
              </table:table-cell>
              <table:table-cell office:value-type="float" office:value="1.2479655">
                <text:p>1.2479655</text:p>
              </table:table-cell>
              <table:table-cell office:value-type="float" office:value="0.2271571">
                <text:p>0.2271571</text:p>
              </table:table-cell>
              <table:table-cell office:value-type="float" office:value="0.3361033">
                <text:p>0.33610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491568">
                <text:p>1.3491568</text:p>
              </table:table-cell>
              <table:table-cell office:value-type="float" office:value="1.1862106">
                <text:p>1.1862106</text:p>
              </table:table-cell>
              <table:table-cell office:value-type="float" office:value="0.2269971">
                <text:p>0.2269971</text:p>
              </table:table-cell>
              <table:table-cell office:value-type="float" office:value="0.3464625">
                <text:p>0.3464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143721">
                <text:p>1.4143721</text:p>
              </table:table-cell>
              <table:table-cell office:value-type="float" office:value="1.214814">
                <text:p>1.214814</text:p>
              </table:table-cell>
              <table:table-cell office:value-type="float" office:value="0.2242803">
                <text:p>0.2242803</text:p>
              </table:table-cell>
              <table:table-cell office:value-type="float" office:value="0.3463392">
                <text:p>0.3463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991892">
                <text:p>1.2991892</text:p>
              </table:table-cell>
              <table:table-cell office:value-type="float" office:value="1.1727815">
                <text:p>1.1727815</text:p>
              </table:table-cell>
              <table:table-cell office:value-type="float" office:value="0.2284427">
                <text:p>0.2284427</text:p>
              </table:table-cell>
              <table:table-cell office:value-type="float" office:value="0.3463927">
                <text:p>0.34639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333398">
                <text:p>1.3333398</text:p>
              </table:table-cell>
              <table:table-cell office:value-type="float" office:value="1.1572363">
                <text:p>1.1572363</text:p>
              </table:table-cell>
              <table:table-cell office:value-type="float" office:value="0.226262">
                <text:p>0.226262</text:p>
              </table:table-cell>
              <table:table-cell office:value-type="float" office:value="0.3440822">
                <text:p>0.34408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444473">
                <text:p>1.3444473</text:p>
              </table:table-cell>
              <table:table-cell office:value-type="float" office:value="1.1561557">
                <text:p>1.1561557</text:p>
              </table:table-cell>
              <table:table-cell office:value-type="float" office:value="0.2248686">
                <text:p>0.2248686</text:p>
              </table:table-cell>
              <table:table-cell office:value-type="float" office:value="0.3499379">
                <text:p>0.34993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825173">
                <text:p>1.2825173</text:p>
              </table:table-cell>
              <table:table-cell office:value-type="float" office:value="1.1955223">
                <text:p>1.1955223</text:p>
              </table:table-cell>
              <table:table-cell office:value-type="float" office:value="0.2286492">
                <text:p>0.2286492</text:p>
              </table:table-cell>
              <table:table-cell office:value-type="float" office:value="0.3544132">
                <text:p>0.3544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925618">
                <text:p>1.3925618</text:p>
              </table:table-cell>
              <table:table-cell office:value-type="float" office:value="1.2211168">
                <text:p>1.2211168</text:p>
              </table:table-cell>
              <table:table-cell office:value-type="float" office:value="0.232088">
                <text:p>0.232088</text:p>
              </table:table-cell>
              <table:table-cell office:value-type="float" office:value="0.3437326">
                <text:p>0.3437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466563">
                <text:p>1.3466563</text:p>
              </table:table-cell>
              <table:table-cell office:value-type="float" office:value="1.2027745">
                <text:p>1.2027745</text:p>
              </table:table-cell>
              <table:table-cell office:value-type="float" office:value="0.2331849">
                <text:p>0.2331849</text:p>
              </table:table-cell>
              <table:table-cell office:value-type="float" office:value="0.3483432">
                <text:p>0.34834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16462">
                <text:p>1.3516462</text:p>
              </table:table-cell>
              <table:table-cell office:value-type="float" office:value="1.1830355">
                <text:p>1.1830355</text:p>
              </table:table-cell>
              <table:table-cell office:value-type="float" office:value="0.224766">
                <text:p>0.224766</text:p>
              </table:table-cell>
              <table:table-cell office:value-type="float" office:value="0.3380127">
                <text:p>0.3380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016844">
                <text:p>1.3016844</text:p>
              </table:table-cell>
              <table:table-cell office:value-type="float" office:value="1.1932373">
                <text:p>1.1932373</text:p>
              </table:table-cell>
              <table:table-cell office:value-type="float" office:value="0.2266168">
                <text:p>0.2266168</text:p>
              </table:table-cell>
              <table:table-cell office:value-type="float" office:value="0.3461166">
                <text:p>0.34611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721572">
                <text:p>1.3721572</text:p>
              </table:table-cell>
              <table:table-cell office:value-type="float" office:value="1.2153981">
                <text:p>1.2153981</text:p>
              </table:table-cell>
              <table:table-cell office:value-type="float" office:value="0.2254121">
                <text:p>0.2254121</text:p>
              </table:table-cell>
              <table:table-cell office:value-type="float" office:value="0.3460253">
                <text:p>0.3460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231257">
                <text:p>1.4231257</text:p>
              </table:table-cell>
              <table:table-cell office:value-type="float" office:value="1.2291602">
                <text:p>1.2291602</text:p>
              </table:table-cell>
              <table:table-cell office:value-type="float" office:value="0.2255662">
                <text:p>0.2255662</text:p>
              </table:table-cell>
              <table:table-cell office:value-type="float" office:value="0.3379837">
                <text:p>0.3379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207348">
                <text:p>1.3207348</text:p>
              </table:table-cell>
              <table:table-cell office:value-type="float" office:value="1.1759797">
                <text:p>1.1759797</text:p>
              </table:table-cell>
              <table:table-cell office:value-type="float" office:value="0.2252824">
                <text:p>0.2252824</text:p>
              </table:table-cell>
              <table:table-cell office:value-type="float" office:value="0.3506813">
                <text:p>0.3506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52369">
                <text:p>1.352369</text:p>
              </table:table-cell>
              <table:table-cell office:value-type="float" office:value="1.1723282">
                <text:p>1.1723282</text:p>
              </table:table-cell>
              <table:table-cell office:value-type="float" office:value="0.2245116">
                <text:p>0.2245116</text:p>
              </table:table-cell>
              <table:table-cell office:value-type="float" office:value="0.3573481">
                <text:p>0.35734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146434">
                <text:p>1.4146434</text:p>
              </table:table-cell>
              <table:table-cell office:value-type="float" office:value="1.1914246">
                <text:p>1.1914246</text:p>
              </table:table-cell>
              <table:table-cell office:value-type="float" office:value="0.2315524">
                <text:p>0.2315524</text:p>
              </table:table-cell>
              <table:table-cell office:value-type="float" office:value="0.3483837">
                <text:p>0.3483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264869">
                <text:p>1.3264869</text:p>
              </table:table-cell>
              <table:table-cell office:value-type="float" office:value="1.1987953">
                <text:p>1.1987953</text:p>
              </table:table-cell>
              <table:table-cell office:value-type="float" office:value="0.2312158">
                <text:p>0.2312158</text:p>
              </table:table-cell>
              <table:table-cell office:value-type="float" office:value="0.3481622">
                <text:p>0.34816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079655">
                <text:p>1.4079655</text:p>
              </table:table-cell>
              <table:table-cell office:value-type="float" office:value="1.1648923">
                <text:p>1.1648923</text:p>
              </table:table-cell>
              <table:table-cell office:value-type="float" office:value="0.2313207">
                <text:p>0.2313207</text:p>
              </table:table-cell>
              <table:table-cell office:value-type="float" office:value="0.3515552">
                <text:p>0.3515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736824">
                <text:p>1.3736824</text:p>
              </table:table-cell>
              <table:table-cell office:value-type="float" office:value="1.1538522">
                <text:p>1.1538522</text:p>
              </table:table-cell>
              <table:table-cell office:value-type="float" office:value="0.2236562">
                <text:p>0.2236562</text:p>
              </table:table-cell>
              <table:table-cell office:value-type="float" office:value="0.3420139">
                <text:p>0.3420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280511">
                <text:p>1.3280511</text:p>
              </table:table-cell>
              <table:table-cell office:value-type="float" office:value="1.1821427">
                <text:p>1.1821427</text:p>
              </table:table-cell>
              <table:table-cell office:value-type="float" office:value="0.2227844">
                <text:p>0.2227844</text:p>
              </table:table-cell>
              <table:table-cell office:value-type="float" office:value="0.3448608">
                <text:p>0.34486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982397">
                <text:p>1.2982397</text:p>
              </table:table-cell>
              <table:table-cell office:value-type="float" office:value="1.1505158">
                <text:p>1.1505158</text:p>
              </table:table-cell>
              <table:table-cell office:value-type="float" office:value="0.2309282">
                <text:p>0.2309282</text:p>
              </table:table-cell>
              <table:table-cell office:value-type="float" office:value="0.3501231">
                <text:p>0.3501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246987">
                <text:p>1.3246987</text:p>
              </table:table-cell>
              <table:table-cell office:value-type="float" office:value="1.1224474">
                <text:p>1.1224474</text:p>
              </table:table-cell>
              <table:table-cell office:value-type="float" office:value="0.2340822">
                <text:p>0.2340822</text:p>
              </table:table-cell>
              <table:table-cell office:value-type="float" office:value="0.3492849">
                <text:p>0.34928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61cm" svg:height="15.969cm" xlink:href=".." xlink:type="simple" chart:class="chart:line" chart:style-name="ch1">
        <chart:legend chart:legend-position="end" svg:x="20.236cm" svg:y="6.938cm" style:legend-expansion="high" chart:style-name="ch2"/>
        <chart:plot-area chart:style-name="ch3" table:cell-range-address="'Merge sort'.N3:'Merge sort'.Q103" chart:data-source-has-labels="row" svg:x="0.479cm" svg:y="0.319cm" svg:width="19.278cm" svg:height="15.331cm">
          <chartooo:coordinate-region svg:x="1.206cm" svg:y="0.44cm" svg:width="18.41cm" svg:height="14.2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rge sort'.N4:'Merge sort'.N103" chart:label-cell-address="'Merge sort'.N3:'Merge sort'.N3" chart:class="chart:line">
            <chart:data-point chart:repeated="100"/>
          </chart:series>
          <chart:series chart:style-name="ch7" chart:values-cell-range-address="'Merge sort'.O4:'Merge sort'.O103" chart:label-cell-address="'Merge sort'.O3:'Merge sort'.O3" chart:class="chart:line">
            <chart:data-point chart:repeated="100"/>
          </chart:series>
          <chart:series chart:style-name="ch8" chart:values-cell-range-address="'Merge sort'.P4:'Merge sort'.P103" chart:label-cell-address="'Merge sort'.P3:'Merge sort'.P3" chart:class="chart:line">
            <chart:data-point chart:repeated="100"/>
          </chart:series>
          <chart:series chart:style-name="ch9" chart:values-cell-range-address="'Merge sort'.Q4:'Merge sort'.Q103" chart:label-cell-address="'Merge sort'.Q3:'Merge sort'.Q3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Merge sort'.N3:'Merge sort'.N3</svg:desc>
                </draw:g>
              </table:table-cell>
              <table:table-cell office:value-type="string">
                <text:p>Half Sorted</text:p>
                <draw:g>
                  <svg:desc>'Merge sort'.O3:'Merge sort'.O3</svg:desc>
                </draw:g>
              </table:table-cell>
              <table:table-cell office:value-type="string">
                <text:p>Sorted</text:p>
                <draw:g>
                  <svg:desc>'Merge sort'.P3:'Merge sort'.P3</svg:desc>
                </draw:g>
              </table:table-cell>
              <table:table-cell office:value-type="string">
                <text:p>Reverse Sorted</text:p>
                <draw:g>
                  <svg:desc>'Merge sort'.Q3:'Merge sort'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92284">
                <text:p>0.8092284</text:p>
                <draw:g>
                  <svg:desc>'Merge sort'.N4:'Merge sort'.N103</svg:desc>
                </draw:g>
              </table:table-cell>
              <table:table-cell office:value-type="float" office:value="0.6678446">
                <text:p>0.6678446</text:p>
                <draw:g>
                  <svg:desc>'Merge sort'.O4:'Merge sort'.O103</svg:desc>
                </draw:g>
              </table:table-cell>
              <table:table-cell office:value-type="float" office:value="0.5221806">
                <text:p>0.5221806</text:p>
                <draw:g>
                  <svg:desc>'Merge sort'.P4:'Merge sort'.P103</svg:desc>
                </draw:g>
              </table:table-cell>
              <table:table-cell office:value-type="float" office:value="0.5603986">
                <text:p>0.5603986</text:p>
                <draw:g>
                  <svg:desc>'Merge sort'.Q4:'Merge sort'.Q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65899">
                <text:p>0.8265899</text:p>
              </table:table-cell>
              <table:table-cell office:value-type="float" office:value="0.6628081">
                <text:p>0.6628081</text:p>
              </table:table-cell>
              <table:table-cell office:value-type="float" office:value="0.520973">
                <text:p>0.520973</text:p>
              </table:table-cell>
              <table:table-cell office:value-type="float" office:value="0.5823618">
                <text:p>0.5823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2471">
                <text:p>0.812471</text:p>
              </table:table-cell>
              <table:table-cell office:value-type="float" office:value="0.67994">
                <text:p>0.67994</text:p>
              </table:table-cell>
              <table:table-cell office:value-type="float" office:value="0.5145391">
                <text:p>0.5145391</text:p>
              </table:table-cell>
              <table:table-cell office:value-type="float" office:value="0.5387331">
                <text:p>0.5387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15607">
                <text:p>0.8315607</text:p>
              </table:table-cell>
              <table:table-cell office:value-type="float" office:value="0.7106688">
                <text:p>0.7106688</text:p>
              </table:table-cell>
              <table:table-cell office:value-type="float" office:value="0.5183197">
                <text:p>0.5183197</text:p>
              </table:table-cell>
              <table:table-cell office:value-type="float" office:value="0.5627626">
                <text:p>0.5627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2885">
                <text:p>0.812885</text:p>
              </table:table-cell>
              <table:table-cell office:value-type="float" office:value="0.6492094">
                <text:p>0.6492094</text:p>
              </table:table-cell>
              <table:table-cell office:value-type="float" office:value="0.5213386">
                <text:p>0.5213386</text:p>
              </table:table-cell>
              <table:table-cell office:value-type="float" office:value="0.5465054">
                <text:p>0.5465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63713">
                <text:p>0.8063713</text:p>
              </table:table-cell>
              <table:table-cell office:value-type="float" office:value="0.694142">
                <text:p>0.694142</text:p>
              </table:table-cell>
              <table:table-cell office:value-type="float" office:value="0.5214457">
                <text:p>0.5214457</text:p>
              </table:table-cell>
              <table:table-cell office:value-type="float" office:value="0.5876318">
                <text:p>0.5876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45643">
                <text:p>0.8145643</text:p>
              </table:table-cell>
              <table:table-cell office:value-type="float" office:value="0.6519753">
                <text:p>0.6519753</text:p>
              </table:table-cell>
              <table:table-cell office:value-type="float" office:value="0.5208132">
                <text:p>0.5208132</text:p>
              </table:table-cell>
              <table:table-cell office:value-type="float" office:value="0.54849">
                <text:p>0.54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27495">
                <text:p>0.8427495</text:p>
              </table:table-cell>
              <table:table-cell office:value-type="float" office:value="0.6544001">
                <text:p>0.6544001</text:p>
              </table:table-cell>
              <table:table-cell office:value-type="float" office:value="0.5161644">
                <text:p>0.5161644</text:p>
              </table:table-cell>
              <table:table-cell office:value-type="float" office:value="0.5766561">
                <text:p>0.5766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54128">
                <text:p>0.8154128</text:p>
              </table:table-cell>
              <table:table-cell office:value-type="float" office:value="0.6698591">
                <text:p>0.6698591</text:p>
              </table:table-cell>
              <table:table-cell office:value-type="float" office:value="0.5227575">
                <text:p>0.5227575</text:p>
              </table:table-cell>
              <table:table-cell office:value-type="float" office:value="0.5540061">
                <text:p>0.5540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25878">
                <text:p>0.8225878</text:p>
              </table:table-cell>
              <table:table-cell office:value-type="float" office:value="0.671759">
                <text:p>0.671759</text:p>
              </table:table-cell>
              <table:table-cell office:value-type="float" office:value="0.4904167">
                <text:p>0.4904167</text:p>
              </table:table-cell>
              <table:table-cell office:value-type="float" office:value="0.5631791">
                <text:p>0.56317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25335">
                <text:p>0.8125335</text:p>
              </table:table-cell>
              <table:table-cell office:value-type="float" office:value="0.6769558">
                <text:p>0.6769558</text:p>
              </table:table-cell>
              <table:table-cell office:value-type="float" office:value="0.503331">
                <text:p>0.503331</text:p>
              </table:table-cell>
              <table:table-cell office:value-type="float" office:value="0.5442174">
                <text:p>0.5442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76326">
                <text:p>0.8076326</text:p>
              </table:table-cell>
              <table:table-cell office:value-type="float" office:value="0.6654659">
                <text:p>0.6654659</text:p>
              </table:table-cell>
              <table:table-cell office:value-type="float" office:value="0.5099296">
                <text:p>0.5099296</text:p>
              </table:table-cell>
              <table:table-cell office:value-type="float" office:value="0.5520798">
                <text:p>0.5520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7196">
                <text:p>0.817196</text:p>
              </table:table-cell>
              <table:table-cell office:value-type="float" office:value="0.6950448">
                <text:p>0.6950448</text:p>
              </table:table-cell>
              <table:table-cell office:value-type="float" office:value="0.5190115">
                <text:p>0.5190115</text:p>
              </table:table-cell>
              <table:table-cell office:value-type="float" office:value="0.5642931">
                <text:p>0.5642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10937">
                <text:p>0.8210937</text:p>
              </table:table-cell>
              <table:table-cell office:value-type="float" office:value="0.668898">
                <text:p>0.668898</text:p>
              </table:table-cell>
              <table:table-cell office:value-type="float" office:value="0.548118">
                <text:p>0.548118</text:p>
              </table:table-cell>
              <table:table-cell office:value-type="float" office:value="0.5513286">
                <text:p>0.5513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15524">
                <text:p>0.7915524</text:p>
              </table:table-cell>
              <table:table-cell office:value-type="float" office:value="0.6615664">
                <text:p>0.6615664</text:p>
              </table:table-cell>
              <table:table-cell office:value-type="float" office:value="0.5222191">
                <text:p>0.5222191</text:p>
              </table:table-cell>
              <table:table-cell office:value-type="float" office:value="0.5825057">
                <text:p>0.5825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76692">
                <text:p>0.8176692</text:p>
              </table:table-cell>
              <table:table-cell office:value-type="float" office:value="0.6874508">
                <text:p>0.6874508</text:p>
              </table:table-cell>
              <table:table-cell office:value-type="float" office:value="0.4953667">
                <text:p>0.4953667</text:p>
              </table:table-cell>
              <table:table-cell office:value-type="float" office:value="0.555635">
                <text:p>0.555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25007">
                <text:p>0.8125007</text:p>
              </table:table-cell>
              <table:table-cell office:value-type="float" office:value="0.6692067">
                <text:p>0.6692067</text:p>
              </table:table-cell>
              <table:table-cell office:value-type="float" office:value="0.5099186">
                <text:p>0.5099186</text:p>
              </table:table-cell>
              <table:table-cell office:value-type="float" office:value="0.5694719">
                <text:p>0.5694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0934">
                <text:p>0.790934</text:p>
              </table:table-cell>
              <table:table-cell office:value-type="float" office:value="0.6813167">
                <text:p>0.6813167</text:p>
              </table:table-cell>
              <table:table-cell office:value-type="float" office:value="0.507303">
                <text:p>0.507303</text:p>
              </table:table-cell>
              <table:table-cell office:value-type="float" office:value="0.5652837">
                <text:p>0.5652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03024">
                <text:p>0.7903024</text:p>
              </table:table-cell>
              <table:table-cell office:value-type="float" office:value="0.6574465">
                <text:p>0.6574465</text:p>
              </table:table-cell>
              <table:table-cell office:value-type="float" office:value="0.5048119">
                <text:p>0.5048119</text:p>
              </table:table-cell>
              <table:table-cell office:value-type="float" office:value="0.5818105">
                <text:p>0.5818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23035">
                <text:p>0.8223035</text:p>
              </table:table-cell>
              <table:table-cell office:value-type="float" office:value="0.6879733">
                <text:p>0.6879733</text:p>
              </table:table-cell>
              <table:table-cell office:value-type="float" office:value="0.5180437">
                <text:p>0.5180437</text:p>
              </table:table-cell>
              <table:table-cell office:value-type="float" office:value="0.5575073">
                <text:p>0.557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64159">
                <text:p>0.8164159</text:p>
              </table:table-cell>
              <table:table-cell office:value-type="float" office:value="0.6826629">
                <text:p>0.6826629</text:p>
              </table:table-cell>
              <table:table-cell office:value-type="float" office:value="0.5199992">
                <text:p>0.5199992</text:p>
              </table:table-cell>
              <table:table-cell office:value-type="float" office:value="0.6050394">
                <text:p>0.6050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22675">
                <text:p>0.8222675</text:p>
              </table:table-cell>
              <table:table-cell office:value-type="float" office:value="0.6854428">
                <text:p>0.6854428</text:p>
              </table:table-cell>
              <table:table-cell office:value-type="float" office:value="0.5035015">
                <text:p>0.5035015</text:p>
              </table:table-cell>
              <table:table-cell office:value-type="float" office:value="0.5640303">
                <text:p>0.5640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292">
                <text:p>0.87292</text:p>
              </table:table-cell>
              <table:table-cell office:value-type="float" office:value="0.6627738">
                <text:p>0.6627738</text:p>
              </table:table-cell>
              <table:table-cell office:value-type="float" office:value="0.6271371">
                <text:p>0.6271371</text:p>
              </table:table-cell>
              <table:table-cell office:value-type="float" office:value="0.5855682">
                <text:p>0.5855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08456">
                <text:p>0.8208456</text:p>
              </table:table-cell>
              <table:table-cell office:value-type="float" office:value="0.6652873">
                <text:p>0.6652873</text:p>
              </table:table-cell>
              <table:table-cell office:value-type="float" office:value="0.4956159">
                <text:p>0.4956159</text:p>
              </table:table-cell>
              <table:table-cell office:value-type="float" office:value="0.5664222">
                <text:p>0.5664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876175">
                <text:p>0.7876175</text:p>
              </table:table-cell>
              <table:table-cell office:value-type="float" office:value="0.6947999">
                <text:p>0.6947999</text:p>
              </table:table-cell>
              <table:table-cell office:value-type="float" office:value="0.5222522">
                <text:p>0.5222522</text:p>
              </table:table-cell>
              <table:table-cell office:value-type="float" office:value="0.5631446">
                <text:p>0.5631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238026">
                <text:p>0.8238026</text:p>
              </table:table-cell>
              <table:table-cell office:value-type="float" office:value="0.6686106">
                <text:p>0.6686106</text:p>
              </table:table-cell>
              <table:table-cell office:value-type="float" office:value="0.5282414">
                <text:p>0.5282414</text:p>
              </table:table-cell>
              <table:table-cell office:value-type="float" office:value="0.5466601">
                <text:p>0.5466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77106">
                <text:p>0.8177106</text:p>
              </table:table-cell>
              <table:table-cell office:value-type="float" office:value="0.6588263">
                <text:p>0.6588263</text:p>
              </table:table-cell>
              <table:table-cell office:value-type="float" office:value="0.5296158">
                <text:p>0.5296158</text:p>
              </table:table-cell>
              <table:table-cell office:value-type="float" office:value="0.5537384">
                <text:p>0.5537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06994">
                <text:p>0.8006994</text:p>
              </table:table-cell>
              <table:table-cell office:value-type="float" office:value="0.6638059">
                <text:p>0.6638059</text:p>
              </table:table-cell>
              <table:table-cell office:value-type="float" office:value="0.5444762">
                <text:p>0.5444762</text:p>
              </table:table-cell>
              <table:table-cell office:value-type="float" office:value="0.5665356">
                <text:p>0.5665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96373">
                <text:p>0.8096373</text:p>
              </table:table-cell>
              <table:table-cell office:value-type="float" office:value="0.6895547">
                <text:p>0.6895547</text:p>
              </table:table-cell>
              <table:table-cell office:value-type="float" office:value="0.5150586">
                <text:p>0.5150586</text:p>
              </table:table-cell>
              <table:table-cell office:value-type="float" office:value="0.5525556">
                <text:p>0.552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97787">
                <text:p>0.7997787</text:p>
              </table:table-cell>
              <table:table-cell office:value-type="float" office:value="0.6794159">
                <text:p>0.6794159</text:p>
              </table:table-cell>
              <table:table-cell office:value-type="float" office:value="0.5338376">
                <text:p>0.5338376</text:p>
              </table:table-cell>
              <table:table-cell office:value-type="float" office:value="0.564509">
                <text:p>0.564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48397">
                <text:p>0.8148397</text:p>
              </table:table-cell>
              <table:table-cell office:value-type="float" office:value="0.661961">
                <text:p>0.661961</text:p>
              </table:table-cell>
              <table:table-cell office:value-type="float" office:value="0.5007758">
                <text:p>0.5007758</text:p>
              </table:table-cell>
              <table:table-cell office:value-type="float" office:value="0.5472911">
                <text:p>0.5472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094205">
                <text:p>0.8094205</text:p>
              </table:table-cell>
              <table:table-cell office:value-type="float" office:value="0.6547864">
                <text:p>0.6547864</text:p>
              </table:table-cell>
              <table:table-cell office:value-type="float" office:value="0.5227369">
                <text:p>0.5227369</text:p>
              </table:table-cell>
              <table:table-cell office:value-type="float" office:value="0.5576131">
                <text:p>0.55761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48297">
                <text:p>0.8048297</text:p>
              </table:table-cell>
              <table:table-cell office:value-type="float" office:value="0.6564975">
                <text:p>0.6564975</text:p>
              </table:table-cell>
              <table:table-cell office:value-type="float" office:value="0.5214395">
                <text:p>0.5214395</text:p>
              </table:table-cell>
              <table:table-cell office:value-type="float" office:value="0.5650689">
                <text:p>0.5650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939095">
                <text:p>0.7939095</text:p>
              </table:table-cell>
              <table:table-cell office:value-type="float" office:value="0.6842458">
                <text:p>0.6842458</text:p>
              </table:table-cell>
              <table:table-cell office:value-type="float" office:value="0.5147049">
                <text:p>0.5147049</text:p>
              </table:table-cell>
              <table:table-cell office:value-type="float" office:value="0.553457">
                <text:p>0.5534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71698">
                <text:p>0.8371698</text:p>
              </table:table-cell>
              <table:table-cell office:value-type="float" office:value="0.6656802">
                <text:p>0.6656802</text:p>
              </table:table-cell>
              <table:table-cell office:value-type="float" office:value="0.5232593">
                <text:p>0.5232593</text:p>
              </table:table-cell>
              <table:table-cell office:value-type="float" office:value="0.558621">
                <text:p>0.5586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223874">
                <text:p>0.8223874</text:p>
              </table:table-cell>
              <table:table-cell office:value-type="float" office:value="0.6680388">
                <text:p>0.6680388</text:p>
              </table:table-cell>
              <table:table-cell office:value-type="float" office:value="0.5023001">
                <text:p>0.5023001</text:p>
              </table:table-cell>
              <table:table-cell office:value-type="float" office:value="0.5724792">
                <text:p>0.5724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16711">
                <text:p>0.816711</text:p>
              </table:table-cell>
              <table:table-cell office:value-type="float" office:value="0.6601147">
                <text:p>0.6601147</text:p>
              </table:table-cell>
              <table:table-cell office:value-type="float" office:value="0.4993362">
                <text:p>0.4993362</text:p>
              </table:table-cell>
              <table:table-cell office:value-type="float" office:value="0.5503163">
                <text:p>0.5503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9456">
                <text:p>0.799456</text:p>
              </table:table-cell>
              <table:table-cell office:value-type="float" office:value="0.6763552">
                <text:p>0.6763552</text:p>
              </table:table-cell>
              <table:table-cell office:value-type="float" office:value="0.5012609">
                <text:p>0.5012609</text:p>
              </table:table-cell>
              <table:table-cell office:value-type="float" office:value="0.5610476">
                <text:p>0.5610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3458">
                <text:p>0.803458</text:p>
              </table:table-cell>
              <table:table-cell office:value-type="float" office:value="0.6462098">
                <text:p>0.6462098</text:p>
              </table:table-cell>
              <table:table-cell office:value-type="float" office:value="0.537535">
                <text:p>0.537535</text:p>
              </table:table-cell>
              <table:table-cell office:value-type="float" office:value="0.5443041">
                <text:p>0.5443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44975">
                <text:p>0.8344975</text:p>
              </table:table-cell>
              <table:table-cell office:value-type="float" office:value="0.6963038">
                <text:p>0.6963038</text:p>
              </table:table-cell>
              <table:table-cell office:value-type="float" office:value="0.5194894">
                <text:p>0.5194894</text:p>
              </table:table-cell>
              <table:table-cell office:value-type="float" office:value="0.5718064">
                <text:p>0.5718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11416">
                <text:p>0.8011416</text:p>
              </table:table-cell>
              <table:table-cell office:value-type="float" office:value="0.671549">
                <text:p>0.671549</text:p>
              </table:table-cell>
              <table:table-cell office:value-type="float" office:value="0.5240991">
                <text:p>0.5240991</text:p>
              </table:table-cell>
              <table:table-cell office:value-type="float" office:value="0.5489377">
                <text:p>0.54893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063403">
                <text:p>0.8063403</text:p>
              </table:table-cell>
              <table:table-cell office:value-type="float" office:value="0.6589757">
                <text:p>0.6589757</text:p>
              </table:table-cell>
              <table:table-cell office:value-type="float" office:value="0.5304387">
                <text:p>0.5304387</text:p>
              </table:table-cell>
              <table:table-cell office:value-type="float" office:value="0.5442161">
                <text:p>0.5442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06728">
                <text:p>0.8206728</text:p>
              </table:table-cell>
              <table:table-cell office:value-type="float" office:value="0.6884972">
                <text:p>0.6884972</text:p>
              </table:table-cell>
              <table:table-cell office:value-type="float" office:value="0.5413579">
                <text:p>0.5413579</text:p>
              </table:table-cell>
              <table:table-cell office:value-type="float" office:value="0.5458649">
                <text:p>0.5458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020866">
                <text:p>0.8020866</text:p>
              </table:table-cell>
              <table:table-cell office:value-type="float" office:value="0.6726634">
                <text:p>0.6726634</text:p>
              </table:table-cell>
              <table:table-cell office:value-type="float" office:value="0.5410299">
                <text:p>0.5410299</text:p>
              </table:table-cell>
              <table:table-cell office:value-type="float" office:value="0.5907753">
                <text:p>0.5907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082083">
                <text:p>0.8082083</text:p>
              </table:table-cell>
              <table:table-cell office:value-type="float" office:value="0.6844059">
                <text:p>0.6844059</text:p>
              </table:table-cell>
              <table:table-cell office:value-type="float" office:value="0.5489487">
                <text:p>0.5489487</text:p>
              </table:table-cell>
              <table:table-cell office:value-type="float" office:value="0.5467671">
                <text:p>0.5467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07317">
                <text:p>0.8007317</text:p>
              </table:table-cell>
              <table:table-cell office:value-type="float" office:value="0.6525794">
                <text:p>0.6525794</text:p>
              </table:table-cell>
              <table:table-cell office:value-type="float" office:value="0.5122932">
                <text:p>0.5122932</text:p>
              </table:table-cell>
              <table:table-cell office:value-type="float" office:value="0.5916998">
                <text:p>0.5916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55682">
                <text:p>0.7955682</text:p>
              </table:table-cell>
              <table:table-cell office:value-type="float" office:value="0.6734362">
                <text:p>0.6734362</text:p>
              </table:table-cell>
              <table:table-cell office:value-type="float" office:value="0.500931">
                <text:p>0.500931</text:p>
              </table:table-cell>
              <table:table-cell office:value-type="float" office:value="0.5727207">
                <text:p>0.5727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1193">
                <text:p>0.811193</text:p>
              </table:table-cell>
              <table:table-cell office:value-type="float" office:value="0.6686603">
                <text:p>0.6686603</text:p>
              </table:table-cell>
              <table:table-cell office:value-type="float" office:value="0.5052753">
                <text:p>0.5052753</text:p>
              </table:table-cell>
              <table:table-cell office:value-type="float" office:value="0.6168792">
                <text:p>0.6168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92328">
                <text:p>0.7992328</text:p>
              </table:table-cell>
              <table:table-cell office:value-type="float" office:value="0.6710805">
                <text:p>0.6710805</text:p>
              </table:table-cell>
              <table:table-cell office:value-type="float" office:value="0.4993471">
                <text:p>0.4993471</text:p>
              </table:table-cell>
              <table:table-cell office:value-type="float" office:value="0.5701067">
                <text:p>0.5701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2294">
                <text:p>0.812294</text:p>
              </table:table-cell>
              <table:table-cell office:value-type="float" office:value="0.6754438">
                <text:p>0.6754438</text:p>
              </table:table-cell>
              <table:table-cell office:value-type="float" office:value="0.502033">
                <text:p>0.502033</text:p>
              </table:table-cell>
              <table:table-cell office:value-type="float" office:value="0.5692416">
                <text:p>0.5692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050577">
                <text:p>0.8050577</text:p>
              </table:table-cell>
              <table:table-cell office:value-type="float" office:value="0.6586151">
                <text:p>0.6586151</text:p>
              </table:table-cell>
              <table:table-cell office:value-type="float" office:value="0.504052">
                <text:p>0.504052</text:p>
              </table:table-cell>
              <table:table-cell office:value-type="float" office:value="0.5594695">
                <text:p>0.5594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27461">
                <text:p>0.8327461</text:p>
              </table:table-cell>
              <table:table-cell office:value-type="float" office:value="0.658489">
                <text:p>0.658489</text:p>
              </table:table-cell>
              <table:table-cell office:value-type="float" office:value="0.5055801">
                <text:p>0.5055801</text:p>
              </table:table-cell>
              <table:table-cell office:value-type="float" office:value="0.573457">
                <text:p>0.5734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78249">
                <text:p>0.8178249</text:p>
              </table:table-cell>
              <table:table-cell office:value-type="float" office:value="0.6484391">
                <text:p>0.6484391</text:p>
              </table:table-cell>
              <table:table-cell office:value-type="float" office:value="0.5132787">
                <text:p>0.5132787</text:p>
              </table:table-cell>
              <table:table-cell office:value-type="float" office:value="0.5703864">
                <text:p>0.57038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101388">
                <text:p>0.8101388</text:p>
              </table:table-cell>
              <table:table-cell office:value-type="float" office:value="0.6708187">
                <text:p>0.6708187</text:p>
              </table:table-cell>
              <table:table-cell office:value-type="float" office:value="0.5386046">
                <text:p>0.5386046</text:p>
              </table:table-cell>
              <table:table-cell office:value-type="float" office:value="0.5515099">
                <text:p>0.55150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263355">
                <text:p>0.8263355</text:p>
              </table:table-cell>
              <table:table-cell office:value-type="float" office:value="0.6628421">
                <text:p>0.6628421</text:p>
              </table:table-cell>
              <table:table-cell office:value-type="float" office:value="0.5081416">
                <text:p>0.5081416</text:p>
              </table:table-cell>
              <table:table-cell office:value-type="float" office:value="0.5708723">
                <text:p>0.5708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04601">
                <text:p>0.8304601</text:p>
              </table:table-cell>
              <table:table-cell office:value-type="float" office:value="0.6588344">
                <text:p>0.6588344</text:p>
              </table:table-cell>
              <table:table-cell office:value-type="float" office:value="0.4925494">
                <text:p>0.4925494</text:p>
              </table:table-cell>
              <table:table-cell office:value-type="float" office:value="0.56495">
                <text:p>0.56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12387">
                <text:p>0.812387</text:p>
              </table:table-cell>
              <table:table-cell office:value-type="float" office:value="0.652993">
                <text:p>0.652993</text:p>
              </table:table-cell>
              <table:table-cell office:value-type="float" office:value="0.5028452">
                <text:p>0.5028452</text:p>
              </table:table-cell>
              <table:table-cell office:value-type="float" office:value="0.5447197">
                <text:p>0.54471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7449">
                <text:p>0.807449</text:p>
              </table:table-cell>
              <table:table-cell office:value-type="float" office:value="0.6757897">
                <text:p>0.6757897</text:p>
              </table:table-cell>
              <table:table-cell office:value-type="float" office:value="0.5006394">
                <text:p>0.5006394</text:p>
              </table:table-cell>
              <table:table-cell office:value-type="float" office:value="0.5532072">
                <text:p>0.5532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7043">
                <text:p>0.7987043</text:p>
              </table:table-cell>
              <table:table-cell office:value-type="float" office:value="0.6902187">
                <text:p>0.6902187</text:p>
              </table:table-cell>
              <table:table-cell office:value-type="float" office:value="0.5217172">
                <text:p>0.5217172</text:p>
              </table:table-cell>
              <table:table-cell office:value-type="float" office:value="0.538324">
                <text:p>0.5383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29171">
                <text:p>0.8029171</text:p>
              </table:table-cell>
              <table:table-cell office:value-type="float" office:value="0.6456554">
                <text:p>0.6456554</text:p>
              </table:table-cell>
              <table:table-cell office:value-type="float" office:value="0.4947604">
                <text:p>0.4947604</text:p>
              </table:table-cell>
              <table:table-cell office:value-type="float" office:value="0.5752717">
                <text:p>0.5752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049878">
                <text:p>0.8049878</text:p>
              </table:table-cell>
              <table:table-cell office:value-type="float" office:value="0.6686895">
                <text:p>0.6686895</text:p>
              </table:table-cell>
              <table:table-cell office:value-type="float" office:value="0.5031347">
                <text:p>0.5031347</text:p>
              </table:table-cell>
              <table:table-cell office:value-type="float" office:value="0.5467853">
                <text:p>0.5467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954032">
                <text:p>0.7954032</text:p>
              </table:table-cell>
              <table:table-cell office:value-type="float" office:value="0.6715274">
                <text:p>0.6715274</text:p>
              </table:table-cell>
              <table:table-cell office:value-type="float" office:value="0.5022288">
                <text:p>0.5022288</text:p>
              </table:table-cell>
              <table:table-cell office:value-type="float" office:value="0.5618756">
                <text:p>0.5618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048851">
                <text:p>0.8048851</text:p>
              </table:table-cell>
              <table:table-cell office:value-type="float" office:value="0.6683158">
                <text:p>0.6683158</text:p>
              </table:table-cell>
              <table:table-cell office:value-type="float" office:value="0.5096585">
                <text:p>0.5096585</text:p>
              </table:table-cell>
              <table:table-cell office:value-type="float" office:value="0.5483723">
                <text:p>0.5483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986291">
                <text:p>0.7986291</text:p>
              </table:table-cell>
              <table:table-cell office:value-type="float" office:value="0.6532343">
                <text:p>0.6532343</text:p>
              </table:table-cell>
              <table:table-cell office:value-type="float" office:value="0.5015123">
                <text:p>0.5015123</text:p>
              </table:table-cell>
              <table:table-cell office:value-type="float" office:value="0.5813834">
                <text:p>0.5813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050651">
                <text:p>0.8050651</text:p>
              </table:table-cell>
              <table:table-cell office:value-type="float" office:value="0.684282">
                <text:p>0.684282</text:p>
              </table:table-cell>
              <table:table-cell office:value-type="float" office:value="0.4953754">
                <text:p>0.4953754</text:p>
              </table:table-cell>
              <table:table-cell office:value-type="float" office:value="0.570918">
                <text:p>0.570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12172">
                <text:p>0.812172</text:p>
              </table:table-cell>
              <table:table-cell office:value-type="float" office:value="0.6650017">
                <text:p>0.6650017</text:p>
              </table:table-cell>
              <table:table-cell office:value-type="float" office:value="0.5557559">
                <text:p>0.5557559</text:p>
              </table:table-cell>
              <table:table-cell office:value-type="float" office:value="0.5636861">
                <text:p>0.5636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928262">
                <text:p>0.7928262</text:p>
              </table:table-cell>
              <table:table-cell office:value-type="float" office:value="0.6964538">
                <text:p>0.6964538</text:p>
              </table:table-cell>
              <table:table-cell office:value-type="float" office:value="0.5595869">
                <text:p>0.5595869</text:p>
              </table:table-cell>
              <table:table-cell office:value-type="float" office:value="0.5610338">
                <text:p>0.5610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35899">
                <text:p>0.8335899</text:p>
              </table:table-cell>
              <table:table-cell office:value-type="float" office:value="0.6674592">
                <text:p>0.6674592</text:p>
              </table:table-cell>
              <table:table-cell office:value-type="float" office:value="0.5106239">
                <text:p>0.5106239</text:p>
              </table:table-cell>
              <table:table-cell office:value-type="float" office:value="0.5687246">
                <text:p>0.5687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28089">
                <text:p>0.8128089</text:p>
              </table:table-cell>
              <table:table-cell office:value-type="float" office:value="0.6582009">
                <text:p>0.6582009</text:p>
              </table:table-cell>
              <table:table-cell office:value-type="float" office:value="0.5590032">
                <text:p>0.5590032</text:p>
              </table:table-cell>
              <table:table-cell office:value-type="float" office:value="0.5907488">
                <text:p>0.59074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41669">
                <text:p>0.8341669</text:p>
              </table:table-cell>
              <table:table-cell office:value-type="float" office:value="0.6744339">
                <text:p>0.6744339</text:p>
              </table:table-cell>
              <table:table-cell office:value-type="float" office:value="0.5404157">
                <text:p>0.5404157</text:p>
              </table:table-cell>
              <table:table-cell office:value-type="float" office:value="0.5611482">
                <text:p>0.5611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93659">
                <text:p>0.8093659</text:p>
              </table:table-cell>
              <table:table-cell office:value-type="float" office:value="0.6853337">
                <text:p>0.6853337</text:p>
              </table:table-cell>
              <table:table-cell office:value-type="float" office:value="0.4933278">
                <text:p>0.4933278</text:p>
              </table:table-cell>
              <table:table-cell office:value-type="float" office:value="0.5452772">
                <text:p>0.5452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42803">
                <text:p>0.8642803</text:p>
              </table:table-cell>
              <table:table-cell office:value-type="float" office:value="0.6776288">
                <text:p>0.6776288</text:p>
              </table:table-cell>
              <table:table-cell office:value-type="float" office:value="0.5180364">
                <text:p>0.5180364</text:p>
              </table:table-cell>
              <table:table-cell office:value-type="float" office:value="0.5424735">
                <text:p>0.54247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386959">
                <text:p>0.8386959</text:p>
              </table:table-cell>
              <table:table-cell office:value-type="float" office:value="0.6603862">
                <text:p>0.6603862</text:p>
              </table:table-cell>
              <table:table-cell office:value-type="float" office:value="0.5019298">
                <text:p>0.5019298</text:p>
              </table:table-cell>
              <table:table-cell office:value-type="float" office:value="0.5643391">
                <text:p>0.5643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5178">
                <text:p>0.825178</text:p>
              </table:table-cell>
              <table:table-cell office:value-type="float" office:value="0.6626917">
                <text:p>0.6626917</text:p>
              </table:table-cell>
              <table:table-cell office:value-type="float" office:value="0.5097232">
                <text:p>0.5097232</text:p>
              </table:table-cell>
              <table:table-cell office:value-type="float" office:value="0.5386229">
                <text:p>0.53862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126563">
                <text:p>0.8126563</text:p>
              </table:table-cell>
              <table:table-cell office:value-type="float" office:value="0.6606578">
                <text:p>0.6606578</text:p>
              </table:table-cell>
              <table:table-cell office:value-type="float" office:value="0.5303269">
                <text:p>0.5303269</text:p>
              </table:table-cell>
              <table:table-cell office:value-type="float" office:value="0.5805696">
                <text:p>0.5805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07473">
                <text:p>0.807473</text:p>
              </table:table-cell>
              <table:table-cell office:value-type="float" office:value="0.6619326">
                <text:p>0.6619326</text:p>
              </table:table-cell>
              <table:table-cell office:value-type="float" office:value="0.5012297">
                <text:p>0.5012297</text:p>
              </table:table-cell>
              <table:table-cell office:value-type="float" office:value="0.5388874">
                <text:p>0.53888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241549">
                <text:p>0.8241549</text:p>
              </table:table-cell>
              <table:table-cell office:value-type="float" office:value="0.661756">
                <text:p>0.661756</text:p>
              </table:table-cell>
              <table:table-cell office:value-type="float" office:value="0.5521033">
                <text:p>0.5521033</text:p>
              </table:table-cell>
              <table:table-cell office:value-type="float" office:value="0.5637152">
                <text:p>0.56371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0758">
                <text:p>0.80758</text:p>
              </table:table-cell>
              <table:table-cell office:value-type="float" office:value="0.6575926">
                <text:p>0.6575926</text:p>
              </table:table-cell>
              <table:table-cell office:value-type="float" office:value="0.501635">
                <text:p>0.501635</text:p>
              </table:table-cell>
              <table:table-cell office:value-type="float" office:value="0.5520067">
                <text:p>0.5520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220781">
                <text:p>0.8220781</text:p>
              </table:table-cell>
              <table:table-cell office:value-type="float" office:value="0.6791352">
                <text:p>0.6791352</text:p>
              </table:table-cell>
              <table:table-cell office:value-type="float" office:value="0.5094139">
                <text:p>0.5094139</text:p>
              </table:table-cell>
              <table:table-cell office:value-type="float" office:value="0.551465">
                <text:p>0.551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86786">
                <text:p>0.7986786</text:p>
              </table:table-cell>
              <table:table-cell office:value-type="float" office:value="0.6742185">
                <text:p>0.6742185</text:p>
              </table:table-cell>
              <table:table-cell office:value-type="float" office:value="0.5428976">
                <text:p>0.5428976</text:p>
              </table:table-cell>
              <table:table-cell office:value-type="float" office:value="0.5407824">
                <text:p>0.5407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959706">
                <text:p>0.7959706</text:p>
              </table:table-cell>
              <table:table-cell office:value-type="float" office:value="0.684077">
                <text:p>0.684077</text:p>
              </table:table-cell>
              <table:table-cell office:value-type="float" office:value="0.5281068">
                <text:p>0.5281068</text:p>
              </table:table-cell>
              <table:table-cell office:value-type="float" office:value="0.5708422">
                <text:p>0.57084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932247">
                <text:p>0.7932247</text:p>
              </table:table-cell>
              <table:table-cell office:value-type="float" office:value="0.6736089">
                <text:p>0.6736089</text:p>
              </table:table-cell>
              <table:table-cell office:value-type="float" office:value="0.5350434">
                <text:p>0.5350434</text:p>
              </table:table-cell>
              <table:table-cell office:value-type="float" office:value="0.5581525">
                <text:p>0.5581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71026">
                <text:p>0.7871026</text:p>
              </table:table-cell>
              <table:table-cell office:value-type="float" office:value="0.6712487">
                <text:p>0.6712487</text:p>
              </table:table-cell>
              <table:table-cell office:value-type="float" office:value="0.5401424">
                <text:p>0.5401424</text:p>
              </table:table-cell>
              <table:table-cell office:value-type="float" office:value="0.5441019">
                <text:p>0.54410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094378">
                <text:p>0.8094378</text:p>
              </table:table-cell>
              <table:table-cell office:value-type="float" office:value="0.6768611">
                <text:p>0.6768611</text:p>
              </table:table-cell>
              <table:table-cell office:value-type="float" office:value="0.5161881">
                <text:p>0.5161881</text:p>
              </table:table-cell>
              <table:table-cell office:value-type="float" office:value="0.5464425">
                <text:p>0.54644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99118">
                <text:p>0.7999118</text:p>
              </table:table-cell>
              <table:table-cell office:value-type="float" office:value="0.6780215">
                <text:p>0.6780215</text:p>
              </table:table-cell>
              <table:table-cell office:value-type="float" office:value="0.5311232">
                <text:p>0.5311232</text:p>
              </table:table-cell>
              <table:table-cell office:value-type="float" office:value="0.5488748">
                <text:p>0.54887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00184">
                <text:p>0.7900184</text:p>
              </table:table-cell>
              <table:table-cell office:value-type="float" office:value="0.7257368">
                <text:p>0.7257368</text:p>
              </table:table-cell>
              <table:table-cell office:value-type="float" office:value="0.5219747">
                <text:p>0.5219747</text:p>
              </table:table-cell>
              <table:table-cell office:value-type="float" office:value="0.5504991">
                <text:p>0.5504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002397">
                <text:p>0.8002397</text:p>
              </table:table-cell>
              <table:table-cell office:value-type="float" office:value="0.6725766">
                <text:p>0.6725766</text:p>
              </table:table-cell>
              <table:table-cell office:value-type="float" office:value="0.5370806">
                <text:p>0.5370806</text:p>
              </table:table-cell>
              <table:table-cell office:value-type="float" office:value="0.5484358">
                <text:p>0.5484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081442">
                <text:p>0.8081442</text:p>
              </table:table-cell>
              <table:table-cell office:value-type="float" office:value="0.6634167">
                <text:p>0.6634167</text:p>
              </table:table-cell>
              <table:table-cell office:value-type="float" office:value="0.5130013">
                <text:p>0.5130013</text:p>
              </table:table-cell>
              <table:table-cell office:value-type="float" office:value="0.551164">
                <text:p>0.551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99718">
                <text:p>0.8499718</text:p>
              </table:table-cell>
              <table:table-cell office:value-type="float" office:value="0.6561409">
                <text:p>0.6561409</text:p>
              </table:table-cell>
              <table:table-cell office:value-type="float" office:value="0.5307107">
                <text:p>0.5307107</text:p>
              </table:table-cell>
              <table:table-cell office:value-type="float" office:value="0.5490922">
                <text:p>0.54909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88112">
                <text:p>0.8388112</text:p>
              </table:table-cell>
              <table:table-cell office:value-type="float" office:value="0.6760824">
                <text:p>0.6760824</text:p>
              </table:table-cell>
              <table:table-cell office:value-type="float" office:value="0.5277139">
                <text:p>0.5277139</text:p>
              </table:table-cell>
              <table:table-cell office:value-type="float" office:value="0.5419141">
                <text:p>0.5419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57129">
                <text:p>0.8157129</text:p>
              </table:table-cell>
              <table:table-cell office:value-type="float" office:value="0.6777931">
                <text:p>0.6777931</text:p>
              </table:table-cell>
              <table:table-cell office:value-type="float" office:value="0.5061504">
                <text:p>0.5061504</text:p>
              </table:table-cell>
              <table:table-cell office:value-type="float" office:value="0.5689929">
                <text:p>0.5689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076697">
                <text:p>0.8076697</text:p>
              </table:table-cell>
              <table:table-cell office:value-type="float" office:value="0.6714335">
                <text:p>0.6714335</text:p>
              </table:table-cell>
              <table:table-cell office:value-type="float" office:value="0.4983989">
                <text:p>0.4983989</text:p>
              </table:table-cell>
              <table:table-cell office:value-type="float" office:value="0.554818">
                <text:p>0.554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110591">
                <text:p>0.8110591</text:p>
              </table:table-cell>
              <table:table-cell office:value-type="float" office:value="0.6946653">
                <text:p>0.6946653</text:p>
              </table:table-cell>
              <table:table-cell office:value-type="float" office:value="0.5307852">
                <text:p>0.5307852</text:p>
              </table:table-cell>
              <table:table-cell office:value-type="float" office:value="0.5432884">
                <text:p>0.5432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72074">
                <text:p>0.8072074</text:p>
              </table:table-cell>
              <table:table-cell office:value-type="float" office:value="0.6667238">
                <text:p>0.6667238</text:p>
              </table:table-cell>
              <table:table-cell office:value-type="float" office:value="0.5376455">
                <text:p>0.5376455</text:p>
              </table:table-cell>
              <table:table-cell office:value-type="float" office:value="0.5508783">
                <text:p>0.55087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21644">
                <text:p>0.8021644</text:p>
              </table:table-cell>
              <table:table-cell office:value-type="float" office:value="0.6532662">
                <text:p>0.6532662</text:p>
              </table:table-cell>
              <table:table-cell office:value-type="float" office:value="0.5114428">
                <text:p>0.5114428</text:p>
              </table:table-cell>
              <table:table-cell office:value-type="float" office:value="0.5444792">
                <text:p>0.5444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08022">
                <text:p>0.8008022</text:p>
              </table:table-cell>
              <table:table-cell office:value-type="float" office:value="0.6692791">
                <text:p>0.6692791</text:p>
              </table:table-cell>
              <table:table-cell office:value-type="float" office:value="0.507338">
                <text:p>0.507338</text:p>
              </table:table-cell>
              <table:table-cell office:value-type="float" office:value="0.5755957">
                <text:p>0.5755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62487">
                <text:p>0.8062487</text:p>
              </table:table-cell>
              <table:table-cell office:value-type="float" office:value="0.6751394">
                <text:p>0.6751394</text:p>
              </table:table-cell>
              <table:table-cell office:value-type="float" office:value="0.5562079">
                <text:p>0.5562079</text:p>
              </table:table-cell>
              <table:table-cell office:value-type="float" office:value="0.5503376">
                <text:p>0.5503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55459">
                <text:p>0.8155459</text:p>
              </table:table-cell>
              <table:table-cell office:value-type="float" office:value="0.6707006">
                <text:p>0.6707006</text:p>
              </table:table-cell>
              <table:table-cell office:value-type="float" office:value="0.5153124">
                <text:p>0.5153124</text:p>
              </table:table-cell>
              <table:table-cell office:value-type="float" office:value="0.5686028">
                <text:p>0.5686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156298">
                <text:p>0.8156298</text:p>
              </table:table-cell>
              <table:table-cell office:value-type="float" office:value="0.6920982">
                <text:p>0.6920982</text:p>
              </table:table-cell>
              <table:table-cell office:value-type="float" office:value="0.5187734">
                <text:p>0.5187734</text:p>
              </table:table-cell>
              <table:table-cell office:value-type="float" office:value="0.5462272">
                <text:p>0.5462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204022">
                <text:p>0.8204022</text:p>
              </table:table-cell>
              <table:table-cell office:value-type="float" office:value="0.6687181">
                <text:p>0.6687181</text:p>
              </table:table-cell>
              <table:table-cell office:value-type="float" office:value="0.5384289">
                <text:p>0.5384289</text:p>
              </table:table-cell>
              <table:table-cell office:value-type="float" office:value="0.5709817">
                <text:p>0.57098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36cm" svg:height="15.029cm" xlink:href=".." xlink:type="simple" chart:class="chart:line" chart:style-name="ch1">
        <chart:legend chart:legend-position="end" svg:x="21.311cm" svg:y="6.468cm" style:legend-expansion="high" chart:style-name="ch2"/>
        <chart:plot-area chart:style-name="ch3" table:cell-range-address="'Merge sort'.J3:'Merge sort'.M103" chart:data-source-has-labels="row" svg:x="0.5cm" svg:y="0.3cm" svg:width="20.311cm" svg:height="14.429cm">
          <chartooo:coordinate-region svg:x="1.412cm" svg:y="0.421cm" svg:width="19.258cm" svg:height="13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rge sort'.J4:'Merge sort'.J103" chart:label-cell-address="'Merge sort'.J3:'Merge sort'.J3" chart:class="chart:line">
            <chart:data-point chart:repeated="100"/>
          </chart:series>
          <chart:series chart:style-name="ch7" chart:values-cell-range-address="'Merge sort'.K4:'Merge sort'.K103" chart:label-cell-address="'Merge sort'.K3:'Merge sort'.K3" chart:class="chart:line">
            <chart:data-point chart:repeated="100"/>
          </chart:series>
          <chart:series chart:style-name="ch8" chart:values-cell-range-address="'Merge sort'.L4:'Merge sort'.L103" chart:label-cell-address="'Merge sort'.L3:'Merge sort'.L3" chart:class="chart:line">
            <chart:data-point chart:repeated="100"/>
          </chart:series>
          <chart:series chart:style-name="ch9" chart:values-cell-range-address="'Merge sort'.M4:'Merge sort'.M103" chart:label-cell-address="'Merge sort'.M3:'Merge sort'.M3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Merge sort'.J3:'Merge sort'.J3</svg:desc>
                </draw:g>
              </table:table-cell>
              <table:table-cell office:value-type="string">
                <text:p>Half Sorted</text:p>
                <draw:g>
                  <svg:desc>'Merge sort'.K3:'Merge sort'.K3</svg:desc>
                </draw:g>
              </table:table-cell>
              <table:table-cell office:value-type="string">
                <text:p>Sorted</text:p>
                <draw:g>
                  <svg:desc>'Merge sort'.L3:'Merge sort'.L3</svg:desc>
                </draw:g>
              </table:table-cell>
              <table:table-cell office:value-type="string">
                <text:p>Reverse Sorted</text:p>
                <draw:g>
                  <svg:desc>'Merge sort'.M3:'Merge sor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84255">
                <text:p>0.3884255</text:p>
                <draw:g>
                  <svg:desc>'Merge sort'.J4:'Merge sort'.J103</svg:desc>
                </draw:g>
              </table:table-cell>
              <table:table-cell office:value-type="float" office:value="0.3422281">
                <text:p>0.3422281</text:p>
                <draw:g>
                  <svg:desc>'Merge sort'.K4:'Merge sort'.K103</svg:desc>
                </draw:g>
              </table:table-cell>
              <table:table-cell office:value-type="float" office:value="0.2538616">
                <text:p>0.2538616</text:p>
                <draw:g>
                  <svg:desc>'Merge sort'.L4:'Merge sort'.L103</svg:desc>
                </draw:g>
              </table:table-cell>
              <table:table-cell office:value-type="float" office:value="0.2749271">
                <text:p>0.2749271</text:p>
                <draw:g>
                  <svg:desc>'Merge sort'.M4:'Merge sort'.M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159">
                <text:p>0.401159</text:p>
              </table:table-cell>
              <table:table-cell office:value-type="float" office:value="0.3448266">
                <text:p>0.3448266</text:p>
              </table:table-cell>
              <table:table-cell office:value-type="float" office:value="0.2396885">
                <text:p>0.2396885</text:p>
              </table:table-cell>
              <table:table-cell office:value-type="float" office:value="0.2886952">
                <text:p>0.2886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28129">
                <text:p>0.3828129</text:p>
              </table:table-cell>
              <table:table-cell office:value-type="float" office:value="0.3453886">
                <text:p>0.3453886</text:p>
              </table:table-cell>
              <table:table-cell office:value-type="float" office:value="0.2419105">
                <text:p>0.2419105</text:p>
              </table:table-cell>
              <table:table-cell office:value-type="float" office:value="0.2941834">
                <text:p>0.2941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80663">
                <text:p>0.3780663</text:p>
              </table:table-cell>
              <table:table-cell office:value-type="float" office:value="0.3344127">
                <text:p>0.3344127</text:p>
              </table:table-cell>
              <table:table-cell office:value-type="float" office:value="0.2823736">
                <text:p>0.2823736</text:p>
              </table:table-cell>
              <table:table-cell office:value-type="float" office:value="0.2862867">
                <text:p>0.2862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90483">
                <text:p>0.3890483</text:p>
              </table:table-cell>
              <table:table-cell office:value-type="float" office:value="0.3179739">
                <text:p>0.3179739</text:p>
              </table:table-cell>
              <table:table-cell office:value-type="float" office:value="0.2785768">
                <text:p>0.2785768</text:p>
              </table:table-cell>
              <table:table-cell office:value-type="float" office:value="0.2851621">
                <text:p>0.2851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2349">
                <text:p>0.3892349</text:p>
              </table:table-cell>
              <table:table-cell office:value-type="float" office:value="0.3456648">
                <text:p>0.3456648</text:p>
              </table:table-cell>
              <table:table-cell office:value-type="float" office:value="0.2773834">
                <text:p>0.2773834</text:p>
              </table:table-cell>
              <table:table-cell office:value-type="float" office:value="0.2877853">
                <text:p>0.2877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72691">
                <text:p>0.4172691</text:p>
              </table:table-cell>
              <table:table-cell office:value-type="float" office:value="0.3361868">
                <text:p>0.3361868</text:p>
              </table:table-cell>
              <table:table-cell office:value-type="float" office:value="0.2695846">
                <text:p>0.2695846</text:p>
              </table:table-cell>
              <table:table-cell office:value-type="float" office:value="0.2950559">
                <text:p>0.2950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1964">
                <text:p>0.4131964</text:p>
              </table:table-cell>
              <table:table-cell office:value-type="float" office:value="0.3514528">
                <text:p>0.3514528</text:p>
              </table:table-cell>
              <table:table-cell office:value-type="float" office:value="0.2708963">
                <text:p>0.2708963</text:p>
              </table:table-cell>
              <table:table-cell office:value-type="float" office:value="0.296689">
                <text:p>0.296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84388">
                <text:p>0.4084388</text:p>
              </table:table-cell>
              <table:table-cell office:value-type="float" office:value="0.3513183">
                <text:p>0.3513183</text:p>
              </table:table-cell>
              <table:table-cell office:value-type="float" office:value="0.2658366">
                <text:p>0.2658366</text:p>
              </table:table-cell>
              <table:table-cell office:value-type="float" office:value="0.2974226">
                <text:p>0.2974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17202">
                <text:p>0.4017202</text:p>
              </table:table-cell>
              <table:table-cell office:value-type="float" office:value="0.347028">
                <text:p>0.347028</text:p>
              </table:table-cell>
              <table:table-cell office:value-type="float" office:value="0.269274">
                <text:p>0.269274</text:p>
              </table:table-cell>
              <table:table-cell office:value-type="float" office:value="0.3013373">
                <text:p>0.3013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7982">
                <text:p>0.407982</text:p>
              </table:table-cell>
              <table:table-cell office:value-type="float" office:value="0.3413515">
                <text:p>0.3413515</text:p>
              </table:table-cell>
              <table:table-cell office:value-type="float" office:value="0.2662983">
                <text:p>0.2662983</text:p>
              </table:table-cell>
              <table:table-cell office:value-type="float" office:value="0.2675689">
                <text:p>0.2675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17556">
                <text:p>0.4117556</text:p>
              </table:table-cell>
              <table:table-cell office:value-type="float" office:value="0.3323636">
                <text:p>0.3323636</text:p>
              </table:table-cell>
              <table:table-cell office:value-type="float" office:value="0.259002">
                <text:p>0.259002</text:p>
              </table:table-cell>
              <table:table-cell office:value-type="float" office:value="0.2617657">
                <text:p>0.26176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54568">
                <text:p>0.4154568</text:p>
              </table:table-cell>
              <table:table-cell office:value-type="float" office:value="0.351307">
                <text:p>0.351307</text:p>
              </table:table-cell>
              <table:table-cell office:value-type="float" office:value="0.269149">
                <text:p>0.269149</text:p>
              </table:table-cell>
              <table:table-cell office:value-type="float" office:value="0.2877289">
                <text:p>0.2877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84219">
                <text:p>0.4184219</text:p>
              </table:table-cell>
              <table:table-cell office:value-type="float" office:value="0.36218">
                <text:p>0.36218</text:p>
              </table:table-cell>
              <table:table-cell office:value-type="float" office:value="0.2759454">
                <text:p>0.2759454</text:p>
              </table:table-cell>
              <table:table-cell office:value-type="float" office:value="0.2899401">
                <text:p>0.2899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09952">
                <text:p>0.4009952</text:p>
              </table:table-cell>
              <table:table-cell office:value-type="float" office:value="0.3443376">
                <text:p>0.3443376</text:p>
              </table:table-cell>
              <table:table-cell office:value-type="float" office:value="0.2754337">
                <text:p>0.2754337</text:p>
              </table:table-cell>
              <table:table-cell office:value-type="float" office:value="0.3001489">
                <text:p>0.3001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06882">
                <text:p>0.4106882</text:p>
              </table:table-cell>
              <table:table-cell office:value-type="float" office:value="0.3485197">
                <text:p>0.3485197</text:p>
              </table:table-cell>
              <table:table-cell office:value-type="float" office:value="0.278607">
                <text:p>0.278607</text:p>
              </table:table-cell>
              <table:table-cell office:value-type="float" office:value="0.2974849">
                <text:p>0.2974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259">
                <text:p>0.420259</text:p>
              </table:table-cell>
              <table:table-cell office:value-type="float" office:value="0.3479995">
                <text:p>0.3479995</text:p>
              </table:table-cell>
              <table:table-cell office:value-type="float" office:value="0.2800969">
                <text:p>0.2800969</text:p>
              </table:table-cell>
              <table:table-cell office:value-type="float" office:value="0.2720305">
                <text:p>0.2720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4851">
                <text:p>0.404851</text:p>
              </table:table-cell>
              <table:table-cell office:value-type="float" office:value="0.3392289">
                <text:p>0.3392289</text:p>
              </table:table-cell>
              <table:table-cell office:value-type="float" office:value="0.2676445">
                <text:p>0.2676445</text:p>
              </table:table-cell>
              <table:table-cell office:value-type="float" office:value="0.2695018">
                <text:p>0.2695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72547">
                <text:p>0.4172547</text:p>
              </table:table-cell>
              <table:table-cell office:value-type="float" office:value="0.3480631">
                <text:p>0.3480631</text:p>
              </table:table-cell>
              <table:table-cell office:value-type="float" office:value="0.2451265">
                <text:p>0.2451265</text:p>
              </table:table-cell>
              <table:table-cell office:value-type="float" office:value="0.2708626">
                <text:p>0.2708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86233">
                <text:p>0.4386233</text:p>
              </table:table-cell>
              <table:table-cell office:value-type="float" office:value="0.3435088">
                <text:p>0.3435088</text:p>
              </table:table-cell>
              <table:table-cell office:value-type="float" office:value="0.2657585">
                <text:p>0.2657585</text:p>
              </table:table-cell>
              <table:table-cell office:value-type="float" office:value="0.2795677">
                <text:p>0.2795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34868">
                <text:p>0.4234868</text:p>
              </table:table-cell>
              <table:table-cell office:value-type="float" office:value="0.3209162">
                <text:p>0.3209162</text:p>
              </table:table-cell>
              <table:table-cell office:value-type="float" office:value="0.273912">
                <text:p>0.273912</text:p>
              </table:table-cell>
              <table:table-cell office:value-type="float" office:value="0.2666026">
                <text:p>0.2666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28863">
                <text:p>0.3928863</text:p>
              </table:table-cell>
              <table:table-cell office:value-type="float" office:value="0.3376917">
                <text:p>0.3376917</text:p>
              </table:table-cell>
              <table:table-cell office:value-type="float" office:value="0.2728079">
                <text:p>0.2728079</text:p>
              </table:table-cell>
              <table:table-cell office:value-type="float" office:value="0.2958709">
                <text:p>0.2958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17572">
                <text:p>0.4017572</text:p>
              </table:table-cell>
              <table:table-cell office:value-type="float" office:value="0.3351887">
                <text:p>0.3351887</text:p>
              </table:table-cell>
              <table:table-cell office:value-type="float" office:value="0.2782087">
                <text:p>0.2782087</text:p>
              </table:table-cell>
              <table:table-cell office:value-type="float" office:value="0.2970412">
                <text:p>0.2970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92444">
                <text:p>0.4192444</text:p>
              </table:table-cell>
              <table:table-cell office:value-type="float" office:value="0.3316028">
                <text:p>0.3316028</text:p>
              </table:table-cell>
              <table:table-cell office:value-type="float" office:value="0.2723539">
                <text:p>0.2723539</text:p>
              </table:table-cell>
              <table:table-cell office:value-type="float" office:value="0.2945652">
                <text:p>0.2945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58709">
                <text:p>0.4158709</text:p>
              </table:table-cell>
              <table:table-cell office:value-type="float" office:value="0.3490714">
                <text:p>0.3490714</text:p>
              </table:table-cell>
              <table:table-cell office:value-type="float" office:value="0.2782857">
                <text:p>0.2782857</text:p>
              </table:table-cell>
              <table:table-cell office:value-type="float" office:value="0.2993642">
                <text:p>0.2993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92366">
                <text:p>0.4092366</text:p>
              </table:table-cell>
              <table:table-cell office:value-type="float" office:value="0.3356718">
                <text:p>0.3356718</text:p>
              </table:table-cell>
              <table:table-cell office:value-type="float" office:value="0.2763325">
                <text:p>0.2763325</text:p>
              </table:table-cell>
              <table:table-cell office:value-type="float" office:value="0.2929088">
                <text:p>0.2929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53563">
                <text:p>0.4153563</text:p>
              </table:table-cell>
              <table:table-cell office:value-type="float" office:value="0.33823">
                <text:p>0.33823</text:p>
              </table:table-cell>
              <table:table-cell office:value-type="float" office:value="0.2409945">
                <text:p>0.2409945</text:p>
              </table:table-cell>
              <table:table-cell office:value-type="float" office:value="0.2636494">
                <text:p>0.2636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91926">
                <text:p>0.4191926</text:p>
              </table:table-cell>
              <table:table-cell office:value-type="float" office:value="0.3586712">
                <text:p>0.3586712</text:p>
              </table:table-cell>
              <table:table-cell office:value-type="float" office:value="0.2618768">
                <text:p>0.2618768</text:p>
              </table:table-cell>
              <table:table-cell office:value-type="float" office:value="0.2662932">
                <text:p>0.2662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3828">
                <text:p>0.413828</text:p>
              </table:table-cell>
              <table:table-cell office:value-type="float" office:value="0.3428531">
                <text:p>0.3428531</text:p>
              </table:table-cell>
              <table:table-cell office:value-type="float" office:value="0.2702824">
                <text:p>0.2702824</text:p>
              </table:table-cell>
              <table:table-cell office:value-type="float" office:value="0.2963587">
                <text:p>0.2963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87109">
                <text:p>0.3987109</text:p>
              </table:table-cell>
              <table:table-cell office:value-type="float" office:value="0.3499497">
                <text:p>0.3499497</text:p>
              </table:table-cell>
              <table:table-cell office:value-type="float" office:value="0.2616309">
                <text:p>0.2616309</text:p>
              </table:table-cell>
              <table:table-cell office:value-type="float" office:value="0.2923891">
                <text:p>0.2923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47038">
                <text:p>0.4147038</text:p>
              </table:table-cell>
              <table:table-cell office:value-type="float" office:value="0.3581318">
                <text:p>0.3581318</text:p>
              </table:table-cell>
              <table:table-cell office:value-type="float" office:value="0.2634631">
                <text:p>0.2634631</text:p>
              </table:table-cell>
              <table:table-cell office:value-type="float" office:value="0.2895305">
                <text:p>0.2895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20539">
                <text:p>0.4020539</text:p>
              </table:table-cell>
              <table:table-cell office:value-type="float" office:value="0.3446867">
                <text:p>0.3446867</text:p>
              </table:table-cell>
              <table:table-cell office:value-type="float" office:value="0.2645927">
                <text:p>0.2645927</text:p>
              </table:table-cell>
              <table:table-cell office:value-type="float" office:value="0.2866714">
                <text:p>0.2866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79061">
                <text:p>0.4079061</text:p>
              </table:table-cell>
              <table:table-cell office:value-type="float" office:value="0.3151131">
                <text:p>0.3151131</text:p>
              </table:table-cell>
              <table:table-cell office:value-type="float" office:value="0.2637079">
                <text:p>0.2637079</text:p>
              </table:table-cell>
              <table:table-cell office:value-type="float" office:value="0.2916945">
                <text:p>0.2916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7699">
                <text:p>0.407699</text:p>
              </table:table-cell>
              <table:table-cell office:value-type="float" office:value="0.3162482">
                <text:p>0.3162482</text:p>
              </table:table-cell>
              <table:table-cell office:value-type="float" office:value="0.2683972">
                <text:p>0.2683972</text:p>
              </table:table-cell>
              <table:table-cell office:value-type="float" office:value="0.2919262">
                <text:p>0.2919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27271">
                <text:p>0.3927271</text:p>
              </table:table-cell>
              <table:table-cell office:value-type="float" office:value="0.3422981">
                <text:p>0.3422981</text:p>
              </table:table-cell>
              <table:table-cell office:value-type="float" office:value="0.2688242">
                <text:p>0.2688242</text:p>
              </table:table-cell>
              <table:table-cell office:value-type="float" office:value="0.2875992">
                <text:p>0.2875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1107">
                <text:p>0.401107</text:p>
              </table:table-cell>
              <table:table-cell office:value-type="float" office:value="0.3386098">
                <text:p>0.3386098</text:p>
              </table:table-cell>
              <table:table-cell office:value-type="float" office:value="0.2391426">
                <text:p>0.2391426</text:p>
              </table:table-cell>
              <table:table-cell office:value-type="float" office:value="0.3005497">
                <text:p>0.3005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81828">
                <text:p>0.3981828</text:p>
              </table:table-cell>
              <table:table-cell office:value-type="float" office:value="0.3366054">
                <text:p>0.3366054</text:p>
              </table:table-cell>
              <table:table-cell office:value-type="float" office:value="0.2626863">
                <text:p>0.2626863</text:p>
              </table:table-cell>
              <table:table-cell office:value-type="float" office:value="0.2993563">
                <text:p>0.2993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48972">
                <text:p>0.4148972</text:p>
              </table:table-cell>
              <table:table-cell office:value-type="float" office:value="0.3403403">
                <text:p>0.3403403</text:p>
              </table:table-cell>
              <table:table-cell office:value-type="float" office:value="0.2620629">
                <text:p>0.2620629</text:p>
              </table:table-cell>
              <table:table-cell office:value-type="float" office:value="0.2629594">
                <text:p>0.2629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09763">
                <text:p>0.4109763</text:p>
              </table:table-cell>
              <table:table-cell office:value-type="float" office:value="0.3408592">
                <text:p>0.3408592</text:p>
              </table:table-cell>
              <table:table-cell office:value-type="float" office:value="0.2644013">
                <text:p>0.2644013</text:p>
              </table:table-cell>
              <table:table-cell office:value-type="float" office:value="0.2681876">
                <text:p>0.2681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31906">
                <text:p>0.4031906</text:p>
              </table:table-cell>
              <table:table-cell office:value-type="float" office:value="0.3386078">
                <text:p>0.3386078</text:p>
              </table:table-cell>
              <table:table-cell office:value-type="float" office:value="0.2698094">
                <text:p>0.2698094</text:p>
              </table:table-cell>
              <table:table-cell office:value-type="float" office:value="0.2920015">
                <text:p>0.2920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70491">
                <text:p>0.4070491</text:p>
              </table:table-cell>
              <table:table-cell office:value-type="float" office:value="0.3390031">
                <text:p>0.3390031</text:p>
              </table:table-cell>
              <table:table-cell office:value-type="float" office:value="0.2705815">
                <text:p>0.2705815</text:p>
              </table:table-cell>
              <table:table-cell office:value-type="float" office:value="0.2975005">
                <text:p>0.2975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69858">
                <text:p>0.4069858</text:p>
              </table:table-cell>
              <table:table-cell office:value-type="float" office:value="0.3214102">
                <text:p>0.3214102</text:p>
              </table:table-cell>
              <table:table-cell office:value-type="float" office:value="0.2407055">
                <text:p>0.2407055</text:p>
              </table:table-cell>
              <table:table-cell office:value-type="float" office:value="0.2879301">
                <text:p>0.28793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95274">
                <text:p>0.3795274</text:p>
              </table:table-cell>
              <table:table-cell office:value-type="float" office:value="0.33577">
                <text:p>0.33577</text:p>
              </table:table-cell>
              <table:table-cell office:value-type="float" office:value="0.2639863">
                <text:p>0.2639863</text:p>
              </table:table-cell>
              <table:table-cell office:value-type="float" office:value="0.2886157">
                <text:p>0.28861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98805">
                <text:p>0.3998805</text:p>
              </table:table-cell>
              <table:table-cell office:value-type="float" office:value="0.3345883">
                <text:p>0.3345883</text:p>
              </table:table-cell>
              <table:table-cell office:value-type="float" office:value="0.2636533">
                <text:p>0.2636533</text:p>
              </table:table-cell>
              <table:table-cell office:value-type="float" office:value="0.2940194">
                <text:p>0.2940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77609">
                <text:p>0.3977609</text:p>
              </table:table-cell>
              <table:table-cell office:value-type="float" office:value="0.3370942">
                <text:p>0.3370942</text:p>
              </table:table-cell>
              <table:table-cell office:value-type="float" office:value="0.2629601">
                <text:p>0.2629601</text:p>
              </table:table-cell>
              <table:table-cell office:value-type="float" office:value="0.2944001">
                <text:p>0.2944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15693">
                <text:p>0.4015693</text:p>
              </table:table-cell>
              <table:table-cell office:value-type="float" office:value="0.3393526">
                <text:p>0.3393526</text:p>
              </table:table-cell>
              <table:table-cell office:value-type="float" office:value="0.2666587">
                <text:p>0.2666587</text:p>
              </table:table-cell>
              <table:table-cell office:value-type="float" office:value="0.3017767">
                <text:p>0.3017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18251">
                <text:p>0.4018251</text:p>
              </table:table-cell>
              <table:table-cell office:value-type="float" office:value="0.3428674">
                <text:p>0.3428674</text:p>
              </table:table-cell>
              <table:table-cell office:value-type="float" office:value="0.2747951">
                <text:p>0.2747951</text:p>
              </table:table-cell>
              <table:table-cell office:value-type="float" office:value="0.2915399">
                <text:p>0.2915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83374">
                <text:p>0.4083374</text:p>
              </table:table-cell>
              <table:table-cell office:value-type="float" office:value="0.3467014">
                <text:p>0.3467014</text:p>
              </table:table-cell>
              <table:table-cell office:value-type="float" office:value="0.2732044">
                <text:p>0.2732044</text:p>
              </table:table-cell>
              <table:table-cell office:value-type="float" office:value="0.2964737">
                <text:p>0.2964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66785">
                <text:p>0.4066785</text:p>
              </table:table-cell>
              <table:table-cell office:value-type="float" office:value="0.3198113">
                <text:p>0.3198113</text:p>
              </table:table-cell>
              <table:table-cell office:value-type="float" office:value="0.2831164">
                <text:p>0.2831164</text:p>
              </table:table-cell>
              <table:table-cell office:value-type="float" office:value="0.2900336">
                <text:p>0.2900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12082">
                <text:p>0.3812082</text:p>
              </table:table-cell>
              <table:table-cell office:value-type="float" office:value="0.3239694">
                <text:p>0.3239694</text:p>
              </table:table-cell>
              <table:table-cell office:value-type="float" office:value="0.2660761">
                <text:p>0.2660761</text:p>
              </table:table-cell>
              <table:table-cell office:value-type="float" office:value="0.2926943">
                <text:p>0.2926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32769">
                <text:p>0.4032769</text:p>
              </table:table-cell>
              <table:table-cell office:value-type="float" office:value="0.3463955">
                <text:p>0.3463955</text:p>
              </table:table-cell>
              <table:table-cell office:value-type="float" office:value="0.2803038">
                <text:p>0.2803038</text:p>
              </table:table-cell>
              <table:table-cell office:value-type="float" office:value="0.2882338">
                <text:p>0.28823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17458">
                <text:p>0.4017458</text:p>
              </table:table-cell>
              <table:table-cell office:value-type="float" office:value="0.3442468">
                <text:p>0.3442468</text:p>
              </table:table-cell>
              <table:table-cell office:value-type="float" office:value="0.2682788">
                <text:p>0.2682788</text:p>
              </table:table-cell>
              <table:table-cell office:value-type="float" office:value="0.2978022">
                <text:p>0.2978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12266">
                <text:p>0.4012266</text:p>
              </table:table-cell>
              <table:table-cell office:value-type="float" office:value="0.3296783">
                <text:p>0.3296783</text:p>
              </table:table-cell>
              <table:table-cell office:value-type="float" office:value="0.2671893">
                <text:p>0.2671893</text:p>
              </table:table-cell>
              <table:table-cell office:value-type="float" office:value="0.2925871">
                <text:p>0.2925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89523">
                <text:p>0.3989523</text:p>
              </table:table-cell>
              <table:table-cell office:value-type="float" office:value="0.3276511">
                <text:p>0.3276511</text:p>
              </table:table-cell>
              <table:table-cell office:value-type="float" office:value="0.2704734">
                <text:p>0.2704734</text:p>
              </table:table-cell>
              <table:table-cell office:value-type="float" office:value="0.2663646">
                <text:p>0.26636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6063">
                <text:p>0.426063</text:p>
              </table:table-cell>
              <table:table-cell office:value-type="float" office:value="0.3193594">
                <text:p>0.3193594</text:p>
              </table:table-cell>
              <table:table-cell office:value-type="float" office:value="0.2730189">
                <text:p>0.2730189</text:p>
              </table:table-cell>
              <table:table-cell office:value-type="float" office:value="0.2829758">
                <text:p>0.28297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5311">
                <text:p>0.405311</text:p>
              </table:table-cell>
              <table:table-cell office:value-type="float" office:value="0.3372657">
                <text:p>0.3372657</text:p>
              </table:table-cell>
              <table:table-cell office:value-type="float" office:value="0.2416238">
                <text:p>0.2416238</text:p>
              </table:table-cell>
              <table:table-cell office:value-type="float" office:value="0.2914107">
                <text:p>0.2914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9098">
                <text:p>0.389098</text:p>
              </table:table-cell>
              <table:table-cell office:value-type="float" office:value="0.350802">
                <text:p>0.350802</text:p>
              </table:table-cell>
              <table:table-cell office:value-type="float" office:value="0.2607569">
                <text:p>0.2607569</text:p>
              </table:table-cell>
              <table:table-cell office:value-type="float" office:value="0.2935859">
                <text:p>0.2935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33359">
                <text:p>0.4033359</text:p>
              </table:table-cell>
              <table:table-cell office:value-type="float" office:value="0.3548133">
                <text:p>0.3548133</text:p>
              </table:table-cell>
              <table:table-cell office:value-type="float" office:value="0.2643549">
                <text:p>0.2643549</text:p>
              </table:table-cell>
              <table:table-cell office:value-type="float" office:value="0.2898432">
                <text:p>0.2898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33778">
                <text:p>0.4133778</text:p>
              </table:table-cell>
              <table:table-cell office:value-type="float" office:value="0.3460363">
                <text:p>0.3460363</text:p>
              </table:table-cell>
              <table:table-cell office:value-type="float" office:value="0.2678438">
                <text:p>0.2678438</text:p>
              </table:table-cell>
              <table:table-cell office:value-type="float" office:value="0.2940142">
                <text:p>0.2940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25962">
                <text:p>0.4025962</text:p>
              </table:table-cell>
              <table:table-cell office:value-type="float" office:value="0.3478039">
                <text:p>0.3478039</text:p>
              </table:table-cell>
              <table:table-cell office:value-type="float" office:value="0.2727283">
                <text:p>0.2727283</text:p>
              </table:table-cell>
              <table:table-cell office:value-type="float" office:value="0.2889294">
                <text:p>0.2889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91656">
                <text:p>0.4191656</text:p>
              </table:table-cell>
              <table:table-cell office:value-type="float" office:value="0.3405702">
                <text:p>0.3405702</text:p>
              </table:table-cell>
              <table:table-cell office:value-type="float" office:value="0.273767">
                <text:p>0.273767</text:p>
              </table:table-cell>
              <table:table-cell office:value-type="float" office:value="0.2771015">
                <text:p>0.2771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70643">
                <text:p>0.4070643</text:p>
              </table:table-cell>
              <table:table-cell office:value-type="float" office:value="0.335851">
                <text:p>0.335851</text:p>
              </table:table-cell>
              <table:table-cell office:value-type="float" office:value="0.2697329">
                <text:p>0.2697329</text:p>
              </table:table-cell>
              <table:table-cell office:value-type="float" office:value="0.2892314">
                <text:p>0.28923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68357">
                <text:p>0.4168357</text:p>
              </table:table-cell>
              <table:table-cell office:value-type="float" office:value="0.3384319">
                <text:p>0.3384319</text:p>
              </table:table-cell>
              <table:table-cell office:value-type="float" office:value="0.2682445">
                <text:p>0.2682445</text:p>
              </table:table-cell>
              <table:table-cell office:value-type="float" office:value="0.2839402">
                <text:p>0.28394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40813">
                <text:p>0.3840813</text:p>
              </table:table-cell>
              <table:table-cell office:value-type="float" office:value="0.3404125">
                <text:p>0.3404125</text:p>
              </table:table-cell>
              <table:table-cell office:value-type="float" office:value="0.2615216">
                <text:p>0.2615216</text:p>
              </table:table-cell>
              <table:table-cell office:value-type="float" office:value="0.291625">
                <text:p>0.291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88078">
                <text:p>0.3988078</text:p>
              </table:table-cell>
              <table:table-cell office:value-type="float" office:value="0.3396631">
                <text:p>0.3396631</text:p>
              </table:table-cell>
              <table:table-cell office:value-type="float" office:value="0.2658092">
                <text:p>0.2658092</text:p>
              </table:table-cell>
              <table:table-cell office:value-type="float" office:value="0.2919717">
                <text:p>0.29197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66014">
                <text:p>0.4166014</text:p>
              </table:table-cell>
              <table:table-cell office:value-type="float" office:value="0.3550358">
                <text:p>0.3550358</text:p>
              </table:table-cell>
              <table:table-cell office:value-type="float" office:value="0.2693503">
                <text:p>0.2693503</text:p>
              </table:table-cell>
              <table:table-cell office:value-type="float" office:value="0.2923372">
                <text:p>0.2923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88983">
                <text:p>0.4088983</text:p>
              </table:table-cell>
              <table:table-cell office:value-type="float" office:value="0.355548">
                <text:p>0.355548</text:p>
              </table:table-cell>
              <table:table-cell office:value-type="float" office:value="0.2721389">
                <text:p>0.2721389</text:p>
              </table:table-cell>
              <table:table-cell office:value-type="float" office:value="0.291594">
                <text:p>0.2915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112702">
                <text:p>0.4112702</text:p>
              </table:table-cell>
              <table:table-cell office:value-type="float" office:value="0.336057">
                <text:p>0.336057</text:p>
              </table:table-cell>
              <table:table-cell office:value-type="float" office:value="0.2842588">
                <text:p>0.2842588</text:p>
              </table:table-cell>
              <table:table-cell office:value-type="float" office:value="0.2712684">
                <text:p>0.2712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14915">
                <text:p>0.4214915</text:p>
              </table:table-cell>
              <table:table-cell office:value-type="float" office:value="0.3395366">
                <text:p>0.3395366</text:p>
              </table:table-cell>
              <table:table-cell office:value-type="float" office:value="0.2500068">
                <text:p>0.2500068</text:p>
              </table:table-cell>
              <table:table-cell office:value-type="float" office:value="0.2935435">
                <text:p>0.2935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86536">
                <text:p>0.4086536</text:p>
              </table:table-cell>
              <table:table-cell office:value-type="float" office:value="0.3380942">
                <text:p>0.3380942</text:p>
              </table:table-cell>
              <table:table-cell office:value-type="float" office:value="0.2488688">
                <text:p>0.2488688</text:p>
              </table:table-cell>
              <table:table-cell office:value-type="float" office:value="0.287001">
                <text:p>0.287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918197">
                <text:p>0.3918197</text:p>
              </table:table-cell>
              <table:table-cell office:value-type="float" office:value="0.3394752">
                <text:p>0.3394752</text:p>
              </table:table-cell>
              <table:table-cell office:value-type="float" office:value="0.2417858">
                <text:p>0.2417858</text:p>
              </table:table-cell>
              <table:table-cell office:value-type="float" office:value="0.2814383">
                <text:p>0.2814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30185">
                <text:p>0.4030185</text:p>
              </table:table-cell>
              <table:table-cell office:value-type="float" office:value="0.3351606">
                <text:p>0.3351606</text:p>
              </table:table-cell>
              <table:table-cell office:value-type="float" office:value="0.2446383">
                <text:p>0.2446383</text:p>
              </table:table-cell>
              <table:table-cell office:value-type="float" office:value="0.269048">
                <text:p>0.2690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78547">
                <text:p>0.3978547</text:p>
              </table:table-cell>
              <table:table-cell office:value-type="float" office:value="0.3527174">
                <text:p>0.3527174</text:p>
              </table:table-cell>
              <table:table-cell office:value-type="float" office:value="0.259415">
                <text:p>0.259415</text:p>
              </table:table-cell>
              <table:table-cell office:value-type="float" office:value="0.2916552">
                <text:p>0.2916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37053">
                <text:p>0.4037053</text:p>
              </table:table-cell>
              <table:table-cell office:value-type="float" office:value="0.3579328">
                <text:p>0.3579328</text:p>
              </table:table-cell>
              <table:table-cell office:value-type="float" office:value="0.2474173">
                <text:p>0.2474173</text:p>
              </table:table-cell>
              <table:table-cell office:value-type="float" office:value="0.3006378">
                <text:p>0.30063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03446">
                <text:p>0.4003446</text:p>
              </table:table-cell>
              <table:table-cell office:value-type="float" office:value="0.3322334">
                <text:p>0.3322334</text:p>
              </table:table-cell>
              <table:table-cell office:value-type="float" office:value="0.2686869">
                <text:p>0.2686869</text:p>
              </table:table-cell>
              <table:table-cell office:value-type="float" office:value="0.2948989">
                <text:p>0.29489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112326">
                <text:p>0.4112326</text:p>
              </table:table-cell>
              <table:table-cell office:value-type="float" office:value="0.3173453">
                <text:p>0.3173453</text:p>
              </table:table-cell>
              <table:table-cell office:value-type="float" office:value="0.2747435">
                <text:p>0.2747435</text:p>
              </table:table-cell>
              <table:table-cell office:value-type="float" office:value="0.2695012">
                <text:p>0.26950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89517">
                <text:p>0.4089517</text:p>
              </table:table-cell>
              <table:table-cell office:value-type="float" office:value="0.3399155">
                <text:p>0.3399155</text:p>
              </table:table-cell>
              <table:table-cell office:value-type="float" office:value="0.2744734">
                <text:p>0.2744734</text:p>
              </table:table-cell>
              <table:table-cell office:value-type="float" office:value="0.2860601">
                <text:p>0.2860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44497">
                <text:p>0.3844497</text:p>
              </table:table-cell>
              <table:table-cell office:value-type="float" office:value="0.318263">
                <text:p>0.318263</text:p>
              </table:table-cell>
              <table:table-cell office:value-type="float" office:value="0.2821039">
                <text:p>0.2821039</text:p>
              </table:table-cell>
              <table:table-cell office:value-type="float" office:value="0.2904849">
                <text:p>0.29048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141">
                <text:p>0.40141</text:p>
              </table:table-cell>
              <table:table-cell office:value-type="float" office:value="0.3155539">
                <text:p>0.3155539</text:p>
              </table:table-cell>
              <table:table-cell office:value-type="float" office:value="0.2798788">
                <text:p>0.2798788</text:p>
              </table:table-cell>
              <table:table-cell office:value-type="float" office:value="0.2875462">
                <text:p>0.2875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12378">
                <text:p>0.4012378</text:p>
              </table:table-cell>
              <table:table-cell office:value-type="float" office:value="0.3206003">
                <text:p>0.3206003</text:p>
              </table:table-cell>
              <table:table-cell office:value-type="float" office:value="0.2479945">
                <text:p>0.2479945</text:p>
              </table:table-cell>
              <table:table-cell office:value-type="float" office:value="0.2873942">
                <text:p>0.28739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03483">
                <text:p>0.3903483</text:p>
              </table:table-cell>
              <table:table-cell office:value-type="float" office:value="0.3369373">
                <text:p>0.3369373</text:p>
              </table:table-cell>
              <table:table-cell office:value-type="float" office:value="0.2362661">
                <text:p>0.2362661</text:p>
              </table:table-cell>
              <table:table-cell office:value-type="float" office:value="0.2898414">
                <text:p>0.28984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17562">
                <text:p>0.4217562</text:p>
              </table:table-cell>
              <table:table-cell office:value-type="float" office:value="0.332465">
                <text:p>0.332465</text:p>
              </table:table-cell>
              <table:table-cell office:value-type="float" office:value="0.2657549">
                <text:p>0.2657549</text:p>
              </table:table-cell>
              <table:table-cell office:value-type="float" office:value="0.2929858">
                <text:p>0.29298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7835">
                <text:p>0.427835</text:p>
              </table:table-cell>
              <table:table-cell office:value-type="float" office:value="0.3389092">
                <text:p>0.3389092</text:p>
              </table:table-cell>
              <table:table-cell office:value-type="float" office:value="0.265345">
                <text:p>0.265345</text:p>
              </table:table-cell>
              <table:table-cell office:value-type="float" office:value="0.2933454">
                <text:p>0.2933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3923">
                <text:p>0.4153923</text:p>
              </table:table-cell>
              <table:table-cell office:value-type="float" office:value="0.3330961">
                <text:p>0.3330961</text:p>
              </table:table-cell>
              <table:table-cell office:value-type="float" office:value="0.272186">
                <text:p>0.272186</text:p>
              </table:table-cell>
              <table:table-cell office:value-type="float" office:value="0.2684376">
                <text:p>0.26843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09071">
                <text:p>0.3909071</text:p>
              </table:table-cell>
              <table:table-cell office:value-type="float" office:value="0.3431329">
                <text:p>0.3431329</text:p>
              </table:table-cell>
              <table:table-cell office:value-type="float" office:value="0.2696327">
                <text:p>0.2696327</text:p>
              </table:table-cell>
              <table:table-cell office:value-type="float" office:value="0.2823182">
                <text:p>0.28231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89108">
                <text:p>0.4089108</text:p>
              </table:table-cell>
              <table:table-cell office:value-type="float" office:value="0.3448374">
                <text:p>0.3448374</text:p>
              </table:table-cell>
              <table:table-cell office:value-type="float" office:value="0.2448525">
                <text:p>0.2448525</text:p>
              </table:table-cell>
              <table:table-cell office:value-type="float" office:value="0.288235">
                <text:p>0.2882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039272">
                <text:p>0.4039272</text:p>
              </table:table-cell>
              <table:table-cell office:value-type="float" office:value="0.3446223">
                <text:p>0.3446223</text:p>
              </table:table-cell>
              <table:table-cell office:value-type="float" office:value="0.2466856">
                <text:p>0.2466856</text:p>
              </table:table-cell>
              <table:table-cell office:value-type="float" office:value="0.28837">
                <text:p>0.288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15631">
                <text:p>0.4115631</text:p>
              </table:table-cell>
              <table:table-cell office:value-type="float" office:value="0.3152117">
                <text:p>0.3152117</text:p>
              </table:table-cell>
              <table:table-cell office:value-type="float" office:value="0.2525955">
                <text:p>0.2525955</text:p>
              </table:table-cell>
              <table:table-cell office:value-type="float" office:value="0.2885913">
                <text:p>0.28859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13929">
                <text:p>0.4213929</text:p>
              </table:table-cell>
              <table:table-cell office:value-type="float" office:value="0.3159898">
                <text:p>0.3159898</text:p>
              </table:table-cell>
              <table:table-cell office:value-type="float" office:value="0.2641533">
                <text:p>0.2641533</text:p>
              </table:table-cell>
              <table:table-cell office:value-type="float" office:value="0.2958476">
                <text:p>0.2958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86516">
                <text:p>0.4186516</text:p>
              </table:table-cell>
              <table:table-cell office:value-type="float" office:value="0.3175475">
                <text:p>0.3175475</text:p>
              </table:table-cell>
              <table:table-cell office:value-type="float" office:value="0.2509418">
                <text:p>0.2509418</text:p>
              </table:table-cell>
              <table:table-cell office:value-type="float" office:value="0.2928951">
                <text:p>0.2928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8767">
                <text:p>0.428767</text:p>
              </table:table-cell>
              <table:table-cell office:value-type="float" office:value="0.3300123">
                <text:p>0.3300123</text:p>
              </table:table-cell>
              <table:table-cell office:value-type="float" office:value="0.248248">
                <text:p>0.248248</text:p>
              </table:table-cell>
              <table:table-cell office:value-type="float" office:value="0.2654668">
                <text:p>0.2654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23421">
                <text:p>0.3923421</text:p>
              </table:table-cell>
              <table:table-cell office:value-type="float" office:value="0.3150569">
                <text:p>0.3150569</text:p>
              </table:table-cell>
              <table:table-cell office:value-type="float" office:value="0.2460223">
                <text:p>0.2460223</text:p>
              </table:table-cell>
              <table:table-cell office:value-type="float" office:value="0.2598965">
                <text:p>0.2598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049211">
                <text:p>0.4049211</text:p>
              </table:table-cell>
              <table:table-cell office:value-type="float" office:value="0.339454">
                <text:p>0.339454</text:p>
              </table:table-cell>
              <table:table-cell office:value-type="float" office:value="0.2695758">
                <text:p>0.2695758</text:p>
              </table:table-cell>
              <table:table-cell office:value-type="float" office:value="0.2657254">
                <text:p>0.2657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89629">
                <text:p>0.4089629</text:p>
              </table:table-cell>
              <table:table-cell office:value-type="float" office:value="0.3361661">
                <text:p>0.3361661</text:p>
              </table:table-cell>
              <table:table-cell office:value-type="float" office:value="0.2682163">
                <text:p>0.2682163</text:p>
              </table:table-cell>
              <table:table-cell office:value-type="float" office:value="0.2840806">
                <text:p>0.2840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97127">
                <text:p>0.4097127</text:p>
              </table:table-cell>
              <table:table-cell office:value-type="float" office:value="0.3437311">
                <text:p>0.3437311</text:p>
              </table:table-cell>
              <table:table-cell office:value-type="float" office:value="0.2490541">
                <text:p>0.2490541</text:p>
              </table:table-cell>
              <table:table-cell office:value-type="float" office:value="0.2638744">
                <text:p>0.26387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86159">
                <text:p>0.4086159</text:p>
              </table:table-cell>
              <table:table-cell office:value-type="float" office:value="0.3359921">
                <text:p>0.3359921</text:p>
              </table:table-cell>
              <table:table-cell office:value-type="float" office:value="0.242362">
                <text:p>0.242362</text:p>
              </table:table-cell>
              <table:table-cell office:value-type="float" office:value="0.2644201">
                <text:p>0.26442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31707">
                <text:p>0.4231707</text:p>
              </table:table-cell>
              <table:table-cell office:value-type="float" office:value="0.3296973">
                <text:p>0.3296973</text:p>
              </table:table-cell>
              <table:table-cell office:value-type="float" office:value="0.2695353">
                <text:p>0.2695353</text:p>
              </table:table-cell>
              <table:table-cell office:value-type="float" office:value="0.2592149">
                <text:p>0.2592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15803">
                <text:p>0.4215803</text:p>
              </table:table-cell>
              <table:table-cell office:value-type="float" office:value="0.334562">
                <text:p>0.334562</text:p>
              </table:table-cell>
              <table:table-cell office:value-type="float" office:value="0.2670935">
                <text:p>0.2670935</text:p>
              </table:table-cell>
              <table:table-cell office:value-type="float" office:value="0.272934">
                <text:p>0.272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37018">
                <text:p>0.4337018</text:p>
              </table:table-cell>
              <table:table-cell office:value-type="float" office:value="0.3138343">
                <text:p>0.3138343</text:p>
              </table:table-cell>
              <table:table-cell office:value-type="float" office:value="0.28627">
                <text:p>0.28627</text:p>
              </table:table-cell>
              <table:table-cell office:value-type="float" office:value="0.2896009">
                <text:p>0.28960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01744">
                <text:p>0.4101744</text:p>
              </table:table-cell>
              <table:table-cell office:value-type="float" office:value="0.3194928">
                <text:p>0.3194928</text:p>
              </table:table-cell>
              <table:table-cell office:value-type="float" office:value="0.2717126">
                <text:p>0.2717126</text:p>
              </table:table-cell>
              <table:table-cell office:value-type="float" office:value="0.2619599">
                <text:p>0.26195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